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1.423cm"/>
    </style:style>
    <style:style style:name="co21" style:family="table-column">
      <style:table-column-properties fo:break-before="auto" style:column-width="4.937cm"/>
    </style:style>
    <style:style style:name="co22" style:family="table-column">
      <style:table-column-properties fo:break-before="auto" style:column-width="3.602cm"/>
    </style:style>
    <style:style style:name="co23" style:family="table-column">
      <style:table-column-properties fo:break-before="auto" style:column-width="8.722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2.35cm"/>
    </style:style>
    <style:style style:name="co26" style:family="table-column">
      <style:table-column-properties fo:break-before="auto" style:column-width="4.175cm"/>
    </style:style>
    <style:style style:name="co27" style:family="table-column">
      <style:table-column-properties fo:break-before="auto" style:column-width="3.711cm"/>
    </style:style>
    <style:style style:name="co28" style:family="table-column">
      <style:table-column-properties fo:break-before="auto" style:column-width="6.2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Mono"/>
    </style:style>
    <style:style style:name="ce1" style:family="table-cell" style:parent-style-name="Default">
      <style:map style:condition="is-true-formula([.$B2]=&quot;5_Solved&quot;)" style:apply-style-name="Good" style:base-cell-address="Data.A2"/>
    </style:style>
    <style:style style:name="ce2" style:family="table-cell" style:parent-style-name="Default" style:data-style-name="N99"/>
    <style:style style:name="ce3" style:family="table-cell" style:parent-style-name="Default" style:data-style-name="N2"/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ce8"/>
        <table:table-row table:style-name="ro1">
          <table:table-cell table:style-name="Default" office:value-type="string" calcext:value-type="string">
            <text:p>All timings are in seconds.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7" office:value-type="string" calcext:value-type="string">
            <text:p>Colulmn descriptions:</text:p>
          </table:table-cell>
        </table:table-row>
        <table:table-row table:style-name="ro1">
          <table:table-cell office:value-type="string" calcext:value-type="string">
            <text:p>nClauses <text:s text:c="5"/>-&gt; number of clauses in input cnf</text:p>
          </table:table-cell>
        </table:table-row>
        <table:table-row table:style-name="ro1">
          <table:table-cell office:value-type="string" calcext:value-type="string">
            <text:p>nVars <text:s text:c="8"/>-&gt; number of variables in input cnf</text:p>
          </table:table-cell>
        </table:table-row>
        <table:table-row table:style-name="ro1">
          <table:table-cell office:value-type="string" calcext:value-type="string">
            <text:p>parseTim <text:s text:c="5"/>-&gt; time taken to parse cnf</text:p>
          </table:table-cell>
        </table:table-row>
        <table:table-row table:style-name="ro1">
          <table:table-cell office:value-type="string" calcext:value-type="string">
            <text:p>bddCreat <text:s text:c="5"/>-&gt; time taken to create bdds of clauses</text:p>
          </table:table-cell>
        </table:table-row>
        <table:table-row table:style-name="ro1">
          <table:table-cell office:value-type="string" calcext:value-type="string">
            <text:p>mergeTim <text:s text:c="5"/>-&gt; time taken to merge factor and variable BDDs based on Largest Support Set input parameter</text:p>
          </table:table-cell>
        </table:table-row>
        <table:table-row table:style-name="ro1">
          <table:table-cell office:value-type="string" calcext:value-type="string">
            <text:p>mergedFn <text:s text:c="5"/>-&gt; number of factors after merging</text:p>
          </table:table-cell>
        </table:table-row>
        <table:table-row table:style-name="ro1">
          <table:table-cell office:value-type="string" calcext:value-type="string">
            <text:p>mergedVr <text:s text:c="5"/>-&gt; number of variables after merging</text:p>
          </table:table-cell>
        </table:table-row>
        <table:table-row table:style-name="ro1">
          <table:table-cell office:value-type="string" calcext:value-type="string">
            <text:p>FG Creat <text:s text:c="5"/>-&gt; time taken to create Factor Graph from merged factors and variables</text:p>
          </table:table-cell>
        </table:table-row>
        <table:table-row table:style-name="ro1">
          <table:table-cell office:value-type="string" calcext:value-type="string">
            <text:p>FG Iters <text:s text:c="5"/>-&gt; number of iterations to reach factor graph convergence</text:p>
          </table:table-cell>
        </table:table-row>
        <table:table-row table:style-name="ro1">
          <table:table-cell office:value-type="string" calcext:value-type="string">
            <text:p>FG Conv <text:s text:c="6"/>-&gt; time taken to converge Factor Graph</text:p>
          </table:table-cell>
        </table:table-row>
        <table:table-row table:style-name="ro1">
          <table:table-cell office:value-type="string" calcext:value-type="string">
            <text:p>CNF Creat <text:s text:c="4"/>-&gt; time taken to convert Factor Graph solution to CNF</text:p>
          </table:table-cell>
        </table:table-row>
        <table:table-row table:style-name="ro1">
          <table:table-cell office:value-type="string" calcext:value-type="string">
            <text:p>nSoln <text:s text:c="8"/>-&gt; number of MUSes found by MUST that added a clause to final solution</text:p>
          </table:table-cell>
        </table:table-row>
        <table:table-row table:style-name="ro1">
          <table:table-cell office:value-type="string" calcext:value-type="string">
            <text:p>nDisabledSets -&gt; number of disabled sets in MUST problem space due to MUSes that satisfied Factor Graph</text:p>
          </table:table-cell>
        </table:table-row>
        <table:table-row table:style-name="ro1">
          <table:table-cell office:value-type="string" calcext:value-type="string">
            <text:p>numMus <text:s text:c="7"/>-&gt; total number of MUSes found</text:p>
          </table:table-cell>
        </table:table-row>
        <table:table-row table:style-name="ro1">
          <table:table-cell office:value-type="string" calcext:value-type="string">
            <text:p>exploreTime <text:s text:c="2"/>-&gt; time spent by mustool finding MUSes</text:p>
          </table:table-cell>
        </table:table-row>
        <table:table-row table:style-name="ro1">
          <table:table-cell office:value-type="string" calcext:value-type="string">
            <text:p>mucProcTime <text:s text:c="2"/>-&gt; time spent processing MUSes</text:p>
          </table:table-cell>
        </table:table-row>
        <table:table-row table:style-name="ro1">
          <table:table-cell office:value-type="string" calcext:value-type="string">
            <text:p>done <text:s text:c="9"/>-&gt; whether processing finished (Y) or timed out (&lt;blank&gt;)</text:p>
          </table:table-cell>
        </table:table-row>
        <table:table-row table:style-name="ro1">
          <table:table-cell office:value-type="string" calcext:value-type="string">
            <text:p>case name <text:s text:c="4"/>-&gt; test case name</text:p>
          </table:table-cell>
        </table:table-row>
        <table:table-row table:style-name="ro1">
          <table:table-cell office:value-type="string" calcext:value-type="string">
            <text:p>Status <text:s text:c="7"/>-&gt; solution status of test case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7" office:value-type="string" calcext:value-type="string">
            <text:p>Sheet Descriptions</text:p>
          </table:table-cell>
        </table:table-row>
        <table:table-row table:style-name="ro1">
          <table:table-cell office:value-type="string" calcext:value-type="string">
            <text:p>Data <text:s text:c="11"/>-&gt; Raw data, Fully solved cases marked as green, Partially solved marked as yellow</text:p>
          </table:table-cell>
        </table:table-row>
        <table:table-row table:style-name="ro1">
          <table:table-cell office:value-type="string" calcext:value-type="string">
            <text:p>Solution_Status -&gt; Pie chart of percentage of test cases with solution statuses</text:p>
          </table:table-cell>
        </table:table-row>
        <table:table-row table:style-name="ro1">
          <table:table-cell office:value-type="string" calcext:value-type="string">
            <text:p>MusTool <text:s text:c="8"/>-&gt; Scatter plots exploring timings of MUSTool exploration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ase name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nClauses</text:p>
          </table:table-cell>
          <table:table-cell table:style-name="Default" office:value-type="string" calcext:value-type="string">
            <text:p>nVars</text:p>
          </table:table-cell>
          <table:table-cell table:style-name="Default" office:value-type="string" calcext:value-type="string">
            <text:p>parseTim</text:p>
          </table:table-cell>
          <table:table-cell table:style-name="Default" office:value-type="string" calcext:value-type="string">
            <text:p>bddCreat</text:p>
          </table:table-cell>
          <table:table-cell table:style-name="Default" office:value-type="string" calcext:value-type="string">
            <text:p>mergeTim</text:p>
          </table:table-cell>
          <table:table-cell table:style-name="Default" office:value-type="string" calcext:value-type="string">
            <text:p>mergedFn</text:p>
          </table:table-cell>
          <table:table-cell table:style-name="Default" office:value-type="string" calcext:value-type="string">
            <text:p>mergedVr</text:p>
          </table:table-cell>
          <table:table-cell table:style-name="Default" office:value-type="string" calcext:value-type="string">
            <text:p>FG Creat</text:p>
          </table:table-cell>
          <table:table-cell table:style-name="Default" office:value-type="string" calcext:value-type="string">
            <text:p>FG Iters</text:p>
          </table:table-cell>
          <table:table-cell table:style-name="Default" office:value-type="string" calcext:value-type="string">
            <text:p>FG Conv</text:p>
          </table:table-cell>
          <table:table-cell table:style-name="Default" office:value-type="string" calcext:value-type="string">
            <text:p>CNF Creat</text:p>
          </table:table-cell>
          <table:table-cell table:style-name="Default" office:value-type="string" calcext:value-type="string">
            <text:p>nSoln</text:p>
          </table:table-cell>
          <table:table-cell table:style-name="Default" office:value-type="string" calcext:value-type="string">
            <text:p>nDisabledSets</text:p>
          </table:table-cell>
          <table:table-cell table:style-name="Default" office:value-type="string" calcext:value-type="string">
            <text:p>numMus</text:p>
          </table:table-cell>
          <table:table-cell table:style-name="Default" office:value-type="string" calcext:value-type="string">
            <text:p>exploreTime</text:p>
          </table:table-cell>
          <table:table-cell table:style-name="Default" office:value-type="string" calcext:value-type="string">
            <text:p>mucProc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bug1-fixpoint-3.qdimacs</text:p>
          </table:table-cell>
          <table:table-cell table:formula="of:=IF([.C2]=&quot;Y&quot;;&quot;5_Solved&quot;;IF(ISBLANK([.I2]);&quot;1_BddMergeFailed&quot;;IF(ISBLANK([.L2]);&quot;2_FactorGraphFailed&quot;;IF(ISBLANK([.O2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bug1-fixpoint-4.qdimacs</text:p>
          </table:table-cell>
          <table:table-cell table:formula="of:=IF([.C3]=&quot;Y&quot;;&quot;5_Solved&quot;;IF(ISBLANK([.I3]);&quot;1_BddMergeFailed&quot;;IF(ISBLANK([.L3]);&quot;2_FactorGraphFailed&quot;;IF(ISBLANK([.O3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bug1-fixpoint-5.qdimacs</text:p>
          </table:table-cell>
          <table:table-cell table:formula="of:=IF([.C4]=&quot;Y&quot;;&quot;5_Solved&quot;;IF(ISBLANK([.I4]);&quot;1_BddMergeFailed&quot;;IF(ISBLANK([.L4]);&quot;2_FactorGraphFailed&quot;;IF(ISBLANK([.O4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dyn-partition-fixpoint-1.qdimacs</text:p>
          </table:table-cell>
          <table:table-cell table:formula="of:=IF([.C5]=&quot;Y&quot;;&quot;5_Solved&quot;;IF(ISBLANK([.I5]);&quot;1_BddMergeFailed&quot;;IF(ISBLANK([.L5]);&quot;2_FactorGraphFailed&quot;;IF(ISBLANK([.O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916" calcext:value-type="float">
            <text:p>14.91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actorization8.qdimacs</text:p>
          </table:table-cell>
          <table:table-cell table:formula="of:=IF([.C6]=&quot;Y&quot;;&quot;5_Solved&quot;;IF(ISBLANK([.I6]);&quot;1_BddMergeFailed&quot;;IF(ISBLANK([.L6]);&quot;2_FactorGraphFailed&quot;;IF(ISBLANK([.O6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298" calcext:value-type="float">
            <text:p>2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316" calcext:value-type="float">
            <text:p>18316</text:p>
          </table:table-cell>
          <table:table-cell office:value-type="float" office:value="178" calcext:value-type="float">
            <text:p>178</text:p>
          </table:table-cell>
          <table:table-cell office:value-type="float" office:value="6.514" calcext:value-type="float">
            <text:p>6.514</text:p>
          </table:table-cell>
          <table:table-cell office:value-type="float" office:value="0.16" calcext:value-type="float">
            <text:p>0.1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bug1-fixpoint-6.qdimacs</text:p>
          </table:table-cell>
          <table:table-cell table:formula="of:=IF([.C7]=&quot;Y&quot;;&quot;5_Solved&quot;;IF(ISBLANK([.I7]);&quot;1_BddMergeFailed&quot;;IF(ISBLANK([.L7]);&quot;2_FactorGraphFailed&quot;;IF(ISBLANK([.O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bug1-fixpoint-8.qdimacs</text:p>
          </table:table-cell>
          <table:table-cell table:formula="of:=IF([.C8]=&quot;Y&quot;;&quot;5_Solved&quot;;IF(ISBLANK([.I8]);&quot;1_BddMergeFailed&quot;;IF(ISBLANK([.L8]);&quot;2_FactorGraphFailed&quot;;IF(ISBLANK([.O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actorization10.qdimacs</text:p>
          </table:table-cell>
          <table:table-cell table:formula="of:=IF([.C9]=&quot;Y&quot;;&quot;5_Solved&quot;;IF(ISBLANK([.I9]);&quot;1_BddMergeFailed&quot;;IF(ISBLANK([.L9]);&quot;2_FactorGraphFailed&quot;;IF(ISBLANK([.O9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485" calcext:value-type="float">
            <text:p>48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523824" calcext:value-type="float">
            <text:p>523824</text:p>
          </table:table-cell>
          <table:table-cell office:value-type="float" office:value="817" calcext:value-type="float">
            <text:p>817</text:p>
          </table:table-cell>
          <table:table-cell office:value-type="float" office:value="151.218" calcext:value-type="float">
            <text:p>151.218</text:p>
          </table:table-cell>
          <table:table-cell office:value-type="float" office:value="2.303" calcext:value-type="float">
            <text:p>2.30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bug1-fixpoint-9.qdimacs</text:p>
          </table:table-cell>
          <table:table-cell table:formula="of:=IF([.C10]=&quot;Y&quot;;&quot;5_Solved&quot;;IF(ISBLANK([.I10]);&quot;1_BddMergeFailed&quot;;IF(ISBLANK([.L10]);&quot;2_FactorGraphFailed&quot;;IF(ISBLANK([.O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mall-bug1-fixpoint-10.qdimacs</text:p>
          </table:table-cell>
          <table:table-cell table:formula="of:=IF([.C11]=&quot;Y&quot;;&quot;5_Solved&quot;;IF(ISBLANK([.I11]);&quot;1_BddMergeFailed&quot;;IF(ISBLANK([.L11]);&quot;2_FactorGraphFailed&quot;;IF(ISBLANK([.O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_2-3_v-80-100_r-11.9.qdimacs</text:p>
          </table:table-cell>
          <table:table-cell table:formula="of:=IF([.C12]=&quot;Y&quot;;&quot;5_Solved&quot;;IF(ISBLANK([.I12]);&quot;1_BddMergeFailed&quot;;IF(ISBLANK([.L12]);&quot;2_FactorGraphFailed&quot;;IF(ISBLANK([.O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56" calcext:value-type="float">
            <text:p>1.56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_2-3_v-80-100_r-11.6.qdimacs</text:p>
          </table:table-cell>
          <table:table-cell table:formula="of:=IF([.C13]=&quot;Y&quot;;&quot;5_Solved&quot;;IF(ISBLANK([.I13]);&quot;1_BddMergeFailed&quot;;IF(ISBLANK([.L13]);&quot;2_FactorGraphFailed&quot;;IF(ISBLANK([.O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61" calcext:value-type="float">
            <text:p>1.61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_2-3_v-80-100_r-11.1.qdimacs</text:p>
          </table:table-cell>
          <table:table-cell table:formula="of:=IF([.C14]=&quot;Y&quot;;&quot;5_Solved&quot;;IF(ISBLANK([.I14]);&quot;1_BddMergeFailed&quot;;IF(ISBLANK([.L14]);&quot;2_FactorGraphFailed&quot;;IF(ISBLANK([.O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55" calcext:value-type="float">
            <text:p>1.55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3.qdimacs</text:p>
          </table:table-cell>
          <table:table-cell table:formula="of:=IF([.C15]=&quot;Y&quot;;&quot;5_Solved&quot;;IF(ISBLANK([.I15]);&quot;1_BddMergeFailed&quot;;IF(ISBLANK([.L15]);&quot;2_FactorGraphFailed&quot;;IF(ISBLANK([.O1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49" calcext:value-type="float">
            <text:p>1.49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8.qdimacs</text:p>
          </table:table-cell>
          <table:table-cell table:formula="of:=IF([.C16]=&quot;Y&quot;;&quot;5_Solved&quot;;IF(ISBLANK([.I16]);&quot;1_BddMergeFailed&quot;;IF(ISBLANK([.L16]);&quot;2_FactorGraphFailed&quot;;IF(ISBLANK([.O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62" calcext:value-type="float">
            <text:p>1.6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0.qdimacs</text:p>
          </table:table-cell>
          <table:table-cell table:formula="of:=IF([.C17]=&quot;Y&quot;;&quot;5_Solved&quot;;IF(ISBLANK([.I17]);&quot;1_BddMergeFailed&quot;;IF(ISBLANK([.L17]);&quot;2_FactorGraphFailed&quot;;IF(ISBLANK([.O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4.qdimacs</text:p>
          </table:table-cell>
          <table:table-cell table:formula="of:=IF([.C18]=&quot;Y&quot;;&quot;5_Solved&quot;;IF(ISBLANK([.I18]);&quot;1_BddMergeFailed&quot;;IF(ISBLANK([.L18]);&quot;2_FactorGraphFailed&quot;;IF(ISBLANK([.O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31" calcext:value-type="float">
            <text:p>1.31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7.qdimacs</text:p>
          </table:table-cell>
          <table:table-cell table:formula="of:=IF([.C19]=&quot;Y&quot;;&quot;5_Solved&quot;;IF(ISBLANK([.I19]);&quot;1_BddMergeFailed&quot;;IF(ISBLANK([.L19]);&quot;2_FactorGraphFailed&quot;;IF(ISBLANK([.O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54" calcext:value-type="float">
            <text:p>1.54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2.qdimacs</text:p>
          </table:table-cell>
          <table:table-cell table:formula="of:=IF([.C20]=&quot;Y&quot;;&quot;5_Solved&quot;;IF(ISBLANK([.I20]);&quot;1_BddMergeFailed&quot;;IF(ISBLANK([.L20]);&quot;2_FactorGraphFailed&quot;;IF(ISBLANK([.O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39" calcext:value-type="float">
            <text:p>1.39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1.5.qdimacs</text:p>
          </table:table-cell>
          <table:table-cell table:formula="of:=IF([.C21]=&quot;Y&quot;;&quot;5_Solved&quot;;IF(ISBLANK([.I21]);&quot;1_BddMergeFailed&quot;;IF(ISBLANK([.L21]);&quot;2_FactorGraphFailed&quot;;IF(ISBLANK([.O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.53" calcext:value-type="float">
            <text:p>1.53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2.qdimacs</text:p>
          </table:table-cell>
          <table:table-cell table:formula="of:=IF([.C22]=&quot;Y&quot;;&quot;5_Solved&quot;;IF(ISBLANK([.I22]);&quot;1_BddMergeFailed&quot;;IF(ISBLANK([.L22]);&quot;2_FactorGraphFailed&quot;;IF(ISBLANK([.O22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07" calcext:value-type="float">
            <text:p>2.07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0.231" calcext:value-type="float">
            <text:p>470.231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8.qdimacs</text:p>
          </table:table-cell>
          <table:table-cell table:formula="of:=IF([.C23]=&quot;Y&quot;;&quot;5_Solved&quot;;IF(ISBLANK([.I23]);&quot;1_BddMergeFailed&quot;;IF(ISBLANK([.L23]);&quot;2_FactorGraphFailed&quot;;IF(ISBLANK([.O2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18" calcext:value-type="float">
            <text:p>2.18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7.983" calcext:value-type="float">
            <text:p>417.983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9.qdimacs</text:p>
          </table:table-cell>
          <table:table-cell table:formula="of:=IF([.C24]=&quot;Y&quot;;&quot;5_Solved&quot;;IF(ISBLANK([.I24]);&quot;1_BddMergeFailed&quot;;IF(ISBLANK([.L24]);&quot;2_FactorGraphFailed&quot;;IF(ISBLANK([.O2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25" calcext:value-type="float">
            <text:p>2.25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8.521" calcext:value-type="float">
            <text:p>388.521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6.qdimacs</text:p>
          </table:table-cell>
          <table:table-cell table:formula="of:=IF([.C25]=&quot;Y&quot;;&quot;5_Solved&quot;;IF(ISBLANK([.I25]);&quot;1_BddMergeFailed&quot;;IF(ISBLANK([.L25]);&quot;2_FactorGraphFailed&quot;;IF(ISBLANK([.O2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3" calcext:value-type="float">
            <text:p>2.3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.083" calcext:value-type="float">
            <text:p>161.083</text:p>
          </table:table-cell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3.qdimacs</text:p>
          </table:table-cell>
          <table:table-cell table:formula="of:=IF([.C26]=&quot;Y&quot;;&quot;5_Solved&quot;;IF(ISBLANK([.I26]);&quot;1_BddMergeFailed&quot;;IF(ISBLANK([.L26]);&quot;2_FactorGraphFailed&quot;;IF(ISBLANK([.O26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08" calcext:value-type="float">
            <text:p>2.08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163" calcext:value-type="float">
            <text:p>82.163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7.qdimacs</text:p>
          </table:table-cell>
          <table:table-cell table:formula="of:=IF([.C27]=&quot;Y&quot;;&quot;5_Solved&quot;;IF(ISBLANK([.I27]);&quot;1_BddMergeFailed&quot;;IF(ISBLANK([.L27]);&quot;2_FactorGraphFailed&quot;;IF(ISBLANK([.O2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3" calcext:value-type="float">
            <text:p>2.3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419" calcext:value-type="float">
            <text:p>37.419</text:p>
          </table:table-cell>
          <table:table-cell office:value-type="float" office:value="0.156" calcext:value-type="float">
            <text:p>0.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1.qdimacs</text:p>
          </table:table-cell>
          <table:table-cell table:formula="of:=IF([.C28]=&quot;Y&quot;;&quot;5_Solved&quot;;IF(ISBLANK([.I28]);&quot;1_BddMergeFailed&quot;;IF(ISBLANK([.L28]);&quot;2_FactorGraphFailed&quot;;IF(ISBLANK([.O28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07" calcext:value-type="float">
            <text:p>2.07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898" calcext:value-type="float">
            <text:p>26.898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0.qdimacs</text:p>
          </table:table-cell>
          <table:table-cell table:formula="of:=IF([.C29]=&quot;Y&quot;;&quot;5_Solved&quot;;IF(ISBLANK([.I29]);&quot;1_BddMergeFailed&quot;;IF(ISBLANK([.L29]);&quot;2_FactorGraphFailed&quot;;IF(ISBLANK([.O29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753" calcext:value-type="float">
            <text:p>7.753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5.qdimacs</text:p>
          </table:table-cell>
          <table:table-cell table:formula="of:=IF([.C30]=&quot;Y&quot;;&quot;5_Solved&quot;;IF(ISBLANK([.I30]);&quot;1_BddMergeFailed&quot;;IF(ISBLANK([.L30]);&quot;2_FactorGraphFailed&quot;;IF(ISBLANK([.O30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2" calcext:value-type="float">
            <text:p>2.2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22" calcext:value-type="float">
            <text:p>6.22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2-3_v-80-100_r-13.4.qdimacs</text:p>
          </table:table-cell>
          <table:table-cell table:formula="of:=IF([.C31]=&quot;Y&quot;;&quot;5_Solved&quot;;IF(ISBLANK([.I31]);&quot;1_BddMergeFailed&quot;;IF(ISBLANK([.L31]);&quot;2_FactorGraphFailed&quot;;IF(ISBLANK([.O31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.14" calcext:value-type="float">
            <text:p>2.14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58" calcext:value-type="float">
            <text:p>3.658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2.qdimacs</text:p>
          </table:table-cell>
          <table:table-cell table:formula="of:=IF([.C32]=&quot;Y&quot;;&quot;5_Solved&quot;;IF(ISBLANK([.I32]);&quot;1_BddMergeFailed&quot;;IF(ISBLANK([.L32]);&quot;2_FactorGraphFailed&quot;;IF(ISBLANK([.O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32.qdimacs</text:p>
          </table:table-cell>
          <table:table-cell table:formula="of:=IF([.C33]=&quot;Y&quot;;&quot;5_Solved&quot;;IF(ISBLANK([.I33]);&quot;1_BddMergeFailed&quot;;IF(ISBLANK([.L33]);&quot;2_FactorGraphFailed&quot;;IF(ISBLANK([.O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32.qdimacs</text:p>
          </table:table-cell>
          <table:table-cell table:formula="of:=IF([.C34]=&quot;Y&quot;;&quot;5_Solved&quot;;IF(ISBLANK([.I34]);&quot;1_BddMergeFailed&quot;;IF(ISBLANK([.L34]);&quot;2_FactorGraphFailed&quot;;IF(ISBLANK([.O3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143039235" calcext:value-type="float">
            <text:p>143039235</text:p>
          </table:table-cell>
          <table:table-cell office:value-type="float" office:value="696" calcext:value-type="float">
            <text:p>696</text:p>
          </table:table-cell>
          <table:table-cell office:value-type="float" office:value="967.2" calcext:value-type="float">
            <text:p>967.2</text:p>
          </table:table-cell>
          <table:table-cell office:value-type="float" office:value="289.43" calcext:value-type="float">
            <text:p>28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ization12.qdimacs</text:p>
          </table:table-cell>
          <table:table-cell table:formula="of:=IF([.C35]=&quot;Y&quot;;&quot;5_Solved&quot;;IF(ISBLANK([.I35]);&quot;1_BddMergeFailed&quot;;IF(ISBLANK([.L35]);&quot;2_FactorGraphFailed&quot;;IF(ISBLANK([.O35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714" calcext:value-type="float">
            <text:p>714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084" calcext:value-type="float">
            <text:p>1084</text:p>
          </table:table-cell>
          <table:table-cell office:value-type="float" office:value="19307384" calcext:value-type="float">
            <text:p>19307384</text:p>
          </table:table-cell>
          <table:table-cell office:value-type="float" office:value="4281" calcext:value-type="float">
            <text:p>4281</text:p>
          </table:table-cell>
          <table:table-cell office:value-type="float" office:value="3991.155" calcext:value-type="float">
            <text:p>3991.155</text:p>
          </table:table-cell>
          <table:table-cell office:value-type="float" office:value="45.347" calcext:value-type="float">
            <text:p>45.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32.qdimacs</text:p>
          </table:table-cell>
          <table:table-cell table:formula="of:=IF([.C36]=&quot;Y&quot;;&quot;5_Solved&quot;;IF(ISBLANK([.I36]);&quot;1_BddMergeFailed&quot;;IF(ISBLANK([.L36]);&quot;2_FactorGraphFailed&quot;;IF(ISBLANK([.O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32.qdimacs</text:p>
          </table:table-cell>
          <table:table-cell table:formula="of:=IF([.C37]=&quot;Y&quot;;&quot;5_Solved&quot;;IF(ISBLANK([.I37]);&quot;1_BddMergeFailed&quot;;IF(ISBLANK([.L37]);&quot;2_FactorGraphFailed&quot;;IF(ISBLANK([.O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oopp1_all_bit_differing_from_cycle.qdimacs</text:p>
          </table:table-cell>
          <table:table-cell table:formula="of:=IF([.C38]=&quot;Y&quot;;&quot;5_Solved&quot;;IF(ISBLANK([.I38]);&quot;1_BddMergeFailed&quot;;IF(ISBLANK([.L38]);&quot;2_FactorGraphFailed&quot;;IF(ISBLANK([.O3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32.qdimacs</text:p>
          </table:table-cell>
          <table:table-cell table:formula="of:=IF([.C39]=&quot;Y&quot;;&quot;5_Solved&quot;;IF(ISBLANK([.I39]);&quot;1_BddMergeFailed&quot;;IF(ISBLANK([.L39]);&quot;2_FactorGraphFailed&quot;;IF(ISBLANK([.O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query_query50_1344n.qdimacs</text:p>
          </table:table-cell>
          <table:table-cell table:formula="of:=IF([.C40]=&quot;Y&quot;;&quot;5_Solved&quot;;IF(ISBLANK([.I40]);&quot;1_BddMergeFailed&quot;;IF(ISBLANK([.L40]);&quot;2_FactorGraphFailed&quot;;IF(ISBLANK([.O40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825" calcext:value-type="float">
            <text:p>82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query_query50_1344n.qdimacs</text:p>
          </table:table-cell>
          <table:table-cell table:formula="of:=IF([.C41]=&quot;Y&quot;;&quot;5_Solved&quot;;IF(ISBLANK([.I41]);&quot;1_BddMergeFailed&quot;;IF(ISBLANK([.L41]);&quot;2_FactorGraphFailed&quot;;IF(ISBLANK([.O41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825" calcext:value-type="float">
            <text:p>82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ization14.qdimacs</text:p>
          </table:table-cell>
          <table:table-cell table:formula="of:=IF([.C42]=&quot;Y&quot;;&quot;5_Solved&quot;;IF(ISBLANK([.I42]);&quot;1_BddMergeFailed&quot;;IF(ISBLANK([.L42]);&quot;2_FactorGraphFailed&quot;;IF(ISBLANK([.O42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135" calcext:value-type="float">
            <text:p>1135</text:p>
          </table:table-cell>
          <table:table-cell office:value-type="float" office:value="41593424" calcext:value-type="float">
            <text:p>41593424</text:p>
          </table:table-cell>
          <table:table-cell office:value-type="float" office:value="2611" calcext:value-type="float">
            <text:p>2611</text:p>
          </table:table-cell>
          <table:table-cell office:value-type="float" office:value="7106.784" calcext:value-type="float">
            <text:p>7106.784</text:p>
          </table:table-cell>
          <table:table-cell office:value-type="float" office:value="89.306" calcext:value-type="float">
            <text:p>89.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32.qdimacs</text:p>
          </table:table-cell>
          <table:table-cell table:formula="of:=IF([.C43]=&quot;Y&quot;;&quot;5_Solved&quot;;IF(ISBLANK([.I43]);&quot;1_BddMergeFailed&quot;;IF(ISBLANK([.L43]);&quot;2_FactorGraphFailed&quot;;IF(ISBLANK([.O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qu_query42_1344n.qdimacs</text:p>
          </table:table-cell>
          <table:table-cell table:formula="of:=IF([.C44]=&quot;Y&quot;;&quot;5_Solved&quot;;IF(ISBLANK([.I44]);&quot;1_BddMergeFailed&quot;;IF(ISBLANK([.L44]);&quot;2_FactorGraphFailed&quot;;IF(ISBLANK([.O4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149325696" calcext:value-type="float">
            <text:p>149325696</text:p>
          </table:table-cell>
          <table:table-cell office:value-type="float" office:value="522" calcext:value-type="float">
            <text:p>522</text:p>
          </table:table-cell>
          <table:table-cell office:value-type="float" office:value="198.065" calcext:value-type="float">
            <text:p>198.065</text:p>
          </table:table-cell>
          <table:table-cell office:value-type="float" office:value="1783.117" calcext:value-type="float">
            <text:p>1783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3.qdimacs</text:p>
          </table:table-cell>
          <table:table-cell table:formula="of:=IF([.C45]=&quot;Y&quot;;&quot;5_Solved&quot;;IF(ISBLANK([.I45]);&quot;1_BddMergeFailed&quot;;IF(ISBLANK([.L45]);&quot;2_FactorGraphFailed&quot;;IF(ISBLANK([.O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02_all_bit_differing_from_cycle.qdimacs</text:p>
          </table:table-cell>
          <table:table-cell table:formula="of:=IF([.C46]=&quot;Y&quot;;&quot;5_Solved&quot;;IF(ISBLANK([.I46]);&quot;1_BddMergeFailed&quot;;IF(ISBLANK([.L46]);&quot;2_FactorGraphFailed&quot;;IF(ISBLANK([.O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que_query42_1344n.qdimacs</text:p>
          </table:table-cell>
          <table:table-cell table:formula="of:=IF([.C47]=&quot;Y&quot;;&quot;5_Solved&quot;;IF(ISBLANK([.I47]);&quot;1_BddMergeFailed&quot;;IF(ISBLANK([.L47]);&quot;2_FactorGraphFailed&quot;;IF(ISBLANK([.O4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32.qdimacs</text:p>
          </table:table-cell>
          <table:table-cell table:formula="of:=IF([.C48]=&quot;Y&quot;;&quot;5_Solved&quot;;IF(ISBLANK([.I48]);&quot;1_BddMergeFailed&quot;;IF(ISBLANK([.L48]);&quot;2_FactorGraphFailed&quot;;IF(ISBLANK([.O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01_all_bit_differing_from_cycle.qdimacs</text:p>
          </table:table-cell>
          <table:table-cell table:formula="of:=IF([.C49]=&quot;Y&quot;;&quot;5_Solved&quot;;IF(ISBLANK([.I49]);&quot;1_BddMergeFailed&quot;;IF(ISBLANK([.L49]);&quot;2_FactorGraphFailed&quot;;IF(ISBLANK([.O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ization16.qdimacs</text:p>
          </table:table-cell>
          <table:table-cell table:formula="of:=IF([.C50]=&quot;Y&quot;;&quot;5_Solved&quot;;IF(ISBLANK([.I50]);&quot;1_BddMergeFailed&quot;;IF(ISBLANK([.L50]);&quot;2_FactorGraphFailed&quot;;IF(ISBLANK([.O50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468" calcext:value-type="float">
            <text:p>468</text:p>
          </table:table-cell>
          <table:table-cell office:value-type="float" office:value="56603920" calcext:value-type="float">
            <text:p>56603920</text:p>
          </table:table-cell>
          <table:table-cell office:value-type="float" office:value="998" calcext:value-type="float">
            <text:p>998</text:p>
          </table:table-cell>
          <table:table-cell office:value-type="float" office:value="7083.03" calcext:value-type="float">
            <text:p>7083.03</text:p>
          </table:table-cell>
          <table:table-cell office:value-type="float" office:value="106.72" calcext:value-type="float">
            <text:p>106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04_all_bit_differing_from_cycle.qdimacs</text:p>
          </table:table-cell>
          <table:table-cell table:formula="of:=IF([.C51]=&quot;Y&quot;;&quot;5_Solved&quot;;IF(ISBLANK([.I51]);&quot;1_BddMergeFailed&quot;;IF(ISBLANK([.L51]);&quot;2_FactorGraphFailed&quot;;IF(ISBLANK([.O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04.qdimacs</text:p>
          </table:table-cell>
          <table:table-cell table:formula="of:=IF([.C52]=&quot;Y&quot;;&quot;5_Solved&quot;;IF(ISBLANK([.I52]);&quot;1_BddMergeFailed&quot;;IF(ISBLANK([.L52]);&quot;2_FactorGraphFailed&quot;;IF(ISBLANK([.O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04.qdimacs</text:p>
          </table:table-cell>
          <table:table-cell table:formula="of:=IF([.C53]=&quot;Y&quot;;&quot;5_Solved&quot;;IF(ISBLANK([.I53]);&quot;1_BddMergeFailed&quot;;IF(ISBLANK([.L53]);&quot;2_FactorGraphFailed&quot;;IF(ISBLANK([.O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64.qdimacs</text:p>
          </table:table-cell>
          <table:table-cell table:formula="of:=IF([.C54]=&quot;Y&quot;;&quot;5_Solved&quot;;IF(ISBLANK([.I54]);&quot;1_BddMergeFailed&quot;;IF(ISBLANK([.L54]);&quot;2_FactorGraphFailed&quot;;IF(ISBLANK([.O5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445615" calcext:value-type="float">
            <text:p>445615</text:p>
          </table:table-cell>
          <table:table-cell office:value-type="float" office:value="2244" calcext:value-type="float">
            <text:p>2244</text:p>
          </table:table-cell>
          <table:table-cell office:value-type="float" office:value="207.257" calcext:value-type="float">
            <text:p>207.257</text:p>
          </table:table-cell>
          <table:table-cell office:value-type="float" office:value="25.534" calcext:value-type="float">
            <text:p>25.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64.qdimacs</text:p>
          </table:table-cell>
          <table:table-cell table:formula="of:=IF([.C55]=&quot;Y&quot;;&quot;5_Solved&quot;;IF(ISBLANK([.I55]);&quot;1_BddMergeFailed&quot;;IF(ISBLANK([.L55]);&quot;2_FactorGraphFailed&quot;;IF(ISBLANK([.O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12.qdimacs</text:p>
          </table:table-cell>
          <table:table-cell table:formula="of:=IF([.C56]=&quot;Y&quot;;&quot;5_Solved&quot;;IF(ISBLANK([.I56]);&quot;1_BddMergeFailed&quot;;IF(ISBLANK([.L56]);&quot;2_FactorGraphFailed&quot;;IF(ISBLANK([.O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flashp12_all_bit_differing_from_cycle.qdimacs</text:p>
          </table:table-cell>
          <table:table-cell table:formula="of:=IF([.C57]=&quot;Y&quot;;&quot;5_Solved&quot;;IF(ISBLANK([.I57]);&quot;1_BddMergeFailed&quot;;IF(ISBLANK([.L57]);&quot;2_FactorGraphFailed&quot;;IF(ISBLANK([.O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4.qdimacs</text:p>
          </table:table-cell>
          <table:table-cell table:formula="of:=IF([.C58]=&quot;Y&quot;;&quot;5_Solved&quot;;IF(ISBLANK([.I58]);&quot;1_BddMergeFailed&quot;;IF(ISBLANK([.L58]);&quot;2_FactorGraphFailed&quot;;IF(ISBLANK([.O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57" calcext:value-type="float">
            <text:p>0.5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4_query25_1344n.qdimacs</text:p>
          </table:table-cell>
          <table:table-cell table:formula="of:=IF([.C59]=&quot;Y&quot;;&quot;5_Solved&quot;;IF(ISBLANK([.I59]);&quot;1_BddMergeFailed&quot;;IF(ISBLANK([.L59]);&quot;2_FactorGraphFailed&quot;;IF(ISBLANK([.O59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259" calcext:value-type="float">
            <text:p>125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4" calcext:value-type="float">
            <text:p>0.84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4_query25_1344n.qdimacs</text:p>
          </table:table-cell>
          <table:table-cell table:formula="of:=IF([.C60]=&quot;Y&quot;;&quot;5_Solved&quot;;IF(ISBLANK([.I60]);&quot;1_BddMergeFailed&quot;;IF(ISBLANK([.L60]);&quot;2_FactorGraphFailed&quot;;IF(ISBLANK([.O60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259" calcext:value-type="float">
            <text:p>125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2" calcext:value-type="float">
            <text:p>0.82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6_818_819.qdimacs</text:p>
          </table:table-cell>
          <table:table-cell table:formula="of:=IF([.C61]=&quot;Y&quot;;&quot;5_Solved&quot;;IF(ISBLANK([.I61]);&quot;1_BddMergeFailed&quot;;IF(ISBLANK([.L61]);&quot;2_FactorGraphFailed&quot;;IF(ISBLANK([.O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zation32.qdimacs</text:p>
          </table:table-cell>
          <table:table-cell table:formula="of:=IF([.C62]=&quot;Y&quot;;&quot;5_Solved&quot;;IF(ISBLANK([.I62]);&quot;1_BddMergeFailed&quot;;IF(ISBLANK([.L62]);&quot;2_FactorGraphFailed&quot;;IF(ISBLANK([.O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02" calcext:value-type="float">
            <text:p>1402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5.qdimacs</text:p>
          </table:table-cell>
          <table:table-cell table:formula="of:=IF([.C63]=&quot;Y&quot;;&quot;5_Solved&quot;;IF(ISBLANK([.I63]);&quot;1_BddMergeFailed&quot;;IF(ISBLANK([.L63]);&quot;2_FactorGraphFailed&quot;;IF(ISBLANK([.O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8" calcext:value-type="float">
            <text:p>0.9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64.qdimacs</text:p>
          </table:table-cell>
          <table:table-cell table:formula="of:=IF([.C64]=&quot;Y&quot;;&quot;5_Solved&quot;;IF(ISBLANK([.I64]);&quot;1_BddMergeFailed&quot;;IF(ISBLANK([.L64]);&quot;2_FactorGraphFailed&quot;;IF(ISBLANK([.O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64.qdimacs</text:p>
          </table:table-cell>
          <table:table-cell table:formula="of:=IF([.C65]=&quot;Y&quot;;&quot;5_Solved&quot;;IF(ISBLANK([.I65]);&quot;1_BddMergeFailed&quot;;IF(ISBLANK([.L65]);&quot;2_FactorGraphFailed&quot;;IF(ISBLANK([.O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64.qdimacs</text:p>
          </table:table-cell>
          <table:table-cell table:formula="of:=IF([.C66]=&quot;Y&quot;;&quot;5_Solved&quot;;IF(ISBLANK([.I66]);&quot;1_BddMergeFailed&quot;;IF(ISBLANK([.L66]);&quot;2_FactorGraphFailed&quot;;IF(ISBLANK([.O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5_query31_1344n.qdimacs</text:p>
          </table:table-cell>
          <table:table-cell table:formula="of:=IF([.C67]=&quot;Y&quot;;&quot;5_Solved&quot;;IF(ISBLANK([.I67]);&quot;1_BddMergeFailed&quot;;IF(ISBLANK([.L67]);&quot;2_FactorGraphFailed&quot;;IF(ISBLANK([.O67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727" calcext:value-type="float">
            <text:p>1727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57" calcext:value-type="float">
            <text:p>1.57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5_query31_1344n.qdimacs</text:p>
          </table:table-cell>
          <table:table-cell table:formula="of:=IF([.C68]=&quot;Y&quot;;&quot;5_Solved&quot;;IF(ISBLANK([.I68]);&quot;1_BddMergeFailed&quot;;IF(ISBLANK([.L68]);&quot;2_FactorGraphFailed&quot;;IF(ISBLANK([.O68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727" calcext:value-type="float">
            <text:p>1727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54" calcext:value-type="float">
            <text:p>1.54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20y.sat.qdimacs</text:p>
          </table:table-cell>
          <table:table-cell table:formula="of:=IF([.C69]=&quot;Y&quot;;&quot;5_Solved&quot;;IF(ISBLANK([.I69]);&quot;1_BddMergeFailed&quot;;IF(ISBLANK([.L69]);&quot;2_FactorGraphFailed&quot;;IF(ISBLANK([.O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20y.sat.qdimacs</text:p>
          </table:table-cell>
          <table:table-cell table:formula="of:=IF([.C70]=&quot;Y&quot;;&quot;5_Solved&quot;;IF(ISBLANK([.I70]);&quot;1_BddMergeFailed&quot;;IF(ISBLANK([.L70]);&quot;2_FactorGraphFailed&quot;;IF(ISBLANK([.O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16" calcext:value-type="float">
            <text:p>1.1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query_query42_1344n.qdimacs</text:p>
          </table:table-cell>
          <table:table-cell table:formula="of:=IF([.C71]=&quot;Y&quot;;&quot;5_Solved&quot;;IF(ISBLANK([.I71]);&quot;1_BddMergeFailed&quot;;IF(ISBLANK([.L71]);&quot;2_FactorGraphFailed&quot;;IF(ISBLANK([.O71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67" calcext:value-type="float">
            <text:p>1.67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95" calcext:value-type="float">
            <text:p>5.595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query_query42_1344n.qdimacs</text:p>
          </table:table-cell>
          <table:table-cell table:formula="of:=IF([.C72]=&quot;Y&quot;;&quot;5_Solved&quot;;IF(ISBLANK([.I72]);&quot;1_BddMergeFailed&quot;;IF(ISBLANK([.L72]);&quot;2_FactorGraphFailed&quot;;IF(ISBLANK([.O72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61" calcext:value-type="float">
            <text:p>1.61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46" calcext:value-type="float">
            <text:p>5.346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query_query42_1344n.qdimacs</text:p>
          </table:table-cell>
          <table:table-cell table:formula="of:=IF([.C73]=&quot;Y&quot;;&quot;5_Solved&quot;;IF(ISBLANK([.I73]);&quot;1_BddMergeFailed&quot;;IF(ISBLANK([.L73]);&quot;2_FactorGraphFailed&quot;;IF(ISBLANK([.O7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74" calcext:value-type="float">
            <text:p>1.74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75" calcext:value-type="float">
            <text:p>4.475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query_query42_1344n.qdimacs</text:p>
          </table:table-cell>
          <table:table-cell table:formula="of:=IF([.C74]=&quot;Y&quot;;&quot;5_Solved&quot;;IF(ISBLANK([.I74]);&quot;1_BddMergeFailed&quot;;IF(ISBLANK([.L74]);&quot;2_FactorGraphFailed&quot;;IF(ISBLANK([.O7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51" calcext:value-type="float">
            <text:p>1.5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35" calcext:value-type="float">
            <text:p>4.135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uery_query42_1344n.qdimacs</text:p>
          </table:table-cell>
          <table:table-cell table:formula="of:=IF([.C75]=&quot;Y&quot;;&quot;5_Solved&quot;;IF(ISBLANK([.I75]);&quot;1_BddMergeFailed&quot;;IF(ISBLANK([.L75]);&quot;2_FactorGraphFailed&quot;;IF(ISBLANK([.O7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76" calcext:value-type="float">
            <text:p>1.76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76" calcext:value-type="float">
            <text:p>2.17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uery_query42_1344n.qdimacs</text:p>
          </table:table-cell>
          <table:table-cell table:formula="of:=IF([.C76]=&quot;Y&quot;;&quot;5_Solved&quot;;IF(ISBLANK([.I76]);&quot;1_BddMergeFailed&quot;;IF(ISBLANK([.L76]);&quot;2_FactorGraphFailed&quot;;IF(ISBLANK([.O76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62" calcext:value-type="float">
            <text:p>1.62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6" calcext:value-type="float">
            <text:p>1.98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ynabs-fixpoint-3.qdimacs</text:p>
          </table:table-cell>
          <table:table-cell table:formula="of:=IF([.C77]=&quot;Y&quot;;&quot;5_Solved&quot;;IF(ISBLANK([.I77]);&quot;1_BddMergeFailed&quot;;IF(ISBLANK([.L77]);&quot;2_FactorGraphFailed&quot;;IF(ISBLANK([.O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64.qdimacs</text:p>
          </table:table-cell>
          <table:table-cell table:formula="of:=IF([.C78]=&quot;Y&quot;;&quot;5_Solved&quot;;IF(ISBLANK([.I78]);&quot;1_BddMergeFailed&quot;;IF(ISBLANK([.L78]);&quot;2_FactorGraphFailed&quot;;IF(ISBLANK([.O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44" calcext:value-type="float">
            <text:p>1844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19" calcext:value-type="float">
            <text:p>1.19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8_unsigned_64.qdimacs</text:p>
          </table:table-cell>
          <table:table-cell table:formula="of:=IF([.C79]=&quot;Y&quot;;&quot;5_Solved&quot;;IF(ISBLANK([.I79]);&quot;1_BddMergeFailed&quot;;IF(ISBLANK([.L79]);&quot;2_FactorGraphFailed&quot;;IF(ISBLANK([.O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18" calcext:value-type="float">
            <text:p>1.1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8_signed_64.qdimacs</text:p>
          </table:table-cell>
          <table:table-cell table:formula="of:=IF([.C80]=&quot;Y&quot;;&quot;5_Solved&quot;;IF(ISBLANK([.I80]);&quot;1_BddMergeFailed&quot;;IF(ISBLANK([.L80]);&quot;2_FactorGraphFailed&quot;;IF(ISBLANK([.O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14" calcext:value-type="float">
            <text:p>1.1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64.qdimacs</text:p>
          </table:table-cell>
          <table:table-cell table:formula="of:=IF([.C81]=&quot;Y&quot;;&quot;5_Solved&quot;;IF(ISBLANK([.I81]);&quot;1_BddMergeFailed&quot;;IF(ISBLANK([.L81]);&quot;2_FactorGraphFailed&quot;;IF(ISBLANK([.O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26" calcext:value-type="float">
            <text:p>1.26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4_query01_1344n.qdimacs</text:p>
          </table:table-cell>
          <table:table-cell table:formula="of:=IF([.C82]=&quot;Y&quot;;&quot;5_Solved&quot;;IF(ISBLANK([.I82]);&quot;1_BddMergeFailed&quot;;IF(ISBLANK([.L82]);&quot;2_FactorGraphFailed&quot;;IF(ISBLANK([.O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34" calcext:value-type="float">
            <text:p>1.34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4_query01_1344n.qdimacs</text:p>
          </table:table-cell>
          <table:table-cell table:formula="of:=IF([.C83]=&quot;Y&quot;;&quot;5_Solved&quot;;IF(ISBLANK([.I83]);&quot;1_BddMergeFailed&quot;;IF(ISBLANK([.L83]);&quot;2_FactorGraphFailed&quot;;IF(ISBLANK([.O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34" calcext:value-type="float">
            <text:p>1.34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9_445_446.qdimacs</text:p>
          </table:table-cell>
          <table:table-cell table:formula="of:=IF([.C84]=&quot;Y&quot;;&quot;5_Solved&quot;;IF(ISBLANK([.I84]);&quot;1_BddMergeFailed&quot;;IF(ISBLANK([.L84]);&quot;2_FactorGraphFailed&quot;;IF(ISBLANK([.O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53" calcext:value-type="float">
            <text:p>1.53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6.qdimacs</text:p>
          </table:table-cell>
          <table:table-cell table:formula="of:=IF([.C85]=&quot;Y&quot;;&quot;5_Solved&quot;;IF(ISBLANK([.I85]);&quot;1_BddMergeFailed&quot;;IF(ISBLANK([.L85]);&quot;2_FactorGraphFailed&quot;;IF(ISBLANK([.O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45" calcext:value-type="float">
            <text:p>1.45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gigamax_all_bit_differing_from_cycle.qdimacs</text:p>
          </table:table-cell>
          <table:table-cell table:formula="of:=IF([.C86]=&quot;Y&quot;;&quot;5_Solved&quot;;IF(ISBLANK([.I86]);&quot;1_BddMergeFailed&quot;;IF(ISBLANK([.L86]);&quot;2_FactorGraphFailed&quot;;IF(ISBLANK([.O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24" calcext:value-type="float">
            <text:p>1.24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_731_730.qdimacs</text:p>
          </table:table-cell>
          <table:table-cell table:formula="of:=IF([.C87]=&quot;Y&quot;;&quot;5_Solved&quot;;IF(ISBLANK([.I87]);&quot;1_BddMergeFailed&quot;;IF(ISBLANK([.L87]);&quot;2_FactorGraphFailed&quot;;IF(ISBLANK([.O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.76" calcext:value-type="float">
            <text:p>1.7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_731_730.qdimacs</text:p>
          </table:table-cell>
          <table:table-cell table:formula="of:=IF([.C88]=&quot;Y&quot;;&quot;5_Solved&quot;;IF(ISBLANK([.I88]);&quot;1_BddMergeFailed&quot;;IF(ISBLANK([.L88]);&quot;2_FactorGraphFailed&quot;;IF(ISBLANK([.O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.75" calcext:value-type="float">
            <text:p>1.75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24_966_965.qdimacs</text:p>
          </table:table-cell>
          <table:table-cell table:formula="of:=IF([.C89]=&quot;Y&quot;;&quot;5_Solved&quot;;IF(ISBLANK([.I89]);&quot;1_BddMergeFailed&quot;;IF(ISBLANK([.L89]);&quot;2_FactorGraphFailed&quot;;IF(ISBLANK([.O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.83" calcext:value-type="float">
            <text:p>1.8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rotate32.qdimacs</text:p>
          </table:table-cell>
          <table:table-cell table:formula="of:=IF([.C90]=&quot;Y&quot;;&quot;5_Solved&quot;;IF(ISBLANK([.I90]);&quot;1_BddMergeFailed&quot;;IF(ISBLANK([.L90]);&quot;2_FactorGraphFailed&quot;;IF(ISBLANK([.O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7" calcext:value-type="float">
            <text:p>1.7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rotate32.qdimacs</text:p>
          </table:table-cell>
          <table:table-cell table:formula="of:=IF([.C91]=&quot;Y&quot;;&quot;5_Solved&quot;;IF(ISBLANK([.I91]);&quot;1_BddMergeFailed&quot;;IF(ISBLANK([.L91]);&quot;2_FactorGraphFailed&quot;;IF(ISBLANK([.O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81" calcext:value-type="float">
            <text:p>1.81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rotate32_all_bit_differing_from_cycle.qdimacs</text:p>
          </table:table-cell>
          <table:table-cell table:formula="of:=IF([.C92]=&quot;Y&quot;;&quot;5_Solved&quot;;IF(ISBLANK([.I92]);&quot;1_BddMergeFailed&quot;;IF(ISBLANK([.L92]);&quot;2_FactorGraphFailed&quot;;IF(ISBLANK([.O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2_query42_1344n.qdimacs</text:p>
          </table:table-cell>
          <table:table-cell table:formula="of:=IF([.C93]=&quot;Y&quot;;&quot;5_Solved&quot;;IF(ISBLANK([.I93]);&quot;1_BddMergeFailed&quot;;IF(ISBLANK([.L93]);&quot;2_FactorGraphFailed&quot;;IF(ISBLANK([.O9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4" calcext:value-type="float">
            <text:p>2.34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178" calcext:value-type="float">
            <text:p>10.178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2_query42_1344n.qdimacs</text:p>
          </table:table-cell>
          <table:table-cell table:formula="of:=IF([.C94]=&quot;Y&quot;;&quot;5_Solved&quot;;IF(ISBLANK([.I94]);&quot;1_BddMergeFailed&quot;;IF(ISBLANK([.L94]);&quot;2_FactorGraphFailed&quot;;IF(ISBLANK([.O9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6" calcext:value-type="float">
            <text:p>2.26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072" calcext:value-type="float">
            <text:p>10.072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7_query42_1344n.qdimacs</text:p>
          </table:table-cell>
          <table:table-cell table:formula="of:=IF([.C95]=&quot;Y&quot;;&quot;5_Solved&quot;;IF(ISBLANK([.I95]);&quot;1_BddMergeFailed&quot;;IF(ISBLANK([.L95]);&quot;2_FactorGraphFailed&quot;;IF(ISBLANK([.O9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5" calcext:value-type="float">
            <text:p>2.25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8.627" calcext:value-type="float">
            <text:p>378.627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7_query42_1344n.qdimacs</text:p>
          </table:table-cell>
          <table:table-cell table:formula="of:=IF([.C96]=&quot;Y&quot;;&quot;5_Solved&quot;;IF(ISBLANK([.I96]);&quot;1_BddMergeFailed&quot;;IF(ISBLANK([.L96]);&quot;2_FactorGraphFailed&quot;;IF(ISBLANK([.O96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2" calcext:value-type="float">
            <text:p>2.32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2.475" calcext:value-type="float">
            <text:p>372.475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2_query44_1344n.qdimacs</text:p>
          </table:table-cell>
          <table:table-cell table:formula="of:=IF([.C97]=&quot;Y&quot;;&quot;5_Solved&quot;;IF(ISBLANK([.I97]);&quot;1_BddMergeFailed&quot;;IF(ISBLANK([.L97]);&quot;2_FactorGraphFailed&quot;;IF(ISBLANK([.O9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8" calcext:value-type="float">
            <text:p>2.38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6.242" calcext:value-type="float">
            <text:p>266.24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2_query44_1344n.qdimacs</text:p>
          </table:table-cell>
          <table:table-cell table:formula="of:=IF([.C98]=&quot;Y&quot;;&quot;5_Solved&quot;;IF(ISBLANK([.I98]);&quot;1_BddMergeFailed&quot;;IF(ISBLANK([.L98]);&quot;2_FactorGraphFailed&quot;;IF(ISBLANK([.O98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.1" calcext:value-type="float">
            <text:p>2.1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2.769" calcext:value-type="float">
            <text:p>262.769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4_query42_1344n.qdimacs</text:p>
          </table:table-cell>
          <table:table-cell table:formula="of:=IF([.C99]=&quot;Y&quot;;&quot;5_Solved&quot;;IF(ISBLANK([.I99]);&quot;1_BddMergeFailed&quot;;IF(ISBLANK([.L99]);&quot;2_FactorGraphFailed&quot;;IF(ISBLANK([.O99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41" calcext:value-type="float">
            <text:p>2.41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3.96" calcext:value-type="float">
            <text:p>843.96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4_query42_1344n.qdimacs</text:p>
          </table:table-cell>
          <table:table-cell table:formula="of:=IF([.C100]=&quot;Y&quot;;&quot;5_Solved&quot;;IF(ISBLANK([.I100]);&quot;1_BddMergeFailed&quot;;IF(ISBLANK([.L100]);&quot;2_FactorGraphFailed&quot;;IF(ISBLANK([.O100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2" calcext:value-type="float">
            <text:p>2.22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8.067" calcext:value-type="float">
            <text:p>838.067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5_query42_1344n.qdimacs</text:p>
          </table:table-cell>
          <table:table-cell table:formula="of:=IF([.C101]=&quot;Y&quot;;&quot;5_Solved&quot;;IF(ISBLANK([.I101]);&quot;1_BddMergeFailed&quot;;IF(ISBLANK([.L101]);&quot;2_FactorGraphFailed&quot;;IF(ISBLANK([.O1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3" calcext:value-type="float">
            <text:p>2.2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5_query42_1344n.qdimacs</text:p>
          </table:table-cell>
          <table:table-cell table:formula="of:=IF([.C102]=&quot;Y&quot;;&quot;5_Solved&quot;;IF(ISBLANK([.I102]);&quot;1_BddMergeFailed&quot;;IF(ISBLANK([.L102]);&quot;2_FactorGraphFailed&quot;;IF(ISBLANK([.O1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5" calcext:value-type="float">
            <text:p>2.35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6_query42_1344n.qdimacs</text:p>
          </table:table-cell>
          <table:table-cell table:formula="of:=IF([.C103]=&quot;Y&quot;;&quot;5_Solved&quot;;IF(ISBLANK([.I103]);&quot;1_BddMergeFailed&quot;;IF(ISBLANK([.L103]);&quot;2_FactorGraphFailed&quot;;IF(ISBLANK([.O10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3" calcext:value-type="float">
            <text:p>2.3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502" calcext:value-type="float">
            <text:p>8.50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6_query42_1344n.qdimacs</text:p>
          </table:table-cell>
          <table:table-cell table:formula="of:=IF([.C104]=&quot;Y&quot;;&quot;5_Solved&quot;;IF(ISBLANK([.I104]);&quot;1_BddMergeFailed&quot;;IF(ISBLANK([.L104]);&quot;2_FactorGraphFailed&quot;;IF(ISBLANK([.O10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17" calcext:value-type="float">
            <text:p>2.17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177" calcext:value-type="float">
            <text:p>8.177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1_query42_1344n.qdimacs</text:p>
          </table:table-cell>
          <table:table-cell table:formula="of:=IF([.C105]=&quot;Y&quot;;&quot;5_Solved&quot;;IF(ISBLANK([.I105]);&quot;1_BddMergeFailed&quot;;IF(ISBLANK([.L105]);&quot;2_FactorGraphFailed&quot;;IF(ISBLANK([.O1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.18" calcext:value-type="float">
            <text:p>2.18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1_query42_1344n.qdimacs</text:p>
          </table:table-cell>
          <table:table-cell table:formula="of:=IF([.C106]=&quot;Y&quot;;&quot;5_Solved&quot;;IF(ISBLANK([.I106]);&quot;1_BddMergeFailed&quot;;IF(ISBLANK([.L106]);&quot;2_FactorGraphFailed&quot;;IF(ISBLANK([.O1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5" calcext:value-type="float">
            <text:p>2.25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2_query25_1344n.qdimacs</text:p>
          </table:table-cell>
          <table:table-cell table:formula="of:=IF([.C107]=&quot;Y&quot;;&quot;5_Solved&quot;;IF(ISBLANK([.I107]);&quot;1_BddMergeFailed&quot;;IF(ISBLANK([.L107]);&quot;2_FactorGraphFailed&quot;;IF(ISBLANK([.O107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709" calcext:value-type="float">
            <text:p>1709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7" calcext:value-type="float">
            <text:p>2.27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2_query25_1344n.qdimacs</text:p>
          </table:table-cell>
          <table:table-cell table:formula="of:=IF([.C108]=&quot;Y&quot;;&quot;5_Solved&quot;;IF(ISBLANK([.I108]);&quot;1_BddMergeFailed&quot;;IF(ISBLANK([.L108]);&quot;2_FactorGraphFailed&quot;;IF(ISBLANK([.O108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709" calcext:value-type="float">
            <text:p>1709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22" calcext:value-type="float">
            <text:p>2.22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7.qdimacs</text:p>
          </table:table-cell>
          <table:table-cell table:formula="of:=IF([.C109]=&quot;Y&quot;;&quot;5_Solved&quot;;IF(ISBLANK([.I109]);&quot;1_BddMergeFailed&quot;;IF(ISBLANK([.L109]);&quot;2_FactorGraphFailed&quot;;IF(ISBLANK([.O1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.09" calcext:value-type="float">
            <text:p>2.09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1.qdimacs</text:p>
          </table:table-cell>
          <table:table-cell table:formula="of:=IF([.C110]=&quot;Y&quot;;&quot;5_Solved&quot;;IF(ISBLANK([.I110]);&quot;1_BddMergeFailed&quot;;IF(ISBLANK([.L110]);&quot;2_FactorGraphFailed&quot;;IF(ISBLANK([.O1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8" calcext:value-type="float">
            <text:p>2.38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1.qdimacs</text:p>
          </table:table-cell>
          <table:table-cell table:formula="of:=IF([.C111]=&quot;Y&quot;;&quot;5_Solved&quot;;IF(ISBLANK([.I111]);&quot;1_BddMergeFailed&quot;;IF(ISBLANK([.L111]);&quot;2_FactorGraphFailed&quot;;IF(ISBLANK([.O1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34" calcext:value-type="float">
            <text:p>2.34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128.qdimacs</text:p>
          </table:table-cell>
          <table:table-cell table:formula="of:=IF([.C112]=&quot;Y&quot;;&quot;5_Solved&quot;;IF(ISBLANK([.I112]);&quot;1_BddMergeFailed&quot;;IF(ISBLANK([.L112]);&quot;2_FactorGraphFailed&quot;;IF(ISBLANK([.O1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128.qdimacs</text:p>
          </table:table-cell>
          <table:table-cell table:formula="of:=IF([.C113]=&quot;Y&quot;;&quot;5_Solved&quot;;IF(ISBLANK([.I113]);&quot;1_BddMergeFailed&quot;;IF(ISBLANK([.L113]);&quot;2_FactorGraphFailed&quot;;IF(ISBLANK([.O11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88" calcext:value-type="float">
            <text:p>1.88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102036801" calcext:value-type="float">
            <text:p>102036801</text:p>
          </table:table-cell>
          <table:table-cell office:value-type="float" office:value="13" calcext:value-type="float">
            <text:p>13</text:p>
          </table:table-cell>
          <table:table-cell office:value-type="float" office:value="73.273" calcext:value-type="float">
            <text:p>73.273</text:p>
          </table:table-cell>
          <table:table-cell office:value-type="float" office:value="240.058" calcext:value-type="float">
            <text:p>240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query50_1344n.qdimacs</text:p>
          </table:table-cell>
          <table:table-cell table:formula="of:=IF([.C114]=&quot;Y&quot;;&quot;5_Solved&quot;;IF(ISBLANK([.I114]);&quot;1_BddMergeFailed&quot;;IF(ISBLANK([.L114]);&quot;2_FactorGraphFailed&quot;;IF(ISBLANK([.O114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881" calcext:value-type="float">
            <text:p>188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.82" calcext:value-type="float">
            <text:p>2.82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query50_1344n.qdimacs</text:p>
          </table:table-cell>
          <table:table-cell table:formula="of:=IF([.C115]=&quot;Y&quot;;&quot;5_Solved&quot;;IF(ISBLANK([.I115]);&quot;1_BddMergeFailed&quot;;IF(ISBLANK([.L115]);&quot;2_FactorGraphFailed&quot;;IF(ISBLANK([.O115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881" calcext:value-type="float">
            <text:p>188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.93" calcext:value-type="float">
            <text:p>2.93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kbs1512_all_bit_differing_from_cycle.qdimacs</text:p>
          </table:table-cell>
          <table:table-cell table:formula="of:=IF([.C116]=&quot;Y&quot;;&quot;5_Solved&quot;;IF(ISBLANK([.I116]);&quot;1_BddMergeFailed&quot;;IF(ISBLANK([.L116]);&quot;2_FactorGraphFailed&quot;;IF(ISBLANK([.O1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45_1344n.qdimacs</text:p>
          </table:table-cell>
          <table:table-cell table:formula="of:=IF([.C117]=&quot;Y&quot;;&quot;5_Solved&quot;;IF(ISBLANK([.I117]);&quot;1_BddMergeFailed&quot;;IF(ISBLANK([.L117]);&quot;2_FactorGraphFailed&quot;;IF(ISBLANK([.O117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895" calcext:value-type="float">
            <text:p>1895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.92" calcext:value-type="float">
            <text:p>2.92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45_1344n.qdimacs</text:p>
          </table:table-cell>
          <table:table-cell table:formula="of:=IF([.C118]=&quot;Y&quot;;&quot;5_Solved&quot;;IF(ISBLANK([.I118]);&quot;1_BddMergeFailed&quot;;IF(ISBLANK([.L118]);&quot;2_FactorGraphFailed&quot;;IF(ISBLANK([.O118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895" calcext:value-type="float">
            <text:p>1895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26" calcext:value-type="float">
            <text:p>3.26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4_query11_1344n.qdimacs</text:p>
          </table:table-cell>
          <table:table-cell table:formula="of:=IF([.C119]=&quot;Y&quot;;&quot;5_Solved&quot;;IF(ISBLANK([.I119]);&quot;1_BddMergeFailed&quot;;IF(ISBLANK([.L119]);&quot;2_FactorGraphFailed&quot;;IF(ISBLANK([.O1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25" calcext:value-type="float">
            <text:p>3.25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4_query11_1344n.qdimacs</text:p>
          </table:table-cell>
          <table:table-cell table:formula="of:=IF([.C120]=&quot;Y&quot;;&quot;5_Solved&quot;;IF(ISBLANK([.I120]);&quot;1_BddMergeFailed&quot;;IF(ISBLANK([.L120]);&quot;2_FactorGraphFailed&quot;;IF(ISBLANK([.O1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29" calcext:value-type="float">
            <text:p>3.29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4_554_604.qdimacs</text:p>
          </table:table-cell>
          <table:table-cell table:formula="of:=IF([.C121]=&quot;Y&quot;;&quot;5_Solved&quot;;IF(ISBLANK([.I121]);&quot;1_BddMergeFailed&quot;;IF(ISBLANK([.L121]);&quot;2_FactorGraphFailed&quot;;IF(ISBLANK([.O1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89" calcext:value-type="float">
            <text:p>2789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.74" calcext:value-type="float">
            <text:p>2.74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6_query25_1344n.qdimacs</text:p>
          </table:table-cell>
          <table:table-cell table:formula="of:=IF([.C122]=&quot;Y&quot;;&quot;5_Solved&quot;;IF(ISBLANK([.I122]);&quot;1_BddMergeFailed&quot;;IF(ISBLANK([.L122]);&quot;2_FactorGraphFailed&quot;;IF(ISBLANK([.O1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17" calcext:value-type="float">
            <text:p>3.17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6_query25_1344n.qdimacs</text:p>
          </table:table-cell>
          <table:table-cell table:formula="of:=IF([.C123]=&quot;Y&quot;;&quot;5_Solved&quot;;IF(ISBLANK([.I123]);&quot;1_BddMergeFailed&quot;;IF(ISBLANK([.L123]);&quot;2_FactorGraphFailed&quot;;IF(ISBLANK([.O1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03" calcext:value-type="float">
            <text:p>3.0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eequery_1344n.qdimacs</text:p>
          </table:table-cell>
          <table:table-cell table:formula="of:=IF([.C124]=&quot;Y&quot;;&quot;5_Solved&quot;;IF(ISBLANK([.I124]);&quot;1_BddMergeFailed&quot;;IF(ISBLANK([.L124]);&quot;2_FactorGraphFailed&quot;;IF(ISBLANK([.O1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21" calcext:value-type="float">
            <text:p>3.2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eequery_1344n.qdimacs</text:p>
          </table:table-cell>
          <table:table-cell table:formula="of:=IF([.C125]=&quot;Y&quot;;&quot;5_Solved&quot;;IF(ISBLANK([.I125]);&quot;1_BddMergeFailed&quot;;IF(ISBLANK([.L125]);&quot;2_FactorGraphFailed&quot;;IF(ISBLANK([.O12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21" calcext:value-type="float">
            <text:p>3.2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51_1344n.qdimacs</text:p>
          </table:table-cell>
          <table:table-cell table:formula="of:=IF([.C126]=&quot;Y&quot;;&quot;5_Solved&quot;;IF(ISBLANK([.I126]);&quot;1_BddMergeFailed&quot;;IF(ISBLANK([.L126]);&quot;2_FactorGraphFailed&quot;;IF(ISBLANK([.O1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.37" calcext:value-type="float">
            <text:p>3.37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51_1344n.qdimacs</text:p>
          </table:table-cell>
          <table:table-cell table:formula="of:=IF([.C127]=&quot;Y&quot;;&quot;5_Solved&quot;;IF(ISBLANK([.I127]);&quot;1_BddMergeFailed&quot;;IF(ISBLANK([.L127]);&quot;2_FactorGraphFailed&quot;;IF(ISBLANK([.O12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29" calcext:value-type="float">
            <text:p>3.29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zation64.qdimacs</text:p>
          </table:table-cell>
          <table:table-cell table:formula="of:=IF([.C128]=&quot;Y&quot;;&quot;5_Solved&quot;;IF(ISBLANK([.I128]);&quot;1_BddMergeFailed&quot;;IF(ISBLANK([.L128]);&quot;2_FactorGraphFailed&quot;;IF(ISBLANK([.O1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93" calcext:value-type="float">
            <text:p>2793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86" calcext:value-type="float">
            <text:p>2.86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0_query06_1344n.qdimacs</text:p>
          </table:table-cell>
          <table:table-cell table:formula="of:=IF([.C129]=&quot;Y&quot;;&quot;5_Solved&quot;;IF(ISBLANK([.I129]);&quot;1_BddMergeFailed&quot;;IF(ISBLANK([.L129]);&quot;2_FactorGraphFailed&quot;;IF(ISBLANK([.O129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2195" calcext:value-type="float">
            <text:p>2195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44" calcext:value-type="float">
            <text:p>3.4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0_query06_1344n.qdimacs</text:p>
          </table:table-cell>
          <table:table-cell table:formula="of:=IF([.C130]=&quot;Y&quot;;&quot;5_Solved&quot;;IF(ISBLANK([.I130]);&quot;1_BddMergeFailed&quot;;IF(ISBLANK([.L130]);&quot;2_FactorGraphFailed&quot;;IF(ISBLANK([.O130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2195" calcext:value-type="float">
            <text:p>2195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.86" calcext:value-type="float">
            <text:p>3.86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5_597_598.qdimacs</text:p>
          </table:table-cell>
          <table:table-cell table:formula="of:=IF([.C131]=&quot;Y&quot;;&quot;5_Solved&quot;;IF(ISBLANK([.I131]);&quot;1_BddMergeFailed&quot;;IF(ISBLANK([.L131]);&quot;2_FactorGraphFailed&quot;;IF(ISBLANK([.O1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.98" calcext:value-type="float">
            <text:p>2.9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5_597_598.qdimacs</text:p>
          </table:table-cell>
          <table:table-cell table:formula="of:=IF([.C132]=&quot;Y&quot;;&quot;5_Solved&quot;;IF(ISBLANK([.I132]);&quot;1_BddMergeFailed&quot;;IF(ISBLANK([.L132]);&quot;2_FactorGraphFailed&quot;;IF(ISBLANK([.O1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.98" calcext:value-type="float">
            <text:p>2.9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reachqu_1344n.qdimacs</text:p>
          </table:table-cell>
          <table:table-cell table:formula="of:=IF([.C133]=&quot;Y&quot;;&quot;5_Solved&quot;;IF(ISBLANK([.I133]);&quot;1_BddMergeFailed&quot;;IF(ISBLANK([.L133]);&quot;2_FactorGraphFailed&quot;;IF(ISBLANK([.O1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.49" calcext:value-type="float">
            <text:p>3.49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3_query42_1344n.qdimacs</text:p>
          </table:table-cell>
          <table:table-cell table:formula="of:=IF([.C134]=&quot;Y&quot;;&quot;5_Solved&quot;;IF(ISBLANK([.I134]);&quot;1_BddMergeFailed&quot;;IF(ISBLANK([.L134]);&quot;2_FactorGraphFailed&quot;;IF(ISBLANK([.O13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4968" calcext:value-type="float">
            <text:p>4968</text:p>
          </table:table-cell>
          <table:table-cell office:value-type="float" office:value="961" calcext:value-type="float">
            <text:p>961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7.24" calcext:value-type="float">
            <text:p>7.24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miim.qdimacs</text:p>
          </table:table-cell>
          <table:table-cell table:formula="of:=IF([.C135]=&quot;Y&quot;;&quot;5_Solved&quot;;IF(ISBLANK([.I135]);&quot;1_BddMergeFailed&quot;;IF(ISBLANK([.L135]);&quot;2_FactorGraphFailed&quot;;IF(ISBLANK([.O13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.06" calcext:value-type="float">
            <text:p>2.06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miim_all_bit_differing_from_cycle.qdimacs</text:p>
          </table:table-cell>
          <table:table-cell table:formula="of:=IF([.C136]=&quot;Y&quot;;&quot;5_Solved&quot;;IF(ISBLANK([.I136]);&quot;1_BddMergeFailed&quot;;IF(ISBLANK([.L136]);&quot;2_FactorGraphFailed&quot;;IF(ISBLANK([.O1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.16" calcext:value-type="float">
            <text:p>2.16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uery_query64_1344n.qdimacs</text:p>
          </table:table-cell>
          <table:table-cell table:formula="of:=IF([.C137]=&quot;Y&quot;;&quot;5_Solved&quot;;IF(ISBLANK([.I137]);&quot;1_BddMergeFailed&quot;;IF(ISBLANK([.L137]);&quot;2_FactorGraphFailed&quot;;IF(ISBLANK([.O1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43" calcext:value-type="float">
            <text:p>3.43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uery_query64_1344n.qdimacs</text:p>
          </table:table-cell>
          <table:table-cell table:formula="of:=IF([.C138]=&quot;Y&quot;;&quot;5_Solved&quot;;IF(ISBLANK([.I138]);&quot;1_BddMergeFailed&quot;;IF(ISBLANK([.L138]);&quot;2_FactorGraphFailed&quot;;IF(ISBLANK([.O13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37" calcext:value-type="float">
            <text:p>3.37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1_query57_1344n.qdimacs</text:p>
          </table:table-cell>
          <table:table-cell table:formula="of:=IF([.C139]=&quot;Y&quot;;&quot;5_Solved&quot;;IF(ISBLANK([.I139]);&quot;1_BddMergeFailed&quot;;IF(ISBLANK([.L139]);&quot;2_FactorGraphFailed&quot;;IF(ISBLANK([.O1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.08" calcext:value-type="float">
            <text:p>4.08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1_query57_1344n.qdimacs</text:p>
          </table:table-cell>
          <table:table-cell table:formula="of:=IF([.C140]=&quot;Y&quot;;&quot;5_Solved&quot;;IF(ISBLANK([.I140]);&quot;1_BddMergeFailed&quot;;IF(ISBLANK([.L140]);&quot;2_FactorGraphFailed&quot;;IF(ISBLANK([.O1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.77" calcext:value-type="float">
            <text:p>3.77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9.qdimacs</text:p>
          </table:table-cell>
          <table:table-cell table:formula="of:=IF([.C141]=&quot;Y&quot;;&quot;5_Solved&quot;;IF(ISBLANK([.I141]);&quot;1_BddMergeFailed&quot;;IF(ISBLANK([.L141]);&quot;2_FactorGraphFailed&quot;;IF(ISBLANK([.O1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97" calcext:value-type="float">
            <text:p>2897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4_query42_1344n.qdimacs</text:p>
          </table:table-cell>
          <table:table-cell table:formula="of:=IF([.C142]=&quot;Y&quot;;&quot;5_Solved&quot;;IF(ISBLANK([.I142]);&quot;1_BddMergeFailed&quot;;IF(ISBLANK([.L142]);&quot;2_FactorGraphFailed&quot;;IF(ISBLANK([.O142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4.35" calcext:value-type="float">
            <text:p>4.35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93" calcext:value-type="float">
            <text:p>0.193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0_query42_1344n.qdimacs</text:p>
          </table:table-cell>
          <table:table-cell table:formula="of:=IF([.C143]=&quot;Y&quot;;&quot;5_Solved&quot;;IF(ISBLANK([.I143]);&quot;1_BddMergeFailed&quot;;IF(ISBLANK([.L143]);&quot;2_FactorGraphFailed&quot;;IF(ISBLANK([.O1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.03" calcext:value-type="float">
            <text:p>5.0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5_query42_1344n.qdimacs</text:p>
          </table:table-cell>
          <table:table-cell table:formula="of:=IF([.C144]=&quot;Y&quot;;&quot;5_Solved&quot;;IF(ISBLANK([.I144]);&quot;1_BddMergeFailed&quot;;IF(ISBLANK([.L144]);&quot;2_FactorGraphFailed&quot;;IF(ISBLANK([.O14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4.63" calcext:value-type="float">
            <text:p>4.63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0_query42_1344n.qdimacs</text:p>
          </table:table-cell>
          <table:table-cell table:formula="of:=IF([.C145]=&quot;Y&quot;;&quot;5_Solved&quot;;IF(ISBLANK([.I145]);&quot;1_BddMergeFailed&quot;;IF(ISBLANK([.L145]);&quot;2_FactorGraphFailed&quot;;IF(ISBLANK([.O1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.43" calcext:value-type="float">
            <text:p>5.43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uery_query42_1344n.qdimacs</text:p>
          </table:table-cell>
          <table:table-cell table:formula="of:=IF([.C146]=&quot;Y&quot;;&quot;5_Solved&quot;;IF(ISBLANK([.I146]);&quot;1_BddMergeFailed&quot;;IF(ISBLANK([.L146]);&quot;2_FactorGraphFailed&quot;;IF(ISBLANK([.O1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.79" calcext:value-type="float">
            <text:p>4.79</text:p>
          </table:table-cell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5_query42_1344n.qdimacs</text:p>
          </table:table-cell>
          <table:table-cell table:formula="of:=IF([.C147]=&quot;Y&quot;;&quot;5_Solved&quot;;IF(ISBLANK([.I147]);&quot;1_BddMergeFailed&quot;;IF(ISBLANK([.L147]);&quot;2_FactorGraphFailed&quot;;IF(ISBLANK([.O1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.12" calcext:value-type="float">
            <text:p>4.12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uery_query42_1344n.qdimacs</text:p>
          </table:table-cell>
          <table:table-cell table:formula="of:=IF([.C148]=&quot;Y&quot;;&quot;5_Solved&quot;;IF(ISBLANK([.I148]);&quot;1_BddMergeFailed&quot;;IF(ISBLANK([.L148]);&quot;2_FactorGraphFailed&quot;;IF(ISBLANK([.O1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5.06" calcext:value-type="float">
            <text:p>5.06</text:p>
          </table:table-cell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5_query42_1344n.qdimacs</text:p>
          </table:table-cell>
          <table:table-cell table:formula="of:=IF([.C149]=&quot;Y&quot;;&quot;5_Solved&quot;;IF(ISBLANK([.I149]);&quot;1_BddMergeFailed&quot;;IF(ISBLANK([.L149]);&quot;2_FactorGraphFailed&quot;;IF(ISBLANK([.O1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99" calcext:value-type="float">
            <text:p>4.99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5_query42_1344n.qdimacs</text:p>
          </table:table-cell>
          <table:table-cell table:formula="of:=IF([.C150]=&quot;Y&quot;;&quot;5_Solved&quot;;IF(ISBLANK([.I150]);&quot;1_BddMergeFailed&quot;;IF(ISBLANK([.L150]);&quot;2_FactorGraphFailed&quot;;IF(ISBLANK([.O1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27" calcext:value-type="float">
            <text:p>2427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.36" calcext:value-type="float">
            <text:p>4.36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1_query42_1344n.qdimacs</text:p>
          </table:table-cell>
          <table:table-cell table:formula="of:=IF([.C151]=&quot;Y&quot;;&quot;5_Solved&quot;;IF(ISBLANK([.I151]);&quot;1_BddMergeFailed&quot;;IF(ISBLANK([.L151]);&quot;2_FactorGraphFailed&quot;;IF(ISBLANK([.O1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53" calcext:value-type="float">
            <text:p>4.53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1_query42_1344n.qdimacs</text:p>
          </table:table-cell>
          <table:table-cell table:formula="of:=IF([.C152]=&quot;Y&quot;;&quot;5_Solved&quot;;IF(ISBLANK([.I152]);&quot;1_BddMergeFailed&quot;;IF(ISBLANK([.L152]);&quot;2_FactorGraphFailed&quot;;IF(ISBLANK([.O1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.26" calcext:value-type="float">
            <text:p>4.26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1_query42_1344n.qdimacs</text:p>
          </table:table-cell>
          <table:table-cell table:formula="of:=IF([.C153]=&quot;Y&quot;;&quot;5_Solved&quot;;IF(ISBLANK([.I153]);&quot;1_BddMergeFailed&quot;;IF(ISBLANK([.L153]);&quot;2_FactorGraphFailed&quot;;IF(ISBLANK([.O1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.11" calcext:value-type="float">
            <text:p>4.11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1_query42_1344n.qdimacs</text:p>
          </table:table-cell>
          <table:table-cell table:formula="of:=IF([.C154]=&quot;Y&quot;;&quot;5_Solved&quot;;IF(ISBLANK([.I154]);&quot;1_BddMergeFailed&quot;;IF(ISBLANK([.L154]);&quot;2_FactorGraphFailed&quot;;IF(ISBLANK([.O1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.26" calcext:value-type="float">
            <text:p>4.26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2_query42_1344n.qdimacs</text:p>
          </table:table-cell>
          <table:table-cell table:formula="of:=IF([.C155]=&quot;Y&quot;;&quot;5_Solved&quot;;IF(ISBLANK([.I155]);&quot;1_BddMergeFailed&quot;;IF(ISBLANK([.L155]);&quot;2_FactorGraphFailed&quot;;IF(ISBLANK([.O1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73" calcext:value-type="float">
            <text:p>4.73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2_query42_1344n.qdimacs</text:p>
          </table:table-cell>
          <table:table-cell table:formula="of:=IF([.C156]=&quot;Y&quot;;&quot;5_Solved&quot;;IF(ISBLANK([.I156]);&quot;1_BddMergeFailed&quot;;IF(ISBLANK([.L156]);&quot;2_FactorGraphFailed&quot;;IF(ISBLANK([.O1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66" calcext:value-type="float">
            <text:p>4.66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1.qdimacs</text:p>
          </table:table-cell>
          <table:table-cell table:formula="of:=IF([.C157]=&quot;Y&quot;;&quot;5_Solved&quot;;IF(ISBLANK([.I157]);&quot;1_BddMergeFailed&quot;;IF(ISBLANK([.L157]);&quot;2_FactorGraphFailed&quot;;IF(ISBLANK([.O1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.43" calcext:value-type="float">
            <text:p>4.4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4_query11_1344n.qdimacs</text:p>
          </table:table-cell>
          <table:table-cell table:formula="of:=IF([.C158]=&quot;Y&quot;;&quot;5_Solved&quot;;IF(ISBLANK([.I158]);&quot;1_BddMergeFailed&quot;;IF(ISBLANK([.L158]);&quot;2_FactorGraphFailed&quot;;IF(ISBLANK([.O1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621" calcext:value-type="float">
            <text:p>2621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5.25" calcext:value-type="float">
            <text:p>5.2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4_query11_1344n.qdimacs</text:p>
          </table:table-cell>
          <table:table-cell table:formula="of:=IF([.C159]=&quot;Y&quot;;&quot;5_Solved&quot;;IF(ISBLANK([.I159]);&quot;1_BddMergeFailed&quot;;IF(ISBLANK([.L159]);&quot;2_FactorGraphFailed&quot;;IF(ISBLANK([.O1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621" calcext:value-type="float">
            <text:p>2621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4.95" calcext:value-type="float">
            <text:p>4.9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262_275.qdimacs</text:p>
          </table:table-cell>
          <table:table-cell table:formula="of:=IF([.C160]=&quot;Y&quot;;&quot;5_Solved&quot;;IF(ISBLANK([.I160]);&quot;1_BddMergeFailed&quot;;IF(ISBLANK([.L160]);&quot;2_FactorGraphFailed&quot;;IF(ISBLANK([.O1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24" calcext:value-type="float">
            <text:p>3624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.96" calcext:value-type="float">
            <text:p>3.96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262_275.qdimacs</text:p>
          </table:table-cell>
          <table:table-cell table:formula="of:=IF([.C161]=&quot;Y&quot;;&quot;5_Solved&quot;;IF(ISBLANK([.I161]);&quot;1_BddMergeFailed&quot;;IF(ISBLANK([.L161]);&quot;2_FactorGraphFailed&quot;;IF(ISBLANK([.O1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24" calcext:value-type="float">
            <text:p>3624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4.19" calcext:value-type="float">
            <text:p>4.1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4_query58_1344n.qdimacs</text:p>
          </table:table-cell>
          <table:table-cell table:formula="of:=IF([.C162]=&quot;Y&quot;;&quot;5_Solved&quot;;IF(ISBLANK([.I162]);&quot;1_BddMergeFailed&quot;;IF(ISBLANK([.L162]);&quot;2_FactorGraphFailed&quot;;IF(ISBLANK([.O1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63" calcext:value-type="float">
            <text:p>2463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48" calcext:value-type="float">
            <text:p>4.48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4_query58_1344n.qdimacs</text:p>
          </table:table-cell>
          <table:table-cell table:formula="of:=IF([.C163]=&quot;Y&quot;;&quot;5_Solved&quot;;IF(ISBLANK([.I163]);&quot;1_BddMergeFailed&quot;;IF(ISBLANK([.L163]);&quot;2_FactorGraphFailed&quot;;IF(ISBLANK([.O1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63" calcext:value-type="float">
            <text:p>2463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55" calcext:value-type="float">
            <text:p>4.55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dyn-partition-fixpoint-10.qdimacs</text:p>
          </table:table-cell>
          <table:table-cell table:formula="of:=IF([.C164]=&quot;Y&quot;;&quot;5_Solved&quot;;IF(ISBLANK([.I164]);&quot;1_BddMergeFailed&quot;;IF(ISBLANK([.L164]);&quot;2_FactorGraphFailed&quot;;IF(ISBLANK([.O1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31" calcext:value-type="float">
            <text:p>3231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4.45" calcext:value-type="float">
            <text:p>4.45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5378d2_all_bit_differing_from_cycle.qdimacs</text:p>
          </table:table-cell>
          <table:table-cell table:formula="of:=IF([.C165]=&quot;Y&quot;;&quot;5_Solved&quot;;IF(ISBLANK([.I165]);&quot;1_BddMergeFailed&quot;;IF(ISBLANK([.L165]);&quot;2_FactorGraphFailed&quot;;IF(ISBLANK([.O1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71" calcext:value-type="float">
            <text:p>2.71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128.qdimacs</text:p>
          </table:table-cell>
          <table:table-cell table:formula="of:=IF([.C166]=&quot;Y&quot;;&quot;5_Solved&quot;;IF(ISBLANK([.I166]);&quot;1_BddMergeFailed&quot;;IF(ISBLANK([.L166]);&quot;2_FactorGraphFailed&quot;;IF(ISBLANK([.O1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.77" calcext:value-type="float">
            <text:p>3.77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0.01" calcext:value-type="float">
            <text:p>0.01</text:p>
          </table:table-cell>
          <table:table-cell office:value-type="float" office:value="73" calcext:value-type="float">
            <text:p>73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128.qdimacs</text:p>
          </table:table-cell>
          <table:table-cell table:formula="of:=IF([.C167]=&quot;Y&quot;;&quot;5_Solved&quot;;IF(ISBLANK([.I167]);&quot;1_BddMergeFailed&quot;;IF(ISBLANK([.L167]);&quot;2_FactorGraphFailed&quot;;IF(ISBLANK([.O1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.87" calcext:value-type="float">
            <text:p>3.87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73" calcext:value-type="float">
            <text:p>73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128.qdimacs</text:p>
          </table:table-cell>
          <table:table-cell table:formula="of:=IF([.C168]=&quot;Y&quot;;&quot;5_Solved&quot;;IF(ISBLANK([.I168]);&quot;1_BddMergeFailed&quot;;IF(ISBLANK([.L168]);&quot;2_FactorGraphFailed&quot;;IF(ISBLANK([.O1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16" calcext:value-type="float">
            <text:p>3116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94" calcext:value-type="float">
            <text:p>3.94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73" calcext:value-type="float">
            <text:p>73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5_query42_1344n.qdimacs</text:p>
          </table:table-cell>
          <table:table-cell table:formula="of:=IF([.C169]=&quot;Y&quot;;&quot;5_Solved&quot;;IF(ISBLANK([.I169]);&quot;1_BddMergeFailed&quot;;IF(ISBLANK([.L169]);&quot;2_FactorGraphFailed&quot;;IF(ISBLANK([.O1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663" calcext:value-type="float">
            <text:p>266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36" calcext:value-type="float">
            <text:p>5.36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5_query42_1344n.qdimacs</text:p>
          </table:table-cell>
          <table:table-cell table:formula="of:=IF([.C170]=&quot;Y&quot;;&quot;5_Solved&quot;;IF(ISBLANK([.I170]);&quot;1_BddMergeFailed&quot;;IF(ISBLANK([.L170]);&quot;2_FactorGraphFailed&quot;;IF(ISBLANK([.O1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663" calcext:value-type="float">
            <text:p>2663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36" calcext:value-type="float">
            <text:p>5.36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128.qdimacs</text:p>
          </table:table-cell>
          <table:table-cell table:formula="of:=IF([.C171]=&quot;Y&quot;;&quot;5_Solved&quot;;IF(ISBLANK([.I171]);&quot;1_BddMergeFailed&quot;;IF(ISBLANK([.L171]);&quot;2_FactorGraphFailed&quot;;IF(ISBLANK([.O1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54" calcext:value-type="float">
            <text:p>3154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.23" calcext:value-type="float">
            <text:p>4.23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01" calcext:value-type="float">
            <text:p>0.01</text:p>
          </table:table-cell>
          <table:table-cell office:value-type="float" office:value="59" calcext:value-type="float">
            <text:p>59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128.qdimacs</text:p>
          </table:table-cell>
          <table:table-cell table:formula="of:=IF([.C172]=&quot;Y&quot;;&quot;5_Solved&quot;;IF(ISBLANK([.I172]);&quot;1_BddMergeFailed&quot;;IF(ISBLANK([.L172]);&quot;2_FactorGraphFailed&quot;;IF(ISBLANK([.O1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54" calcext:value-type="float">
            <text:p>3154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.06" calcext:value-type="float">
            <text:p>4.06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55" calcext:value-type="float">
            <text:p>55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128.qdimacs</text:p>
          </table:table-cell>
          <table:table-cell table:formula="of:=IF([.C173]=&quot;Y&quot;;&quot;5_Solved&quot;;IF(ISBLANK([.I173]);&quot;1_BddMergeFailed&quot;;IF(ISBLANK([.L173]);&quot;2_FactorGraphFailed&quot;;IF(ISBLANK([.O17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54" calcext:value-type="float">
            <text:p>3154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.05" calcext:value-type="float">
            <text:p>4.0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.02" calcext:value-type="float">
            <text:p>0.02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128.qdimacs</text:p>
          </table:table-cell>
          <table:table-cell table:formula="of:=IF([.C174]=&quot;Y&quot;;&quot;5_Solved&quot;;IF(ISBLANK([.I174]);&quot;1_BddMergeFailed&quot;;IF(ISBLANK([.L174]);&quot;2_FactorGraphFailed&quot;;IF(ISBLANK([.O17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32" calcext:value-type="float">
            <text:p>3132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.02" calcext:value-type="float">
            <text:p>4.02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77" calcext:value-type="float">
            <text:p>77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57_1344n.qdimacs</text:p>
          </table:table-cell>
          <table:table-cell table:formula="of:=IF([.C175]=&quot;Y&quot;;&quot;5_Solved&quot;;IF(ISBLANK([.I175]);&quot;1_BddMergeFailed&quot;;IF(ISBLANK([.L175]);&quot;2_FactorGraphFailed&quot;;IF(ISBLANK([.O17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.94" calcext:value-type="float">
            <text:p>5.94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57_1344n.qdimacs</text:p>
          </table:table-cell>
          <table:table-cell table:formula="of:=IF([.C176]=&quot;Y&quot;;&quot;5_Solved&quot;;IF(ISBLANK([.I176]);&quot;1_BddMergeFailed&quot;;IF(ISBLANK([.L176]);&quot;2_FactorGraphFailed&quot;;IF(ISBLANK([.O17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41" calcext:value-type="float">
            <text:p>5.41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hdlc1_all_bit_differing_from_cycle.qdimacs</text:p>
          </table:table-cell>
          <table:table-cell table:formula="of:=IF([.C177]=&quot;Y&quot;;&quot;5_Solved&quot;;IF(ISBLANK([.I177]);&quot;1_BddMergeFailed&quot;;IF(ISBLANK([.L177]);&quot;2_FactorGraphFailed&quot;;IF(ISBLANK([.O1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46" calcext:value-type="float">
            <text:p>2446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.1" calcext:value-type="float">
            <text:p>2.1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5_unsigned_32.qdimacs</text:p>
          </table:table-cell>
          <table:table-cell table:formula="of:=IF([.C178]=&quot;Y&quot;;&quot;5_Solved&quot;;IF(ISBLANK([.I178]);&quot;1_BddMergeFailed&quot;;IF(ISBLANK([.L178]);&quot;2_FactorGraphFailed&quot;;IF(ISBLANK([.O1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03" calcext:value-type="float">
            <text:p>3103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4.13" calcext:value-type="float">
            <text:p>4.13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query42_1344n.qdimacs</text:p>
          </table:table-cell>
          <table:table-cell table:formula="of:=IF([.C179]=&quot;Y&quot;;&quot;5_Solved&quot;;IF(ISBLANK([.I179]);&quot;1_BddMergeFailed&quot;;IF(ISBLANK([.L179]);&quot;2_FactorGraphFailed&quot;;IF(ISBLANK([.O1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03" calcext:value-type="float">
            <text:p>2703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.99" calcext:value-type="float">
            <text:p>5.99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6_query42_1344n.qdimacs</text:p>
          </table:table-cell>
          <table:table-cell table:formula="of:=IF([.C180]=&quot;Y&quot;;&quot;5_Solved&quot;;IF(ISBLANK([.I180]);&quot;1_BddMergeFailed&quot;;IF(ISBLANK([.L180]);&quot;2_FactorGraphFailed&quot;;IF(ISBLANK([.O1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03" calcext:value-type="float">
            <text:p>2703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48" calcext:value-type="float">
            <text:p>5.48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1_query42_1344n.qdimacs</text:p>
          </table:table-cell>
          <table:table-cell table:formula="of:=IF([.C181]=&quot;Y&quot;;&quot;5_Solved&quot;;IF(ISBLANK([.I181]);&quot;1_BddMergeFailed&quot;;IF(ISBLANK([.L181]);&quot;2_FactorGraphFailed&quot;;IF(ISBLANK([.O1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03" calcext:value-type="float">
            <text:p>2703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6.38" calcext:value-type="float">
            <text:p>6.38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6_query42_1344n.qdimacs</text:p>
          </table:table-cell>
          <table:table-cell table:formula="of:=IF([.C182]=&quot;Y&quot;;&quot;5_Solved&quot;;IF(ISBLANK([.I182]);&quot;1_BddMergeFailed&quot;;IF(ISBLANK([.L182]);&quot;2_FactorGraphFailed&quot;;IF(ISBLANK([.O1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03" calcext:value-type="float">
            <text:p>2703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58" calcext:value-type="float">
            <text:p>5.58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42_1344n.qdimacs</text:p>
          </table:table-cell>
          <table:table-cell table:formula="of:=IF([.C183]=&quot;Y&quot;;&quot;5_Solved&quot;;IF(ISBLANK([.I183]);&quot;1_BddMergeFailed&quot;;IF(ISBLANK([.L183]);&quot;2_FactorGraphFailed&quot;;IF(ISBLANK([.O1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17" calcext:value-type="float">
            <text:p>2717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6.28" calcext:value-type="float">
            <text:p>6.28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3_query42_1344n.qdimacs</text:p>
          </table:table-cell>
          <table:table-cell table:formula="of:=IF([.C184]=&quot;Y&quot;;&quot;5_Solved&quot;;IF(ISBLANK([.I184]);&quot;1_BddMergeFailed&quot;;IF(ISBLANK([.L184]);&quot;2_FactorGraphFailed&quot;;IF(ISBLANK([.O1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17" calcext:value-type="float">
            <text:p>2717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.51" calcext:value-type="float">
            <text:p>5.51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4_query42_1344n.qdimacs</text:p>
          </table:table-cell>
          <table:table-cell table:formula="of:=IF([.C185]=&quot;Y&quot;;&quot;5_Solved&quot;;IF(ISBLANK([.I185]);&quot;1_BddMergeFailed&quot;;IF(ISBLANK([.L185]);&quot;2_FactorGraphFailed&quot;;IF(ISBLANK([.O1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17" calcext:value-type="float">
            <text:p>2717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71" calcext:value-type="float">
            <text:p>5.71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4_query42_1344n.qdimacs</text:p>
          </table:table-cell>
          <table:table-cell table:formula="of:=IF([.C186]=&quot;Y&quot;;&quot;5_Solved&quot;;IF(ISBLANK([.I186]);&quot;1_BddMergeFailed&quot;;IF(ISBLANK([.L186]);&quot;2_FactorGraphFailed&quot;;IF(ISBLANK([.O1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17" calcext:value-type="float">
            <text:p>2717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5.62" calcext:value-type="float">
            <text:p>5.62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hdlc_all_bit_differing_from_cycle.qdimacs</text:p>
          </table:table-cell>
          <table:table-cell table:formula="of:=IF([.C187]=&quot;Y&quot;;&quot;5_Solved&quot;;IF(ISBLANK([.I187]);&quot;1_BddMergeFailed&quot;;IF(ISBLANK([.L187]);&quot;2_FactorGraphFailed&quot;;IF(ISBLANK([.O1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84" calcext:value-type="float">
            <text:p>2784</text:p>
          </table:table-cell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.02" calcext:value-type="float">
            <text:p>3.02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d9y.sat.qdimacs</text:p>
          </table:table-cell>
          <table:table-cell table:formula="of:=IF([.C188]=&quot;Y&quot;;&quot;5_Solved&quot;;IF(ISBLANK([.I188]);&quot;1_BddMergeFailed&quot;;IF(ISBLANK([.L188]);&quot;2_FactorGraphFailed&quot;;IF(ISBLANK([.O1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69" calcext:value-type="float">
            <text:p>3669</text:p>
          </table:table-cell>
          <table:table-cell office:value-type="float" office:value="1242" calcext:value-type="float">
            <text:p>1242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6.07" calcext:value-type="float">
            <text:p>6.07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4.qdimacs</text:p>
          </table:table-cell>
          <table:table-cell table:formula="of:=IF([.C189]=&quot;Y&quot;;&quot;5_Solved&quot;;IF(ISBLANK([.I189]);&quot;1_BddMergeFailed&quot;;IF(ISBLANK([.L189]);&quot;2_FactorGraphFailed&quot;;IF(ISBLANK([.O1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87" calcext:value-type="float">
            <text:p>3487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78" calcext:value-type="float">
            <text:p>4.78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4.qdimacs</text:p>
          </table:table-cell>
          <table:table-cell table:formula="of:=IF([.C190]=&quot;Y&quot;;&quot;5_Solved&quot;;IF(ISBLANK([.I190]);&quot;1_BddMergeFailed&quot;;IF(ISBLANK([.L190]);&quot;2_FactorGraphFailed&quot;;IF(ISBLANK([.O1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87" calcext:value-type="float">
            <text:p>3487</text:p>
          </table:table-cell>
          <table:table-cell office:value-type="float" office:value="1255" calcext:value-type="float">
            <text:p>1255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4.35" calcext:value-type="float">
            <text:p>4.35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4_query42_1344n.qdimacs</text:p>
          </table:table-cell>
          <table:table-cell table:formula="of:=IF([.C191]=&quot;Y&quot;;&quot;5_Solved&quot;;IF(ISBLANK([.I191]);&quot;1_BddMergeFailed&quot;;IF(ISBLANK([.L191]);&quot;2_FactorGraphFailed&quot;;IF(ISBLANK([.O1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97" calcext:value-type="float">
            <text:p>2897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6.16" calcext:value-type="float">
            <text:p>6.16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4_query42_1344n.qdimacs</text:p>
          </table:table-cell>
          <table:table-cell table:formula="of:=IF([.C192]=&quot;Y&quot;;&quot;5_Solved&quot;;IF(ISBLANK([.I192]);&quot;1_BddMergeFailed&quot;;IF(ISBLANK([.L192]);&quot;2_FactorGraphFailed&quot;;IF(ISBLANK([.O1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97" calcext:value-type="float">
            <text:p>2897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.82" calcext:value-type="float">
            <text:p>6.82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hdlc3_all_bit_differing_from_cycle.qdimacs</text:p>
          </table:table-cell>
          <table:table-cell table:formula="of:=IF([.C193]=&quot;Y&quot;;&quot;5_Solved&quot;;IF(ISBLANK([.I193]);&quot;1_BddMergeFailed&quot;;IF(ISBLANK([.L193]);&quot;2_FactorGraphFailed&quot;;IF(ISBLANK([.O1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15" calcext:value-type="float">
            <text:p>2815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.71" calcext:value-type="float">
            <text:p>2.71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128.qdimacs</text:p>
          </table:table-cell>
          <table:table-cell table:formula="of:=IF([.C194]=&quot;Y&quot;;&quot;5_Solved&quot;;IF(ISBLANK([.I194]);&quot;1_BddMergeFailed&quot;;IF(ISBLANK([.L194]);&quot;2_FactorGraphFailed&quot;;IF(ISBLANK([.O1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279" calcext:value-type="float">
            <text:p>127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4.95" calcext:value-type="float">
            <text:p>4.95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128.qdimacs</text:p>
          </table:table-cell>
          <table:table-cell table:formula="of:=IF([.C195]=&quot;Y&quot;;&quot;5_Solved&quot;;IF(ISBLANK([.I195]);&quot;1_BddMergeFailed&quot;;IF(ISBLANK([.L195]);&quot;2_FactorGraphFailed&quot;;IF(ISBLANK([.O1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279" calcext:value-type="float">
            <text:p>1279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5.36" calcext:value-type="float">
            <text:p>5.36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hdlc2_all_bit_differing_from_cycle.qdimacs</text:p>
          </table:table-cell>
          <table:table-cell table:formula="of:=IF([.C196]=&quot;Y&quot;;&quot;5_Solved&quot;;IF(ISBLANK([.I196]);&quot;1_BddMergeFailed&quot;;IF(ISBLANK([.L196]);&quot;2_FactorGraphFailed&quot;;IF(ISBLANK([.O1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.21" calcext:value-type="float">
            <text:p>3.2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60_unsigned_32.qdimacs</text:p>
          </table:table-cell>
          <table:table-cell table:formula="of:=IF([.C197]=&quot;Y&quot;;&quot;5_Solved&quot;;IF(ISBLANK([.I197]);&quot;1_BddMergeFailed&quot;;IF(ISBLANK([.L197]);&quot;2_FactorGraphFailed&quot;;IF(ISBLANK([.O19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4.9" calcext:value-type="float">
            <text:p>4.9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60_unsigned_32.qdimacs</text:p>
          </table:table-cell>
          <table:table-cell table:formula="of:=IF([.C198]=&quot;Y&quot;;&quot;5_Solved&quot;;IF(ISBLANK([.I198]);&quot;1_BddMergeFailed&quot;;IF(ISBLANK([.L198]);&quot;2_FactorGraphFailed&quot;;IF(ISBLANK([.O19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4.99" calcext:value-type="float">
            <text:p>4.99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kbs3330.qdimacs</text:p>
          </table:table-cell>
          <table:table-cell table:formula="of:=IF([.C199]=&quot;Y&quot;;&quot;5_Solved&quot;;IF(ISBLANK([.I199]);&quot;1_BddMergeFailed&quot;;IF(ISBLANK([.L199]);&quot;2_FactorGraphFailed&quot;;IF(ISBLANK([.O19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578" calcext:value-type="float">
            <text:p>3578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.29" calcext:value-type="float">
            <text:p>4.29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kbs3330.qdimacs</text:p>
          </table:table-cell>
          <table:table-cell table:formula="of:=IF([.C200]=&quot;Y&quot;;&quot;5_Solved&quot;;IF(ISBLANK([.I200]);&quot;1_BddMergeFailed&quot;;IF(ISBLANK([.L200]);&quot;2_FactorGraphFailed&quot;;IF(ISBLANK([.O20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578" calcext:value-type="float">
            <text:p>3578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.53" calcext:value-type="float">
            <text:p>4.53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kbs3330_all_bit_differing_from_cycle.qdimacs</text:p>
          </table:table-cell>
          <table:table-cell table:formula="of:=IF([.C201]=&quot;Y&quot;;&quot;5_Solved&quot;;IF(ISBLANK([.I201]);&quot;1_BddMergeFailed&quot;;IF(ISBLANK([.L201]);&quot;2_FactorGraphFailed&quot;;IF(ISBLANK([.O2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578" calcext:value-type="float">
            <text:p>3578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.22" calcext:value-type="float">
            <text:p>4.22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128.qdimacs</text:p>
          </table:table-cell>
          <table:table-cell table:formula="of:=IF([.C202]=&quot;Y&quot;;&quot;5_Solved&quot;;IF(ISBLANK([.I202]);&quot;1_BddMergeFailed&quot;;IF(ISBLANK([.L202]);&quot;2_FactorGraphFailed&quot;;IF(ISBLANK([.O2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61" calcext:value-type="float">
            <text:p>3861</text:p>
          </table:table-cell>
          <table:table-cell office:value-type="float" office:value="1317" calcext:value-type="float">
            <text:p>1317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5.36" calcext:value-type="float">
            <text:p>5.36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128.qdimacs</text:p>
          </table:table-cell>
          <table:table-cell table:formula="of:=IF([.C203]=&quot;Y&quot;;&quot;5_Solved&quot;;IF(ISBLANK([.I203]);&quot;1_BddMergeFailed&quot;;IF(ISBLANK([.L203]);&quot;2_FactorGraphFailed&quot;;IF(ISBLANK([.O2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61" calcext:value-type="float">
            <text:p>3861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5.53" calcext:value-type="float">
            <text:p>5.53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1.qdimacs</text:p>
          </table:table-cell>
          <table:table-cell table:formula="of:=IF([.C204]=&quot;Y&quot;;&quot;5_Solved&quot;;IF(ISBLANK([.I204]);&quot;1_BddMergeFailed&quot;;IF(ISBLANK([.L204]);&quot;2_FactorGraphFailed&quot;;IF(ISBLANK([.O2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83" calcext:value-type="float">
            <text:p>3483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4.92" calcext:value-type="float">
            <text:p>4.92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42" calcext:value-type="float">
            <text:p>0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1.qdimacs</text:p>
          </table:table-cell>
          <table:table-cell table:formula="of:=IF([.C205]=&quot;Y&quot;;&quot;5_Solved&quot;;IF(ISBLANK([.I205]);&quot;1_BddMergeFailed&quot;;IF(ISBLANK([.L205]);&quot;2_FactorGraphFailed&quot;;IF(ISBLANK([.O2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83" calcext:value-type="float">
            <text:p>3483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4.94" calcext:value-type="float">
            <text:p>4.94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2c7n.sat.qdimacs</text:p>
          </table:table-cell>
          <table:table-cell table:formula="of:=IF([.C206]=&quot;Y&quot;;&quot;5_Solved&quot;;IF(ISBLANK([.I206]);&quot;1_BddMergeFailed&quot;;IF(ISBLANK([.L206]);&quot;2_FactorGraphFailed&quot;;IF(ISBLANK([.O2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475" calcext:value-type="float">
            <text:p>6475</text:p>
          </table:table-cell>
          <table:table-cell office:value-type="float" office:value="1381" calcext:value-type="float">
            <text:p>1381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17.2" calcext:value-type="float">
            <text:p>17.2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2c7n.sat.qdimacs</text:p>
          </table:table-cell>
          <table:table-cell table:formula="of:=IF([.C207]=&quot;Y&quot;;&quot;5_Solved&quot;;IF(ISBLANK([.I207]);&quot;1_BddMergeFailed&quot;;IF(ISBLANK([.L207]);&quot;2_FactorGraphFailed&quot;;IF(ISBLANK([.O2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475" calcext:value-type="float">
            <text:p>6475</text:p>
          </table:table-cell>
          <table:table-cell office:value-type="float" office:value="1381" calcext:value-type="float">
            <text:p>1381</text:p>
          </table:table-cell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office:value-type="float" office:value="18.05" calcext:value-type="float">
            <text:p>18.05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9neg_all_bit_differing_from_cycle.qdimacs</text:p>
          </table:table-cell>
          <table:table-cell table:formula="of:=IF([.C208]=&quot;Y&quot;;&quot;5_Solved&quot;;IF(ISBLANK([.I208]);&quot;1_BddMergeFailed&quot;;IF(ISBLANK([.L208]);&quot;2_FactorGraphFailed&quot;;IF(ISBLANK([.O20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21" calcext:value-type="float">
            <text:p>3621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.47" calcext:value-type="float">
            <text:p>5.47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4_query42_1344n.qdimacs</text:p>
          </table:table-cell>
          <table:table-cell table:formula="of:=IF([.C209]=&quot;Y&quot;;&quot;5_Solved&quot;;IF(ISBLANK([.I209]);&quot;1_BddMergeFailed&quot;;IF(ISBLANK([.L209]);&quot;2_FactorGraphFailed&quot;;IF(ISBLANK([.O2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23" calcext:value-type="float">
            <text:p>3423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8.17" calcext:value-type="float">
            <text:p>8.17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4_query42_1344n.qdimacs</text:p>
          </table:table-cell>
          <table:table-cell table:formula="of:=IF([.C210]=&quot;Y&quot;;&quot;5_Solved&quot;;IF(ISBLANK([.I210]);&quot;1_BddMergeFailed&quot;;IF(ISBLANK([.L210]);&quot;2_FactorGraphFailed&quot;;IF(ISBLANK([.O2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23" calcext:value-type="float">
            <text:p>3423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8.09" calcext:value-type="float">
            <text:p>8.09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8_unsigned_16.qdimacs</text:p>
          </table:table-cell>
          <table:table-cell table:formula="of:=IF([.C211]=&quot;Y&quot;;&quot;5_Solved&quot;;IF(ISBLANK([.I211]);&quot;1_BddMergeFailed&quot;;IF(ISBLANK([.L211]);&quot;2_FactorGraphFailed&quot;;IF(ISBLANK([.O2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1480" calcext:value-type="float">
            <text:p>148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8_unsigned_16.qdimacs</text:p>
          </table:table-cell>
          <table:table-cell table:formula="of:=IF([.C212]=&quot;Y&quot;;&quot;5_Solved&quot;;IF(ISBLANK([.I212]);&quot;1_BddMergeFailed&quot;;IF(ISBLANK([.L212]);&quot;2_FactorGraphFailed&quot;;IF(ISBLANK([.O2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.35" calcext:value-type="float">
            <text:p>7.3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9.sat.qdimacs</text:p>
          </table:table-cell>
          <table:table-cell table:formula="of:=IF([.C213]=&quot;Y&quot;;&quot;5_Solved&quot;;IF(ISBLANK([.I213]);&quot;1_BddMergeFailed&quot;;IF(ISBLANK([.L213]);&quot;2_FactorGraphFailed&quot;;IF(ISBLANK([.O2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76" calcext:value-type="float">
            <text:p>4576</text:p>
          </table:table-cell>
          <table:table-cell office:value-type="float" office:value="1564" calcext:value-type="float">
            <text:p>1564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10.33" calcext:value-type="float">
            <text:p>10.33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9.sat.qdimacs</text:p>
          </table:table-cell>
          <table:table-cell table:formula="of:=IF([.C214]=&quot;Y&quot;;&quot;5_Solved&quot;;IF(ISBLANK([.I214]);&quot;1_BddMergeFailed&quot;;IF(ISBLANK([.L214]);&quot;2_FactorGraphFailed&quot;;IF(ISBLANK([.O2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76" calcext:value-type="float">
            <text:p>4576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0.11" calcext:value-type="float">
            <text:p>10.11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5.qdimacs</text:p>
          </table:table-cell>
          <table:table-cell table:formula="of:=IF([.C215]=&quot;Y&quot;;&quot;5_Solved&quot;;IF(ISBLANK([.I215]);&quot;1_BddMergeFailed&quot;;IF(ISBLANK([.L215]);&quot;2_FactorGraphFailed&quot;;IF(ISBLANK([.O21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411" calcext:value-type="float">
            <text:p>4411</text:p>
          </table:table-cell>
          <table:table-cell office:value-type="float" office:value="1567" calcext:value-type="float">
            <text:p>1567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7.61" calcext:value-type="float">
            <text:p>7.61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5.qdimacs</text:p>
          </table:table-cell>
          <table:table-cell table:formula="of:=IF([.C216]=&quot;Y&quot;;&quot;5_Solved&quot;;IF(ISBLANK([.I216]);&quot;1_BddMergeFailed&quot;;IF(ISBLANK([.L216]);&quot;2_FactorGraphFailed&quot;;IF(ISBLANK([.O2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411" calcext:value-type="float">
            <text:p>4411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7.56" calcext:value-type="float">
            <text:p>7.56</text:p>
          </table:table-cell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2f9n.sat.qdimacs</text:p>
          </table:table-cell>
          <table:table-cell table:formula="of:=IF([.C217]=&quot;Y&quot;;&quot;5_Solved&quot;;IF(ISBLANK([.I217]);&quot;1_BddMergeFailed&quot;;IF(ISBLANK([.L217]);&quot;2_FactorGraphFailed&quot;;IF(ISBLANK([.O2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381" calcext:value-type="float">
            <text:p>8381</text:p>
          </table:table-cell>
          <table:table-cell office:value-type="float" office:value="1567" calcext:value-type="float">
            <text:p>1567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37.08" calcext:value-type="float">
            <text:p>37.0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2-fixpoint-5.qdimacs</text:p>
          </table:table-cell>
          <table:table-cell table:formula="of:=IF([.C218]=&quot;Y&quot;;&quot;5_Solved&quot;;IF(ISBLANK([.I218]);&quot;1_BddMergeFailed&quot;;IF(ISBLANK([.L218]);&quot;2_FactorGraphFailed&quot;;IF(ISBLANK([.O2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455" calcext:value-type="float">
            <text:p>4455</text:p>
          </table:table-cell>
          <table:table-cell office:value-type="float" office:value="1569" calcext:value-type="float">
            <text:p>1569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7.43" calcext:value-type="float">
            <text:p>7.43</text:p>
          </table:table-cell>
          <table:table-cell office:value-type="float" office:value="196" calcext:value-type="float">
            <text:p>19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0neg_all_bit_differing_from_cycle.qdimacs</text:p>
          </table:table-cell>
          <table:table-cell table:formula="of:=IF([.C219]=&quot;Y&quot;;&quot;5_Solved&quot;;IF(ISBLANK([.I219]);&quot;1_BddMergeFailed&quot;;IF(ISBLANK([.L219]);&quot;2_FactorGraphFailed&quot;;IF(ISBLANK([.O2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07" calcext:value-type="float">
            <text:p>4507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.73" calcext:value-type="float">
            <text:p>7.73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3b5y.sat.qdimacs</text:p>
          </table:table-cell>
          <table:table-cell table:formula="of:=IF([.C220]=&quot;Y&quot;;&quot;5_Solved&quot;;IF(ISBLANK([.I220]);&quot;1_BddMergeFailed&quot;;IF(ISBLANK([.L220]);&quot;2_FactorGraphFailed&quot;;IF(ISBLANK([.O2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913" calcext:value-type="float">
            <text:p>10913</text:p>
          </table:table-cell>
          <table:table-cell office:value-type="float" office:value="1627" calcext:value-type="float">
            <text:p>1627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office:value-type="float" office:value="73.28" calcext:value-type="float">
            <text:p>73.28</text:p>
          </table:table-cell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3b5y.sat.qdimacs</text:p>
          </table:table-cell>
          <table:table-cell table:formula="of:=IF([.C221]=&quot;Y&quot;;&quot;5_Solved&quot;;IF(ISBLANK([.I221]);&quot;1_BddMergeFailed&quot;;IF(ISBLANK([.L221]);&quot;2_FactorGraphFailed&quot;;IF(ISBLANK([.O2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913" calcext:value-type="float">
            <text:p>10913</text:p>
          </table:table-cell>
          <table:table-cell office:value-type="float" office:value="1627" calcext:value-type="float">
            <text:p>1627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72.88" calcext:value-type="float">
            <text:p>72.88</text:p>
          </table:table-cell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49" calcext:value-type="float">
            <text:p>0.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7neg_all_bit_differing_from_cycle.qdimacs</text:p>
          </table:table-cell>
          <table:table-cell table:formula="of:=IF([.C222]=&quot;Y&quot;;&quot;5_Solved&quot;;IF(ISBLANK([.I222]);&quot;1_BddMergeFailed&quot;;IF(ISBLANK([.L222]);&quot;2_FactorGraphFailed&quot;;IF(ISBLANK([.O2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37" calcext:value-type="float">
            <text:p>4537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7.91" calcext:value-type="float">
            <text:p>7.91</text:p>
          </table:table-cell>
          <table:table-cell office:value-type="float" office:value="194" calcext:value-type="float">
            <text:p>194</text:p>
          </table:table-cell>
          <table:table-cell office:value-type="float" office:value="46" calcext:value-type="float">
            <text:p>46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1.qdimacs</text:p>
          </table:table-cell>
          <table:table-cell table:formula="of:=IF([.C223]=&quot;Y&quot;;&quot;5_Solved&quot;;IF(ISBLANK([.I223]);&quot;1_BddMergeFailed&quot;;IF(ISBLANK([.L223]);&quot;2_FactorGraphFailed&quot;;IF(ISBLANK([.O2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95" calcext:value-type="float">
            <text:p>4395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7.9" calcext:value-type="float">
            <text:p>7.9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1.qdimacs</text:p>
          </table:table-cell>
          <table:table-cell table:formula="of:=IF([.C224]=&quot;Y&quot;;&quot;5_Solved&quot;;IF(ISBLANK([.I224]);&quot;1_BddMergeFailed&quot;;IF(ISBLANK([.L224]);&quot;2_FactorGraphFailed&quot;;IF(ISBLANK([.O2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95" calcext:value-type="float">
            <text:p>4395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8.34" calcext:value-type="float">
            <text:p>8.34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256.qdimacs</text:p>
          </table:table-cell>
          <table:table-cell table:formula="of:=IF([.C225]=&quot;Y&quot;;&quot;5_Solved&quot;;IF(ISBLANK([.I225]);&quot;1_BddMergeFailed&quot;;IF(ISBLANK([.L225]);&quot;2_FactorGraphFailed&quot;;IF(ISBLANK([.O22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4806" calcext:value-type="float">
            <text:p>4806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7.52" calcext:value-type="float">
            <text:p>7.52</text:p>
          </table:table-cell>
          <table:table-cell office:value-type="float" office:value="238" calcext:value-type="float">
            <text:p>238</text:p>
          </table:table-cell>
          <table:table-cell office:value-type="float" office:value="54" calcext:value-type="float">
            <text:p>54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78" calcext:value-type="float">
            <text:p>78</text:p>
          </table:table-cell>
          <table:table-cell office:value-type="float" office:value="163934170" calcext:value-type="float">
            <text:p>163934170</text:p>
          </table:table-cell>
          <table:table-cell office:value-type="float" office:value="286" calcext:value-type="float">
            <text:p>286</text:p>
          </table:table-cell>
          <table:table-cell office:value-type="float" office:value="254.634" calcext:value-type="float">
            <text:p>254.634</text:p>
          </table:table-cell>
          <table:table-cell office:value-type="float" office:value="368.233" calcext:value-type="float">
            <text:p>368.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256.qdimacs</text:p>
          </table:table-cell>
          <table:table-cell table:formula="of:=IF([.C226]=&quot;Y&quot;;&quot;5_Solved&quot;;IF(ISBLANK([.I226]);&quot;1_BddMergeFailed&quot;;IF(ISBLANK([.L226]);&quot;2_FactorGraphFailed&quot;;IF(ISBLANK([.O2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806" calcext:value-type="float">
            <text:p>4806</text:p>
          </table:table-cell>
          <table:table-cell office:value-type="float" office:value="1634" calcext:value-type="float">
            <text:p>1634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7.86" calcext:value-type="float">
            <text:p>7.86</text:p>
          </table:table-cell>
          <table:table-cell office:value-type="float" office:value="239" calcext:value-type="float">
            <text:p>239</text:p>
          </table:table-cell>
          <table:table-cell office:value-type="float" office:value="54" calcext:value-type="float">
            <text:p>54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5neg_all_bit_differing_from_cycle.qdimacs</text:p>
          </table:table-cell>
          <table:table-cell table:formula="of:=IF([.C227]=&quot;Y&quot;;&quot;5_Solved&quot;;IF(ISBLANK([.I227]);&quot;1_BddMergeFailed&quot;;IF(ISBLANK([.L227]);&quot;2_FactorGraphFailed&quot;;IF(ISBLANK([.O22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8.17" calcext:value-type="float">
            <text:p>8.17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5neg_all_bit_differing_from_cycle.qdimacs</text:p>
          </table:table-cell>
          <table:table-cell table:formula="of:=IF([.C228]=&quot;Y&quot;;&quot;5_Solved&quot;;IF(ISBLANK([.I228]);&quot;1_BddMergeFailed&quot;;IF(ISBLANK([.L228]);&quot;2_FactorGraphFailed&quot;;IF(ISBLANK([.O2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8.22" calcext:value-type="float">
            <text:p>8.2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4neg_all_bit_differing_from_cycle.qdimacs</text:p>
          </table:table-cell>
          <table:table-cell table:formula="of:=IF([.C229]=&quot;Y&quot;;&quot;5_Solved&quot;;IF(ISBLANK([.I229]);&quot;1_BddMergeFailed&quot;;IF(ISBLANK([.L229]);&quot;2_FactorGraphFailed&quot;;IF(ISBLANK([.O22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8.64" calcext:value-type="float">
            <text:p>8.64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9neg_all_bit_differing_from_cycle.qdimacs</text:p>
          </table:table-cell>
          <table:table-cell table:formula="of:=IF([.C230]=&quot;Y&quot;;&quot;5_Solved&quot;;IF(ISBLANK([.I230]);&quot;1_BddMergeFailed&quot;;IF(ISBLANK([.L230]);&quot;2_FactorGraphFailed&quot;;IF(ISBLANK([.O2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8.07" calcext:value-type="float">
            <text:p>8.07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4neg_all_bit_differing_from_cycle.qdimacs</text:p>
          </table:table-cell>
          <table:table-cell table:formula="of:=IF([.C231]=&quot;Y&quot;;&quot;5_Solved&quot;;IF(ISBLANK([.I231]);&quot;1_BddMergeFailed&quot;;IF(ISBLANK([.L231]);&quot;2_FactorGraphFailed&quot;;IF(ISBLANK([.O2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.57" calcext:value-type="float">
            <text:p>8.57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8neg_all_bit_differing_from_cycle.qdimacs</text:p>
          </table:table-cell>
          <table:table-cell table:formula="of:=IF([.C232]=&quot;Y&quot;;&quot;5_Solved&quot;;IF(ISBLANK([.I232]);&quot;1_BddMergeFailed&quot;;IF(ISBLANK([.L232]);&quot;2_FactorGraphFailed&quot;;IF(ISBLANK([.O2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.5" calcext:value-type="float">
            <text:p>8.5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6neg_all_bit_differing_from_cycle.qdimacs</text:p>
          </table:table-cell>
          <table:table-cell table:formula="of:=IF([.C233]=&quot;Y&quot;;&quot;5_Solved&quot;;IF(ISBLANK([.I233]);&quot;1_BddMergeFailed&quot;;IF(ISBLANK([.L233]);&quot;2_FactorGraphFailed&quot;;IF(ISBLANK([.O2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.7" calcext:value-type="float">
            <text:p>8.7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3neg_all_bit_differing_from_cycle.qdimacs</text:p>
          </table:table-cell>
          <table:table-cell table:formula="of:=IF([.C234]=&quot;Y&quot;;&quot;5_Solved&quot;;IF(ISBLANK([.I234]);&quot;1_BddMergeFailed&quot;;IF(ISBLANK([.L234]);&quot;2_FactorGraphFailed&quot;;IF(ISBLANK([.O23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.8" calcext:value-type="float">
            <text:p>7.8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6neg_all_bit_differing_from_cycle.qdimacs</text:p>
          </table:table-cell>
          <table:table-cell table:formula="of:=IF([.C235]=&quot;Y&quot;;&quot;5_Solved&quot;;IF(ISBLANK([.I235]);&quot;1_BddMergeFailed&quot;;IF(ISBLANK([.L235]);&quot;2_FactorGraphFailed&quot;;IF(ISBLANK([.O23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.96" calcext:value-type="float">
            <text:p>7.96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7neg_all_bit_differing_from_cycle.qdimacs</text:p>
          </table:table-cell>
          <table:table-cell table:formula="of:=IF([.C236]=&quot;Y&quot;;&quot;5_Solved&quot;;IF(ISBLANK([.I236]);&quot;1_BddMergeFailed&quot;;IF(ISBLANK([.L236]);&quot;2_FactorGraphFailed&quot;;IF(ISBLANK([.O2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8.22" calcext:value-type="float">
            <text:p>8.2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4neg_all_bit_differing_from_cycle.qdimacs</text:p>
          </table:table-cell>
          <table:table-cell table:formula="of:=IF([.C237]=&quot;Y&quot;;&quot;5_Solved&quot;;IF(ISBLANK([.I237]);&quot;1_BddMergeFailed&quot;;IF(ISBLANK([.L237]);&quot;2_FactorGraphFailed&quot;;IF(ISBLANK([.O2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.78" calcext:value-type="float">
            <text:p>7.78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orneg_all_bit_differing_from_cycle.qdimacs</text:p>
          </table:table-cell>
          <table:table-cell table:formula="of:=IF([.C238]=&quot;Y&quot;;&quot;5_Solved&quot;;IF(ISBLANK([.I238]);&quot;1_BddMergeFailed&quot;;IF(ISBLANK([.L238]);&quot;2_FactorGraphFailed&quot;;IF(ISBLANK([.O23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1neg_all_bit_differing_from_cycle.qdimacs</text:p>
          </table:table-cell>
          <table:table-cell table:formula="of:=IF([.C239]=&quot;Y&quot;;&quot;5_Solved&quot;;IF(ISBLANK([.I239]);&quot;1_BddMergeFailed&quot;;IF(ISBLANK([.L239]);&quot;2_FactorGraphFailed&quot;;IF(ISBLANK([.O2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8.14" calcext:value-type="float">
            <text:p>8.14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5neg_all_bit_differing_from_cycle.qdimacs</text:p>
          </table:table-cell>
          <table:table-cell table:formula="of:=IF([.C240]=&quot;Y&quot;;&quot;5_Solved&quot;;IF(ISBLANK([.I240]);&quot;1_BddMergeFailed&quot;;IF(ISBLANK([.L240]);&quot;2_FactorGraphFailed&quot;;IF(ISBLANK([.O2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.09" calcext:value-type="float">
            <text:p>8.09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3neg_all_bit_differing_from_cycle.qdimacs</text:p>
          </table:table-cell>
          <table:table-cell table:formula="of:=IF([.C241]=&quot;Y&quot;;&quot;5_Solved&quot;;IF(ISBLANK([.I241]);&quot;1_BddMergeFailed&quot;;IF(ISBLANK([.L241]);&quot;2_FactorGraphFailed&quot;;IF(ISBLANK([.O2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8.41" calcext:value-type="float">
            <text:p>8.41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6_all_bit_differing_from_cycle.qdimacs</text:p>
          </table:table-cell>
          <table:table-cell table:formula="of:=IF([.C242]=&quot;Y&quot;;&quot;5_Solved&quot;;IF(ISBLANK([.I242]);&quot;1_BddMergeFailed&quot;;IF(ISBLANK([.L242]);&quot;2_FactorGraphFailed&quot;;IF(ISBLANK([.O24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8.21" calcext:value-type="float">
            <text:p>8.21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0neg_all_bit_differing_from_cycle.qdimacs</text:p>
          </table:table-cell>
          <table:table-cell table:formula="of:=IF([.C243]=&quot;Y&quot;;&quot;5_Solved&quot;;IF(ISBLANK([.I243]);&quot;1_BddMergeFailed&quot;;IF(ISBLANK([.L243]);&quot;2_FactorGraphFailed&quot;;IF(ISBLANK([.O2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.62" calcext:value-type="float">
            <text:p>7.6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9neg_all_bit_differing_from_cycle.qdimacs</text:p>
          </table:table-cell>
          <table:table-cell table:formula="of:=IF([.C244]=&quot;Y&quot;;&quot;5_Solved&quot;;IF(ISBLANK([.I244]);&quot;1_BddMergeFailed&quot;;IF(ISBLANK([.L244]);&quot;2_FactorGraphFailed&quot;;IF(ISBLANK([.O24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8.56" calcext:value-type="float">
            <text:p>8.56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6neg_all_bit_differing_from_cycle.qdimacs</text:p>
          </table:table-cell>
          <table:table-cell table:formula="of:=IF([.C245]=&quot;Y&quot;;&quot;5_Solved&quot;;IF(ISBLANK([.I245]);&quot;1_BddMergeFailed&quot;;IF(ISBLANK([.L245]);&quot;2_FactorGraphFailed&quot;;IF(ISBLANK([.O2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.52" calcext:value-type="float">
            <text:p>8.5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2neg_all_bit_differing_from_cycle.qdimacs</text:p>
          </table:table-cell>
          <table:table-cell table:formula="of:=IF([.C246]=&quot;Y&quot;;&quot;5_Solved&quot;;IF(ISBLANK([.I246]);&quot;1_BddMergeFailed&quot;;IF(ISBLANK([.L246]);&quot;2_FactorGraphFailed&quot;;IF(ISBLANK([.O2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7.94" calcext:value-type="float">
            <text:p>7.94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2neg_all_bit_differing_from_cycle.qdimacs</text:p>
          </table:table-cell>
          <table:table-cell table:formula="of:=IF([.C247]=&quot;Y&quot;;&quot;5_Solved&quot;;IF(ISBLANK([.I247]);&quot;1_BddMergeFailed&quot;;IF(ISBLANK([.L247]);&quot;2_FactorGraphFailed&quot;;IF(ISBLANK([.O2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7.77" calcext:value-type="float">
            <text:p>7.77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11neg_all_bit_differing_from_cycle.qdimacs</text:p>
          </table:table-cell>
          <table:table-cell table:formula="of:=IF([.C248]=&quot;Y&quot;;&quot;5_Solved&quot;;IF(ISBLANK([.I248]);&quot;1_BddMergeFailed&quot;;IF(ISBLANK([.L248]);&quot;2_FactorGraphFailed&quot;;IF(ISBLANK([.O2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8" calcext:value-type="float">
            <text:p>4588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.92" calcext:value-type="float">
            <text:p>7.9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7neg_all_bit_differing_from_cycle.qdimacs</text:p>
          </table:table-cell>
          <table:table-cell table:formula="of:=IF([.C249]=&quot;Y&quot;;&quot;5_Solved&quot;;IF(ISBLANK([.I249]);&quot;1_BddMergeFailed&quot;;IF(ISBLANK([.L249]);&quot;2_FactorGraphFailed&quot;;IF(ISBLANK([.O2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9" calcext:value-type="float">
            <text:p>4589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7.79" calcext:value-type="float">
            <text:p>7.79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28neg_all_bit_differing_from_cycle.qdimacs</text:p>
          </table:table-cell>
          <table:table-cell table:formula="of:=IF([.C250]=&quot;Y&quot;;&quot;5_Solved&quot;;IF(ISBLANK([.I250]);&quot;1_BddMergeFailed&quot;;IF(ISBLANK([.L250]);&quot;2_FactorGraphFailed&quot;;IF(ISBLANK([.O2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97" calcext:value-type="float">
            <text:p>4597</text:p>
          </table:table-cell>
          <table:table-cell office:value-type="float" office:value="1636" calcext:value-type="float">
            <text:p>163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7.95" calcext:value-type="float">
            <text:p>7.95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31neg.qdimacs</text:p>
          </table:table-cell>
          <table:table-cell table:formula="of:=IF([.C251]=&quot;Y&quot;;&quot;5_Solved&quot;;IF(ISBLANK([.I251]);&quot;1_BddMergeFailed&quot;;IF(ISBLANK([.L251]);&quot;2_FactorGraphFailed&quot;;IF(ISBLANK([.O2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7" calcext:value-type="float">
            <text:p>4587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.03" calcext:value-type="float">
            <text:p>8.03</text:p>
          </table:table-cell>
          <table:table-cell office:value-type="float" office:value="199" calcext:value-type="float">
            <text:p>199</text:p>
          </table:table-cell>
          <table:table-cell office:value-type="float" office:value="46" calcext:value-type="float">
            <text:p>46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31neg_all_bit_differing_from_cycle.qdimacs</text:p>
          </table:table-cell>
          <table:table-cell table:formula="of:=IF([.C252]=&quot;Y&quot;;&quot;5_Solved&quot;;IF(ISBLANK([.I252]);&quot;1_BddMergeFailed&quot;;IF(ISBLANK([.L252]);&quot;2_FactorGraphFailed&quot;;IF(ISBLANK([.O2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7" calcext:value-type="float">
            <text:p>4587</text:p>
          </table:table-cell>
          <table:table-cell office:value-type="float" office:value="1638" calcext:value-type="float">
            <text:p>1638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8.18" calcext:value-type="float">
            <text:p>8.18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31neg.qdimacs</text:p>
          </table:table-cell>
          <table:table-cell table:formula="of:=IF([.C253]=&quot;Y&quot;;&quot;5_Solved&quot;;IF(ISBLANK([.I253]);&quot;1_BddMergeFailed&quot;;IF(ISBLANK([.L253]);&quot;2_FactorGraphFailed&quot;;IF(ISBLANK([.O2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87" calcext:value-type="float">
            <text:p>4587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7.31" calcext:value-type="float">
            <text:p>7.31</text:p>
          </table:table-cell>
          <table:table-cell office:value-type="float" office:value="199" calcext:value-type="float">
            <text:p>199</text:p>
          </table:table-cell>
          <table:table-cell office:value-type="float" office:value="46" calcext:value-type="float">
            <text:p>46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c9y.sat.qdimacs</text:p>
          </table:table-cell>
          <table:table-cell table:formula="of:=IF([.C254]=&quot;Y&quot;;&quot;5_Solved&quot;;IF(ISBLANK([.I254]);&quot;1_BddMergeFailed&quot;;IF(ISBLANK([.L254]);&quot;2_FactorGraphFailed&quot;;IF(ISBLANK([.O2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87" calcext:value-type="float">
            <text:p>468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0.83" calcext:value-type="float">
            <text:p>10.8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c9y.sat.qdimacs</text:p>
          </table:table-cell>
          <table:table-cell table:formula="of:=IF([.C255]=&quot;Y&quot;;&quot;5_Solved&quot;;IF(ISBLANK([.I255]);&quot;1_BddMergeFailed&quot;;IF(ISBLANK([.L255]);&quot;2_FactorGraphFailed&quot;;IF(ISBLANK([.O2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87" calcext:value-type="float">
            <text:p>468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.79" calcext:value-type="float">
            <text:p>10.79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77" calcext:value-type="float">
            <text:p>0.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30neg_all_bit_differing_from_cycle.qdimacs</text:p>
          </table:table-cell>
          <table:table-cell table:formula="of:=IF([.C256]=&quot;Y&quot;;&quot;5_Solved&quot;;IF(ISBLANK([.I256]);&quot;1_BddMergeFailed&quot;;IF(ISBLANK([.L256]);&quot;2_FactorGraphFailed&quot;;IF(ISBLANK([.O2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35" calcext:value-type="float">
            <text:p>4635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7.89" calcext:value-type="float">
            <text:p>7.89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tuint08neg_all_bit_differing_from_cycle.qdimacs</text:p>
          </table:table-cell>
          <table:table-cell table:formula="of:=IF([.C257]=&quot;Y&quot;;&quot;5_Solved&quot;;IF(ISBLANK([.I257]);&quot;1_BddMergeFailed&quot;;IF(ISBLANK([.L257]);&quot;2_FactorGraphFailed&quot;;IF(ISBLANK([.O2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52" calcext:value-type="float">
            <text:p>4652</text:p>
          </table:table-cell>
          <table:table-cell office:value-type="float" office:value="1657" calcext:value-type="float">
            <text:p>1657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8.47" calcext:value-type="float">
            <text:p>8.47</text:p>
          </table:table-cell>
          <table:table-cell office:value-type="float" office:value="209" calcext:value-type="float">
            <text:p>209</text:p>
          </table:table-cell>
          <table:table-cell office:value-type="float" office:value="45" calcext:value-type="float">
            <text:p>45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9234_all_bit_differing_from_cycle.qdimacs</text:p>
          </table:table-cell>
          <table:table-cell table:formula="of:=IF([.C258]=&quot;Y&quot;;&quot;5_Solved&quot;;IF(ISBLANK([.I258]);&quot;1_BddMergeFailed&quot;;IF(ISBLANK([.L258]);&quot;2_FactorGraphFailed&quot;;IF(ISBLANK([.O2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float" office:value="1706" calcext:value-type="float">
            <text:p>1706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7.4" calcext:value-type="float">
            <text:p>7.4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7_16_224.qdimacs</text:p>
          </table:table-cell>
          <table:table-cell table:formula="of:=IF([.C259]=&quot;Y&quot;;&quot;5_Solved&quot;;IF(ISBLANK([.I259]);&quot;1_BddMergeFailed&quot;;IF(ISBLANK([.L259]);&quot;2_FactorGraphFailed&quot;;IF(ISBLANK([.O2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1778" calcext:value-type="float">
            <text:p>177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12.8" calcext:value-type="float">
            <text:p>12.8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7_16_224.qdimacs</text:p>
          </table:table-cell>
          <table:table-cell table:formula="of:=IF([.C260]=&quot;Y&quot;;&quot;5_Solved&quot;;IF(ISBLANK([.I260]);&quot;1_BddMergeFailed&quot;;IF(ISBLANK([.L260]);&quot;2_FactorGraphFailed&quot;;IF(ISBLANK([.O2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1778" calcext:value-type="float">
            <text:p>1778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11.6" calcext:value-type="float">
            <text:p>11.6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6_unsigned_64.qdimacs</text:p>
          </table:table-cell>
          <table:table-cell table:formula="of:=IF([.C261]=&quot;Y&quot;;&quot;5_Solved&quot;;IF(ISBLANK([.I261]);&quot;1_BddMergeFailed&quot;;IF(ISBLANK([.L261]);&quot;2_FactorGraphFailed&quot;;IF(ISBLANK([.O2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10.54" calcext:value-type="float">
            <text:p>10.54</text:p>
          </table:table-cell>
          <table:table-cell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6_unsigned_64.qdimacs</text:p>
          </table:table-cell>
          <table:table-cell table:formula="of:=IF([.C262]=&quot;Y&quot;;&quot;5_Solved&quot;;IF(ISBLANK([.I262]);&quot;1_BddMergeFailed&quot;;IF(ISBLANK([.L262]);&quot;2_FactorGraphFailed&quot;;IF(ISBLANK([.O2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float" office:value="1808" calcext:value-type="float">
            <text:p>1808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9.88" calcext:value-type="float">
            <text:p>9.88</text:p>
          </table:table-cell>
          <table:table-cell office:value-type="float" office:value="194" calcext:value-type="float">
            <text:p>194</text:p>
          </table:table-cell>
          <table:table-cell office:value-type="float" office:value="58" calcext:value-type="float">
            <text:p>58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6_signed_64.qdimacs</text:p>
          </table:table-cell>
          <table:table-cell table:formula="of:=IF([.C263]=&quot;Y&quot;;&quot;5_Solved&quot;;IF(ISBLANK([.I263]);&quot;1_BddMergeFailed&quot;;IF(ISBLANK([.L263]);&quot;2_FactorGraphFailed&quot;;IF(ISBLANK([.O2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30" calcext:value-type="float">
            <text:p>463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0.32" calcext:value-type="float">
            <text:p>10.32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6_signed_64.qdimacs</text:p>
          </table:table-cell>
          <table:table-cell table:formula="of:=IF([.C264]=&quot;Y&quot;;&quot;5_Solved&quot;;IF(ISBLANK([.I264]);&quot;1_BddMergeFailed&quot;;IF(ISBLANK([.L264]);&quot;2_FactorGraphFailed&quot;;IF(ISBLANK([.O2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30" calcext:value-type="float">
            <text:p>463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0.09" calcext:value-type="float">
            <text:p>10.09</text:p>
          </table:table-cell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zation128.qdimacs</text:p>
          </table:table-cell>
          <table:table-cell table:formula="of:=IF([.C265]=&quot;Y&quot;;&quot;5_Solved&quot;;IF(ISBLANK([.I265]);&quot;1_BddMergeFailed&quot;;IF(ISBLANK([.L265]);&quot;2_FactorGraphFailed&quot;;IF(ISBLANK([.O2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754" calcext:value-type="float">
            <text:p>5754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3.6" calcext:value-type="float">
            <text:p>13.6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0.05" calcext:value-type="float">
            <text:p>0.05</text:p>
          </table:table-cell>
          <table:table-cell office:value-type="float" office:value="135" calcext:value-type="float">
            <text:p>135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6.qdimacs</text:p>
          </table:table-cell>
          <table:table-cell table:formula="of:=IF([.C266]=&quot;Y&quot;;&quot;5_Solved&quot;;IF(ISBLANK([.I266]);&quot;1_BddMergeFailed&quot;;IF(ISBLANK([.L266]);&quot;2_FactorGraphFailed&quot;;IF(ISBLANK([.O2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35" calcext:value-type="float">
            <text:p>5335</text:p>
          </table:table-cell>
          <table:table-cell office:value-type="float" office:value="1879" calcext:value-type="float">
            <text:p>1879</text:p>
          </table:table-cell>
          <table:table-cell office:value-type="float" office:value="0.01" calcext:value-type="float">
            <text:p>0.01</text:p>
          </table:table-cell>
          <table:table-cell office:value-type="float" office:value="0.27" calcext:value-type="float">
            <text:p>0.27</text:p>
          </table:table-cell>
          <table:table-cell office:value-type="float" office:value="10.58" calcext:value-type="float">
            <text:p>10.58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6.qdimacs</text:p>
          </table:table-cell>
          <table:table-cell table:formula="of:=IF([.C267]=&quot;Y&quot;;&quot;5_Solved&quot;;IF(ISBLANK([.I267]);&quot;1_BddMergeFailed&quot;;IF(ISBLANK([.L267]);&quot;2_FactorGraphFailed&quot;;IF(ISBLANK([.O2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35" calcext:value-type="float">
            <text:p>5335</text:p>
          </table:table-cell>
          <table:table-cell office:value-type="float" office:value="1879" calcext:value-type="float">
            <text:p>1879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11.07" calcext:value-type="float">
            <text:p>11.07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2-fixpoint-6.qdimacs</text:p>
          </table:table-cell>
          <table:table-cell table:formula="of:=IF([.C268]=&quot;Y&quot;;&quot;5_Solved&quot;;IF(ISBLANK([.I268]);&quot;1_BddMergeFailed&quot;;IF(ISBLANK([.L268]);&quot;2_FactorGraphFailed&quot;;IF(ISBLANK([.O2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79" calcext:value-type="float">
            <text:p>5379</text:p>
          </table:table-cell>
          <table:table-cell office:value-type="float" office:value="1881" calcext:value-type="float">
            <text:p>1881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10.92" calcext:value-type="float">
            <text:p>10.92</text:p>
          </table:table-cell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8_exquery_1344n.qdimacs</text:p>
          </table:table-cell>
          <table:table-cell table:formula="of:=IF([.C269]=&quot;Y&quot;;&quot;5_Solved&quot;;IF(ISBLANK([.I269]);&quot;1_BddMergeFailed&quot;;IF(ISBLANK([.L269]);&quot;2_FactorGraphFailed&quot;;IF(ISBLANK([.O2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054" calcext:value-type="float">
            <text:p>7054</text:p>
          </table:table-cell>
          <table:table-cell office:value-type="float" office:value="1957" calcext:value-type="float">
            <text:p>1957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office:value-type="float" office:value="22.27" calcext:value-type="float">
            <text:p>22.27</text:p>
          </table:table-cell>
          <table:table-cell office:value-type="float" office:value="398" calcext:value-type="float">
            <text:p>398</text:p>
          </table:table-cell>
          <table:table-cell office:value-type="float" office:value="65" calcext:value-type="float">
            <text:p>65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8_exquery_1344n.qdimacs</text:p>
          </table:table-cell>
          <table:table-cell table:formula="of:=IF([.C270]=&quot;Y&quot;;&quot;5_Solved&quot;;IF(ISBLANK([.I270]);&quot;1_BddMergeFailed&quot;;IF(ISBLANK([.L270]);&quot;2_FactorGraphFailed&quot;;IF(ISBLANK([.O2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054" calcext:value-type="float">
            <text:p>7054</text:p>
          </table:table-cell>
          <table:table-cell office:value-type="float" office:value="1957" calcext:value-type="float">
            <text:p>1957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23.08" calcext:value-type="float">
            <text:p>23.08</text:p>
          </table:table-cell>
          <table:table-cell office:value-type="float" office:value="398" calcext:value-type="float">
            <text:p>398</text:p>
          </table:table-cell>
          <table:table-cell office:value-type="float" office:value="65" calcext:value-type="float">
            <text:p>65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0.78" calcext:value-type="float">
            <text:p>0.7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5_52_53.qdimacs</text:p>
          </table:table-cell>
          <table:table-cell table:formula="of:=IF([.C271]=&quot;Y&quot;;&quot;5_Solved&quot;;IF(ISBLANK([.I271]);&quot;1_BddMergeFailed&quot;;IF(ISBLANK([.L271]);&quot;2_FactorGraphFailed&quot;;IF(ISBLANK([.O2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748" calcext:value-type="float">
            <text:p>6748</text:p>
          </table:table-cell>
          <table:table-cell office:value-type="float" office:value="2008" calcext:value-type="float">
            <text:p>2008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office:value-type="float" office:value="14.85" calcext:value-type="float">
            <text:p>14.85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1.14" calcext:value-type="float">
            <text:p>1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_79_80.qdimacs</text:p>
          </table:table-cell>
          <table:table-cell table:formula="of:=IF([.C272]=&quot;Y&quot;;&quot;5_Solved&quot;;IF(ISBLANK([.I272]);&quot;1_BddMergeFailed&quot;;IF(ISBLANK([.L272]);&quot;2_FactorGraphFailed&quot;;IF(ISBLANK([.O2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766" calcext:value-type="float">
            <text:p>6766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4.36" calcext:value-type="float">
            <text:p>14.36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97" calcext:value-type="float">
            <text:p>0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ial_query42_1344n.qdimacs</text:p>
          </table:table-cell>
          <table:table-cell table:formula="of:=IF([.C273]=&quot;Y&quot;;&quot;5_Solved&quot;;IF(ISBLANK([.I273]);&quot;1_BddMergeFailed&quot;;IF(ISBLANK([.L273]);&quot;2_FactorGraphFailed&quot;;IF(ISBLANK([.O27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920" calcext:value-type="float">
            <text:p>6920</text:p>
          </table:table-cell>
          <table:table-cell office:value-type="float" office:value="2021" calcext:value-type="float">
            <text:p>2021</text:p>
          </table:table-cell>
          <table:table-cell office:value-type="float" office:value="0.01" calcext:value-type="float">
            <text:p>0.01</text:p>
          </table:table-cell>
          <table:table-cell office:value-type="float" office:value="0.62" calcext:value-type="float">
            <text:p>0.62</text:p>
          </table:table-cell>
          <table:table-cell office:value-type="float" office:value="23.96" calcext:value-type="float">
            <text:p>23.96</text:p>
          </table:table-cell>
          <table:table-cell office:value-type="float" office:value="395" calcext:value-type="float">
            <text:p>395</text:p>
          </table:table-cell>
          <table:table-cell office:value-type="float" office:value="66" calcext:value-type="float">
            <text:p>66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78" calcext:value-type="float">
            <text:p>6.578</text:p>
          </table:table-cell>
          <table:table-cell office:value-type="float" office:value="0.328" calcext:value-type="float">
            <text:p>0.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ial_query42_1344n.qdimacs</text:p>
          </table:table-cell>
          <table:table-cell table:formula="of:=IF([.C274]=&quot;Y&quot;;&quot;5_Solved&quot;;IF(ISBLANK([.I274]);&quot;1_BddMergeFailed&quot;;IF(ISBLANK([.L274]);&quot;2_FactorGraphFailed&quot;;IF(ISBLANK([.O27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920" calcext:value-type="float">
            <text:p>6920</text:p>
          </table:table-cell>
          <table:table-cell office:value-type="float" office:value="2021" calcext:value-type="float">
            <text:p>2021</text:p>
          </table:table-cell>
          <table:table-cell office:value-type="float" office:value="0.01" calcext:value-type="float">
            <text:p>0.01</text:p>
          </table:table-cell>
          <table:table-cell office:value-type="float" office:value="0.45" calcext:value-type="float">
            <text:p>0.45</text:p>
          </table:table-cell>
          <table:table-cell office:value-type="float" office:value="21.98" calcext:value-type="float">
            <text:p>21.98</text:p>
          </table:table-cell>
          <table:table-cell office:value-type="float" office:value="395" calcext:value-type="float">
            <text:p>395</text:p>
          </table:table-cell>
          <table:table-cell office:value-type="float" office:value="66" calcext:value-type="float">
            <text:p>66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368" calcext:value-type="float">
            <text:p>6.368</text:p>
          </table:table-cell>
          <table:table-cell office:value-type="float" office:value="0.328" calcext:value-type="float">
            <text:p>0.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ivil_query42_1344n.qdimacs</text:p>
          </table:table-cell>
          <table:table-cell table:formula="of:=IF([.C275]=&quot;Y&quot;;&quot;5_Solved&quot;;IF(ISBLANK([.I275]);&quot;1_BddMergeFailed&quot;;IF(ISBLANK([.L275]);&quot;2_FactorGraphFailed&quot;;IF(ISBLANK([.O27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920" calcext:value-type="float">
            <text:p>6920</text:p>
          </table:table-cell>
          <table:table-cell office:value-type="float" office:value="2021" calcext:value-type="float">
            <text:p>2021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4.04" calcext:value-type="float">
            <text:p>24.04</text:p>
          </table:table-cell>
          <table:table-cell office:value-type="float" office:value="380" calcext:value-type="float">
            <text:p>380</text:p>
          </table:table-cell>
          <table:table-cell office:value-type="float" office:value="66" calcext:value-type="float">
            <text:p>66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013" calcext:value-type="float">
            <text:p>10.013</text:p>
          </table:table-cell>
          <table:table-cell office:value-type="float" office:value="0.108" calcext:value-type="float">
            <text:p>0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ivil_query42_1344n.qdimacs</text:p>
          </table:table-cell>
          <table:table-cell table:formula="of:=IF([.C276]=&quot;Y&quot;;&quot;5_Solved&quot;;IF(ISBLANK([.I276]);&quot;1_BddMergeFailed&quot;;IF(ISBLANK([.L276]);&quot;2_FactorGraphFailed&quot;;IF(ISBLANK([.O276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920" calcext:value-type="float">
            <text:p>6920</text:p>
          </table:table-cell>
          <table:table-cell office:value-type="float" office:value="2021" calcext:value-type="float">
            <text:p>2021</text:p>
          </table:table-cell>
          <table:table-cell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office:value-type="float" office:value="22.7" calcext:value-type="float">
            <text:p>22.7</text:p>
          </table:table-cell>
          <table:table-cell office:value-type="float" office:value="380" calcext:value-type="float">
            <text:p>380</text:p>
          </table:table-cell>
          <table:table-cell office:value-type="float" office:value="66" calcext:value-type="float">
            <text:p>66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279" calcext:value-type="float">
            <text:p>9.279</text:p>
          </table:table-cell>
          <table:table-cell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kbs4863.qdimacs</text:p>
          </table:table-cell>
          <table:table-cell table:formula="of:=IF([.C277]=&quot;Y&quot;;&quot;5_Solved&quot;;IF(ISBLANK([.I277]);&quot;1_BddMergeFailed&quot;;IF(ISBLANK([.L277]);&quot;2_FactorGraphFailed&quot;;IF(ISBLANK([.O2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452" calcext:value-type="float">
            <text:p>6452</text:p>
          </table:table-cell>
          <table:table-cell office:value-type="float" office:value="2050" calcext:value-type="float">
            <text:p>2050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  <table:table-cell office:value-type="float" office:value="11.35" calcext:value-type="float">
            <text:p>11.35</text:p>
          </table:table-cell>
          <table:table-cell office:value-type="float" office:value="243" calcext:value-type="float">
            <text:p>243</text:p>
          </table:table-cell>
          <table:table-cell office:value-type="float" office:value="58" calcext:value-type="float">
            <text:p>58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jkbs4863_all_bit_differing_from_cycle.qdimacs</text:p>
          </table:table-cell>
          <table:table-cell table:formula="of:=IF([.C278]=&quot;Y&quot;;&quot;5_Solved&quot;;IF(ISBLANK([.I278]);&quot;1_BddMergeFailed&quot;;IF(ISBLANK([.L278]);&quot;2_FactorGraphFailed&quot;;IF(ISBLANK([.O2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452" calcext:value-type="float">
            <text:p>6452</text:p>
          </table:table-cell>
          <table:table-cell office:value-type="float" office:value="2050" calcext:value-type="float">
            <text:p>2050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12.49" calcext:value-type="float">
            <text:p>12.49</text:p>
          </table:table-cell>
          <table:table-cell office:value-type="float" office:value="243" calcext:value-type="float">
            <text:p>243</text:p>
          </table:table-cell>
          <table:table-cell office:value-type="float" office:value="58" calcext:value-type="float">
            <text:p>5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1.qdimacs</text:p>
          </table:table-cell>
          <table:table-cell table:formula="of:=IF([.C279]=&quot;Y&quot;;&quot;5_Solved&quot;;IF(ISBLANK([.I279]);&quot;1_BddMergeFailed&quot;;IF(ISBLANK([.L279]);&quot;2_FactorGraphFailed&quot;;IF(ISBLANK([.O2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57" calcext:value-type="float">
            <text:p>6157</text:p>
          </table:table-cell>
          <table:table-cell office:value-type="float" office:value="2130" calcext:value-type="float">
            <text:p>2130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office:value-type="float" office:value="15.74" calcext:value-type="float">
            <text:p>15.74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1.qdimacs</text:p>
          </table:table-cell>
          <table:table-cell table:formula="of:=IF([.C280]=&quot;Y&quot;;&quot;5_Solved&quot;;IF(ISBLANK([.I280]);&quot;1_BddMergeFailed&quot;;IF(ISBLANK([.L280]);&quot;2_FactorGraphFailed&quot;;IF(ISBLANK([.O2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57" calcext:value-type="float">
            <text:p>6157</text:p>
          </table:table-cell>
          <table:table-cell office:value-type="float" office:value="2130" calcext:value-type="float">
            <text:p>2130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15.97" calcext:value-type="float">
            <text:p>15.97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05" calcext:value-type="float">
            <text:p>1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ynabs-fixpoint-10.qdimacs</text:p>
          </table:table-cell>
          <table:table-cell table:formula="of:=IF([.C281]=&quot;Y&quot;;&quot;5_Solved&quot;;IF(ISBLANK([.I281]);&quot;1_BddMergeFailed&quot;;IF(ISBLANK([.L281]);&quot;2_FactorGraphFailed&quot;;IF(ISBLANK([.O2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91" calcext:value-type="float">
            <text:p>6391</text:p>
          </table:table-cell>
          <table:table-cell office:value-type="float" office:value="2139" calcext:value-type="float">
            <text:p>2139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17.7" calcext:value-type="float">
            <text:p>17.7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ynabs-fixpoint-10.qdimacs</text:p>
          </table:table-cell>
          <table:table-cell table:formula="of:=IF([.C282]=&quot;Y&quot;;&quot;5_Solved&quot;;IF(ISBLANK([.I282]);&quot;1_BddMergeFailed&quot;;IF(ISBLANK([.L282]);&quot;2_FactorGraphFailed&quot;;IF(ISBLANK([.O2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91" calcext:value-type="float">
            <text:p>6391</text:p>
          </table:table-cell>
          <table:table-cell office:value-type="float" office:value="2139" calcext:value-type="float">
            <text:p>2139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15.96" calcext:value-type="float">
            <text:p>15.96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83" calcext:value-type="float">
            <text:p>0.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6_214.qdimacs</text:p>
          </table:table-cell>
          <table:table-cell table:formula="of:=IF([.C283]=&quot;Y&quot;;&quot;5_Solved&quot;;IF(ISBLANK([.I283]);&quot;1_BddMergeFailed&quot;;IF(ISBLANK([.L283]);&quot;2_FactorGraphFailed&quot;;IF(ISBLANK([.O2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2139" calcext:value-type="float">
            <text:p>2139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6_214.qdimacs</text:p>
          </table:table-cell>
          <table:table-cell table:formula="of:=IF([.C284]=&quot;Y&quot;;&quot;5_Solved&quot;;IF(ISBLANK([.I284]);&quot;1_BddMergeFailed&quot;;IF(ISBLANK([.L284]);&quot;2_FactorGraphFailed&quot;;IF(ISBLANK([.O2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2139" calcext:value-type="float">
            <text:p>2139</text:p>
          </table:table-cell>
          <table:table-cell office:value-type="float" office:value="0.01" calcext:value-type="float">
            <text:p>0.01</text:p>
          </table:table-cell>
          <table:table-cell office:value-type="float" office:value="0.52" calcext:value-type="float">
            <text:p>0.52</text:p>
          </table:table-cell>
          <table:table-cell office:value-type="float" office:value="19.05" calcext:value-type="float">
            <text:p>19.0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buf7b4n.sat.qdimacs</text:p>
          </table:table-cell>
          <table:table-cell table:formula="of:=IF([.C285]=&quot;Y&quot;;&quot;5_Solved&quot;;IF(ISBLANK([.I285]);&quot;1_BddMergeFailed&quot;;IF(ISBLANK([.L285]);&quot;2_FactorGraphFailed&quot;;IF(ISBLANK([.O2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187" calcext:value-type="float">
            <text:p>12187</text:p>
          </table:table-cell>
          <table:table-cell office:value-type="float" office:value="2143" calcext:value-type="float">
            <text:p>2143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office:value-type="float" office:value="76.63" calcext:value-type="float">
            <text:p>76.63</text:p>
          </table:table-cell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84_215.qdimacs</text:p>
          </table:table-cell>
          <table:table-cell table:formula="of:=IF([.C286]=&quot;Y&quot;;&quot;5_Solved&quot;;IF(ISBLANK([.I286]);&quot;1_BddMergeFailed&quot;;IF(ISBLANK([.L286]);&quot;2_FactorGraphFailed&quot;;IF(ISBLANK([.O2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2144" calcext:value-type="float">
            <text:p>2144</text:p>
          </table:table-cell>
          <table:table-cell office:value-type="float" office:value="0.01" calcext:value-type="float">
            <text:p>0.01</text:p>
          </table:table-cell>
          <table:table-cell office:value-type="float" office:value="0.56" calcext:value-type="float">
            <text:p>0.56</text:p>
          </table:table-cell>
          <table:table-cell office:value-type="float" office:value="20.07" calcext:value-type="float">
            <text:p>20.07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12" calcext:value-type="float">
            <text:p>1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2.qdimacs</text:p>
          </table:table-cell>
          <table:table-cell table:formula="of:=IF([.C287]=&quot;Y&quot;;&quot;5_Solved&quot;;IF(ISBLANK([.I287]);&quot;1_BddMergeFailed&quot;;IF(ISBLANK([.L287]);&quot;2_FactorGraphFailed&quot;;IF(ISBLANK([.O2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04" calcext:value-type="float">
            <text:p>6104</text:p>
          </table:table-cell>
          <table:table-cell office:value-type="float" office:value="2159" calcext:value-type="float">
            <text:p>2159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8.95" calcext:value-type="float">
            <text:p>18.95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2.qdimacs</text:p>
          </table:table-cell>
          <table:table-cell table:formula="of:=IF([.C288]=&quot;Y&quot;;&quot;5_Solved&quot;;IF(ISBLANK([.I288]);&quot;1_BddMergeFailed&quot;;IF(ISBLANK([.L288]);&quot;2_FactorGraphFailed&quot;;IF(ISBLANK([.O2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04" calcext:value-type="float">
            <text:p>6104</text:p>
          </table:table-cell>
          <table:table-cell office:value-type="float" office:value="2159" calcext:value-type="float">
            <text:p>2159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19.8" calcext:value-type="float">
            <text:p>19.8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7.qdimacs</text:p>
          </table:table-cell>
          <table:table-cell table:formula="of:=IF([.C289]=&quot;Y&quot;;&quot;5_Solved&quot;;IF(ISBLANK([.I289]);&quot;1_BddMergeFailed&quot;;IF(ISBLANK([.L289]);&quot;2_FactorGraphFailed&quot;;IF(ISBLANK([.O2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59" calcext:value-type="float">
            <text:p>6259</text:p>
          </table:table-cell>
          <table:table-cell office:value-type="float" office:value="2191" calcext:value-type="float">
            <text:p>2191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office:value-type="float" office:value="15.29" calcext:value-type="float">
            <text:p>15.29</text:p>
          </table:table-cell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7.qdimacs</text:p>
          </table:table-cell>
          <table:table-cell table:formula="of:=IF([.C290]=&quot;Y&quot;;&quot;5_Solved&quot;;IF(ISBLANK([.I290]);&quot;1_BddMergeFailed&quot;;IF(ISBLANK([.L290]);&quot;2_FactorGraphFailed&quot;;IF(ISBLANK([.O2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59" calcext:value-type="float">
            <text:p>6259</text:p>
          </table:table-cell>
          <table:table-cell office:value-type="float" office:value="2191" calcext:value-type="float">
            <text:p>2191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15.09" calcext:value-type="float">
            <text:p>15.09</text:p>
          </table:table-cell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2-fixpoint-7.qdimacs</text:p>
          </table:table-cell>
          <table:table-cell table:formula="of:=IF([.C291]=&quot;Y&quot;;&quot;5_Solved&quot;;IF(ISBLANK([.I291]);&quot;1_BddMergeFailed&quot;;IF(ISBLANK([.L291]);&quot;2_FactorGraphFailed&quot;;IF(ISBLANK([.O2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03" calcext:value-type="float">
            <text:p>6303</text:p>
          </table:table-cell>
          <table:table-cell office:value-type="float" office:value="2193" calcext:value-type="float">
            <text:p>2193</text:p>
          </table:table-cell>
          <table:table-cell office:value-type="float" office:value="0.01" calcext:value-type="float">
            <text:p>0.01</text:p>
          </table:table-cell>
          <table:table-cell office:value-type="float" office:value="0.41" calcext:value-type="float">
            <text:p>0.41</text:p>
          </table:table-cell>
          <table:table-cell office:value-type="float" office:value="15.7" calcext:value-type="float">
            <text:p>15.7</text:p>
          </table:table-cell>
          <table:table-cell office:value-type="float" office:value="277" calcext:value-type="float">
            <text:p>277</text:p>
          </table:table-cell>
          <table:table-cell office:value-type="float" office:value="71" calcext:value-type="float">
            <text:p>7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1.05" calcext:value-type="float">
            <text:p>1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7_93_98.qdimacs</text:p>
          </table:table-cell>
          <table:table-cell table:formula="of:=IF([.C292]=&quot;Y&quot;;&quot;5_Solved&quot;;IF(ISBLANK([.I292]);&quot;1_BddMergeFailed&quot;;IF(ISBLANK([.L292]);&quot;2_FactorGraphFailed&quot;;IF(ISBLANK([.O2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2200" calcext:value-type="float">
            <text:p>2200</text:p>
          </table:table-cell>
          <table:table-cell office:value-type="float" office:value="0.01" calcext:value-type="float">
            <text:p>0.01</text:p>
          </table:table-cell>
          <table:table-cell office:value-type="float" office:value="0.57" calcext:value-type="float">
            <text:p>0.57</text:p>
          </table:table-cell>
          <table:table-cell office:value-type="float" office:value="19.49" calcext:value-type="float">
            <text:p>19.49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7_93_98.qdimacs</text:p>
          </table:table-cell>
          <table:table-cell table:formula="of:=IF([.C293]=&quot;Y&quot;;&quot;5_Solved&quot;;IF(ISBLANK([.I293]);&quot;1_BddMergeFailed&quot;;IF(ISBLANK([.L293]);&quot;2_FactorGraphFailed&quot;;IF(ISBLANK([.O2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2200" calcext:value-type="float">
            <text:p>2200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18.39" calcext:value-type="float">
            <text:p>18.39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89" calcext:value-type="float">
            <text:p>0.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c9n.sat.qdimacs</text:p>
          </table:table-cell>
          <table:table-cell table:formula="of:=IF([.C294]=&quot;Y&quot;;&quot;5_Solved&quot;;IF(ISBLANK([.I294]);&quot;1_BddMergeFailed&quot;;IF(ISBLANK([.L294]);&quot;2_FactorGraphFailed&quot;;IF(ISBLANK([.O2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53" calcext:value-type="float">
            <text:p>6353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3.96" calcext:value-type="float">
            <text:p>23.96</text:p>
          </table:table-cell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81" calcext:value-type="float">
            <text:p>0.8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c9n.sat.qdimacs</text:p>
          </table:table-cell>
          <table:table-cell table:formula="of:=IF([.C295]=&quot;Y&quot;;&quot;5_Solved&quot;;IF(ISBLANK([.I295]);&quot;1_BddMergeFailed&quot;;IF(ISBLANK([.L295]);&quot;2_FactorGraphFailed&quot;;IF(ISBLANK([.O2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53" calcext:value-type="float">
            <text:p>6353</text:p>
          </table:table-cell>
          <table:table-cell office:value-type="float" office:value="2210" calcext:value-type="float">
            <text:p>221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office:value-type="float" office:value="23.73" calcext:value-type="float">
            <text:p>23.73</text:p>
          </table:table-cell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ns3_all_bit_differing_from_cycle.qdimacs</text:p>
          </table:table-cell>
          <table:table-cell table:formula="of:=IF([.C296]=&quot;Y&quot;;&quot;5_Solved&quot;;IF(ISBLANK([.I296]);&quot;1_BddMergeFailed&quot;;IF(ISBLANK([.L296]);&quot;2_FactorGraphFailed&quot;;IF(ISBLANK([.O2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884" calcext:value-type="float">
            <text:p>5884</text:p>
          </table:table-cell>
          <table:table-cell office:value-type="float" office:value="2225" calcext:value-type="float">
            <text:p>2225</text:p>
          </table:table-cell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office:value-type="float" office:value="12.8" calcext:value-type="float">
            <text:p>12.8</text:p>
          </table:table-cell>
          <table:table-cell office:value-type="float" office:value="269" calcext:value-type="float">
            <text:p>269</text:p>
          </table:table-cell>
          <table:table-cell office:value-type="float" office:value="56" calcext:value-type="float">
            <text:p>56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1.02" calcext:value-type="float">
            <text:p>1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9_ntrivil_1344n.qdimacs</text:p>
          </table:table-cell>
          <table:table-cell table:formula="of:=IF([.C297]=&quot;Y&quot;;&quot;5_Solved&quot;;IF(ISBLANK([.I297]);&quot;1_BddMergeFailed&quot;;IF(ISBLANK([.L297]);&quot;2_FactorGraphFailed&quot;;IF(ISBLANK([.O297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7380" calcext:value-type="float">
            <text:p>7380</text:p>
          </table:table-cell>
          <table:table-cell office:value-type="float" office:value="2236" calcext:value-type="float">
            <text:p>2236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30.34" calcext:value-type="float">
            <text:p>30.34</text:p>
          </table:table-cell>
          <table:table-cell office:value-type="float" office:value="435" calcext:value-type="float">
            <text:p>435</text:p>
          </table:table-cell>
          <table:table-cell office:value-type="float" office:value="70" calcext:value-type="float">
            <text:p>70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1.04" calcext:value-type="float">
            <text:p>1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9_ntrivil_1344n.qdimacs</text:p>
          </table:table-cell>
          <table:table-cell table:formula="of:=IF([.C298]=&quot;Y&quot;;&quot;5_Solved&quot;;IF(ISBLANK([.I298]);&quot;1_BddMergeFailed&quot;;IF(ISBLANK([.L298]);&quot;2_FactorGraphFailed&quot;;IF(ISBLANK([.O298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7380" calcext:value-type="float">
            <text:p>7380</text:p>
          </table:table-cell>
          <table:table-cell office:value-type="float" office:value="2236" calcext:value-type="float">
            <text:p>2236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29.09" calcext:value-type="float">
            <text:p>29.09</text:p>
          </table:table-cell>
          <table:table-cell office:value-type="float" office:value="435" calcext:value-type="float">
            <text:p>435</text:p>
          </table:table-cell>
          <table:table-cell office:value-type="float" office:value="70" calcext:value-type="float">
            <text:p>70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1.02" calcext:value-type="float">
            <text:p>1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5.qdimacs</text:p>
          </table:table-cell>
          <table:table-cell table:formula="of:=IF([.C299]=&quot;Y&quot;;&quot;5_Solved&quot;;IF(ISBLANK([.I299]);&quot;1_BddMergeFailed&quot;;IF(ISBLANK([.L299]);&quot;2_FactorGraphFailed&quot;;IF(ISBLANK([.O29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5.81" calcext:value-type="float">
            <text:p>15.81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.12" calcext:value-type="float">
            <text:p>1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5.qdimacs</text:p>
          </table:table-cell>
          <table:table-cell table:formula="of:=IF([.C300]=&quot;Y&quot;;&quot;5_Solved&quot;;IF(ISBLANK([.I300]);&quot;1_BddMergeFailed&quot;;IF(ISBLANK([.L300]);&quot;2_FactorGraphFailed&quot;;IF(ISBLANK([.O30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6.74" calcext:value-type="float">
            <text:p>16.74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.27" calcext:value-type="float">
            <text:p>1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45_1344n.qdimacs</text:p>
          </table:table-cell>
          <table:table-cell table:formula="of:=IF([.C301]=&quot;Y&quot;;&quot;5_Solved&quot;;IF(ISBLANK([.I301]);&quot;1_BddMergeFailed&quot;;IF(ISBLANK([.L301]);&quot;2_FactorGraphFailed&quot;;IF(ISBLANK([.O3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342" calcext:value-type="float">
            <text:p>9342</text:p>
          </table:table-cell>
          <table:table-cell office:value-type="float" office:value="2271" calcext:value-type="float">
            <text:p>2271</text:p>
          </table:table-cell>
          <table:table-cell office:value-type="float" office:value="0.01" calcext:value-type="float">
            <text:p>0.01</text:p>
          </table:table-cell>
          <table:table-cell office:value-type="float" office:value="0.59" calcext:value-type="float">
            <text:p>0.59</text:p>
          </table:table-cell>
          <table:table-cell office:value-type="float" office:value="32.05" calcext:value-type="float">
            <text:p>32.05</text:p>
          </table:table-cell>
          <table:table-cell office:value-type="float" office:value="553" calcext:value-type="float">
            <text:p>553</text:p>
          </table:table-cell>
          <table:table-cell office:value-type="float" office:value="73" calcext:value-type="float">
            <text:p>73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45_1344n.qdimacs</text:p>
          </table:table-cell>
          <table:table-cell table:formula="of:=IF([.C302]=&quot;Y&quot;;&quot;5_Solved&quot;;IF(ISBLANK([.I302]);&quot;1_BddMergeFailed&quot;;IF(ISBLANK([.L302]);&quot;2_FactorGraphFailed&quot;;IF(ISBLANK([.O3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342" calcext:value-type="float">
            <text:p>9342</text:p>
          </table:table-cell>
          <table:table-cell office:value-type="float" office:value="2271" calcext:value-type="float">
            <text:p>2271</text:p>
          </table:table-cell>
          <table:table-cell office:value-type="float" office:value="0.01" calcext:value-type="float">
            <text:p>0.01</text:p>
          </table:table-cell>
          <table:table-cell office:value-type="float" office:value="0.62" calcext:value-type="float">
            <text:p>0.62</text:p>
          </table:table-cell>
          <table:table-cell office:value-type="float" office:value="33.06" calcext:value-type="float">
            <text:p>33.06</text:p>
          </table:table-cell>
          <table:table-cell office:value-type="float" office:value="553" calcext:value-type="float">
            <text:p>553</text:p>
          </table:table-cell>
          <table:table-cell office:value-type="float" office:value="73" calcext:value-type="float">
            <text:p>7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256.qdimacs</text:p>
          </table:table-cell>
          <table:table-cell table:formula="of:=IF([.C303]=&quot;Y&quot;;&quot;5_Solved&quot;;IF(ISBLANK([.I303]);&quot;1_BddMergeFailed&quot;;IF(ISBLANK([.L303]);&quot;2_FactorGraphFailed&quot;;IF(ISBLANK([.O3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08" calcext:value-type="float">
            <text:p>6308</text:p>
          </table:table-cell>
          <table:table-cell office:value-type="float" office:value="2283" calcext:value-type="float">
            <text:p>2283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office:value-type="float" office:value="0.05" calcext:value-type="float">
            <text:p>0.05</text:p>
          </table:table-cell>
          <table:table-cell office:value-type="float" office:value="147" calcext:value-type="float">
            <text:p>147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256.qdimacs</text:p>
          </table:table-cell>
          <table:table-cell table:formula="of:=IF([.C304]=&quot;Y&quot;;&quot;5_Solved&quot;;IF(ISBLANK([.I304]);&quot;1_BddMergeFailed&quot;;IF(ISBLANK([.L304]);&quot;2_FactorGraphFailed&quot;;IF(ISBLANK([.O3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308" calcext:value-type="float">
            <text:p>6308</text:p>
          </table:table-cell>
          <table:table-cell office:value-type="float" office:value="2283" calcext:value-type="float">
            <text:p>2283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office:value-type="float" office:value="20.48" calcext:value-type="float">
            <text:p>20.48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office:value-type="float" office:value="0.06" calcext:value-type="float">
            <text:p>0.06</text:p>
          </table:table-cell>
          <table:table-cell office:value-type="float" office:value="159" calcext:value-type="float">
            <text:p>159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256.qdimacs</text:p>
          </table:table-cell>
          <table:table-cell table:formula="of:=IF([.C305]=&quot;Y&quot;;&quot;5_Solved&quot;;IF(ISBLANK([.I305]);&quot;1_BddMergeFailed&quot;;IF(ISBLANK([.L305]);&quot;2_FactorGraphFailed&quot;;IF(ISBLANK([.O3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76" calcext:value-type="float">
            <text:p>6276</text:p>
          </table:table-cell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6.34" calcext:value-type="float">
            <text:p>16.34</text:p>
          </table:table-cell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  <table:table-cell office:value-type="float" office:value="0.05" calcext:value-type="float">
            <text:p>0.05</text:p>
          </table:table-cell>
          <table:table-cell office:value-type="float" office:value="121" calcext:value-type="float">
            <text:p>121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256.qdimacs</text:p>
          </table:table-cell>
          <table:table-cell table:formula="of:=IF([.C306]=&quot;Y&quot;;&quot;5_Solved&quot;;IF(ISBLANK([.I306]);&quot;1_BddMergeFailed&quot;;IF(ISBLANK([.L306]);&quot;2_FactorGraphFailed&quot;;IF(ISBLANK([.O3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76" calcext:value-type="float">
            <text:p>6276</text:p>
          </table:table-cell>
          <table:table-cell office:value-type="float" office:value="2288" calcext:value-type="float">
            <text:p>2288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15.91" calcext:value-type="float">
            <text:p>15.91</text:p>
          </table:table-cell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0.05" calcext:value-type="float">
            <text:p>0.05</text:p>
          </table:table-cell>
          <table:table-cell office:value-type="float" office:value="117" calcext:value-type="float">
            <text:p>117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256.qdimacs</text:p>
          </table:table-cell>
          <table:table-cell table:formula="of:=IF([.C307]=&quot;Y&quot;;&quot;5_Solved&quot;;IF(ISBLANK([.I307]);&quot;1_BddMergeFailed&quot;;IF(ISBLANK([.L307]);&quot;2_FactorGraphFailed&quot;;IF(ISBLANK([.O3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2299" calcext:value-type="float">
            <text:p>2299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15.97" calcext:value-type="float">
            <text:p>15.97</text:p>
          </table:table-cell>
          <table:table-cell office:value-type="float" office:value="225" calcext:value-type="float">
            <text:p>225</text:p>
          </table:table-cell>
          <table:table-cell office:value-type="float" office:value="76" calcext:value-type="float">
            <text:p>76</text:p>
          </table:table-cell>
          <table:table-cell office:value-type="float" office:value="0.06" calcext:value-type="float">
            <text:p>0.06</text:p>
          </table:table-cell>
          <table:table-cell office:value-type="float" office:value="189" calcext:value-type="float">
            <text:p>189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5_unsigned_64.qdimacs</text:p>
          </table:table-cell>
          <table:table-cell table:formula="of:=IF([.C308]=&quot;Y&quot;;&quot;5_Solved&quot;;IF(ISBLANK([.I308]);&quot;1_BddMergeFailed&quot;;IF(ISBLANK([.L308]);&quot;2_FactorGraphFailed&quot;;IF(ISBLANK([.O30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07" calcext:value-type="float">
            <text:p>6207</text:p>
          </table:table-cell>
          <table:table-cell office:value-type="float" office:value="2315" calcext:value-type="float">
            <text:p>2315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19.85" calcext:value-type="float">
            <text:p>19.85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5_unsigned_64.qdimacs</text:p>
          </table:table-cell>
          <table:table-cell table:formula="of:=IF([.C309]=&quot;Y&quot;;&quot;5_Solved&quot;;IF(ISBLANK([.I309]);&quot;1_BddMergeFailed&quot;;IF(ISBLANK([.L309]);&quot;2_FactorGraphFailed&quot;;IF(ISBLANK([.O3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07" calcext:value-type="float">
            <text:p>6207</text:p>
          </table:table-cell>
          <table:table-cell office:value-type="float" office:value="2315" calcext:value-type="float">
            <text:p>2315</text:p>
          </table:table-cell>
          <table:table-cell office:value-type="float" office:value="0.01" calcext:value-type="float">
            <text:p>0.01</text:p>
          </table:table-cell>
          <table:table-cell office:value-type="float" office:value="0.59" calcext:value-type="float">
            <text:p>0.59</text:p>
          </table:table-cell>
          <table:table-cell office:value-type="float" office:value="18.92" calcext:value-type="float">
            <text:p>18.92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5_signed_64.qdimacs</text:p>
          </table:table-cell>
          <table:table-cell table:formula="of:=IF([.C310]=&quot;Y&quot;;&quot;5_Solved&quot;;IF(ISBLANK([.I310]);&quot;1_BddMergeFailed&quot;;IF(ISBLANK([.L310]);&quot;2_FactorGraphFailed&quot;;IF(ISBLANK([.O3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215" calcext:value-type="float">
            <text:p>6215</text:p>
          </table:table-cell>
          <table:table-cell office:value-type="float" office:value="2317" calcext:value-type="float">
            <text:p>2317</text:p>
          </table:table-cell>
          <table:table-cell office:value-type="float" office:value="0.01" calcext:value-type="float">
            <text:p>0.01</text:p>
          </table:table-cell>
          <table:table-cell office:value-type="float" office:value="0.62" calcext:value-type="float">
            <text:p>0.62</text:p>
          </table:table-cell>
          <table:table-cell office:value-type="float" office:value="18.8" calcext:value-type="float">
            <text:p>18.8</text:p>
          </table:table-cell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.86" calcext:value-type="float">
            <text:p>0.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133_217.qdimacs</text:p>
          </table:table-cell>
          <table:table-cell table:formula="of:=IF([.C311]=&quot;Y&quot;;&quot;5_Solved&quot;;IF(ISBLANK([.I311]);&quot;1_BddMergeFailed&quot;;IF(ISBLANK([.L311]);&quot;2_FactorGraphFailed&quot;;IF(ISBLANK([.O3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2420" calcext:value-type="float">
            <text:p>242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office:value-type="float" office:value="24.37" calcext:value-type="float">
            <text:p>24.37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133_217.qdimacs</text:p>
          </table:table-cell>
          <table:table-cell table:formula="of:=IF([.C312]=&quot;Y&quot;;&quot;5_Solved&quot;;IF(ISBLANK([.I312]);&quot;1_BddMergeFailed&quot;;IF(ISBLANK([.L312]);&quot;2_FactorGraphFailed&quot;;IF(ISBLANK([.O3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2420" calcext:value-type="float">
            <text:p>2420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25.99" calcext:value-type="float">
            <text:p>25.99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6_111_238.qdimacs</text:p>
          </table:table-cell>
          <table:table-cell table:formula="of:=IF([.C313]=&quot;Y&quot;;&quot;5_Solved&quot;;IF(ISBLANK([.I313]);&quot;1_BddMergeFailed&quot;;IF(ISBLANK([.L313]);&quot;2_FactorGraphFailed&quot;;IF(ISBLANK([.O3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826" calcext:value-type="float">
            <text:p>7826</text:p>
          </table:table-cell>
          <table:table-cell office:value-type="float" office:value="2420" calcext:value-type="float">
            <text:p>2420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24.66" calcext:value-type="float">
            <text:p>24.66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97" calcext:value-type="float">
            <text:p>0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6_111_238.qdimacs</text:p>
          </table:table-cell>
          <table:table-cell table:formula="of:=IF([.C314]=&quot;Y&quot;;&quot;5_Solved&quot;;IF(ISBLANK([.I314]);&quot;1_BddMergeFailed&quot;;IF(ISBLANK([.L314]);&quot;2_FactorGraphFailed&quot;;IF(ISBLANK([.O3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826" calcext:value-type="float">
            <text:p>7826</text:p>
          </table:table-cell>
          <table:table-cell office:value-type="float" office:value="2420" calcext:value-type="float">
            <text:p>2420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24.71" calcext:value-type="float">
            <text:p>24.71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4.qdimacs</text:p>
          </table:table-cell>
          <table:table-cell table:formula="of:=IF([.C315]=&quot;Y&quot;;&quot;5_Solved&quot;;IF(ISBLANK([.I315]);&quot;1_BddMergeFailed&quot;;IF(ISBLANK([.L315]);&quot;2_FactorGraphFailed&quot;;IF(ISBLANK([.O315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4124" calcext:value-type="float">
            <text:p>4124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22.18" calcext:value-type="float">
            <text:p>22.18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1.18" calcext:value-type="float">
            <text:p>1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4.qdimacs</text:p>
          </table:table-cell>
          <table:table-cell table:formula="of:=IF([.C316]=&quot;Y&quot;;&quot;5_Solved&quot;;IF(ISBLANK([.I316]);&quot;1_BddMergeFailed&quot;;IF(ISBLANK([.L316]);&quot;2_FactorGraphFailed&quot;;IF(ISBLANK([.O316]);&quot;3_NoMusFound&quot;;&quot;4_SomeMusFound&quot;))))" office:value-type="string" office:string-value="5_Solved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4124" calcext:value-type="float">
            <text:p>4124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8.21" calcext:value-type="float">
            <text:p>18.21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8.qdimacs</text:p>
          </table:table-cell>
          <table:table-cell table:formula="of:=IF([.C317]=&quot;Y&quot;;&quot;5_Solved&quot;;IF(ISBLANK([.I317]);&quot;1_BddMergeFailed&quot;;IF(ISBLANK([.L317]);&quot;2_FactorGraphFailed&quot;;IF(ISBLANK([.O3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183" calcext:value-type="float">
            <text:p>7183</text:p>
          </table:table-cell>
          <table:table-cell office:value-type="float" office:value="2503" calcext:value-type="float">
            <text:p>2503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20.75" calcext:value-type="float">
            <text:p>20.75</text:p>
          </table:table-cell>
          <table:table-cell office:value-type="float" office:value="332" calcext:value-type="float">
            <text:p>332</text:p>
          </table:table-cell>
          <table:table-cell office:value-type="float" office:value="78" calcext:value-type="float">
            <text:p>78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12" calcext:value-type="float">
            <text:p>1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8.qdimacs</text:p>
          </table:table-cell>
          <table:table-cell table:formula="of:=IF([.C318]=&quot;Y&quot;;&quot;5_Solved&quot;;IF(ISBLANK([.I318]);&quot;1_BddMergeFailed&quot;;IF(ISBLANK([.L318]);&quot;2_FactorGraphFailed&quot;;IF(ISBLANK([.O3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183" calcext:value-type="float">
            <text:p>7183</text:p>
          </table:table-cell>
          <table:table-cell office:value-type="float" office:value="2503" calcext:value-type="float">
            <text:p>2503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22.86" calcext:value-type="float">
            <text:p>22.86</text:p>
          </table:table-cell>
          <table:table-cell office:value-type="float" office:value="332" calcext:value-type="float">
            <text:p>332</text:p>
          </table:table-cell>
          <table:table-cell office:value-type="float" office:value="78" calcext:value-type="float">
            <text:p>78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2-fixpoint-8.qdimacs</text:p>
          </table:table-cell>
          <table:table-cell table:formula="of:=IF([.C319]=&quot;Y&quot;;&quot;5_Solved&quot;;IF(ISBLANK([.I319]);&quot;1_BddMergeFailed&quot;;IF(ISBLANK([.L319]);&quot;2_FactorGraphFailed&quot;;IF(ISBLANK([.O3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227" calcext:value-type="float">
            <text:p>7227</text:p>
          </table:table-cell>
          <table:table-cell office:value-type="float" office:value="2505" calcext:value-type="float">
            <text:p>2505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19.53" calcext:value-type="float">
            <text:p>19.53</text:p>
          </table:table-cell>
          <table:table-cell office:value-type="float" office:value="350" calcext:value-type="float">
            <text:p>350</text:p>
          </table:table-cell>
          <table:table-cell office:value-type="float" office:value="79" calcext:value-type="float">
            <text:p>79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1.07" calcext:value-type="float">
            <text:p>1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3-fixpoint-1.qdimacs</text:p>
          </table:table-cell>
          <table:table-cell table:formula="of:=IF([.C320]=&quot;Y&quot;;&quot;5_Solved&quot;;IF(ISBLANK([.I320]);&quot;1_BddMergeFailed&quot;;IF(ISBLANK([.L320]);&quot;2_FactorGraphFailed&quot;;IF(ISBLANK([.O3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154" calcext:value-type="float">
            <text:p>7154</text:p>
          </table:table-cell>
          <table:table-cell office:value-type="float" office:value="2545" calcext:value-type="float">
            <text:p>2545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23.21" calcext:value-type="float">
            <text:p>23.21</text:p>
          </table:table-cell>
          <table:table-cell office:value-type="float" office:value="275" calcext:value-type="float">
            <text:p>275</text:p>
          </table:table-cell>
          <table:table-cell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1.08" calcext:value-type="float">
            <text:p>1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3-fixpoint-1.qdimacs</text:p>
          </table:table-cell>
          <table:table-cell table:formula="of:=IF([.C321]=&quot;Y&quot;;&quot;5_Solved&quot;;IF(ISBLANK([.I321]);&quot;1_BddMergeFailed&quot;;IF(ISBLANK([.L321]);&quot;2_FactorGraphFailed&quot;;IF(ISBLANK([.O3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154" calcext:value-type="float">
            <text:p>7154</text:p>
          </table:table-cell>
          <table:table-cell office:value-type="float" office:value="2545" calcext:value-type="float">
            <text:p>2545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24.87" calcext:value-type="float">
            <text:p>24.87</text:p>
          </table:table-cell>
          <table:table-cell office:value-type="float" office:value="275" calcext:value-type="float">
            <text:p>275</text:p>
          </table:table-cell>
          <table:table-cell office:value-type="float" office:value="80" calcext:value-type="float">
            <text:p>80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1.19" calcext:value-type="float">
            <text:p>1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256.qdimacs</text:p>
          </table:table-cell>
          <table:table-cell table:formula="of:=IF([.C322]=&quot;Y&quot;;&quot;5_Solved&quot;;IF(ISBLANK([.I322]);&quot;1_BddMergeFailed&quot;;IF(ISBLANK([.L322]);&quot;2_FactorGraphFailed&quot;;IF(ISBLANK([.O3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2559" calcext:value-type="float">
            <text:p>2559</text:p>
          </table:table-cell>
          <table:table-cell office:value-type="float" office:value="0.01" calcext:value-type="float">
            <text:p>0.01</text:p>
          </table:table-cell>
          <table:table-cell office:value-type="float" office:value="0.45" calcext:value-type="float">
            <text:p>0.45</text:p>
          </table:table-cell>
          <table:table-cell office:value-type="float" office:value="19.79" calcext:value-type="float">
            <text:p>19.79</text:p>
          </table:table-cell>
          <table:table-cell office:value-type="float" office:value="287" calcext:value-type="float">
            <text:p>287</text:p>
          </table:table-cell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.48" calcext:value-type="float">
            <text:p>1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256.qdimacs</text:p>
          </table:table-cell>
          <table:table-cell table:formula="of:=IF([.C323]=&quot;Y&quot;;&quot;5_Solved&quot;;IF(ISBLANK([.I323]);&quot;1_BddMergeFailed&quot;;IF(ISBLANK([.L323]);&quot;2_FactorGraphFailed&quot;;IF(ISBLANK([.O3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2559" calcext:value-type="float">
            <text:p>2559</text:p>
          </table:table-cell>
          <table:table-cell office:value-type="float" office:value="0.01" calcext:value-type="float">
            <text:p>0.01</text:p>
          </table:table-cell>
          <table:table-cell office:value-type="float" office:value="0.48" calcext:value-type="float">
            <text:p>0.48</text:p>
          </table:table-cell>
          <table:table-cell office:value-type="float" office:value="22.32" calcext:value-type="float">
            <text:p>22.32</text:p>
          </table:table-cell>
          <table:table-cell office:value-type="float" office:value="287" calcext:value-type="float">
            <text:p>287</text:p>
          </table:table-cell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256.qdimacs</text:p>
          </table:table-cell>
          <table:table-cell table:formula="of:=IF([.C324]=&quot;Y&quot;;&quot;5_Solved&quot;;IF(ISBLANK([.I324]);&quot;1_BddMergeFailed&quot;;IF(ISBLANK([.L324]);&quot;2_FactorGraphFailed&quot;;IF(ISBLANK([.O3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2559" calcext:value-type="float">
            <text:p>2559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1.5" calcext:value-type="float">
            <text:p>21.5</text:p>
          </table:table-cell>
          <table:table-cell office:value-type="float" office:value="287" calcext:value-type="float">
            <text:p>287</text:p>
          </table:table-cell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.48" calcext:value-type="float">
            <text:p>1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2_unsigned_64.qdimacs</text:p>
          </table:table-cell>
          <table:table-cell table:formula="of:=IF([.C325]=&quot;Y&quot;;&quot;5_Solved&quot;;IF(ISBLANK([.I325]);&quot;1_BddMergeFailed&quot;;IF(ISBLANK([.L325]);&quot;2_FactorGraphFailed&quot;;IF(ISBLANK([.O32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6.03" calcext:value-type="float">
            <text:p>26.03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2_unsigned_64.qdimacs</text:p>
          </table:table-cell>
          <table:table-cell table:formula="of:=IF([.C326]=&quot;Y&quot;;&quot;5_Solved&quot;;IF(ISBLANK([.I326]);&quot;1_BddMergeFailed&quot;;IF(ISBLANK([.L326]);&quot;2_FactorGraphFailed&quot;;IF(ISBLANK([.O3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2572" calcext:value-type="float">
            <text:p>2572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24.45" calcext:value-type="float">
            <text:p>24.45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.11" calcext:value-type="float">
            <text:p>1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5_query42_1344n.qdimacs</text:p>
          </table:table-cell>
          <table:table-cell table:formula="of:=IF([.C327]=&quot;Y&quot;;&quot;5_Solved&quot;;IF(ISBLANK([.I327]);&quot;1_BddMergeFailed&quot;;IF(ISBLANK([.L327]);&quot;2_FactorGraphFailed&quot;;IF(ISBLANK([.O32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7768" calcext:value-type="float">
            <text:p>7768</text:p>
          </table:table-cell>
          <table:table-cell office:value-type="float" office:value="2580" calcext:value-type="float">
            <text:p>2580</text:p>
          </table:table-cell>
          <table:table-cell office:value-type="float" office:value="0.01" calcext:value-type="float">
            <text:p>0.01</text:p>
          </table:table-cell>
          <table:table-cell office:value-type="float" office:value="0.84" calcext:value-type="float">
            <text:p>0.84</text:p>
          </table:table-cell>
          <table:table-cell office:value-type="float" office:value="36.78" calcext:value-type="float">
            <text:p>36.78</text:p>
          </table:table-cell>
          <table:table-cell office:value-type="float" office:value="455" calcext:value-type="float">
            <text:p>455</text:p>
          </table:table-cell>
          <table:table-cell office:value-type="float" office:value="87" calcext:value-type="float">
            <text:p>8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98" calcext:value-type="float">
            <text:p>3.79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7_149_224.qdimacs</text:p>
          </table:table-cell>
          <table:table-cell table:formula="of:=IF([.C328]=&quot;Y&quot;;&quot;5_Solved&quot;;IF(ISBLANK([.I328]);&quot;1_BddMergeFailed&quot;;IF(ISBLANK([.L328]);&quot;2_FactorGraphFailed&quot;;IF(ISBLANK([.O3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330" calcext:value-type="float">
            <text:p>8330</text:p>
          </table:table-cell>
          <table:table-cell office:value-type="float" office:value="2581" calcext:value-type="float">
            <text:p>2581</text:p>
          </table:table-cell>
          <table:table-cell office:value-type="float" office:value="0.01" calcext:value-type="float">
            <text:p>0.01</text:p>
          </table:table-cell>
          <table:table-cell office:value-type="float" office:value="0.82" calcext:value-type="float">
            <text:p>0.82</text:p>
          </table:table-cell>
          <table:table-cell office:value-type="float" office:value="29.87" calcext:value-type="float">
            <text:p>29.87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14" calcext:value-type="float">
            <text:p>1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7_149_224.qdimacs</text:p>
          </table:table-cell>
          <table:table-cell table:formula="of:=IF([.C329]=&quot;Y&quot;;&quot;5_Solved&quot;;IF(ISBLANK([.I329]);&quot;1_BddMergeFailed&quot;;IF(ISBLANK([.L329]);&quot;2_FactorGraphFailed&quot;;IF(ISBLANK([.O32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330" calcext:value-type="float">
            <text:p>8330</text:p>
          </table:table-cell>
          <table:table-cell office:value-type="float" office:value="2581" calcext:value-type="float">
            <text:p>2581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28.39" calcext:value-type="float">
            <text:p>28.39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256.qdimacs</text:p>
          </table:table-cell>
          <table:table-cell table:formula="of:=IF([.C330]=&quot;Y&quot;;&quot;5_Solved&quot;;IF(ISBLANK([.I330]);&quot;1_BddMergeFailed&quot;;IF(ISBLANK([.L330]);&quot;2_FactorGraphFailed&quot;;IF(ISBLANK([.O3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2639" calcext:value-type="float">
            <text:p>2639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23.29" calcext:value-type="float">
            <text:p>23.29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1.69" calcext:value-type="float">
            <text:p>1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256.qdimacs</text:p>
          </table:table-cell>
          <table:table-cell table:formula="of:=IF([.C331]=&quot;Y&quot;;&quot;5_Solved&quot;;IF(ISBLANK([.I331]);&quot;1_BddMergeFailed&quot;;IF(ISBLANK([.L331]);&quot;2_FactorGraphFailed&quot;;IF(ISBLANK([.O3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2639" calcext:value-type="float">
            <text:p>2639</text:p>
          </table:table-cell>
          <table:table-cell office:value-type="float" office:value="0.01" calcext:value-type="float">
            <text:p>0.01</text:p>
          </table:table-cell>
          <table:table-cell office:value-type="float" office:value="0.51" calcext:value-type="float">
            <text:p>0.51</text:p>
          </table:table-cell>
          <table:table-cell office:value-type="float" office:value="23.36" calcext:value-type="float">
            <text:p>23.36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1.61" calcext:value-type="float">
            <text:p>1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256.qdimacs</text:p>
          </table:table-cell>
          <table:table-cell table:formula="of:=IF([.C332]=&quot;Y&quot;;&quot;5_Solved&quot;;IF(ISBLANK([.I332]);&quot;1_BddMergeFailed&quot;;IF(ISBLANK([.L332]);&quot;2_FactorGraphFailed&quot;;IF(ISBLANK([.O3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753" calcext:value-type="float">
            <text:p>7753</text:p>
          </table:table-cell>
          <table:table-cell office:value-type="float" office:value="2639" calcext:value-type="float">
            <text:p>2639</text:p>
          </table:table-cell>
          <table:table-cell office:value-type="float" office:value="0.01" calcext:value-type="float">
            <text:p>0.01</text:p>
          </table:table-cell>
          <table:table-cell office:value-type="float" office:value="0.56" calcext:value-type="float">
            <text:p>0.56</text:p>
          </table:table-cell>
          <table:table-cell office:value-type="float" office:value="23.5" calcext:value-type="float">
            <text:p>23.5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160_235.qdimacs</text:p>
          </table:table-cell>
          <table:table-cell table:formula="of:=IF([.C333]=&quot;Y&quot;;&quot;5_Solved&quot;;IF(ISBLANK([.I333]);&quot;1_BddMergeFailed&quot;;IF(ISBLANK([.L333]);&quot;2_FactorGraphFailed&quot;;IF(ISBLANK([.O3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556" calcext:value-type="float">
            <text:p>8556</text:p>
          </table:table-cell>
          <table:table-cell office:value-type="float" office:value="2643" calcext:value-type="float">
            <text:p>2643</text:p>
          </table:table-cell>
          <table:table-cell office:value-type="float" office:value="0.01" calcext:value-type="float">
            <text:p>0.01</text:p>
          </table:table-cell>
          <table:table-cell office:value-type="float" office:value="0.86" calcext:value-type="float">
            <text:p>0.86</text:p>
          </table:table-cell>
          <table:table-cell office:value-type="float" office:value="30.41" calcext:value-type="float">
            <text:p>30.41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.27" calcext:value-type="float">
            <text:p>1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6.qdimacs</text:p>
          </table:table-cell>
          <table:table-cell table:formula="of:=IF([.C334]=&quot;Y&quot;;&quot;5_Solved&quot;;IF(ISBLANK([.I334]);&quot;1_BddMergeFailed&quot;;IF(ISBLANK([.L334]);&quot;2_FactorGraphFailed&quot;;IF(ISBLANK([.O33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4526" calcext:value-type="float">
            <text:p>4526</text:p>
          </table:table-cell>
          <table:table-cell office:value-type="float" office:value="2697" calcext:value-type="float">
            <text:p>2697</text:p>
          </table:table-cell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  <table:table-cell office:value-type="float" office:value="24.07" calcext:value-type="float">
            <text:p>24.07</text:p>
          </table:table-cell>
          <table:table-cell office:value-type="float" office:value="271" calcext:value-type="float">
            <text:p>271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92.488" calcext:value-type="float">
            <text:p>3292.488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6.qdimacs</text:p>
          </table:table-cell>
          <table:table-cell table:formula="of:=IF([.C335]=&quot;Y&quot;;&quot;5_Solved&quot;;IF(ISBLANK([.I335]);&quot;1_BddMergeFailed&quot;;IF(ISBLANK([.L335]);&quot;2_FactorGraphFailed&quot;;IF(ISBLANK([.O33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4526" calcext:value-type="float">
            <text:p>4526</text:p>
          </table:table-cell>
          <table:table-cell office:value-type="float" office:value="2697" calcext:value-type="float">
            <text:p>2697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23.43" calcext:value-type="float">
            <text:p>23.43</text:p>
          </table:table-cell>
          <table:table-cell office:value-type="float" office:value="271" calcext:value-type="float">
            <text:p>271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1.965" calcext:value-type="float">
            <text:p>3281.965</text:p>
          </table:table-cell>
          <table:table-cell office:value-type="float" office:value="0.256" calcext:value-type="float">
            <text:p>0.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81_218.qdimacs</text:p>
          </table:table-cell>
          <table:table-cell table:formula="of:=IF([.C336]=&quot;Y&quot;;&quot;5_Solved&quot;;IF(ISBLANK([.I336]);&quot;1_BddMergeFailed&quot;;IF(ISBLANK([.L336]);&quot;2_FactorGraphFailed&quot;;IF(ISBLANK([.O3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2698" calcext:value-type="float">
            <text:p>2698</text:p>
          </table:table-cell>
          <table:table-cell office:value-type="float" office:value="0.01" calcext:value-type="float">
            <text:p>0.01</text:p>
          </table:table-cell>
          <table:table-cell office:value-type="float" office:value="0.88" calcext:value-type="float">
            <text:p>0.88</text:p>
          </table:table-cell>
          <table:table-cell office:value-type="float" office:value="33.79" calcext:value-type="float">
            <text:p>33.79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0.09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1.29" calcext:value-type="float">
            <text:p>1.2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81_218.qdimacs</text:p>
          </table:table-cell>
          <table:table-cell table:formula="of:=IF([.C337]=&quot;Y&quot;;&quot;5_Solved&quot;;IF(ISBLANK([.I337]);&quot;1_BddMergeFailed&quot;;IF(ISBLANK([.L337]);&quot;2_FactorGraphFailed&quot;;IF(ISBLANK([.O3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2698" calcext:value-type="float">
            <text:p>2698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office:value-type="float" office:value="33.55" calcext:value-type="float">
            <text:p>33.55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1.18" calcext:value-type="float">
            <text:p>1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30_query42_1344n.qdimacs</text:p>
          </table:table-cell>
          <table:table-cell table:formula="of:=IF([.C338]=&quot;Y&quot;;&quot;5_Solved&quot;;IF(ISBLANK([.I338]);&quot;1_BddMergeFailed&quot;;IF(ISBLANK([.L338]);&quot;2_FactorGraphFailed&quot;;IF(ISBLANK([.O338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7573" calcext:value-type="float">
            <text:p>7573</text:p>
          </table:table-cell>
          <table:table-cell office:value-type="float" office:value="2708" calcext:value-type="float">
            <text:p>2708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office:value-type="float" office:value="34.25" calcext:value-type="float">
            <text:p>34.25</text:p>
          </table:table-cell>
          <table:table-cell office:value-type="float" office:value="432" calcext:value-type="float">
            <text:p>432</text:p>
          </table:table-cell>
          <table:table-cell office:value-type="float" office:value="89" calcext:value-type="float">
            <text:p>89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96" calcext:value-type="float">
            <text:p>3.096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buf8b4n.sat.qdimacs</text:p>
          </table:table-cell>
          <table:table-cell table:formula="of:=IF([.C339]=&quot;Y&quot;;&quot;5_Solved&quot;;IF(ISBLANK([.I339]);&quot;1_BddMergeFailed&quot;;IF(ISBLANK([.L339]);&quot;2_FactorGraphFailed&quot;;IF(ISBLANK([.O3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261" calcext:value-type="float">
            <text:p>20261</text:p>
          </table:table-cell>
          <table:table-cell office:value-type="float" office:value="2739" calcext:value-type="float">
            <text:p>2739</text:p>
          </table:table-cell>
          <table:table-cell office:value-type="float" office:value="0.02" calcext:value-type="float">
            <text:p>0.02</text:p>
          </table:table-cell>
          <table:table-cell office:value-type="float" office:value="1.02" calcext:value-type="float">
            <text:p>1.02</text:p>
          </table:table-cell>
          <table:table-cell office:value-type="float" office:value="264.71" calcext:value-type="float">
            <text:p>264.71</text:p>
          </table:table-cell>
          <table:table-cell office:value-type="float" office:value="418" calcext:value-type="float">
            <text:p>418</text:p>
          </table:table-cell>
          <table:table-cell office:value-type="float" office:value="91" calcext:value-type="float">
            <text:p>91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1.48" calcext:value-type="float">
            <text:p>1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1_190_227.qdimacs</text:p>
          </table:table-cell>
          <table:table-cell table:formula="of:=IF([.C340]=&quot;Y&quot;;&quot;5_Solved&quot;;IF(ISBLANK([.I340]);&quot;1_BddMergeFailed&quot;;IF(ISBLANK([.L340]);&quot;2_FactorGraphFailed&quot;;IF(ISBLANK([.O3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872" calcext:value-type="float">
            <text:p>8872</text:p>
          </table:table-cell>
          <table:table-cell office:value-type="float" office:value="2742" calcext:value-type="float">
            <text:p>2742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31.93" calcext:value-type="float">
            <text:p>31.93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1_190_227.qdimacs</text:p>
          </table:table-cell>
          <table:table-cell table:formula="of:=IF([.C341]=&quot;Y&quot;;&quot;5_Solved&quot;;IF(ISBLANK([.I341]);&quot;1_BddMergeFailed&quot;;IF(ISBLANK([.L341]);&quot;2_FactorGraphFailed&quot;;IF(ISBLANK([.O3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872" calcext:value-type="float">
            <text:p>8872</text:p>
          </table:table-cell>
          <table:table-cell office:value-type="float" office:value="2742" calcext:value-type="float">
            <text:p>274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32.01" calcext:value-type="float">
            <text:p>32.01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10_1344n.qdimacs</text:p>
          </table:table-cell>
          <table:table-cell table:formula="of:=IF([.C342]=&quot;Y&quot;;&quot;5_Solved&quot;;IF(ISBLANK([.I342]);&quot;1_BddMergeFailed&quot;;IF(ISBLANK([.L342]);&quot;2_FactorGraphFailed&quot;;IF(ISBLANK([.O34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936" calcext:value-type="float">
            <text:p>8936</text:p>
          </table:table-cell>
          <table:table-cell office:value-type="float" office:value="2783" calcext:value-type="float">
            <text:p>2783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39.12" calcext:value-type="float">
            <text:p>39.12</text:p>
          </table:table-cell>
          <table:table-cell office:value-type="float" office:value="521" calcext:value-type="float">
            <text:p>521</text:p>
          </table:table-cell>
          <table:table-cell office:value-type="float" office:value="88" calcext:value-type="float">
            <text:p>88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9.qdimacs</text:p>
          </table:table-cell>
          <table:table-cell table:formula="of:=IF([.C343]=&quot;Y&quot;;&quot;5_Solved&quot;;IF(ISBLANK([.I343]);&quot;1_BddMergeFailed&quot;;IF(ISBLANK([.L343]);&quot;2_FactorGraphFailed&quot;;IF(ISBLANK([.O3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2815" calcext:value-type="float">
            <text:p>2815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28.21" calcext:value-type="float">
            <text:p>28.21</text:p>
          </table:table-cell>
          <table:table-cell office:value-type="float" office:value="357" calcext:value-type="float">
            <text:p>357</text:p>
          </table:table-cell>
          <table:table-cell office:value-type="float" office:value="87" calcext:value-type="float">
            <text:p>87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9.qdimacs</text:p>
          </table:table-cell>
          <table:table-cell table:formula="of:=IF([.C344]=&quot;Y&quot;;&quot;5_Solved&quot;;IF(ISBLANK([.I344]);&quot;1_BddMergeFailed&quot;;IF(ISBLANK([.L344]);&quot;2_FactorGraphFailed&quot;;IF(ISBLANK([.O34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2815" calcext:value-type="float">
            <text:p>2815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28.09" calcext:value-type="float">
            <text:p>28.09</text:p>
          </table:table-cell>
          <table:table-cell office:value-type="float" office:value="357" calcext:value-type="float">
            <text:p>357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39" calcext:value-type="float">
            <text:p>1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2-fixpoint-9.qdimacs</text:p>
          </table:table-cell>
          <table:table-cell table:formula="of:=IF([.C345]=&quot;Y&quot;;&quot;5_Solved&quot;;IF(ISBLANK([.I345]);&quot;1_BddMergeFailed&quot;;IF(ISBLANK([.L345]);&quot;2_FactorGraphFailed&quot;;IF(ISBLANK([.O3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151" calcext:value-type="float">
            <text:p>8151</text:p>
          </table:table-cell>
          <table:table-cell office:value-type="float" office:value="2817" calcext:value-type="float">
            <text:p>2817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24.35" calcext:value-type="float">
            <text:p>24.35</text:p>
          </table:table-cell>
          <table:table-cell office:value-type="float" office:value="357" calcext:value-type="float">
            <text:p>357</text:p>
          </table:table-cell>
          <table:table-cell office:value-type="float" office:value="89" calcext:value-type="float">
            <text:p>89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23" calcext:value-type="float">
            <text:p>1.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71_query31_1344n.qdimacs</text:p>
          </table:table-cell>
          <table:table-cell table:formula="of:=IF([.C346]=&quot;Y&quot;;&quot;5_Solved&quot;;IF(ISBLANK([.I346]);&quot;1_BddMergeFailed&quot;;IF(ISBLANK([.L346]);&quot;2_FactorGraphFailed&quot;;IF(ISBLANK([.O3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float" office:value="2869" calcext:value-type="float">
            <text:p>2869</text:p>
          </table:table-cell>
          <table:table-cell office:value-type="float" office:value="0.01" calcext:value-type="float">
            <text:p>0.01</text:p>
          </table:table-cell>
          <table:table-cell office:value-type="float" office:value="1.03" calcext:value-type="float">
            <text:p>1.03</text:p>
          </table:table-cell>
          <table:table-cell office:value-type="float" office:value="47.92" calcext:value-type="float">
            <text:p>47.92</text:p>
          </table:table-cell>
          <table:table-cell office:value-type="float" office:value="542" calcext:value-type="float">
            <text:p>542</text:p>
          </table:table-cell>
          <table:table-cell office:value-type="float" office:value="94" calcext:value-type="float">
            <text:p>94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71_query36_1344n.qdimacs</text:p>
          </table:table-cell>
          <table:table-cell table:formula="of:=IF([.C347]=&quot;Y&quot;;&quot;5_Solved&quot;;IF(ISBLANK([.I347]);&quot;1_BddMergeFailed&quot;;IF(ISBLANK([.L347]);&quot;2_FactorGraphFailed&quot;;IF(ISBLANK([.O3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float" office:value="2869" calcext:value-type="float">
            <text:p>2869</text:p>
          </table:table-cell>
          <table:table-cell office:value-type="float" office:value="0.01" calcext:value-type="float">
            <text:p>0.01</text:p>
          </table:table-cell>
          <table:table-cell office:value-type="float" office:value="1.01" calcext:value-type="float">
            <text:p>1.01</text:p>
          </table:table-cell>
          <table:table-cell office:value-type="float" office:value="47.97" calcext:value-type="float">
            <text:p>47.97</text:p>
          </table:table-cell>
          <table:table-cell office:value-type="float" office:value="551" calcext:value-type="float">
            <text:p>551</text:p>
          </table:table-cell>
          <table:table-cell office:value-type="float" office:value="93" calcext:value-type="float">
            <text:p>93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71_query31_1344n.qdimacs</text:p>
          </table:table-cell>
          <table:table-cell table:formula="of:=IF([.C348]=&quot;Y&quot;;&quot;5_Solved&quot;;IF(ISBLANK([.I348]);&quot;1_BddMergeFailed&quot;;IF(ISBLANK([.L348]);&quot;2_FactorGraphFailed&quot;;IF(ISBLANK([.O3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float" office:value="2869" calcext:value-type="float">
            <text:p>2869</text:p>
          </table:table-cell>
          <table:table-cell office:value-type="float" office:value="0.01" calcext:value-type="float">
            <text:p>0.01</text:p>
          </table:table-cell>
          <table:table-cell office:value-type="float" office:value="1.12" calcext:value-type="float">
            <text:p>1.12</text:p>
          </table:table-cell>
          <table:table-cell office:value-type="float" office:value="49.8" calcext:value-type="float">
            <text:p>49.8</text:p>
          </table:table-cell>
          <table:table-cell office:value-type="float" office:value="542" calcext:value-type="float">
            <text:p>542</text:p>
          </table:table-cell>
          <table:table-cell office:value-type="float" office:value="94" calcext:value-type="float">
            <text:p>94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71_query36_1344n.qdimacs</text:p>
          </table:table-cell>
          <table:table-cell table:formula="of:=IF([.C349]=&quot;Y&quot;;&quot;5_Solved&quot;;IF(ISBLANK([.I349]);&quot;1_BddMergeFailed&quot;;IF(ISBLANK([.L349]);&quot;2_FactorGraphFailed&quot;;IF(ISBLANK([.O3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24" calcext:value-type="float">
            <text:p>10224</text:p>
          </table:table-cell>
          <table:table-cell office:value-type="float" office:value="2869" calcext:value-type="float">
            <text:p>2869</text:p>
          </table:table-cell>
          <table:table-cell office:value-type="float" office:value="0.01" calcext:value-type="float">
            <text:p>0.01</text:p>
          </table:table-cell>
          <table:table-cell office:value-type="float" office:value="1.04" calcext:value-type="float">
            <text:p>1.04</text:p>
          </table:table-cell>
          <table:table-cell office:value-type="float" office:value="50.42" calcext:value-type="float">
            <text:p>50.42</text:p>
          </table:table-cell>
          <table:table-cell office:value-type="float" office:value="551" calcext:value-type="float">
            <text:p>551</text:p>
          </table:table-cell>
          <table:table-cell office:value-type="float" office:value="93" calcext:value-type="float">
            <text:p>93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1.56" calcext:value-type="float">
            <text:p>1.5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etic_all_bit_differing_from_cycle.qdimacs</text:p>
          </table:table-cell>
          <table:table-cell table:formula="of:=IF([.C350]=&quot;Y&quot;;&quot;5_Solved&quot;;IF(ISBLANK([.I350]);&quot;1_BddMergeFailed&quot;;IF(ISBLANK([.L350]);&quot;2_FactorGraphFailed&quot;;IF(ISBLANK([.O3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2879" calcext:value-type="float">
            <text:p>2879</text:p>
          </table:table-cell>
          <table:table-cell office:value-type="float" office:value="0.01" calcext:value-type="float">
            <text:p>0.01</text:p>
          </table:table-cell>
          <table:table-cell office:value-type="float" office:value="1.11" calcext:value-type="float">
            <text:p>1.11</text:p>
          </table:table-cell>
          <table:table-cell office:value-type="float" office:value="39.31" calcext:value-type="float">
            <text:p>39.31</text:p>
          </table:table-cell>
          <table:table-cell office:value-type="float" office:value="339" calcext:value-type="float">
            <text:p>339</text:p>
          </table:table-cell>
          <table:table-cell office:value-type="float" office:value="88" calcext:value-type="float">
            <text:p>8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.58" calcext:value-type="float">
            <text:p>1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2.qdimacs</text:p>
          </table:table-cell>
          <table:table-cell table:formula="of:=IF([.C351]=&quot;Y&quot;;&quot;5_Solved&quot;;IF(ISBLANK([.I351]);&quot;1_BddMergeFailed&quot;;IF(ISBLANK([.L351]);&quot;2_FactorGraphFailed&quot;;IF(ISBLANK([.O3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512" calcext:value-type="float">
            <text:p>8512</text:p>
          </table:table-cell>
          <table:table-cell office:value-type="float" office:value="2898" calcext:value-type="float">
            <text:p>2898</text:p>
          </table:table-cell>
          <table:table-cell office:value-type="float" office:value="0.01" calcext:value-type="float">
            <text:p>0.01</text:p>
          </table:table-cell>
          <table:table-cell office:value-type="float" office:value="1.09" calcext:value-type="float">
            <text:p>1.09</text:p>
          </table:table-cell>
          <table:table-cell office:value-type="float" office:value="37.84" calcext:value-type="float">
            <text:p>37.84</text:p>
          </table:table-cell>
          <table:table-cell office:value-type="float" office:value="263" calcext:value-type="float">
            <text:p>263</text:p>
          </table:table-cell>
          <table:table-cell office:value-type="float" office:value="94" calcext:value-type="float">
            <text:p>94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46" calcext:value-type="float">
            <text:p>1.4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3_208_245.qdimacs</text:p>
          </table:table-cell>
          <table:table-cell table:formula="of:=IF([.C352]=&quot;Y&quot;;&quot;5_Solved&quot;;IF(ISBLANK([.I352]);&quot;1_BddMergeFailed&quot;;IF(ISBLANK([.L352]);&quot;2_FactorGraphFailed&quot;;IF(ISBLANK([.O3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420" calcext:value-type="float">
            <text:p>9420</text:p>
          </table:table-cell>
          <table:table-cell office:value-type="float" office:value="2900" calcext:value-type="float">
            <text:p>29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6.29" calcext:value-type="float">
            <text:p>36.29</text:p>
          </table:table-cell>
          <table:table-cell office:value-type="float" office:value="203" calcext:value-type="float">
            <text:p>203</text:p>
          </table:table-cell>
          <table:table-cell office:value-type="float" office:value="97" calcext:value-type="float">
            <text:p>97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1.32" calcext:value-type="float">
            <text:p>1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3_208_245.qdimacs</text:p>
          </table:table-cell>
          <table:table-cell table:formula="of:=IF([.C353]=&quot;Y&quot;;&quot;5_Solved&quot;;IF(ISBLANK([.I353]);&quot;1_BddMergeFailed&quot;;IF(ISBLANK([.L353]);&quot;2_FactorGraphFailed&quot;;IF(ISBLANK([.O3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420" calcext:value-type="float">
            <text:p>9420</text:p>
          </table:table-cell>
          <table:table-cell office:value-type="float" office:value="2900" calcext:value-type="float">
            <text:p>29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0.48" calcext:value-type="float">
            <text:p>40.48</text:p>
          </table:table-cell>
          <table:table-cell office:value-type="float" office:value="203" calcext:value-type="float">
            <text:p>203</text:p>
          </table:table-cell>
          <table:table-cell office:value-type="float" office:value="97" calcext:value-type="float">
            <text:p>97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71_query34_1344n.qdimacs</text:p>
          </table:table-cell>
          <table:table-cell table:formula="of:=IF([.C354]=&quot;Y&quot;;&quot;5_Solved&quot;;IF(ISBLANK([.I354]);&quot;1_BddMergeFailed&quot;;IF(ISBLANK([.L354]);&quot;2_FactorGraphFailed&quot;;IF(ISBLANK([.O3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80" calcext:value-type="float">
            <text:p>10280</text:p>
          </table:table-cell>
          <table:table-cell office:value-type="float" office:value="2901" calcext:value-type="float">
            <text:p>2901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48.8" calcext:value-type="float">
            <text:p>48.8</text:p>
          </table:table-cell>
          <table:table-cell office:value-type="float" office:value="547" calcext:value-type="float">
            <text:p>547</text:p>
          </table:table-cell>
          <table:table-cell office:value-type="float" office:value="91" calcext:value-type="float">
            <text:p>91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1.51" calcext:value-type="float">
            <text:p>1.5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4c7n.sat.qdimacs</text:p>
          </table:table-cell>
          <table:table-cell table:formula="of:=IF([.C355]=&quot;Y&quot;;&quot;5_Solved&quot;;IF(ISBLANK([.I355]);&quot;1_BddMergeFailed&quot;;IF(ISBLANK([.L355]);&quot;2_FactorGraphFailed&quot;;IF(ISBLANK([.O3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573" calcext:value-type="float">
            <text:p>19573</text:p>
          </table:table-cell>
          <table:table-cell office:value-type="float" office:value="2914" calcext:value-type="float">
            <text:p>2914</text:p>
          </table:table-cell>
          <table:table-cell office:value-type="float" office:value="0.02" calcext:value-type="float">
            <text:p>0.02</text:p>
          </table:table-cell>
          <table:table-cell office:value-type="float" office:value="1.15" calcext:value-type="float">
            <text:p>1.15</text:p>
          </table:table-cell>
          <table:table-cell office:value-type="float" office:value="216.17" calcext:value-type="float">
            <text:p>216.17</text:p>
          </table:table-cell>
          <table:table-cell office:value-type="float" office:value="432" calcext:value-type="float">
            <text:p>432</text:p>
          </table:table-cell>
          <table:table-cell office:value-type="float" office:value="95" calcext:value-type="float">
            <text:p>95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ba_C2-6_comp3_REAL.sat.qdimacs</text:p>
          </table:table-cell>
          <table:table-cell table:formula="of:=IF([.C356]=&quot;Y&quot;;&quot;5_Solved&quot;;IF(ISBLANK([.I356]);&quot;1_BddMergeFailed&quot;;IF(ISBLANK([.L356]);&quot;2_FactorGraphFailed&quot;;IF(ISBLANK([.O3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304" calcext:value-type="float">
            <text:p>8304</text:p>
          </table:table-cell>
          <table:table-cell office:value-type="float" office:value="2923" calcext:value-type="float">
            <text:p>292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57" calcext:value-type="float">
            <text:p>357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1.51" calcext:value-type="float">
            <text:p>1.5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1_22_328.qdimacs</text:p>
          </table:table-cell>
          <table:table-cell table:formula="of:=IF([.C357]=&quot;Y&quot;;&quot;5_Solved&quot;;IF(ISBLANK([.I357]);&quot;1_BddMergeFailed&quot;;IF(ISBLANK([.L357]);&quot;2_FactorGraphFailed&quot;;IF(ISBLANK([.O3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739" calcext:value-type="float">
            <text:p>9739</text:p>
          </table:table-cell>
          <table:table-cell office:value-type="float" office:value="2937" calcext:value-type="float">
            <text:p>2937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39.47" calcext:value-type="float">
            <text:p>39.47</text:p>
          </table:table-cell>
          <table:table-cell office:value-type="float" office:value="221" calcext:value-type="float">
            <text:p>221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.51" calcext:value-type="float">
            <text:p>1.5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1_22_328.qdimacs</text:p>
          </table:table-cell>
          <table:table-cell table:formula="of:=IF([.C358]=&quot;Y&quot;;&quot;5_Solved&quot;;IF(ISBLANK([.I358]);&quot;1_BddMergeFailed&quot;;IF(ISBLANK([.L358]);&quot;2_FactorGraphFailed&quot;;IF(ISBLANK([.O3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739" calcext:value-type="float">
            <text:p>9739</text:p>
          </table:table-cell>
          <table:table-cell office:value-type="float" office:value="2937" calcext:value-type="float">
            <text:p>2937</text:p>
          </table:table-cell>
          <table:table-cell office:value-type="float" office:value="0.01" calcext:value-type="float">
            <text:p>0.01</text:p>
          </table:table-cell>
          <table:table-cell office:value-type="float" office:value="1.02" calcext:value-type="float">
            <text:p>1.02</text:p>
          </table:table-cell>
          <table:table-cell office:value-type="float" office:value="39.02" calcext:value-type="float">
            <text:p>39.02</text:p>
          </table:table-cell>
          <table:table-cell office:value-type="float" office:value="221" calcext:value-type="float">
            <text:p>221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61" calcext:value-type="float">
            <text:p>1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buf12b4y.sat.qdimacs</text:p>
          </table:table-cell>
          <table:table-cell table:formula="of:=IF([.C359]=&quot;Y&quot;;&quot;5_Solved&quot;;IF(ISBLANK([.I359]);&quot;1_BddMergeFailed&quot;;IF(ISBLANK([.L359]);&quot;2_FactorGraphFailed&quot;;IF(ISBLANK([.O3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993" calcext:value-type="float">
            <text:p>24993</text:p>
          </table:table-cell>
          <table:table-cell office:value-type="float" office:value="2939" calcext:value-type="float">
            <text:p>2939</text:p>
          </table:table-cell>
          <table:table-cell office:value-type="float" office:value="0.03" calcext:value-type="float">
            <text:p>0.03</text:p>
          </table:table-cell>
          <table:table-cell office:value-type="float" office:value="1.19" calcext:value-type="float">
            <text:p>1.19</text:p>
          </table:table-cell>
          <table:table-cell office:value-type="float" office:value="373.34" calcext:value-type="float">
            <text:p>373.34</text:p>
          </table:table-cell>
          <table:table-cell office:value-type="float" office:value="502" calcext:value-type="float">
            <text:p>502</text:p>
          </table:table-cell>
          <table:table-cell office:value-type="float" office:value="96" calcext:value-type="float">
            <text:p>9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4_unsigned_64.qdimacs</text:p>
          </table:table-cell>
          <table:table-cell table:formula="of:=IF([.C360]=&quot;Y&quot;;&quot;5_Solved&quot;;IF(ISBLANK([.I360]);&quot;1_BddMergeFailed&quot;;IF(ISBLANK([.L360]);&quot;2_FactorGraphFailed&quot;;IF(ISBLANK([.O3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2948" calcext:value-type="float">
            <text:p>2948</text:p>
          </table:table-cell>
          <table:table-cell office:value-type="float" office:value="0.01" calcext:value-type="float">
            <text:p>0.01</text:p>
          </table:table-cell>
          <table:table-cell office:value-type="float" office:value="1.15" calcext:value-type="float">
            <text:p>1.15</text:p>
          </table:table-cell>
          <table:table-cell office:value-type="float" office:value="39.23" calcext:value-type="float">
            <text:p>39.23</text:p>
          </table:table-cell>
          <table:table-cell office:value-type="float" office:value="327" calcext:value-type="float">
            <text:p>327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85" calcext:value-type="float">
            <text:p>1.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4_signed_64.qdimacs</text:p>
          </table:table-cell>
          <table:table-cell table:formula="of:=IF([.C361]=&quot;Y&quot;;&quot;5_Solved&quot;;IF(ISBLANK([.I361]);&quot;1_BddMergeFailed&quot;;IF(ISBLANK([.L361]);&quot;2_FactorGraphFailed&quot;;IF(ISBLANK([.O3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7917" calcext:value-type="float">
            <text:p>7917</text:p>
          </table:table-cell>
          <table:table-cell office:value-type="float" office:value="2951" calcext:value-type="float">
            <text:p>2951</text:p>
          </table:table-cell>
          <table:table-cell office:value-type="float" office:value="0.01" calcext:value-type="float">
            <text:p>0.01</text:p>
          </table:table-cell>
          <table:table-cell office:value-type="float" office:value="1.04" calcext:value-type="float">
            <text:p>1.04</text:p>
          </table:table-cell>
          <table:table-cell office:value-type="float" office:value="34.18" calcext:value-type="float">
            <text:p>34.18</text:p>
          </table:table-cell>
          <table:table-cell office:value-type="float" office:value="328" calcext:value-type="float">
            <text:p>328</text:p>
          </table:table-cell>
          <table:table-cell office:value-type="float" office:value="92" calcext:value-type="float">
            <text:p>92</text:p>
          </table:table-cell>
          <table:table-cell office:value-type="float" office:value="0.09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.53" calcext:value-type="float">
            <text:p>1.5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buf9b4n.sat.qdimacs</text:p>
          </table:table-cell>
          <table:table-cell table:formula="of:=IF([.C362]=&quot;Y&quot;;&quot;5_Solved&quot;;IF(ISBLANK([.I362]);&quot;1_BddMergeFailed&quot;;IF(ISBLANK([.L362]);&quot;2_FactorGraphFailed&quot;;IF(ISBLANK([.O3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653" calcext:value-type="float">
            <text:p>20653</text:p>
          </table:table-cell>
          <table:table-cell office:value-type="float" office:value="2958" calcext:value-type="float">
            <text:p>2958</text:p>
          </table:table-cell>
          <table:table-cell office:value-type="float" office:value="0.02" calcext:value-type="float">
            <text:p>0.02</text:p>
          </table:table-cell>
          <table:table-cell office:value-type="float" office:value="1.15" calcext:value-type="float">
            <text:p>1.15</text:p>
          </table:table-cell>
          <table:table-cell office:value-type="float" office:value="211.3" calcext:value-type="float">
            <text:p>211.3</text:p>
          </table:table-cell>
          <table:table-cell office:value-type="float" office:value="440" calcext:value-type="float">
            <text:p>440</text:p>
          </table:table-cell>
          <table:table-cell office:value-type="float" office:value="99" calcext:value-type="float">
            <text:p>99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1.54" calcext:value-type="float">
            <text:p>1.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1.qdimacs</text:p>
          </table:table-cell>
          <table:table-cell table:formula="of:=IF([.C363]=&quot;Y&quot;;&quot;5_Solved&quot;;IF(ISBLANK([.I363]);&quot;1_BddMergeFailed&quot;;IF(ISBLANK([.L363]);&quot;2_FactorGraphFailed&quot;;IF(ISBLANK([.O3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3007" calcext:value-type="float">
            <text:p>3007</text:p>
          </table:table-cell>
          <table:table-cell office:value-type="float" office:value="0.01" calcext:value-type="float">
            <text:p>0.01</text:p>
          </table:table-cell>
          <table:table-cell office:value-type="float" office:value="1.15" calcext:value-type="float">
            <text:p>1.15</text:p>
          </table:table-cell>
          <table:table-cell office:value-type="float" office:value="42.03" calcext:value-type="float">
            <text:p>42.03</text:p>
          </table:table-cell>
          <table:table-cell office:value-type="float" office:value="254" calcext:value-type="float">
            <text:p>254</text:p>
          </table:table-cell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59" calcext:value-type="float">
            <text:p>1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1.qdimacs</text:p>
          </table:table-cell>
          <table:table-cell table:formula="of:=IF([.C364]=&quot;Y&quot;;&quot;5_Solved&quot;;IF(ISBLANK([.I364]);&quot;1_BddMergeFailed&quot;;IF(ISBLANK([.L364]);&quot;2_FactorGraphFailed&quot;;IF(ISBLANK([.O3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881" calcext:value-type="float">
            <text:p>9881</text:p>
          </table:table-cell>
          <table:table-cell office:value-type="float" office:value="3007" calcext:value-type="float">
            <text:p>3007</text:p>
          </table:table-cell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  <table:table-cell office:value-type="float" office:value="44.23" calcext:value-type="float">
            <text:p>44.23</text:p>
          </table:table-cell>
          <table:table-cell office:value-type="float" office:value="254" calcext:value-type="float">
            <text:p>254</text:p>
          </table:table-cell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0.A#48.c#.w#3.s#3.asp.qdimacs</text:p>
          </table:table-cell>
          <table:table-cell table:formula="of:=IF([.C365]=&quot;Y&quot;;&quot;5_Solved&quot;;IF(ISBLANK([.I365]);&quot;1_BddMergeFailed&quot;;IF(ISBLANK([.L365]);&quot;2_FactorGraphFailed&quot;;IF(ISBLANK([.O3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638" calcext:value-type="float">
            <text:p>8638</text:p>
          </table:table-cell>
          <table:table-cell office:value-type="float" office:value="3047" calcext:value-type="float">
            <text:p>3047</text:p>
          </table:table-cell>
          <table:table-cell office:value-type="float" office:value="0.01" calcext:value-type="float">
            <text:p>0.01</text:p>
          </table:table-cell>
          <table:table-cell office:value-type="float" office:value="1.07" calcext:value-type="float">
            <text:p>1.07</text:p>
          </table:table-cell>
          <table:table-cell office:value-type="float" office:value="43.52" calcext:value-type="float">
            <text:p>43.52</text:p>
          </table:table-cell>
          <table:table-cell office:value-type="float" office:value="293" calcext:value-type="float">
            <text:p>293</text:p>
          </table:table-cell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0.A#48.c#.w#3.s#3.asp.qdimacs</text:p>
          </table:table-cell>
          <table:table-cell table:formula="of:=IF([.C366]=&quot;Y&quot;;&quot;5_Solved&quot;;IF(ISBLANK([.I366]);&quot;1_BddMergeFailed&quot;;IF(ISBLANK([.L366]);&quot;2_FactorGraphFailed&quot;;IF(ISBLANK([.O3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638" calcext:value-type="float">
            <text:p>8638</text:p>
          </table:table-cell>
          <table:table-cell office:value-type="float" office:value="3047" calcext:value-type="float">
            <text:p>3047</text:p>
          </table:table-cell>
          <table:table-cell office:value-type="float" office:value="0.01" calcext:value-type="float">
            <text:p>0.01</text:p>
          </table:table-cell>
          <table:table-cell office:value-type="float" office:value="1.19" calcext:value-type="float">
            <text:p>1.19</text:p>
          </table:table-cell>
          <table:table-cell office:value-type="float" office:value="43.27" calcext:value-type="float">
            <text:p>43.27</text:p>
          </table:table-cell>
          <table:table-cell office:value-type="float" office:value="293" calcext:value-type="float">
            <text:p>293</text:p>
          </table:table-cell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1.7" calcext:value-type="float">
            <text:p>1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33_1344n.qdimacs</text:p>
          </table:table-cell>
          <table:table-cell table:formula="of:=IF([.C367]=&quot;Y&quot;;&quot;5_Solved&quot;;IF(ISBLANK([.I367]);&quot;1_BddMergeFailed&quot;;IF(ISBLANK([.L367]);&quot;2_FactorGraphFailed&quot;;IF(ISBLANK([.O3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638" calcext:value-type="float">
            <text:p>11638</text:p>
          </table:table-cell>
          <table:table-cell office:value-type="float" office:value="3055" calcext:value-type="float">
            <text:p>3055</text:p>
          </table:table-cell>
          <table:table-cell office:value-type="float" office:value="0.01" calcext:value-type="float">
            <text:p>0.01</text:p>
          </table:table-cell>
          <table:table-cell office:value-type="float" office:value="1.16" calcext:value-type="float">
            <text:p>1.16</text:p>
          </table:table-cell>
          <table:table-cell office:value-type="float" office:value="58.19" calcext:value-type="float">
            <text:p>58.19</text:p>
          </table:table-cell>
          <table:table-cell office:value-type="float" office:value="642" calcext:value-type="float">
            <text:p>642</text:p>
          </table:table-cell>
          <table:table-cell office:value-type="float" office:value="94" calcext:value-type="float">
            <text:p>94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1.83" calcext:value-type="float">
            <text:p>1.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5.qdimacs</text:p>
          </table:table-cell>
          <table:table-cell table:formula="of:=IF([.C368]=&quot;Y&quot;;&quot;5_Solved&quot;;IF(ISBLANK([.I368]);&quot;1_BddMergeFailed&quot;;IF(ISBLANK([.L368]);&quot;2_FactorGraphFailed&quot;;IF(ISBLANK([.O3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3077" calcext:value-type="float">
            <text:p>3077</text:p>
          </table:table-cell>
          <table:table-cell office:value-type="float" office:value="0.01" calcext:value-type="float">
            <text:p>0.01</text:p>
          </table:table-cell>
          <table:table-cell office:value-type="float" office:value="1.22" calcext:value-type="float">
            <text:p>1.22</text:p>
          </table:table-cell>
          <table:table-cell office:value-type="float" office:value="28.69" calcext:value-type="float">
            <text:p>28.69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1.65" calcext:value-type="float">
            <text:p>1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5.qdimacs</text:p>
          </table:table-cell>
          <table:table-cell table:formula="of:=IF([.C369]=&quot;Y&quot;;&quot;5_Solved&quot;;IF(ISBLANK([.I369]);&quot;1_BddMergeFailed&quot;;IF(ISBLANK([.L369]);&quot;2_FactorGraphFailed&quot;;IF(ISBLANK([.O3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31.05" calcext:value-type="float">
            <text:p>31.05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1.72" calcext:value-type="float">
            <text:p>1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2.A#48.c#.w#3.s#51.asp.qdimacs</text:p>
          </table:table-cell>
          <table:table-cell table:formula="of:=IF([.C370]=&quot;Y&quot;;&quot;5_Solved&quot;;IF(ISBLANK([.I370]);&quot;1_BddMergeFailed&quot;;IF(ISBLANK([.L370]);&quot;2_FactorGraphFailed&quot;;IF(ISBLANK([.O3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782" calcext:value-type="float">
            <text:p>8782</text:p>
          </table:table-cell>
          <table:table-cell office:value-type="float" office:value="3097" calcext:value-type="float">
            <text:p>3097</text:p>
          </table:table-cell>
          <table:table-cell office:value-type="float" office:value="0.01" calcext:value-type="float">
            <text:p>0.01</text:p>
          </table:table-cell>
          <table:table-cell office:value-type="float" office:value="1.26" calcext:value-type="float">
            <text:p>1.26</text:p>
          </table:table-cell>
          <table:table-cell office:value-type="float" office:value="49.85" calcext:value-type="float">
            <text:p>49.85</text:p>
          </table:table-cell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buf14b4y.sat.qdimacs</text:p>
          </table:table-cell>
          <table:table-cell table:formula="of:=IF([.C371]=&quot;Y&quot;;&quot;5_Solved&quot;;IF(ISBLANK([.I371]);&quot;1_BddMergeFailed&quot;;IF(ISBLANK([.L371]);&quot;2_FactorGraphFailed&quot;;IF(ISBLANK([.O3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953" calcext:value-type="float">
            <text:p>25953</text:p>
          </table:table-cell>
          <table:table-cell office:value-type="float" office:value="3097" calcext:value-type="float">
            <text:p>3097</text:p>
          </table:table-cell>
          <table:table-cell office:value-type="float" office:value="0.03" calcext:value-type="float">
            <text:p>0.03</text:p>
          </table:table-cell>
          <table:table-cell office:value-type="float" office:value="1.37" calcext:value-type="float">
            <text:p>1.37</text:p>
          </table:table-cell>
          <table:table-cell office:value-type="float" office:value="400.19" calcext:value-type="float">
            <text:p>400.19</text:p>
          </table:table-cell>
          <table:table-cell office:value-type="float" office:value="529" calcext:value-type="float">
            <text:p>529</text:p>
          </table:table-cell>
          <table:table-cell office:value-type="float" office:value="99" calcext:value-type="float">
            <text:p>99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1.72" calcext:value-type="float">
            <text:p>1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5b5n.sat.qdimacs</text:p>
          </table:table-cell>
          <table:table-cell table:formula="of:=IF([.C372]=&quot;Y&quot;;&quot;5_Solved&quot;;IF(ISBLANK([.I372]);&quot;1_BddMergeFailed&quot;;IF(ISBLANK([.L372]);&quot;2_FactorGraphFailed&quot;;IF(ISBLANK([.O3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621" calcext:value-type="float">
            <text:p>20621</text:p>
          </table:table-cell>
          <table:table-cell office:value-type="float" office:value="3120" calcext:value-type="float">
            <text:p>3120</text:p>
          </table:table-cell>
          <table:table-cell office:value-type="float" office:value="0.03" calcext:value-type="float">
            <text:p>0.03</text:p>
          </table:table-cell>
          <table:table-cell office:value-type="float" office:value="1.54" calcext:value-type="float">
            <text:p>1.54</text:p>
          </table:table-cell>
          <table:table-cell office:value-type="float" office:value="254.07" calcext:value-type="float">
            <text:p>254.07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1.94" calcext:value-type="float">
            <text:p>1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10.qdimacs</text:p>
          </table:table-cell>
          <table:table-cell table:formula="of:=IF([.C373]=&quot;Y&quot;;&quot;5_Solved&quot;;IF(ISBLANK([.I373]);&quot;1_BddMergeFailed&quot;;IF(ISBLANK([.L373]);&quot;2_FactorGraphFailed&quot;;IF(ISBLANK([.O37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031" calcext:value-type="float">
            <text:p>9031</text:p>
          </table:table-cell>
          <table:table-cell office:value-type="float" office:value="3127" calcext:value-type="float">
            <text:p>3127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32.88" calcext:value-type="float">
            <text:p>32.88</text:p>
          </table:table-cell>
          <table:table-cell office:value-type="float" office:value="380" calcext:value-type="float">
            <text:p>380</text:p>
          </table:table-cell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1.69" calcext:value-type="float">
            <text:p>1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1-fixpoint-10.qdimacs</text:p>
          </table:table-cell>
          <table:table-cell table:formula="of:=IF([.C374]=&quot;Y&quot;;&quot;5_Solved&quot;;IF(ISBLANK([.I374]);&quot;1_BddMergeFailed&quot;;IF(ISBLANK([.L374]);&quot;2_FactorGraphFailed&quot;;IF(ISBLANK([.O37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031" calcext:value-type="float">
            <text:p>9031</text:p>
          </table:table-cell>
          <table:table-cell office:value-type="float" office:value="3127" calcext:value-type="float">
            <text:p>3127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34.3" calcext:value-type="float">
            <text:p>34.3</text:p>
          </table:table-cell>
          <table:table-cell office:value-type="float" office:value="380" calcext:value-type="float">
            <text:p>380</text:p>
          </table:table-cell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1.76" calcext:value-type="float">
            <text:p>1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wap2-fixpoint-10.qdimacs</text:p>
          </table:table-cell>
          <table:table-cell table:formula="of:=IF([.C375]=&quot;Y&quot;;&quot;5_Solved&quot;;IF(ISBLANK([.I375]);&quot;1_BddMergeFailed&quot;;IF(ISBLANK([.L375]);&quot;2_FactorGraphFailed&quot;;IF(ISBLANK([.O37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075" calcext:value-type="float">
            <text:p>9075</text:p>
          </table:table-cell>
          <table:table-cell office:value-type="float" office:value="3129" calcext:value-type="float">
            <text:p>3129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35" calcext:value-type="float">
            <text:p>35</text:p>
          </table:table-cell>
          <table:table-cell office:value-type="float" office:value="398" calcext:value-type="float">
            <text:p>39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7.qdimacs</text:p>
          </table:table-cell>
          <table:table-cell table:formula="of:=IF([.C376]=&quot;Y&quot;;&quot;5_Solved&quot;;IF(ISBLANK([.I376]);&quot;1_BddMergeFailed&quot;;IF(ISBLANK([.L376]);&quot;2_FactorGraphFailed&quot;;IF(ISBLANK([.O376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5278" calcext:value-type="float">
            <text:p>5278</text:p>
          </table:table-cell>
          <table:table-cell office:value-type="float" office:value="3144" calcext:value-type="float">
            <text:p>3144</text:p>
          </table:table-cell>
          <table:table-cell office:value-type="float" office:value="0.01" calcext:value-type="float">
            <text:p>0.01</text:p>
          </table:table-cell>
          <table:table-cell office:value-type="float" office:value="1.3" calcext:value-type="float">
            <text:p>1.3</text:p>
          </table:table-cell>
          <table:table-cell office:value-type="float" office:value="31.25" calcext:value-type="float">
            <text:p>31.25</text:p>
          </table:table-cell>
          <table:table-cell office:value-type="float" office:value="330" calcext:value-type="float">
            <text:p>330</text:p>
          </table:table-cell>
          <table:table-cell office:value-type="float" office:value="101" calcext:value-type="float">
            <text:p>10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6.793" calcext:value-type="float">
            <text:p>3286.793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7.qdimacs</text:p>
          </table:table-cell>
          <table:table-cell table:formula="of:=IF([.C377]=&quot;Y&quot;;&quot;5_Solved&quot;;IF(ISBLANK([.I377]);&quot;1_BddMergeFailed&quot;;IF(ISBLANK([.L377]);&quot;2_FactorGraphFailed&quot;;IF(ISBLANK([.O37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5278" calcext:value-type="float">
            <text:p>5278</text:p>
          </table:table-cell>
          <table:table-cell office:value-type="float" office:value="3144" calcext:value-type="float">
            <text:p>3144</text:p>
          </table:table-cell>
          <table:table-cell office:value-type="float" office:value="0.01" calcext:value-type="float">
            <text:p>0.01</text:p>
          </table:table-cell>
          <table:table-cell office:value-type="float" office:value="1.28" calcext:value-type="float">
            <text:p>1.28</text:p>
          </table:table-cell>
          <table:table-cell office:value-type="float" office:value="32.11" calcext:value-type="float">
            <text:p>32.11</text:p>
          </table:table-cell>
          <table:table-cell office:value-type="float" office:value="330" calcext:value-type="float">
            <text:p>330</text:p>
          </table:table-cell>
          <table:table-cell office:value-type="float" office:value="101" calcext:value-type="float">
            <text:p>101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2.519" calcext:value-type="float">
            <text:p>3282.519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9_unsigned_64.qdimacs</text:p>
          </table:table-cell>
          <table:table-cell table:formula="of:=IF([.C378]=&quot;Y&quot;;&quot;5_Solved&quot;;IF(ISBLANK([.I378]);&quot;1_BddMergeFailed&quot;;IF(ISBLANK([.L378]);&quot;2_FactorGraphFailed&quot;;IF(ISBLANK([.O3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49" calcext:value-type="float">
            <text:p>8449</text:p>
          </table:table-cell>
          <table:table-cell office:value-type="float" office:value="3153" calcext:value-type="float">
            <text:p>3153</text:p>
          </table:table-cell>
          <table:table-cell office:value-type="float" office:value="0.01" calcext:value-type="float">
            <text:p>0.01</text:p>
          </table:table-cell>
          <table:table-cell office:value-type="float" office:value="1.26" calcext:value-type="float">
            <text:p>1.26</text:p>
          </table:table-cell>
          <table:table-cell office:value-type="float" office:value="42.39" calcext:value-type="float">
            <text:p>42.39</text:p>
          </table:table-cell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99" calcext:value-type="float">
            <text:p>1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9_unsigned_64.qdimacs</text:p>
          </table:table-cell>
          <table:table-cell table:formula="of:=IF([.C379]=&quot;Y&quot;;&quot;5_Solved&quot;;IF(ISBLANK([.I379]);&quot;1_BddMergeFailed&quot;;IF(ISBLANK([.L379]);&quot;2_FactorGraphFailed&quot;;IF(ISBLANK([.O3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49" calcext:value-type="float">
            <text:p>8449</text:p>
          </table:table-cell>
          <table:table-cell office:value-type="float" office:value="3153" calcext:value-type="float">
            <text:p>3153</text:p>
          </table:table-cell>
          <table:table-cell office:value-type="float" office:value="0.01" calcext:value-type="float">
            <text:p>0.01</text:p>
          </table:table-cell>
          <table:table-cell office:value-type="float" office:value="1.06" calcext:value-type="float">
            <text:p>1.06</text:p>
          </table:table-cell>
          <table:table-cell office:value-type="float" office:value="37.55" calcext:value-type="float">
            <text:p>37.55</text:p>
          </table:table-cell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72" calcext:value-type="float">
            <text:p>1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9_signed_64.qdimacs</text:p>
          </table:table-cell>
          <table:table-cell table:formula="of:=IF([.C380]=&quot;Y&quot;;&quot;5_Solved&quot;;IF(ISBLANK([.I380]);&quot;1_BddMergeFailed&quot;;IF(ISBLANK([.L380]);&quot;2_FactorGraphFailed&quot;;IF(ISBLANK([.O3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60" calcext:value-type="float">
            <text:p>8460</text:p>
          </table:table-cell>
          <table:table-cell office:value-type="float" office:value="3156" calcext:value-type="float">
            <text:p>3156</text:p>
          </table:table-cell>
          <table:table-cell office:value-type="float" office:value="0.01" calcext:value-type="float">
            <text:p>0.01</text:p>
          </table:table-cell>
          <table:table-cell office:value-type="float" office:value="1.19" calcext:value-type="float">
            <text:p>1.19</text:p>
          </table:table-cell>
          <table:table-cell office:value-type="float" office:value="38.95" calcext:value-type="float">
            <text:p>38.95</text:p>
          </table:table-cell>
          <table:table-cell office:value-type="float" office:value="361" calcext:value-type="float">
            <text:p>361</text:p>
          </table:table-cell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9_signed_64.qdimacs</text:p>
          </table:table-cell>
          <table:table-cell table:formula="of:=IF([.C381]=&quot;Y&quot;;&quot;5_Solved&quot;;IF(ISBLANK([.I381]);&quot;1_BddMergeFailed&quot;;IF(ISBLANK([.L381]);&quot;2_FactorGraphFailed&quot;;IF(ISBLANK([.O3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60" calcext:value-type="float">
            <text:p>8460</text:p>
          </table:table-cell>
          <table:table-cell office:value-type="float" office:value="3156" calcext:value-type="float">
            <text:p>3156</text:p>
          </table:table-cell>
          <table:table-cell office:value-type="float" office:value="0.01" calcext:value-type="float">
            <text:p>0.01</text:p>
          </table:table-cell>
          <table:table-cell office:value-type="float" office:value="1.26" calcext:value-type="float">
            <text:p>1.26</text:p>
          </table:table-cell>
          <table:table-cell office:value-type="float" office:value="39.12" calcext:value-type="float">
            <text:p>39.12</text:p>
          </table:table-cell>
          <table:table-cell office:value-type="float" office:value="361" calcext:value-type="float">
            <text:p>361</text:p>
          </table:table-cell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68" calcext:value-type="float">
            <text:p>1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7_query42_1344n.qdimacs</text:p>
          </table:table-cell>
          <table:table-cell table:formula="of:=IF([.C382]=&quot;Y&quot;;&quot;5_Solved&quot;;IF(ISBLANK([.I382]);&quot;1_BddMergeFailed&quot;;IF(ISBLANK([.L382]);&quot;2_FactorGraphFailed&quot;;IF(ISBLANK([.O382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0952" calcext:value-type="float">
            <text:p>10952</text:p>
          </table:table-cell>
          <table:table-cell office:value-type="float" office:value="3221" calcext:value-type="float">
            <text:p>3221</text:p>
          </table:table-cell>
          <table:table-cell office:value-type="float" office:value="0.01" calcext:value-type="float">
            <text:p>0.01</text:p>
          </table:table-cell>
          <table:table-cell office:value-type="float" office:value="1.36" calcext:value-type="float">
            <text:p>1.36</text:p>
          </table:table-cell>
          <table:table-cell office:value-type="float" office:value="60.18" calcext:value-type="float">
            <text:p>60.18</text:p>
          </table:table-cell>
          <table:table-cell office:value-type="float" office:value="629" calcext:value-type="float">
            <text:p>629</text:p>
          </table:table-cell>
          <table:table-cell office:value-type="float" office:value="106" calcext:value-type="float">
            <text:p>10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856" calcext:value-type="float">
            <text:p>27.856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7_query42_1344n.qdimacs</text:p>
          </table:table-cell>
          <table:table-cell table:formula="of:=IF([.C383]=&quot;Y&quot;;&quot;5_Solved&quot;;IF(ISBLANK([.I383]);&quot;1_BddMergeFailed&quot;;IF(ISBLANK([.L383]);&quot;2_FactorGraphFailed&quot;;IF(ISBLANK([.O38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0952" calcext:value-type="float">
            <text:p>10952</text:p>
          </table:table-cell>
          <table:table-cell office:value-type="float" office:value="3221" calcext:value-type="float">
            <text:p>3221</text:p>
          </table:table-cell>
          <table:table-cell office:value-type="float" office:value="0.01" calcext:value-type="float">
            <text:p>0.01</text:p>
          </table:table-cell>
          <table:table-cell office:value-type="float" office:value="1.49" calcext:value-type="float">
            <text:p>1.49</text:p>
          </table:table-cell>
          <table:table-cell office:value-type="float" office:value="61.41" calcext:value-type="float">
            <text:p>61.41</text:p>
          </table:table-cell>
          <table:table-cell office:value-type="float" office:value="629" calcext:value-type="float">
            <text:p>629</text:p>
          </table:table-cell>
          <table:table-cell office:value-type="float" office:value="106" calcext:value-type="float">
            <text:p>10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807" calcext:value-type="float">
            <text:p>27.807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1_query42_1344n.qdimacs</text:p>
          </table:table-cell>
          <table:table-cell table:formula="of:=IF([.C384]=&quot;Y&quot;;&quot;5_Solved&quot;;IF(ISBLANK([.I384]);&quot;1_BddMergeFailed&quot;;IF(ISBLANK([.L384]);&quot;2_FactorGraphFailed&quot;;IF(ISBLANK([.O38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3225" calcext:value-type="float">
            <text:p>3225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61.66" calcext:value-type="float">
            <text:p>61.66</text:p>
          </table:table-cell>
          <table:table-cell office:value-type="float" office:value="629" calcext:value-type="float">
            <text:p>629</text:p>
          </table:table-cell>
          <table:table-cell office:value-type="float" office:value="104" calcext:value-type="float">
            <text:p>104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2.87" calcext:value-type="float">
            <text:p>3512.87</text:p>
          </table:table-cell>
          <table:table-cell office:value-type="float" office:value="2.137" calcext:value-type="float">
            <text:p>2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1_query42_1344n.qdimacs</text:p>
          </table:table-cell>
          <table:table-cell table:formula="of:=IF([.C385]=&quot;Y&quot;;&quot;5_Solved&quot;;IF(ISBLANK([.I385]);&quot;1_BddMergeFailed&quot;;IF(ISBLANK([.L385]);&quot;2_FactorGraphFailed&quot;;IF(ISBLANK([.O38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3225" calcext:value-type="float">
            <text:p>3225</text:p>
          </table:table-cell>
          <table:table-cell office:value-type="float" office:value="0.01" calcext:value-type="float">
            <text:p>0.01</text:p>
          </table:table-cell>
          <table:table-cell office:value-type="float" office:value="1.3" calcext:value-type="float">
            <text:p>1.3</text:p>
          </table:table-cell>
          <table:table-cell office:value-type="float" office:value="58.89" calcext:value-type="float">
            <text:p>58.89</text:p>
          </table:table-cell>
          <table:table-cell office:value-type="float" office:value="629" calcext:value-type="float">
            <text:p>629</text:p>
          </table:table-cell>
          <table:table-cell office:value-type="float" office:value="104" calcext:value-type="float">
            <text:p>10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69.519" calcext:value-type="float">
            <text:p>3469.519</text:p>
          </table:table-cell>
          <table:table-cell office:value-type="float" office:value="2.139" calcext:value-type="float">
            <text:p>2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3_query42_1344n.qdimacs</text:p>
          </table:table-cell>
          <table:table-cell table:formula="of:=IF([.C386]=&quot;Y&quot;;&quot;5_Solved&quot;;IF(ISBLANK([.I386]);&quot;1_BddMergeFailed&quot;;IF(ISBLANK([.L386]);&quot;2_FactorGraphFailed&quot;;IF(ISBLANK([.O3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3225" calcext:value-type="float">
            <text:p>3225</text:p>
          </table:table-cell>
          <table:table-cell office:value-type="float" office:value="0.01" calcext:value-type="float">
            <text:p>0.01</text:p>
          </table:table-cell>
          <table:table-cell office:value-type="float" office:value="1.52" calcext:value-type="float">
            <text:p>1.52</text:p>
          </table:table-cell>
          <table:table-cell office:value-type="float" office:value="66.09" calcext:value-type="float">
            <text:p>66.09</text:p>
          </table:table-cell>
          <table:table-cell office:value-type="float" office:value="631" calcext:value-type="float">
            <text:p>631</text:p>
          </table:table-cell>
          <table:table-cell office:value-type="float" office:value="104" calcext:value-type="float">
            <text:p>104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3_query42_1344n.qdimacs</text:p>
          </table:table-cell>
          <table:table-cell table:formula="of:=IF([.C387]=&quot;Y&quot;;&quot;5_Solved&quot;;IF(ISBLANK([.I387]);&quot;1_BddMergeFailed&quot;;IF(ISBLANK([.L387]);&quot;2_FactorGraphFailed&quot;;IF(ISBLANK([.O3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968" calcext:value-type="float">
            <text:p>10968</text:p>
          </table:table-cell>
          <table:table-cell office:value-type="float" office:value="3225" calcext:value-type="float">
            <text:p>3225</text:p>
          </table:table-cell>
          <table:table-cell office:value-type="float" office:value="0.01" calcext:value-type="float">
            <text:p>0.01</text:p>
          </table:table-cell>
          <table:table-cell office:value-type="float" office:value="1.36" calcext:value-type="float">
            <text:p>1.36</text:p>
          </table:table-cell>
          <table:table-cell office:value-type="float" office:value="62.9" calcext:value-type="float">
            <text:p>62.9</text:p>
          </table:table-cell>
          <table:table-cell office:value-type="float" office:value="631" calcext:value-type="float">
            <text:p>631</text:p>
          </table:table-cell>
          <table:table-cell office:value-type="float" office:value="104" calcext:value-type="float">
            <text:p>104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1.92" calcext:value-type="float">
            <text:p>1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21_query58_1344n.qdimacs</text:p>
          </table:table-cell>
          <table:table-cell table:formula="of:=IF([.C388]=&quot;Y&quot;;&quot;5_Solved&quot;;IF(ISBLANK([.I388]);&quot;1_BddMergeFailed&quot;;IF(ISBLANK([.L388]);&quot;2_FactorGraphFailed&quot;;IF(ISBLANK([.O3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867" calcext:value-type="float">
            <text:p>9867</text:p>
          </table:table-cell>
          <table:table-cell office:value-type="float" office:value="3229" calcext:value-type="float">
            <text:p>3229</text:p>
          </table:table-cell>
          <table:table-cell office:value-type="float" office:value="0.01" calcext:value-type="float">
            <text:p>0.01</text:p>
          </table:table-cell>
          <table:table-cell office:value-type="float" office:value="1.33" calcext:value-type="float">
            <text:p>1.33</text:p>
          </table:table-cell>
          <table:table-cell office:value-type="float" office:value="56.75" calcext:value-type="float">
            <text:p>56.75</text:p>
          </table:table-cell>
          <table:table-cell office:value-type="float" office:value="553" calcext:value-type="float">
            <text:p>553</text:p>
          </table:table-cell>
          <table:table-cell office:value-type="float" office:value="103" calcext:value-type="float">
            <text:p>10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1.91" calcext:value-type="float">
            <text:p>1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4.qdimacs</text:p>
          </table:table-cell>
          <table:table-cell table:formula="of:=IF([.C389]=&quot;Y&quot;;&quot;5_Solved&quot;;IF(ISBLANK([.I389]);&quot;1_BddMergeFailed&quot;;IF(ISBLANK([.L389]);&quot;2_FactorGraphFailed&quot;;IF(ISBLANK([.O3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231" calcext:value-type="float">
            <text:p>3231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33.34" calcext:value-type="float">
            <text:p>33.34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1.68" calcext:value-type="float">
            <text:p>1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4.qdimacs</text:p>
          </table:table-cell>
          <table:table-cell table:formula="of:=IF([.C390]=&quot;Y&quot;;&quot;5_Solved&quot;;IF(ISBLANK([.I390]);&quot;1_BddMergeFailed&quot;;IF(ISBLANK([.L390]);&quot;2_FactorGraphFailed&quot;;IF(ISBLANK([.O3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34.33" calcext:value-type="float">
            <text:p>34.33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1.75" calcext:value-type="float">
            <text:p>1.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3.s#1.asp.qdimacs</text:p>
          </table:table-cell>
          <table:table-cell table:formula="of:=IF([.C391]=&quot;Y&quot;;&quot;5_Solved&quot;;IF(ISBLANK([.I391]);&quot;1_BddMergeFailed&quot;;IF(ISBLANK([.L391]);&quot;2_FactorGraphFailed&quot;;IF(ISBLANK([.O3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3247" calcext:value-type="float">
            <text:p>3247</text:p>
          </table:table-cell>
          <table:table-cell office:value-type="float" office:value="0.01" calcext:value-type="float">
            <text:p>0.01</text:p>
          </table:table-cell>
          <table:table-cell office:value-type="float" office:value="1.37" calcext:value-type="float">
            <text:p>1.37</text:p>
          </table:table-cell>
          <table:table-cell office:value-type="float" office:value="51.23" calcext:value-type="float">
            <text:p>51.23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1.9" calcext:value-type="float">
            <text:p>1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3.s#26.asp.qdimacs</text:p>
          </table:table-cell>
          <table:table-cell table:formula="of:=IF([.C392]=&quot;Y&quot;;&quot;5_Solved&quot;;IF(ISBLANK([.I392]);&quot;1_BddMergeFailed&quot;;IF(ISBLANK([.L392]);&quot;2_FactorGraphFailed&quot;;IF(ISBLANK([.O3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3247" calcext:value-type="float">
            <text:p>3247</text:p>
          </table:table-cell>
          <table:table-cell office:value-type="float" office:value="0.01" calcext:value-type="float">
            <text:p>0.01</text:p>
          </table:table-cell>
          <table:table-cell office:value-type="float" office:value="1.39" calcext:value-type="float">
            <text:p>1.39</text:p>
          </table:table-cell>
          <table:table-cell office:value-type="float" office:value="52.44" calcext:value-type="float">
            <text:p>52.44</text:p>
          </table:table-cell>
          <table:table-cell office:value-type="float" office:value="313" calcext:value-type="float">
            <text:p>313</text:p>
          </table:table-cell>
          <table:table-cell office:value-type="float" office:value="106" calcext:value-type="float">
            <text:p>10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.88" calcext:value-type="float">
            <text:p>1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3.s#26.asp.qdimacs</text:p>
          </table:table-cell>
          <table:table-cell table:formula="of:=IF([.C393]=&quot;Y&quot;;&quot;5_Solved&quot;;IF(ISBLANK([.I393]);&quot;1_BddMergeFailed&quot;;IF(ISBLANK([.L393]);&quot;2_FactorGraphFailed&quot;;IF(ISBLANK([.O3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3247" calcext:value-type="float">
            <text:p>3247</text:p>
          </table:table-cell>
          <table:table-cell office:value-type="float" office:value="0.01" calcext:value-type="float">
            <text:p>0.01</text:p>
          </table:table-cell>
          <table:table-cell office:value-type="float" office:value="1.31" calcext:value-type="float">
            <text:p>1.31</text:p>
          </table:table-cell>
          <table:table-cell office:value-type="float" office:value="49.76" calcext:value-type="float">
            <text:p>49.76</text:p>
          </table:table-cell>
          <table:table-cell office:value-type="float" office:value="313" calcext:value-type="float">
            <text:p>313</text:p>
          </table:table-cell>
          <table:table-cell office:value-type="float" office:value="106" calcext:value-type="float">
            <text:p>10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.92" calcext:value-type="float">
            <text:p>1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3.s#17.asp.qdimacs</text:p>
          </table:table-cell>
          <table:table-cell table:formula="of:=IF([.C394]=&quot;Y&quot;;&quot;5_Solved&quot;;IF(ISBLANK([.I394]);&quot;1_BddMergeFailed&quot;;IF(ISBLANK([.L394]);&quot;2_FactorGraphFailed&quot;;IF(ISBLANK([.O3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3247" calcext:value-type="float">
            <text:p>3247</text:p>
          </table:table-cell>
          <table:table-cell office:value-type="float" office:value="0.01" calcext:value-type="float">
            <text:p>0.01</text:p>
          </table:table-cell>
          <table:table-cell office:value-type="float" office:value="1.35" calcext:value-type="float">
            <text:p>1.35</text:p>
          </table:table-cell>
          <table:table-cell office:value-type="float" office:value="51.28" calcext:value-type="float">
            <text:p>51.28</text:p>
          </table:table-cell>
          <table:table-cell office:value-type="float" office:value="307" calcext:value-type="float">
            <text:p>307</text:p>
          </table:table-cell>
          <table:table-cell office:value-type="float" office:value="104" calcext:value-type="float">
            <text:p>104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3.s#60.asp.qdimacs</text:p>
          </table:table-cell>
          <table:table-cell table:formula="of:=IF([.C395]=&quot;Y&quot;;&quot;5_Solved&quot;;IF(ISBLANK([.I395]);&quot;1_BddMergeFailed&quot;;IF(ISBLANK([.L395]);&quot;2_FactorGraphFailed&quot;;IF(ISBLANK([.O3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3247" calcext:value-type="float">
            <text:p>3247</text:p>
          </table:table-cell>
          <table:table-cell office:value-type="float" office:value="0.01" calcext:value-type="float">
            <text:p>0.01</text:p>
          </table:table-cell>
          <table:table-cell office:value-type="float" office:value="1.38" calcext:value-type="float">
            <text:p>1.38</text:p>
          </table:table-cell>
          <table:table-cell office:value-type="float" office:value="51.57" calcext:value-type="float">
            <text:p>51.57</text:p>
          </table:table-cell>
          <table:table-cell office:value-type="float" office:value="318" calcext:value-type="float">
            <text:p>318</text:p>
          </table:table-cell>
          <table:table-cell office:value-type="float" office:value="103" calcext:value-type="float">
            <text:p>103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512.qdimacs</text:p>
          </table:table-cell>
          <table:table-cell table:formula="of:=IF([.C396]=&quot;Y&quot;;&quot;5_Solved&quot;;IF(ISBLANK([.I396]);&quot;1_BddMergeFailed&quot;;IF(ISBLANK([.L396]);&quot;2_FactorGraphFailed&quot;;IF(ISBLANK([.O3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573" calcext:value-type="float">
            <text:p>9573</text:p>
          </table:table-cell>
          <table:table-cell office:value-type="float" office:value="3252" calcext:value-type="float">
            <text:p>3252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31.57" calcext:value-type="float">
            <text:p>31.57</text:p>
          </table:table-cell>
          <table:table-cell office:value-type="float" office:value="496" calcext:value-type="float">
            <text:p>496</text:p>
          </table:table-cell>
          <table:table-cell office:value-type="float" office:value="105" calcext:value-type="float">
            <text:p>10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1.96" calcext:value-type="float">
            <text:p>1.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512.qdimacs</text:p>
          </table:table-cell>
          <table:table-cell table:formula="of:=IF([.C397]=&quot;Y&quot;;&quot;5_Solved&quot;;IF(ISBLANK([.I397]);&quot;1_BddMergeFailed&quot;;IF(ISBLANK([.L397]);&quot;2_FactorGraphFailed&quot;;IF(ISBLANK([.O39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3253" calcext:value-type="float">
            <text:p>3253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32.46" calcext:value-type="float">
            <text:p>32.46</text:p>
          </table:table-cell>
          <table:table-cell office:value-type="float" office:value="476" calcext:value-type="float">
            <text:p>476</text:p>
          </table:table-cell>
          <table:table-cell office:value-type="float" office:value="102" calcext:value-type="float">
            <text:p>10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2.01" calcext:value-type="float">
            <text:p>2.0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5.473" calcext:value-type="float">
            <text:p>25.473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anceService.qdimacs</text:p>
          </table:table-cell>
          <table:table-cell table:formula="of:=IF([.C398]=&quot;Y&quot;;&quot;5_Solved&quot;;IF(ISBLANK([.I398]);&quot;1_BddMergeFailed&quot;;IF(ISBLANK([.L398]);&quot;2_FactorGraphFailed&quot;;IF(ISBLANK([.O398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1495" calcext:value-type="float">
            <text:p>11495</text:p>
          </table:table-cell>
          <table:table-cell office:value-type="float" office:value="3263" calcext:value-type="float">
            <text:p>3263</text:p>
          </table:table-cell>
          <table:table-cell office:value-type="float" office:value="0.01" calcext:value-type="float">
            <text:p>0.01</text:p>
          </table:table-cell>
          <table:table-cell office:value-type="float" office:value="1.46" calcext:value-type="float">
            <text:p>1.46</text:p>
          </table:table-cell>
          <table:table-cell office:value-type="float" office:value="55.93" calcext:value-type="float">
            <text:p>55.93</text:p>
          </table:table-cell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.143" calcext:value-type="float">
            <text:p>35.143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anceService2.qdimacs</text:p>
          </table:table-cell>
          <table:table-cell table:formula="of:=IF([.C399]=&quot;Y&quot;;&quot;5_Solved&quot;;IF(ISBLANK([.I399]);&quot;1_BddMergeFailed&quot;;IF(ISBLANK([.L399]);&quot;2_FactorGraphFailed&quot;;IF(ISBLANK([.O399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1495" calcext:value-type="float">
            <text:p>11495</text:p>
          </table:table-cell>
          <table:table-cell office:value-type="float" office:value="3263" calcext:value-type="float">
            <text:p>3263</text:p>
          </table:table-cell>
          <table:table-cell office:value-type="float" office:value="0.01" calcext:value-type="float">
            <text:p>0.01</text:p>
          </table:table-cell>
          <table:table-cell office:value-type="float" office:value="1.41" calcext:value-type="float">
            <text:p>1.41</text:p>
          </table:table-cell>
          <table:table-cell office:value-type="float" office:value="54.87" calcext:value-type="float">
            <text:p>54.87</text:p>
          </table:table-cell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616" calcext:value-type="float">
            <text:p>34.616</text:p>
          </table:table-cell>
          <table:table-cell office:value-type="float" office:value="0.113" calcext:value-type="float">
            <text:p>0.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anceService.qdimacs</text:p>
          </table:table-cell>
          <table:table-cell table:formula="of:=IF([.C400]=&quot;Y&quot;;&quot;5_Solved&quot;;IF(ISBLANK([.I400]);&quot;1_BddMergeFailed&quot;;IF(ISBLANK([.L400]);&quot;2_FactorGraphFailed&quot;;IF(ISBLANK([.O400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1495" calcext:value-type="float">
            <text:p>11495</text:p>
          </table:table-cell>
          <table:table-cell office:value-type="float" office:value="3263" calcext:value-type="float">
            <text:p>3263</text:p>
          </table:table-cell>
          <table:table-cell office:value-type="float" office:value="0.02" calcext:value-type="float">
            <text:p>0.02</text:p>
          </table:table-cell>
          <table:table-cell office:value-type="float" office:value="1.51" calcext:value-type="float">
            <text:p>1.51</text:p>
          </table:table-cell>
          <table:table-cell office:value-type="float" office:value="56.58" calcext:value-type="float">
            <text:p>56.58</text:p>
          </table:table-cell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1.87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589" calcext:value-type="float">
            <text:p>34.589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anceService2.qdimacs</text:p>
          </table:table-cell>
          <table:table-cell table:formula="of:=IF([.C401]=&quot;Y&quot;;&quot;5_Solved&quot;;IF(ISBLANK([.I401]);&quot;1_BddMergeFailed&quot;;IF(ISBLANK([.L401]);&quot;2_FactorGraphFailed&quot;;IF(ISBLANK([.O401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1495" calcext:value-type="float">
            <text:p>11495</text:p>
          </table:table-cell>
          <table:table-cell office:value-type="float" office:value="3263" calcext:value-type="float">
            <text:p>3263</text:p>
          </table:table-cell>
          <table:table-cell office:value-type="float" office:value="0.01" calcext:value-type="float">
            <text:p>0.01</text:p>
          </table:table-cell>
          <table:table-cell office:value-type="float" office:value="1.41" calcext:value-type="float">
            <text:p>1.41</text:p>
          </table:table-cell>
          <table:table-cell office:value-type="float" office:value="53.99" calcext:value-type="float">
            <text:p>53.99</text:p>
          </table:table-cell>
          <table:table-cell office:value-type="float" office:value="361" calcext:value-type="float">
            <text:p>361</text:p>
          </table:table-cell>
          <table:table-cell office:value-type="float" office:value="105" calcext:value-type="float">
            <text:p>105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678" calcext:value-type="float">
            <text:p>33.678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2.qdimacs</text:p>
          </table:table-cell>
          <table:table-cell table:formula="of:=IF([.C402]=&quot;Y&quot;;&quot;5_Solved&quot;;IF(ISBLANK([.I402]);&quot;1_BddMergeFailed&quot;;IF(ISBLANK([.L402]);&quot;2_FactorGraphFailed&quot;;IF(ISBLANK([.O4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3264" calcext:value-type="float">
            <text:p>3264</text:p>
          </table:table-cell>
          <table:table-cell office:value-type="float" office:value="0.01" calcext:value-type="float">
            <text:p>0.01</text:p>
          </table:table-cell>
          <table:table-cell office:value-type="float" office:value="1.04" calcext:value-type="float">
            <text:p>1.04</text:p>
          </table:table-cell>
          <table:table-cell office:value-type="float" office:value="39.01" calcext:value-type="float">
            <text:p>39.01</text:p>
          </table:table-cell>
          <table:table-cell office:value-type="float" office:value="462" calcext:value-type="float">
            <text:p>462</text:p>
          </table:table-cell>
          <table:table-cell office:value-type="float" office:value="103" calcext:value-type="float">
            <text:p>103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.92" calcext:value-type="float">
            <text:p>1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2.qdimacs</text:p>
          </table:table-cell>
          <table:table-cell table:formula="of:=IF([.C403]=&quot;Y&quot;;&quot;5_Solved&quot;;IF(ISBLANK([.I403]);&quot;1_BddMergeFailed&quot;;IF(ISBLANK([.L403]);&quot;2_FactorGraphFailed&quot;;IF(ISBLANK([.O4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3264" calcext:value-type="float">
            <text:p>326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7.16" calcext:value-type="float">
            <text:p>37.16</text:p>
          </table:table-cell>
          <table:table-cell office:value-type="float" office:value="462" calcext:value-type="float">
            <text:p>462</text:p>
          </table:table-cell>
          <table:table-cell office:value-type="float" office:value="103" calcext:value-type="float">
            <text:p>103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.81" calcext:value-type="float">
            <text:p>1.8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78_258.qdimacs</text:p>
          </table:table-cell>
          <table:table-cell table:formula="of:=IF([.C404]=&quot;Y&quot;;&quot;5_Solved&quot;;IF(ISBLANK([.I404]);&quot;1_BddMergeFailed&quot;;IF(ISBLANK([.L404]);&quot;2_FactorGraphFailed&quot;;IF(ISBLANK([.O4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569" calcext:value-type="float">
            <text:p>10569</text:p>
          </table:table-cell>
          <table:table-cell office:value-type="float" office:value="3281" calcext:value-type="float">
            <text:p>3281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office:value-type="float" office:value="50.59" calcext:value-type="float">
            <text:p>50.59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78_258.qdimacs</text:p>
          </table:table-cell>
          <table:table-cell table:formula="of:=IF([.C405]=&quot;Y&quot;;&quot;5_Solved&quot;;IF(ISBLANK([.I405]);&quot;1_BddMergeFailed&quot;;IF(ISBLANK([.L405]);&quot;2_FactorGraphFailed&quot;;IF(ISBLANK([.O4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569" calcext:value-type="float">
            <text:p>10569</text:p>
          </table:table-cell>
          <table:table-cell office:value-type="float" office:value="3281" calcext:value-type="float">
            <text:p>3281</text:p>
          </table:table-cell>
          <table:table-cell office:value-type="float" office:value="0.01" calcext:value-type="float">
            <text:p>0.01</text:p>
          </table:table-cell>
          <table:table-cell office:value-type="float" office:value="1.36" calcext:value-type="float">
            <text:p>1.36</text:p>
          </table:table-cell>
          <table:table-cell office:value-type="float" office:value="51.18" calcext:value-type="float">
            <text:p>51.18</text:p>
          </table:table-cell>
          <table:table-cell office:value-type="float" office:value="237" calcext:value-type="float">
            <text:p>237</text:p>
          </table:table-cell>
          <table:table-cell office:value-type="float" office:value="106" calcext:value-type="float">
            <text:p>106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.85" calcext:value-type="float">
            <text:p>1.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71_354.qdimacs</text:p>
          </table:table-cell>
          <table:table-cell table:formula="of:=IF([.C406]=&quot;Y&quot;;&quot;5_Solved&quot;;IF(ISBLANK([.I406]);&quot;1_BddMergeFailed&quot;;IF(ISBLANK([.L406]);&quot;2_FactorGraphFailed&quot;;IF(ISBLANK([.O4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42" calcext:value-type="float">
            <text:p>11042</text:p>
          </table:table-cell>
          <table:table-cell office:value-type="float" office:value="3293" calcext:value-type="float">
            <text:p>3293</text:p>
          </table:table-cell>
          <table:table-cell office:value-type="float" office:value="0.01" calcext:value-type="float">
            <text:p>0.01</text:p>
          </table:table-cell>
          <table:table-cell office:value-type="float" office:value="1.25" calcext:value-type="float">
            <text:p>1.25</text:p>
          </table:table-cell>
          <table:table-cell office:value-type="float" office:value="53.23" calcext:value-type="float">
            <text:p>53.23</text:p>
          </table:table-cell>
          <table:table-cell office:value-type="float" office:value="238" calcext:value-type="float">
            <text:p>238</text:p>
          </table:table-cell>
          <table:table-cell office:value-type="float" office:value="105" calcext:value-type="float">
            <text:p>105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05" calcext:value-type="float">
            <text:p>2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71_354.qdimacs</text:p>
          </table:table-cell>
          <table:table-cell table:formula="of:=IF([.C407]=&quot;Y&quot;;&quot;5_Solved&quot;;IF(ISBLANK([.I407]);&quot;1_BddMergeFailed&quot;;IF(ISBLANK([.L407]);&quot;2_FactorGraphFailed&quot;;IF(ISBLANK([.O4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42" calcext:value-type="float">
            <text:p>11042</text:p>
          </table:table-cell>
          <table:table-cell office:value-type="float" office:value="3293" calcext:value-type="float">
            <text:p>3293</text:p>
          </table:table-cell>
          <table:table-cell office:value-type="float" office:value="0.01" calcext:value-type="float">
            <text:p>0.01</text:p>
          </table:table-cell>
          <table:table-cell office:value-type="float" office:value="1.23" calcext:value-type="float">
            <text:p>1.23</text:p>
          </table:table-cell>
          <table:table-cell office:value-type="float" office:value="51.15" calcext:value-type="float">
            <text:p>51.15</text:p>
          </table:table-cell>
          <table:table-cell office:value-type="float" office:value="238" calcext:value-type="float">
            <text:p>238</text:p>
          </table:table-cell>
          <table:table-cell office:value-type="float" office:value="105" calcext:value-type="float">
            <text:p>105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.89" calcext:value-type="float">
            <text:p>1.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.e#1.a#3.E#40.A#60.c#400.w#2.s#1.asp.qdimacs</text:p>
          </table:table-cell>
          <table:table-cell table:formula="of:=IF([.C408]=&quot;Y&quot;;&quot;5_Solved&quot;;IF(ISBLANK([.I408]);&quot;1_BddMergeFailed&quot;;IF(ISBLANK([.L408]);&quot;2_FactorGraphFailed&quot;;IF(ISBLANK([.O40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598" calcext:value-type="float">
            <text:p>9598</text:p>
          </table:table-cell>
          <table:table-cell office:value-type="float" office:value="3299" calcext:value-type="float">
            <text:p>3299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56.51" calcext:value-type="float">
            <text:p>56.51</text:p>
          </table:table-cell>
          <table:table-cell office:value-type="float" office:value="315" calcext:value-type="float">
            <text:p>315</text:p>
          </table:table-cell>
          <table:table-cell office:value-type="float" office:value="107" calcext:value-type="float">
            <text:p>107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.02" calcext:value-type="float">
            <text:p>2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4_40_387.qdimacs</text:p>
          </table:table-cell>
          <table:table-cell table:formula="of:=IF([.C409]=&quot;Y&quot;;&quot;5_Solved&quot;;IF(ISBLANK([.I409]);&quot;1_BddMergeFailed&quot;;IF(ISBLANK([.L409]);&quot;2_FactorGraphFailed&quot;;IF(ISBLANK([.O4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260" calcext:value-type="float">
            <text:p>11260</text:p>
          </table:table-cell>
          <table:table-cell office:value-type="float" office:value="3326" calcext:value-type="float">
            <text:p>3326</text:p>
          </table:table-cell>
          <table:table-cell office:value-type="float" office:value="0.01" calcext:value-type="float">
            <text:p>0.01</text:p>
          </table:table-cell>
          <table:table-cell office:value-type="float" office:value="1.34" calcext:value-type="float">
            <text:p>1.34</text:p>
          </table:table-cell>
          <table:table-cell office:value-type="float" office:value="54.01" calcext:value-type="float">
            <text:p>54.01</text:p>
          </table:table-cell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4_40_387.qdimacs</text:p>
          </table:table-cell>
          <table:table-cell table:formula="of:=IF([.C410]=&quot;Y&quot;;&quot;5_Solved&quot;;IF(ISBLANK([.I410]);&quot;1_BddMergeFailed&quot;;IF(ISBLANK([.L410]);&quot;2_FactorGraphFailed&quot;;IF(ISBLANK([.O4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260" calcext:value-type="float">
            <text:p>11260</text:p>
          </table:table-cell>
          <table:table-cell office:value-type="float" office:value="3326" calcext:value-type="float">
            <text:p>3326</text:p>
          </table:table-cell>
          <table:table-cell office:value-type="float" office:value="0.01" calcext:value-type="float">
            <text:p>0.01</text:p>
          </table:table-cell>
          <table:table-cell office:value-type="float" office:value="1.37" calcext:value-type="float">
            <text:p>1.37</text:p>
          </table:table-cell>
          <table:table-cell office:value-type="float" office:value="53.54" calcext:value-type="float">
            <text:p>53.54</text:p>
          </table:table-cell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1.qdimacs</text:p>
          </table:table-cell>
          <table:table-cell table:formula="of:=IF([.C411]=&quot;Y&quot;;&quot;5_Solved&quot;;IF(ISBLANK([.I411]);&quot;1_BddMergeFailed&quot;;IF(ISBLANK([.L411]);&quot;2_FactorGraphFailed&quot;;IF(ISBLANK([.O4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760" calcext:value-type="float">
            <text:p>8760</text:p>
          </table:table-cell>
          <table:table-cell office:value-type="float" office:value="3338" calcext:value-type="float">
            <text:p>3338</text:p>
          </table:table-cell>
          <table:table-cell office:value-type="float" office:value="0.01" calcext:value-type="float">
            <text:p>0.01</text:p>
          </table:table-cell>
          <table:table-cell office:value-type="float" office:value="1.35" calcext:value-type="float">
            <text:p>1.35</text:p>
          </table:table-cell>
          <table:table-cell office:value-type="float" office:value="46.64" calcext:value-type="float">
            <text:p>46.64</text:p>
          </table:table-cell>
          <table:table-cell office:value-type="float" office:value="348" calcext:value-type="float">
            <text:p>348</text:p>
          </table:table-cell>
          <table:table-cell office:value-type="float" office:value="106" calcext:value-type="float">
            <text:p>10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office:value-type="float" office:value="2.09" calcext:value-type="float">
            <text:p>2.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1.qdimacs</text:p>
          </table:table-cell>
          <table:table-cell table:formula="of:=IF([.C412]=&quot;Y&quot;;&quot;5_Solved&quot;;IF(ISBLANK([.I412]);&quot;1_BddMergeFailed&quot;;IF(ISBLANK([.L412]);&quot;2_FactorGraphFailed&quot;;IF(ISBLANK([.O4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760" calcext:value-type="float">
            <text:p>8760</text:p>
          </table:table-cell>
          <table:table-cell office:value-type="float" office:value="3338" calcext:value-type="float">
            <text:p>3338</text:p>
          </table:table-cell>
          <table:table-cell office:value-type="float" office:value="0.01" calcext:value-type="float">
            <text:p>0.01</text:p>
          </table:table-cell>
          <table:table-cell office:value-type="float" office:value="1.24" calcext:value-type="float">
            <text:p>1.24</text:p>
          </table:table-cell>
          <table:table-cell office:value-type="float" office:value="42.65" calcext:value-type="float">
            <text:p>42.65</text:p>
          </table:table-cell>
          <table:table-cell office:value-type="float" office:value="348" calcext:value-type="float">
            <text:p>348</text:p>
          </table:table-cell>
          <table:table-cell office:value-type="float" office:value="106" calcext:value-type="float">
            <text:p>106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1.95" calcext:value-type="float">
            <text:p>1.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.e#1.a#3.E#40.A#60.c#408.w#2.s#1.asp.qdimacs</text:p>
          </table:table-cell>
          <table:table-cell table:formula="of:=IF([.C413]=&quot;Y&quot;;&quot;5_Solved&quot;;IF(ISBLANK([.I413]);&quot;1_BddMergeFailed&quot;;IF(ISBLANK([.L413]);&quot;2_FactorGraphFailed&quot;;IF(ISBLANK([.O4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790" calcext:value-type="float">
            <text:p>9790</text:p>
          </table:table-cell>
          <table:table-cell office:value-type="float" office:value="3363" calcext:value-type="float">
            <text:p>3363</text:p>
          </table:table-cell>
          <table:table-cell office:value-type="float" office:value="0.01" calcext:value-type="float">
            <text:p>0.01</text:p>
          </table:table-cell>
          <table:table-cell office:value-type="float" office:value="1.57" calcext:value-type="float">
            <text:p>1.57</text:p>
          </table:table-cell>
          <table:table-cell office:value-type="float" office:value="58.62" calcext:value-type="float">
            <text:p>58.62</text:p>
          </table:table-cell>
          <table:table-cell office:value-type="float" office:value="318" calcext:value-type="float">
            <text:p>318</text:p>
          </table:table-cell>
          <table:table-cell office:value-type="float" office:value="108" calcext:value-type="float">
            <text:p>108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.95" calcext:value-type="float">
            <text:p>1.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.e#1.a#3.E#40.A#60.c#408.w#2.s#2.asp.qdimacs</text:p>
          </table:table-cell>
          <table:table-cell table:formula="of:=IF([.C414]=&quot;Y&quot;;&quot;5_Solved&quot;;IF(ISBLANK([.I414]);&quot;1_BddMergeFailed&quot;;IF(ISBLANK([.L414]);&quot;2_FactorGraphFailed&quot;;IF(ISBLANK([.O4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790" calcext:value-type="float">
            <text:p>9790</text:p>
          </table:table-cell>
          <table:table-cell office:value-type="float" office:value="3363" calcext:value-type="float">
            <text:p>3363</text:p>
          </table:table-cell>
          <table:table-cell office:value-type="float" office:value="0.01" calcext:value-type="float">
            <text:p>0.01</text:p>
          </table:table-cell>
          <table:table-cell office:value-type="float" office:value="1.57" calcext:value-type="float">
            <text:p>1.57</text:p>
          </table:table-cell>
          <table:table-cell office:value-type="float" office:value="59.71" calcext:value-type="float">
            <text:p>59.71</text:p>
          </table:table-cell>
          <table:table-cell office:value-type="float" office:value="325" calcext:value-type="float">
            <text:p>325</text:p>
          </table:table-cell>
          <table:table-cell office:value-type="float" office:value="107" calcext:value-type="float">
            <text:p>107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.17" calcext:value-type="float">
            <text:p>2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2_6_414.qdimacs</text:p>
          </table:table-cell>
          <table:table-cell table:formula="of:=IF([.C415]=&quot;Y&quot;;&quot;5_Solved&quot;;IF(ISBLANK([.I415]);&quot;1_BddMergeFailed&quot;;IF(ISBLANK([.L415]);&quot;2_FactorGraphFailed&quot;;IF(ISBLANK([.O41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422" calcext:value-type="float">
            <text:p>11422</text:p>
          </table:table-cell>
          <table:table-cell office:value-type="float" office:value="3364" calcext:value-type="float">
            <text:p>3364</text:p>
          </table:table-cell>
          <table:table-cell office:value-type="float" office:value="0.01" calcext:value-type="float">
            <text:p>0.01</text:p>
          </table:table-cell>
          <table:table-cell office:value-type="float" office:value="1.31" calcext:value-type="float">
            <text:p>1.31</text:p>
          </table:table-cell>
          <table:table-cell office:value-type="float" office:value="54.26" calcext:value-type="float">
            <text:p>54.26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.94" calcext:value-type="float">
            <text:p>1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2_6_414.qdimacs</text:p>
          </table:table-cell>
          <table:table-cell table:formula="of:=IF([.C416]=&quot;Y&quot;;&quot;5_Solved&quot;;IF(ISBLANK([.I416]);&quot;1_BddMergeFailed&quot;;IF(ISBLANK([.L416]);&quot;2_FactorGraphFailed&quot;;IF(ISBLANK([.O4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422" calcext:value-type="float">
            <text:p>11422</text:p>
          </table:table-cell>
          <table:table-cell office:value-type="float" office:value="3364" calcext:value-type="float">
            <text:p>3364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office:value-type="float" office:value="56.69" calcext:value-type="float">
            <text:p>56.69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09" calcext:value-type="float">
            <text:p>2.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6_query42_1344n.qdimacs</text:p>
          </table:table-cell>
          <table:table-cell table:formula="of:=IF([.C417]=&quot;Y&quot;;&quot;5_Solved&quot;;IF(ISBLANK([.I417]);&quot;1_BddMergeFailed&quot;;IF(ISBLANK([.L417]);&quot;2_FactorGraphFailed&quot;;IF(ISBLANK([.O4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3381" calcext:value-type="float">
            <text:p>3381</text:p>
          </table:table-cell>
          <table:table-cell office:value-type="float" office:value="0.02" calcext:value-type="float">
            <text:p>0.02</text:p>
          </table:table-cell>
          <table:table-cell office:value-type="float" office:value="1.85" calcext:value-type="float">
            <text:p>1.85</text:p>
          </table:table-cell>
          <table:table-cell office:value-type="float" office:value="71.46" calcext:value-type="float">
            <text:p>71.46</text:p>
          </table:table-cell>
          <table:table-cell office:value-type="float" office:value="627" calcext:value-type="float">
            <text:p>627</text:p>
          </table:table-cell>
          <table:table-cell office:value-type="float" office:value="109" calcext:value-type="float">
            <text:p>109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2.14" calcext:value-type="float">
            <text:p>2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71_query42_1344n.qdimacs</text:p>
          </table:table-cell>
          <table:table-cell table:formula="of:=IF([.C418]=&quot;Y&quot;;&quot;5_Solved&quot;;IF(ISBLANK([.I418]);&quot;1_BddMergeFailed&quot;;IF(ISBLANK([.L418]);&quot;2_FactorGraphFailed&quot;;IF(ISBLANK([.O4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3381" calcext:value-type="float">
            <text:p>3381</text:p>
          </table:table-cell>
          <table:table-cell office:value-type="float" office:value="0.01" calcext:value-type="float">
            <text:p>0.01</text:p>
          </table:table-cell>
          <table:table-cell office:value-type="float" office:value="1.52" calcext:value-type="float">
            <text:p>1.52</text:p>
          </table:table-cell>
          <table:table-cell office:value-type="float" office:value="65.08" calcext:value-type="float">
            <text:p>65.08</text:p>
          </table:table-cell>
          <table:table-cell office:value-type="float" office:value="612" calcext:value-type="float">
            <text:p>612</text:p>
          </table:table-cell>
          <table:table-cell office:value-type="float" office:value="107" calcext:value-type="float">
            <text:p>107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2.14" calcext:value-type="float">
            <text:p>2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6_query42_1344n.qdimacs</text:p>
          </table:table-cell>
          <table:table-cell table:formula="of:=IF([.C419]=&quot;Y&quot;;&quot;5_Solved&quot;;IF(ISBLANK([.I419]);&quot;1_BddMergeFailed&quot;;IF(ISBLANK([.L419]);&quot;2_FactorGraphFailed&quot;;IF(ISBLANK([.O4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3381" calcext:value-type="float">
            <text:p>3381</text:p>
          </table:table-cell>
          <table:table-cell office:value-type="float" office:value="0.01" calcext:value-type="float">
            <text:p>0.01</text:p>
          </table:table-cell>
          <table:table-cell office:value-type="float" office:value="1.51" calcext:value-type="float">
            <text:p>1.51</text:p>
          </table:table-cell>
          <table:table-cell office:value-type="float" office:value="63.58" calcext:value-type="float">
            <text:p>63.58</text:p>
          </table:table-cell>
          <table:table-cell office:value-type="float" office:value="627" calcext:value-type="float">
            <text:p>627</text:p>
          </table:table-cell>
          <table:table-cell office:value-type="float" office:value="109" calcext:value-type="float">
            <text:p>109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2.01" calcext:value-type="float">
            <text:p>2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3_unsigned_64.qdimacs</text:p>
          </table:table-cell>
          <table:table-cell table:formula="of:=IF([.C420]=&quot;Y&quot;;&quot;5_Solved&quot;;IF(ISBLANK([.I420]);&quot;1_BddMergeFailed&quot;;IF(ISBLANK([.L420]);&quot;2_FactorGraphFailed&quot;;IF(ISBLANK([.O4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11" calcext:value-type="float">
            <text:p>8411</text:p>
          </table:table-cell>
          <table:table-cell office:value-type="float" office:value="3416" calcext:value-type="float">
            <text:p>3416</text:p>
          </table:table-cell>
          <table:table-cell office:value-type="float" office:value="0.01" calcext:value-type="float">
            <text:p>0.01</text:p>
          </table:table-cell>
          <table:table-cell office:value-type="float" office:value="1.29" calcext:value-type="float">
            <text:p>1.29</text:p>
          </table:table-cell>
          <table:table-cell office:value-type="float" office:value="42.31" calcext:value-type="float">
            <text:p>42.31</text:p>
          </table:table-cell>
          <table:table-cell office:value-type="float" office:value="363" calcext:value-type="float">
            <text:p>363</text:p>
          </table:table-cell>
          <table:table-cell office:value-type="float" office:value="110" calcext:value-type="float">
            <text:p>11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92" calcext:value-type="float">
            <text:p>1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3_unsigned_64.qdimacs</text:p>
          </table:table-cell>
          <table:table-cell table:formula="of:=IF([.C421]=&quot;Y&quot;;&quot;5_Solved&quot;;IF(ISBLANK([.I421]);&quot;1_BddMergeFailed&quot;;IF(ISBLANK([.L421]);&quot;2_FactorGraphFailed&quot;;IF(ISBLANK([.O4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11" calcext:value-type="float">
            <text:p>8411</text:p>
          </table:table-cell>
          <table:table-cell office:value-type="float" office:value="3416" calcext:value-type="float">
            <text:p>3416</text:p>
          </table:table-cell>
          <table:table-cell office:value-type="float" office:value="0.01" calcext:value-type="float">
            <text:p>0.01</text:p>
          </table:table-cell>
          <table:table-cell office:value-type="float" office:value="1.28" calcext:value-type="float">
            <text:p>1.28</text:p>
          </table:table-cell>
          <table:table-cell office:value-type="float" office:value="46.74" calcext:value-type="float">
            <text:p>46.74</text:p>
          </table:table-cell>
          <table:table-cell office:value-type="float" office:value="363" calcext:value-type="float">
            <text:p>363</text:p>
          </table:table-cell>
          <table:table-cell office:value-type="float" office:value="110" calcext:value-type="float">
            <text:p>11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1.98" calcext:value-type="float">
            <text:p>1.9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3_signed_64.qdimacs</text:p>
          </table:table-cell>
          <table:table-cell table:formula="of:=IF([.C422]=&quot;Y&quot;;&quot;5_Solved&quot;;IF(ISBLANK([.I422]);&quot;1_BddMergeFailed&quot;;IF(ISBLANK([.L422]);&quot;2_FactorGraphFailed&quot;;IF(ISBLANK([.O4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19" calcext:value-type="float">
            <text:p>8419</text:p>
          </table:table-cell>
          <table:table-cell office:value-type="float" office:value="3418" calcext:value-type="float">
            <text:p>3418</text:p>
          </table:table-cell>
          <table:table-cell office:value-type="float" office:value="0.01" calcext:value-type="float">
            <text:p>0.01</text:p>
          </table:table-cell>
          <table:table-cell office:value-type="float" office:value="1.37" calcext:value-type="float">
            <text:p>1.37</text:p>
          </table:table-cell>
          <table:table-cell office:value-type="float" office:value="45.85" calcext:value-type="float">
            <text:p>45.85</text:p>
          </table:table-cell>
          <table:table-cell office:value-type="float" office:value="367" calcext:value-type="float">
            <text:p>367</text:p>
          </table:table-cell>
          <table:table-cell office:value-type="float" office:value="106" calcext:value-type="float">
            <text:p>10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06" calcext:value-type="float">
            <text:p>2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3_signed_64.qdimacs</text:p>
          </table:table-cell>
          <table:table-cell table:formula="of:=IF([.C423]=&quot;Y&quot;;&quot;5_Solved&quot;;IF(ISBLANK([.I423]);&quot;1_BddMergeFailed&quot;;IF(ISBLANK([.L423]);&quot;2_FactorGraphFailed&quot;;IF(ISBLANK([.O4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419" calcext:value-type="float">
            <text:p>8419</text:p>
          </table:table-cell>
          <table:table-cell office:value-type="float" office:value="3418" calcext:value-type="float">
            <text:p>3418</text:p>
          </table:table-cell>
          <table:table-cell office:value-type="float" office:value="0.01" calcext:value-type="float">
            <text:p>0.01</text:p>
          </table:table-cell>
          <table:table-cell office:value-type="float" office:value="1.34" calcext:value-type="float">
            <text:p>1.34</text:p>
          </table:table-cell>
          <table:table-cell office:value-type="float" office:value="44.7" calcext:value-type="float">
            <text:p>44.7</text:p>
          </table:table-cell>
          <table:table-cell office:value-type="float" office:value="367" calcext:value-type="float">
            <text:p>367</text:p>
          </table:table-cell>
          <table:table-cell office:value-type="float" office:value="106" calcext:value-type="float">
            <text:p>10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04" calcext:value-type="float">
            <text:p>2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.e#1.a#3.E#40.A#60.c#416.w#2.s#3.asp.qdimacs</text:p>
          </table:table-cell>
          <table:table-cell table:formula="of:=IF([.C424]=&quot;Y&quot;;&quot;5_Solved&quot;;IF(ISBLANK([.I424]);&quot;1_BddMergeFailed&quot;;IF(ISBLANK([.L424]);&quot;2_FactorGraphFailed&quot;;IF(ISBLANK([.O4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982" calcext:value-type="float">
            <text:p>9982</text:p>
          </table:table-cell>
          <table:table-cell office:value-type="float" office:value="3427" calcext:value-type="float">
            <text:p>3427</text:p>
          </table:table-cell>
          <table:table-cell office:value-type="float" office:value="0.01" calcext:value-type="float">
            <text:p>0.01</text:p>
          </table:table-cell>
          <table:table-cell office:value-type="float" office:value="1.63" calcext:value-type="float">
            <text:p>1.63</text:p>
          </table:table-cell>
          <table:table-cell office:value-type="float" office:value="64.21" calcext:value-type="float">
            <text:p>64.21</text:p>
          </table:table-cell>
          <table:table-cell office:value-type="float" office:value="325" calcext:value-type="float">
            <text:p>325</text:p>
          </table:table-cell>
          <table:table-cell office:value-type="float" office:value="114" calcext:value-type="float">
            <text:p>114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.33" calcext:value-type="float">
            <text:p>2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7_query42_1344n.qdimacs</text:p>
          </table:table-cell>
          <table:table-cell table:formula="of:=IF([.C425]=&quot;Y&quot;;&quot;5_Solved&quot;;IF(ISBLANK([.I425]);&quot;1_BddMergeFailed&quot;;IF(ISBLANK([.L425]);&quot;2_FactorGraphFailed&quot;;IF(ISBLANK([.O42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438" calcext:value-type="float">
            <text:p>11438</text:p>
          </table:table-cell>
          <table:table-cell office:value-type="float" office:value="3461" calcext:value-type="float">
            <text:p>3461</text:p>
          </table:table-cell>
          <table:table-cell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office:value-type="float" office:value="67.37" calcext:value-type="float">
            <text:p>67.37</text:p>
          </table:table-cell>
          <table:table-cell office:value-type="float" office:value="628" calcext:value-type="float">
            <text:p>628</text:p>
          </table:table-cell>
          <table:table-cell office:value-type="float" office:value="112" calcext:value-type="float">
            <text:p>112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_401.qdimacs</text:p>
          </table:table-cell>
          <table:table-cell table:formula="of:=IF([.C426]=&quot;Y&quot;;&quot;5_Solved&quot;;IF(ISBLANK([.I426]);&quot;1_BddMergeFailed&quot;;IF(ISBLANK([.L426]);&quot;2_FactorGraphFailed&quot;;IF(ISBLANK([.O4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892" calcext:value-type="float">
            <text:p>11892</text:p>
          </table:table-cell>
          <table:table-cell office:value-type="float" office:value="3506" calcext:value-type="float">
            <text:p>3506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office:value-type="float" office:value="60.71" calcext:value-type="float">
            <text:p>60.71</text:p>
          </table:table-cell>
          <table:table-cell office:value-type="float" office:value="249" calcext:value-type="float">
            <text:p>249</text:p>
          </table:table-cell>
          <table:table-cell office:value-type="float" office:value="112" calcext:value-type="float">
            <text:p>112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.18" calcext:value-type="float">
            <text:p>2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_401.qdimacs</text:p>
          </table:table-cell>
          <table:table-cell table:formula="of:=IF([.C427]=&quot;Y&quot;;&quot;5_Solved&quot;;IF(ISBLANK([.I427]);&quot;1_BddMergeFailed&quot;;IF(ISBLANK([.L427]);&quot;2_FactorGraphFailed&quot;;IF(ISBLANK([.O42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892" calcext:value-type="float">
            <text:p>11892</text:p>
          </table:table-cell>
          <table:table-cell office:value-type="float" office:value="3506" calcext:value-type="float">
            <text:p>3506</text:p>
          </table:table-cell>
          <table:table-cell office:value-type="float" office:value="0.01" calcext:value-type="float">
            <text:p>0.01</text:p>
          </table:table-cell>
          <table:table-cell office:value-type="float" office:value="1.39" calcext:value-type="float">
            <text:p>1.39</text:p>
          </table:table-cell>
          <table:table-cell office:value-type="float" office:value="57.89" calcext:value-type="float">
            <text:p>57.89</text:p>
          </table:table-cell>
          <table:table-cell office:value-type="float" office:value="249" calcext:value-type="float">
            <text:p>249</text:p>
          </table:table-cell>
          <table:table-cell office:value-type="float" office:value="112" calcext:value-type="float">
            <text:p>112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2.06" calcext:value-type="float">
            <text:p>2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3.qdimacs</text:p>
          </table:table-cell>
          <table:table-cell table:formula="of:=IF([.C428]=&quot;Y&quot;;&quot;5_Solved&quot;;IF(ISBLANK([.I428]);&quot;1_BddMergeFailed&quot;;IF(ISBLANK([.L428]);&quot;2_FactorGraphFailed&quot;;IF(ISBLANK([.O4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014" calcext:value-type="float">
            <text:p>10014</text:p>
          </table:table-cell>
          <table:table-cell office:value-type="float" office:value="3510" calcext:value-type="float">
            <text:p>3510</text:p>
          </table:table-cell>
          <table:table-cell office:value-type="float" office:value="0.01" calcext:value-type="float">
            <text:p>0.01</text:p>
          </table:table-cell>
          <table:table-cell office:value-type="float" office:value="1.52" calcext:value-type="float">
            <text:p>1.52</text:p>
          </table:table-cell>
          <table:table-cell office:value-type="float" office:value="56.53" calcext:value-type="float">
            <text:p>56.53</text:p>
          </table:table-cell>
          <table:table-cell office:value-type="float" office:value="304" calcext:value-type="float">
            <text:p>304</text:p>
          </table:table-cell>
          <table:table-cell office:value-type="float" office:value="110" calcext:value-type="float">
            <text:p>110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3.qdimacs</text:p>
          </table:table-cell>
          <table:table-cell table:formula="of:=IF([.C429]=&quot;Y&quot;;&quot;5_Solved&quot;;IF(ISBLANK([.I429]);&quot;1_BddMergeFailed&quot;;IF(ISBLANK([.L429]);&quot;2_FactorGraphFailed&quot;;IF(ISBLANK([.O42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014" calcext:value-type="float">
            <text:p>10014</text:p>
          </table:table-cell>
          <table:table-cell office:value-type="float" office:value="3510" calcext:value-type="float">
            <text:p>3510</text:p>
          </table:table-cell>
          <table:table-cell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office:value-type="float" office:value="60.44" calcext:value-type="float">
            <text:p>60.44</text:p>
          </table:table-cell>
          <table:table-cell office:value-type="float" office:value="304" calcext:value-type="float">
            <text:p>304</text:p>
          </table:table-cell>
          <table:table-cell office:value-type="float" office:value="110" calcext:value-type="float">
            <text:p>110</text:p>
          </table:table-cell>
          <table:table-cell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2.16" calcext:value-type="float">
            <text:p>2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84_364.qdimacs</text:p>
          </table:table-cell>
          <table:table-cell table:formula="of:=IF([.C430]=&quot;Y&quot;;&quot;5_Solved&quot;;IF(ISBLANK([.I430]);&quot;1_BddMergeFailed&quot;;IF(ISBLANK([.L430]);&quot;2_FactorGraphFailed&quot;;IF(ISBLANK([.O4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819" calcext:value-type="float">
            <text:p>11819</text:p>
          </table:table-cell>
          <table:table-cell office:value-type="float" office:value="3529" calcext:value-type="float">
            <text:p>3529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office:value-type="float" office:value="59.64" calcext:value-type="float">
            <text:p>59.64</text:p>
          </table:table-cell>
          <table:table-cell office:value-type="float" office:value="253" calcext:value-type="float">
            <text:p>253</text:p>
          </table:table-cell>
          <table:table-cell office:value-type="float" office:value="112" calcext:value-type="float">
            <text:p>112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17" calcext:value-type="float">
            <text:p>2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84_364.qdimacs</text:p>
          </table:table-cell>
          <table:table-cell table:formula="of:=IF([.C431]=&quot;Y&quot;;&quot;5_Solved&quot;;IF(ISBLANK([.I431]);&quot;1_BddMergeFailed&quot;;IF(ISBLANK([.L431]);&quot;2_FactorGraphFailed&quot;;IF(ISBLANK([.O4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819" calcext:value-type="float">
            <text:p>11819</text:p>
          </table:table-cell>
          <table:table-cell office:value-type="float" office:value="3529" calcext:value-type="float">
            <text:p>3529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office:value-type="float" office:value="61.3" calcext:value-type="float">
            <text:p>61.3</text:p>
          </table:table-cell>
          <table:table-cell office:value-type="float" office:value="253" calcext:value-type="float">
            <text:p>253</text:p>
          </table:table-cell>
          <table:table-cell office:value-type="float" office:value="112" calcext:value-type="float">
            <text:p>112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2.16" calcext:value-type="float">
            <text:p>2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7_unsigned_64.qdimacs</text:p>
          </table:table-cell>
          <table:table-cell table:formula="of:=IF([.C432]=&quot;Y&quot;;&quot;5_Solved&quot;;IF(ISBLANK([.I432]);&quot;1_BddMergeFailed&quot;;IF(ISBLANK([.L432]);&quot;2_FactorGraphFailed&quot;;IF(ISBLANK([.O4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655" calcext:value-type="float">
            <text:p>9655</text:p>
          </table:table-cell>
          <table:table-cell office:value-type="float" office:value="3532" calcext:value-type="float">
            <text:p>3532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50.52" calcext:value-type="float">
            <text:p>50.52</text:p>
          </table:table-cell>
          <table:table-cell office:value-type="float" office:value="370" calcext:value-type="float">
            <text:p>370</text:p>
          </table:table-cell>
          <table:table-cell office:value-type="float" office:value="110" calcext:value-type="float">
            <text:p>11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33" calcext:value-type="float">
            <text:p>2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7_unsigned_64.qdimacs</text:p>
          </table:table-cell>
          <table:table-cell table:formula="of:=IF([.C433]=&quot;Y&quot;;&quot;5_Solved&quot;;IF(ISBLANK([.I433]);&quot;1_BddMergeFailed&quot;;IF(ISBLANK([.L433]);&quot;2_FactorGraphFailed&quot;;IF(ISBLANK([.O4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655" calcext:value-type="float">
            <text:p>9655</text:p>
          </table:table-cell>
          <table:table-cell office:value-type="float" office:value="3532" calcext:value-type="float">
            <text:p>3532</text:p>
          </table:table-cell>
          <table:table-cell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office:value-type="float" office:value="54.54" calcext:value-type="float">
            <text:p>54.54</text:p>
          </table:table-cell>
          <table:table-cell office:value-type="float" office:value="370" calcext:value-type="float">
            <text:p>370</text:p>
          </table:table-cell>
          <table:table-cell office:value-type="float" office:value="110" calcext:value-type="float">
            <text:p>110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21" calcext:value-type="float">
            <text:p>2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42_1344n.qdimacs</text:p>
          </table:table-cell>
          <table:table-cell table:formula="of:=IF([.C434]=&quot;Y&quot;;&quot;5_Solved&quot;;IF(ISBLANK([.I434]);&quot;1_BddMergeFailed&quot;;IF(ISBLANK([.L434]);&quot;2_FactorGraphFailed&quot;;IF(ISBLANK([.O43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08" calcext:value-type="float">
            <text:p>12608</text:p>
          </table:table-cell>
          <table:table-cell office:value-type="float" office:value="3535" calcext:value-type="float">
            <text:p>3535</text:p>
          </table:table-cell>
          <table:table-cell office:value-type="float" office:value="0.02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75.59" calcext:value-type="float">
            <text:p>75.59</text:p>
          </table:table-cell>
          <table:table-cell office:value-type="float" office:value="691" calcext:value-type="float">
            <text:p>691</text:p>
          </table:table-cell>
          <table:table-cell office:value-type="float" office:value="117" calcext:value-type="float">
            <text:p>11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.48" calcext:value-type="float">
            <text:p>2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44_1344n.qdimacs</text:p>
          </table:table-cell>
          <table:table-cell table:formula="of:=IF([.C435]=&quot;Y&quot;;&quot;5_Solved&quot;;IF(ISBLANK([.I435]);&quot;1_BddMergeFailed&quot;;IF(ISBLANK([.L435]);&quot;2_FactorGraphFailed&quot;;IF(ISBLANK([.O43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08" calcext:value-type="float">
            <text:p>12608</text:p>
          </table:table-cell>
          <table:table-cell office:value-type="float" office:value="3535" calcext:value-type="float">
            <text:p>3535</text:p>
          </table:table-cell>
          <table:table-cell office:value-type="float" office:value="0.02" calcext:value-type="float">
            <text:p>0.02</text:p>
          </table:table-cell>
          <table:table-cell office:value-type="float" office:value="1.55" calcext:value-type="float">
            <text:p>1.55</text:p>
          </table:table-cell>
          <table:table-cell office:value-type="float" office:value="70.42" calcext:value-type="float">
            <text:p>70.42</text:p>
          </table:table-cell>
          <table:table-cell office:value-type="float" office:value="679" calcext:value-type="float">
            <text:p>679</text:p>
          </table:table-cell>
          <table:table-cell office:value-type="float" office:value="113" calcext:value-type="float">
            <text:p>113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2.17" calcext:value-type="float">
            <text:p>2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60_query44_1344n.qdimacs</text:p>
          </table:table-cell>
          <table:table-cell table:formula="of:=IF([.C436]=&quot;Y&quot;;&quot;5_Solved&quot;;IF(ISBLANK([.I436]);&quot;1_BddMergeFailed&quot;;IF(ISBLANK([.L436]);&quot;2_FactorGraphFailed&quot;;IF(ISBLANK([.O4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08" calcext:value-type="float">
            <text:p>12608</text:p>
          </table:table-cell>
          <table:table-cell office:value-type="float" office:value="3535" calcext:value-type="float">
            <text:p>3535</text:p>
          </table:table-cell>
          <table:table-cell office:value-type="float" office:value="0.02" calcext:value-type="float">
            <text:p>0.02</text:p>
          </table:table-cell>
          <table:table-cell office:value-type="float" office:value="1.74" calcext:value-type="float">
            <text:p>1.74</text:p>
          </table:table-cell>
          <table:table-cell office:value-type="float" office:value="74.91" calcext:value-type="float">
            <text:p>74.91</text:p>
          </table:table-cell>
          <table:table-cell office:value-type="float" office:value="679" calcext:value-type="float">
            <text:p>679</text:p>
          </table:table-cell>
          <table:table-cell office:value-type="float" office:value="113" calcext:value-type="float">
            <text:p>113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2.41" calcext:value-type="float">
            <text:p>2.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71_413.qdimacs</text:p>
          </table:table-cell>
          <table:table-cell table:formula="of:=IF([.C437]=&quot;Y&quot;;&quot;5_Solved&quot;;IF(ISBLANK([.I437]);&quot;1_BddMergeFailed&quot;;IF(ISBLANK([.L437]);&quot;2_FactorGraphFailed&quot;;IF(ISBLANK([.O4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035" calcext:value-type="float">
            <text:p>12035</text:p>
          </table:table-cell>
          <table:table-cell office:value-type="float" office:value="3545" calcext:value-type="float">
            <text:p>3545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office:value-type="float" office:value="62.06" calcext:value-type="float">
            <text:p>62.06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71_413.qdimacs</text:p>
          </table:table-cell>
          <table:table-cell table:formula="of:=IF([.C438]=&quot;Y&quot;;&quot;5_Solved&quot;;IF(ISBLANK([.I438]);&quot;1_BddMergeFailed&quot;;IF(ISBLANK([.L438]);&quot;2_FactorGraphFailed&quot;;IF(ISBLANK([.O43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035" calcext:value-type="float">
            <text:p>12035</text:p>
          </table:table-cell>
          <table:table-cell office:value-type="float" office:value="3545" calcext:value-type="float">
            <text:p>3545</text:p>
          </table:table-cell>
          <table:table-cell office:value-type="float" office:value="0.02" calcext:value-type="float">
            <text:p>0.02</text:p>
          </table:table-cell>
          <table:table-cell office:value-type="float" office:value="1.46" calcext:value-type="float">
            <text:p>1.46</text:p>
          </table:table-cell>
          <table:table-cell office:value-type="float" office:value="60.29" calcext:value-type="float">
            <text:p>60.29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2.17" calcext:value-type="float">
            <text:p>2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70_369.qdimacs</text:p>
          </table:table-cell>
          <table:table-cell table:formula="of:=IF([.C439]=&quot;Y&quot;;&quot;5_Solved&quot;;IF(ISBLANK([.I439]);&quot;1_BddMergeFailed&quot;;IF(ISBLANK([.L439]);&quot;2_FactorGraphFailed&quot;;IF(ISBLANK([.O4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float" office:value="3549" calcext:value-type="float">
            <text:p>3549</text:p>
          </table:table-cell>
          <table:table-cell office:value-type="float" office:value="0.01" calcext:value-type="float">
            <text:p>0.01</text:p>
          </table:table-cell>
          <table:table-cell office:value-type="float" office:value="1.57" calcext:value-type="float">
            <text:p>1.57</text:p>
          </table:table-cell>
          <table:table-cell office:value-type="float" office:value="61.96" calcext:value-type="float">
            <text:p>61.96</text:p>
          </table:table-cell>
          <table:table-cell office:value-type="float" office:value="260" calcext:value-type="float">
            <text:p>260</text:p>
          </table:table-cell>
          <table:table-cell office:value-type="float" office:value="115" calcext:value-type="float">
            <text:p>115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2.25" calcext:value-type="float">
            <text:p>2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70_369.qdimacs</text:p>
          </table:table-cell>
          <table:table-cell table:formula="of:=IF([.C440]=&quot;Y&quot;;&quot;5_Solved&quot;;IF(ISBLANK([.I440]);&quot;1_BddMergeFailed&quot;;IF(ISBLANK([.L440]);&quot;2_FactorGraphFailed&quot;;IF(ISBLANK([.O4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938" calcext:value-type="float">
            <text:p>11938</text:p>
          </table:table-cell>
          <table:table-cell office:value-type="float" office:value="3549" calcext:value-type="float">
            <text:p>3549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office:value-type="float" office:value="58.52" calcext:value-type="float">
            <text:p>58.52</text:p>
          </table:table-cell>
          <table:table-cell office:value-type="float" office:value="260" calcext:value-type="float">
            <text:p>260</text:p>
          </table:table-cell>
          <table:table-cell office:value-type="float" office:value="115" calcext:value-type="float">
            <text:p>115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07" calcext:value-type="float">
            <text:p>2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8_query42_1344n.qdimacs</text:p>
          </table:table-cell>
          <table:table-cell table:formula="of:=IF([.C441]=&quot;Y&quot;;&quot;5_Solved&quot;;IF(ISBLANK([.I441]);&quot;1_BddMergeFailed&quot;;IF(ISBLANK([.L441]);&quot;2_FactorGraphFailed&quot;;IF(ISBLANK([.O4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36" calcext:value-type="float">
            <text:p>12636</text:p>
          </table:table-cell>
          <table:table-cell office:value-type="float" office:value="3559" calcext:value-type="float">
            <text:p>3559</text:p>
          </table:table-cell>
          <table:table-cell office:value-type="float" office:value="0.02" calcext:value-type="float">
            <text:p>0.02</text:p>
          </table:table-cell>
          <table:table-cell office:value-type="float" office:value="1.81" calcext:value-type="float">
            <text:p>1.81</text:p>
          </table:table-cell>
          <table:table-cell office:value-type="float" office:value="76.95" calcext:value-type="float">
            <text:p>76.95</text:p>
          </table:table-cell>
          <table:table-cell office:value-type="float" office:value="695" calcext:value-type="float">
            <text:p>695</text:p>
          </table:table-cell>
          <table:table-cell office:value-type="float" office:value="111" calcext:value-type="float">
            <text:p>111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2.59" calcext:value-type="float">
            <text:p>2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58_query42_1344n.qdimacs</text:p>
          </table:table-cell>
          <table:table-cell table:formula="of:=IF([.C442]=&quot;Y&quot;;&quot;5_Solved&quot;;IF(ISBLANK([.I442]);&quot;1_BddMergeFailed&quot;;IF(ISBLANK([.L442]);&quot;2_FactorGraphFailed&quot;;IF(ISBLANK([.O44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36" calcext:value-type="float">
            <text:p>12636</text:p>
          </table:table-cell>
          <table:table-cell office:value-type="float" office:value="3559" calcext:value-type="float">
            <text:p>3559</text:p>
          </table:table-cell>
          <table:table-cell office:value-type="float" office:value="0.02" calcext:value-type="float">
            <text:p>0.02</text:p>
          </table:table-cell>
          <table:table-cell office:value-type="float" office:value="1.82" calcext:value-type="float">
            <text:p>1.82</text:p>
          </table:table-cell>
          <table:table-cell office:value-type="float" office:value="75.67" calcext:value-type="float">
            <text:p>75.67</text:p>
          </table:table-cell>
          <table:table-cell office:value-type="float" office:value="695" calcext:value-type="float">
            <text:p>695</text:p>
          </table:table-cell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2.45" calcext:value-type="float">
            <text:p>2.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8.qdimacs</text:p>
          </table:table-cell>
          <table:table-cell table:formula="of:=IF([.C443]=&quot;Y&quot;;&quot;5_Solved&quot;;IF(ISBLANK([.I443]);&quot;1_BddMergeFailed&quot;;IF(ISBLANK([.L443]);&quot;2_FactorGraphFailed&quot;;IF(ISBLANK([.O443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3591" calcext:value-type="float">
            <text:p>3591</text:p>
          </table:table-cell>
          <table:table-cell office:value-type="float" office:value="0.01" calcext:value-type="float">
            <text:p>0.01</text:p>
          </table:table-cell>
          <table:table-cell office:value-type="float" office:value="1.84" calcext:value-type="float">
            <text:p>1.84</text:p>
          </table:table-cell>
          <table:table-cell office:value-type="float" office:value="41.83" calcext:value-type="float">
            <text:p>41.83</text:p>
          </table:table-cell>
          <table:table-cell office:value-type="float" office:value="382" calcext:value-type="float">
            <text:p>382</text:p>
          </table:table-cell>
          <table:table-cell office:value-type="float" office:value="114" calcext:value-type="float">
            <text:p>114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53.115" calcext:value-type="float">
            <text:p>1953.115</text:p>
          </table:table-cell>
          <table:table-cell office:value-type="float" office:value="1.118" calcext:value-type="float">
            <text:p>1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8.qdimacs</text:p>
          </table:table-cell>
          <table:table-cell table:formula="of:=IF([.C444]=&quot;Y&quot;;&quot;5_Solved&quot;;IF(ISBLANK([.I444]);&quot;1_BddMergeFailed&quot;;IF(ISBLANK([.L444]);&quot;2_FactorGraphFailed&quot;;IF(ISBLANK([.O444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3591" calcext:value-type="float">
            <text:p>3591</text:p>
          </table:table-cell>
          <table:table-cell office:value-type="float" office:value="0.01" calcext:value-type="float">
            <text:p>0.01</text:p>
          </table:table-cell>
          <table:table-cell office:value-type="float" office:value="1.94" calcext:value-type="float">
            <text:p>1.94</text:p>
          </table:table-cell>
          <table:table-cell office:value-type="float" office:value="44.15" calcext:value-type="float">
            <text:p>44.15</text:p>
          </table:table-cell>
          <table:table-cell office:value-type="float" office:value="382" calcext:value-type="float">
            <text:p>382</text:p>
          </table:table-cell>
          <table:table-cell office:value-type="float" office:value="114" calcext:value-type="float">
            <text:p>114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47.812" calcext:value-type="float">
            <text:p>1947.812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ServiceImpl.qdimacs</text:p>
          </table:table-cell>
          <table:table-cell table:formula="of:=IF([.C445]=&quot;Y&quot;;&quot;5_Solved&quot;;IF(ISBLANK([.I445]);&quot;1_BddMergeFailed&quot;;IF(ISBLANK([.L445]);&quot;2_FactorGraphFailed&quot;;IF(ISBLANK([.O4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896" calcext:value-type="float">
            <text:p>12896</text:p>
          </table:table-cell>
          <table:table-cell office:value-type="float" office:value="3630" calcext:value-type="float">
            <text:p>3630</text:p>
          </table:table-cell>
          <table:table-cell office:value-type="float" office:value="0.02" calcext:value-type="float">
            <text:p>0.02</text:p>
          </table:table-cell>
          <table:table-cell office:value-type="float" office:value="1.82" calcext:value-type="float">
            <text:p>1.82</text:p>
          </table:table-cell>
          <table:table-cell office:value-type="float" office:value="72.32" calcext:value-type="float">
            <text:p>72.32</text:p>
          </table:table-cell>
          <table:table-cell office:value-type="float" office:value="414" calcext:value-type="float">
            <text:p>414</text:p>
          </table:table-cell>
          <table:table-cell office:value-type="float" office:value="117" calcext:value-type="float">
            <text:p>117</text:p>
          </table:table-cell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.42" calcext:value-type="float">
            <text:p>2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ServiceImpl.qdimacs</text:p>
          </table:table-cell>
          <table:table-cell table:formula="of:=IF([.C446]=&quot;Y&quot;;&quot;5_Solved&quot;;IF(ISBLANK([.I446]);&quot;1_BddMergeFailed&quot;;IF(ISBLANK([.L446]);&quot;2_FactorGraphFailed&quot;;IF(ISBLANK([.O4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896" calcext:value-type="float">
            <text:p>12896</text:p>
          </table:table-cell>
          <table:table-cell office:value-type="float" office:value="3630" calcext:value-type="float">
            <text:p>3630</text:p>
          </table:table-cell>
          <table:table-cell office:value-type="float" office:value="0.02" calcext:value-type="float">
            <text:p>0.02</text:p>
          </table:table-cell>
          <table:table-cell office:value-type="float" office:value="1.62" calcext:value-type="float">
            <text:p>1.62</text:p>
          </table:table-cell>
          <table:table-cell office:value-type="float" office:value="62.63" calcext:value-type="float">
            <text:p>62.63</text:p>
          </table:table-cell>
          <table:table-cell office:value-type="float" office:value="414" calcext:value-type="float">
            <text:p>414</text:p>
          </table:table-cell>
          <table:table-cell office:value-type="float" office:value="117" calcext:value-type="float">
            <text:p>117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.09" calcext:value-type="float">
            <text:p>0.09</text:p>
          </table:table-cell>
          <table:table-cell office:value-type="float" office:value="2.04" calcext:value-type="float">
            <text:p>2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zation256.qdimacs</text:p>
          </table:table-cell>
          <table:table-cell table:formula="of:=IF([.C447]=&quot;Y&quot;;&quot;5_Solved&quot;;IF(ISBLANK([.I447]);&quot;1_BddMergeFailed&quot;;IF(ISBLANK([.L447]);&quot;2_FactorGraphFailed&quot;;IF(ISBLANK([.O4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247" calcext:value-type="float">
            <text:p>11247</text:p>
          </table:table-cell>
          <table:table-cell office:value-type="float" office:value="3637" calcext:value-type="float">
            <text:p>3637</text:p>
          </table:table-cell>
          <table:table-cell office:value-type="float" office:value="0.02" calcext:value-type="float">
            <text:p>0.02</text:p>
          </table:table-cell>
          <table:table-cell office:value-type="float" office:value="1.15" calcext:value-type="float">
            <text:p>1.15</text:p>
          </table:table-cell>
          <table:table-cell office:value-type="float" office:value="53.03" calcext:value-type="float">
            <text:p>53.03</text:p>
          </table:table-cell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0.12" calcext:value-type="float">
            <text:p>0.12</text:p>
          </table:table-cell>
          <table:table-cell office:value-type="float" office:value="162" calcext:value-type="float">
            <text:p>162</text:p>
          </table:table-cell>
          <table:table-cell office:value-type="float" office:value="0.09" calcext:value-type="float">
            <text:p>0.09</text:p>
          </table:table-cell>
          <table:table-cell office:value-type="float" office:value="2.11" calcext:value-type="float">
            <text:p>2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2.qdimacs</text:p>
          </table:table-cell>
          <table:table-cell table:formula="of:=IF([.C448]=&quot;Y&quot;;&quot;5_Solved&quot;;IF(ISBLANK([.I448]);&quot;1_BddMergeFailed&quot;;IF(ISBLANK([.L448]);&quot;2_FactorGraphFailed&quot;;IF(ISBLANK([.O4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451" calcext:value-type="float">
            <text:p>10451</text:p>
          </table:table-cell>
          <table:table-cell office:value-type="float" office:value="3674" calcext:value-type="float">
            <text:p>367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office:value-type="float" office:value="53.43" calcext:value-type="float">
            <text:p>53.43</text:p>
          </table:table-cell>
          <table:table-cell office:value-type="float" office:value="392" calcext:value-type="float">
            <text:p>392</text:p>
          </table:table-cell>
          <table:table-cell office:value-type="float" office:value="116" calcext:value-type="float">
            <text:p>116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21" calcext:value-type="float">
            <text:p>2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2.qdimacs</text:p>
          </table:table-cell>
          <table:table-cell table:formula="of:=IF([.C449]=&quot;Y&quot;;&quot;5_Solved&quot;;IF(ISBLANK([.I449]);&quot;1_BddMergeFailed&quot;;IF(ISBLANK([.L449]);&quot;2_FactorGraphFailed&quot;;IF(ISBLANK([.O4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451" calcext:value-type="float">
            <text:p>10451</text:p>
          </table:table-cell>
          <table:table-cell office:value-type="float" office:value="3674" calcext:value-type="float">
            <text:p>3674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53.26" calcext:value-type="float">
            <text:p>53.26</text:p>
          </table:table-cell>
          <table:table-cell office:value-type="float" office:value="392" calcext:value-type="float">
            <text:p>392</text:p>
          </table:table-cell>
          <table:table-cell office:value-type="float" office:value="116" calcext:value-type="float">
            <text:p>116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19" calcext:value-type="float">
            <text:p>2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2-fixpoint-2.qdimacs</text:p>
          </table:table-cell>
          <table:table-cell table:formula="of:=IF([.C450]=&quot;Y&quot;;&quot;5_Solved&quot;;IF(ISBLANK([.I450]);&quot;1_BddMergeFailed&quot;;IF(ISBLANK([.L450]);&quot;2_FactorGraphFailed&quot;;IF(ISBLANK([.O4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648" calcext:value-type="float">
            <text:p>10648</text:p>
          </table:table-cell>
          <table:table-cell office:value-type="float" office:value="3686" calcext:value-type="float">
            <text:p>3686</text:p>
          </table:table-cell>
          <table:table-cell office:value-type="float" office:value="0.01" calcext:value-type="float">
            <text:p>0.01</text:p>
          </table:table-cell>
          <table:table-cell office:value-type="float" office:value="1.53" calcext:value-type="float">
            <text:p>1.53</text:p>
          </table:table-cell>
          <table:table-cell office:value-type="float" office:value="56.9" calcext:value-type="float">
            <text:p>56.9</text:p>
          </table:table-cell>
          <table:table-cell office:value-type="float" office:value="396" calcext:value-type="float">
            <text:p>396</text:p>
          </table:table-cell>
          <table:table-cell office:value-type="float" office:value="121" calcext:value-type="float">
            <text:p>121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.07</text:p>
          </table:table-cell>
          <table:table-cell office:value-type="float" office:value="2.35" calcext:value-type="float">
            <text:p>2.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2-fixpoint-2.qdimacs</text:p>
          </table:table-cell>
          <table:table-cell table:formula="of:=IF([.C451]=&quot;Y&quot;;&quot;5_Solved&quot;;IF(ISBLANK([.I451]);&quot;1_BddMergeFailed&quot;;IF(ISBLANK([.L451]);&quot;2_FactorGraphFailed&quot;;IF(ISBLANK([.O4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648" calcext:value-type="float">
            <text:p>10648</text:p>
          </table:table-cell>
          <table:table-cell office:value-type="float" office:value="3686" calcext:value-type="float">
            <text:p>3686</text:p>
          </table:table-cell>
          <table:table-cell office:value-type="float" office:value="0.01" calcext:value-type="float">
            <text:p>0.01</text:p>
          </table:table-cell>
          <table:table-cell office:value-type="float" office:value="1.54" calcext:value-type="float">
            <text:p>1.54</text:p>
          </table:table-cell>
          <table:table-cell office:value-type="float" office:value="58.68" calcext:value-type="float">
            <text:p>58.68</text:p>
          </table:table-cell>
          <table:table-cell office:value-type="float" office:value="396" calcext:value-type="float">
            <text:p>396</text:p>
          </table:table-cell>
          <table:table-cell office:value-type="float" office:value="121" calcext:value-type="float">
            <text:p>121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2.25" calcext:value-type="float">
            <text:p>2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6.qdimacs</text:p>
          </table:table-cell>
          <table:table-cell table:formula="of:=IF([.C452]=&quot;Y&quot;;&quot;5_Solved&quot;;IF(ISBLANK([.I452]);&quot;1_BddMergeFailed&quot;;IF(ISBLANK([.L452]);&quot;2_FactorGraphFailed&quot;;IF(ISBLANK([.O4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689" calcext:value-type="float">
            <text:p>3689</text:p>
          </table:table-cell>
          <table:table-cell office:value-type="float" office:value="0.01" calcext:value-type="float">
            <text:p>0.01</text:p>
          </table:table-cell>
          <table:table-cell office:value-type="float" office:value="2.25" calcext:value-type="float">
            <text:p>2.25</text:p>
          </table:table-cell>
          <table:table-cell office:value-type="float" office:value="44.05" calcext:value-type="float">
            <text:p>44.05</text:p>
          </table:table-cell>
          <table:table-cell office:value-type="float" office:value="409" calcext:value-type="float">
            <text:p>409</text:p>
          </table:table-cell>
          <table:table-cell office:value-type="float" office:value="118" calcext:value-type="float">
            <text:p>118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2.16" calcext:value-type="float">
            <text:p>2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6.qdimacs</text:p>
          </table:table-cell>
          <table:table-cell table:formula="of:=IF([.C453]=&quot;Y&quot;;&quot;5_Solved&quot;;IF(ISBLANK([.I453]);&quot;1_BddMergeFailed&quot;;IF(ISBLANK([.L453]);&quot;2_FactorGraphFailed&quot;;IF(ISBLANK([.O4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689" calcext:value-type="float">
            <text:p>3689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48.4" calcext:value-type="float">
            <text:p>48.4</text:p>
          </table:table-cell>
          <table:table-cell office:value-type="float" office:value="409" calcext:value-type="float">
            <text:p>409</text:p>
          </table:table-cell>
          <table:table-cell office:value-type="float" office:value="118" calcext:value-type="float">
            <text:p>118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.35" calcext:value-type="float">
            <text:p>2.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83_412.qdimacs</text:p>
          </table:table-cell>
          <table:table-cell table:formula="of:=IF([.C454]=&quot;Y&quot;;&quot;5_Solved&quot;;IF(ISBLANK([.I454]);&quot;1_BddMergeFailed&quot;;IF(ISBLANK([.L454]);&quot;2_FactorGraphFailed&quot;;IF(ISBLANK([.O4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779" calcext:value-type="float">
            <text:p>12779</text:p>
          </table:table-cell>
          <table:table-cell office:value-type="float" office:value="3773" calcext:value-type="float">
            <text:p>3773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office:value-type="float" office:value="69.36" calcext:value-type="float">
            <text:p>69.36</text:p>
          </table:table-cell>
          <table:table-cell office:value-type="float" office:value="273" calcext:value-type="float">
            <text:p>273</text:p>
          </table:table-cell>
          <table:table-cell office:value-type="float" office:value="124" calcext:value-type="float">
            <text:p>12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41" calcext:value-type="float">
            <text:p>2.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90_408.qdimacs</text:p>
          </table:table-cell>
          <table:table-cell table:formula="of:=IF([.C455]=&quot;Y&quot;;&quot;5_Solved&quot;;IF(ISBLANK([.I455]);&quot;1_BddMergeFailed&quot;;IF(ISBLANK([.L455]);&quot;2_FactorGraphFailed&quot;;IF(ISBLANK([.O4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822" calcext:value-type="float">
            <text:p>12822</text:p>
          </table:table-cell>
          <table:table-cell office:value-type="float" office:value="3787" calcext:value-type="float">
            <text:p>3787</text:p>
          </table:table-cell>
          <table:table-cell office:value-type="float" office:value="0.02" calcext:value-type="float">
            <text:p>0.02</text:p>
          </table:table-cell>
          <table:table-cell office:value-type="float" office:value="1.84" calcext:value-type="float">
            <text:p>1.84</text:p>
          </table:table-cell>
          <table:table-cell office:value-type="float" office:value="71.41" calcext:value-type="float">
            <text:p>71.41</text:p>
          </table:table-cell>
          <table:table-cell office:value-type="float" office:value="278" calcext:value-type="float">
            <text:p>278</text:p>
          </table:table-cell>
          <table:table-cell office:value-type="float" office:value="121" calcext:value-type="float">
            <text:p>121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55" calcext:value-type="float">
            <text:p>2.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90_408.qdimacs</text:p>
          </table:table-cell>
          <table:table-cell table:formula="of:=IF([.C456]=&quot;Y&quot;;&quot;5_Solved&quot;;IF(ISBLANK([.I456]);&quot;1_BddMergeFailed&quot;;IF(ISBLANK([.L456]);&quot;2_FactorGraphFailed&quot;;IF(ISBLANK([.O4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822" calcext:value-type="float">
            <text:p>12822</text:p>
          </table:table-cell>
          <table:table-cell office:value-type="float" office:value="3787" calcext:value-type="float">
            <text:p>3787</text:p>
          </table:table-cell>
          <table:table-cell office:value-type="float" office:value="0.01" calcext:value-type="float">
            <text:p>0.01</text:p>
          </table:table-cell>
          <table:table-cell office:value-type="float" office:value="1.74" calcext:value-type="float">
            <text:p>1.74</text:p>
          </table:table-cell>
          <table:table-cell office:value-type="float" office:value="68.95" calcext:value-type="float">
            <text:p>68.95</text:p>
          </table:table-cell>
          <table:table-cell office:value-type="float" office:value="278" calcext:value-type="float">
            <text:p>278</text:p>
          </table:table-cell>
          <table:table-cell office:value-type="float" office:value="121" calcext:value-type="float">
            <text:p>121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pmssfeistel_all_bit_differing_from_cycle.qdimacs</text:p>
          </table:table-cell>
          <table:table-cell table:formula="of:=IF([.C457]=&quot;Y&quot;;&quot;5_Solved&quot;;IF(ISBLANK([.I457]);&quot;1_BddMergeFailed&quot;;IF(ISBLANK([.L457]);&quot;2_FactorGraphFailed&quot;;IF(ISBLANK([.O4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74" calcext:value-type="float">
            <text:p>11074</text:p>
          </table:table-cell>
          <table:table-cell office:value-type="float" office:value="3894" calcext:value-type="float">
            <text:p>3894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46.97" calcext:value-type="float">
            <text:p>46.97</text:p>
          </table:table-cell>
          <table:table-cell office:value-type="float" office:value="518" calcext:value-type="float">
            <text:p>518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92" calcext:value-type="float">
            <text:p>2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12_2_1.sat.qdimacs</text:p>
          </table:table-cell>
          <table:table-cell table:formula="of:=IF([.C458]=&quot;Y&quot;;&quot;5_Solved&quot;;IF(ISBLANK([.I458]);&quot;1_BddMergeFailed&quot;;IF(ISBLANK([.L458]);&quot;2_FactorGraphFailed&quot;;IF(ISBLANK([.O4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871" calcext:value-type="float">
            <text:p>10871</text:p>
          </table:table-cell>
          <table:table-cell office:value-type="float" office:value="3911" calcext:value-type="float">
            <text:p>3911</text:p>
          </table:table-cell>
          <table:table-cell office:value-type="float" office:value="0.01" calcext:value-type="float">
            <text:p>0.01</text:p>
          </table:table-cell>
          <table:table-cell office:value-type="float" office:value="2.02" calcext:value-type="float">
            <text:p>2.02</text:p>
          </table:table-cell>
          <table:table-cell office:value-type="float" office:value="75.57" calcext:value-type="float">
            <text:p>75.57</text:p>
          </table:table-cell>
          <table:table-cell office:value-type="float" office:value="301" calcext:value-type="float">
            <text:p>301</text:p>
          </table:table-cell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.12</text:p>
          </table:table-cell>
          <table:table-cell office:value-type="float" office:value="2.59" calcext:value-type="float">
            <text:p>2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12_2_1.sat.qdimacs</text:p>
          </table:table-cell>
          <table:table-cell table:formula="of:=IF([.C459]=&quot;Y&quot;;&quot;5_Solved&quot;;IF(ISBLANK([.I459]);&quot;1_BddMergeFailed&quot;;IF(ISBLANK([.L459]);&quot;2_FactorGraphFailed&quot;;IF(ISBLANK([.O4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871" calcext:value-type="float">
            <text:p>10871</text:p>
          </table:table-cell>
          <table:table-cell office:value-type="float" office:value="3911" calcext:value-type="float">
            <text:p>3911</text:p>
          </table:table-cell>
          <table:table-cell office:value-type="float" office:value="0.01" calcext:value-type="float">
            <text:p>0.01</text:p>
          </table:table-cell>
          <table:table-cell office:value-type="float" office:value="2.15" calcext:value-type="float">
            <text:p>2.15</text:p>
          </table:table-cell>
          <table:table-cell office:value-type="float" office:value="76.54" calcext:value-type="float">
            <text:p>76.54</text:p>
          </table:table-cell>
          <table:table-cell office:value-type="float" office:value="301" calcext:value-type="float">
            <text:p>301</text:p>
          </table:table-cell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2_unsigned_64.qdimacs</text:p>
          </table:table-cell>
          <table:table-cell table:formula="of:=IF([.C460]=&quot;Y&quot;;&quot;5_Solved&quot;;IF(ISBLANK([.I460]);&quot;1_BddMergeFailed&quot;;IF(ISBLANK([.L460]);&quot;2_FactorGraphFailed&quot;;IF(ISBLANK([.O4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621" calcext:value-type="float">
            <text:p>10621</text:p>
          </table:table-cell>
          <table:table-cell office:value-type="float" office:value="3919" calcext:value-type="float">
            <text:p>3919</text:p>
          </table:table-cell>
          <table:table-cell office:value-type="float" office:value="0.01" calcext:value-type="float">
            <text:p>0.01</text:p>
          </table:table-cell>
          <table:table-cell office:value-type="float" office:value="1.79" calcext:value-type="float">
            <text:p>1.79</text:p>
          </table:table-cell>
          <table:table-cell office:value-type="float" office:value="61.31" calcext:value-type="float">
            <text:p>61.31</text:p>
          </table:table-cell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48" calcext:value-type="float">
            <text:p>2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2_unsigned_64.qdimacs</text:p>
          </table:table-cell>
          <table:table-cell table:formula="of:=IF([.C461]=&quot;Y&quot;;&quot;5_Solved&quot;;IF(ISBLANK([.I461]);&quot;1_BddMergeFailed&quot;;IF(ISBLANK([.L461]);&quot;2_FactorGraphFailed&quot;;IF(ISBLANK([.O4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621" calcext:value-type="float">
            <text:p>10621</text:p>
          </table:table-cell>
          <table:table-cell office:value-type="float" office:value="3919" calcext:value-type="float">
            <text:p>3919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62.95" calcext:value-type="float">
            <text:p>62.95</text:p>
          </table:table-cell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67" calcext:value-type="float">
            <text:p>2.6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2_signed_64.qdimacs</text:p>
          </table:table-cell>
          <table:table-cell table:formula="of:=IF([.C462]=&quot;Y&quot;;&quot;5_Solved&quot;;IF(ISBLANK([.I462]);&quot;1_BddMergeFailed&quot;;IF(ISBLANK([.L462]);&quot;2_FactorGraphFailed&quot;;IF(ISBLANK([.O4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629" calcext:value-type="float">
            <text:p>10629</text:p>
          </table:table-cell>
          <table:table-cell office:value-type="float" office:value="3921" calcext:value-type="float">
            <text:p>3921</text:p>
          </table:table-cell>
          <table:table-cell office:value-type="float" office:value="0.02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62.63" calcext:value-type="float">
            <text:p>62.63</text:p>
          </table:table-cell>
          <table:table-cell office:value-type="float" office:value="403" calcext:value-type="float">
            <text:p>403</text:p>
          </table:table-cell>
          <table:table-cell office:value-type="float" office:value="121" calcext:value-type="float">
            <text:p>121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63" calcext:value-type="float">
            <text:p>2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2_signed_64.qdimacs</text:p>
          </table:table-cell>
          <table:table-cell table:formula="of:=IF([.C463]=&quot;Y&quot;;&quot;5_Solved&quot;;IF(ISBLANK([.I463]);&quot;1_BddMergeFailed&quot;;IF(ISBLANK([.L463]);&quot;2_FactorGraphFailed&quot;;IF(ISBLANK([.O4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629" calcext:value-type="float">
            <text:p>10629</text:p>
          </table:table-cell>
          <table:table-cell office:value-type="float" office:value="3921" calcext:value-type="float">
            <text:p>3921</text:p>
          </table:table-cell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64.45" calcext:value-type="float">
            <text:p>64.45</text:p>
          </table:table-cell>
          <table:table-cell office:value-type="float" office:value="403" calcext:value-type="float">
            <text:p>403</text:p>
          </table:table-cell>
          <table:table-cell office:value-type="float" office:value="121" calcext:value-type="float">
            <text:p>121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.65" calcext:value-type="float">
            <text:p>2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dyn_9_5.sat.qdimacs</text:p>
          </table:table-cell>
          <table:table-cell table:formula="of:=IF([.C464]=&quot;Y&quot;;&quot;5_Solved&quot;;IF(ISBLANK([.I464]);&quot;1_BddMergeFailed&quot;;IF(ISBLANK([.L464]);&quot;2_FactorGraphFailed&quot;;IF(ISBLANK([.O4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818" calcext:value-type="float">
            <text:p>11818</text:p>
          </table:table-cell>
          <table:table-cell office:value-type="float" office:value="3967" calcext:value-type="float">
            <text:p>3967</text:p>
          </table:table-cell>
          <table:table-cell office:value-type="float" office:value="0.02" calcext:value-type="float">
            <text:p>0.02</text:p>
          </table:table-cell>
          <table:table-cell office:value-type="float" office:value="2.53" calcext:value-type="float">
            <text:p>2.53</text:p>
          </table:table-cell>
          <table:table-cell office:value-type="float" office:value="100.17" calcext:value-type="float">
            <text:p>100.17</text:p>
          </table:table-cell>
          <table:table-cell office:value-type="float" office:value="331" calcext:value-type="float">
            <text:p>331</text:p>
          </table:table-cell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2.84" calcext:value-type="float">
            <text:p>2.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dyn_9_5.sat.qdimacs</text:p>
          </table:table-cell>
          <table:table-cell table:formula="of:=IF([.C465]=&quot;Y&quot;;&quot;5_Solved&quot;;IF(ISBLANK([.I465]);&quot;1_BddMergeFailed&quot;;IF(ISBLANK([.L465]);&quot;2_FactorGraphFailed&quot;;IF(ISBLANK([.O4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818" calcext:value-type="float">
            <text:p>11818</text:p>
          </table:table-cell>
          <table:table-cell office:value-type="float" office:value="3967" calcext:value-type="float">
            <text:p>3967</text:p>
          </table:table-cell>
          <table:table-cell office:value-type="float" office:value="0.01" calcext:value-type="float">
            <text:p>0.01</text:p>
          </table:table-cell>
          <table:table-cell office:value-type="float" office:value="2.28" calcext:value-type="float">
            <text:p>2.28</text:p>
          </table:table-cell>
          <table:table-cell office:value-type="float" office:value="95.27" calcext:value-type="float">
            <text:p>95.27</text:p>
          </table:table-cell>
          <table:table-cell office:value-type="float" office:value="331" calcext:value-type="float">
            <text:p>331</text:p>
          </table:table-cell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2.67" calcext:value-type="float">
            <text:p>2.6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5.qdimacs</text:p>
          </table:table-cell>
          <table:table-cell table:formula="of:=IF([.C466]=&quot;Y&quot;;&quot;5_Solved&quot;;IF(ISBLANK([.I466]);&quot;1_BddMergeFailed&quot;;IF(ISBLANK([.L466]);&quot;2_FactorGraphFailed&quot;;IF(ISBLANK([.O4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743" calcext:value-type="float">
            <text:p>6743</text:p>
          </table:table-cell>
          <table:table-cell office:value-type="float" office:value="4034" calcext:value-type="float">
            <text:p>4034</text:p>
          </table:table-cell>
          <table:table-cell office:value-type="float" office:value="0.01" calcext:value-type="float">
            <text:p>0.01</text:p>
          </table:table-cell>
          <table:table-cell office:value-type="float" office:value="2.25" calcext:value-type="float">
            <text:p>2.25</text:p>
          </table:table-cell>
          <table:table-cell office:value-type="float" office:value="53.35" calcext:value-type="float">
            <text:p>53.35</text:p>
          </table:table-cell>
          <table:table-cell office:value-type="float" office:value="451" calcext:value-type="float">
            <text:p>451</text:p>
          </table:table-cell>
          <table:table-cell office:value-type="float" office:value="129" calcext:value-type="float">
            <text:p>129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.58" calcext:value-type="float">
            <text:p>2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5.qdimacs</text:p>
          </table:table-cell>
          <table:table-cell table:formula="of:=IF([.C467]=&quot;Y&quot;;&quot;5_Solved&quot;;IF(ISBLANK([.I467]);&quot;1_BddMergeFailed&quot;;IF(ISBLANK([.L467]);&quot;2_FactorGraphFailed&quot;;IF(ISBLANK([.O4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743" calcext:value-type="float">
            <text:p>6743</text:p>
          </table:table-cell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53.96" calcext:value-type="float">
            <text:p>53.96</text:p>
          </table:table-cell>
          <table:table-cell office:value-type="float" office:value="451" calcext:value-type="float">
            <text:p>451</text:p>
          </table:table-cell>
          <table:table-cell office:value-type="float" office:value="129" calcext:value-type="float">
            <text:p>129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.76" calcext:value-type="float">
            <text:p>2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9.qdimacs</text:p>
          </table:table-cell>
          <table:table-cell table:formula="of:=IF([.C468]=&quot;Y&quot;;&quot;5_Solved&quot;;IF(ISBLANK([.I468]);&quot;1_BddMergeFailed&quot;;IF(ISBLANK([.L468]);&quot;2_FactorGraphFailed&quot;;IF(ISBLANK([.O468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782" calcext:value-type="float">
            <text:p>6782</text:p>
          </table:table-cell>
          <table:table-cell office:value-type="float" office:value="4038" calcext:value-type="float">
            <text:p>4038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59.06" calcext:value-type="float">
            <text:p>59.06</text:p>
          </table:table-cell>
          <table:table-cell office:value-type="float" office:value="416" calcext:value-type="float">
            <text:p>416</text:p>
          </table:table-cell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3.02" calcext:value-type="float">
            <text:p>3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51.341" calcext:value-type="float">
            <text:p>3851.341</text:p>
          </table:table-cell>
          <table:table-cell office:value-type="float" office:value="1.116" calcext:value-type="float">
            <text:p>1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7.AE.stepl.009.qdimacs</text:p>
          </table:table-cell>
          <table:table-cell table:formula="of:=IF([.C469]=&quot;Y&quot;;&quot;5_Solved&quot;;IF(ISBLANK([.I469]);&quot;1_BddMergeFailed&quot;;IF(ISBLANK([.L469]);&quot;2_FactorGraphFailed&quot;;IF(ISBLANK([.O469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6782" calcext:value-type="float">
            <text:p>6782</text:p>
          </table:table-cell>
          <table:table-cell office:value-type="float" office:value="4038" calcext:value-type="float">
            <text:p>4038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58.99" calcext:value-type="float">
            <text:p>58.99</text:p>
          </table:table-cell>
          <table:table-cell office:value-type="float" office:value="416" calcext:value-type="float">
            <text:p>416</text:p>
          </table:table-cell>
          <table:table-cell office:value-type="float" office:value="130" calcext:value-type="float">
            <text:p>130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8.32" calcext:value-type="float">
            <text:p>3628.32</text:p>
          </table:table-cell>
          <table:table-cell office:value-type="float" office:value="1.107" calcext:value-type="float">
            <text:p>1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erviceImpl.qdimacs</text:p>
          </table:table-cell>
          <table:table-cell table:formula="of:=IF([.C470]=&quot;Y&quot;;&quot;5_Solved&quot;;IF(ISBLANK([.I470]);&quot;1_BddMergeFailed&quot;;IF(ISBLANK([.L470]);&quot;2_FactorGraphFailed&quot;;IF(ISBLANK([.O470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4579" calcext:value-type="float">
            <text:p>14579</text:p>
          </table:table-cell>
          <table:table-cell office:value-type="float" office:value="4042" calcext:value-type="float">
            <text:p>4042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92.23" calcext:value-type="float">
            <text:p>92.23</text:p>
          </table:table-cell>
          <table:table-cell office:value-type="float" office:value="499" calcext:value-type="float">
            <text:p>499</text:p>
          </table:table-cell>
          <table:table-cell office:value-type="float" office:value="134" calcext:value-type="float">
            <text:p>13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21.921" calcext:value-type="float">
            <text:p>2721.921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137_408.qdimacs</text:p>
          </table:table-cell>
          <table:table-cell table:formula="of:=IF([.C471]=&quot;Y&quot;;&quot;5_Solved&quot;;IF(ISBLANK([.I471]);&quot;1_BddMergeFailed&quot;;IF(ISBLANK([.L471]);&quot;2_FactorGraphFailed&quot;;IF(ISBLANK([.O4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647" calcext:value-type="float">
            <text:p>13647</text:p>
          </table:table-cell>
          <table:table-cell office:value-type="float" office:value="4044" calcext:value-type="float">
            <text:p>4044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78.88" calcext:value-type="float">
            <text:p>78.88</text:p>
          </table:table-cell>
          <table:table-cell office:value-type="float" office:value="308" calcext:value-type="float">
            <text:p>308</text:p>
          </table:table-cell>
          <table:table-cell office:value-type="float" office:value="132" calcext:value-type="float">
            <text:p>132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137_408.qdimacs</text:p>
          </table:table-cell>
          <table:table-cell table:formula="of:=IF([.C472]=&quot;Y&quot;;&quot;5_Solved&quot;;IF(ISBLANK([.I472]);&quot;1_BddMergeFailed&quot;;IF(ISBLANK([.L472]);&quot;2_FactorGraphFailed&quot;;IF(ISBLANK([.O4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647" calcext:value-type="float">
            <text:p>13647</text:p>
          </table:table-cell>
          <table:table-cell office:value-type="float" office:value="4044" calcext:value-type="float">
            <text:p>4044</text:p>
          </table:table-cell>
          <table:table-cell office:value-type="float" office:value="0.02" calcext:value-type="float">
            <text:p>0.02</text:p>
          </table:table-cell>
          <table:table-cell office:value-type="float" office:value="2.1" calcext:value-type="float">
            <text:p>2.1</text:p>
          </table:table-cell>
          <table:table-cell office:value-type="float" office:value="83.16" calcext:value-type="float">
            <text:p>83.16</text:p>
          </table:table-cell>
          <table:table-cell office:value-type="float" office:value="308" calcext:value-type="float">
            <text:p>308</text:p>
          </table:table-cell>
          <table:table-cell office:value-type="float" office:value="132" calcext:value-type="float">
            <text:p>132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2.98" calcext:value-type="float">
            <text:p>2.9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43_403.qdimacs</text:p>
          </table:table-cell>
          <table:table-cell table:formula="of:=IF([.C473]=&quot;Y&quot;;&quot;5_Solved&quot;;IF(ISBLANK([.I473]);&quot;1_BddMergeFailed&quot;;IF(ISBLANK([.L473]);&quot;2_FactorGraphFailed&quot;;IF(ISBLANK([.O47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689" calcext:value-type="float">
            <text:p>13689</text:p>
          </table:table-cell>
          <table:table-cell office:value-type="float" office:value="4057" calcext:value-type="float">
            <text:p>4057</text:p>
          </table:table-cell>
          <table:table-cell office:value-type="float" office:value="0.01" calcext:value-type="float">
            <text:p>0.01</text:p>
          </table:table-cell>
          <table:table-cell office:value-type="float" office:value="2.11" calcext:value-type="float">
            <text:p>2.11</text:p>
          </table:table-cell>
          <table:table-cell office:value-type="float" office:value="81.04" calcext:value-type="float">
            <text:p>81.04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2.95" calcext:value-type="float">
            <text:p>2.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43_403.qdimacs</text:p>
          </table:table-cell>
          <table:table-cell table:formula="of:=IF([.C474]=&quot;Y&quot;;&quot;5_Solved&quot;;IF(ISBLANK([.I474]);&quot;1_BddMergeFailed&quot;;IF(ISBLANK([.L474]);&quot;2_FactorGraphFailed&quot;;IF(ISBLANK([.O47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689" calcext:value-type="float">
            <text:p>13689</text:p>
          </table:table-cell>
          <table:table-cell office:value-type="float" office:value="4057" calcext:value-type="float">
            <text:p>4057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80.19" calcext:value-type="float">
            <text:p>80.19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3.05" calcext:value-type="float">
            <text:p>3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180_352.qdimacs</text:p>
          </table:table-cell>
          <table:table-cell table:formula="of:=IF([.C475]=&quot;Y&quot;;&quot;5_Solved&quot;;IF(ISBLANK([.I475]);&quot;1_BddMergeFailed&quot;;IF(ISBLANK([.L475]);&quot;2_FactorGraphFailed&quot;;IF(ISBLANK([.O47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77" calcext:value-type="float">
            <text:p>13577</text:p>
          </table:table-cell>
          <table:table-cell office:value-type="float" office:value="4073" calcext:value-type="float">
            <text:p>4073</text:p>
          </table:table-cell>
          <table:table-cell office:value-type="float" office:value="0.02" calcext:value-type="float">
            <text:p>0.02</text:p>
          </table:table-cell>
          <table:table-cell office:value-type="float" office:value="2.12" calcext:value-type="float">
            <text:p>2.12</text:p>
          </table:table-cell>
          <table:table-cell office:value-type="float" office:value="81.49" calcext:value-type="float">
            <text:p>81.49</text:p>
          </table:table-cell>
          <table:table-cell office:value-type="float" office:value="301" calcext:value-type="float">
            <text:p>301</text:p>
          </table:table-cell>
          <table:table-cell office:value-type="float" office:value="129" calcext:value-type="float">
            <text:p>129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2.83" calcext:value-type="float">
            <text:p>2.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4.qdimacs</text:p>
          </table:table-cell>
          <table:table-cell table:formula="of:=IF([.C476]=&quot;Y&quot;;&quot;5_Solved&quot;;IF(ISBLANK([.I476]);&quot;1_BddMergeFailed&quot;;IF(ISBLANK([.L476]);&quot;2_FactorGraphFailed&quot;;IF(ISBLANK([.O47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844" calcext:value-type="float">
            <text:p>6844</text:p>
          </table:table-cell>
          <table:table-cell office:value-type="float" office:value="4101" calcext:value-type="float">
            <text:p>4101</text:p>
          </table:table-cell>
          <table:table-cell office:value-type="float" office:value="0.01" calcext:value-type="float">
            <text:p>0.01</text:p>
          </table:table-cell>
          <table:table-cell office:value-type="float" office:value="2.47" calcext:value-type="float">
            <text:p>2.47</text:p>
          </table:table-cell>
          <table:table-cell office:value-type="float" office:value="57.77" calcext:value-type="float">
            <text:p>57.77</text:p>
          </table:table-cell>
          <table:table-cell office:value-type="float" office:value="581" calcext:value-type="float">
            <text:p>581</text:p>
          </table:table-cell>
          <table:table-cell office:value-type="float" office:value="135" calcext:value-type="float">
            <text:p>135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2.97" calcext:value-type="float">
            <text:p>2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4.qdimacs</text:p>
          </table:table-cell>
          <table:table-cell table:formula="of:=IF([.C477]=&quot;Y&quot;;&quot;5_Solved&quot;;IF(ISBLANK([.I477]);&quot;1_BddMergeFailed&quot;;IF(ISBLANK([.L477]);&quot;2_FactorGraphFailed&quot;;IF(ISBLANK([.O4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6844" calcext:value-type="float">
            <text:p>6844</text:p>
          </table:table-cell>
          <table:table-cell office:value-type="float" office:value="4101" calcext:value-type="float">
            <text:p>4101</text:p>
          </table:table-cell>
          <table:table-cell office:value-type="float" office:value="0.01" calcext:value-type="float">
            <text:p>0.01</text:p>
          </table:table-cell>
          <table:table-cell office:value-type="float" office:value="2.47" calcext:value-type="float">
            <text:p>2.47</text:p>
          </table:table-cell>
          <table:table-cell office:value-type="float" office:value="55.83" calcext:value-type="float">
            <text:p>55.83</text:p>
          </table:table-cell>
          <table:table-cell office:value-type="float" office:value="581" calcext:value-type="float">
            <text:p>581</text:p>
          </table:table-cell>
          <table:table-cell office:value-type="float" office:value="135" calcext:value-type="float">
            <text:p>135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181_369.qdimacs</text:p>
          </table:table-cell>
          <table:table-cell table:formula="of:=IF([.C478]=&quot;Y&quot;;&quot;5_Solved&quot;;IF(ISBLANK([.I478]);&quot;1_BddMergeFailed&quot;;IF(ISBLANK([.L478]);&quot;2_FactorGraphFailed&quot;;IF(ISBLANK([.O4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751" calcext:value-type="float">
            <text:p>13751</text:p>
          </table:table-cell>
          <table:table-cell office:value-type="float" office:value="4106" calcext:value-type="float">
            <text:p>4106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89.06" calcext:value-type="float">
            <text:p>89.06</text:p>
          </table:table-cell>
          <table:table-cell office:value-type="float" office:value="302" calcext:value-type="float">
            <text:p>302</text:p>
          </table:table-cell>
          <table:table-cell office:value-type="float" office:value="131" calcext:value-type="float">
            <text:p>131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8_unsigned_64.qdimacs</text:p>
          </table:table-cell>
          <table:table-cell table:formula="of:=IF([.C479]=&quot;Y&quot;;&quot;5_Solved&quot;;IF(ISBLANK([.I479]);&quot;1_BddMergeFailed&quot;;IF(ISBLANK([.L479]);&quot;2_FactorGraphFailed&quot;;IF(ISBLANK([.O4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763" calcext:value-type="float">
            <text:p>10763</text:p>
          </table:table-cell>
          <table:table-cell office:value-type="float" office:value="4118" calcext:value-type="float">
            <text:p>4118</text:p>
          </table:table-cell>
          <table:table-cell office:value-type="float" office:value="0.01" calcext:value-type="float">
            <text:p>0.01</text:p>
          </table:table-cell>
          <table:table-cell office:value-type="float" office:value="1.81" calcext:value-type="float">
            <text:p>1.81</text:p>
          </table:table-cell>
          <table:table-cell office:value-type="float" office:value="66.24" calcext:value-type="float">
            <text:p>66.24</text:p>
          </table:table-cell>
          <table:table-cell office:value-type="float" office:value="440" calcext:value-type="float">
            <text:p>440</text:p>
          </table:table-cell>
          <table:table-cell office:value-type="float" office:value="130" calcext:value-type="float">
            <text:p>130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2.87" calcext:value-type="float">
            <text:p>2.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8_unsigned_64.qdimacs</text:p>
          </table:table-cell>
          <table:table-cell table:formula="of:=IF([.C480]=&quot;Y&quot;;&quot;5_Solved&quot;;IF(ISBLANK([.I480]);&quot;1_BddMergeFailed&quot;;IF(ISBLANK([.L480]);&quot;2_FactorGraphFailed&quot;;IF(ISBLANK([.O4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763" calcext:value-type="float">
            <text:p>10763</text:p>
          </table:table-cell>
          <table:table-cell office:value-type="float" office:value="4118" calcext:value-type="float">
            <text:p>4118</text:p>
          </table:table-cell>
          <table:table-cell office:value-type="float" office:value="0.01" calcext:value-type="float">
            <text:p>0.01</text:p>
          </table:table-cell>
          <table:table-cell office:value-type="float" office:value="1.89" calcext:value-type="float">
            <text:p>1.89</text:p>
          </table:table-cell>
          <table:table-cell office:value-type="float" office:value="68.46" calcext:value-type="float">
            <text:p>68.46</text:p>
          </table:table-cell>
          <table:table-cell office:value-type="float" office:value="440" calcext:value-type="float">
            <text:p>44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.01" calcext:value-type="float">
            <text:p>3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8_signed_64.qdimacs</text:p>
          </table:table-cell>
          <table:table-cell table:formula="of:=IF([.C481]=&quot;Y&quot;;&quot;5_Solved&quot;;IF(ISBLANK([.I481]);&quot;1_BddMergeFailed&quot;;IF(ISBLANK([.L481]);&quot;2_FactorGraphFailed&quot;;IF(ISBLANK([.O4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770" calcext:value-type="float">
            <text:p>10770</text:p>
          </table:table-cell>
          <table:table-cell office:value-type="float" office:value="4120" calcext:value-type="float">
            <text:p>4120</text:p>
          </table:table-cell>
          <table:table-cell office:value-type="float" office:value="0.01" calcext:value-type="float">
            <text:p>0.01</text:p>
          </table:table-cell>
          <table:table-cell office:value-type="float" office:value="1.99" calcext:value-type="float">
            <text:p>1.99</text:p>
          </table:table-cell>
          <table:table-cell office:value-type="float" office:value="71.89" calcext:value-type="float">
            <text:p>71.89</text:p>
          </table:table-cell>
          <table:table-cell office:value-type="float" office:value="433" calcext:value-type="float">
            <text:p>433</text:p>
          </table:table-cell>
          <table:table-cell office:value-type="float" office:value="132" calcext:value-type="float">
            <text:p>132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3.36" calcext:value-type="float">
            <text:p>3.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8_signed_64.qdimacs</text:p>
          </table:table-cell>
          <table:table-cell table:formula="of:=IF([.C482]=&quot;Y&quot;;&quot;5_Solved&quot;;IF(ISBLANK([.I482]);&quot;1_BddMergeFailed&quot;;IF(ISBLANK([.L482]);&quot;2_FactorGraphFailed&quot;;IF(ISBLANK([.O4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770" calcext:value-type="float">
            <text:p>10770</text:p>
          </table:table-cell>
          <table:table-cell office:value-type="float" office:value="4120" calcext:value-type="float">
            <text:p>4120</text:p>
          </table:table-cell>
          <table:table-cell office:value-type="float" office:value="0.01" calcext:value-type="float">
            <text:p>0.01</text:p>
          </table:table-cell>
          <table:table-cell office:value-type="float" office:value="1.87" calcext:value-type="float">
            <text:p>1.87</text:p>
          </table:table-cell>
          <table:table-cell office:value-type="float" office:value="66.05" calcext:value-type="float">
            <text:p>66.05</text:p>
          </table:table-cell>
          <table:table-cell office:value-type="float" office:value="433" calcext:value-type="float">
            <text:p>433</text:p>
          </table:table-cell>
          <table:table-cell office:value-type="float" office:value="132" calcext:value-type="float">
            <text:p>132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2_10_1.sat.qdimacs</text:p>
          </table:table-cell>
          <table:table-cell table:formula="of:=IF([.C483]=&quot;Y&quot;;&quot;5_Solved&quot;;IF(ISBLANK([.I483]);&quot;1_BddMergeFailed&quot;;IF(ISBLANK([.L483]);&quot;2_FactorGraphFailed&quot;;IF(ISBLANK([.O4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895" calcext:value-type="float">
            <text:p>12895</text:p>
          </table:table-cell>
          <table:table-cell office:value-type="float" office:value="4151" calcext:value-type="float">
            <text:p>4151</text:p>
          </table:table-cell>
          <table:table-cell office:value-type="float" office:value="0.02" calcext:value-type="float">
            <text:p>0.02</text:p>
          </table:table-cell>
          <table:table-cell office:value-type="float" office:value="2.73" calcext:value-type="float">
            <text:p>2.73</text:p>
          </table:table-cell>
          <table:table-cell office:value-type="float" office:value="93.42" calcext:value-type="float">
            <text:p>93.42</text:p>
          </table:table-cell>
          <table:table-cell office:value-type="float" office:value="356" calcext:value-type="float">
            <text:p>356</text:p>
          </table:table-cell>
          <table:table-cell office:value-type="float" office:value="133" calcext:value-type="float">
            <text:p>133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2.82" calcext:value-type="float">
            <text:p>2.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2_10_1.sat.qdimacs</text:p>
          </table:table-cell>
          <table:table-cell table:formula="of:=IF([.C484]=&quot;Y&quot;;&quot;5_Solved&quot;;IF(ISBLANK([.I484]);&quot;1_BddMergeFailed&quot;;IF(ISBLANK([.L484]);&quot;2_FactorGraphFailed&quot;;IF(ISBLANK([.O4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895" calcext:value-type="float">
            <text:p>12895</text:p>
          </table:table-cell>
          <table:table-cell office:value-type="float" office:value="4151" calcext:value-type="float">
            <text:p>4151</text:p>
          </table:table-cell>
          <table:table-cell office:value-type="float" office:value="0.02" calcext:value-type="float">
            <text:p>0.02</text:p>
          </table:table-cell>
          <table:table-cell office:value-type="float" office:value="2.49" calcext:value-type="float">
            <text:p>2.49</text:p>
          </table:table-cell>
          <table:table-cell office:value-type="float" office:value="90.66" calcext:value-type="float">
            <text:p>90.66</text:p>
          </table:table-cell>
          <table:table-cell office:value-type="float" office:value="356" calcext:value-type="float">
            <text:p>356</text:p>
          </table:table-cell>
          <table:table-cell office:value-type="float" office:value="133" calcext:value-type="float">
            <text:p>133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2.85" calcext:value-type="float">
            <text:p>2.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1_unsigned_64.qdimacs</text:p>
          </table:table-cell>
          <table:table-cell table:formula="of:=IF([.C485]=&quot;Y&quot;;&quot;5_Solved&quot;;IF(ISBLANK([.I485]);&quot;1_BddMergeFailed&quot;;IF(ISBLANK([.L485]);&quot;2_FactorGraphFailed&quot;;IF(ISBLANK([.O4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56" calcext:value-type="float">
            <text:p>11056</text:p>
          </table:table-cell>
          <table:table-cell office:value-type="float" office:value="4164" calcext:value-type="float">
            <text:p>4164</text:p>
          </table:table-cell>
          <table:table-cell office:value-type="float" office:value="0.01" calcext:value-type="float">
            <text:p>0.01</text:p>
          </table:table-cell>
          <table:table-cell office:value-type="float" office:value="2.15" calcext:value-type="float">
            <text:p>2.15</text:p>
          </table:table-cell>
          <table:table-cell office:value-type="float" office:value="73.99" calcext:value-type="float">
            <text:p>73.99</text:p>
          </table:table-cell>
          <table:table-cell office:value-type="float" office:value="474" calcext:value-type="float">
            <text:p>474</text:p>
          </table:table-cell>
          <table:table-cell office:value-type="float" office:value="135" calcext:value-type="float">
            <text:p>135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1_unsigned_64.qdimacs</text:p>
          </table:table-cell>
          <table:table-cell table:formula="of:=IF([.C486]=&quot;Y&quot;;&quot;5_Solved&quot;;IF(ISBLANK([.I486]);&quot;1_BddMergeFailed&quot;;IF(ISBLANK([.L486]);&quot;2_FactorGraphFailed&quot;;IF(ISBLANK([.O4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56" calcext:value-type="float">
            <text:p>11056</text:p>
          </table:table-cell>
          <table:table-cell office:value-type="float" office:value="4164" calcext:value-type="float">
            <text:p>4164</text:p>
          </table:table-cell>
          <table:table-cell office:value-type="float" office:value="0.01" calcext:value-type="float">
            <text:p>0.01</text:p>
          </table:table-cell>
          <table:table-cell office:value-type="float" office:value="2.18" calcext:value-type="float">
            <text:p>2.18</text:p>
          </table:table-cell>
          <table:table-cell office:value-type="float" office:value="72.78" calcext:value-type="float">
            <text:p>72.78</text:p>
          </table:table-cell>
          <table:table-cell office:value-type="float" office:value="474" calcext:value-type="float">
            <text:p>474</text:p>
          </table:table-cell>
          <table:table-cell office:value-type="float" office:value="135" calcext:value-type="float">
            <text:p>135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1_signed_64.qdimacs</text:p>
          </table:table-cell>
          <table:table-cell table:formula="of:=IF([.C487]=&quot;Y&quot;;&quot;5_Solved&quot;;IF(ISBLANK([.I487]);&quot;1_BddMergeFailed&quot;;IF(ISBLANK([.L487]);&quot;2_FactorGraphFailed&quot;;IF(ISBLANK([.O4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76" calcext:value-type="float">
            <text:p>11076</text:p>
          </table:table-cell>
          <table:table-cell office:value-type="float" office:value="4169" calcext:value-type="float">
            <text:p>4169</text:p>
          </table:table-cell>
          <table:table-cell office:value-type="float" office:value="0.01" calcext:value-type="float">
            <text:p>0.01</text:p>
          </table:table-cell>
          <table:table-cell office:value-type="float" office:value="2.35" calcext:value-type="float">
            <text:p>2.35</text:p>
          </table:table-cell>
          <table:table-cell office:value-type="float" office:value="79.32" calcext:value-type="float">
            <text:p>79.32</text:p>
          </table:table-cell>
          <table:table-cell office:value-type="float" office:value="526" calcext:value-type="float">
            <text:p>526</text:p>
          </table:table-cell>
          <table:table-cell office:value-type="float" office:value="133" calcext:value-type="float">
            <text:p>133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.33" calcext:value-type="float">
            <text:p>3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1_signed_64.qdimacs</text:p>
          </table:table-cell>
          <table:table-cell table:formula="of:=IF([.C488]=&quot;Y&quot;;&quot;5_Solved&quot;;IF(ISBLANK([.I488]);&quot;1_BddMergeFailed&quot;;IF(ISBLANK([.L488]);&quot;2_FactorGraphFailed&quot;;IF(ISBLANK([.O4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076" calcext:value-type="float">
            <text:p>11076</text:p>
          </table:table-cell>
          <table:table-cell office:value-type="float" office:value="4169" calcext:value-type="float">
            <text:p>4169</text:p>
          </table:table-cell>
          <table:table-cell office:value-type="float" office:value="0.01" calcext:value-type="float">
            <text:p>0.01</text:p>
          </table:table-cell>
          <table:table-cell office:value-type="float" office:value="2.22" calcext:value-type="float">
            <text:p>2.22</text:p>
          </table:table-cell>
          <table:table-cell office:value-type="float" office:value="73.89" calcext:value-type="float">
            <text:p>73.89</text:p>
          </table:table-cell>
          <table:table-cell office:value-type="float" office:value="526" calcext:value-type="float">
            <text:p>526</text:p>
          </table:table-cell>
          <table:table-cell office:value-type="float" office:value="133" calcext:value-type="float">
            <text:p>133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.17" calcext:value-type="float">
            <text:p>3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Service.qdimacs</text:p>
          </table:table-cell>
          <table:table-cell table:formula="of:=IF([.C489]=&quot;Y&quot;;&quot;5_Solved&quot;;IF(ISBLANK([.I489]);&quot;1_BddMergeFailed&quot;;IF(ISBLANK([.L489]);&quot;2_FactorGraphFailed&quot;;IF(ISBLANK([.O4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54" calcext:value-type="float">
            <text:p>2.54</text:p>
          </table:table-cell>
          <table:table-cell office:value-type="float" office:value="102.66" calcext:value-type="float">
            <text:p>102.66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Service.qdimacs</text:p>
          </table:table-cell>
          <table:table-cell table:formula="of:=IF([.C490]=&quot;Y&quot;;&quot;5_Solved&quot;;IF(ISBLANK([.I490]);&quot;1_BddMergeFailed&quot;;IF(ISBLANK([.L490]);&quot;2_FactorGraphFailed&quot;;IF(ISBLANK([.O4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3" calcext:value-type="float">
            <text:p>2.3</text:p>
          </table:table-cell>
          <table:table-cell office:value-type="float" office:value="95.51" calcext:value-type="float">
            <text:p>95.51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3.14" calcext:value-type="float">
            <text:p>3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Service2.qdimacs</text:p>
          </table:table-cell>
          <table:table-cell table:formula="of:=IF([.C491]=&quot;Y&quot;;&quot;5_Solved&quot;;IF(ISBLANK([.I491]);&quot;1_BddMergeFailed&quot;;IF(ISBLANK([.L491]);&quot;2_FactorGraphFailed&quot;;IF(ISBLANK([.O4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45" calcext:value-type="float">
            <text:p>2.45</text:p>
          </table:table-cell>
          <table:table-cell office:value-type="float" office:value="97.56" calcext:value-type="float">
            <text:p>97.56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3.23" calcext:value-type="float">
            <text:p>3.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Service.qdimacs</text:p>
          </table:table-cell>
          <table:table-cell table:formula="of:=IF([.C492]=&quot;Y&quot;;&quot;5_Solved&quot;;IF(ISBLANK([.I492]);&quot;1_BddMergeFailed&quot;;IF(ISBLANK([.L492]);&quot;2_FactorGraphFailed&quot;;IF(ISBLANK([.O4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45" calcext:value-type="float">
            <text:p>2.45</text:p>
          </table:table-cell>
          <table:table-cell office:value-type="float" office:value="98.87" calcext:value-type="float">
            <text:p>98.87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3.13" calcext:value-type="float">
            <text:p>3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ityService.qdimacs</text:p>
          </table:table-cell>
          <table:table-cell table:formula="of:=IF([.C493]=&quot;Y&quot;;&quot;5_Solved&quot;;IF(ISBLANK([.I493]);&quot;1_BddMergeFailed&quot;;IF(ISBLANK([.L493]);&quot;2_FactorGraphFailed&quot;;IF(ISBLANK([.O4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59" calcext:value-type="float">
            <text:p>2.59</text:p>
          </table:table-cell>
          <table:table-cell office:value-type="float" office:value="97.55" calcext:value-type="float">
            <text:p>97.55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Service.qdimacs</text:p>
          </table:table-cell>
          <table:table-cell table:formula="of:=IF([.C494]=&quot;Y&quot;;&quot;5_Solved&quot;;IF(ISBLANK([.I494]);&quot;1_BddMergeFailed&quot;;IF(ISBLANK([.L494]);&quot;2_FactorGraphFailed&quot;;IF(ISBLANK([.O4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22" calcext:value-type="float">
            <text:p>2.22</text:p>
          </table:table-cell>
          <table:table-cell office:value-type="float" office:value="91.97" calcext:value-type="float">
            <text:p>91.97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2.91" calcext:value-type="float">
            <text:p>2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Service.qdimacs</text:p>
          </table:table-cell>
          <table:table-cell table:formula="of:=IF([.C495]=&quot;Y&quot;;&quot;5_Solved&quot;;IF(ISBLANK([.I495]);&quot;1_BddMergeFailed&quot;;IF(ISBLANK([.L495]);&quot;2_FactorGraphFailed&quot;;IF(ISBLANK([.O4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89" calcext:value-type="float">
            <text:p>15089</text:p>
          </table:table-cell>
          <table:table-cell office:value-type="float" office:value="4172" calcext:value-type="float">
            <text:p>4172</text:p>
          </table:table-cell>
          <table:table-cell office:value-type="float" office:value="0.02" calcext:value-type="float">
            <text:p>0.02</text:p>
          </table:table-cell>
          <table:table-cell office:value-type="float" office:value="2.42" calcext:value-type="float">
            <text:p>2.42</text:p>
          </table:table-cell>
          <table:table-cell office:value-type="float" office:value="95.14" calcext:value-type="float">
            <text:p>95.14</text:p>
          </table:table-cell>
          <table:table-cell office:value-type="float" office:value="488" calcext:value-type="float">
            <text:p>488</text:p>
          </table:table-cell>
          <table:table-cell office:value-type="float" office:value="132" calcext:value-type="float">
            <text:p>132</text:p>
          </table:table-cell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3.13" calcext:value-type="float">
            <text:p>3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4_query26_1344n.qdimacs</text:p>
          </table:table-cell>
          <table:table-cell table:formula="of:=IF([.C496]=&quot;Y&quot;;&quot;5_Solved&quot;;IF(ISBLANK([.I496]);&quot;1_BddMergeFailed&quot;;IF(ISBLANK([.L496]);&quot;2_FactorGraphFailed&quot;;IF(ISBLANK([.O4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392" calcext:value-type="float">
            <text:p>14392</text:p>
          </table:table-cell>
          <table:table-cell office:value-type="float" office:value="4213" calcext:value-type="float">
            <text:p>4213</text:p>
          </table:table-cell>
          <table:table-cell office:value-type="float" office:value="0.02" calcext:value-type="float">
            <text:p>0.02</text:p>
          </table:table-cell>
          <table:table-cell office:value-type="float" office:value="2.27" calcext:value-type="float">
            <text:p>2.27</text:p>
          </table:table-cell>
          <table:table-cell office:value-type="float" office:value="98.89" calcext:value-type="float">
            <text:p>98.89</text:p>
          </table:table-cell>
          <table:table-cell office:value-type="float" office:value="828" calcext:value-type="float">
            <text:p>828</text:p>
          </table:table-cell>
          <table:table-cell office:value-type="float" office:value="137" calcext:value-type="float">
            <text:p>137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3.15" calcext:value-type="float">
            <text:p>3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61_unsigned_64.qdimacs</text:p>
          </table:table-cell>
          <table:table-cell table:formula="of:=IF([.C497]=&quot;Y&quot;;&quot;5_Solved&quot;;IF(ISBLANK([.I497]);&quot;1_BddMergeFailed&quot;;IF(ISBLANK([.L497]);&quot;2_FactorGraphFailed&quot;;IF(ISBLANK([.O49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134" calcext:value-type="float">
            <text:p>12134</text:p>
          </table:table-cell>
          <table:table-cell office:value-type="float" office:value="4301" calcext:value-type="float">
            <text:p>4301</text:p>
          </table:table-cell>
          <table:table-cell office:value-type="float" office:value="0.02" calcext:value-type="float">
            <text:p>0.02</text:p>
          </table:table-cell>
          <table:table-cell office:value-type="float" office:value="2.2" calcext:value-type="float">
            <text:p>2.2</text:p>
          </table:table-cell>
          <table:table-cell office:value-type="float" office:value="78.37" calcext:value-type="float">
            <text:p>78.37</text:p>
          </table:table-cell>
          <table:table-cell office:value-type="float" office:value="525" calcext:value-type="float">
            <text:p>525</text:p>
          </table:table-cell>
          <table:table-cell office:value-type="float" office:value="137" calcext:value-type="float">
            <text:p>137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.34" calcext:value-type="float">
            <text:p>3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61_unsigned_64.qdimacs</text:p>
          </table:table-cell>
          <table:table-cell table:formula="of:=IF([.C498]=&quot;Y&quot;;&quot;5_Solved&quot;;IF(ISBLANK([.I498]);&quot;1_BddMergeFailed&quot;;IF(ISBLANK([.L498]);&quot;2_FactorGraphFailed&quot;;IF(ISBLANK([.O49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134" calcext:value-type="float">
            <text:p>12134</text:p>
          </table:table-cell>
          <table:table-cell office:value-type="float" office:value="4301" calcext:value-type="float">
            <text:p>4301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80.32" calcext:value-type="float">
            <text:p>80.32</text:p>
          </table:table-cell>
          <table:table-cell office:value-type="float" office:value="525" calcext:value-type="float">
            <text:p>525</text:p>
          </table:table-cell>
          <table:table-cell office:value-type="float" office:value="137" calcext:value-type="float">
            <text:p>137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.31" calcext:value-type="float">
            <text:p>3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61_signed_64.qdimacs</text:p>
          </table:table-cell>
          <table:table-cell table:formula="of:=IF([.C499]=&quot;Y&quot;;&quot;5_Solved&quot;;IF(ISBLANK([.I499]);&quot;1_BddMergeFailed&quot;;IF(ISBLANK([.L499]);&quot;2_FactorGraphFailed&quot;;IF(ISBLANK([.O49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162" calcext:value-type="float">
            <text:p>12162</text:p>
          </table:table-cell>
          <table:table-cell office:value-type="float" office:value="4306" calcext:value-type="float">
            <text:p>4306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 office:value-type="float" office:value="83.17" calcext:value-type="float">
            <text:p>83.17</text:p>
          </table:table-cell>
          <table:table-cell office:value-type="float" office:value="511" calcext:value-type="float">
            <text:p>511</text:p>
          </table:table-cell>
          <table:table-cell office:value-type="float" office:value="141" calcext:value-type="float">
            <text:p>141</text:p>
          </table:table-cell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3.39" calcext:value-type="float">
            <text:p>3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61_signed_64.qdimacs</text:p>
          </table:table-cell>
          <table:table-cell table:formula="of:=IF([.C500]=&quot;Y&quot;;&quot;5_Solved&quot;;IF(ISBLANK([.I500]);&quot;1_BddMergeFailed&quot;;IF(ISBLANK([.L500]);&quot;2_FactorGraphFailed&quot;;IF(ISBLANK([.O50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162" calcext:value-type="float">
            <text:p>12162</text:p>
          </table:table-cell>
          <table:table-cell office:value-type="float" office:value="4306" calcext:value-type="float">
            <text:p>4306</text:p>
          </table:table-cell>
          <table:table-cell office:value-type="float" office:value="0.01" calcext:value-type="float">
            <text:p>0.01</text:p>
          </table:table-cell>
          <table:table-cell office:value-type="float" office:value="2.32" calcext:value-type="float">
            <text:p>2.32</text:p>
          </table:table-cell>
          <table:table-cell office:value-type="float" office:value="82.62" calcext:value-type="float">
            <text:p>82.62</text:p>
          </table:table-cell>
          <table:table-cell office:value-type="float" office:value="511" calcext:value-type="float">
            <text:p>511</text:p>
          </table:table-cell>
          <table:table-cell office:value-type="float" office:value="141" calcext:value-type="float">
            <text:p>141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9_226_376.qdimacs</text:p>
          </table:table-cell>
          <table:table-cell table:formula="of:=IF([.C501]=&quot;Y&quot;;&quot;5_Solved&quot;;IF(ISBLANK([.I501]);&quot;1_BddMergeFailed&quot;;IF(ISBLANK([.L501]);&quot;2_FactorGraphFailed&quot;;IF(ISBLANK([.O5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399" calcext:value-type="float">
            <text:p>14399</text:p>
          </table:table-cell>
          <table:table-cell office:value-type="float" office:value="4306" calcext:value-type="float">
            <text:p>4306</text:p>
          </table:table-cell>
          <table:table-cell office:value-type="float" office:value="0.02" calcext:value-type="float">
            <text:p>0.02</text:p>
          </table:table-cell>
          <table:table-cell office:value-type="float" office:value="2.63" calcext:value-type="float">
            <text:p>2.63</text:p>
          </table:table-cell>
          <table:table-cell office:value-type="float" office:value="95.02" calcext:value-type="float">
            <text:p>95.02</text:p>
          </table:table-cell>
          <table:table-cell office:value-type="float" office:value="305" calcext:value-type="float">
            <text:p>305</text:p>
          </table:table-cell>
          <table:table-cell office:value-type="float" office:value="136" calcext:value-type="float">
            <text:p>136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3.43" calcext:value-type="float">
            <text:p>3.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512.qdimacs</text:p>
          </table:table-cell>
          <table:table-cell table:formula="of:=IF([.C502]=&quot;Y&quot;;&quot;5_Solved&quot;;IF(ISBLANK([.I502]);&quot;1_BddMergeFailed&quot;;IF(ISBLANK([.L502]);&quot;2_FactorGraphFailed&quot;;IF(ISBLANK([.O5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580" calcext:value-type="float">
            <text:p>12580</text:p>
          </table:table-cell>
          <table:table-cell office:value-type="float" office:value="4584" calcext:value-type="float">
            <text:p>4584</text:p>
          </table:table-cell>
          <table:table-cell office:value-type="float" office:value="0.02" calcext:value-type="float">
            <text:p>0.02</text:p>
          </table:table-cell>
          <table:table-cell office:value-type="float" office:value="1.41" calcext:value-type="float">
            <text:p>1.41</text:p>
          </table:table-cell>
          <table:table-cell office:value-type="float" office:value="69.1" calcext:value-type="float">
            <text:p>69.1</text:p>
          </table:table-cell>
          <table:table-cell office:value-type="float" office:value="394" calcext:value-type="float">
            <text:p>394</text:p>
          </table:table-cell>
          <table:table-cell office:value-type="float" office:value="146" calcext:value-type="float">
            <text:p>146</text:p>
          </table:table-cell>
          <table:table-cell office:value-type="float" office:value="0.18" calcext:value-type="float">
            <text:p>0.18</text:p>
          </table:table-cell>
          <table:table-cell office:value-type="float" office:value="229" calcext:value-type="float">
            <text:p>229</text:p>
          </table:table-cell>
          <table:table-cell office:value-type="float" office:value="0.19" calcext:value-type="float">
            <text:p>0.19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0_query45_1344n.qdimacs</text:p>
          </table:table-cell>
          <table:table-cell table:formula="of:=IF([.C503]=&quot;Y&quot;;&quot;5_Solved&quot;;IF(ISBLANK([.I503]);&quot;1_BddMergeFailed&quot;;IF(ISBLANK([.L503]);&quot;2_FactorGraphFailed&quot;;IF(ISBLANK([.O5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298" calcext:value-type="float">
            <text:p>31298</text:p>
          </table:table-cell>
          <table:table-cell office:value-type="float" office:value="4589" calcext:value-type="float">
            <text:p>4589</text:p>
          </table:table-cell>
          <table:table-cell office:value-type="float" office:value="0.04" calcext:value-type="float">
            <text:p>0.04</text:p>
          </table:table-cell>
          <table:table-cell office:value-type="float" office:value="3.01" calcext:value-type="float">
            <text:p>3.01</text:p>
          </table:table-cell>
          <table:table-cell office:value-type="float" office:value="219.16" calcext:value-type="float">
            <text:p>219.16</text:p>
          </table:table-cell>
          <table:table-cell office:value-type="float" office:value="1986" calcext:value-type="float">
            <text:p>1986</text:p>
          </table:table-cell>
          <table:table-cell office:value-type="float" office:value="151" calcext:value-type="float">
            <text:p>151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4.02" calcext:value-type="float">
            <text:p>4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0_query45_1344n.qdimacs</text:p>
          </table:table-cell>
          <table:table-cell table:formula="of:=IF([.C504]=&quot;Y&quot;;&quot;5_Solved&quot;;IF(ISBLANK([.I504]);&quot;1_BddMergeFailed&quot;;IF(ISBLANK([.L504]);&quot;2_FactorGraphFailed&quot;;IF(ISBLANK([.O5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298" calcext:value-type="float">
            <text:p>31298</text:p>
          </table:table-cell>
          <table:table-cell office:value-type="float" office:value="4589" calcext:value-type="float">
            <text:p>4589</text:p>
          </table:table-cell>
          <table:table-cell office:value-type="float" office:value="0.04" calcext:value-type="float">
            <text:p>0.04</text:p>
          </table:table-cell>
          <table:table-cell office:value-type="float" office:value="3.09" calcext:value-type="float">
            <text:p>3.09</text:p>
          </table:table-cell>
          <table:table-cell office:value-type="float" office:value="231.34" calcext:value-type="float">
            <text:p>231.34</text:p>
          </table:table-cell>
          <table:table-cell office:value-type="float" office:value="1986" calcext:value-type="float">
            <text:p>1986</text:p>
          </table:table-cell>
          <table:table-cell office:value-type="float" office:value="151" calcext:value-type="float">
            <text:p>151</text:p>
          </table:table-cell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3.99" calcext:value-type="float">
            <text:p>3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512.qdimacs</text:p>
          </table:table-cell>
          <table:table-cell table:formula="of:=IF([.C505]=&quot;Y&quot;;&quot;5_Solved&quot;;IF(ISBLANK([.I505]);&quot;1_BddMergeFailed&quot;;IF(ISBLANK([.L505]);&quot;2_FactorGraphFailed&quot;;IF(ISBLANK([.O5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82" calcext:value-type="float">
            <text:p>12682</text:p>
          </table:table-cell>
          <table:table-cell office:value-type="float" office:value="4590" calcext:value-type="float">
            <text:p>4590</text:p>
          </table:table-cell>
          <table:table-cell office:value-type="float" office:value="0.02" calcext:value-type="float">
            <text:p>0.02</text:p>
          </table:table-cell>
          <table:table-cell office:value-type="float" office:value="1.7" calcext:value-type="float">
            <text:p>1.7</text:p>
          </table:table-cell>
          <table:table-cell office:value-type="float" office:value="93.17" calcext:value-type="float">
            <text:p>93.17</text:p>
          </table:table-cell>
          <table:table-cell office:value-type="float" office:value="389" calcext:value-type="float">
            <text:p>389</text:p>
          </table:table-cell>
          <table:table-cell office:value-type="float" office:value="145" calcext:value-type="float">
            <text:p>145</text:p>
          </table:table-cell>
          <table:table-cell office:value-type="float" office:value="0.2" calcext:value-type="float">
            <text:p>0.2</text:p>
          </table:table-cell>
          <table:table-cell office:value-type="float" office:value="225" calcext:value-type="float">
            <text:p>225</text:p>
          </table:table-cell>
          <table:table-cell office:value-type="float" office:value="0.2" calcext:value-type="float">
            <text:p>0.2</text:p>
          </table:table-cell>
          <table:table-cell office:value-type="float" office:value="3.97" calcext:value-type="float">
            <text:p>3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512.qdimacs</text:p>
          </table:table-cell>
          <table:table-cell table:formula="of:=IF([.C506]=&quot;Y&quot;;&quot;5_Solved&quot;;IF(ISBLANK([.I506]);&quot;1_BddMergeFailed&quot;;IF(ISBLANK([.L506]);&quot;2_FactorGraphFailed&quot;;IF(ISBLANK([.O5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603" calcext:value-type="float">
            <text:p>4603</text:p>
          </table:table-cell>
          <table:table-cell office:value-type="float" office:value="0.02" calcext:value-type="float">
            <text:p>0.02</text:p>
          </table:table-cell>
          <table:table-cell office:value-type="float" office:value="1.7" calcext:value-type="float">
            <text:p>1.7</text:p>
          </table:table-cell>
          <table:table-cell office:value-type="float" office:value="76.99" calcext:value-type="float">
            <text:p>76.99</text:p>
          </table:table-cell>
          <table:table-cell office:value-type="float" office:value="450" calcext:value-type="float">
            <text:p>450</text:p>
          </table:table-cell>
          <table:table-cell office:value-type="float" office:value="148" calcext:value-type="float">
            <text:p>148</text:p>
          </table:table-cell>
          <table:table-cell office:value-type="float" office:value="0.18" calcext:value-type="float">
            <text:p>0.18</text:p>
          </table:table-cell>
          <table:table-cell office:value-type="float" office:value="349" calcext:value-type="float">
            <text:p>349</text:p>
          </table:table-cell>
          <table:table-cell office:value-type="float" office:value="0.41" calcext:value-type="float">
            <text:p>0.41</text:p>
          </table:table-cell>
          <table:table-cell office:value-type="float" office:value="3.73" calcext:value-type="float">
            <text:p>3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2.A#48.c#.w#5.s#27.asp.qdimacs</text:p>
          </table:table-cell>
          <table:table-cell table:formula="of:=IF([.C507]=&quot;Y&quot;;&quot;5_Solved&quot;;IF(ISBLANK([.I507]);&quot;1_BddMergeFailed&quot;;IF(ISBLANK([.L507]);&quot;2_FactorGraphFailed&quot;;IF(ISBLANK([.O5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438" calcext:value-type="float">
            <text:p>13438</text:p>
          </table:table-cell>
          <table:table-cell office:value-type="float" office:value="4639" calcext:value-type="float">
            <text:p>4639</text:p>
          </table:table-cell>
          <table:table-cell office:value-type="float" office:value="0.02" calcext:value-type="float">
            <text:p>0.02</text:p>
          </table:table-cell>
          <table:table-cell office:value-type="float" office:value="2.95" calcext:value-type="float">
            <text:p>2.95</text:p>
          </table:table-cell>
          <table:table-cell office:value-type="float" office:value="116.02" calcext:value-type="float">
            <text:p>116.02</text:p>
          </table:table-cell>
          <table:table-cell office:value-type="float" office:value="430" calcext:value-type="float">
            <text:p>430</text:p>
          </table:table-cell>
          <table:table-cell office:value-type="float" office:value="147" calcext:value-type="float">
            <text:p>147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3.79" calcext:value-type="float">
            <text:p>3.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2.A#48.c#.w#5.s#27.asp.qdimacs</text:p>
          </table:table-cell>
          <table:table-cell table:formula="of:=IF([.C508]=&quot;Y&quot;;&quot;5_Solved&quot;;IF(ISBLANK([.I508]);&quot;1_BddMergeFailed&quot;;IF(ISBLANK([.L508]);&quot;2_FactorGraphFailed&quot;;IF(ISBLANK([.O50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438" calcext:value-type="float">
            <text:p>13438</text:p>
          </table:table-cell>
          <table:table-cell office:value-type="float" office:value="4639" calcext:value-type="float">
            <text:p>4639</text:p>
          </table:table-cell>
          <table:table-cell office:value-type="float" office:value="0.01" calcext:value-type="float">
            <text:p>0.01</text:p>
          </table:table-cell>
          <table:table-cell office:value-type="float" office:value="2.91" calcext:value-type="float">
            <text:p>2.91</text:p>
          </table:table-cell>
          <table:table-cell office:value-type="float" office:value="112.67" calcext:value-type="float">
            <text:p>112.67</text:p>
          </table:table-cell>
          <table:table-cell office:value-type="float" office:value="430" calcext:value-type="float">
            <text:p>430</text:p>
          </table:table-cell>
          <table:table-cell office:value-type="float" office:value="147" calcext:value-type="float">
            <text:p>147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ba_C2-8_comp4_REAL.sat.qdimacs</text:p>
          </table:table-cell>
          <table:table-cell table:formula="of:=IF([.C509]=&quot;Y&quot;;&quot;5_Solved&quot;;IF(ISBLANK([.I509]);&quot;1_BddMergeFailed&quot;;IF(ISBLANK([.L509]);&quot;2_FactorGraphFailed&quot;;IF(ISBLANK([.O5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46" calcext:value-type="float">
            <text:p>13546</text:p>
          </table:table-cell>
          <table:table-cell office:value-type="float" office:value="4715" calcext:value-type="float">
            <text:p>4715</text:p>
          </table:table-cell>
          <table:table-cell office:value-type="float" office:value="0.02" calcext:value-type="float">
            <text:p>0.02</text:p>
          </table:table-cell>
          <table:table-cell office:value-type="float" office:value="2.9" calcext:value-type="float">
            <text:p>2.9</text:p>
          </table:table-cell>
          <table:table-cell office:value-type="float" office:value="95.09" calcext:value-type="float">
            <text:p>95.09</text:p>
          </table:table-cell>
          <table:table-cell office:value-type="float" office:value="518" calcext:value-type="float">
            <text:p>518</text:p>
          </table:table-cell>
          <table:table-cell office:value-type="float" office:value="153" calcext:value-type="float">
            <text:p>15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float" office:value="0.16" calcext:value-type="float">
            <text:p>0.16</text:p>
          </table:table-cell>
          <table:table-cell office:value-type="float" office:value="3.76" calcext:value-type="float">
            <text:p>3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ba_C2-8_comp4_REAL.sat.qdimacs</text:p>
          </table:table-cell>
          <table:table-cell table:formula="of:=IF([.C510]=&quot;Y&quot;;&quot;5_Solved&quot;;IF(ISBLANK([.I510]);&quot;1_BddMergeFailed&quot;;IF(ISBLANK([.L510]);&quot;2_FactorGraphFailed&quot;;IF(ISBLANK([.O5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46" calcext:value-type="float">
            <text:p>13546</text:p>
          </table:table-cell>
          <table:table-cell office:value-type="float" office:value="4715" calcext:value-type="float">
            <text:p>4715</text:p>
          </table:table-cell>
          <table:table-cell office:value-type="float" office:value="0.02" calcext:value-type="float">
            <text:p>0.02</text:p>
          </table:table-cell>
          <table:table-cell office:value-type="float" office:value="3.19" calcext:value-type="float">
            <text:p>3.19</text:p>
          </table:table-cell>
          <table:table-cell office:value-type="float" office:value="105.09" calcext:value-type="float">
            <text:p>105.09</text:p>
          </table:table-cell>
          <table:table-cell office:value-type="float" office:value="518" calcext:value-type="float">
            <text:p>518</text:p>
          </table:table-cell>
          <table:table-cell office:value-type="float" office:value="153" calcext:value-type="float">
            <text:p>153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chq_query11_1344n.qdimacs</text:p>
          </table:table-cell>
          <table:table-cell table:formula="of:=IF([.C511]=&quot;Y&quot;;&quot;5_Solved&quot;;IF(ISBLANK([.I511]);&quot;1_BddMergeFailed&quot;;IF(ISBLANK([.L511]);&quot;2_FactorGraphFailed&quot;;IF(ISBLANK([.O5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9770" calcext:value-type="float">
            <text:p>39770</text:p>
          </table:table-cell>
          <table:table-cell office:value-type="float" office:value="4725" calcext:value-type="float">
            <text:p>4725</text:p>
          </table:table-cell>
          <table:table-cell office:value-type="float" office:value="0.04" calcext:value-type="float">
            <text:p>0.04</text:p>
          </table:table-cell>
          <table:table-cell office:value-type="float" office:value="3.3" calcext:value-type="float">
            <text:p>3.3</text:p>
          </table:table-cell>
          <table:table-cell office:value-type="float" office:value="287.62" calcext:value-type="float">
            <text:p>287.62</text:p>
          </table:table-cell>
          <table:table-cell office:value-type="float" office:value="1896" calcext:value-type="float">
            <text:p>1896</text:p>
          </table:table-cell>
          <table:table-cell office:value-type="float" office:value="154" calcext:value-type="float">
            <text:p>154</text:p>
          </table:table-cell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4.21" calcext:value-type="float">
            <text:p>4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chq_query11_1344n.qdimacs</text:p>
          </table:table-cell>
          <table:table-cell table:formula="of:=IF([.C512]=&quot;Y&quot;;&quot;5_Solved&quot;;IF(ISBLANK([.I512]);&quot;1_BddMergeFailed&quot;;IF(ISBLANK([.L512]);&quot;2_FactorGraphFailed&quot;;IF(ISBLANK([.O5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9770" calcext:value-type="float">
            <text:p>39770</text:p>
          </table:table-cell>
          <table:table-cell office:value-type="float" office:value="4725" calcext:value-type="float">
            <text:p>4725</text:p>
          </table:table-cell>
          <table:table-cell office:value-type="float" office:value="0.05" calcext:value-type="float">
            <text:p>0.05</text:p>
          </table:table-cell>
          <table:table-cell office:value-type="float" office:value="3.25" calcext:value-type="float">
            <text:p>3.25</text:p>
          </table:table-cell>
          <table:table-cell office:value-type="float" office:value="294.3" calcext:value-type="float">
            <text:p>294.3</text:p>
          </table:table-cell>
          <table:table-cell office:value-type="float" office:value="1896" calcext:value-type="float">
            <text:p>1896</text:p>
          </table:table-cell>
          <table:table-cell office:value-type="float" office:value="154" calcext:value-type="float">
            <text:p>154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4.58" calcext:value-type="float">
            <text:p>4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3.qdimacs</text:p>
          </table:table-cell>
          <table:table-cell table:formula="of:=IF([.C513]=&quot;Y&quot;;&quot;5_Solved&quot;;IF(ISBLANK([.I513]);&quot;1_BddMergeFailed&quot;;IF(ISBLANK([.L513]);&quot;2_FactorGraphFailed&quot;;IF(ISBLANK([.O5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055" calcext:value-type="float">
            <text:p>14055</text:p>
          </table:table-cell>
          <table:table-cell office:value-type="float" office:value="4753" calcext:value-type="float">
            <text:p>4753</text:p>
          </table:table-cell>
          <table:table-cell office:value-type="float" office:value="0.02" calcext:value-type="float">
            <text:p>0.02</text:p>
          </table:table-cell>
          <table:table-cell office:value-type="float" office:value="2.91" calcext:value-type="float">
            <text:p>2.91</text:p>
          </table:table-cell>
          <table:table-cell office:value-type="float" office:value="110.53" calcext:value-type="float">
            <text:p>110.53</text:p>
          </table:table-cell>
          <table:table-cell office:value-type="float" office:value="412" calcext:value-type="float">
            <text:p>412</text:p>
          </table:table-cell>
          <table:table-cell office:value-type="float" office:value="153" calcext:value-type="float">
            <text:p>15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4.12" calcext:value-type="float">
            <text:p>4.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6.qdimacs</text:p>
          </table:table-cell>
          <table:table-cell table:formula="of:=IF([.C514]=&quot;Y&quot;;&quot;5_Solved&quot;;IF(ISBLANK([.I514]);&quot;1_BddMergeFailed&quot;;IF(ISBLANK([.L514]);&quot;2_FactorGraphFailed&quot;;IF(ISBLANK([.O5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088" calcext:value-type="float">
            <text:p>8088</text:p>
          </table:table-cell>
          <table:table-cell office:value-type="float" office:value="4837" calcext:value-type="float">
            <text:p>4837</text:p>
          </table:table-cell>
          <table:table-cell office:value-type="float" office:value="0.01" calcext:value-type="float">
            <text:p>0.01</text:p>
          </table:table-cell>
          <table:table-cell office:value-type="float" office:value="3.75" calcext:value-type="float">
            <text:p>3.75</text:p>
          </table:table-cell>
          <table:table-cell office:value-type="float" office:value="85.88" calcext:value-type="float">
            <text:p>85.88</text:p>
          </table:table-cell>
          <table:table-cell office:value-type="float" office:value="499" calcext:value-type="float">
            <text:p>499</text:p>
          </table:table-cell>
          <table:table-cell office:value-type="float" office:value="157" calcext:value-type="float">
            <text:p>157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4.27" calcext:value-type="float">
            <text:p>4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1_276_328.qdimacs</text:p>
          </table:table-cell>
          <table:table-cell table:formula="of:=IF([.C515]=&quot;Y&quot;;&quot;5_Solved&quot;;IF(ISBLANK([.I515]);&quot;1_BddMergeFailed&quot;;IF(ISBLANK([.L515]);&quot;2_FactorGraphFailed&quot;;IF(ISBLANK([.O51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999" calcext:value-type="float">
            <text:p>15999</text:p>
          </table:table-cell>
          <table:table-cell office:value-type="float" office:value="4839" calcext:value-type="float">
            <text:p>4839</text:p>
          </table:table-cell>
          <table:table-cell office:value-type="float" office:value="0.02" calcext:value-type="float">
            <text:p>0.02</text:p>
          </table:table-cell>
          <table:table-cell office:value-type="float" office:value="3.31" calcext:value-type="float">
            <text:p>3.31</text:p>
          </table:table-cell>
          <table:table-cell office:value-type="float" office:value="121.14" calcext:value-type="float">
            <text:p>121.14</text:p>
          </table:table-cell>
          <table:table-cell office:value-type="float" office:value="361" calcext:value-type="float">
            <text:p>361</text:p>
          </table:table-cell>
          <table:table-cell office:value-type="float" office:value="153" calcext:value-type="float">
            <text:p>153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4.19" calcext:value-type="float">
            <text:p>4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1_276_328.qdimacs</text:p>
          </table:table-cell>
          <table:table-cell table:formula="of:=IF([.C516]=&quot;Y&quot;;&quot;5_Solved&quot;;IF(ISBLANK([.I516]);&quot;1_BddMergeFailed&quot;;IF(ISBLANK([.L516]);&quot;2_FactorGraphFailed&quot;;IF(ISBLANK([.O5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999" calcext:value-type="float">
            <text:p>15999</text:p>
          </table:table-cell>
          <table:table-cell office:value-type="float" office:value="4839" calcext:value-type="float">
            <text:p>4839</text:p>
          </table:table-cell>
          <table:table-cell office:value-type="float" office:value="0.02" calcext:value-type="float">
            <text:p>0.02</text:p>
          </table:table-cell>
          <table:table-cell office:value-type="float" office:value="3.44" calcext:value-type="float">
            <text:p>3.44</text:p>
          </table:table-cell>
          <table:table-cell office:value-type="float" office:value="119.7" calcext:value-type="float">
            <text:p>119.7</text:p>
          </table:table-cell>
          <table:table-cell office:value-type="float" office:value="361" calcext:value-type="float">
            <text:p>361</text:p>
          </table:table-cell>
          <table:table-cell office:value-type="float" office:value="153" calcext:value-type="float">
            <text:p>153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4.16" calcext:value-type="float">
            <text:p>4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reteActivityService.qdimacs</text:p>
          </table:table-cell>
          <table:table-cell table:formula="of:=IF([.C517]=&quot;Y&quot;;&quot;5_Solved&quot;;IF(ISBLANK([.I517]);&quot;1_BddMergeFailed&quot;;IF(ISBLANK([.L517]);&quot;2_FactorGraphFailed&quot;;IF(ISBLANK([.O5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651" calcext:value-type="float">
            <text:p>17651</text:p>
          </table:table-cell>
          <table:table-cell office:value-type="float" office:value="4841" calcext:value-type="float">
            <text:p>4841</text:p>
          </table:table-cell>
          <table:table-cell office:value-type="float" office:value="0.02" calcext:value-type="float">
            <text:p>0.02</text:p>
          </table:table-cell>
          <table:table-cell office:value-type="float" office:value="3.26" calcext:value-type="float">
            <text:p>3.26</text:p>
          </table:table-cell>
          <table:table-cell office:value-type="float" office:value="130.79" calcext:value-type="float">
            <text:p>130.79</text:p>
          </table:table-cell>
          <table:table-cell office:value-type="float" office:value="562" calcext:value-type="float">
            <text:p>562</text:p>
          </table:table-cell>
          <table:table-cell office:value-type="float" office:value="157" calcext:value-type="float">
            <text:p>157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3.89" calcext:value-type="float">
            <text:p>3.8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reteActivityService.qdimacs</text:p>
          </table:table-cell>
          <table:table-cell table:formula="of:=IF([.C518]=&quot;Y&quot;;&quot;5_Solved&quot;;IF(ISBLANK([.I518]);&quot;1_BddMergeFailed&quot;;IF(ISBLANK([.L518]);&quot;2_FactorGraphFailed&quot;;IF(ISBLANK([.O5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651" calcext:value-type="float">
            <text:p>17651</text:p>
          </table:table-cell>
          <table:table-cell office:value-type="float" office:value="4841" calcext:value-type="float">
            <text:p>4841</text:p>
          </table:table-cell>
          <table:table-cell office:value-type="float" office:value="0.02" calcext:value-type="float">
            <text:p>0.02</text:p>
          </table:table-cell>
          <table:table-cell office:value-type="float" office:value="3.57" calcext:value-type="float">
            <text:p>3.57</text:p>
          </table:table-cell>
          <table:table-cell office:value-type="float" office:value="140.02" calcext:value-type="float">
            <text:p>140.02</text:p>
          </table:table-cell>
          <table:table-cell office:value-type="float" office:value="562" calcext:value-type="float">
            <text:p>562</text:p>
          </table:table-cell>
          <table:table-cell office:value-type="float" office:value="157" calcext:value-type="float">
            <text:p>157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0.34" calcext:value-type="float">
            <text:p>0.34</text:p>
          </table:table-cell>
          <table:table-cell office:value-type="float" office:value="4.27" calcext:value-type="float">
            <text:p>4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4.qdimacs</text:p>
          </table:table-cell>
          <table:table-cell table:formula="of:=IF([.C519]=&quot;Y&quot;;&quot;5_Solved&quot;;IF(ISBLANK([.I519]);&quot;1_BddMergeFailed&quot;;IF(ISBLANK([.L519]);&quot;2_FactorGraphFailed&quot;;IF(ISBLANK([.O5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924" calcext:value-type="float">
            <text:p>13924</text:p>
          </table:table-cell>
          <table:table-cell office:value-type="float" office:value="4861" calcext:value-type="float">
            <text:p>4861</text:p>
          </table:table-cell>
          <table:table-cell office:value-type="float" office:value="0.02" calcext:value-type="float">
            <text:p>0.02</text:p>
          </table:table-cell>
          <table:table-cell office:value-type="float" office:value="3.37" calcext:value-type="float">
            <text:p>3.37</text:p>
          </table:table-cell>
          <table:table-cell office:value-type="float" office:value="115.55" calcext:value-type="float">
            <text:p>115.55</text:p>
          </table:table-cell>
          <table:table-cell office:value-type="float" office:value="412" calcext:value-type="float">
            <text:p>412</text:p>
          </table:table-cell>
          <table:table-cell office:value-type="float" office:value="152" calcext:value-type="float">
            <text:p>152</text:p>
          </table:table-cell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4.qdimacs</text:p>
          </table:table-cell>
          <table:table-cell table:formula="of:=IF([.C520]=&quot;Y&quot;;&quot;5_Solved&quot;;IF(ISBLANK([.I520]);&quot;1_BddMergeFailed&quot;;IF(ISBLANK([.L520]);&quot;2_FactorGraphFailed&quot;;IF(ISBLANK([.O5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924" calcext:value-type="float">
            <text:p>13924</text:p>
          </table:table-cell>
          <table:table-cell office:value-type="float" office:value="4861" calcext:value-type="float">
            <text:p>4861</text:p>
          </table:table-cell>
          <table:table-cell office:value-type="float" office:value="0.02" calcext:value-type="float">
            <text:p>0.02</text:p>
          </table:table-cell>
          <table:table-cell office:value-type="float" office:value="3.28" calcext:value-type="float">
            <text:p>3.28</text:p>
          </table:table-cell>
          <table:table-cell office:value-type="float" office:value="118.25" calcext:value-type="float">
            <text:p>118.25</text:p>
          </table:table-cell>
          <table:table-cell office:value-type="float" office:value="412" calcext:value-type="float">
            <text:p>412</text:p>
          </table:table-cell>
          <table:table-cell office:value-type="float" office:value="152" calcext:value-type="float">
            <text:p>152</text:p>
          </table:table-cell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0.11" calcext:value-type="float">
            <text:p>0.11</text:p>
          </table:table-cell>
          <table:table-cell office:value-type="float" office:value="4.42" calcext:value-type="float">
            <text:p>4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8.A#48.c#.w#5.s#7.asp.qdimacs</text:p>
          </table:table-cell>
          <table:table-cell table:formula="of:=IF([.C521]=&quot;Y&quot;;&quot;5_Solved&quot;;IF(ISBLANK([.I521]);&quot;1_BddMergeFailed&quot;;IF(ISBLANK([.L521]);&quot;2_FactorGraphFailed&quot;;IF(ISBLANK([.O5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158" calcext:value-type="float">
            <text:p>14158</text:p>
          </table:table-cell>
          <table:table-cell office:value-type="float" office:value="4885" calcext:value-type="float">
            <text:p>4885</text:p>
          </table:table-cell>
          <table:table-cell office:value-type="float" office:value="0.02" calcext:value-type="float">
            <text:p>0.02</text:p>
          </table:table-cell>
          <table:table-cell office:value-type="float" office:value="3.39" calcext:value-type="float">
            <text:p>3.39</text:p>
          </table:table-cell>
          <table:table-cell office:value-type="float" office:value="126.73" calcext:value-type="float">
            <text:p>126.73</text:p>
          </table:table-cell>
          <table:table-cell office:value-type="float" office:value="450" calcext:value-type="float">
            <text:p>450</text:p>
          </table:table-cell>
          <table:table-cell office:value-type="float" office:value="159" calcext:value-type="float">
            <text:p>159</text:p>
          </table:table-cell>
          <table:table-cell office:value-type="float" office:value="0.29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4.43" calcext:value-type="float">
            <text:p>4.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8.A#48.c#.w#5.s#7.asp.qdimacs</text:p>
          </table:table-cell>
          <table:table-cell table:formula="of:=IF([.C522]=&quot;Y&quot;;&quot;5_Solved&quot;;IF(ISBLANK([.I522]);&quot;1_BddMergeFailed&quot;;IF(ISBLANK([.L522]);&quot;2_FactorGraphFailed&quot;;IF(ISBLANK([.O5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158" calcext:value-type="float">
            <text:p>14158</text:p>
          </table:table-cell>
          <table:table-cell office:value-type="float" office:value="4885" calcext:value-type="float">
            <text:p>4885</text:p>
          </table:table-cell>
          <table:table-cell office:value-type="float" office:value="0.01" calcext:value-type="float">
            <text:p>0.01</text:p>
          </table:table-cell>
          <table:table-cell office:value-type="float" office:value="3.33" calcext:value-type="float">
            <text:p>3.33</text:p>
          </table:table-cell>
          <table:table-cell office:value-type="float" office:value="129.17" calcext:value-type="float">
            <text:p>129.17</text:p>
          </table:table-cell>
          <table:table-cell office:value-type="float" office:value="450" calcext:value-type="float">
            <text:p>450</text:p>
          </table:table-cell>
          <table:table-cell office:value-type="float" office:value="159" calcext:value-type="float">
            <text:p>159</text:p>
          </table:table-cell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8.qdimacs</text:p>
          </table:table-cell>
          <table:table-cell table:formula="of:=IF([.C523]=&quot;Y&quot;;&quot;5_Solved&quot;;IF(ISBLANK([.I523]);&quot;1_BddMergeFailed&quot;;IF(ISBLANK([.L523]);&quot;2_FactorGraphFailed&quot;;IF(ISBLANK([.O5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232" calcext:value-type="float">
            <text:p>8232</text:p>
          </table:table-cell>
          <table:table-cell office:value-type="float" office:value="4913" calcext:value-type="float">
            <text:p>4913</text:p>
          </table:table-cell>
          <table:table-cell office:value-type="float" office:value="0.01" calcext:value-type="float">
            <text:p>0.01</text:p>
          </table:table-cell>
          <table:table-cell office:value-type="float" office:value="3.74" calcext:value-type="float">
            <text:p>3.74</text:p>
          </table:table-cell>
          <table:table-cell office:value-type="float" office:value="87.12" calcext:value-type="float">
            <text:p>87.12</text:p>
          </table:table-cell>
          <table:table-cell office:value-type="float" office:value="536" calcext:value-type="float">
            <text:p>536</text:p>
          </table:table-cell>
          <table:table-cell office:value-type="float" office:value="155" calcext:value-type="float">
            <text:p>155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4.21" calcext:value-type="float">
            <text:p>4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8.qdimacs</text:p>
          </table:table-cell>
          <table:table-cell table:formula="of:=IF([.C524]=&quot;Y&quot;;&quot;5_Solved&quot;;IF(ISBLANK([.I524]);&quot;1_BddMergeFailed&quot;;IF(ISBLANK([.L524]);&quot;2_FactorGraphFailed&quot;;IF(ISBLANK([.O5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232" calcext:value-type="float">
            <text:p>8232</text:p>
          </table:table-cell>
          <table:table-cell office:value-type="float" office:value="4913" calcext:value-type="float">
            <text:p>4913</text:p>
          </table:table-cell>
          <table:table-cell office:value-type="float" office:value="0.01" calcext:value-type="float">
            <text:p>0.01</text:p>
          </table:table-cell>
          <table:table-cell office:value-type="float" office:value="3.41" calcext:value-type="float">
            <text:p>3.41</text:p>
          </table:table-cell>
          <table:table-cell office:value-type="float" office:value="86.09" calcext:value-type="float">
            <text:p>86.09</text:p>
          </table:table-cell>
          <table:table-cell office:value-type="float" office:value="536" calcext:value-type="float">
            <text:p>536</text:p>
          </table:table-cell>
          <table:table-cell office:value-type="float" office:value="155" calcext:value-type="float">
            <text:p>155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4.57" calcext:value-type="float">
            <text:p>4.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9_285_335.qdimacs</text:p>
          </table:table-cell>
          <table:table-cell table:formula="of:=IF([.C525]=&quot;Y&quot;;&quot;5_Solved&quot;;IF(ISBLANK([.I525]);&quot;1_BddMergeFailed&quot;;IF(ISBLANK([.L525]);&quot;2_FactorGraphFailed&quot;;IF(ISBLANK([.O52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417" calcext:value-type="float">
            <text:p>16417</text:p>
          </table:table-cell>
          <table:table-cell office:value-type="float" office:value="4937" calcext:value-type="float">
            <text:p>4937</text:p>
          </table:table-cell>
          <table:table-cell office:value-type="float" office:value="0.02" calcext:value-type="float">
            <text:p>0.02</text:p>
          </table:table-cell>
          <table:table-cell office:value-type="float" office:value="3.2" calcext:value-type="float">
            <text:p>3.2</text:p>
          </table:table-cell>
          <table:table-cell office:value-type="float" office:value="128.72" calcext:value-type="float">
            <text:p>128.72</text:p>
          </table:table-cell>
          <table:table-cell office:value-type="float" office:value="362" calcext:value-type="float">
            <text:p>362</text:p>
          </table:table-cell>
          <table:table-cell office:value-type="float" office:value="158" calcext:value-type="float">
            <text:p>158</text:p>
          </table:table-cell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4.38" calcext:value-type="float">
            <text:p>4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4002_all_bit_differing_from_cycle.qdimacs</text:p>
          </table:table-cell>
          <table:table-cell table:formula="of:=IF([.C526]=&quot;Y&quot;;&quot;5_Solved&quot;;IF(ISBLANK([.I526]);&quot;1_BddMergeFailed&quot;;IF(ISBLANK([.L526]);&quot;2_FactorGraphFailed&quot;;IF(ISBLANK([.O5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922" calcext:value-type="float">
            <text:p>12922</text:p>
          </table:table-cell>
          <table:table-cell office:value-type="float" office:value="4971" calcext:value-type="float">
            <text:p>4971</text:p>
          </table:table-cell>
          <table:table-cell office:value-type="float" office:value="0.02" calcext:value-type="float">
            <text:p>0.02</text:p>
          </table:table-cell>
          <table:table-cell office:value-type="float" office:value="1.32" calcext:value-type="float">
            <text:p>1.32</text:p>
          </table:table-cell>
          <table:table-cell office:value-type="float" office:value="58.04" calcext:value-type="float">
            <text:p>58.04</text:p>
          </table:table-cell>
          <table:table-cell office:value-type="float" office:value="624" calcext:value-type="float">
            <text:p>624</text:p>
          </table:table-cell>
          <table:table-cell office:value-type="float" office:value="124" calcext:value-type="float">
            <text:p>124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4.63" calcext:value-type="float">
            <text:p>4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4001_all_bit_differing_from_cycle.qdimacs</text:p>
          </table:table-cell>
          <table:table-cell table:formula="of:=IF([.C527]=&quot;Y&quot;;&quot;5_Solved&quot;;IF(ISBLANK([.I527]);&quot;1_BddMergeFailed&quot;;IF(ISBLANK([.L527]);&quot;2_FactorGraphFailed&quot;;IF(ISBLANK([.O527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4975" calcext:value-type="float">
            <text:p>4975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57.72" calcext:value-type="float">
            <text:p>57.72</text:p>
          </table:table-cell>
          <table:table-cell office:value-type="float" office:value="612" calcext:value-type="float">
            <text:p>612</text:p>
          </table:table-cell>
          <table:table-cell office:value-type="float" office:value="123" calcext:value-type="float">
            <text:p>12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7.003" calcext:value-type="float">
            <text:p>1177.003</text:p>
          </table:table-cell>
          <table:table-cell office:value-type="float" office:value="1.363" calcext:value-type="float">
            <text:p>1.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4001.qdimacs</text:p>
          </table:table-cell>
          <table:table-cell table:formula="of:=IF([.C528]=&quot;Y&quot;;&quot;5_Solved&quot;;IF(ISBLANK([.I528]);&quot;1_BddMergeFailed&quot;;IF(ISBLANK([.L528]);&quot;2_FactorGraphFailed&quot;;IF(ISBLANK([.O528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4975" calcext:value-type="float">
            <text:p>4975</text:p>
          </table:table-cell>
          <table:table-cell office:value-type="float" office:value="0.02" calcext:value-type="float">
            <text:p>0.02</text:p>
          </table:table-cell>
          <table:table-cell office:value-type="float" office:value="1.09" calcext:value-type="float">
            <text:p>1.09</text:p>
          </table:table-cell>
          <table:table-cell office:value-type="float" office:value="53.42" calcext:value-type="float">
            <text:p>53.42</text:p>
          </table:table-cell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4.455" calcext:value-type="float">
            <text:p>1144.455</text:p>
          </table:table-cell>
          <table:table-cell office:value-type="float" office:value="1.284" calcext:value-type="float">
            <text:p>1.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7_290_340.qdimacs</text:p>
          </table:table-cell>
          <table:table-cell table:formula="of:=IF([.C529]=&quot;Y&quot;;&quot;5_Solved&quot;;IF(ISBLANK([.I529]);&quot;1_BddMergeFailed&quot;;IF(ISBLANK([.L529]);&quot;2_FactorGraphFailed&quot;;IF(ISBLANK([.O52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711" calcext:value-type="float">
            <text:p>16711</text:p>
          </table:table-cell>
          <table:table-cell office:value-type="float" office:value="5011" calcext:value-type="float">
            <text:p>5011</text:p>
          </table:table-cell>
          <table:table-cell office:value-type="float" office:value="0.02" calcext:value-type="float">
            <text:p>0.02</text:p>
          </table:table-cell>
          <table:table-cell office:value-type="float" office:value="3.27" calcext:value-type="float">
            <text:p>3.27</text:p>
          </table:table-cell>
          <table:table-cell office:value-type="float" office:value="117.21" calcext:value-type="float">
            <text:p>117.21</text:p>
          </table:table-cell>
          <table:table-cell office:value-type="float" office:value="363" calcext:value-type="float">
            <text:p>363</text:p>
          </table:table-cell>
          <table:table-cell office:value-type="float" office:value="160" calcext:value-type="float">
            <text:p>160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7_290_340.qdimacs</text:p>
          </table:table-cell>
          <table:table-cell table:formula="of:=IF([.C530]=&quot;Y&quot;;&quot;5_Solved&quot;;IF(ISBLANK([.I530]);&quot;1_BddMergeFailed&quot;;IF(ISBLANK([.L530]);&quot;2_FactorGraphFailed&quot;;IF(ISBLANK([.O5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711" calcext:value-type="float">
            <text:p>16711</text:p>
          </table:table-cell>
          <table:table-cell office:value-type="float" office:value="5011" calcext:value-type="float">
            <text:p>5011</text:p>
          </table:table-cell>
          <table:table-cell office:value-type="float" office:value="0.02" calcext:value-type="float">
            <text:p>0.02</text:p>
          </table:table-cell>
          <table:table-cell office:value-type="float" office:value="3.7" calcext:value-type="float">
            <text:p>3.7</text:p>
          </table:table-cell>
          <table:table-cell office:value-type="float" office:value="128.85" calcext:value-type="float">
            <text:p>128.85</text:p>
          </table:table-cell>
          <table:table-cell office:value-type="float" office:value="363" calcext:value-type="float">
            <text:p>363</text:p>
          </table:table-cell>
          <table:table-cell office:value-type="float" office:value="160" calcext:value-type="float">
            <text:p>160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4.25" calcext:value-type="float">
            <text:p>4.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2_query45_1344n.qdimacs</text:p>
          </table:table-cell>
          <table:table-cell table:formula="of:=IF([.C531]=&quot;Y&quot;;&quot;5_Solved&quot;;IF(ISBLANK([.I531]);&quot;1_BddMergeFailed&quot;;IF(ISBLANK([.L531]);&quot;2_FactorGraphFailed&quot;;IF(ISBLANK([.O5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180" calcext:value-type="float">
            <text:p>40180</text:p>
          </table:table-cell>
          <table:table-cell office:value-type="float" office:value="5021" calcext:value-type="float">
            <text:p>5021</text:p>
          </table:table-cell>
          <table:table-cell office:value-type="float" office:value="0.05" calcext:value-type="float">
            <text:p>0.05</text:p>
          </table:table-cell>
          <table:table-cell office:value-type="float" office:value="3.62" calcext:value-type="float">
            <text:p>3.62</text:p>
          </table:table-cell>
          <table:table-cell office:value-type="float" office:value="333.89" calcext:value-type="float">
            <text:p>333.89</text:p>
          </table:table-cell>
          <table:table-cell office:value-type="float" office:value="2217" calcext:value-type="float">
            <text:p>2217</text:p>
          </table:table-cell>
          <table:table-cell office:value-type="float" office:value="165" calcext:value-type="float">
            <text:p>165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5.31" calcext:value-type="float">
            <text:p>5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2_query45_1344n.qdimacs</text:p>
          </table:table-cell>
          <table:table-cell table:formula="of:=IF([.C532]=&quot;Y&quot;;&quot;5_Solved&quot;;IF(ISBLANK([.I532]);&quot;1_BddMergeFailed&quot;;IF(ISBLANK([.L532]);&quot;2_FactorGraphFailed&quot;;IF(ISBLANK([.O5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180" calcext:value-type="float">
            <text:p>40180</text:p>
          </table:table-cell>
          <table:table-cell office:value-type="float" office:value="5021" calcext:value-type="float">
            <text:p>5021</text:p>
          </table:table-cell>
          <table:table-cell office:value-type="float" office:value="0.05" calcext:value-type="float">
            <text:p>0.05</text:p>
          </table:table-cell>
          <table:table-cell office:value-type="float" office:value="4.06" calcext:value-type="float">
            <text:p>4.06</text:p>
          </table:table-cell>
          <table:table-cell office:value-type="float" office:value="352.06" calcext:value-type="float">
            <text:p>352.06</text:p>
          </table:table-cell>
          <table:table-cell office:value-type="float" office:value="2217" calcext:value-type="float">
            <text:p>2217</text:p>
          </table:table-cell>
          <table:table-cell office:value-type="float" office:value="165" calcext:value-type="float">
            <text:p>16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5.46" calcext:value-type="float">
            <text:p>5.4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2.qdimacs</text:p>
          </table:table-cell>
          <table:table-cell table:formula="of:=IF([.C533]=&quot;Y&quot;;&quot;5_Solved&quot;;IF(ISBLANK([.I533]);&quot;1_BddMergeFailed&quot;;IF(ISBLANK([.L533]);&quot;2_FactorGraphFailed&quot;;IF(ISBLANK([.O5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527" calcext:value-type="float">
            <text:p>16527</text:p>
          </table:table-cell>
          <table:table-cell office:value-type="float" office:value="5024" calcext:value-type="float">
            <text:p>5024</text:p>
          </table:table-cell>
          <table:table-cell office:value-type="float" office:value="0.02" calcext:value-type="float">
            <text:p>0.02</text:p>
          </table:table-cell>
          <table:table-cell office:value-type="float" office:value="4.07" calcext:value-type="float">
            <text:p>4.0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35" calcext:value-type="float">
            <text:p>435</text:p>
          </table:table-cell>
          <table:table-cell office:value-type="float" office:value="161" calcext:value-type="float">
            <text:p>161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4.54" calcext:value-type="float">
            <text:p>4.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2.qdimacs</text:p>
          </table:table-cell>
          <table:table-cell table:formula="of:=IF([.C534]=&quot;Y&quot;;&quot;5_Solved&quot;;IF(ISBLANK([.I534]);&quot;1_BddMergeFailed&quot;;IF(ISBLANK([.L534]);&quot;2_FactorGraphFailed&quot;;IF(ISBLANK([.O53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527" calcext:value-type="float">
            <text:p>16527</text:p>
          </table:table-cell>
          <table:table-cell office:value-type="float" office:value="5024" calcext:value-type="float">
            <text:p>5024</text:p>
          </table:table-cell>
          <table:table-cell office:value-type="float" office:value="0.02" calcext:value-type="float">
            <text:p>0.02</text:p>
          </table:table-cell>
          <table:table-cell office:value-type="float" office:value="3.43" calcext:value-type="float">
            <text:p>3.43</text:p>
          </table:table-cell>
          <table:table-cell office:value-type="float" office:value="132.03" calcext:value-type="float">
            <text:p>132.03</text:p>
          </table:table-cell>
          <table:table-cell office:value-type="float" office:value="435" calcext:value-type="float">
            <text:p>435</text:p>
          </table:table-cell>
          <table:table-cell office:value-type="float" office:value="161" calcext:value-type="float">
            <text:p>161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4.49" calcext:value-type="float">
            <text:p>4.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3_296_346.qdimacs</text:p>
          </table:table-cell>
          <table:table-cell table:formula="of:=IF([.C535]=&quot;Y&quot;;&quot;5_Solved&quot;;IF(ISBLANK([.I535]);&quot;1_BddMergeFailed&quot;;IF(ISBLANK([.L535]);&quot;2_FactorGraphFailed&quot;;IF(ISBLANK([.O53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977" calcext:value-type="float">
            <text:p>16977</text:p>
          </table:table-cell>
          <table:table-cell office:value-type="float" office:value="5073" calcext:value-type="float">
            <text:p>5073</text:p>
          </table:table-cell>
          <table:table-cell office:value-type="float" office:value="0.02" calcext:value-type="float">
            <text:p>0.02</text:p>
          </table:table-cell>
          <table:table-cell office:value-type="float" office:value="3.45" calcext:value-type="float">
            <text:p>3.45</text:p>
          </table:table-cell>
          <table:table-cell office:value-type="float" office:value="132.63" calcext:value-type="float">
            <text:p>132.63</text:p>
          </table:table-cell>
          <table:table-cell office:value-type="float" office:value="363" calcext:value-type="float">
            <text:p>363</text:p>
          </table:table-cell>
          <table:table-cell office:value-type="float" office:value="168" calcext:value-type="float">
            <text:p>168</text:p>
          </table:table-cell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3_296_346.qdimacs</text:p>
          </table:table-cell>
          <table:table-cell table:formula="of:=IF([.C536]=&quot;Y&quot;;&quot;5_Solved&quot;;IF(ISBLANK([.I536]);&quot;1_BddMergeFailed&quot;;IF(ISBLANK([.L536]);&quot;2_FactorGraphFailed&quot;;IF(ISBLANK([.O5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977" calcext:value-type="float">
            <text:p>16977</text:p>
          </table:table-cell>
          <table:table-cell office:value-type="float" office:value="5073" calcext:value-type="float">
            <text:p>5073</text:p>
          </table:table-cell>
          <table:table-cell office:value-type="float" office:value="0.02" calcext:value-type="float">
            <text:p>0.02</text:p>
          </table:table-cell>
          <table:table-cell office:value-type="float" office:value="3.51" calcext:value-type="float">
            <text:p>3.51</text:p>
          </table:table-cell>
          <table:table-cell office:value-type="float" office:value="130.51" calcext:value-type="float">
            <text:p>130.51</text:p>
          </table:table-cell>
          <table:table-cell office:value-type="float" office:value="363" calcext:value-type="float">
            <text:p>363</text:p>
          </table:table-cell>
          <table:table-cell office:value-type="float" office:value="168" calcext:value-type="float">
            <text:p>16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4.39" calcext:value-type="float">
            <text:p>4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9_275_376.qdimacs</text:p>
          </table:table-cell>
          <table:table-cell table:formula="of:=IF([.C537]=&quot;Y&quot;;&quot;5_Solved&quot;;IF(ISBLANK([.I537]);&quot;1_BddMergeFailed&quot;;IF(ISBLANK([.L537]);&quot;2_FactorGraphFailed&quot;;IF(ISBLANK([.O5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5079" calcext:value-type="float">
            <text:p>5079</text:p>
          </table:table-cell>
          <table:table-cell office:value-type="float" office:value="0.02" calcext:value-type="float">
            <text:p>0.02</text:p>
          </table:table-cell>
          <table:table-cell office:value-type="float" office:value="3.64" calcext:value-type="float">
            <text:p>3.64</text:p>
          </table:table-cell>
          <table:table-cell office:value-type="float" office:value="136.46" calcext:value-type="float">
            <text:p>136.46</text:p>
          </table:table-cell>
          <table:table-cell office:value-type="float" office:value="364" calcext:value-type="float">
            <text:p>364</text:p>
          </table:table-cell>
          <table:table-cell office:value-type="float" office:value="164" calcext:value-type="float">
            <text:p>164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9_275_376.qdimacs</text:p>
          </table:table-cell>
          <table:table-cell table:formula="of:=IF([.C538]=&quot;Y&quot;;&quot;5_Solved&quot;;IF(ISBLANK([.I538]);&quot;1_BddMergeFailed&quot;;IF(ISBLANK([.L538]);&quot;2_FactorGraphFailed&quot;;IF(ISBLANK([.O53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950" calcext:value-type="float">
            <text:p>16950</text:p>
          </table:table-cell>
          <table:table-cell office:value-type="float" office:value="5079" calcext:value-type="float">
            <text:p>5079</text:p>
          </table:table-cell>
          <table:table-cell office:value-type="float" office:value="0.02" calcext:value-type="float">
            <text:p>0.02</text:p>
          </table:table-cell>
          <table:table-cell office:value-type="float" office:value="3.52" calcext:value-type="float">
            <text:p>3.52</text:p>
          </table:table-cell>
          <table:table-cell office:value-type="float" office:value="133.07" calcext:value-type="float">
            <text:p>133.07</text:p>
          </table:table-cell>
          <table:table-cell office:value-type="float" office:value="364" calcext:value-type="float">
            <text:p>364</text:p>
          </table:table-cell>
          <table:table-cell office:value-type="float" office:value="164" calcext:value-type="float">
            <text:p>164</text:p>
          </table:table-cell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4.55" calcext:value-type="float">
            <text:p>4.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512.qdimacs</text:p>
          </table:table-cell>
          <table:table-cell table:formula="of:=IF([.C539]=&quot;Y&quot;;&quot;5_Solved&quot;;IF(ISBLANK([.I539]);&quot;1_BddMergeFailed&quot;;IF(ISBLANK([.L539]);&quot;2_FactorGraphFailed&quot;;IF(ISBLANK([.O5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836" calcext:value-type="float">
            <text:p>14836</text:p>
          </table:table-cell>
          <table:table-cell office:value-type="float" office:value="5119" calcext:value-type="float">
            <text:p>5119</text:p>
          </table:table-cell>
          <table:table-cell office:value-type="float" office:value="0.02" calcext:value-type="float">
            <text:p>0.02</text:p>
          </table:table-cell>
          <table:table-cell office:value-type="float" office:value="1.98" calcext:value-type="float">
            <text:p>1.98</text:p>
          </table:table-cell>
          <table:table-cell office:value-type="float" office:value="95.27" calcext:value-type="float">
            <text:p>95.27</text:p>
          </table:table-cell>
          <table:table-cell office:value-type="float" office:value="568" calcext:value-type="float">
            <text:p>568</text:p>
          </table:table-cell>
          <table:table-cell office:value-type="float" office:value="164" calcext:value-type="float">
            <text:p>164</text:p>
          </table:table-cell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4.28" calcext:value-type="float">
            <text:p>4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5.qdimacs</text:p>
          </table:table-cell>
          <table:table-cell table:formula="of:=IF([.C540]=&quot;Y&quot;;&quot;5_Solved&quot;;IF(ISBLANK([.I540]);&quot;1_BddMergeFailed&quot;;IF(ISBLANK([.L540]);&quot;2_FactorGraphFailed&quot;;IF(ISBLANK([.O5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5121" calcext:value-type="float">
            <text:p>5121</text:p>
          </table:table-cell>
          <table:table-cell office:value-type="float" office:value="0.01" calcext:value-type="float">
            <text:p>0.01</text:p>
          </table:table-cell>
          <table:table-cell office:value-type="float" office:value="3.82" calcext:value-type="float">
            <text:p>3.82</text:p>
          </table:table-cell>
          <table:table-cell office:value-type="float" office:value="91.57" calcext:value-type="float">
            <text:p>91.57</text:p>
          </table:table-cell>
          <table:table-cell office:value-type="float" office:value="783" calcext:value-type="float">
            <text:p>783</text:p>
          </table:table-cell>
          <table:table-cell office:value-type="float" office:value="166" calcext:value-type="float">
            <text:p>166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.69</text:p>
          </table:table-cell>
          <table:table-cell office:value-type="float" office:value="4.42" calcext:value-type="float">
            <text:p>4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5.qdimacs</text:p>
          </table:table-cell>
          <table:table-cell table:formula="of:=IF([.C541]=&quot;Y&quot;;&quot;5_Solved&quot;;IF(ISBLANK([.I541]);&quot;1_BddMergeFailed&quot;;IF(ISBLANK([.L541]);&quot;2_FactorGraphFailed&quot;;IF(ISBLANK([.O5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5121" calcext:value-type="float">
            <text:p>5121</text:p>
          </table:table-cell>
          <table:table-cell office:value-type="float" office:value="0.01" calcext:value-type="float">
            <text:p>0.01</text:p>
          </table:table-cell>
          <table:table-cell office:value-type="float" office:value="4.18" calcext:value-type="float">
            <text:p>4.18</text:p>
          </table:table-cell>
          <table:table-cell office:value-type="float" office:value="94.61" calcext:value-type="float">
            <text:p>94.61</text:p>
          </table:table-cell>
          <table:table-cell office:value-type="float" office:value="783" calcext:value-type="float">
            <text:p>783</text:p>
          </table:table-cell>
          <table:table-cell office:value-type="float" office:value="166" calcext:value-type="float">
            <text:p>166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4.74" calcext:value-type="float">
            <text:p>4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9_unsigned_64.qdimacs</text:p>
          </table:table-cell>
          <table:table-cell table:formula="of:=IF([.C542]=&quot;Y&quot;;&quot;5_Solved&quot;;IF(ISBLANK([.I542]);&quot;1_BddMergeFailed&quot;;IF(ISBLANK([.L542]);&quot;2_FactorGraphFailed&quot;;IF(ISBLANK([.O54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16" calcext:value-type="float">
            <text:p>13516</text:p>
          </table:table-cell>
          <table:table-cell office:value-type="float" office:value="5145" calcext:value-type="float">
            <text:p>5145</text:p>
          </table:table-cell>
          <table:table-cell office:value-type="float" office:value="0.02" calcext:value-type="float">
            <text:p>0.02</text:p>
          </table:table-cell>
          <table:table-cell office:value-type="float" office:value="3.05" calcext:value-type="float">
            <text:p>3.05</text:p>
          </table:table-cell>
          <table:table-cell office:value-type="float" office:value="109.53" calcext:value-type="float">
            <text:p>109.53</text:p>
          </table:table-cell>
          <table:table-cell office:value-type="float" office:value="575" calcext:value-type="float">
            <text:p>575</text:p>
          </table:table-cell>
          <table:table-cell office:value-type="float" office:value="164" calcext:value-type="float">
            <text:p>164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.69" calcext:value-type="float">
            <text:p>4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9_unsigned_64.qdimacs</text:p>
          </table:table-cell>
          <table:table-cell table:formula="of:=IF([.C543]=&quot;Y&quot;;&quot;5_Solved&quot;;IF(ISBLANK([.I543]);&quot;1_BddMergeFailed&quot;;IF(ISBLANK([.L543]);&quot;2_FactorGraphFailed&quot;;IF(ISBLANK([.O5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16" calcext:value-type="float">
            <text:p>13516</text:p>
          </table:table-cell>
          <table:table-cell office:value-type="float" office:value="5145" calcext:value-type="float">
            <text:p>5145</text:p>
          </table:table-cell>
          <table:table-cell office:value-type="float" office:value="0.02" calcext:value-type="float">
            <text:p>0.02</text:p>
          </table:table-cell>
          <table:table-cell office:value-type="float" office:value="3.07" calcext:value-type="float">
            <text:p>3.07</text:p>
          </table:table-cell>
          <table:table-cell office:value-type="float" office:value="108.9" calcext:value-type="float">
            <text:p>108.9</text:p>
          </table:table-cell>
          <table:table-cell office:value-type="float" office:value="575" calcext:value-type="float">
            <text:p>575</text:p>
          </table:table-cell>
          <table:table-cell office:value-type="float" office:value="164" calcext:value-type="float">
            <text:p>164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4.57" calcext:value-type="float">
            <text:p>4.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9_signed_64.qdimacs</text:p>
          </table:table-cell>
          <table:table-cell table:formula="of:=IF([.C544]=&quot;Y&quot;;&quot;5_Solved&quot;;IF(ISBLANK([.I544]);&quot;1_BddMergeFailed&quot;;IF(ISBLANK([.L544]);&quot;2_FactorGraphFailed&quot;;IF(ISBLANK([.O54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147" calcext:value-type="float">
            <text:p>5147</text:p>
          </table:table-cell>
          <table:table-cell office:value-type="float" office:value="0.02" calcext:value-type="float">
            <text:p>0.02</text:p>
          </table:table-cell>
          <table:table-cell office:value-type="float" office:value="2.89" calcext:value-type="float">
            <text:p>2.89</text:p>
          </table:table-cell>
          <table:table-cell office:value-type="float" office:value="108.94" calcext:value-type="float">
            <text:p>108.94</text:p>
          </table:table-cell>
          <table:table-cell office:value-type="float" office:value="570" calcext:value-type="float">
            <text:p>570</text:p>
          </table:table-cell>
          <table:table-cell office:value-type="float" office:value="162" calcext:value-type="float">
            <text:p>162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9_signed_64.qdimacs</text:p>
          </table:table-cell>
          <table:table-cell table:formula="of:=IF([.C545]=&quot;Y&quot;;&quot;5_Solved&quot;;IF(ISBLANK([.I545]);&quot;1_BddMergeFailed&quot;;IF(ISBLANK([.L545]);&quot;2_FactorGraphFailed&quot;;IF(ISBLANK([.O5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5147" calcext:value-type="float">
            <text:p>5147</text:p>
          </table:table-cell>
          <table:table-cell office:value-type="float" office:value="0.01" calcext:value-type="float">
            <text:p>0.01</text:p>
          </table:table-cell>
          <table:table-cell office:value-type="float" office:value="3.18" calcext:value-type="float">
            <text:p>3.18</text:p>
          </table:table-cell>
          <table:table-cell office:value-type="float" office:value="117.09" calcext:value-type="float">
            <text:p>117.09</text:p>
          </table:table-cell>
          <table:table-cell office:value-type="float" office:value="570" calcext:value-type="float">
            <text:p>570</text:p>
          </table:table-cell>
          <table:table-cell office:value-type="float" office:value="162" calcext:value-type="float">
            <text:p>162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4.95" calcext:value-type="float">
            <text:p>4.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3.qdimacs</text:p>
          </table:table-cell>
          <table:table-cell table:formula="of:=IF([.C546]=&quot;Y&quot;;&quot;5_Solved&quot;;IF(ISBLANK([.I546]);&quot;1_BddMergeFailed&quot;;IF(ISBLANK([.L546]);&quot;2_FactorGraphFailed&quot;;IF(ISBLANK([.O5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407" calcext:value-type="float">
            <text:p>14407</text:p>
          </table:table-cell>
          <table:table-cell office:value-type="float" office:value="5160" calcext:value-type="float">
            <text:p>5160</text:p>
          </table:table-cell>
          <table:table-cell office:value-type="float" office:value="0.02" calcext:value-type="float">
            <text:p>0.02</text:p>
          </table:table-cell>
          <table:table-cell office:value-type="float" office:value="2.49" calcext:value-type="float">
            <text:p>2.49</text:p>
          </table:table-cell>
          <table:table-cell office:value-type="float" office:value="104.26" calcext:value-type="float">
            <text:p>104.26</text:p>
          </table:table-cell>
          <table:table-cell office:value-type="float" office:value="632" calcext:value-type="float">
            <text:p>632</text:p>
          </table:table-cell>
          <table:table-cell office:value-type="float" office:value="160" calcext:value-type="float">
            <text:p>160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4.45" calcext:value-type="float">
            <text:p>4.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3.qdimacs</text:p>
          </table:table-cell>
          <table:table-cell table:formula="of:=IF([.C547]=&quot;Y&quot;;&quot;5_Solved&quot;;IF(ISBLANK([.I547]);&quot;1_BddMergeFailed&quot;;IF(ISBLANK([.L547]);&quot;2_FactorGraphFailed&quot;;IF(ISBLANK([.O5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407" calcext:value-type="float">
            <text:p>14407</text:p>
          </table:table-cell>
          <table:table-cell office:value-type="float" office:value="5160" calcext:value-type="float">
            <text:p>5160</text:p>
          </table:table-cell>
          <table:table-cell office:value-type="float" office:value="0.02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99.42" calcext:value-type="float">
            <text:p>99.42</text:p>
          </table:table-cell>
          <table:table-cell office:value-type="float" office:value="632" calcext:value-type="float">
            <text:p>632</text:p>
          </table:table-cell>
          <table:table-cell office:value-type="float" office:value="160" calcext:value-type="float">
            <text:p>160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4.36" calcext:value-type="float">
            <text:p>4.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286_385.qdimacs</text:p>
          </table:table-cell>
          <table:table-cell table:formula="of:=IF([.C548]=&quot;Y&quot;;&quot;5_Solved&quot;;IF(ISBLANK([.I548]);&quot;1_BddMergeFailed&quot;;IF(ISBLANK([.L548]);&quot;2_FactorGraphFailed&quot;;IF(ISBLANK([.O5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368" calcext:value-type="float">
            <text:p>17368</text:p>
          </table:table-cell>
          <table:table-cell office:value-type="float" office:value="5177" calcext:value-type="float">
            <text:p>5177</text:p>
          </table:table-cell>
          <table:table-cell office:value-type="float" office:value="0.02" calcext:value-type="float">
            <text:p>0.02</text:p>
          </table:table-cell>
          <table:table-cell office:value-type="float" office:value="3.72" calcext:value-type="float">
            <text:p>3.72</text:p>
          </table:table-cell>
          <table:table-cell office:value-type="float" office:value="142.08" calcext:value-type="float">
            <text:p>142.08</text:p>
          </table:table-cell>
          <table:table-cell office:value-type="float" office:value="379" calcext:value-type="float">
            <text:p>379</text:p>
          </table:table-cell>
          <table:table-cell office:value-type="float" office:value="165" calcext:value-type="float">
            <text:p>165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4.85" calcext:value-type="float">
            <text:p>4.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286_385.qdimacs</text:p>
          </table:table-cell>
          <table:table-cell table:formula="of:=IF([.C549]=&quot;Y&quot;;&quot;5_Solved&quot;;IF(ISBLANK([.I549]);&quot;1_BddMergeFailed&quot;;IF(ISBLANK([.L549]);&quot;2_FactorGraphFailed&quot;;IF(ISBLANK([.O5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368" calcext:value-type="float">
            <text:p>17368</text:p>
          </table:table-cell>
          <table:table-cell office:value-type="float" office:value="5177" calcext:value-type="float">
            <text:p>5177</text:p>
          </table:table-cell>
          <table:table-cell office:value-type="float" office:value="0.02" calcext:value-type="float">
            <text:p>0.02</text:p>
          </table:table-cell>
          <table:table-cell office:value-type="float" office:value="3.61" calcext:value-type="float">
            <text:p>3.61</text:p>
          </table:table-cell>
          <table:table-cell office:value-type="float" office:value="142.2" calcext:value-type="float">
            <text:p>142.2</text:p>
          </table:table-cell>
          <table:table-cell office:value-type="float" office:value="379" calcext:value-type="float">
            <text:p>379</text:p>
          </table:table-cell>
          <table:table-cell office:value-type="float" office:value="165" calcext:value-type="float">
            <text:p>165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4.91" calcext:value-type="float">
            <text:p>4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02_352.qdimacs</text:p>
          </table:table-cell>
          <table:table-cell table:formula="of:=IF([.C550]=&quot;Y&quot;;&quot;5_Solved&quot;;IF(ISBLANK([.I550]);&quot;1_BddMergeFailed&quot;;IF(ISBLANK([.L550]);&quot;2_FactorGraphFailed&quot;;IF(ISBLANK([.O5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519" calcext:value-type="float">
            <text:p>17519</text:p>
          </table:table-cell>
          <table:table-cell office:value-type="float" office:value="5227" calcext:value-type="float">
            <text:p>5227</text:p>
          </table:table-cell>
          <table:table-cell office:value-type="float" office:value="0.02" calcext:value-type="float">
            <text:p>0.02</text:p>
          </table:table-cell>
          <table:table-cell office:value-type="float" office:value="3.61" calcext:value-type="float">
            <text:p>3.61</text:p>
          </table:table-cell>
          <table:table-cell office:value-type="float" office:value="141.46" calcext:value-type="float">
            <text:p>141.46</text:p>
          </table:table-cell>
          <table:table-cell office:value-type="float" office:value="383" calcext:value-type="float">
            <text:p>383</text:p>
          </table:table-cell>
          <table:table-cell office:value-type="float" office:value="167" calcext:value-type="float">
            <text:p>16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4.74" calcext:value-type="float">
            <text:p>4.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02_352.qdimacs</text:p>
          </table:table-cell>
          <table:table-cell table:formula="of:=IF([.C551]=&quot;Y&quot;;&quot;5_Solved&quot;;IF(ISBLANK([.I551]);&quot;1_BddMergeFailed&quot;;IF(ISBLANK([.L551]);&quot;2_FactorGraphFailed&quot;;IF(ISBLANK([.O5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519" calcext:value-type="float">
            <text:p>17519</text:p>
          </table:table-cell>
          <table:table-cell office:value-type="float" office:value="5227" calcext:value-type="float">
            <text:p>5227</text:p>
          </table:table-cell>
          <table:table-cell office:value-type="float" office:value="0.02" calcext:value-type="float">
            <text:p>0.02</text:p>
          </table:table-cell>
          <table:table-cell office:value-type="float" office:value="3.56" calcext:value-type="float">
            <text:p>3.56</text:p>
          </table:table-cell>
          <table:table-cell office:value-type="float" office:value="135.22" calcext:value-type="float">
            <text:p>135.22</text:p>
          </table:table-cell>
          <table:table-cell office:value-type="float" office:value="383" calcext:value-type="float">
            <text:p>383</text:p>
          </table:table-cell>
          <table:table-cell office:value-type="float" office:value="167" calcext:value-type="float">
            <text:p>167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office:value-type="float" office:value="4.58" calcext:value-type="float">
            <text:p>4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310_360.qdimacs</text:p>
          </table:table-cell>
          <table:table-cell table:formula="of:=IF([.C552]=&quot;Y&quot;;&quot;5_Solved&quot;;IF(ISBLANK([.I552]);&quot;1_BddMergeFailed&quot;;IF(ISBLANK([.L552]);&quot;2_FactorGraphFailed&quot;;IF(ISBLANK([.O5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545" calcext:value-type="float">
            <text:p>17545</text:p>
          </table:table-cell>
          <table:table-cell office:value-type="float" office:value="5233" calcext:value-type="float">
            <text:p>5233</text:p>
          </table:table-cell>
          <table:table-cell office:value-type="float" office:value="0.02" calcext:value-type="float">
            <text:p>0.02</text:p>
          </table:table-cell>
          <table:table-cell office:value-type="float" office:value="3.63" calcext:value-type="float">
            <text:p>3.63</text:p>
          </table:table-cell>
          <table:table-cell office:value-type="float" office:value="146.35" calcext:value-type="float">
            <text:p>146.35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4.91" calcext:value-type="float">
            <text:p>4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6_289_388.qdimacs</text:p>
          </table:table-cell>
          <table:table-cell table:formula="of:=IF([.C553]=&quot;Y&quot;;&quot;5_Solved&quot;;IF(ISBLANK([.I553]);&quot;1_BddMergeFailed&quot;;IF(ISBLANK([.L553]);&quot;2_FactorGraphFailed&quot;;IF(ISBLANK([.O5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671" calcext:value-type="float">
            <text:p>17671</text:p>
          </table:table-cell>
          <table:table-cell office:value-type="float" office:value="5255" calcext:value-type="float">
            <text:p>5255</text:p>
          </table:table-cell>
          <table:table-cell office:value-type="float" office:value="0.02" calcext:value-type="float">
            <text:p>0.02</text:p>
          </table:table-cell>
          <table:table-cell office:value-type="float" office:value="3.54" calcext:value-type="float">
            <text:p>3.54</text:p>
          </table:table-cell>
          <table:table-cell office:value-type="float" office:value="142.99" calcext:value-type="float">
            <text:p>142.99</text:p>
          </table:table-cell>
          <table:table-cell office:value-type="float" office:value="379" calcext:value-type="float">
            <text:p>379</text:p>
          </table:table-cell>
          <table:table-cell office:value-type="float" office:value="173" calcext:value-type="float">
            <text:p>173</text:p>
          </table:table-cell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6_289_388.qdimacs</text:p>
          </table:table-cell>
          <table:table-cell table:formula="of:=IF([.C554]=&quot;Y&quot;;&quot;5_Solved&quot;;IF(ISBLANK([.I554]);&quot;1_BddMergeFailed&quot;;IF(ISBLANK([.L554]);&quot;2_FactorGraphFailed&quot;;IF(ISBLANK([.O5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671" calcext:value-type="float">
            <text:p>17671</text:p>
          </table:table-cell>
          <table:table-cell office:value-type="float" office:value="5255" calcext:value-type="float">
            <text:p>5255</text:p>
          </table:table-cell>
          <table:table-cell office:value-type="float" office:value="0.02" calcext:value-type="float">
            <text:p>0.02</text:p>
          </table:table-cell>
          <table:table-cell office:value-type="float" office:value="3.55" calcext:value-type="float">
            <text:p>3.55</text:p>
          </table:table-cell>
          <table:table-cell office:value-type="float" office:value="143.4" calcext:value-type="float">
            <text:p>143.4</text:p>
          </table:table-cell>
          <table:table-cell office:value-type="float" office:value="379" calcext:value-type="float">
            <text:p>379</text:p>
          </table:table-cell>
          <table:table-cell office:value-type="float" office:value="173" calcext:value-type="float">
            <text:p>173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4.76" calcext:value-type="float">
            <text:p>4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2_311_370.qdimacs</text:p>
          </table:table-cell>
          <table:table-cell table:formula="of:=IF([.C555]=&quot;Y&quot;;&quot;5_Solved&quot;;IF(ISBLANK([.I555]);&quot;1_BddMergeFailed&quot;;IF(ISBLANK([.L555]);&quot;2_FactorGraphFailed&quot;;IF(ISBLANK([.O5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706" calcext:value-type="float">
            <text:p>17706</text:p>
          </table:table-cell>
          <table:table-cell office:value-type="float" office:value="5263" calcext:value-type="float">
            <text:p>5263</text:p>
          </table:table-cell>
          <table:table-cell office:value-type="float" office:value="0.02" calcext:value-type="float">
            <text:p>0.02</text:p>
          </table:table-cell>
          <table:table-cell office:value-type="float" office:value="3.6" calcext:value-type="float">
            <text:p>3.6</text:p>
          </table:table-cell>
          <table:table-cell office:value-type="float" office:value="150.7" calcext:value-type="float">
            <text:p>150.7</text:p>
          </table:table-cell>
          <table:table-cell office:value-type="float" office:value="395" calcext:value-type="float">
            <text:p>395</text:p>
          </table:table-cell>
          <table:table-cell office:value-type="float" office:value="169" calcext:value-type="float">
            <text:p>169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5.34" calcext:value-type="float">
            <text:p>5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2_311_370.qdimacs</text:p>
          </table:table-cell>
          <table:table-cell table:formula="of:=IF([.C556]=&quot;Y&quot;;&quot;5_Solved&quot;;IF(ISBLANK([.I556]);&quot;1_BddMergeFailed&quot;;IF(ISBLANK([.L556]);&quot;2_FactorGraphFailed&quot;;IF(ISBLANK([.O5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706" calcext:value-type="float">
            <text:p>17706</text:p>
          </table:table-cell>
          <table:table-cell office:value-type="float" office:value="5263" calcext:value-type="float">
            <text:p>5263</text:p>
          </table:table-cell>
          <table:table-cell office:value-type="float" office:value="0.02" calcext:value-type="float">
            <text:p>0.02</text:p>
          </table:table-cell>
          <table:table-cell office:value-type="float" office:value="3.74" calcext:value-type="float">
            <text:p>3.74</text:p>
          </table:table-cell>
          <table:table-cell office:value-type="float" office:value="151.57" calcext:value-type="float">
            <text:p>151.57</text:p>
          </table:table-cell>
          <table:table-cell office:value-type="float" office:value="395" calcext:value-type="float">
            <text:p>395</text:p>
          </table:table-cell>
          <table:table-cell office:value-type="float" office:value="169" calcext:value-type="float">
            <text:p>169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4_unsigned_64.qdimacs</text:p>
          </table:table-cell>
          <table:table-cell table:formula="of:=IF([.C557]=&quot;Y&quot;;&quot;5_Solved&quot;;IF(ISBLANK([.I557]);&quot;1_BddMergeFailed&quot;;IF(ISBLANK([.L557]);&quot;2_FactorGraphFailed&quot;;IF(ISBLANK([.O5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886" calcext:value-type="float">
            <text:p>13886</text:p>
          </table:table-cell>
          <table:table-cell office:value-type="float" office:value="5268" calcext:value-type="float">
            <text:p>5268</text:p>
          </table:table-cell>
          <table:table-cell office:value-type="float" office:value="0.02" calcext:value-type="float">
            <text:p>0.02</text:p>
          </table:table-cell>
          <table:table-cell office:value-type="float" office:value="3.46" calcext:value-type="float">
            <text:p>3.46</text:p>
          </table:table-cell>
          <table:table-cell office:value-type="float" office:value="123.09" calcext:value-type="float">
            <text:p>123.09</text:p>
          </table:table-cell>
          <table:table-cell office:value-type="float" office:value="529" calcext:value-type="float">
            <text:p>529</text:p>
          </table:table-cell>
          <table:table-cell office:value-type="float" office:value="166" calcext:value-type="float">
            <text:p>166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.99" calcext:value-type="float">
            <text:p>4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4_unsigned_64.qdimacs</text:p>
          </table:table-cell>
          <table:table-cell table:formula="of:=IF([.C558]=&quot;Y&quot;;&quot;5_Solved&quot;;IF(ISBLANK([.I558]);&quot;1_BddMergeFailed&quot;;IF(ISBLANK([.L558]);&quot;2_FactorGraphFailed&quot;;IF(ISBLANK([.O5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886" calcext:value-type="float">
            <text:p>13886</text:p>
          </table:table-cell>
          <table:table-cell office:value-type="float" office:value="5268" calcext:value-type="float">
            <text:p>5268</text:p>
          </table:table-cell>
          <table:table-cell office:value-type="float" office:value="0.02" calcext:value-type="float">
            <text:p>0.02</text:p>
          </table:table-cell>
          <table:table-cell office:value-type="float" office:value="3.16" calcext:value-type="float">
            <text:p>3.16</text:p>
          </table:table-cell>
          <table:table-cell office:value-type="float" office:value="113.2" calcext:value-type="float">
            <text:p>113.2</text:p>
          </table:table-cell>
          <table:table-cell office:value-type="float" office:value="529" calcext:value-type="float">
            <text:p>529</text:p>
          </table:table-cell>
          <table:table-cell office:value-type="float" office:value="166" calcext:value-type="float">
            <text:p>166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.96" calcext:value-type="float">
            <text:p>4.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5_unsigned_64.qdimacs</text:p>
          </table:table-cell>
          <table:table-cell table:formula="of:=IF([.C559]=&quot;Y&quot;;&quot;5_Solved&quot;;IF(ISBLANK([.I559]);&quot;1_BddMergeFailed&quot;;IF(ISBLANK([.L559]);&quot;2_FactorGraphFailed&quot;;IF(ISBLANK([.O5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71" calcext:value-type="float">
            <text:p>15071</text:p>
          </table:table-cell>
          <table:table-cell office:value-type="float" office:value="5272" calcext:value-type="float">
            <text:p>5272</text:p>
          </table:table-cell>
          <table:table-cell office:value-type="float" office:value="0.02" calcext:value-type="float">
            <text:p>0.02</text:p>
          </table:table-cell>
          <table:table-cell office:value-type="float" office:value="3.22" calcext:value-type="float">
            <text:p>3.22</text:p>
          </table:table-cell>
          <table:table-cell office:value-type="float" office:value="116.76" calcext:value-type="float">
            <text:p>116.76</text:p>
          </table:table-cell>
          <table:table-cell office:value-type="float" office:value="514" calcext:value-type="float">
            <text:p>514</text:p>
          </table:table-cell>
          <table:table-cell office:value-type="float" office:value="170" calcext:value-type="float">
            <text:p>170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4.78" calcext:value-type="float">
            <text:p>4.7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5_unsigned_64.qdimacs</text:p>
          </table:table-cell>
          <table:table-cell table:formula="of:=IF([.C560]=&quot;Y&quot;;&quot;5_Solved&quot;;IF(ISBLANK([.I560]);&quot;1_BddMergeFailed&quot;;IF(ISBLANK([.L560]);&quot;2_FactorGraphFailed&quot;;IF(ISBLANK([.O5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71" calcext:value-type="float">
            <text:p>15071</text:p>
          </table:table-cell>
          <table:table-cell office:value-type="float" office:value="5272" calcext:value-type="float">
            <text:p>5272</text:p>
          </table:table-cell>
          <table:table-cell office:value-type="float" office:value="0.02" calcext:value-type="float">
            <text:p>0.02</text:p>
          </table:table-cell>
          <table:table-cell office:value-type="float" office:value="3.36" calcext:value-type="float">
            <text:p>3.36</text:p>
          </table:table-cell>
          <table:table-cell office:value-type="float" office:value="119.35" calcext:value-type="float">
            <text:p>119.35</text:p>
          </table:table-cell>
          <table:table-cell office:value-type="float" office:value="514" calcext:value-type="float">
            <text:p>514</text:p>
          </table:table-cell>
          <table:table-cell office:value-type="float" office:value="170" calcext:value-type="float">
            <text:p>170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4.67" calcext:value-type="float">
            <text:p>4.6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4_signed_64.qdimacs</text:p>
          </table:table-cell>
          <table:table-cell table:formula="of:=IF([.C561]=&quot;Y&quot;;&quot;5_Solved&quot;;IF(ISBLANK([.I561]);&quot;1_BddMergeFailed&quot;;IF(ISBLANK([.L561]);&quot;2_FactorGraphFailed&quot;;IF(ISBLANK([.O5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934" calcext:value-type="float">
            <text:p>13934</text:p>
          </table:table-cell>
          <table:table-cell office:value-type="float" office:value="5280" calcext:value-type="float">
            <text:p>5280</text:p>
          </table:table-cell>
          <table:table-cell office:value-type="float" office:value="0.02" calcext:value-type="float">
            <text:p>0.02</text:p>
          </table:table-cell>
          <table:table-cell office:value-type="float" office:value="3.73" calcext:value-type="float">
            <text:p>3.73</text:p>
          </table:table-cell>
          <table:table-cell office:value-type="float" office:value="125.87" calcext:value-type="float">
            <text:p>125.87</text:p>
          </table:table-cell>
          <table:table-cell office:value-type="float" office:value="555" calcext:value-type="float">
            <text:p>555</text:p>
          </table:table-cell>
          <table:table-cell office:value-type="float" office:value="173" calcext:value-type="float">
            <text:p>173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5.05" calcext:value-type="float">
            <text:p>5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54_signed_64.qdimacs</text:p>
          </table:table-cell>
          <table:table-cell table:formula="of:=IF([.C562]=&quot;Y&quot;;&quot;5_Solved&quot;;IF(ISBLANK([.I562]);&quot;1_BddMergeFailed&quot;;IF(ISBLANK([.L562]);&quot;2_FactorGraphFailed&quot;;IF(ISBLANK([.O5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934" calcext:value-type="float">
            <text:p>13934</text:p>
          </table:table-cell>
          <table:table-cell office:value-type="float" office:value="5280" calcext:value-type="float">
            <text:p>5280</text:p>
          </table:table-cell>
          <table:table-cell office:value-type="float" office:value="0.02" calcext:value-type="float">
            <text:p>0.02</text:p>
          </table:table-cell>
          <table:table-cell office:value-type="float" office:value="3.45" calcext:value-type="float">
            <text:p>3.45</text:p>
          </table:table-cell>
          <table:table-cell office:value-type="float" office:value="121.36" calcext:value-type="float">
            <text:p>121.36</text:p>
          </table:table-cell>
          <table:table-cell office:value-type="float" office:value="555" calcext:value-type="float">
            <text:p>555</text:p>
          </table:table-cell>
          <table:table-cell office:value-type="float" office:value="173" calcext:value-type="float">
            <text:p>173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5.27" calcext:value-type="float">
            <text:p>5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5_signed_64.qdimacs</text:p>
          </table:table-cell>
          <table:table-cell table:formula="of:=IF([.C563]=&quot;Y&quot;;&quot;5_Solved&quot;;IF(ISBLANK([.I563]);&quot;1_BddMergeFailed&quot;;IF(ISBLANK([.L563]);&quot;2_FactorGraphFailed&quot;;IF(ISBLANK([.O5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114" calcext:value-type="float">
            <text:p>15114</text:p>
          </table:table-cell>
          <table:table-cell office:value-type="float" office:value="5280" calcext:value-type="float">
            <text:p>5280</text:p>
          </table:table-cell>
          <table:table-cell office:value-type="float" office:value="0.02" calcext:value-type="float">
            <text:p>0.02</text:p>
          </table:table-cell>
          <table:table-cell office:value-type="float" office:value="3.45" calcext:value-type="float">
            <text:p>3.45</text:p>
          </table:table-cell>
          <table:table-cell office:value-type="float" office:value="126.21" calcext:value-type="float">
            <text:p>126.21</text:p>
          </table:table-cell>
          <table:table-cell office:value-type="float" office:value="512" calcext:value-type="float">
            <text:p>512</text:p>
          </table:table-cell>
          <table:table-cell office:value-type="float" office:value="170" calcext:value-type="float">
            <text:p>17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4.87" calcext:value-type="float">
            <text:p>4.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5_signed_64.qdimacs</text:p>
          </table:table-cell>
          <table:table-cell table:formula="of:=IF([.C564]=&quot;Y&quot;;&quot;5_Solved&quot;;IF(ISBLANK([.I564]);&quot;1_BddMergeFailed&quot;;IF(ISBLANK([.L564]);&quot;2_FactorGraphFailed&quot;;IF(ISBLANK([.O5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114" calcext:value-type="float">
            <text:p>15114</text:p>
          </table:table-cell>
          <table:table-cell office:value-type="float" office:value="5280" calcext:value-type="float">
            <text:p>5280</text:p>
          </table:table-cell>
          <table:table-cell office:value-type="float" office:value="0.02" calcext:value-type="float">
            <text:p>0.02</text:p>
          </table:table-cell>
          <table:table-cell office:value-type="float" office:value="3.33" calcext:value-type="float">
            <text:p>3.33</text:p>
          </table:table-cell>
          <table:table-cell office:value-type="float" office:value="123.74" calcext:value-type="float">
            <text:p>123.74</text:p>
          </table:table-cell>
          <table:table-cell office:value-type="float" office:value="512" calcext:value-type="float">
            <text:p>512</text:p>
          </table:table-cell>
          <table:table-cell office:value-type="float" office:value="170" calcext:value-type="float">
            <text:p>17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.77" calcext:value-type="float">
            <text:p>4.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512.qdimacs</text:p>
          </table:table-cell>
          <table:table-cell table:formula="of:=IF([.C565]=&quot;Y&quot;;&quot;5_Solved&quot;;IF(ISBLANK([.I565]);&quot;1_BddMergeFailed&quot;;IF(ISBLANK([.L565]);&quot;2_FactorGraphFailed&quot;;IF(ISBLANK([.O5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541" calcext:value-type="float">
            <text:p>15541</text:p>
          </table:table-cell>
          <table:table-cell office:value-type="float" office:value="5285" calcext:value-type="float">
            <text:p>5285</text:p>
          </table:table-cell>
          <table:table-cell office:value-type="float" office:value="0.02" calcext:value-type="float">
            <text:p>0.02</text:p>
          </table:table-cell>
          <table:table-cell office:value-type="float" office:value="2.42" calcext:value-type="float">
            <text:p>2.42</text:p>
          </table:table-cell>
          <table:table-cell office:value-type="float" office:value="119.11" calcext:value-type="float">
            <text:p>119.11</text:p>
          </table:table-cell>
          <table:table-cell office:value-type="float" office:value="515" calcext:value-type="float">
            <text:p>515</text:p>
          </table:table-cell>
          <table:table-cell office:value-type="float" office:value="168" calcext:value-type="float">
            <text:p>168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5.22" calcext:value-type="float">
            <text:p>5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Service.qdimacs</text:p>
          </table:table-cell>
          <table:table-cell table:formula="of:=IF([.C566]=&quot;Y&quot;;&quot;5_Solved&quot;;IF(ISBLANK([.I566]);&quot;1_BddMergeFailed&quot;;IF(ISBLANK([.L566]);&quot;2_FactorGraphFailed&quot;;IF(ISBLANK([.O5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667" calcext:value-type="float">
            <text:p>21667</text:p>
          </table:table-cell>
          <table:table-cell office:value-type="float" office:value="5289" calcext:value-type="float">
            <text:p>5289</text:p>
          </table:table-cell>
          <table:table-cell office:value-type="float" office:value="0.03" calcext:value-type="float">
            <text:p>0.03</text:p>
          </table:table-cell>
          <table:table-cell office:value-type="float" office:value="3.87" calcext:value-type="float">
            <text:p>3.87</text:p>
          </table:table-cell>
          <table:table-cell office:value-type="float" office:value="162.42" calcext:value-type="float">
            <text:p>162.42</text:p>
          </table:table-cell>
          <table:table-cell office:value-type="float" office:value="722" calcext:value-type="float">
            <text:p>722</text:p>
          </table:table-cell>
          <table:table-cell office:value-type="float" office:value="170" calcext:value-type="float">
            <text:p>170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4.81" calcext:value-type="float">
            <text:p>4.8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5.s#1.asp.qdimacs</text:p>
          </table:table-cell>
          <table:table-cell table:formula="of:=IF([.C567]=&quot;Y&quot;;&quot;5_Solved&quot;;IF(ISBLANK([.I567]);&quot;1_BddMergeFailed&quot;;IF(ISBLANK([.L567]);&quot;2_FactorGraphFailed&quot;;IF(ISBLANK([.O5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5295" calcext:value-type="float">
            <text:p>5295</text:p>
          </table:table-cell>
          <table:table-cell office:value-type="float" office:value="0.02" calcext:value-type="float">
            <text:p>0.02</text:p>
          </table:table-cell>
          <table:table-cell office:value-type="float" office:value="4.11" calcext:value-type="float">
            <text:p>4.11</text:p>
          </table:table-cell>
          <table:table-cell office:value-type="float" office:value="161.07" calcext:value-type="float">
            <text:p>161.07</text:p>
          </table:table-cell>
          <table:table-cell office:value-type="float" office:value="499" calcext:value-type="float">
            <text:p>499</text:p>
          </table:table-cell>
          <table:table-cell office:value-type="float" office:value="169" calcext:value-type="float">
            <text:p>169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5.s#60.asp.qdimacs</text:p>
          </table:table-cell>
          <table:table-cell table:formula="of:=IF([.C568]=&quot;Y&quot;;&quot;5_Solved&quot;;IF(ISBLANK([.I568]);&quot;1_BddMergeFailed&quot;;IF(ISBLANK([.L568]);&quot;2_FactorGraphFailed&quot;;IF(ISBLANK([.O5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5295" calcext:value-type="float">
            <text:p>5295</text:p>
          </table:table-cell>
          <table:table-cell office:value-type="float" office:value="0.02" calcext:value-type="float">
            <text:p>0.02</text:p>
          </table:table-cell>
          <table:table-cell office:value-type="float" office:value="3.82" calcext:value-type="float">
            <text:p>3.82</text:p>
          </table:table-cell>
          <table:table-cell office:value-type="float" office:value="148.56" calcext:value-type="float">
            <text:p>148.56</text:p>
          </table:table-cell>
          <table:table-cell office:value-type="float" office:value="505" calcext:value-type="float">
            <text:p>505</text:p>
          </table:table-cell>
          <table:table-cell office:value-type="float" office:value="170" calcext:value-type="float">
            <text:p>170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4.63" calcext:value-type="float">
            <text:p>4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5.s#60.asp.qdimacs</text:p>
          </table:table-cell>
          <table:table-cell table:formula="of:=IF([.C569]=&quot;Y&quot;;&quot;5_Solved&quot;;IF(ISBLANK([.I569]);&quot;1_BddMergeFailed&quot;;IF(ISBLANK([.L569]);&quot;2_FactorGraphFailed&quot;;IF(ISBLANK([.O5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358" calcext:value-type="float">
            <text:p>15358</text:p>
          </table:table-cell>
          <table:table-cell office:value-type="float" office:value="5295" calcext:value-type="float">
            <text:p>5295</text:p>
          </table:table-cell>
          <table:table-cell office:value-type="float" office:value="0.02" calcext:value-type="float">
            <text:p>0.02</text:p>
          </table:table-cell>
          <table:table-cell office:value-type="float" office:value="3.94" calcext:value-type="float">
            <text:p>3.94</text:p>
          </table:table-cell>
          <table:table-cell office:value-type="float" office:value="156.35" calcext:value-type="float">
            <text:p>156.35</text:p>
          </table:table-cell>
          <table:table-cell office:value-type="float" office:value="505" calcext:value-type="float">
            <text:p>505</text:p>
          </table:table-cell>
          <table:table-cell office:value-type="float" office:value="170" calcext:value-type="float">
            <text:p>170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5.04" calcext:value-type="float">
            <text:p>5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2_320_370.qdimacs</text:p>
          </table:table-cell>
          <table:table-cell table:formula="of:=IF([.C570]=&quot;Y&quot;;&quot;5_Solved&quot;;IF(ISBLANK([.I570]);&quot;1_BddMergeFailed&quot;;IF(ISBLANK([.L570]);&quot;2_FactorGraphFailed&quot;;IF(ISBLANK([.O5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907" calcext:value-type="float">
            <text:p>17907</text:p>
          </table:table-cell>
          <table:table-cell office:value-type="float" office:value="5306" calcext:value-type="float">
            <text:p>5306</text:p>
          </table:table-cell>
          <table:table-cell office:value-type="float" office:value="0.02" calcext:value-type="float">
            <text:p>0.02</text:p>
          </table:table-cell>
          <table:table-cell office:value-type="float" office:value="3.93" calcext:value-type="float">
            <text:p>3.93</text:p>
          </table:table-cell>
          <table:table-cell office:value-type="float" office:value="155.67" calcext:value-type="float">
            <text:p>155.67</text:p>
          </table:table-cell>
          <table:table-cell office:value-type="float" office:value="388" calcext:value-type="float">
            <text:p>388</text:p>
          </table:table-cell>
          <table:table-cell office:value-type="float" office:value="171" calcext:value-type="float">
            <text:p>171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4.98" calcext:value-type="float">
            <text:p>4.9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2_320_370.qdimacs</text:p>
          </table:table-cell>
          <table:table-cell table:formula="of:=IF([.C571]=&quot;Y&quot;;&quot;5_Solved&quot;;IF(ISBLANK([.I571]);&quot;1_BddMergeFailed&quot;;IF(ISBLANK([.L571]);&quot;2_FactorGraphFailed&quot;;IF(ISBLANK([.O5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907" calcext:value-type="float">
            <text:p>17907</text:p>
          </table:table-cell>
          <table:table-cell office:value-type="float" office:value="5306" calcext:value-type="float">
            <text:p>5306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151.63" calcext:value-type="float">
            <text:p>151.63</text:p>
          </table:table-cell>
          <table:table-cell office:value-type="float" office:value="388" calcext:value-type="float">
            <text:p>388</text:p>
          </table:table-cell>
          <table:table-cell office:value-type="float" office:value="171" calcext:value-type="float">
            <text:p>171</text:p>
          </table:table-cell>
          <table:table-cell office:value-type="float" office:value="0.41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5.32" calcext:value-type="float">
            <text:p>5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2_295_394.qdimacs</text:p>
          </table:table-cell>
          <table:table-cell table:formula="of:=IF([.C572]=&quot;Y&quot;;&quot;5_Solved&quot;;IF(ISBLANK([.I572]);&quot;1_BddMergeFailed&quot;;IF(ISBLANK([.L572]);&quot;2_FactorGraphFailed&quot;;IF(ISBLANK([.O5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937" calcext:value-type="float">
            <text:p>17937</text:p>
          </table:table-cell>
          <table:table-cell office:value-type="float" office:value="5317" calcext:value-type="float">
            <text:p>5317</text:p>
          </table:table-cell>
          <table:table-cell office:value-type="float" office:value="0.02" calcext:value-type="float">
            <text:p>0.02</text:p>
          </table:table-cell>
          <table:table-cell office:value-type="float" office:value="3.86" calcext:value-type="float">
            <text:p>3.86</text:p>
          </table:table-cell>
          <table:table-cell office:value-type="float" office:value="153.16" calcext:value-type="float">
            <text:p>153.16</text:p>
          </table:table-cell>
          <table:table-cell office:value-type="float" office:value="389" calcext:value-type="float">
            <text:p>389</text:p>
          </table:table-cell>
          <table:table-cell office:value-type="float" office:value="173" calcext:value-type="float">
            <text:p>173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4.92" calcext:value-type="float">
            <text:p>4.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2_295_394.qdimacs</text:p>
          </table:table-cell>
          <table:table-cell table:formula="of:=IF([.C573]=&quot;Y&quot;;&quot;5_Solved&quot;;IF(ISBLANK([.I573]);&quot;1_BddMergeFailed&quot;;IF(ISBLANK([.L573]);&quot;2_FactorGraphFailed&quot;;IF(ISBLANK([.O57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937" calcext:value-type="float">
            <text:p>17937</text:p>
          </table:table-cell>
          <table:table-cell office:value-type="float" office:value="5317" calcext:value-type="float">
            <text:p>5317</text:p>
          </table:table-cell>
          <table:table-cell office:value-type="float" office:value="0.02" calcext:value-type="float">
            <text:p>0.02</text:p>
          </table:table-cell>
          <table:table-cell office:value-type="float" office:value="3.31" calcext:value-type="float">
            <text:p>3.31</text:p>
          </table:table-cell>
          <table:table-cell office:value-type="float" office:value="145.47" calcext:value-type="float">
            <text:p>145.47</text:p>
          </table:table-cell>
          <table:table-cell office:value-type="float" office:value="389" calcext:value-type="float">
            <text:p>389</text:p>
          </table:table-cell>
          <table:table-cell office:value-type="float" office:value="173" calcext:value-type="float">
            <text:p>173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2.qdimacs</text:p>
          </table:table-cell>
          <table:table-cell table:formula="of:=IF([.C574]=&quot;Y&quot;;&quot;5_Solved&quot;;IF(ISBLANK([.I574]);&quot;1_BddMergeFailed&quot;;IF(ISBLANK([.L574]);&quot;2_FactorGraphFailed&quot;;IF(ISBLANK([.O57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621" calcext:value-type="float">
            <text:p>16621</text:p>
          </table:table-cell>
          <table:table-cell office:value-type="float" office:value="5361" calcext:value-type="float">
            <text:p>5361</text:p>
          </table:table-cell>
          <table:table-cell office:value-type="float" office:value="0.02" calcext:value-type="float">
            <text:p>0.02</text:p>
          </table:table-cell>
          <table:table-cell office:value-type="float" office:value="3.33" calcext:value-type="float">
            <text:p>3.33</text:p>
          </table:table-cell>
          <table:table-cell office:value-type="float" office:value="137.5" calcext:value-type="float">
            <text:p>137.5</text:p>
          </table:table-cell>
          <table:table-cell office:value-type="float" office:value="631" calcext:value-type="float">
            <text:p>631</text:p>
          </table:table-cell>
          <table:table-cell office:value-type="float" office:value="173" calcext:value-type="float">
            <text:p>173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5.67" calcext:value-type="float">
            <text:p>5.6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2.qdimacs</text:p>
          </table:table-cell>
          <table:table-cell table:formula="of:=IF([.C575]=&quot;Y&quot;;&quot;5_Solved&quot;;IF(ISBLANK([.I575]);&quot;1_BddMergeFailed&quot;;IF(ISBLANK([.L575]);&quot;2_FactorGraphFailed&quot;;IF(ISBLANK([.O57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621" calcext:value-type="float">
            <text:p>16621</text:p>
          </table:table-cell>
          <table:table-cell office:value-type="float" office:value="5361" calcext:value-type="float">
            <text:p>536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144.42" calcext:value-type="float">
            <text:p>144.42</text:p>
          </table:table-cell>
          <table:table-cell office:value-type="float" office:value="631" calcext:value-type="float">
            <text:p>631</text:p>
          </table:table-cell>
          <table:table-cell office:value-type="float" office:value="173" calcext:value-type="float">
            <text:p>173</text:p>
          </table:table-cell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ficationServiceImpl2.qdimacs</text:p>
          </table:table-cell>
          <table:table-cell table:formula="of:=IF([.C576]=&quot;Y&quot;;&quot;5_Solved&quot;;IF(ISBLANK([.I576]);&quot;1_BddMergeFailed&quot;;IF(ISBLANK([.L576]);&quot;2_FactorGraphFailed&quot;;IF(ISBLANK([.O57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075" calcext:value-type="float">
            <text:p>22075</text:p>
          </table:table-cell>
          <table:table-cell office:value-type="float" office:value="5402" calcext:value-type="float">
            <text:p>5402</text:p>
          </table:table-cell>
          <table:table-cell office:value-type="float" office:value="0.02" calcext:value-type="float">
            <text:p>0.02</text:p>
          </table:table-cell>
          <table:table-cell office:value-type="float" office:value="4.13" calcext:value-type="float">
            <text:p>4.13</text:p>
          </table:table-cell>
          <table:table-cell office:value-type="float" office:value="181.18" calcext:value-type="float">
            <text:p>181.18</text:p>
          </table:table-cell>
          <table:table-cell office:value-type="float" office:value="722" calcext:value-type="float">
            <text:p>722</text:p>
          </table:table-cell>
          <table:table-cell office:value-type="float" office:value="172" calcext:value-type="float">
            <text:p>172</text:p>
          </table:table-cell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ficationServiceImpl2.qdimacs</text:p>
          </table:table-cell>
          <table:table-cell table:formula="of:=IF([.C577]=&quot;Y&quot;;&quot;5_Solved&quot;;IF(ISBLANK([.I577]);&quot;1_BddMergeFailed&quot;;IF(ISBLANK([.L577]);&quot;2_FactorGraphFailed&quot;;IF(ISBLANK([.O5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075" calcext:value-type="float">
            <text:p>22075</text:p>
          </table:table-cell>
          <table:table-cell office:value-type="float" office:value="5402" calcext:value-type="float">
            <text:p>5402</text:p>
          </table:table-cell>
          <table:table-cell office:value-type="float" office:value="0.03" calcext:value-type="float">
            <text:p>0.03</text:p>
          </table:table-cell>
          <table:table-cell office:value-type="float" office:value="4.28" calcext:value-type="float">
            <text:p>4.28</text:p>
          </table:table-cell>
          <table:table-cell office:value-type="float" office:value="175.49" calcext:value-type="float">
            <text:p>175.49</text:p>
          </table:table-cell>
          <table:table-cell office:value-type="float" office:value="722" calcext:value-type="float">
            <text:p>722</text:p>
          </table:table-cell>
          <table:table-cell office:value-type="float" office:value="172" calcext:value-type="float">
            <text:p>172</text:p>
          </table:table-cell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4.98" calcext:value-type="float">
            <text:p>4.9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85_300_399.qdimacs</text:p>
          </table:table-cell>
          <table:table-cell table:formula="of:=IF([.C578]=&quot;Y&quot;;&quot;5_Solved&quot;;IF(ISBLANK([.I578]);&quot;1_BddMergeFailed&quot;;IF(ISBLANK([.L578]);&quot;2_FactorGraphFailed&quot;;IF(ISBLANK([.O5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479" calcext:value-type="float">
            <text:p>18479</text:p>
          </table:table-cell>
          <table:table-cell office:value-type="float" office:value="5471" calcext:value-type="float">
            <text:p>5471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162.08" calcext:value-type="float">
            <text:p>162.08</text:p>
          </table:table-cell>
          <table:table-cell office:value-type="float" office:value="399" calcext:value-type="float">
            <text:p>399</text:p>
          </table:table-cell>
          <table:table-cell office:value-type="float" office:value="174" calcext:value-type="float">
            <text:p>174</text:p>
          </table:table-cell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.53" calcext:value-type="float">
            <text:p>5.5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85_300_399.qdimacs</text:p>
          </table:table-cell>
          <table:table-cell table:formula="of:=IF([.C579]=&quot;Y&quot;;&quot;5_Solved&quot;;IF(ISBLANK([.I579]);&quot;1_BddMergeFailed&quot;;IF(ISBLANK([.L579]);&quot;2_FactorGraphFailed&quot;;IF(ISBLANK([.O5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479" calcext:value-type="float">
            <text:p>18479</text:p>
          </table:table-cell>
          <table:table-cell office:value-type="float" office:value="5471" calcext:value-type="float">
            <text:p>5471</text:p>
          </table:table-cell>
          <table:table-cell office:value-type="float" office:value="0.02" calcext:value-type="float">
            <text:p>0.02</text:p>
          </table:table-cell>
          <table:table-cell office:value-type="float" office:value="4.05" calcext:value-type="float">
            <text:p>4.05</text:p>
          </table:table-cell>
          <table:table-cell office:value-type="float" office:value="162.75" calcext:value-type="float">
            <text:p>162.75</text:p>
          </table:table-cell>
          <table:table-cell office:value-type="float" office:value="399" calcext:value-type="float">
            <text:p>399</text:p>
          </table:table-cell>
          <table:table-cell office:value-type="float" office:value="174" calcext:value-type="float">
            <text:p>174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32_329_378.qdimacs</text:p>
          </table:table-cell>
          <table:table-cell table:formula="of:=IF([.C580]=&quot;Y&quot;;&quot;5_Solved&quot;;IF(ISBLANK([.I580]);&quot;1_BddMergeFailed&quot;;IF(ISBLANK([.L580]);&quot;2_FactorGraphFailed&quot;;IF(ISBLANK([.O5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454" calcext:value-type="float">
            <text:p>18454</text:p>
          </table:table-cell>
          <table:table-cell office:value-type="float" office:value="5475" calcext:value-type="float">
            <text:p>5475</text:p>
          </table:table-cell>
          <table:table-cell office:value-type="float" office:value="0.02" calcext:value-type="float">
            <text:p>0.02</text:p>
          </table:table-cell>
          <table:table-cell office:value-type="float" office:value="4.08" calcext:value-type="float">
            <text:p>4.08</text:p>
          </table:table-cell>
          <table:table-cell office:value-type="float" office:value="163.49" calcext:value-type="float">
            <text:p>163.49</text:p>
          </table:table-cell>
          <table:table-cell office:value-type="float" office:value="444" calcext:value-type="float">
            <text:p>444</text:p>
          </table:table-cell>
          <table:table-cell office:value-type="float" office:value="176" calcext:value-type="float">
            <text:p>17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5.75" calcext:value-type="float">
            <text:p>5.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13_412.qdimacs</text:p>
          </table:table-cell>
          <table:table-cell table:formula="of:=IF([.C581]=&quot;Y&quot;;&quot;5_Solved&quot;;IF(ISBLANK([.I581]);&quot;1_BddMergeFailed&quot;;IF(ISBLANK([.L581]);&quot;2_FactorGraphFailed&quot;;IF(ISBLANK([.O5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545" calcext:value-type="float">
            <text:p>18545</text:p>
          </table:table-cell>
          <table:table-cell office:value-type="float" office:value="5487" calcext:value-type="float">
            <text:p>5487</text:p>
          </table:table-cell>
          <table:table-cell office:value-type="float" office:value="0.02" calcext:value-type="float">
            <text:p>0.02</text:p>
          </table:table-cell>
          <table:table-cell office:value-type="float" office:value="4.72" calcext:value-type="float">
            <text:p>4.72</text:p>
          </table:table-cell>
          <table:table-cell office:value-type="float" office:value="174.87" calcext:value-type="float">
            <text:p>174.87</text:p>
          </table:table-cell>
          <table:table-cell office:value-type="float" office:value="424" calcext:value-type="float">
            <text:p>424</text:p>
          </table:table-cell>
          <table:table-cell office:value-type="float" office:value="178" calcext:value-type="float">
            <text:p>178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3-fixpoint-2.qdimacs</text:p>
          </table:table-cell>
          <table:table-cell table:formula="of:=IF([.C582]=&quot;Y&quot;;&quot;5_Solved&quot;;IF(ISBLANK([.I582]);&quot;1_BddMergeFailed&quot;;IF(ISBLANK([.L582]);&quot;2_FactorGraphFailed&quot;;IF(ISBLANK([.O5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891" calcext:value-type="float">
            <text:p>15891</text:p>
          </table:table-cell>
          <table:table-cell office:value-type="float" office:value="5489" calcext:value-type="float">
            <text:p>5489</text:p>
          </table:table-cell>
          <table:table-cell office:value-type="float" office:value="0.02" calcext:value-type="float">
            <text:p>0.02</text:p>
          </table:table-cell>
          <table:table-cell office:value-type="float" office:value="3.75" calcext:value-type="float">
            <text:p>3.75</text:p>
          </table:table-cell>
          <table:table-cell office:value-type="float" office:value="147.05" calcext:value-type="float">
            <text:p>147.05</text:p>
          </table:table-cell>
          <table:table-cell office:value-type="float" office:value="571" calcext:value-type="float">
            <text:p>571</text:p>
          </table:table-cell>
          <table:table-cell office:value-type="float" office:value="174" calcext:value-type="float">
            <text:p>174</text:p>
          </table:table-cell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.12</text:p>
          </table:table-cell>
          <table:table-cell office:value-type="float" office:value="5.33" calcext:value-type="float">
            <text:p>5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3-fixpoint-2.qdimacs</text:p>
          </table:table-cell>
          <table:table-cell table:formula="of:=IF([.C583]=&quot;Y&quot;;&quot;5_Solved&quot;;IF(ISBLANK([.I583]);&quot;1_BddMergeFailed&quot;;IF(ISBLANK([.L583]);&quot;2_FactorGraphFailed&quot;;IF(ISBLANK([.O5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891" calcext:value-type="float">
            <text:p>15891</text:p>
          </table:table-cell>
          <table:table-cell office:value-type="float" office:value="5489" calcext:value-type="float">
            <text:p>5489</text:p>
          </table:table-cell>
          <table:table-cell office:value-type="float" office:value="0.02" calcext:value-type="float">
            <text:p>0.02</text:p>
          </table:table-cell>
          <table:table-cell office:value-type="float" office:value="3.84" calcext:value-type="float">
            <text:p>3.84</text:p>
          </table:table-cell>
          <table:table-cell office:value-type="float" office:value="146.82" calcext:value-type="float">
            <text:p>146.82</text:p>
          </table:table-cell>
          <table:table-cell office:value-type="float" office:value="571" calcext:value-type="float">
            <text:p>571</text:p>
          </table:table-cell>
          <table:table-cell office:value-type="float" office:value="174" calcext:value-type="float">
            <text:p>174</text:p>
          </table:table-cell>
          <table:table-cell office:value-type="float" office:value="0.39" calcext:value-type="float">
            <text:p>0.39</text:p>
          </table:table-cell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a10y.sat.qdimacs</text:p>
          </table:table-cell>
          <table:table-cell table:formula="of:=IF([.C584]=&quot;Y&quot;;&quot;5_Solved&quot;;IF(ISBLANK([.I584]);&quot;1_BddMergeFailed&quot;;IF(ISBLANK([.L584]);&quot;2_FactorGraphFailed&quot;;IF(ISBLANK([.O5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05" calcext:value-type="float">
            <text:p>15005</text:p>
          </table:table-cell>
          <table:table-cell office:value-type="float" office:value="5500" calcext:value-type="float">
            <text:p>5500</text:p>
          </table:table-cell>
          <table:table-cell office:value-type="float" office:value="0.02" calcext:value-type="float">
            <text:p>0.02</text:p>
          </table:table-cell>
          <table:table-cell office:value-type="float" office:value="3.4" calcext:value-type="float">
            <text:p>3.4</text:p>
          </table:table-cell>
          <table:table-cell office:value-type="float" office:value="147.81" calcext:value-type="float">
            <text:p>147.81</text:p>
          </table:table-cell>
          <table:table-cell office:value-type="float" office:value="545" calcext:value-type="float">
            <text:p>545</text:p>
          </table:table-cell>
          <table:table-cell office:value-type="float" office:value="175" calcext:value-type="float">
            <text:p>175</text:p>
          </table:table-cell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4.98" calcext:value-type="float">
            <text:p>4.9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a10y.sat.qdimacs</text:p>
          </table:table-cell>
          <table:table-cell table:formula="of:=IF([.C585]=&quot;Y&quot;;&quot;5_Solved&quot;;IF(ISBLANK([.I585]);&quot;1_BddMergeFailed&quot;;IF(ISBLANK([.L585]);&quot;2_FactorGraphFailed&quot;;IF(ISBLANK([.O5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005" calcext:value-type="float">
            <text:p>15005</text:p>
          </table:table-cell>
          <table:table-cell office:value-type="float" office:value="5500" calcext:value-type="float">
            <text:p>5500</text:p>
          </table:table-cell>
          <table:table-cell office:value-type="float" office:value="0.02" calcext:value-type="float">
            <text:p>0.02</text:p>
          </table:table-cell>
          <table:table-cell office:value-type="float" office:value="3.79" calcext:value-type="float">
            <text:p>3.79</text:p>
          </table:table-cell>
          <table:table-cell office:value-type="float" office:value="157.62" calcext:value-type="float">
            <text:p>157.62</text:p>
          </table:table-cell>
          <table:table-cell office:value-type="float" office:value="545" calcext:value-type="float">
            <text:p>545</text:p>
          </table:table-cell>
          <table:table-cell office:value-type="float" office:value="175" calcext:value-type="float">
            <text:p>175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5.31" calcext:value-type="float">
            <text:p>5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9.qdimacs</text:p>
          </table:table-cell>
          <table:table-cell table:formula="of:=IF([.C586]=&quot;Y&quot;;&quot;5_Solved&quot;;IF(ISBLANK([.I586]);&quot;1_BddMergeFailed&quot;;IF(ISBLANK([.L586]);&quot;2_FactorGraphFailed&quot;;IF(ISBLANK([.O5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59" calcext:value-type="float">
            <text:p>9259</text:p>
          </table:table-cell>
          <table:table-cell office:value-type="float" office:value="5525" calcext:value-type="float">
            <text:p>5525</text:p>
          </table:table-cell>
          <table:table-cell office:value-type="float" office:value="0.01" calcext:value-type="float">
            <text:p>0.01</text:p>
          </table:table-cell>
          <table:table-cell office:value-type="float" office:value="4.27" calcext:value-type="float">
            <text:p>4.27</text:p>
          </table:table-cell>
          <table:table-cell office:value-type="float" office:value="114.22" calcext:value-type="float">
            <text:p>114.22</text:p>
          </table:table-cell>
          <table:table-cell office:value-type="float" office:value="533" calcext:value-type="float">
            <text:p>533</text:p>
          </table:table-cell>
          <table:table-cell office:value-type="float" office:value="179" calcext:value-type="float">
            <text:p>179</text:p>
          </table:table-cell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8.AE.stepl.009.qdimacs</text:p>
          </table:table-cell>
          <table:table-cell table:formula="of:=IF([.C587]=&quot;Y&quot;;&quot;5_Solved&quot;;IF(ISBLANK([.I587]);&quot;1_BddMergeFailed&quot;;IF(ISBLANK([.L587]);&quot;2_FactorGraphFailed&quot;;IF(ISBLANK([.O5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259" calcext:value-type="float">
            <text:p>9259</text:p>
          </table:table-cell>
          <table:table-cell office:value-type="float" office:value="5525" calcext:value-type="float">
            <text:p>5525</text:p>
          </table:table-cell>
          <table:table-cell office:value-type="float" office:value="0.01" calcext:value-type="float">
            <text:p>0.01</text:p>
          </table:table-cell>
          <table:table-cell office:value-type="float" office:value="4.29" calcext:value-type="float">
            <text:p>4.29</text:p>
          </table:table-cell>
          <table:table-cell office:value-type="float" office:value="114.73" calcext:value-type="float">
            <text:p>114.73</text:p>
          </table:table-cell>
          <table:table-cell office:value-type="float" office:value="533" calcext:value-type="float">
            <text:p>533</text:p>
          </table:table-cell>
          <table:table-cell office:value-type="float" office:value="179" calcext:value-type="float">
            <text:p>179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float" office:value="5.69" calcext:value-type="float">
            <text:p>5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etic2_all_bit_differing_from_cycle.qdimacs</text:p>
          </table:table-cell>
          <table:table-cell table:formula="of:=IF([.C588]=&quot;Y&quot;;&quot;5_Solved&quot;;IF(ISBLANK([.I588]);&quot;1_BddMergeFailed&quot;;IF(ISBLANK([.L588]);&quot;2_FactorGraphFailed&quot;;IF(ISBLANK([.O5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581" calcext:value-type="float">
            <text:p>18581</text:p>
          </table:table-cell>
          <table:table-cell office:value-type="float" office:value="5548" calcext:value-type="float">
            <text:p>5548</text:p>
          </table:table-cell>
          <table:table-cell office:value-type="float" office:value="0.02" calcext:value-type="float">
            <text:p>0.02</text:p>
          </table:table-cell>
          <table:table-cell office:value-type="float" office:value="3.69" calcext:value-type="float">
            <text:p>3.69</text:p>
          </table:table-cell>
          <table:table-cell office:value-type="float" office:value="143.69" calcext:value-type="float">
            <text:p>143.69</text:p>
          </table:table-cell>
          <table:table-cell office:value-type="float" office:value="623" calcext:value-type="float">
            <text:p>623</text:p>
          </table:table-cell>
          <table:table-cell office:value-type="float" office:value="175" calcext:value-type="float">
            <text:p>175</text:p>
          </table:table-cell>
          <table:table-cell office:value-type="float" office:value="0.27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5.16" calcext:value-type="float">
            <text:p>5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319_418.qdimacs</text:p>
          </table:table-cell>
          <table:table-cell table:formula="of:=IF([.C589]=&quot;Y&quot;;&quot;5_Solved&quot;;IF(ISBLANK([.I589]);&quot;1_BddMergeFailed&quot;;IF(ISBLANK([.L589]);&quot;2_FactorGraphFailed&quot;;IF(ISBLANK([.O5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876" calcext:value-type="float">
            <text:p>18876</text:p>
          </table:table-cell>
          <table:table-cell office:value-type="float" office:value="5554" calcext:value-type="float">
            <text:p>5554</text:p>
          </table:table-cell>
          <table:table-cell office:value-type="float" office:value="0.02" calcext:value-type="float">
            <text:p>0.02</text:p>
          </table:table-cell>
          <table:table-cell office:value-type="float" office:value="4.28" calcext:value-type="float">
            <text:p>4.28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.73" calcext:value-type="float">
            <text:p>5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336_385.qdimacs</text:p>
          </table:table-cell>
          <table:table-cell table:formula="of:=IF([.C590]=&quot;Y&quot;;&quot;5_Solved&quot;;IF(ISBLANK([.I590]);&quot;1_BddMergeFailed&quot;;IF(ISBLANK([.L590]);&quot;2_FactorGraphFailed&quot;;IF(ISBLANK([.O5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872" calcext:value-type="float">
            <text:p>18872</text:p>
          </table:table-cell>
          <table:table-cell office:value-type="float" office:value="5573" calcext:value-type="float">
            <text:p>5573</text:p>
          </table:table-cell>
          <table:table-cell office:value-type="float" office:value="0.02" calcext:value-type="float">
            <text:p>0.02</text:p>
          </table:table-cell>
          <table:table-cell office:value-type="float" office:value="4.25" calcext:value-type="float">
            <text:p>4.25</text:p>
          </table:table-cell>
          <table:table-cell office:value-type="float" office:value="166.2" calcext:value-type="float">
            <text:p>166.2</text:p>
          </table:table-cell>
          <table:table-cell office:value-type="float" office:value="444" calcext:value-type="float">
            <text:p>444</text:p>
          </table:table-cell>
          <table:table-cell office:value-type="float" office:value="177" calcext:value-type="float">
            <text:p>177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.34" calcext:value-type="float">
            <text:p>5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1_336_385.qdimacs</text:p>
          </table:table-cell>
          <table:table-cell table:formula="of:=IF([.C591]=&quot;Y&quot;;&quot;5_Solved&quot;;IF(ISBLANK([.I591]);&quot;1_BddMergeFailed&quot;;IF(ISBLANK([.L591]);&quot;2_FactorGraphFailed&quot;;IF(ISBLANK([.O5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872" calcext:value-type="float">
            <text:p>18872</text:p>
          </table:table-cell>
          <table:table-cell office:value-type="float" office:value="5573" calcext:value-type="float">
            <text:p>5573</text:p>
          </table:table-cell>
          <table:table-cell office:value-type="float" office:value="0.02" calcext:value-type="float">
            <text:p>0.02</text:p>
          </table:table-cell>
          <table:table-cell office:value-type="float" office:value="4.54" calcext:value-type="float">
            <text:p>4.54</text:p>
          </table:table-cell>
          <table:table-cell office:value-type="float" office:value="171.84" calcext:value-type="float">
            <text:p>171.84</text:p>
          </table:table-cell>
          <table:table-cell office:value-type="float" office:value="444" calcext:value-type="float">
            <text:p>444</text:p>
          </table:table-cell>
          <table:table-cell office:value-type="float" office:value="177" calcext:value-type="float">
            <text:p>177</text:p>
          </table:table-cell>
          <table:table-cell office:value-type="float" office:value="0.41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52_359.qdimacs</text:p>
          </table:table-cell>
          <table:table-cell table:formula="of:=IF([.C592]=&quot;Y&quot;;&quot;5_Solved&quot;;IF(ISBLANK([.I592]);&quot;1_BddMergeFailed&quot;;IF(ISBLANK([.L592]);&quot;2_FactorGraphFailed&quot;;IF(ISBLANK([.O5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036" calcext:value-type="float">
            <text:p>19036</text:p>
          </table:table-cell>
          <table:table-cell office:value-type="float" office:value="5626" calcext:value-type="float">
            <text:p>5626</text:p>
          </table:table-cell>
          <table:table-cell office:value-type="float" office:value="0.02" calcext:value-type="float">
            <text:p>0.02</text:p>
          </table:table-cell>
          <table:table-cell office:value-type="float" office:value="4.47" calcext:value-type="float">
            <text:p>4.47</text:p>
          </table:table-cell>
          <table:table-cell office:value-type="float" office:value="175.8" calcext:value-type="float">
            <text:p>175.8</text:p>
          </table:table-cell>
          <table:table-cell office:value-type="float" office:value="428" calcext:value-type="float">
            <text:p>428</text:p>
          </table:table-cell>
          <table:table-cell office:value-type="float" office:value="180" calcext:value-type="float">
            <text:p>180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5.43" calcext:value-type="float">
            <text:p>5.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52_359.qdimacs</text:p>
          </table:table-cell>
          <table:table-cell table:formula="of:=IF([.C593]=&quot;Y&quot;;&quot;5_Solved&quot;;IF(ISBLANK([.I593]);&quot;1_BddMergeFailed&quot;;IF(ISBLANK([.L593]);&quot;2_FactorGraphFailed&quot;;IF(ISBLANK([.O5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036" calcext:value-type="float">
            <text:p>19036</text:p>
          </table:table-cell>
          <table:table-cell office:value-type="float" office:value="5626" calcext:value-type="float">
            <text:p>5626</text:p>
          </table:table-cell>
          <table:table-cell office:value-type="float" office:value="0.02" calcext:value-type="float">
            <text:p>0.02</text:p>
          </table:table-cell>
          <table:table-cell office:value-type="float" office:value="4.19" calcext:value-type="float">
            <text:p>4.19</text:p>
          </table:table-cell>
          <table:table-cell office:value-type="float" office:value="172.15" calcext:value-type="float">
            <text:p>172.15</text:p>
          </table:table-cell>
          <table:table-cell office:value-type="float" office:value="428" calcext:value-type="float">
            <text:p>428</text:p>
          </table:table-cell>
          <table:table-cell office:value-type="float" office:value="180" calcext:value-type="float">
            <text:p>180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5.48" calcext:value-type="float">
            <text:p>5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7.qdimacs</text:p>
          </table:table-cell>
          <table:table-cell table:formula="of:=IF([.C594]=&quot;Y&quot;;&quot;5_Solved&quot;;IF(ISBLANK([.I594]);&quot;1_BddMergeFailed&quot;;IF(ISBLANK([.L594]);&quot;2_FactorGraphFailed&quot;;IF(ISBLANK([.O5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433" calcext:value-type="float">
            <text:p>9433</text:p>
          </table:table-cell>
          <table:table-cell office:value-type="float" office:value="5640" calcext:value-type="float">
            <text:p>5640</text:p>
          </table:table-cell>
          <table:table-cell office:value-type="float" office:value="0.01" calcext:value-type="float">
            <text:p>0.01</text:p>
          </table:table-cell>
          <table:table-cell office:value-type="float" office:value="4.29" calcext:value-type="float">
            <text:p>4.29</text:p>
          </table:table-cell>
          <table:table-cell office:value-type="float" office:value="117.96" calcext:value-type="float">
            <text:p>117.96</text:p>
          </table:table-cell>
          <table:table-cell office:value-type="float" office:value="559" calcext:value-type="float">
            <text:p>559</text:p>
          </table:table-cell>
          <table:table-cell office:value-type="float" office:value="183" calcext:value-type="float">
            <text:p>183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office:value-type="float" office:value="6.06" calcext:value-type="float">
            <text:p>6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7.qdimacs</text:p>
          </table:table-cell>
          <table:table-cell table:formula="of:=IF([.C595]=&quot;Y&quot;;&quot;5_Solved&quot;;IF(ISBLANK([.I595]);&quot;1_BddMergeFailed&quot;;IF(ISBLANK([.L595]);&quot;2_FactorGraphFailed&quot;;IF(ISBLANK([.O5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9433" calcext:value-type="float">
            <text:p>9433</text:p>
          </table:table-cell>
          <table:table-cell office:value-type="float" office:value="5640" calcext:value-type="float">
            <text:p>5640</text:p>
          </table:table-cell>
          <table:table-cell office:value-type="float" office:value="0.01" calcext:value-type="float">
            <text:p>0.01</text:p>
          </table:table-cell>
          <table:table-cell office:value-type="float" office:value="4.49" calcext:value-type="float">
            <text:p>4.49</text:p>
          </table:table-cell>
          <table:table-cell office:value-type="float" office:value="117.61" calcext:value-type="float">
            <text:p>117.61</text:p>
          </table:table-cell>
          <table:table-cell office:value-type="float" office:value="559" calcext:value-type="float">
            <text:p>559</text:p>
          </table:table-cell>
          <table:table-cell office:value-type="float" office:value="183" calcext:value-type="float">
            <text:p>18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dyn_7_7.sat.qdimacs</text:p>
          </table:table-cell>
          <table:table-cell table:formula="of:=IF([.C596]=&quot;Y&quot;;&quot;5_Solved&quot;;IF(ISBLANK([.I596]);&quot;1_BddMergeFailed&quot;;IF(ISBLANK([.L596]);&quot;2_FactorGraphFailed&quot;;IF(ISBLANK([.O5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676" calcext:value-type="float">
            <text:p>16676</text:p>
          </table:table-cell>
          <table:table-cell office:value-type="float" office:value="5649" calcext:value-type="float">
            <text:p>5649</text:p>
          </table:table-cell>
          <table:table-cell office:value-type="float" office:value="0.02" calcext:value-type="float">
            <text:p>0.02</text:p>
          </table:table-cell>
          <table:table-cell office:value-type="float" office:value="4.64" calcext:value-type="float">
            <text:p>4.64</text:p>
          </table:table-cell>
          <table:table-cell office:value-type="float" office:value="200.56" calcext:value-type="float">
            <text:p>200.56</text:p>
          </table:table-cell>
          <table:table-cell office:value-type="float" office:value="468" calcext:value-type="float">
            <text:p>468</text:p>
          </table:table-cell>
          <table:table-cell office:value-type="float" office:value="185" calcext:value-type="float">
            <text:p>185</text:p>
          </table:table-cell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5.15" calcext:value-type="float">
            <text:p>5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7_340_389.qdimacs</text:p>
          </table:table-cell>
          <table:table-cell table:formula="of:=IF([.C597]=&quot;Y&quot;;&quot;5_Solved&quot;;IF(ISBLANK([.I597]);&quot;1_BddMergeFailed&quot;;IF(ISBLANK([.L597]);&quot;2_FactorGraphFailed&quot;;IF(ISBLANK([.O59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175" calcext:value-type="float">
            <text:p>19175</text:p>
          </table:table-cell>
          <table:table-cell office:value-type="float" office:value="5651" calcext:value-type="float">
            <text:p>5651</text:p>
          </table:table-cell>
          <table:table-cell office:value-type="float" office:value="0.02" calcext:value-type="float">
            <text:p>0.02</text:p>
          </table:table-cell>
          <table:table-cell office:value-type="float" office:value="4.09" calcext:value-type="float">
            <text:p>4.09</text:p>
          </table:table-cell>
          <table:table-cell office:value-type="float" office:value="167.62" calcext:value-type="float">
            <text:p>167.62</text:p>
          </table:table-cell>
          <table:table-cell office:value-type="float" office:value="437" calcext:value-type="float">
            <text:p>437</text:p>
          </table:table-cell>
          <table:table-cell office:value-type="float" office:value="183" calcext:value-type="float">
            <text:p>183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.16" calcext:value-type="float">
            <text:p>5.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47_340_389.qdimacs</text:p>
          </table:table-cell>
          <table:table-cell table:formula="of:=IF([.C598]=&quot;Y&quot;;&quot;5_Solved&quot;;IF(ISBLANK([.I598]);&quot;1_BddMergeFailed&quot;;IF(ISBLANK([.L598]);&quot;2_FactorGraphFailed&quot;;IF(ISBLANK([.O59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175" calcext:value-type="float">
            <text:p>19175</text:p>
          </table:table-cell>
          <table:table-cell office:value-type="float" office:value="5651" calcext:value-type="float">
            <text:p>5651</text:p>
          </table:table-cell>
          <table:table-cell office:value-type="float" office:value="0.02" calcext:value-type="float">
            <text:p>0.02</text:p>
          </table:table-cell>
          <table:table-cell office:value-type="float" office:value="4.93" calcext:value-type="float">
            <text:p>4.93</text:p>
          </table:table-cell>
          <table:table-cell office:value-type="float" office:value="178.99" calcext:value-type="float">
            <text:p>178.99</text:p>
          </table:table-cell>
          <table:table-cell office:value-type="float" office:value="437" calcext:value-type="float">
            <text:p>437</text:p>
          </table:table-cell>
          <table:table-cell office:value-type="float" office:value="183" calcext:value-type="float">
            <text:p>183</text:p>
          </table:table-cell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5.73" calcext:value-type="float">
            <text:p>5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b8n.sat.qdimacs</text:p>
          </table:table-cell>
          <table:table-cell table:formula="of:=IF([.C599]=&quot;Y&quot;;&quot;5_Solved&quot;;IF(ISBLANK([.I599]);&quot;1_BddMergeFailed&quot;;IF(ISBLANK([.L599]);&quot;2_FactorGraphFailed&quot;;IF(ISBLANK([.O59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787" calcext:value-type="float">
            <text:p>15787</text:p>
          </table:table-cell>
          <table:table-cell office:value-type="float" office:value="5675" calcext:value-type="float">
            <text:p>5675</text:p>
          </table:table-cell>
          <table:table-cell office:value-type="float" office:value="0.02" calcext:value-type="float">
            <text:p>0.02</text:p>
          </table:table-cell>
          <table:table-cell office:value-type="float" office:value="3.83" calcext:value-type="float">
            <text:p>3.83</text:p>
          </table:table-cell>
          <table:table-cell office:value-type="float" office:value="192.65" calcext:value-type="float">
            <text:p>192.65</text:p>
          </table:table-cell>
          <table:table-cell office:value-type="float" office:value="466" calcext:value-type="float">
            <text:p>466</text:p>
          </table:table-cell>
          <table:table-cell office:value-type="float" office:value="186" calcext:value-type="float">
            <text:p>186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5.26" calcext:value-type="float">
            <text:p>5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b8n.sat.qdimacs</text:p>
          </table:table-cell>
          <table:table-cell table:formula="of:=IF([.C600]=&quot;Y&quot;;&quot;5_Solved&quot;;IF(ISBLANK([.I600]);&quot;1_BddMergeFailed&quot;;IF(ISBLANK([.L600]);&quot;2_FactorGraphFailed&quot;;IF(ISBLANK([.O60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787" calcext:value-type="float">
            <text:p>15787</text:p>
          </table:table-cell>
          <table:table-cell office:value-type="float" office:value="5675" calcext:value-type="float">
            <text:p>5675</text:p>
          </table:table-cell>
          <table:table-cell office:value-type="float" office:value="0.02" calcext:value-type="float">
            <text:p>0.02</text:p>
          </table:table-cell>
          <table:table-cell office:value-type="float" office:value="4.03" calcext:value-type="float">
            <text:p>4.03</text:p>
          </table:table-cell>
          <table:table-cell office:value-type="float" office:value="195.41" calcext:value-type="float">
            <text:p>195.41</text:p>
          </table:table-cell>
          <table:table-cell office:value-type="float" office:value="466" calcext:value-type="float">
            <text:p>466</text:p>
          </table:table-cell>
          <table:table-cell office:value-type="float" office:value="186" calcext:value-type="float">
            <text:p>186</text:p>
          </table:table-cell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5.57" calcext:value-type="float">
            <text:p>5.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0_343_392.qdimacs</text:p>
          </table:table-cell>
          <table:table-cell table:formula="of:=IF([.C601]=&quot;Y&quot;;&quot;5_Solved&quot;;IF(ISBLANK([.I601]);&quot;1_BddMergeFailed&quot;;IF(ISBLANK([.L601]);&quot;2_FactorGraphFailed&quot;;IF(ISBLANK([.O6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441" calcext:value-type="float">
            <text:p>19441</text:p>
          </table:table-cell>
          <table:table-cell office:value-type="float" office:value="5713" calcext:value-type="float">
            <text:p>5713</text:p>
          </table:table-cell>
          <table:table-cell office:value-type="float" office:value="0.02" calcext:value-type="float">
            <text:p>0.02</text:p>
          </table:table-cell>
          <table:table-cell office:value-type="float" office:value="4.46" calcext:value-type="float">
            <text:p>4.46</text:p>
          </table:table-cell>
          <table:table-cell office:value-type="float" office:value="198.52" calcext:value-type="float">
            <text:p>198.52</text:p>
          </table:table-cell>
          <table:table-cell office:value-type="float" office:value="432" calcext:value-type="float">
            <text:p>432</text:p>
          </table:table-cell>
          <table:table-cell office:value-type="float" office:value="181" calcext:value-type="float">
            <text:p>181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7.02" calcext:value-type="float">
            <text:p>7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50_343_392.qdimacs</text:p>
          </table:table-cell>
          <table:table-cell table:formula="of:=IF([.C602]=&quot;Y&quot;;&quot;5_Solved&quot;;IF(ISBLANK([.I602]);&quot;1_BddMergeFailed&quot;;IF(ISBLANK([.L602]);&quot;2_FactorGraphFailed&quot;;IF(ISBLANK([.O6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441" calcext:value-type="float">
            <text:p>19441</text:p>
          </table:table-cell>
          <table:table-cell office:value-type="float" office:value="5713" calcext:value-type="float">
            <text:p>5713</text:p>
          </table:table-cell>
          <table:table-cell office:value-type="float" office:value="0.02" calcext:value-type="float">
            <text:p>0.02</text:p>
          </table:table-cell>
          <table:table-cell office:value-type="float" office:value="4.45" calcext:value-type="float">
            <text:p>4.45</text:p>
          </table:table-cell>
          <table:table-cell office:value-type="float" office:value="183.64" calcext:value-type="float">
            <text:p>183.64</text:p>
          </table:table-cell>
          <table:table-cell office:value-type="float" office:value="432" calcext:value-type="float">
            <text:p>432</text:p>
          </table:table-cell>
          <table:table-cell office:value-type="float" office:value="181" calcext:value-type="float">
            <text:p>181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3.qdimacs</text:p>
          </table:table-cell>
          <table:table-cell table:formula="of:=IF([.C603]=&quot;Y&quot;;&quot;5_Solved&quot;;IF(ISBLANK([.I603]);&quot;1_BddMergeFailed&quot;;IF(ISBLANK([.L603]);&quot;2_FactorGraphFailed&quot;;IF(ISBLANK([.O6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520" calcext:value-type="float">
            <text:p>16520</text:p>
          </table:table-cell>
          <table:table-cell office:value-type="float" office:value="5720" calcext:value-type="float">
            <text:p>5720</text:p>
          </table:table-cell>
          <table:table-cell office:value-type="float" office:value="0.02" calcext:value-type="float">
            <text:p>0.02</text:p>
          </table:table-cell>
          <table:table-cell office:value-type="float" office:value="3.79" calcext:value-type="float">
            <text:p>3.79</text:p>
          </table:table-cell>
          <table:table-cell office:value-type="float" office:value="147.69" calcext:value-type="float">
            <text:p>147.69</text:p>
          </table:table-cell>
          <table:table-cell office:value-type="float" office:value="616" calcext:value-type="float">
            <text:p>616</text:p>
          </table:table-cell>
          <table:table-cell office:value-type="float" office:value="179" calcext:value-type="float">
            <text:p>179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5.61" calcext:value-type="float">
            <text:p>5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8_unsigned_64.qdimacs</text:p>
          </table:table-cell>
          <table:table-cell table:formula="of:=IF([.C604]=&quot;Y&quot;;&quot;5_Solved&quot;;IF(ISBLANK([.I604]);&quot;1_BddMergeFailed&quot;;IF(ISBLANK([.L604]);&quot;2_FactorGraphFailed&quot;;IF(ISBLANK([.O6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122" calcext:value-type="float">
            <text:p>16122</text:p>
          </table:table-cell>
          <table:table-cell office:value-type="float" office:value="5848" calcext:value-type="float">
            <text:p>5848</text:p>
          </table:table-cell>
          <table:table-cell office:value-type="float" office:value="0.02" calcext:value-type="float">
            <text:p>0.02</text:p>
          </table:table-cell>
          <table:table-cell office:value-type="float" office:value="4.13" calcext:value-type="float">
            <text:p>4.13</text:p>
          </table:table-cell>
          <table:table-cell office:value-type="float" office:value="159.19" calcext:value-type="float">
            <text:p>159.19</text:p>
          </table:table-cell>
          <table:table-cell office:value-type="float" office:value="615" calcext:value-type="float">
            <text:p>615</text:p>
          </table:table-cell>
          <table:table-cell office:value-type="float" office:value="187" calcext:value-type="float">
            <text:p>187</text:p>
          </table:table-cell>
          <table:table-cell office:value-type="float" office:value="0.41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8_unsigned_64.qdimacs</text:p>
          </table:table-cell>
          <table:table-cell table:formula="of:=IF([.C605]=&quot;Y&quot;;&quot;5_Solved&quot;;IF(ISBLANK([.I605]);&quot;1_BddMergeFailed&quot;;IF(ISBLANK([.L605]);&quot;2_FactorGraphFailed&quot;;IF(ISBLANK([.O6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122" calcext:value-type="float">
            <text:p>16122</text:p>
          </table:table-cell>
          <table:table-cell office:value-type="float" office:value="5848" calcext:value-type="float">
            <text:p>5848</text:p>
          </table:table-cell>
          <table:table-cell office:value-type="float" office:value="0.02" calcext:value-type="float">
            <text:p>0.02</text:p>
          </table:table-cell>
          <table:table-cell office:value-type="float" office:value="4.28" calcext:value-type="float">
            <text:p>4.28</text:p>
          </table:table-cell>
          <table:table-cell office:value-type="float" office:value="158.89" calcext:value-type="float">
            <text:p>158.89</text:p>
          </table:table-cell>
          <table:table-cell office:value-type="float" office:value="615" calcext:value-type="float">
            <text:p>615</text:p>
          </table:table-cell>
          <table:table-cell office:value-type="float" office:value="187" calcext:value-type="float">
            <text:p>187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6.33" calcext:value-type="float">
            <text:p>6.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8_signed_64.qdimacs</text:p>
          </table:table-cell>
          <table:table-cell table:formula="of:=IF([.C606]=&quot;Y&quot;;&quot;5_Solved&quot;;IF(ISBLANK([.I606]);&quot;1_BddMergeFailed&quot;;IF(ISBLANK([.L606]);&quot;2_FactorGraphFailed&quot;;IF(ISBLANK([.O6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146" calcext:value-type="float">
            <text:p>16146</text:p>
          </table:table-cell>
          <table:table-cell office:value-type="float" office:value="5854" calcext:value-type="float">
            <text:p>5854</text:p>
          </table:table-cell>
          <table:table-cell office:value-type="float" office:value="0.02" calcext:value-type="float">
            <text:p>0.02</text:p>
          </table:table-cell>
          <table:table-cell office:value-type="float" office:value="4.07" calcext:value-type="float">
            <text:p>4.07</text:p>
          </table:table-cell>
          <table:table-cell office:value-type="float" office:value="159.11" calcext:value-type="float">
            <text:p>159.11</text:p>
          </table:table-cell>
          <table:table-cell office:value-type="float" office:value="672" calcext:value-type="float">
            <text:p>672</text:p>
          </table:table-cell>
          <table:table-cell office:value-type="float" office:value="183" calcext:value-type="float">
            <text:p>18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6.95" calcext:value-type="float">
            <text:p>6.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8_signed_64.qdimacs</text:p>
          </table:table-cell>
          <table:table-cell table:formula="of:=IF([.C607]=&quot;Y&quot;;&quot;5_Solved&quot;;IF(ISBLANK([.I607]);&quot;1_BddMergeFailed&quot;;IF(ISBLANK([.L607]);&quot;2_FactorGraphFailed&quot;;IF(ISBLANK([.O6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146" calcext:value-type="float">
            <text:p>16146</text:p>
          </table:table-cell>
          <table:table-cell office:value-type="float" office:value="5854" calcext:value-type="float">
            <text:p>5854</text:p>
          </table:table-cell>
          <table:table-cell office:value-type="float" office:value="0.02" calcext:value-type="float">
            <text:p>0.02</text:p>
          </table:table-cell>
          <table:table-cell office:value-type="float" office:value="4.05" calcext:value-type="float">
            <text:p>4.05</text:p>
          </table:table-cell>
          <table:table-cell office:value-type="float" office:value="161.43" calcext:value-type="float">
            <text:p>161.43</text:p>
          </table:table-cell>
          <table:table-cell office:value-type="float" office:value="672" calcext:value-type="float">
            <text:p>672</text:p>
          </table:table-cell>
          <table:table-cell office:value-type="float" office:value="183" calcext:value-type="float">
            <text:p>183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6.29" calcext:value-type="float">
            <text:p>6.2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354_403.qdimacs</text:p>
          </table:table-cell>
          <table:table-cell table:formula="of:=IF([.C608]=&quot;Y&quot;;&quot;5_Solved&quot;;IF(ISBLANK([.I608]);&quot;1_BddMergeFailed&quot;;IF(ISBLANK([.L608]);&quot;2_FactorGraphFailed&quot;;IF(ISBLANK([.O60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5867" calcext:value-type="float">
            <text:p>5867</text:p>
          </table:table-cell>
          <table:table-cell office:value-type="float" office:value="0.02" calcext:value-type="float">
            <text:p>0.02</text:p>
          </table:table-cell>
          <table:table-cell office:value-type="float" office:value="4.97" calcext:value-type="float">
            <text:p>4.97</text:p>
          </table:table-cell>
          <table:table-cell office:value-type="float" office:value="206.94" calcext:value-type="float">
            <text:p>206.94</text:p>
          </table:table-cell>
          <table:table-cell office:value-type="float" office:value="427" calcext:value-type="float">
            <text:p>427</text:p>
          </table:table-cell>
          <table:table-cell office:value-type="float" office:value="188" calcext:value-type="float">
            <text:p>188</text:p>
          </table:table-cell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6.77" calcext:value-type="float">
            <text:p>6.7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1_354_403.qdimacs</text:p>
          </table:table-cell>
          <table:table-cell table:formula="of:=IF([.C609]=&quot;Y&quot;;&quot;5_Solved&quot;;IF(ISBLANK([.I609]);&quot;1_BddMergeFailed&quot;;IF(ISBLANK([.L609]);&quot;2_FactorGraphFailed&quot;;IF(ISBLANK([.O6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5867" calcext:value-type="float">
            <text:p>5867</text:p>
          </table:table-cell>
          <table:table-cell office:value-type="float" office:value="0.02" calcext:value-type="float">
            <text:p>0.02</text:p>
          </table:table-cell>
          <table:table-cell office:value-type="float" office:value="4.44" calcext:value-type="float">
            <text:p>4.44</text:p>
          </table:table-cell>
          <table:table-cell office:value-type="float" office:value="188.83" calcext:value-type="float">
            <text:p>188.83</text:p>
          </table:table-cell>
          <table:table-cell office:value-type="float" office:value="427" calcext:value-type="float">
            <text:p>427</text:p>
          </table:table-cell>
          <table:table-cell office:value-type="float" office:value="188" calcext:value-type="float">
            <text:p>188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6.05" calcext:value-type="float">
            <text:p>6.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68_417.qdimacs</text:p>
          </table:table-cell>
          <table:table-cell table:formula="of:=IF([.C610]=&quot;Y&quot;;&quot;5_Solved&quot;;IF(ISBLANK([.I610]);&quot;1_BddMergeFailed&quot;;IF(ISBLANK([.L610]);&quot;2_FactorGraphFailed&quot;;IF(ISBLANK([.O6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370" calcext:value-type="float">
            <text:p>20370</text:p>
          </table:table-cell>
          <table:table-cell office:value-type="float" office:value="5947" calcext:value-type="float">
            <text:p>5947</text:p>
          </table:table-cell>
          <table:table-cell office:value-type="float" office:value="0.02" calcext:value-type="float">
            <text:p>0.02</text:p>
          </table:table-cell>
          <table:table-cell office:value-type="float" office:value="4.98" calcext:value-type="float">
            <text:p>4.98</text:p>
          </table:table-cell>
          <table:table-cell office:value-type="float" office:value="207.36" calcext:value-type="float">
            <text:p>207.36</text:p>
          </table:table-cell>
          <table:table-cell office:value-type="float" office:value="434" calcext:value-type="float">
            <text:p>434</text:p>
          </table:table-cell>
          <table:table-cell office:value-type="float" office:value="188" calcext:value-type="float">
            <text:p>188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6.97" calcext:value-type="float">
            <text:p>6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368_417.qdimacs</text:p>
          </table:table-cell>
          <table:table-cell table:formula="of:=IF([.C611]=&quot;Y&quot;;&quot;5_Solved&quot;;IF(ISBLANK([.I611]);&quot;1_BddMergeFailed&quot;;IF(ISBLANK([.L611]);&quot;2_FactorGraphFailed&quot;;IF(ISBLANK([.O6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370" calcext:value-type="float">
            <text:p>20370</text:p>
          </table:table-cell>
          <table:table-cell office:value-type="float" office:value="5947" calcext:value-type="float">
            <text:p>5947</text:p>
          </table:table-cell>
          <table:table-cell office:value-type="float" office:value="0.02" calcext:value-type="float">
            <text:p>0.02</text:p>
          </table:table-cell>
          <table:table-cell office:value-type="float" office:value="4.59" calcext:value-type="float">
            <text:p>4.59</text:p>
          </table:table-cell>
          <table:table-cell office:value-type="float" office:value="199.37" calcext:value-type="float">
            <text:p>199.37</text:p>
          </table:table-cell>
          <table:table-cell office:value-type="float" office:value="434" calcext:value-type="float">
            <text:p>434</text:p>
          </table:table-cell>
          <table:table-cell office:value-type="float" office:value="188" calcext:value-type="float">
            <text:p>188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6.44" calcext:value-type="float">
            <text:p>6.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6.qdimacs</text:p>
          </table:table-cell>
          <table:table-cell table:formula="of:=IF([.C612]=&quot;Y&quot;;&quot;5_Solved&quot;;IF(ISBLANK([.I612]);&quot;1_BddMergeFailed&quot;;IF(ISBLANK([.L612]);&quot;2_FactorGraphFailed&quot;;IF(ISBLANK([.O6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256" calcext:value-type="float">
            <text:p>10256</text:p>
          </table:table-cell>
          <table:table-cell office:value-type="float" office:value="6141" calcext:value-type="float">
            <text:p>6141</text:p>
          </table:table-cell>
          <table:table-cell office:value-type="float" office:value="0.01" calcext:value-type="float">
            <text:p>0.01</text:p>
          </table:table-cell>
          <table:table-cell office:value-type="float" office:value="5.03" calcext:value-type="float">
            <text:p>5.03</text:p>
          </table:table-cell>
          <table:table-cell office:value-type="float" office:value="140.76" calcext:value-type="float">
            <text:p>140.76</text:p>
          </table:table-cell>
          <table:table-cell office:value-type="float" office:value="897" calcext:value-type="float">
            <text:p>897</text:p>
          </table:table-cell>
          <table:table-cell office:value-type="float" office:value="197" calcext:value-type="float">
            <text:p>197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5.qdimacs</text:p>
          </table:table-cell>
          <table:table-cell table:formula="of:=IF([.C613]=&quot;Y&quot;;&quot;5_Solved&quot;;IF(ISBLANK([.I613]);&quot;1_BddMergeFailed&quot;;IF(ISBLANK([.L613]);&quot;2_FactorGraphFailed&quot;;IF(ISBLANK([.O6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834" calcext:value-type="float">
            <text:p>17834</text:p>
          </table:table-cell>
          <table:table-cell office:value-type="float" office:value="6212" calcext:value-type="float">
            <text:p>6212</text:p>
          </table:table-cell>
          <table:table-cell office:value-type="float" office:value="0.02" calcext:value-type="float">
            <text:p>0.02</text:p>
          </table:table-cell>
          <table:table-cell office:value-type="float" office:value="5.05" calcext:value-type="float">
            <text:p>5.05</text:p>
          </table:table-cell>
          <table:table-cell office:value-type="float" office:value="213.43" calcext:value-type="float">
            <text:p>213.43</text:p>
          </table:table-cell>
          <table:table-cell office:value-type="float" office:value="559" calcext:value-type="float">
            <text:p>559</text:p>
          </table:table-cell>
          <table:table-cell office:value-type="float" office:value="196" calcext:value-type="float">
            <text:p>196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0.13" calcext:value-type="float">
            <text:p>0.13</text:p>
          </table:table-cell>
          <table:table-cell office:value-type="float" office:value="7.11" calcext:value-type="float">
            <text:p>7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6_67.qdimacs</text:p>
          </table:table-cell>
          <table:table-cell table:formula="of:=IF([.C614]=&quot;Y&quot;;&quot;5_Solved&quot;;IF(ISBLANK([.I614]);&quot;1_BddMergeFailed&quot;;IF(ISBLANK([.L614]);&quot;2_FactorGraphFailed&quot;;IF(ISBLANK([.O6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143" calcext:value-type="float">
            <text:p>24143</text:p>
          </table:table-cell>
          <table:table-cell office:value-type="float" office:value="6349" calcext:value-type="float">
            <text:p>6349</text:p>
          </table:table-cell>
          <table:table-cell office:value-type="float" office:value="0.03" calcext:value-type="float">
            <text:p>0.03</text:p>
          </table:table-cell>
          <table:table-cell office:value-type="float" office:value="5.29" calcext:value-type="float">
            <text:p>5.29</text:p>
          </table:table-cell>
          <table:table-cell office:value-type="float" office:value="233.93" calcext:value-type="float">
            <text:p>233.93</text:p>
          </table:table-cell>
          <table:table-cell office:value-type="float" office:value="500" calcext:value-type="float">
            <text:p>500</text:p>
          </table:table-cell>
          <table:table-cell office:value-type="float" office:value="204" calcext:value-type="float">
            <text:p>204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7.35" calcext:value-type="float">
            <text:p>7.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6_67.qdimacs</text:p>
          </table:table-cell>
          <table:table-cell table:formula="of:=IF([.C615]=&quot;Y&quot;;&quot;5_Solved&quot;;IF(ISBLANK([.I615]);&quot;1_BddMergeFailed&quot;;IF(ISBLANK([.L615]);&quot;2_FactorGraphFailed&quot;;IF(ISBLANK([.O61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143" calcext:value-type="float">
            <text:p>24143</text:p>
          </table:table-cell>
          <table:table-cell office:value-type="float" office:value="6349" calcext:value-type="float">
            <text:p>6349</text:p>
          </table:table-cell>
          <table:table-cell office:value-type="float" office:value="0.03" calcext:value-type="float">
            <text:p>0.03</text:p>
          </table:table-cell>
          <table:table-cell office:value-type="float" office:value="5.48" calcext:value-type="float">
            <text:p>5.48</text:p>
          </table:table-cell>
          <table:table-cell office:value-type="float" office:value="242.49" calcext:value-type="float">
            <text:p>242.49</text:p>
          </table:table-cell>
          <table:table-cell office:value-type="float" office:value="500" calcext:value-type="float">
            <text:p>500</text:p>
          </table:table-cell>
          <table:table-cell office:value-type="float" office:value="204" calcext:value-type="float">
            <text:p>204</text:p>
          </table:table-cell>
          <table:table-cell office:value-type="float" office:value="0.59" calcext:value-type="float">
            <text:p>0.59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7.48" calcext:value-type="float">
            <text:p>7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6_6_2.sat.qdimacs</text:p>
          </table:table-cell>
          <table:table-cell table:formula="of:=IF([.C616]=&quot;Y&quot;;&quot;5_Solved&quot;;IF(ISBLANK([.I616]);&quot;1_BddMergeFailed&quot;;IF(ISBLANK([.L616]);&quot;2_FactorGraphFailed&quot;;IF(ISBLANK([.O6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25" calcext:value-type="float">
            <text:p>19725</text:p>
          </table:table-cell>
          <table:table-cell office:value-type="float" office:value="6436" calcext:value-type="float">
            <text:p>6436</text:p>
          </table:table-cell>
          <table:table-cell office:value-type="float" office:value="0.02" calcext:value-type="float">
            <text:p>0.02</text:p>
          </table:table-cell>
          <table:table-cell office:value-type="float" office:value="5.1" calcext:value-type="float">
            <text:p>5.1</text:p>
          </table:table-cell>
          <table:table-cell office:value-type="float" office:value="220.91" calcext:value-type="float">
            <text:p>220.91</text:p>
          </table:table-cell>
          <table:table-cell office:value-type="float" office:value="556" calcext:value-type="float">
            <text:p>556</text:p>
          </table:table-cell>
          <table:table-cell office:value-type="float" office:value="209" calcext:value-type="float">
            <text:p>209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office:value-type="float" office:value="7.02" calcext:value-type="float">
            <text:p>7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6_6_2.sat.qdimacs</text:p>
          </table:table-cell>
          <table:table-cell table:formula="of:=IF([.C617]=&quot;Y&quot;;&quot;5_Solved&quot;;IF(ISBLANK([.I617]);&quot;1_BddMergeFailed&quot;;IF(ISBLANK([.L617]);&quot;2_FactorGraphFailed&quot;;IF(ISBLANK([.O6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725" calcext:value-type="float">
            <text:p>19725</text:p>
          </table:table-cell>
          <table:table-cell office:value-type="float" office:value="6436" calcext:value-type="float">
            <text:p>6436</text:p>
          </table:table-cell>
          <table:table-cell office:value-type="float" office:value="0.02" calcext:value-type="float">
            <text:p>0.02</text:p>
          </table:table-cell>
          <table:table-cell office:value-type="float" office:value="6.31" calcext:value-type="float">
            <text:p>6.31</text:p>
          </table:table-cell>
          <table:table-cell office:value-type="float" office:value="258.01" calcext:value-type="float">
            <text:p>258.01</text:p>
          </table:table-cell>
          <table:table-cell office:value-type="float" office:value="556" calcext:value-type="float">
            <text:p>556</text:p>
          </table:table-cell>
          <table:table-cell office:value-type="float" office:value="209" calcext:value-type="float">
            <text:p>209</text:p>
          </table:table-cell>
          <table:table-cell office:value-type="float" office:value="0.59" calcext:value-type="float">
            <text:p>0.5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8.22" calcext:value-type="float">
            <text:p>8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8.qdimacs</text:p>
          </table:table-cell>
          <table:table-cell table:formula="of:=IF([.C618]=&quot;Y&quot;;&quot;5_Solved&quot;;IF(ISBLANK([.I618]);&quot;1_BddMergeFailed&quot;;IF(ISBLANK([.L618]);&quot;2_FactorGraphFailed&quot;;IF(ISBLANK([.O6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778" calcext:value-type="float">
            <text:p>10778</text:p>
          </table:table-cell>
          <table:table-cell office:value-type="float" office:value="6443" calcext:value-type="float">
            <text:p>6443</text:p>
          </table:table-cell>
          <table:table-cell office:value-type="float" office:value="0.01" calcext:value-type="float">
            <text:p>0.01</text:p>
          </table:table-cell>
          <table:table-cell office:value-type="float" office:value="5.4" calcext:value-type="float">
            <text:p>5.4</text:p>
          </table:table-cell>
          <table:table-cell office:value-type="float" office:value="157.91" calcext:value-type="float">
            <text:p>157.91</text:p>
          </table:table-cell>
          <table:table-cell office:value-type="float" office:value="653" calcext:value-type="float">
            <text:p>653</text:p>
          </table:table-cell>
          <table:table-cell office:value-type="float" office:value="201" calcext:value-type="float">
            <text:p>201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 office:value-type="float" office:value="6.91" calcext:value-type="float">
            <text:p>6.9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8.qdimacs</text:p>
          </table:table-cell>
          <table:table-cell table:formula="of:=IF([.C619]=&quot;Y&quot;;&quot;5_Solved&quot;;IF(ISBLANK([.I619]);&quot;1_BddMergeFailed&quot;;IF(ISBLANK([.L619]);&quot;2_FactorGraphFailed&quot;;IF(ISBLANK([.O6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0778" calcext:value-type="float">
            <text:p>10778</text:p>
          </table:table-cell>
          <table:table-cell office:value-type="float" office:value="6443" calcext:value-type="float">
            <text:p>6443</text:p>
          </table:table-cell>
          <table:table-cell office:value-type="float" office:value="0.01" calcext:value-type="float">
            <text:p>0.01</text:p>
          </table:table-cell>
          <table:table-cell office:value-type="float" office:value="5.63" calcext:value-type="float">
            <text:p>5.63</text:p>
          </table:table-cell>
          <table:table-cell office:value-type="float" office:value="152.73" calcext:value-type="float">
            <text:p>152.73</text:p>
          </table:table-cell>
          <table:table-cell office:value-type="float" office:value="653" calcext:value-type="float">
            <text:p>653</text:p>
          </table:table-cell>
          <table:table-cell office:value-type="float" office:value="201" calcext:value-type="float">
            <text:p>201</text:p>
          </table:table-cell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 office:value-type="float" office:value="7.26" calcext:value-type="float">
            <text:p>7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4_4_2.sat.qdimacs</text:p>
          </table:table-cell>
          <table:table-cell table:formula="of:=IF([.C620]=&quot;Y&quot;;&quot;5_Solved&quot;;IF(ISBLANK([.I620]);&quot;1_BddMergeFailed&quot;;IF(ISBLANK([.L620]);&quot;2_FactorGraphFailed&quot;;IF(ISBLANK([.O6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353" calcext:value-type="float">
            <text:p>19353</text:p>
          </table:table-cell>
          <table:table-cell office:value-type="float" office:value="6450" calcext:value-type="float">
            <text:p>6450</text:p>
          </table:table-cell>
          <table:table-cell office:value-type="float" office:value="0.02" calcext:value-type="float">
            <text:p>0.02</text:p>
          </table:table-cell>
          <table:table-cell office:value-type="float" office:value="5.48" calcext:value-type="float">
            <text:p>5.48</text:p>
          </table:table-cell>
          <table:table-cell office:value-type="float" office:value="244.4" calcext:value-type="float">
            <text:p>244.4</text:p>
          </table:table-cell>
          <table:table-cell office:value-type="float" office:value="517" calcext:value-type="float">
            <text:p>517</text:p>
          </table:table-cell>
          <table:table-cell office:value-type="float" office:value="211" calcext:value-type="float">
            <text:p>211</text:p>
          </table:table-cell>
          <table:table-cell office:value-type="float" office:value="0.4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4_4_2.sat.qdimacs</text:p>
          </table:table-cell>
          <table:table-cell table:formula="of:=IF([.C621]=&quot;Y&quot;;&quot;5_Solved&quot;;IF(ISBLANK([.I621]);&quot;1_BddMergeFailed&quot;;IF(ISBLANK([.L621]);&quot;2_FactorGraphFailed&quot;;IF(ISBLANK([.O6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353" calcext:value-type="float">
            <text:p>19353</text:p>
          </table:table-cell>
          <table:table-cell office:value-type="float" office:value="6450" calcext:value-type="float">
            <text:p>6450</text:p>
          </table:table-cell>
          <table:table-cell office:value-type="float" office:value="0.02" calcext:value-type="float">
            <text:p>0.02</text:p>
          </table:table-cell>
          <table:table-cell office:value-type="float" office:value="5.42" calcext:value-type="float">
            <text:p>5.42</text:p>
          </table:table-cell>
          <table:table-cell office:value-type="float" office:value="243.76" calcext:value-type="float">
            <text:p>243.76</text:p>
          </table:table-cell>
          <table:table-cell office:value-type="float" office:value="517" calcext:value-type="float">
            <text:p>517</text:p>
          </table:table-cell>
          <table:table-cell office:value-type="float" office:value="211" calcext:value-type="float">
            <text:p>211</text:p>
          </table:table-cell>
          <table:table-cell office:value-type="float" office:value="0.43" calcext:value-type="float">
            <text:p>0.43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float" office:value="7.03" calcext:value-type="float">
            <text:p>7.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1024.qdimacs</text:p>
          </table:table-cell>
          <table:table-cell table:formula="of:=IF([.C622]=&quot;Y&quot;;&quot;5_Solved&quot;;IF(ISBLANK([.I622]);&quot;1_BddMergeFailed&quot;;IF(ISBLANK([.L622]);&quot;2_FactorGraphFailed&quot;;IF(ISBLANK([.O622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19142" calcext:value-type="float">
            <text:p>19142</text:p>
          </table:table-cell>
          <table:table-cell office:value-type="float" office:value="6498" calcext:value-type="float">
            <text:p>6498</text:p>
          </table:table-cell>
          <table:table-cell office:value-type="float" office:value="0.02" calcext:value-type="float">
            <text:p>0.02</text:p>
          </table:table-cell>
          <table:table-cell office:value-type="float" office:value="1.84" calcext:value-type="float">
            <text:p>1.84</text:p>
          </table:table-cell>
          <table:table-cell office:value-type="float" office:value="140.97" calcext:value-type="float">
            <text:p>140.97</text:p>
          </table:table-cell>
          <table:table-cell office:value-type="float" office:value="948" calcext:value-type="float">
            <text:p>948</text:p>
          </table:table-cell>
          <table:table-cell office:value-type="float" office:value="213" calcext:value-type="float">
            <text:p>213</text:p>
          </table:table-cell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  <table:table-cell office:value-type="float" office:value="8.01" calcext:value-type="float">
            <text:p>8.01</text:p>
          </table:table-cell>
          <table:table-cell office:value-type="float" office:value="38" calcext:value-type="float">
            <text:p>38</text:p>
          </table:table-cell>
          <table:table-cell office:value-type="float" office:value="128379535" calcext:value-type="float">
            <text:p>128379535</text:p>
          </table:table-cell>
          <table:table-cell office:value-type="float" office:value="83" calcext:value-type="float">
            <text:p>83</text:p>
          </table:table-cell>
          <table:table-cell office:value-type="float" office:value="642.048" calcext:value-type="float">
            <text:p>642.048</text:p>
          </table:table-cell>
          <table:table-cell office:value-type="float" office:value="276.629" calcext:value-type="float">
            <text:p>276.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1024.qdimacs</text:p>
          </table:table-cell>
          <table:table-cell table:formula="of:=IF([.C623]=&quot;Y&quot;;&quot;5_Solved&quot;;IF(ISBLANK([.I623]);&quot;1_BddMergeFailed&quot;;IF(ISBLANK([.L623]);&quot;2_FactorGraphFailed&quot;;IF(ISBLANK([.O6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142" calcext:value-type="float">
            <text:p>19142</text:p>
          </table:table-cell>
          <table:table-cell office:value-type="float" office:value="6498" calcext:value-type="float">
            <text:p>6498</text:p>
          </table:table-cell>
          <table:table-cell office:value-type="float" office:value="0.02" calcext:value-type="float">
            <text:p>0.02</text:p>
          </table:table-cell>
          <table:table-cell office:value-type="float" office:value="1.78" calcext:value-type="float">
            <text:p>1.78</text:p>
          </table:table-cell>
          <table:table-cell office:value-type="float" office:value="131.02" calcext:value-type="float">
            <text:p>131.02</text:p>
          </table:table-cell>
          <table:table-cell office:value-type="float" office:value="994" calcext:value-type="float">
            <text:p>994</text:p>
          </table:table-cell>
          <table:table-cell office:value-type="float" office:value="206" calcext:value-type="float">
            <text:p>206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.96" calcext:value-type="float">
            <text:p>6.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4.qdimacs</text:p>
          </table:table-cell>
          <table:table-cell table:formula="of:=IF([.C624]=&quot;Y&quot;;&quot;5_Solved&quot;;IF(ISBLANK([.I624]);&quot;1_BddMergeFailed&quot;;IF(ISBLANK([.L624]);&quot;2_FactorGraphFailed&quot;;IF(ISBLANK([.O6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598" calcext:value-type="float">
            <text:p>19598</text:p>
          </table:table-cell>
          <table:table-cell office:value-type="float" office:value="6608" calcext:value-type="float">
            <text:p>6608</text:p>
          </table:table-cell>
          <table:table-cell office:value-type="float" office:value="0.02" calcext:value-type="float">
            <text:p>0.02</text:p>
          </table:table-cell>
          <table:table-cell office:value-type="float" office:value="5.99" calcext:value-type="float">
            <text:p>5.99</text:p>
          </table:table-cell>
          <table:table-cell office:value-type="float" office:value="237.01" calcext:value-type="float">
            <text:p>237.01</text:p>
          </table:table-cell>
          <table:table-cell office:value-type="float" office:value="573" calcext:value-type="float">
            <text:p>573</text:p>
          </table:table-cell>
          <table:table-cell office:value-type="float" office:value="207" calcext:value-type="float">
            <text:p>207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8.01" calcext:value-type="float">
            <text:p>8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4.qdimacs</text:p>
          </table:table-cell>
          <table:table-cell table:formula="of:=IF([.C625]=&quot;Y&quot;;&quot;5_Solved&quot;;IF(ISBLANK([.I625]);&quot;1_BddMergeFailed&quot;;IF(ISBLANK([.L625]);&quot;2_FactorGraphFailed&quot;;IF(ISBLANK([.O62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598" calcext:value-type="float">
            <text:p>19598</text:p>
          </table:table-cell>
          <table:table-cell office:value-type="float" office:value="6608" calcext:value-type="float">
            <text:p>6608</text:p>
          </table:table-cell>
          <table:table-cell office:value-type="float" office:value="0.02" calcext:value-type="float">
            <text:p>0.02</text:p>
          </table:table-cell>
          <table:table-cell office:value-type="float" office:value="5.85" calcext:value-type="float">
            <text:p>5.85</text:p>
          </table:table-cell>
          <table:table-cell office:value-type="float" office:value="237.18" calcext:value-type="float">
            <text:p>237.18</text:p>
          </table:table-cell>
          <table:table-cell office:value-type="float" office:value="573" calcext:value-type="float">
            <text:p>573</text:p>
          </table:table-cell>
          <table:table-cell office:value-type="float" office:value="207" calcext:value-type="float">
            <text:p>207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7.6" calcext:value-type="float">
            <text:p>7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1_unsigned_64.qdimacs</text:p>
          </table:table-cell>
          <table:table-cell table:formula="of:=IF([.C626]=&quot;Y&quot;;&quot;5_Solved&quot;;IF(ISBLANK([.I626]);&quot;1_BddMergeFailed&quot;;IF(ISBLANK([.L626]);&quot;2_FactorGraphFailed&quot;;IF(ISBLANK([.O6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273" calcext:value-type="float">
            <text:p>17273</text:p>
          </table:table-cell>
          <table:table-cell office:value-type="float" office:value="6620" calcext:value-type="float">
            <text:p>6620</text:p>
          </table:table-cell>
          <table:table-cell office:value-type="float" office:value="0.02" calcext:value-type="float">
            <text:p>0.02</text:p>
          </table:table-cell>
          <table:table-cell office:value-type="float" office:value="6.39" calcext:value-type="float">
            <text:p>6.39</text:p>
          </table:table-cell>
          <table:table-cell office:value-type="float" office:value="230.11" calcext:value-type="float">
            <text:p>230.11</text:p>
          </table:table-cell>
          <table:table-cell office:value-type="float" office:value="858" calcext:value-type="float">
            <text:p>858</text:p>
          </table:table-cell>
          <table:table-cell office:value-type="float" office:value="210" calcext:value-type="float">
            <text:p>210</text:p>
          </table:table-cell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8.39" calcext:value-type="float">
            <text:p>8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1_unsigned_64.qdimacs</text:p>
          </table:table-cell>
          <table:table-cell table:formula="of:=IF([.C627]=&quot;Y&quot;;&quot;5_Solved&quot;;IF(ISBLANK([.I627]);&quot;1_BddMergeFailed&quot;;IF(ISBLANK([.L627]);&quot;2_FactorGraphFailed&quot;;IF(ISBLANK([.O62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273" calcext:value-type="float">
            <text:p>17273</text:p>
          </table:table-cell>
          <table:table-cell office:value-type="float" office:value="6620" calcext:value-type="float">
            <text:p>6620</text:p>
          </table:table-cell>
          <table:table-cell office:value-type="float" office:value="0.02" calcext:value-type="float">
            <text:p>0.02</text:p>
          </table:table-cell>
          <table:table-cell office:value-type="float" office:value="5.59" calcext:value-type="float">
            <text:p>5.59</text:p>
          </table:table-cell>
          <table:table-cell office:value-type="float" office:value="215.99" calcext:value-type="float">
            <text:p>215.99</text:p>
          </table:table-cell>
          <table:table-cell office:value-type="float" office:value="858" calcext:value-type="float">
            <text:p>858</text:p>
          </table:table-cell>
          <table:table-cell office:value-type="float" office:value="210" calcext:value-type="float">
            <text:p>210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7.94" calcext:value-type="float">
            <text:p>7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1_signed_64.qdimacs</text:p>
          </table:table-cell>
          <table:table-cell table:formula="of:=IF([.C628]=&quot;Y&quot;;&quot;5_Solved&quot;;IF(ISBLANK([.I628]);&quot;1_BddMergeFailed&quot;;IF(ISBLANK([.L628]);&quot;2_FactorGraphFailed&quot;;IF(ISBLANK([.O6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297" calcext:value-type="float">
            <text:p>17297</text:p>
          </table:table-cell>
          <table:table-cell office:value-type="float" office:value="6626" calcext:value-type="float">
            <text:p>6626</text:p>
          </table:table-cell>
          <table:table-cell office:value-type="float" office:value="0.02" calcext:value-type="float">
            <text:p>0.02</text:p>
          </table:table-cell>
          <table:table-cell office:value-type="float" office:value="5.41" calcext:value-type="float">
            <text:p>5.41</text:p>
          </table:table-cell>
          <table:table-cell office:value-type="float" office:value="214.86" calcext:value-type="float">
            <text:p>214.86</text:p>
          </table:table-cell>
          <table:table-cell office:value-type="float" office:value="857" calcext:value-type="float">
            <text:p>857</text:p>
          </table:table-cell>
          <table:table-cell office:value-type="float" office:value="210" calcext:value-type="float">
            <text:p>210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8.04" calcext:value-type="float">
            <text:p>8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31_signed_64.qdimacs</text:p>
          </table:table-cell>
          <table:table-cell table:formula="of:=IF([.C629]=&quot;Y&quot;;&quot;5_Solved&quot;;IF(ISBLANK([.I629]);&quot;1_BddMergeFailed&quot;;IF(ISBLANK([.L629]);&quot;2_FactorGraphFailed&quot;;IF(ISBLANK([.O62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297" calcext:value-type="float">
            <text:p>17297</text:p>
          </table:table-cell>
          <table:table-cell office:value-type="float" office:value="6626" calcext:value-type="float">
            <text:p>6626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221.38" calcext:value-type="float">
            <text:p>221.38</text:p>
          </table:table-cell>
          <table:table-cell office:value-type="float" office:value="857" calcext:value-type="float">
            <text:p>857</text:p>
          </table:table-cell>
          <table:table-cell office:value-type="float" office:value="210" calcext:value-type="float">
            <text:p>210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7.85" calcext:value-type="float">
            <text:p>7.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pa_C26_comp2_REAL.sat.qdimacs</text:p>
          </table:table-cell>
          <table:table-cell table:formula="of:=IF([.C630]=&quot;Y&quot;;&quot;5_Solved&quot;;IF(ISBLANK([.I630]);&quot;1_BddMergeFailed&quot;;IF(ISBLANK([.L630]);&quot;2_FactorGraphFailed&quot;;IF(ISBLANK([.O6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424" calcext:value-type="float">
            <text:p>19424</text:p>
          </table:table-cell>
          <table:table-cell office:value-type="float" office:value="6644" calcext:value-type="float">
            <text:p>6644</text:p>
          </table:table-cell>
          <table:table-cell office:value-type="float" office:value="0.02" calcext:value-type="float">
            <text:p>0.02</text:p>
          </table:table-cell>
          <table:table-cell office:value-type="float" office:value="5.66" calcext:value-type="float">
            <text:p>5.66</text:p>
          </table:table-cell>
          <table:table-cell office:value-type="float" office:value="233.35" calcext:value-type="float">
            <text:p>233.35</text:p>
          </table:table-cell>
          <table:table-cell office:value-type="float" office:value="741" calcext:value-type="float">
            <text:p>741</text:p>
          </table:table-cell>
          <table:table-cell office:value-type="float" office:value="214" calcext:value-type="float">
            <text:p>214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float" office:value="8.31" calcext:value-type="float">
            <text:p>8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6.A#48.c#.w#7.s#56.asp.qdimacs</text:p>
          </table:table-cell>
          <table:table-cell table:formula="of:=IF([.C631]=&quot;Y&quot;;&quot;5_Solved&quot;;IF(ISBLANK([.I631]);&quot;1_BddMergeFailed&quot;;IF(ISBLANK([.L631]);&quot;2_FactorGraphFailed&quot;;IF(ISBLANK([.O6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486" calcext:value-type="float">
            <text:p>19486</text:p>
          </table:table-cell>
          <table:table-cell office:value-type="float" office:value="6659" calcext:value-type="float">
            <text:p>6659</text:p>
          </table:table-cell>
          <table:table-cell office:value-type="float" office:value="0.02" calcext:value-type="float">
            <text:p>0.02</text:p>
          </table:table-cell>
          <table:table-cell office:value-type="float" office:value="6.17" calcext:value-type="float">
            <text:p>6.17</text:p>
          </table:table-cell>
          <table:table-cell office:value-type="float" office:value="268.29" calcext:value-type="float">
            <text:p>268.29</text:p>
          </table:table-cell>
          <table:table-cell office:value-type="float" office:value="621" calcext:value-type="float">
            <text:p>621</text:p>
          </table:table-cell>
          <table:table-cell office:value-type="float" office:value="214" calcext:value-type="float">
            <text:p>214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7.58" calcext:value-type="float">
            <text:p>7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6.A#48.c#.w#7.s#56.asp.qdimacs</text:p>
          </table:table-cell>
          <table:table-cell table:formula="of:=IF([.C632]=&quot;Y&quot;;&quot;5_Solved&quot;;IF(ISBLANK([.I632]);&quot;1_BddMergeFailed&quot;;IF(ISBLANK([.L632]);&quot;2_FactorGraphFailed&quot;;IF(ISBLANK([.O6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486" calcext:value-type="float">
            <text:p>19486</text:p>
          </table:table-cell>
          <table:table-cell office:value-type="float" office:value="6659" calcext:value-type="float">
            <text:p>6659</text:p>
          </table:table-cell>
          <table:table-cell office:value-type="float" office:value="0.02" calcext:value-type="float">
            <text:p>0.02</text:p>
          </table:table-cell>
          <table:table-cell office:value-type="float" office:value="6.16" calcext:value-type="float">
            <text:p>6.16</text:p>
          </table:table-cell>
          <table:table-cell office:value-type="float" office:value="264.27" calcext:value-type="float">
            <text:p>264.27</text:p>
          </table:table-cell>
          <table:table-cell office:value-type="float" office:value="621" calcext:value-type="float">
            <text:p>621</text:p>
          </table:table-cell>
          <table:table-cell office:value-type="float" office:value="214" calcext:value-type="float">
            <text:p>214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7.99" calcext:value-type="float">
            <text:p>7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6_7_1.sat.qdimacs</text:p>
          </table:table-cell>
          <table:table-cell table:formula="of:=IF([.C633]=&quot;Y&quot;;&quot;5_Solved&quot;;IF(ISBLANK([.I633]);&quot;1_BddMergeFailed&quot;;IF(ISBLANK([.L633]);&quot;2_FactorGraphFailed&quot;;IF(ISBLANK([.O6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351" calcext:value-type="float">
            <text:p>20351</text:p>
          </table:table-cell>
          <table:table-cell office:value-type="float" office:value="6733" calcext:value-type="float">
            <text:p>6733</text:p>
          </table:table-cell>
          <table:table-cell office:value-type="float" office:value="0.02" calcext:value-type="float">
            <text:p>0.02</text:p>
          </table:table-cell>
          <table:table-cell office:value-type="float" office:value="6.19" calcext:value-type="float">
            <text:p>6.19</text:p>
          </table:table-cell>
          <table:table-cell office:value-type="float" office:value="267.69" calcext:value-type="float">
            <text:p>267.69</text:p>
          </table:table-cell>
          <table:table-cell office:value-type="float" office:value="578" calcext:value-type="float">
            <text:p>578</text:p>
          </table:table-cell>
          <table:table-cell office:value-type="float" office:value="215" calcext:value-type="float">
            <text:p>215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9.09" calcext:value-type="float">
            <text:p>9.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3_70.qdimacs</text:p>
          </table:table-cell>
          <table:table-cell table:formula="of:=IF([.C634]=&quot;Y&quot;;&quot;5_Solved&quot;;IF(ISBLANK([.I634]);&quot;1_BddMergeFailed&quot;;IF(ISBLANK([.L634]);&quot;2_FactorGraphFailed&quot;;IF(ISBLANK([.O63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910" calcext:value-type="float">
            <text:p>25910</text:p>
          </table:table-cell>
          <table:table-cell office:value-type="float" office:value="6784" calcext:value-type="float">
            <text:p>6784</text:p>
          </table:table-cell>
          <table:table-cell office:value-type="float" office:value="0.03" calcext:value-type="float">
            <text:p>0.03</text:p>
          </table:table-cell>
          <table:table-cell office:value-type="float" office:value="6.51" calcext:value-type="float">
            <text:p>6.51</text:p>
          </table:table-cell>
          <table:table-cell office:value-type="float" office:value="260.85" calcext:value-type="float">
            <text:p>260.85</text:p>
          </table:table-cell>
          <table:table-cell office:value-type="float" office:value="512" calcext:value-type="float">
            <text:p>512</text:p>
          </table:table-cell>
          <table:table-cell office:value-type="float" office:value="214" calcext:value-type="float">
            <text:p>214</text:p>
          </table:table-cell>
          <table:table-cell office:value-type="float" office:value="0.62" calcext:value-type="float">
            <text:p>0.62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8.43" calcext:value-type="float">
            <text:p>8.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3_70.qdimacs</text:p>
          </table:table-cell>
          <table:table-cell table:formula="of:=IF([.C635]=&quot;Y&quot;;&quot;5_Solved&quot;;IF(ISBLANK([.I635]);&quot;1_BddMergeFailed&quot;;IF(ISBLANK([.L635]);&quot;2_FactorGraphFailed&quot;;IF(ISBLANK([.O63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910" calcext:value-type="float">
            <text:p>25910</text:p>
          </table:table-cell>
          <table:table-cell office:value-type="float" office:value="6784" calcext:value-type="float">
            <text:p>6784</text:p>
          </table:table-cell>
          <table:table-cell office:value-type="float" office:value="0.03" calcext:value-type="float">
            <text:p>0.03</text:p>
          </table:table-cell>
          <table:table-cell office:value-type="float" office:value="6.31" calcext:value-type="float">
            <text:p>6.31</text:p>
          </table:table-cell>
          <table:table-cell office:value-type="float" office:value="261.6" calcext:value-type="float">
            <text:p>261.6</text:p>
          </table:table-cell>
          <table:table-cell office:value-type="float" office:value="512" calcext:value-type="float">
            <text:p>512</text:p>
          </table:table-cell>
          <table:table-cell office:value-type="float" office:value="214" calcext:value-type="float">
            <text:p>214</text:p>
          </table:table-cell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8.32" calcext:value-type="float">
            <text:p>8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1_unsigned_64.qdimacs</text:p>
          </table:table-cell>
          <table:table-cell table:formula="of:=IF([.C636]=&quot;Y&quot;;&quot;5_Solved&quot;;IF(ISBLANK([.I636]);&quot;1_BddMergeFailed&quot;;IF(ISBLANK([.L636]);&quot;2_FactorGraphFailed&quot;;IF(ISBLANK([.O6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427" calcext:value-type="float">
            <text:p>17427</text:p>
          </table:table-cell>
          <table:table-cell office:value-type="float" office:value="6818" calcext:value-type="float">
            <text:p>6818</text:p>
          </table:table-cell>
          <table:table-cell office:value-type="float" office:value="0.02" calcext:value-type="float">
            <text:p>0.02</text:p>
          </table:table-cell>
          <table:table-cell office:value-type="float" office:value="6.03" calcext:value-type="float">
            <text:p>6.03</text:p>
          </table:table-cell>
          <table:table-cell office:value-type="float" office:value="218.85" calcext:value-type="float">
            <text:p>218.85</text:p>
          </table:table-cell>
          <table:table-cell office:value-type="float" office:value="699" calcext:value-type="float">
            <text:p>699</text:p>
          </table:table-cell>
          <table:table-cell office:value-type="float" office:value="215" calcext:value-type="float">
            <text:p>215</text:p>
          </table:table-cell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8.17" calcext:value-type="float">
            <text:p>8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1_unsigned_64.qdimacs</text:p>
          </table:table-cell>
          <table:table-cell table:formula="of:=IF([.C637]=&quot;Y&quot;;&quot;5_Solved&quot;;IF(ISBLANK([.I637]);&quot;1_BddMergeFailed&quot;;IF(ISBLANK([.L637]);&quot;2_FactorGraphFailed&quot;;IF(ISBLANK([.O6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427" calcext:value-type="float">
            <text:p>17427</text:p>
          </table:table-cell>
          <table:table-cell office:value-type="float" office:value="6818" calcext:value-type="float">
            <text:p>6818</text:p>
          </table:table-cell>
          <table:table-cell office:value-type="float" office:value="0.02" calcext:value-type="float">
            <text:p>0.02</text:p>
          </table:table-cell>
          <table:table-cell office:value-type="float" office:value="6.54" calcext:value-type="float">
            <text:p>6.54</text:p>
          </table:table-cell>
          <table:table-cell office:value-type="float" office:value="236.63" calcext:value-type="float">
            <text:p>236.63</text:p>
          </table:table-cell>
          <table:table-cell office:value-type="float" office:value="699" calcext:value-type="float">
            <text:p>699</text:p>
          </table:table-cell>
          <table:table-cell office:value-type="float" office:value="215" calcext:value-type="float">
            <text:p>215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9.38" calcext:value-type="float">
            <text:p>9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1_signed_64.qdimacs</text:p>
          </table:table-cell>
          <table:table-cell table:formula="of:=IF([.C638]=&quot;Y&quot;;&quot;5_Solved&quot;;IF(ISBLANK([.I638]);&quot;1_BddMergeFailed&quot;;IF(ISBLANK([.L638]);&quot;2_FactorGraphFailed&quot;;IF(ISBLANK([.O63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451" calcext:value-type="float">
            <text:p>17451</text:p>
          </table:table-cell>
          <table:table-cell office:value-type="float" office:value="6824" calcext:value-type="float">
            <text:p>6824</text:p>
          </table:table-cell>
          <table:table-cell office:value-type="float" office:value="0.02" calcext:value-type="float">
            <text:p>0.02</text:p>
          </table:table-cell>
          <table:table-cell office:value-type="float" office:value="5.8" calcext:value-type="float">
            <text:p>5.8</text:p>
          </table:table-cell>
          <table:table-cell office:value-type="float" office:value="223.28" calcext:value-type="float">
            <text:p>223.28</text:p>
          </table:table-cell>
          <table:table-cell office:value-type="float" office:value="696" calcext:value-type="float">
            <text:p>696</text:p>
          </table:table-cell>
          <table:table-cell office:value-type="float" office:value="215" calcext:value-type="float">
            <text:p>215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8.47" calcext:value-type="float">
            <text:p>8.4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func41_signed_64.qdimacs</text:p>
          </table:table-cell>
          <table:table-cell table:formula="of:=IF([.C639]=&quot;Y&quot;;&quot;5_Solved&quot;;IF(ISBLANK([.I639]);&quot;1_BddMergeFailed&quot;;IF(ISBLANK([.L639]);&quot;2_FactorGraphFailed&quot;;IF(ISBLANK([.O63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451" calcext:value-type="float">
            <text:p>17451</text:p>
          </table:table-cell>
          <table:table-cell office:value-type="float" office:value="6824" calcext:value-type="float">
            <text:p>6824</text:p>
          </table:table-cell>
          <table:table-cell office:value-type="float" office:value="0.02" calcext:value-type="float">
            <text:p>0.02</text:p>
          </table:table-cell>
          <table:table-cell office:value-type="float" office:value="6.31" calcext:value-type="float">
            <text:p>6.31</text:p>
          </table:table-cell>
          <table:table-cell office:value-type="float" office:value="216.47" calcext:value-type="float">
            <text:p>216.47</text:p>
          </table:table-cell>
          <table:table-cell office:value-type="float" office:value="696" calcext:value-type="float">
            <text:p>696</text:p>
          </table:table-cell>
          <table:table-cell office:value-type="float" office:value="215" calcext:value-type="float">
            <text:p>215</text:p>
          </table:table-cell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7.61" calcext:value-type="float">
            <text:p>7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128y.sat.qdimacs</text:p>
          </table:table-cell>
          <table:table-cell table:formula="of:=IF([.C640]=&quot;Y&quot;;&quot;5_Solved&quot;;IF(ISBLANK([.I640]);&quot;1_BddMergeFailed&quot;;IF(ISBLANK([.L640]);&quot;2_FactorGraphFailed&quot;;IF(ISBLANK([.O6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255" calcext:value-type="float">
            <text:p>20255</text:p>
          </table:table-cell>
          <table:table-cell office:value-type="float" office:value="6934" calcext:value-type="float">
            <text:p>6934</text:p>
          </table:table-cell>
          <table:table-cell office:value-type="float" office:value="0.02" calcext:value-type="float">
            <text:p>0.02</text:p>
          </table:table-cell>
          <table:table-cell office:value-type="float" office:value="6.51" calcext:value-type="float">
            <text:p>6.51</text:p>
          </table:table-cell>
          <table:table-cell office:value-type="float" office:value="306.02" calcext:value-type="float">
            <text:p>306.02</text:p>
          </table:table-cell>
          <table:table-cell office:value-type="float" office:value="629" calcext:value-type="float">
            <text:p>629</text:p>
          </table:table-cell>
          <table:table-cell office:value-type="float" office:value="222" calcext:value-type="float">
            <text:p>222</text:p>
          </table:table-cell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8.43" calcext:value-type="float">
            <text:p>8.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128y.sat.qdimacs</text:p>
          </table:table-cell>
          <table:table-cell table:formula="of:=IF([.C641]=&quot;Y&quot;;&quot;5_Solved&quot;;IF(ISBLANK([.I641]);&quot;1_BddMergeFailed&quot;;IF(ISBLANK([.L641]);&quot;2_FactorGraphFailed&quot;;IF(ISBLANK([.O6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255" calcext:value-type="float">
            <text:p>20255</text:p>
          </table:table-cell>
          <table:table-cell office:value-type="float" office:value="6934" calcext:value-type="float">
            <text:p>6934</text:p>
          </table:table-cell>
          <table:table-cell office:value-type="float" office:value="0.02" calcext:value-type="float">
            <text:p>0.02</text:p>
          </table:table-cell>
          <table:table-cell office:value-type="float" office:value="6.39" calcext:value-type="float">
            <text:p>6.39</text:p>
          </table:table-cell>
          <table:table-cell office:value-type="float" office:value="296.23" calcext:value-type="float">
            <text:p>296.23</text:p>
          </table:table-cell>
          <table:table-cell office:value-type="float" office:value="629" calcext:value-type="float">
            <text:p>629</text:p>
          </table:table-cell>
          <table:table-cell office:value-type="float" office:value="222" calcext:value-type="float">
            <text:p>222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8.14" calcext:value-type="float">
            <text:p>8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128n.sat.qdimacs</text:p>
          </table:table-cell>
          <table:table-cell table:formula="of:=IF([.C642]=&quot;Y&quot;;&quot;5_Solved&quot;;IF(ISBLANK([.I642]);&quot;1_BddMergeFailed&quot;;IF(ISBLANK([.L642]);&quot;2_FactorGraphFailed&quot;;IF(ISBLANK([.O64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6938" calcext:value-type="float">
            <text:p>6938</text:p>
          </table:table-cell>
          <table:table-cell office:value-type="float" office:value="0.02" calcext:value-type="float">
            <text:p>0.02</text:p>
          </table:table-cell>
          <table:table-cell office:value-type="float" office:value="6.75" calcext:value-type="float">
            <text:p>6.75</text:p>
          </table:table-cell>
          <table:table-cell office:value-type="float" office:value="300.33" calcext:value-type="float">
            <text:p>300.33</text:p>
          </table:table-cell>
          <table:table-cell office:value-type="float" office:value="634" calcext:value-type="float">
            <text:p>634</text:p>
          </table:table-cell>
          <table:table-cell office:value-type="float" office:value="224" calcext:value-type="float">
            <text:p>224</text:p>
          </table:table-cell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8.59" calcext:value-type="float">
            <text:p>8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128n.sat.qdimacs</text:p>
          </table:table-cell>
          <table:table-cell table:formula="of:=IF([.C643]=&quot;Y&quot;;&quot;5_Solved&quot;;IF(ISBLANK([.I643]);&quot;1_BddMergeFailed&quot;;IF(ISBLANK([.L643]);&quot;2_FactorGraphFailed&quot;;IF(ISBLANK([.O6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6938" calcext:value-type="float">
            <text:p>6938</text:p>
          </table:table-cell>
          <table:table-cell office:value-type="float" office:value="0.02" calcext:value-type="float">
            <text:p>0.02</text:p>
          </table:table-cell>
          <table:table-cell office:value-type="float" office:value="6.83" calcext:value-type="float">
            <text:p>6.83</text:p>
          </table:table-cell>
          <table:table-cell office:value-type="float" office:value="320.84" calcext:value-type="float">
            <text:p>320.84</text:p>
          </table:table-cell>
          <table:table-cell office:value-type="float" office:value="634" calcext:value-type="float">
            <text:p>634</text:p>
          </table:table-cell>
          <table:table-cell office:value-type="float" office:value="224" calcext:value-type="float">
            <text:p>224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8.39" calcext:value-type="float">
            <text:p>8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_a9n.sat.qdimacs</text:p>
          </table:table-cell>
          <table:table-cell table:formula="of:=IF([.C644]=&quot;Y&quot;;&quot;5_Solved&quot;;IF(ISBLANK([.I644]);&quot;1_BddMergeFailed&quot;;IF(ISBLANK([.L644]);&quot;2_FactorGraphFailed&quot;;IF(ISBLANK([.O64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385" calcext:value-type="float">
            <text:p>19385</text:p>
          </table:table-cell>
          <table:table-cell office:value-type="float" office:value="6980" calcext:value-type="float">
            <text:p>6980</text:p>
          </table:table-cell>
          <table:table-cell office:value-type="float" office:value="0.02" calcext:value-type="float">
            <text:p>0.02</text:p>
          </table:table-cell>
          <table:table-cell office:value-type="float" office:value="5.73" calcext:value-type="float">
            <text:p>5.73</text:p>
          </table:table-cell>
          <table:table-cell office:value-type="float" office:value="297.79" calcext:value-type="float">
            <text:p>297.79</text:p>
          </table:table-cell>
          <table:table-cell office:value-type="float" office:value="580" calcext:value-type="float">
            <text:p>580</text:p>
          </table:table-cell>
          <table:table-cell office:value-type="float" office:value="225" calcext:value-type="float">
            <text:p>225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8.58" calcext:value-type="float">
            <text:p>8.5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.e#1.a#3.E#40.A#60.c#288.w#6.s#2.asp.qdimacs</text:p>
          </table:table-cell>
          <table:table-cell table:formula="of:=IF([.C645]=&quot;Y&quot;;&quot;5_Solved&quot;;IF(ISBLANK([.I645]);&quot;1_BddMergeFailed&quot;;IF(ISBLANK([.L645]);&quot;2_FactorGraphFailed&quot;;IF(ISBLANK([.O6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734" calcext:value-type="float">
            <text:p>20734</text:p>
          </table:table-cell>
          <table:table-cell office:value-type="float" office:value="7011" calcext:value-type="float">
            <text:p>7011</text:p>
          </table:table-cell>
          <table:table-cell office:value-type="float" office:value="0.02" calcext:value-type="float">
            <text:p>0.02</text:p>
          </table:table-cell>
          <table:table-cell office:value-type="float" office:value="7.63" calcext:value-type="float">
            <text:p>7.63</text:p>
          </table:table-cell>
          <table:table-cell office:value-type="float" office:value="308.99" calcext:value-type="float">
            <text:p>308.99</text:p>
          </table:table-cell>
          <table:table-cell office:value-type="float" office:value="611" calcext:value-type="float">
            <text:p>611</text:p>
          </table:table-cell>
          <table:table-cell office:value-type="float" office:value="227" calcext:value-type="float">
            <text:p>227</text:p>
          </table:table-cell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8.97" calcext:value-type="float">
            <text:p>8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3.qdimacs</text:p>
          </table:table-cell>
          <table:table-cell table:formula="of:=IF([.C646]=&quot;Y&quot;;&quot;5_Solved&quot;;IF(ISBLANK([.I646]);&quot;1_BddMergeFailed&quot;;IF(ISBLANK([.L646]);&quot;2_FactorGraphFailed&quot;;IF(ISBLANK([.O64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169" calcext:value-type="float">
            <text:p>23169</text:p>
          </table:table-cell>
          <table:table-cell office:value-type="float" office:value="7039" calcext:value-type="float">
            <text:p>7039</text:p>
          </table:table-cell>
          <table:table-cell office:value-type="float" office:value="0.03" calcext:value-type="float">
            <text:p>0.03</text:p>
          </table:table-cell>
          <table:table-cell office:value-type="float" office:value="7.64" calcext:value-type="float">
            <text:p>7.64</text:p>
          </table:table-cell>
          <table:table-cell office:value-type="float" office:value="295.57" calcext:value-type="float">
            <text:p>295.57</text:p>
          </table:table-cell>
          <table:table-cell office:value-type="float" office:value="599" calcext:value-type="float">
            <text:p>599</text:p>
          </table:table-cell>
          <table:table-cell office:value-type="float" office:value="226" calcext:value-type="float">
            <text:p>226</text:p>
          </table:table-cell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8.94" calcext:value-type="float">
            <text:p>8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3.qdimacs</text:p>
          </table:table-cell>
          <table:table-cell table:formula="of:=IF([.C647]=&quot;Y&quot;;&quot;5_Solved&quot;;IF(ISBLANK([.I647]);&quot;1_BddMergeFailed&quot;;IF(ISBLANK([.L647]);&quot;2_FactorGraphFailed&quot;;IF(ISBLANK([.O6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169" calcext:value-type="float">
            <text:p>23169</text:p>
          </table:table-cell>
          <table:table-cell office:value-type="float" office:value="7039" calcext:value-type="float">
            <text:p>7039</text:p>
          </table:table-cell>
          <table:table-cell office:value-type="float" office:value="0.03" calcext:value-type="float">
            <text:p>0.03</text:p>
          </table:table-cell>
          <table:table-cell office:value-type="float" office:value="7.33" calcext:value-type="float">
            <text:p>7.33</text:p>
          </table:table-cell>
          <table:table-cell office:value-type="float" office:value="290.13" calcext:value-type="float">
            <text:p>290.13</text:p>
          </table:table-cell>
          <table:table-cell office:value-type="float" office:value="599" calcext:value-type="float">
            <text:p>599</text:p>
          </table:table-cell>
          <table:table-cell office:value-type="float" office:value="226" calcext:value-type="float">
            <text:p>226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8.97" calcext:value-type="float">
            <text:p>8.9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4.qdimacs</text:p>
          </table:table-cell>
          <table:table-cell table:formula="of:=IF([.C648]=&quot;Y&quot;;&quot;5_Solved&quot;;IF(ISBLANK([.I648]);&quot;1_BddMergeFailed&quot;;IF(ISBLANK([.L648]);&quot;2_FactorGraphFailed&quot;;IF(ISBLANK([.O6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9867" calcext:value-type="float">
            <text:p>19867</text:p>
          </table:table-cell>
          <table:table-cell office:value-type="float" office:value="7056" calcext:value-type="float">
            <text:p>7056</text:p>
          </table:table-cell>
          <table:table-cell office:value-type="float" office:value="0.02" calcext:value-type="float">
            <text:p>0.02</text:p>
          </table:table-cell>
          <table:table-cell office:value-type="float" office:value="5.92" calcext:value-type="float">
            <text:p>5.92</text:p>
          </table:table-cell>
          <table:table-cell office:value-type="float" office:value="227.92" calcext:value-type="float">
            <text:p>227.92</text:p>
          </table:table-cell>
          <table:table-cell office:value-type="float" office:value="854" calcext:value-type="float">
            <text:p>854</text:p>
          </table:table-cell>
          <table:table-cell office:value-type="float" office:value="224" calcext:value-type="float">
            <text:p>224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.11" calcext:value-type="float">
            <text:p>0.11</text:p>
          </table:table-cell>
          <table:table-cell office:value-type="float" office:value="9.56" calcext:value-type="float">
            <text:p>9.5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4.A#48.c#.w#7.s#50.asp.qdimacs</text:p>
          </table:table-cell>
          <table:table-cell table:formula="of:=IF([.C649]=&quot;Y&quot;;&quot;5_Solved&quot;;IF(ISBLANK([.I649]);&quot;1_BddMergeFailed&quot;;IF(ISBLANK([.L649]);&quot;2_FactorGraphFailed&quot;;IF(ISBLANK([.O6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830" calcext:value-type="float">
            <text:p>20830</text:p>
          </table:table-cell>
          <table:table-cell office:value-type="float" office:value="7115" calcext:value-type="float">
            <text:p>7115</text:p>
          </table:table-cell>
          <table:table-cell office:value-type="float" office:value="0.02" calcext:value-type="float">
            <text:p>0.02</text:p>
          </table:table-cell>
          <table:table-cell office:value-type="float" office:value="7.34" calcext:value-type="float">
            <text:p>7.34</text:p>
          </table:table-cell>
          <table:table-cell office:value-type="float" office:value="302.19" calcext:value-type="float">
            <text:p>302.19</text:p>
          </table:table-cell>
          <table:table-cell office:value-type="float" office:value="651" calcext:value-type="float">
            <text:p>651</text:p>
          </table:table-cell>
          <table:table-cell office:value-type="float" office:value="229" calcext:value-type="float">
            <text:p>229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9.02" calcext:value-type="float">
            <text:p>9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4.A#48.c#.w#7.s#50.asp.qdimacs</text:p>
          </table:table-cell>
          <table:table-cell table:formula="of:=IF([.C650]=&quot;Y&quot;;&quot;5_Solved&quot;;IF(ISBLANK([.I650]);&quot;1_BddMergeFailed&quot;;IF(ISBLANK([.L650]);&quot;2_FactorGraphFailed&quot;;IF(ISBLANK([.O6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830" calcext:value-type="float">
            <text:p>20830</text:p>
          </table:table-cell>
          <table:table-cell office:value-type="float" office:value="7115" calcext:value-type="float">
            <text:p>7115</text:p>
          </table:table-cell>
          <table:table-cell office:value-type="float" office:value="0.03" calcext:value-type="float">
            <text:p>0.03</text:p>
          </table:table-cell>
          <table:table-cell office:value-type="float" office:value="7.13" calcext:value-type="float">
            <text:p>7.13</text:p>
          </table:table-cell>
          <table:table-cell office:value-type="float" office:value="299.78" calcext:value-type="float">
            <text:p>299.78</text:p>
          </table:table-cell>
          <table:table-cell office:value-type="float" office:value="651" calcext:value-type="float">
            <text:p>651</text:p>
          </table:table-cell>
          <table:table-cell office:value-type="float" office:value="229" calcext:value-type="float">
            <text:p>229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8.79" calcext:value-type="float">
            <text:p>8.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7.qdimacs</text:p>
          </table:table-cell>
          <table:table-cell table:formula="of:=IF([.C651]=&quot;Y&quot;;&quot;5_Solved&quot;;IF(ISBLANK([.I651]);&quot;1_BddMergeFailed&quot;;IF(ISBLANK([.L651]);&quot;2_FactorGraphFailed&quot;;IF(ISBLANK([.O6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1962" calcext:value-type="float">
            <text:p>11962</text:p>
          </table:table-cell>
          <table:table-cell office:value-type="float" office:value="7161" calcext:value-type="float">
            <text:p>7161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48" calcext:value-type="float">
            <text:p>1048</text:p>
          </table:table-cell>
          <table:table-cell office:value-type="float" office:value="227" calcext:value-type="float">
            <text:p>227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9.3" calcext:value-type="float">
            <text:p>9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6_76.qdimacs</text:p>
          </table:table-cell>
          <table:table-cell table:formula="of:=IF([.C652]=&quot;Y&quot;;&quot;5_Solved&quot;;IF(ISBLANK([.I652]);&quot;1_BddMergeFailed&quot;;IF(ISBLANK([.L652]);&quot;2_FactorGraphFailed&quot;;IF(ISBLANK([.O6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77" calcext:value-type="float">
            <text:p>27677</text:p>
          </table:table-cell>
          <table:table-cell office:value-type="float" office:value="7219" calcext:value-type="float">
            <text:p>7219</text:p>
          </table:table-cell>
          <table:table-cell office:value-type="float" office:value="0.03" calcext:value-type="float">
            <text:p>0.03</text:p>
          </table:table-cell>
          <table:table-cell office:value-type="float" office:value="6.99" calcext:value-type="float">
            <text:p>6.99</text:p>
          </table:table-cell>
          <table:table-cell office:value-type="float" office:value="294.69" calcext:value-type="float">
            <text:p>294.69</text:p>
          </table:table-cell>
          <table:table-cell office:value-type="float" office:value="539" calcext:value-type="float">
            <text:p>539</text:p>
          </table:table-cell>
          <table:table-cell office:value-type="float" office:value="229" calcext:value-type="float">
            <text:p>229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9.09" calcext:value-type="float">
            <text:p>9.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6_76.qdimacs</text:p>
          </table:table-cell>
          <table:table-cell table:formula="of:=IF([.C653]=&quot;Y&quot;;&quot;5_Solved&quot;;IF(ISBLANK([.I653]);&quot;1_BddMergeFailed&quot;;IF(ISBLANK([.L653]);&quot;2_FactorGraphFailed&quot;;IF(ISBLANK([.O6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77" calcext:value-type="float">
            <text:p>27677</text:p>
          </table:table-cell>
          <table:table-cell office:value-type="float" office:value="7219" calcext:value-type="float">
            <text:p>7219</text:p>
          </table:table-cell>
          <table:table-cell office:value-type="float" office:value="0.03" calcext:value-type="float">
            <text:p>0.03</text:p>
          </table:table-cell>
          <table:table-cell office:value-type="float" office:value="6.87" calcext:value-type="float">
            <text:p>6.87</text:p>
          </table:table-cell>
          <table:table-cell office:value-type="float" office:value="304.26" calcext:value-type="float">
            <text:p>304.26</text:p>
          </table:table-cell>
          <table:table-cell office:value-type="float" office:value="539" calcext:value-type="float">
            <text:p>539</text:p>
          </table:table-cell>
          <table:table-cell office:value-type="float" office:value="229" calcext:value-type="float">
            <text:p>229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9.48" calcext:value-type="float">
            <text:p>9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68_69.qdimacs</text:p>
          </table:table-cell>
          <table:table-cell table:formula="of:=IF([.C654]=&quot;Y&quot;;&quot;5_Solved&quot;;IF(ISBLANK([.I654]);&quot;1_BddMergeFailed&quot;;IF(ISBLANK([.L654]);&quot;2_FactorGraphFailed&quot;;IF(ISBLANK([.O6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77" calcext:value-type="float">
            <text:p>27677</text:p>
          </table:table-cell>
          <table:table-cell office:value-type="float" office:value="7219" calcext:value-type="float">
            <text:p>7219</text:p>
          </table:table-cell>
          <table:table-cell office:value-type="float" office:value="0.03" calcext:value-type="float">
            <text:p>0.03</text:p>
          </table:table-cell>
          <table:table-cell office:value-type="float" office:value="7.33" calcext:value-type="float">
            <text:p>7.33</text:p>
          </table:table-cell>
          <table:table-cell office:value-type="float" office:value="304.17" calcext:value-type="float">
            <text:p>304.17</text:p>
          </table:table-cell>
          <table:table-cell office:value-type="float" office:value="541" calcext:value-type="float">
            <text:p>541</text:p>
          </table:table-cell>
          <table:table-cell office:value-type="float" office:value="235" calcext:value-type="float">
            <text:p>235</text:p>
          </table:table-cell>
          <table:table-cell office:value-type="float" office:value="0.82" calcext:value-type="float">
            <text:p>0.82</text:p>
          </table:table-cell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68_69.qdimacs</text:p>
          </table:table-cell>
          <table:table-cell table:formula="of:=IF([.C655]=&quot;Y&quot;;&quot;5_Solved&quot;;IF(ISBLANK([.I655]);&quot;1_BddMergeFailed&quot;;IF(ISBLANK([.L655]);&quot;2_FactorGraphFailed&quot;;IF(ISBLANK([.O6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77" calcext:value-type="float">
            <text:p>27677</text:p>
          </table:table-cell>
          <table:table-cell office:value-type="float" office:value="7219" calcext:value-type="float">
            <text:p>7219</text:p>
          </table:table-cell>
          <table:table-cell office:value-type="float" office:value="0.03" calcext:value-type="float">
            <text:p>0.03</text:p>
          </table:table-cell>
          <table:table-cell office:value-type="float" office:value="6.99" calcext:value-type="float">
            <text:p>6.99</text:p>
          </table:table-cell>
          <table:table-cell office:value-type="float" office:value="296.34" calcext:value-type="float">
            <text:p>296.34</text:p>
          </table:table-cell>
          <table:table-cell office:value-type="float" office:value="541" calcext:value-type="float">
            <text:p>541</text:p>
          </table:table-cell>
          <table:table-cell office:value-type="float" office:value="235" calcext:value-type="float">
            <text:p>235</text:p>
          </table:table-cell>
          <table:table-cell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09.qdimacs</text:p>
          </table:table-cell>
          <table:table-cell table:formula="of:=IF([.C656]=&quot;Y&quot;;&quot;5_Solved&quot;;IF(ISBLANK([.I656]);&quot;1_BddMergeFailed&quot;;IF(ISBLANK([.L656]);&quot;2_FactorGraphFailed&quot;;IF(ISBLANK([.O6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2123" calcext:value-type="float">
            <text:p>12123</text:p>
          </table:table-cell>
          <table:table-cell office:value-type="float" office:value="7246" calcext:value-type="float">
            <text:p>7246</text:p>
          </table:table-cell>
          <table:table-cell office:value-type="float" office:value="0.01" calcext:value-type="float">
            <text:p>0.01</text:p>
          </table:table-cell>
          <table:table-cell office:value-type="float" office:value="7.34" calcext:value-type="float">
            <text:p>7.34</text:p>
          </table:table-cell>
          <table:table-cell office:value-type="float" office:value="232.3" calcext:value-type="float">
            <text:p>232.3</text:p>
          </table:table-cell>
          <table:table-cell office:value-type="float" office:value="790" calcext:value-type="float">
            <text:p>790</text:p>
          </table:table-cell>
          <table:table-cell office:value-type="float" office:value="230" calcext:value-type="float">
            <text:p>230</text:p>
          </table:table-cell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10.04" calcext:value-type="float">
            <text:p>10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0_query34_1344n.qdimacs</text:p>
          </table:table-cell>
          <table:table-cell table:formula="of:=IF([.C657]=&quot;Y&quot;;&quot;5_Solved&quot;;IF(ISBLANK([.I657]);&quot;1_BddMergeFailed&quot;;IF(ISBLANK([.L657]);&quot;2_FactorGraphFailed&quot;;IF(ISBLANK([.O6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914" calcext:value-type="float">
            <text:p>38914</text:p>
          </table:table-cell>
          <table:table-cell office:value-type="float" office:value="7333" calcext:value-type="float">
            <text:p>7333</text:p>
          </table:table-cell>
          <table:table-cell office:value-type="float" office:value="0.05" calcext:value-type="float">
            <text:p>0.05</text:p>
          </table:table-cell>
          <table:table-cell office:value-type="float" office:value="7.99" calcext:value-type="float">
            <text:p>7.99</text:p>
          </table:table-cell>
          <table:table-cell office:value-type="float" office:value="504.56" calcext:value-type="float">
            <text:p>504.56</text:p>
          </table:table-cell>
          <table:table-cell office:value-type="float" office:value="2225" calcext:value-type="float">
            <text:p>2225</text:p>
          </table:table-cell>
          <table:table-cell office:value-type="float" office:value="238" calcext:value-type="float">
            <text:p>238</text:p>
          </table:table-cell>
          <table:table-cell office:value-type="float" office:value="1.34" calcext:value-type="float">
            <text:p>1.34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0.13" calcext:value-type="float">
            <text:p>10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7.s#7.asp.qdimacs</text:p>
          </table:table-cell>
          <table:table-cell table:formula="of:=IF([.C658]=&quot;Y&quot;;&quot;5_Solved&quot;;IF(ISBLANK([.I658]);&quot;1_BddMergeFailed&quot;;IF(ISBLANK([.L658]);&quot;2_FactorGraphFailed&quot;;IF(ISBLANK([.O6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502" calcext:value-type="float">
            <text:p>21502</text:p>
          </table:table-cell>
          <table:table-cell office:value-type="float" office:value="7343" calcext:value-type="float">
            <text:p>7343</text:p>
          </table:table-cell>
          <table:table-cell office:value-type="float" office:value="0.03" calcext:value-type="float">
            <text:p>0.03</text:p>
          </table:table-cell>
          <table:table-cell office:value-type="float" office:value="7.7" calcext:value-type="float">
            <text:p>7.7</text:p>
          </table:table-cell>
          <table:table-cell office:value-type="float" office:value="339.82" calcext:value-type="float">
            <text:p>339.82</text:p>
          </table:table-cell>
          <table:table-cell office:value-type="float" office:value="692" calcext:value-type="float">
            <text:p>692</text:p>
          </table:table-cell>
          <table:table-cell office:value-type="float" office:value="235" calcext:value-type="float">
            <text:p>235</text:p>
          </table:table-cell>
          <table:table-cell office:value-type="float" office:value="1.06" calcext:value-type="float">
            <text:p>1.06</text:p>
          </table:table-cell>
          <table:table-cell office:value-type="float" office:value="3" calcext:value-type="float">
            <text:p>3</text:p>
          </table:table-cell>
          <table:table-cell office:value-type="float" office:value="0.19" calcext:value-type="float">
            <text:p>0.19</text:p>
          </table:table-cell>
          <table:table-cell office:value-type="float" office:value="9.88" calcext:value-type="float">
            <text:p>9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7.s#60.asp.qdimacs</text:p>
          </table:table-cell>
          <table:table-cell table:formula="of:=IF([.C659]=&quot;Y&quot;;&quot;5_Solved&quot;;IF(ISBLANK([.I659]);&quot;1_BddMergeFailed&quot;;IF(ISBLANK([.L659]);&quot;2_FactorGraphFailed&quot;;IF(ISBLANK([.O6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502" calcext:value-type="float">
            <text:p>21502</text:p>
          </table:table-cell>
          <table:table-cell office:value-type="float" office:value="7343" calcext:value-type="float">
            <text:p>7343</text:p>
          </table:table-cell>
          <table:table-cell office:value-type="float" office:value="0.02" calcext:value-type="float">
            <text:p>0.02</text:p>
          </table:table-cell>
          <table:table-cell office:value-type="float" office:value="9.17" calcext:value-type="float">
            <text:p>9.17</text:p>
          </table:table-cell>
          <table:table-cell office:value-type="float" office:value="360.73" calcext:value-type="float">
            <text:p>360.73</text:p>
          </table:table-cell>
          <table:table-cell office:value-type="float" office:value="677" calcext:value-type="float">
            <text:p>677</text:p>
          </table:table-cell>
          <table:table-cell office:value-type="float" office:value="231" calcext:value-type="float">
            <text:p>231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11.49" calcext:value-type="float">
            <text:p>11.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7.s#1.asp.qdimacs</text:p>
          </table:table-cell>
          <table:table-cell table:formula="of:=IF([.C660]=&quot;Y&quot;;&quot;5_Solved&quot;;IF(ISBLANK([.I660]);&quot;1_BddMergeFailed&quot;;IF(ISBLANK([.L660]);&quot;2_FactorGraphFailed&quot;;IF(ISBLANK([.O6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502" calcext:value-type="float">
            <text:p>21502</text:p>
          </table:table-cell>
          <table:table-cell office:value-type="float" office:value="7343" calcext:value-type="float">
            <text:p>7343</text:p>
          </table:table-cell>
          <table:table-cell office:value-type="float" office:value="0.03" calcext:value-type="float">
            <text:p>0.03</text:p>
          </table:table-cell>
          <table:table-cell office:value-type="float" office:value="8.07" calcext:value-type="float">
            <text:p>8.07</text:p>
          </table:table-cell>
          <table:table-cell office:value-type="float" office:value="335.06" calcext:value-type="float">
            <text:p>335.06</text:p>
          </table:table-cell>
          <table:table-cell office:value-type="float" office:value="685" calcext:value-type="float">
            <text:p>685</text:p>
          </table:table-cell>
          <table:table-cell office:value-type="float" office:value="233" calcext:value-type="float">
            <text:p>233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10.22" calcext:value-type="float">
            <text:p>10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7.s#7.asp.qdimacs</text:p>
          </table:table-cell>
          <table:table-cell table:formula="of:=IF([.C661]=&quot;Y&quot;;&quot;5_Solved&quot;;IF(ISBLANK([.I661]);&quot;1_BddMergeFailed&quot;;IF(ISBLANK([.L661]);&quot;2_FactorGraphFailed&quot;;IF(ISBLANK([.O6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502" calcext:value-type="float">
            <text:p>21502</text:p>
          </table:table-cell>
          <table:table-cell office:value-type="float" office:value="7343" calcext:value-type="float">
            <text:p>7343</text:p>
          </table:table-cell>
          <table:table-cell office:value-type="float" office:value="0.03" calcext:value-type="float">
            <text:p>0.03</text:p>
          </table:table-cell>
          <table:table-cell office:value-type="float" office:value="7.37" calcext:value-type="float">
            <text:p>7.37</text:p>
          </table:table-cell>
          <table:table-cell office:value-type="float" office:value="322.53" calcext:value-type="float">
            <text:p>322.53</text:p>
          </table:table-cell>
          <table:table-cell office:value-type="float" office:value="692" calcext:value-type="float">
            <text:p>692</text:p>
          </table:table-cell>
          <table:table-cell office:value-type="float" office:value="235" calcext:value-type="float">
            <text:p>23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9.13" calcext:value-type="float">
            <text:p>9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7.s#60.asp.qdimacs</text:p>
          </table:table-cell>
          <table:table-cell table:formula="of:=IF([.C662]=&quot;Y&quot;;&quot;5_Solved&quot;;IF(ISBLANK([.I662]);&quot;1_BddMergeFailed&quot;;IF(ISBLANK([.L662]);&quot;2_FactorGraphFailed&quot;;IF(ISBLANK([.O6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502" calcext:value-type="float">
            <text:p>21502</text:p>
          </table:table-cell>
          <table:table-cell office:value-type="float" office:value="7343" calcext:value-type="float">
            <text:p>7343</text:p>
          </table:table-cell>
          <table:table-cell office:value-type="float" office:value="0.03" calcext:value-type="float">
            <text:p>0.03</text:p>
          </table:table-cell>
          <table:table-cell office:value-type="float" office:value="7.53" calcext:value-type="float">
            <text:p>7.53</text:p>
          </table:table-cell>
          <table:table-cell office:value-type="float" office:value="317.44" calcext:value-type="float">
            <text:p>317.44</text:p>
          </table:table-cell>
          <table:table-cell office:value-type="float" office:value="677" calcext:value-type="float">
            <text:p>677</text:p>
          </table:table-cell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9.38" calcext:value-type="float">
            <text:p>9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7.s#1.asp.qdimacs</text:p>
          </table:table-cell>
          <table:table-cell table:formula="of:=IF([.C663]=&quot;Y&quot;;&quot;5_Solved&quot;;IF(ISBLANK([.I663]);&quot;1_BddMergeFailed&quot;;IF(ISBLANK([.L663]);&quot;2_FactorGraphFailed&quot;;IF(ISBLANK([.O6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502" calcext:value-type="float">
            <text:p>21502</text:p>
          </table:table-cell>
          <table:table-cell office:value-type="float" office:value="7343" calcext:value-type="float">
            <text:p>7343</text:p>
          </table:table-cell>
          <table:table-cell office:value-type="float" office:value="0.03" calcext:value-type="float">
            <text:p>0.03</text:p>
          </table:table-cell>
          <table:table-cell office:value-type="float" office:value="7.67" calcext:value-type="float">
            <text:p>7.67</text:p>
          </table:table-cell>
          <table:table-cell office:value-type="float" office:value="322.16" calcext:value-type="float">
            <text:p>322.16</text:p>
          </table:table-cell>
          <table:table-cell office:value-type="float" office:value="685" calcext:value-type="float">
            <text:p>685</text:p>
          </table:table-cell>
          <table:table-cell office:value-type="float" office:value="233" calcext:value-type="float">
            <text:p>233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9.48" calcext:value-type="float">
            <text:p>9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zation512.qdimacs</text:p>
          </table:table-cell>
          <table:table-cell table:formula="of:=IF([.C664]=&quot;Y&quot;;&quot;5_Solved&quot;;IF(ISBLANK([.I664]);&quot;1_BddMergeFailed&quot;;IF(ISBLANK([.L664]);&quot;2_FactorGraphFailed&quot;;IF(ISBLANK([.O66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370" calcext:value-type="float">
            <text:p>7370</text:p>
          </table:table-cell>
          <table:table-cell office:value-type="float" office:value="0.03" calcext:value-type="float">
            <text:p>0.03</text:p>
          </table:table-cell>
          <table:table-cell office:value-type="float" office:value="4.01" calcext:value-type="float">
            <text:p>4.01</text:p>
          </table:table-cell>
          <table:table-cell office:value-type="float" office:value="253.91" calcext:value-type="float">
            <text:p>253.91</text:p>
          </table:table-cell>
          <table:table-cell office:value-type="float" office:value="721" calcext:value-type="float">
            <text:p>721</text:p>
          </table:table-cell>
          <table:table-cell office:value-type="float" office:value="237" calcext:value-type="float">
            <text:p>237</text:p>
          </table:table-cell>
          <table:table-cell office:value-type="float" office:value="0.64" calcext:value-type="float">
            <text:p>0.64</text:p>
          </table:table-cell>
          <table:table-cell office:value-type="float" office:value="453" calcext:value-type="float">
            <text:p>453</text:p>
          </table:table-cell>
          <table:table-cell office:value-type="float" office:value="0.23" calcext:value-type="float">
            <text:p>0.23</text:p>
          </table:table-cell>
          <table:table-cell office:value-type="float" office:value="9.6" calcext:value-type="float">
            <text:p>9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30.A#48.c#.w#7.s#11.asp.qdimacs</text:p>
          </table:table-cell>
          <table:table-cell table:formula="of:=IF([.C665]=&quot;Y&quot;;&quot;5_Solved&quot;;IF(ISBLANK([.I665]);&quot;1_BddMergeFailed&quot;;IF(ISBLANK([.L665]);&quot;2_FactorGraphFailed&quot;;IF(ISBLANK([.O6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838" calcext:value-type="float">
            <text:p>21838</text:p>
          </table:table-cell>
          <table:table-cell office:value-type="float" office:value="7457" calcext:value-type="float">
            <text:p>7457</text:p>
          </table:table-cell>
          <table:table-cell office:value-type="float" office:value="0.03" calcext:value-type="float">
            <text:p>0.03</text:p>
          </table:table-cell>
          <table:table-cell office:value-type="float" office:value="7.72" calcext:value-type="float">
            <text:p>7.72</text:p>
          </table:table-cell>
          <table:table-cell office:value-type="float" office:value="335.49" calcext:value-type="float">
            <text:p>335.49</text:p>
          </table:table-cell>
          <table:table-cell office:value-type="float" office:value="708" calcext:value-type="float">
            <text:p>708</text:p>
          </table:table-cell>
          <table:table-cell office:value-type="float" office:value="238" calcext:value-type="float">
            <text:p>238</text:p>
          </table:table-cell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9.78" calcext:value-type="float">
            <text:p>9.7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0_query06_1344n.qdimacs</text:p>
          </table:table-cell>
          <table:table-cell table:formula="of:=IF([.C666]=&quot;Y&quot;;&quot;5_Solved&quot;;IF(ISBLANK([.I666]);&quot;1_BddMergeFailed&quot;;IF(ISBLANK([.L666]);&quot;2_FactorGraphFailed&quot;;IF(ISBLANK([.O6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9096" calcext:value-type="float">
            <text:p>39096</text:p>
          </table:table-cell>
          <table:table-cell office:value-type="float" office:value="7468" calcext:value-type="float">
            <text:p>7468</text:p>
          </table:table-cell>
          <table:table-cell office:value-type="float" office:value="0.05" calcext:value-type="float">
            <text:p>0.05</text:p>
          </table:table-cell>
          <table:table-cell office:value-type="float" office:value="7.86" calcext:value-type="float">
            <text:p>7.86</text:p>
          </table:table-cell>
          <table:table-cell office:value-type="float" office:value="489.79" calcext:value-type="float">
            <text:p>489.79</text:p>
          </table:table-cell>
          <table:table-cell office:value-type="float" office:value="2262" calcext:value-type="float">
            <text:p>2262</text:p>
          </table:table-cell>
          <table:table-cell office:value-type="float" office:value="236" calcext:value-type="float">
            <text:p>236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9.99" calcext:value-type="float">
            <text:p>9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qu_query71_1344n.qdimacs</text:p>
          </table:table-cell>
          <table:table-cell table:formula="of:=IF([.C667]=&quot;Y&quot;;&quot;5_Solved&quot;;IF(ISBLANK([.I667]);&quot;1_BddMergeFailed&quot;;IF(ISBLANK([.L667]);&quot;2_FactorGraphFailed&quot;;IF(ISBLANK([.O6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8088" calcext:value-type="float">
            <text:p>48088</text:p>
          </table:table-cell>
          <table:table-cell office:value-type="float" office:value="7476" calcext:value-type="float">
            <text:p>7476</text:p>
          </table:table-cell>
          <table:table-cell office:value-type="float" office:value="0.06" calcext:value-type="float">
            <text:p>0.06</text:p>
          </table:table-cell>
          <table:table-cell office:value-type="float" office:value="8.05" calcext:value-type="float">
            <text:p>8.05</text:p>
          </table:table-cell>
          <table:table-cell office:value-type="float" office:value="591.54" calcext:value-type="float">
            <text:p>591.54</text:p>
          </table:table-cell>
          <table:table-cell office:value-type="float" office:value="2231" calcext:value-type="float">
            <text:p>2231</text:p>
          </table:table-cell>
          <table:table-cell office:value-type="float" office:value="243" calcext:value-type="float">
            <text:p>243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10.24" calcext:value-type="float">
            <text:p>10.2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6.qdimacs</text:p>
          </table:table-cell>
          <table:table-cell table:formula="of:=IF([.C668]=&quot;Y&quot;;&quot;5_Solved&quot;;IF(ISBLANK([.I668]);&quot;1_BddMergeFailed&quot;;IF(ISBLANK([.L668]);&quot;2_FactorGraphFailed&quot;;IF(ISBLANK([.O6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744" calcext:value-type="float">
            <text:p>21744</text:p>
          </table:table-cell>
          <table:table-cell office:value-type="float" office:value="7563" calcext:value-type="float">
            <text:p>7563</text:p>
          </table:table-cell>
          <table:table-cell office:value-type="float" office:value="0.02" calcext:value-type="float">
            <text:p>0.02</text:p>
          </table:table-cell>
          <table:table-cell office:value-type="float" office:value="7.63" calcext:value-type="float">
            <text:p>7.63</text:p>
          </table:table-cell>
          <table:table-cell office:value-type="float" office:value="311.38" calcext:value-type="float">
            <text:p>311.38</text:p>
          </table:table-cell>
          <table:table-cell office:value-type="float" office:value="641" calcext:value-type="float">
            <text:p>641</text:p>
          </table:table-cell>
          <table:table-cell office:value-type="float" office:value="237" calcext:value-type="float">
            <text:p>237</text:p>
          </table:table-cell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6.qdimacs</text:p>
          </table:table-cell>
          <table:table-cell table:formula="of:=IF([.C669]=&quot;Y&quot;;&quot;5_Solved&quot;;IF(ISBLANK([.I669]);&quot;1_BddMergeFailed&quot;;IF(ISBLANK([.L669]);&quot;2_FactorGraphFailed&quot;;IF(ISBLANK([.O6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744" calcext:value-type="float">
            <text:p>21744</text:p>
          </table:table-cell>
          <table:table-cell office:value-type="float" office:value="7563" calcext:value-type="float">
            <text:p>7563</text:p>
          </table:table-cell>
          <table:table-cell office:value-type="float" office:value="0.03" calcext:value-type="float">
            <text:p>0.03</text:p>
          </table:table-cell>
          <table:table-cell office:value-type="float" office:value="8.82" calcext:value-type="float">
            <text:p>8.82</text:p>
          </table:table-cell>
          <table:table-cell office:value-type="float" office:value="340.83" calcext:value-type="float">
            <text:p>340.83</text:p>
          </table:table-cell>
          <table:table-cell office:value-type="float" office:value="641" calcext:value-type="float">
            <text:p>641</text:p>
          </table:table-cell>
          <table:table-cell office:value-type="float" office:value="237" calcext:value-type="float">
            <text:p>237</text:p>
          </table:table-cell>
          <table:table-cell office:value-type="float" office:value="1.05" calcext:value-type="float">
            <text:p>1.05</text:p>
          </table:table-cell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 office:value-type="float" office:value="10.48" calcext:value-type="float">
            <text:p>10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2-fixpoint-4.qdimacs</text:p>
          </table:table-cell>
          <table:table-cell table:formula="of:=IF([.C670]=&quot;Y&quot;;&quot;5_Solved&quot;;IF(ISBLANK([.I670]);&quot;1_BddMergeFailed&quot;;IF(ISBLANK([.L670]);&quot;2_FactorGraphFailed&quot;;IF(ISBLANK([.O6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348" calcext:value-type="float">
            <text:p>22348</text:p>
          </table:table-cell>
          <table:table-cell office:value-type="float" office:value="7632" calcext:value-type="float">
            <text:p>7632</text:p>
          </table:table-cell>
          <table:table-cell office:value-type="float" office:value="0.02" calcext:value-type="float">
            <text:p>0.02</text:p>
          </table:table-cell>
          <table:table-cell office:value-type="float" office:value="7.41" calcext:value-type="float">
            <text:p>7.41</text:p>
          </table:table-cell>
          <table:table-cell office:value-type="float" office:value="299.8" calcext:value-type="float">
            <text:p>299.8</text:p>
          </table:table-cell>
          <table:table-cell office:value-type="float" office:value="796" calcext:value-type="float">
            <text:p>796</text:p>
          </table:table-cell>
          <table:table-cell office:value-type="float" office:value="243" calcext:value-type="float">
            <text:p>243</text:p>
          </table:table-cell>
          <table:table-cell office:value-type="float" office:value="1.02" calcext:value-type="float">
            <text:p>1.02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10.42" calcext:value-type="float">
            <text:p>10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3_78.qdimacs</text:p>
          </table:table-cell>
          <table:table-cell table:formula="of:=IF([.C671]=&quot;Y&quot;;&quot;5_Solved&quot;;IF(ISBLANK([.I671]);&quot;1_BddMergeFailed&quot;;IF(ISBLANK([.L671]);&quot;2_FactorGraphFailed&quot;;IF(ISBLANK([.O6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444" calcext:value-type="float">
            <text:p>29444</text:p>
          </table:table-cell>
          <table:table-cell office:value-type="float" office:value="7654" calcext:value-type="float">
            <text:p>7654</text:p>
          </table:table-cell>
          <table:table-cell office:value-type="float" office:value="0.03" calcext:value-type="float">
            <text:p>0.03</text:p>
          </table:table-cell>
          <table:table-cell office:value-type="float" office:value="8.07" calcext:value-type="float">
            <text:p>8.07</text:p>
          </table:table-cell>
          <table:table-cell office:value-type="float" office:value="355.84" calcext:value-type="float">
            <text:p>355.84</text:p>
          </table:table-cell>
          <table:table-cell office:value-type="float" office:value="575" calcext:value-type="float">
            <text:p>575</text:p>
          </table:table-cell>
          <table:table-cell office:value-type="float" office:value="245" calcext:value-type="float">
            <text:p>245</text:p>
          </table:table-cell>
          <table:table-cell office:value-type="float" office:value="1.06" calcext:value-type="float">
            <text:p>1.06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1.99" calcext:value-type="float">
            <text:p>11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3_78.qdimacs</text:p>
          </table:table-cell>
          <table:table-cell table:formula="of:=IF([.C672]=&quot;Y&quot;;&quot;5_Solved&quot;;IF(ISBLANK([.I672]);&quot;1_BddMergeFailed&quot;;IF(ISBLANK([.L672]);&quot;2_FactorGraphFailed&quot;;IF(ISBLANK([.O6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444" calcext:value-type="float">
            <text:p>29444</text:p>
          </table:table-cell>
          <table:table-cell office:value-type="float" office:value="7654" calcext:value-type="float">
            <text:p>7654</text:p>
          </table:table-cell>
          <table:table-cell office:value-type="float" office:value="0.04" calcext:value-type="float">
            <text:p>0.04</text:p>
          </table:table-cell>
          <table:table-cell office:value-type="float" office:value="8.12" calcext:value-type="float">
            <text:p>8.12</text:p>
          </table:table-cell>
          <table:table-cell office:value-type="float" office:value="351.76" calcext:value-type="float">
            <text:p>351.76</text:p>
          </table:table-cell>
          <table:table-cell office:value-type="float" office:value="575" calcext:value-type="float">
            <text:p>575</text:p>
          </table:table-cell>
          <table:table-cell office:value-type="float" office:value="245" calcext:value-type="float">
            <text:p>245</text:p>
          </table:table-cell>
          <table:table-cell office:value-type="float" office:value="1.03" calcext:value-type="float">
            <text:p>1.03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12.02" calcext:value-type="float">
            <text:p>12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68_73.qdimacs</text:p>
          </table:table-cell>
          <table:table-cell table:formula="of:=IF([.C673]=&quot;Y&quot;;&quot;5_Solved&quot;;IF(ISBLANK([.I673]);&quot;1_BddMergeFailed&quot;;IF(ISBLANK([.L673]);&quot;2_FactorGraphFailed&quot;;IF(ISBLANK([.O67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444" calcext:value-type="float">
            <text:p>29444</text:p>
          </table:table-cell>
          <table:table-cell office:value-type="float" office:value="7654" calcext:value-type="float">
            <text:p>7654</text:p>
          </table:table-cell>
          <table:table-cell office:value-type="float" office:value="0.04" calcext:value-type="float">
            <text:p>0.04</text:p>
          </table:table-cell>
          <table:table-cell office:value-type="float" office:value="8.47" calcext:value-type="float">
            <text:p>8.47</text:p>
          </table:table-cell>
          <table:table-cell office:value-type="float" office:value="351.54" calcext:value-type="float">
            <text:p>351.54</text:p>
          </table:table-cell>
          <table:table-cell office:value-type="float" office:value="575" calcext:value-type="float">
            <text:p>575</text:p>
          </table:table-cell>
          <table:table-cell office:value-type="float" office:value="245" calcext:value-type="float">
            <text:p>245</text:p>
          </table:table-cell>
          <table:table-cell office:value-type="float" office:value="1.09" calcext:value-type="float">
            <text:p>1.09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11.68" calcext:value-type="float">
            <text:p>11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68_73.qdimacs</text:p>
          </table:table-cell>
          <table:table-cell table:formula="of:=IF([.C674]=&quot;Y&quot;;&quot;5_Solved&quot;;IF(ISBLANK([.I674]);&quot;1_BddMergeFailed&quot;;IF(ISBLANK([.L674]);&quot;2_FactorGraphFailed&quot;;IF(ISBLANK([.O67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444" calcext:value-type="float">
            <text:p>29444</text:p>
          </table:table-cell>
          <table:table-cell office:value-type="float" office:value="7654" calcext:value-type="float">
            <text:p>7654</text:p>
          </table:table-cell>
          <table:table-cell office:value-type="float" office:value="0.04" calcext:value-type="float">
            <text:p>0.04</text:p>
          </table:table-cell>
          <table:table-cell office:value-type="float" office:value="9.08" calcext:value-type="float">
            <text:p>9.08</text:p>
          </table:table-cell>
          <table:table-cell office:value-type="float" office:value="362.45" calcext:value-type="float">
            <text:p>362.45</text:p>
          </table:table-cell>
          <table:table-cell office:value-type="float" office:value="575" calcext:value-type="float">
            <text:p>575</text:p>
          </table:table-cell>
          <table:table-cell office:value-type="float" office:value="245" calcext:value-type="float">
            <text:p>245</text:p>
          </table:table-cell>
          <table:table-cell office:value-type="float" office:value="1.07" calcext:value-type="float">
            <text:p>1.07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11.71" calcext:value-type="float">
            <text:p>11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4.qdimacs</text:p>
          </table:table-cell>
          <table:table-cell table:formula="of:=IF([.C675]=&quot;Y&quot;;&quot;5_Solved&quot;;IF(ISBLANK([.I675]);&quot;1_BddMergeFailed&quot;;IF(ISBLANK([.L675]);&quot;2_FactorGraphFailed&quot;;IF(ISBLANK([.O67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589" calcext:value-type="float">
            <text:p>22589</text:p>
          </table:table-cell>
          <table:table-cell office:value-type="float" office:value="7766" calcext:value-type="float">
            <text:p>7766</text:p>
          </table:table-cell>
          <table:table-cell office:value-type="float" office:value="0.02" calcext:value-type="float">
            <text:p>0.02</text:p>
          </table:table-cell>
          <table:table-cell office:value-type="float" office:value="7.41" calcext:value-type="float">
            <text:p>7.41</text:p>
          </table:table-cell>
          <table:table-cell office:value-type="float" office:value="323.36" calcext:value-type="float">
            <text:p>323.36</text:p>
          </table:table-cell>
          <table:table-cell office:value-type="float" office:value="843" calcext:value-type="float">
            <text:p>843</text:p>
          </table:table-cell>
          <table:table-cell office:value-type="float" office:value="244" calcext:value-type="float">
            <text:p>244</text:p>
          </table:table-cell>
          <table:table-cell office:value-type="float" office:value="0.93" calcext:value-type="float">
            <text:p>0.93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11.2" calcext:value-type="float">
            <text:p>11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4.qdimacs</text:p>
          </table:table-cell>
          <table:table-cell table:formula="of:=IF([.C676]=&quot;Y&quot;;&quot;5_Solved&quot;;IF(ISBLANK([.I676]);&quot;1_BddMergeFailed&quot;;IF(ISBLANK([.L676]);&quot;2_FactorGraphFailed&quot;;IF(ISBLANK([.O67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589" calcext:value-type="float">
            <text:p>22589</text:p>
          </table:table-cell>
          <table:table-cell office:value-type="float" office:value="7766" calcext:value-type="float">
            <text:p>7766</text:p>
          </table:table-cell>
          <table:table-cell office:value-type="float" office:value="0.03" calcext:value-type="float">
            <text:p>0.03</text:p>
          </table:table-cell>
          <table:table-cell office:value-type="float" office:value="7.75" calcext:value-type="float">
            <text:p>7.75</text:p>
          </table:table-cell>
          <table:table-cell office:value-type="float" office:value="306.48" calcext:value-type="float">
            <text:p>306.48</text:p>
          </table:table-cell>
          <table:table-cell office:value-type="float" office:value="843" calcext:value-type="float">
            <text:p>843</text:p>
          </table:table-cell>
          <table:table-cell office:value-type="float" office:value="244" calcext:value-type="float">
            <text:p>244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10.28" calcext:value-type="float">
            <text:p>10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2.qdimacs</text:p>
          </table:table-cell>
          <table:table-cell table:formula="of:=IF([.C677]=&quot;Y&quot;;&quot;5_Solved&quot;;IF(ISBLANK([.I677]);&quot;1_BddMergeFailed&quot;;IF(ISBLANK([.L677]);&quot;2_FactorGraphFailed&quot;;IF(ISBLANK([.O6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323" calcext:value-type="float">
            <text:p>21323</text:p>
          </table:table-cell>
          <table:table-cell office:value-type="float" office:value="7927" calcext:value-type="float">
            <text:p>7927</text:p>
          </table:table-cell>
          <table:table-cell office:value-type="float" office:value="0.03" calcext:value-type="float">
            <text:p>0.03</text:p>
          </table:table-cell>
          <table:table-cell office:value-type="float" office:value="8.19" calcext:value-type="float">
            <text:p>8.19</text:p>
          </table:table-cell>
          <table:table-cell office:value-type="float" office:value="323.31" calcext:value-type="float">
            <text:p>323.31</text:p>
          </table:table-cell>
          <table:table-cell office:value-type="float" office:value="725" calcext:value-type="float">
            <text:p>725</text:p>
          </table:table-cell>
          <table:table-cell office:value-type="float" office:value="247" calcext:value-type="float">
            <text:p>247</text:p>
          </table:table-cell>
          <table:table-cell office:value-type="float" office:value="1.02" calcext:value-type="float">
            <text:p>1.02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11.27" calcext:value-type="float">
            <text:p>11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2.qdimacs</text:p>
          </table:table-cell>
          <table:table-cell table:formula="of:=IF([.C678]=&quot;Y&quot;;&quot;5_Solved&quot;;IF(ISBLANK([.I678]);&quot;1_BddMergeFailed&quot;;IF(ISBLANK([.L678]);&quot;2_FactorGraphFailed&quot;;IF(ISBLANK([.O67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1323" calcext:value-type="float">
            <text:p>21323</text:p>
          </table:table-cell>
          <table:table-cell office:value-type="float" office:value="7927" calcext:value-type="float">
            <text:p>7927</text:p>
          </table:table-cell>
          <table:table-cell office:value-type="float" office:value="0.02" calcext:value-type="float">
            <text:p>0.02</text:p>
          </table:table-cell>
          <table:table-cell office:value-type="float" office:value="8.38" calcext:value-type="float">
            <text:p>8.38</text:p>
          </table:table-cell>
          <table:table-cell office:value-type="float" office:value="321.97" calcext:value-type="float">
            <text:p>321.97</text:p>
          </table:table-cell>
          <table:table-cell office:value-type="float" office:value="725" calcext:value-type="float">
            <text:p>725</text:p>
          </table:table-cell>
          <table:table-cell office:value-type="float" office:value="247" calcext:value-type="float">
            <text:p>247</text:p>
          </table:table-cell>
          <table:table-cell office:value-type="float" office:value="1.14" calcext:value-type="float">
            <text:p>1.14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11.45" calcext:value-type="float">
            <text:p>11.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10.qdimacs</text:p>
          </table:table-cell>
          <table:table-cell table:formula="of:=IF([.C679]=&quot;Y&quot;;&quot;5_Solved&quot;;IF(ISBLANK([.I679]);&quot;1_BddMergeFailed&quot;;IF(ISBLANK([.L679]);&quot;2_FactorGraphFailed&quot;;IF(ISBLANK([.O6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468" calcext:value-type="float">
            <text:p>13468</text:p>
          </table:table-cell>
          <table:table-cell office:value-type="float" office:value="8049" calcext:value-type="float">
            <text:p>8049</text:p>
          </table:table-cell>
          <table:table-cell office:value-type="float" office:value="0.02" calcext:value-type="float">
            <text:p>0.02</text:p>
          </table:table-cell>
          <table:table-cell office:value-type="float" office:value="9.15" calcext:value-type="float">
            <text:p>9.15</text:p>
          </table:table-cell>
          <table:table-cell office:value-type="float" office:value="277.62" calcext:value-type="float">
            <text:p>277.62</text:p>
          </table:table-cell>
          <table:table-cell office:value-type="float" office:value="827" calcext:value-type="float">
            <text:p>827</text:p>
          </table:table-cell>
          <table:table-cell office:value-type="float" office:value="260" calcext:value-type="float">
            <text:p>26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13.52" calcext:value-type="float">
            <text:p>13.5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10.qdimacs</text:p>
          </table:table-cell>
          <table:table-cell table:formula="of:=IF([.C680]=&quot;Y&quot;;&quot;5_Solved&quot;;IF(ISBLANK([.I680]);&quot;1_BddMergeFailed&quot;;IF(ISBLANK([.L680]);&quot;2_FactorGraphFailed&quot;;IF(ISBLANK([.O6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468" calcext:value-type="float">
            <text:p>13468</text:p>
          </table:table-cell>
          <table:table-cell office:value-type="float" office:value="8049" calcext:value-type="float">
            <text:p>8049</text:p>
          </table:table-cell>
          <table:table-cell office:value-type="float" office:value="0.02" calcext:value-type="float">
            <text:p>0.02</text:p>
          </table:table-cell>
          <table:table-cell office:value-type="float" office:value="8.92" calcext:value-type="float">
            <text:p>8.92</text:p>
          </table:table-cell>
          <table:table-cell office:value-type="float" office:value="259.72" calcext:value-type="float">
            <text:p>259.72</text:p>
          </table:table-cell>
          <table:table-cell office:value-type="float" office:value="827" calcext:value-type="float">
            <text:p>827</text:p>
          </table:table-cell>
          <table:table-cell office:value-type="float" office:value="260" calcext:value-type="float">
            <text:p>260</text:p>
          </table:table-cell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1.72" calcext:value-type="float">
            <text:p>11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0.A#48.c#.w#9.s#13.asp.qdimacs</text:p>
          </table:table-cell>
          <table:table-cell table:formula="of:=IF([.C681]=&quot;Y&quot;;&quot;5_Solved&quot;;IF(ISBLANK([.I681]);&quot;1_BddMergeFailed&quot;;IF(ISBLANK([.L681]);&quot;2_FactorGraphFailed&quot;;IF(ISBLANK([.O6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758" calcext:value-type="float">
            <text:p>23758</text:p>
          </table:table-cell>
          <table:table-cell office:value-type="float" office:value="8077" calcext:value-type="float">
            <text:p>8077</text:p>
          </table:table-cell>
          <table:table-cell office:value-type="float" office:value="0.03" calcext:value-type="float">
            <text:p>0.03</text:p>
          </table:table-cell>
          <table:table-cell office:value-type="float" office:value="10.08" calcext:value-type="float">
            <text:p>10.08</text:p>
          </table:table-cell>
          <table:table-cell office:value-type="float" office:value="417.99" calcext:value-type="float">
            <text:p>417.99</text:p>
          </table:table-cell>
          <table:table-cell office:value-type="float" office:value="768" calcext:value-type="float">
            <text:p>768</text:p>
          </table:table-cell>
          <table:table-cell office:value-type="float" office:value="259" calcext:value-type="float">
            <text:p>259</text:p>
          </table:table-cell>
          <table:table-cell office:value-type="float" office:value="1.18" calcext:value-type="float">
            <text:p>1.1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2.14" calcext:value-type="float">
            <text:p>12.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10.A#48.c#.w#9.s#13.asp.qdimacs</text:p>
          </table:table-cell>
          <table:table-cell table:formula="of:=IF([.C682]=&quot;Y&quot;;&quot;5_Solved&quot;;IF(ISBLANK([.I682]);&quot;1_BddMergeFailed&quot;;IF(ISBLANK([.L682]);&quot;2_FactorGraphFailed&quot;;IF(ISBLANK([.O6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3758" calcext:value-type="float">
            <text:p>23758</text:p>
          </table:table-cell>
          <table:table-cell office:value-type="float" office:value="8077" calcext:value-type="float">
            <text:p>8077</text:p>
          </table:table-cell>
          <table:table-cell office:value-type="float" office:value="0.03" calcext:value-type="float">
            <text:p>0.03</text:p>
          </table:table-cell>
          <table:table-cell office:value-type="float" office:value="9.75" calcext:value-type="float">
            <text:p>9.75</text:p>
          </table:table-cell>
          <table:table-cell office:value-type="float" office:value="417.94" calcext:value-type="float">
            <text:p>417.94</text:p>
          </table:table-cell>
          <table:table-cell office:value-type="float" office:value="768" calcext:value-type="float">
            <text:p>768</text:p>
          </table:table-cell>
          <table:table-cell office:value-type="float" office:value="259" calcext:value-type="float">
            <text:p>259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2.32" calcext:value-type="float">
            <text:p>12.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72_76.qdimacs</text:p>
          </table:table-cell>
          <table:table-cell table:formula="of:=IF([.C683]=&quot;Y&quot;;&quot;5_Solved&quot;;IF(ISBLANK([.I683]);&quot;1_BddMergeFailed&quot;;IF(ISBLANK([.L683]);&quot;2_FactorGraphFailed&quot;;IF(ISBLANK([.O6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211" calcext:value-type="float">
            <text:p>31211</text:p>
          </table:table-cell>
          <table:table-cell office:value-type="float" office:value="8089" calcext:value-type="float">
            <text:p>8089</text:p>
          </table:table-cell>
          <table:table-cell office:value-type="float" office:value="0.03" calcext:value-type="float">
            <text:p>0.03</text:p>
          </table:table-cell>
          <table:table-cell office:value-type="float" office:value="10.23" calcext:value-type="float">
            <text:p>10.23</text:p>
          </table:table-cell>
          <table:table-cell office:value-type="float" office:value="405.39" calcext:value-type="float">
            <text:p>405.39</text:p>
          </table:table-cell>
          <table:table-cell office:value-type="float" office:value="656" calcext:value-type="float">
            <text:p>656</text:p>
          </table:table-cell>
          <table:table-cell office:value-type="float" office:value="262" calcext:value-type="float">
            <text:p>262</text:p>
          </table:table-cell>
          <table:table-cell office:value-type="float" office:value="1.42" calcext:value-type="float">
            <text:p>1.42</text:p>
          </table:table-cell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13.62" calcext:value-type="float">
            <text:p>13.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2_78.qdimacs</text:p>
          </table:table-cell>
          <table:table-cell table:formula="of:=IF([.C684]=&quot;Y&quot;;&quot;5_Solved&quot;;IF(ISBLANK([.I684]);&quot;1_BddMergeFailed&quot;;IF(ISBLANK([.L684]);&quot;2_FactorGraphFailed&quot;;IF(ISBLANK([.O6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211" calcext:value-type="float">
            <text:p>31211</text:p>
          </table:table-cell>
          <table:table-cell office:value-type="float" office:value="8089" calcext:value-type="float">
            <text:p>8089</text:p>
          </table:table-cell>
          <table:table-cell office:value-type="float" office:value="0.04" calcext:value-type="float">
            <text:p>0.04</text:p>
          </table:table-cell>
          <table:table-cell office:value-type="float" office:value="10.94" calcext:value-type="float">
            <text:p>10.94</text:p>
          </table:table-cell>
          <table:table-cell office:value-type="float" office:value="398.19" calcext:value-type="float">
            <text:p>398.19</text:p>
          </table:table-cell>
          <table:table-cell office:value-type="float" office:value="608" calcext:value-type="float">
            <text:p>608</text:p>
          </table:table-cell>
          <table:table-cell office:value-type="float" office:value="256" calcext:value-type="float">
            <text:p>256</text:p>
          </table:table-cell>
          <table:table-cell office:value-type="float" office:value="1.13" calcext:value-type="float">
            <text:p>1.13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12.2" calcext:value-type="float">
            <text:p>12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3_82.qdimacs</text:p>
          </table:table-cell>
          <table:table-cell table:formula="of:=IF([.C685]=&quot;Y&quot;;&quot;5_Solved&quot;;IF(ISBLANK([.I685]);&quot;1_BddMergeFailed&quot;;IF(ISBLANK([.L685]);&quot;2_FactorGraphFailed&quot;;IF(ISBLANK([.O6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211" calcext:value-type="float">
            <text:p>31211</text:p>
          </table:table-cell>
          <table:table-cell office:value-type="float" office:value="8089" calcext:value-type="float">
            <text:p>8089</text:p>
          </table:table-cell>
          <table:table-cell office:value-type="float" office:value="0.03" calcext:value-type="float">
            <text:p>0.03</text:p>
          </table:table-cell>
          <table:table-cell office:value-type="float" office:value="9.19" calcext:value-type="float">
            <text:p>9.19</text:p>
          </table:table-cell>
          <table:table-cell office:value-type="float" office:value="389.24" calcext:value-type="float">
            <text:p>389.24</text:p>
          </table:table-cell>
          <table:table-cell office:value-type="float" office:value="636" calcext:value-type="float">
            <text:p>636</text:p>
          </table:table-cell>
          <table:table-cell office:value-type="float" office:value="264" calcext:value-type="float">
            <text:p>264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12.45" calcext:value-type="float">
            <text:p>12.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2_78.qdimacs</text:p>
          </table:table-cell>
          <table:table-cell table:formula="of:=IF([.C686]=&quot;Y&quot;;&quot;5_Solved&quot;;IF(ISBLANK([.I686]);&quot;1_BddMergeFailed&quot;;IF(ISBLANK([.L686]);&quot;2_FactorGraphFailed&quot;;IF(ISBLANK([.O68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211" calcext:value-type="float">
            <text:p>31211</text:p>
          </table:table-cell>
          <table:table-cell office:value-type="float" office:value="8089" calcext:value-type="float">
            <text:p>8089</text:p>
          </table:table-cell>
          <table:table-cell office:value-type="float" office:value="0.04" calcext:value-type="float">
            <text:p>0.04</text:p>
          </table:table-cell>
          <table:table-cell office:value-type="float" office:value="9.66" calcext:value-type="float">
            <text:p>9.66</text:p>
          </table:table-cell>
          <table:table-cell office:value-type="float" office:value="387.55" calcext:value-type="float">
            <text:p>387.55</text:p>
          </table:table-cell>
          <table:table-cell office:value-type="float" office:value="608" calcext:value-type="float">
            <text:p>608</text:p>
          </table:table-cell>
          <table:table-cell office:value-type="float" office:value="256" calcext:value-type="float">
            <text:p>256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11.65" calcext:value-type="float">
            <text:p>11.6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8.qdimacs</text:p>
          </table:table-cell>
          <table:table-cell table:formula="of:=IF([.C687]=&quot;Y&quot;;&quot;5_Solved&quot;;IF(ISBLANK([.I687]);&quot;1_BddMergeFailed&quot;;IF(ISBLANK([.L687]);&quot;2_FactorGraphFailed&quot;;IF(ISBLANK([.O68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668" calcext:value-type="float">
            <text:p>13668</text:p>
          </table:table-cell>
          <table:table-cell office:value-type="float" office:value="8181" calcext:value-type="float">
            <text:p>8181</text:p>
          </table:table-cell>
          <table:table-cell office:value-type="float" office:value="0.01" calcext:value-type="float">
            <text:p>0.01</text:p>
          </table:table-cell>
          <table:table-cell office:value-type="float" office:value="9.86" calcext:value-type="float">
            <text:p>9.86</text:p>
          </table:table-cell>
          <table:table-cell office:value-type="float" office:value="264.44" calcext:value-type="float">
            <text:p>264.44</text:p>
          </table:table-cell>
          <table:table-cell office:value-type="float" office:value="1125" calcext:value-type="float">
            <text:p>1125</text:p>
          </table:table-cell>
          <table:table-cell office:value-type="float" office:value="264" calcext:value-type="float">
            <text:p>264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11.64" calcext:value-type="float">
            <text:p>11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8.qdimacs</text:p>
          </table:table-cell>
          <table:table-cell table:formula="of:=IF([.C688]=&quot;Y&quot;;&quot;5_Solved&quot;;IF(ISBLANK([.I688]);&quot;1_BddMergeFailed&quot;;IF(ISBLANK([.L688]);&quot;2_FactorGraphFailed&quot;;IF(ISBLANK([.O6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3668" calcext:value-type="float">
            <text:p>13668</text:p>
          </table:table-cell>
          <table:table-cell office:value-type="float" office:value="8181" calcext:value-type="float">
            <text:p>8181</text:p>
          </table:table-cell>
          <table:table-cell office:value-type="float" office:value="0.01" calcext:value-type="float">
            <text:p>0.01</text:p>
          </table:table-cell>
          <table:table-cell office:value-type="float" office:value="9.04" calcext:value-type="float">
            <text:p>9.04</text:p>
          </table:table-cell>
          <table:table-cell office:value-type="float" office:value="257.99" calcext:value-type="float">
            <text:p>257.99</text:p>
          </table:table-cell>
          <table:table-cell office:value-type="float" office:value="1125" calcext:value-type="float">
            <text:p>1125</text:p>
          </table:table-cell>
          <table:table-cell office:value-type="float" office:value="264" calcext:value-type="float">
            <text:p>264</text:p>
          </table:table-cell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2.21" calcext:value-type="float">
            <text:p>12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2_query06_1344n.qdimacs</text:p>
          </table:table-cell>
          <table:table-cell table:formula="of:=IF([.C689]=&quot;Y&quot;;&quot;5_Solved&quot;;IF(ISBLANK([.I689]);&quot;1_BddMergeFailed&quot;;IF(ISBLANK([.L689]);&quot;2_FactorGraphFailed&quot;;IF(ISBLANK([.O6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9562" calcext:value-type="float">
            <text:p>49562</text:p>
          </table:table-cell>
          <table:table-cell office:value-type="float" office:value="8308" calcext:value-type="float">
            <text:p>8308</text:p>
          </table:table-cell>
          <table:table-cell office:value-type="float" office:value="0.06" calcext:value-type="float">
            <text:p>0.06</text:p>
          </table:table-cell>
          <table:table-cell office:value-type="float" office:value="10.76" calcext:value-type="float">
            <text:p>10.76</text:p>
          </table:table-cell>
          <table:table-cell office:value-type="float" office:value="717.22" calcext:value-type="float">
            <text:p>717.22</text:p>
          </table:table-cell>
          <table:table-cell office:value-type="float" office:value="2712" calcext:value-type="float">
            <text:p>2712</text:p>
          </table:table-cell>
          <table:table-cell office:value-type="float" office:value="270" calcext:value-type="float">
            <text:p>270</text:p>
          </table:table-cell>
          <table:table-cell office:value-type="float" office:value="1.74" calcext:value-type="float">
            <text:p>1.74</text:p>
          </table:table-cell>
          <table:table-cell office:value-type="float" office:value="4" calcext:value-type="float">
            <text:p>4</text:p>
          </table:table-cell>
          <table:table-cell office:value-type="float" office:value="0.94" calcext:value-type="float">
            <text:p>0.94</text:p>
          </table:table-cell>
          <table:table-cell office:value-type="float" office:value="13.49" calcext:value-type="float">
            <text:p>13.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chq_query54_1344n.qdimacs</text:p>
          </table:table-cell>
          <table:table-cell table:formula="of:=IF([.C690]=&quot;Y&quot;;&quot;5_Solved&quot;;IF(ISBLANK([.I690]);&quot;1_BddMergeFailed&quot;;IF(ISBLANK([.L690]);&quot;2_FactorGraphFailed&quot;;IF(ISBLANK([.O6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0386" calcext:value-type="float">
            <text:p>50386</text:p>
          </table:table-cell>
          <table:table-cell office:value-type="float" office:value="8369" calcext:value-type="float">
            <text:p>8369</text:p>
          </table:table-cell>
          <table:table-cell office:value-type="float" office:value="0.06" calcext:value-type="float">
            <text:p>0.06</text:p>
          </table:table-cell>
          <table:table-cell office:value-type="float" office:value="10.22" calcext:value-type="float">
            <text:p>10.22</text:p>
          </table:table-cell>
          <table:table-cell office:value-type="float" office:value="705.95" calcext:value-type="float">
            <text:p>705.95</text:p>
          </table:table-cell>
          <table:table-cell office:value-type="float" office:value="2594" calcext:value-type="float">
            <text:p>2594</text:p>
          </table:table-cell>
          <table:table-cell office:value-type="float" office:value="269" calcext:value-type="float">
            <text:p>269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14.66" calcext:value-type="float">
            <text:p>14.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chq_query54_1344n.qdimacs</text:p>
          </table:table-cell>
          <table:table-cell table:formula="of:=IF([.C691]=&quot;Y&quot;;&quot;5_Solved&quot;;IF(ISBLANK([.I691]);&quot;1_BddMergeFailed&quot;;IF(ISBLANK([.L691]);&quot;2_FactorGraphFailed&quot;;IF(ISBLANK([.O6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0386" calcext:value-type="float">
            <text:p>50386</text:p>
          </table:table-cell>
          <table:table-cell office:value-type="float" office:value="8369" calcext:value-type="float">
            <text:p>8369</text:p>
          </table:table-cell>
          <table:table-cell office:value-type="float" office:value="0.06" calcext:value-type="float">
            <text:p>0.06</text:p>
          </table:table-cell>
          <table:table-cell office:value-type="float" office:value="11.33" calcext:value-type="float">
            <text:p>11.33</text:p>
          </table:table-cell>
          <table:table-cell office:value-type="float" office:value="689.92" calcext:value-type="float">
            <text:p>689.92</text:p>
          </table:table-cell>
          <table:table-cell office:value-type="float" office:value="2594" calcext:value-type="float">
            <text:p>2594</text:p>
          </table:table-cell>
          <table:table-cell office:value-type="float" office:value="269" calcext:value-type="float">
            <text:p>269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24n.sat.qdimacs</text:p>
          </table:table-cell>
          <table:table-cell table:formula="of:=IF([.C692]=&quot;Y&quot;;&quot;5_Solved&quot;;IF(ISBLANK([.I692]);&quot;1_BddMergeFailed&quot;;IF(ISBLANK([.L692]);&quot;2_FactorGraphFailed&quot;;IF(ISBLANK([.O6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907" calcext:value-type="float">
            <text:p>24907</text:p>
          </table:table-cell>
          <table:table-cell office:value-type="float" office:value="8373" calcext:value-type="float">
            <text:p>8373</text:p>
          </table:table-cell>
          <table:table-cell office:value-type="float" office:value="0.03" calcext:value-type="float">
            <text:p>0.03</text:p>
          </table:table-cell>
          <table:table-cell office:value-type="float" office:value="11.16" calcext:value-type="float">
            <text:p>11.16</text:p>
          </table:table-cell>
          <table:table-cell office:value-type="float" office:value="391.91" calcext:value-type="float">
            <text:p>391.91</text:p>
          </table:table-cell>
          <table:table-cell office:value-type="float" office:value="773" calcext:value-type="float">
            <text:p>773</text:p>
          </table:table-cell>
          <table:table-cell office:value-type="float" office:value="270" calcext:value-type="float">
            <text:p>270</text:p>
          </table:table-cell>
          <table:table-cell office:value-type="float" office:value="1.28" calcext:value-type="float">
            <text:p>1.28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15.67" calcext:value-type="float">
            <text:p>15.6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3-fixpoint-3.qdimacs</text:p>
          </table:table-cell>
          <table:table-cell table:formula="of:=IF([.C693]=&quot;Y&quot;;&quot;5_Solved&quot;;IF(ISBLANK([.I693]);&quot;1_BddMergeFailed&quot;;IF(ISBLANK([.L693]);&quot;2_FactorGraphFailed&quot;;IF(ISBLANK([.O6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4635" calcext:value-type="float">
            <text:p>24635</text:p>
          </table:table-cell>
          <table:table-cell office:value-type="float" office:value="8435" calcext:value-type="float">
            <text:p>8435</text:p>
          </table:table-cell>
          <table:table-cell office:value-type="float" office:value="0.03" calcext:value-type="float">
            <text:p>0.03</text:p>
          </table:table-cell>
          <table:table-cell office:value-type="float" office:value="9.15" calcext:value-type="float">
            <text:p>9.15</text:p>
          </table:table-cell>
          <table:table-cell office:value-type="float" office:value="368.85" calcext:value-type="float">
            <text:p>368.85</text:p>
          </table:table-cell>
          <table:table-cell office:value-type="float" office:value="1071" calcext:value-type="float">
            <text:p>1071</text:p>
          </table:table-cell>
          <table:table-cell office:value-type="float" office:value="271" calcext:value-type="float">
            <text:p>271</text:p>
          </table:table-cell>
          <table:table-cell office:value-type="float" office:value="1.21" calcext:value-type="float">
            <text:p>1.2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13.82" calcext:value-type="float">
            <text:p>13.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5.qdimacs</text:p>
          </table:table-cell>
          <table:table-cell table:formula="of:=IF([.C694]=&quot;Y&quot;;&quot;5_Solved&quot;;IF(ISBLANK([.I694]);&quot;1_BddMergeFailed&quot;;IF(ISBLANK([.L694]);&quot;2_FactorGraphFailed&quot;;IF(ISBLANK([.O6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141" calcext:value-type="float">
            <text:p>25141</text:p>
          </table:table-cell>
          <table:table-cell office:value-type="float" office:value="8463" calcext:value-type="float">
            <text:p>8463</text:p>
          </table:table-cell>
          <table:table-cell office:value-type="float" office:value="0.03" calcext:value-type="float">
            <text:p>0.03</text:p>
          </table:table-cell>
          <table:table-cell office:value-type="float" office:value="9.99" calcext:value-type="float">
            <text:p>9.99</text:p>
          </table:table-cell>
          <table:table-cell office:value-type="float" office:value="400.62" calcext:value-type="float">
            <text:p>400.62</text:p>
          </table:table-cell>
          <table:table-cell office:value-type="float" office:value="759" calcext:value-type="float">
            <text:p>759</text:p>
          </table:table-cell>
          <table:table-cell office:value-type="float" office:value="268" calcext:value-type="float">
            <text:p>268</text:p>
          </table:table-cell>
          <table:table-cell office:value-type="float" office:value="1.39" calcext:value-type="float">
            <text:p>1.39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2.83" calcext:value-type="float">
            <text:p>12.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5.qdimacs</text:p>
          </table:table-cell>
          <table:table-cell table:formula="of:=IF([.C695]=&quot;Y&quot;;&quot;5_Solved&quot;;IF(ISBLANK([.I695]);&quot;1_BddMergeFailed&quot;;IF(ISBLANK([.L695]);&quot;2_FactorGraphFailed&quot;;IF(ISBLANK([.O6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141" calcext:value-type="float">
            <text:p>25141</text:p>
          </table:table-cell>
          <table:table-cell office:value-type="float" office:value="8463" calcext:value-type="float">
            <text:p>8463</text:p>
          </table:table-cell>
          <table:table-cell office:value-type="float" office:value="0.03" calcext:value-type="float">
            <text:p>0.03</text:p>
          </table:table-cell>
          <table:table-cell office:value-type="float" office:value="9.76" calcext:value-type="float">
            <text:p>9.76</text:p>
          </table:table-cell>
          <table:table-cell office:value-type="float" office:value="400.02" calcext:value-type="float">
            <text:p>400.02</text:p>
          </table:table-cell>
          <table:table-cell office:value-type="float" office:value="759" calcext:value-type="float">
            <text:p>759</text:p>
          </table:table-cell>
          <table:table-cell office:value-type="float" office:value="268" calcext:value-type="float">
            <text:p>268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12.68" calcext:value-type="float">
            <text:p>12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78.qdimacs</text:p>
          </table:table-cell>
          <table:table-cell table:formula="of:=IF([.C696]=&quot;Y&quot;;&quot;5_Solved&quot;;IF(ISBLANK([.I696]);&quot;1_BddMergeFailed&quot;;IF(ISBLANK([.L696]);&quot;2_FactorGraphFailed&quot;;IF(ISBLANK([.O6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978" calcext:value-type="float">
            <text:p>32978</text:p>
          </table:table-cell>
          <table:table-cell office:value-type="float" office:value="8524" calcext:value-type="float">
            <text:p>8524</text:p>
          </table:table-cell>
          <table:table-cell office:value-type="float" office:value="0.04" calcext:value-type="float">
            <text:p>0.04</text:p>
          </table:table-cell>
          <table:table-cell office:value-type="float" office:value="11.23" calcext:value-type="float">
            <text:p>11.23</text:p>
          </table:table-cell>
          <table:table-cell office:value-type="float" office:value="459.92" calcext:value-type="float">
            <text:p>459.92</text:p>
          </table:table-cell>
          <table:table-cell office:value-type="float" office:value="647" calcext:value-type="float">
            <text:p>647</text:p>
          </table:table-cell>
          <table:table-cell office:value-type="float" office:value="274" calcext:value-type="float">
            <text:p>274</text:p>
          </table:table-cell>
          <table:table-cell office:value-type="float" office:value="1.61" calcext:value-type="float">
            <text:p>1.61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14.49" calcext:value-type="float">
            <text:p>14.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4_87.qdimacs</text:p>
          </table:table-cell>
          <table:table-cell table:formula="of:=IF([.C697]=&quot;Y&quot;;&quot;5_Solved&quot;;IF(ISBLANK([.I697]);&quot;1_BddMergeFailed&quot;;IF(ISBLANK([.L697]);&quot;2_FactorGraphFailed&quot;;IF(ISBLANK([.O69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978" calcext:value-type="float">
            <text:p>32978</text:p>
          </table:table-cell>
          <table:table-cell office:value-type="float" office:value="8524" calcext:value-type="float">
            <text:p>8524</text:p>
          </table:table-cell>
          <table:table-cell office:value-type="float" office:value="0.04" calcext:value-type="float">
            <text:p>0.04</text:p>
          </table:table-cell>
          <table:table-cell office:value-type="float" office:value="10.1" calcext:value-type="float">
            <text:p>10.1</text:p>
          </table:table-cell>
          <table:table-cell office:value-type="float" office:value="432.69" calcext:value-type="float">
            <text:p>432.69</text:p>
          </table:table-cell>
          <table:table-cell office:value-type="float" office:value="658" calcext:value-type="float">
            <text:p>658</text:p>
          </table:table-cell>
          <table:table-cell office:value-type="float" office:value="271" calcext:value-type="float">
            <text:p>271</text:p>
          </table:table-cell>
          <table:table-cell office:value-type="float" office:value="1.23" calcext:value-type="float">
            <text:p>1.23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13.45" calcext:value-type="float">
            <text:p>13.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78.qdimacs</text:p>
          </table:table-cell>
          <table:table-cell table:formula="of:=IF([.C698]=&quot;Y&quot;;&quot;5_Solved&quot;;IF(ISBLANK([.I698]);&quot;1_BddMergeFailed&quot;;IF(ISBLANK([.L698]);&quot;2_FactorGraphFailed&quot;;IF(ISBLANK([.O69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978" calcext:value-type="float">
            <text:p>32978</text:p>
          </table:table-cell>
          <table:table-cell office:value-type="float" office:value="8524" calcext:value-type="float">
            <text:p>8524</text:p>
          </table:table-cell>
          <table:table-cell office:value-type="float" office:value="0.04" calcext:value-type="float">
            <text:p>0.04</text:p>
          </table:table-cell>
          <table:table-cell office:value-type="float" office:value="10.72" calcext:value-type="float">
            <text:p>10.72</text:p>
          </table:table-cell>
          <table:table-cell office:value-type="float" office:value="438.11" calcext:value-type="float">
            <text:p>438.11</text:p>
          </table:table-cell>
          <table:table-cell office:value-type="float" office:value="647" calcext:value-type="float">
            <text:p>647</text:p>
          </table:table-cell>
          <table:table-cell office:value-type="float" office:value="274" calcext:value-type="float">
            <text:p>274</text:p>
          </table:table-cell>
          <table:table-cell office:value-type="float" office:value="1.26" calcext:value-type="float">
            <text:p>1.26</text:p>
          </table:table-cell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12.88" calcext:value-type="float">
            <text:p>12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4_87.qdimacs</text:p>
          </table:table-cell>
          <table:table-cell table:formula="of:=IF([.C699]=&quot;Y&quot;;&quot;5_Solved&quot;;IF(ISBLANK([.I699]);&quot;1_BddMergeFailed&quot;;IF(ISBLANK([.L699]);&quot;2_FactorGraphFailed&quot;;IF(ISBLANK([.O69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978" calcext:value-type="float">
            <text:p>32978</text:p>
          </table:table-cell>
          <table:table-cell office:value-type="float" office:value="8524" calcext:value-type="float">
            <text:p>8524</text:p>
          </table:table-cell>
          <table:table-cell office:value-type="float" office:value="0.04" calcext:value-type="float">
            <text:p>0.04</text:p>
          </table:table-cell>
          <table:table-cell office:value-type="float" office:value="10.18" calcext:value-type="float">
            <text:p>10.18</text:p>
          </table:table-cell>
          <table:table-cell office:value-type="float" office:value="434.76" calcext:value-type="float">
            <text:p>434.76</text:p>
          </table:table-cell>
          <table:table-cell office:value-type="float" office:value="658" calcext:value-type="float">
            <text:p>658</text:p>
          </table:table-cell>
          <table:table-cell office:value-type="float" office:value="271" calcext:value-type="float">
            <text:p>271</text:p>
          </table:table-cell>
          <table:table-cell office:value-type="float" office:value="1.16" calcext:value-type="float">
            <text:p>1.16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13.9" calcext:value-type="float">
            <text:p>13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68_81.qdimacs</text:p>
          </table:table-cell>
          <table:table-cell table:formula="of:=IF([.C700]=&quot;Y&quot;;&quot;5_Solved&quot;;IF(ISBLANK([.I700]);&quot;1_BddMergeFailed&quot;;IF(ISBLANK([.L700]);&quot;2_FactorGraphFailed&quot;;IF(ISBLANK([.O70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2978" calcext:value-type="float">
            <text:p>32978</text:p>
          </table:table-cell>
          <table:table-cell office:value-type="float" office:value="8524" calcext:value-type="float">
            <text:p>8524</text:p>
          </table:table-cell>
          <table:table-cell office:value-type="float" office:value="0.04" calcext:value-type="float">
            <text:p>0.04</text:p>
          </table:table-cell>
          <table:table-cell office:value-type="float" office:value="10.07" calcext:value-type="float">
            <text:p>10.07</text:p>
          </table:table-cell>
          <table:table-cell office:value-type="float" office:value="426.08" calcext:value-type="float">
            <text:p>426.08</text:p>
          </table:table-cell>
          <table:table-cell office:value-type="float" office:value="656" calcext:value-type="float">
            <text:p>656</text:p>
          </table:table-cell>
          <table:table-cell office:value-type="float" office:value="274" calcext:value-type="float">
            <text:p>274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14.3" calcext:value-type="float">
            <text:p>14.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3.qdimacs</text:p>
          </table:table-cell>
          <table:table-cell table:formula="of:=IF([.C701]=&quot;Y&quot;;&quot;5_Solved&quot;;IF(ISBLANK([.I701]);&quot;1_BddMergeFailed&quot;;IF(ISBLANK([.L701]);&quot;2_FactorGraphFailed&quot;;IF(ISBLANK([.O7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081" calcext:value-type="float">
            <text:p>27081</text:p>
          </table:table-cell>
          <table:table-cell office:value-type="float" office:value="8590" calcext:value-type="float">
            <text:p>8590</text:p>
          </table:table-cell>
          <table:table-cell office:value-type="float" office:value="0.03" calcext:value-type="float">
            <text:p>0.03</text:p>
          </table:table-cell>
          <table:table-cell office:value-type="float" office:value="10.83" calcext:value-type="float">
            <text:p>10.83</text:p>
          </table:table-cell>
          <table:table-cell office:value-type="float" office:value="422.08" calcext:value-type="float">
            <text:p>422.08</text:p>
          </table:table-cell>
          <table:table-cell office:value-type="float" office:value="1185" calcext:value-type="float">
            <text:p>1185</text:p>
          </table:table-cell>
          <table:table-cell office:value-type="float" office:value="274" calcext:value-type="float">
            <text:p>274</text:p>
          </table:table-cell>
          <table:table-cell office:value-type="float" office:value="1.42" calcext:value-type="float">
            <text:p>1.4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5.53" calcext:value-type="float">
            <text:p>15.5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11.qdimacs</text:p>
          </table:table-cell>
          <table:table-cell table:formula="of:=IF([.C702]=&quot;Y&quot;;&quot;5_Solved&quot;;IF(ISBLANK([.I702]);&quot;1_BddMergeFailed&quot;;IF(ISBLANK([.L702]);&quot;2_FactorGraphFailed&quot;;IF(ISBLANK([.O7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813" calcext:value-type="float">
            <text:p>14813</text:p>
          </table:table-cell>
          <table:table-cell office:value-type="float" office:value="8852" calcext:value-type="float">
            <text:p>8852</text:p>
          </table:table-cell>
          <table:table-cell office:value-type="float" office:value="0.02" calcext:value-type="float">
            <text:p>0.02</text:p>
          </table:table-cell>
          <table:table-cell office:value-type="float" office:value="10.86" calcext:value-type="float">
            <text:p>10.86</text:p>
          </table:table-cell>
          <table:table-cell office:value-type="float" office:value="303.91" calcext:value-type="float">
            <text:p>303.91</text:p>
          </table:table-cell>
          <table:table-cell office:value-type="float" office:value="883" calcext:value-type="float">
            <text:p>883</text:p>
          </table:table-cell>
          <table:table-cell office:value-type="float" office:value="286" calcext:value-type="float">
            <text:p>286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13.52" calcext:value-type="float">
            <text:p>13.5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11.qdimacs</text:p>
          </table:table-cell>
          <table:table-cell table:formula="of:=IF([.C703]=&quot;Y&quot;;&quot;5_Solved&quot;;IF(ISBLANK([.I703]);&quot;1_BddMergeFailed&quot;;IF(ISBLANK([.L703]);&quot;2_FactorGraphFailed&quot;;IF(ISBLANK([.O7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4813" calcext:value-type="float">
            <text:p>14813</text:p>
          </table:table-cell>
          <table:table-cell office:value-type="float" office:value="8852" calcext:value-type="float">
            <text:p>8852</text:p>
          </table:table-cell>
          <table:table-cell office:value-type="float" office:value="0.02" calcext:value-type="float">
            <text:p>0.02</text:p>
          </table:table-cell>
          <table:table-cell office:value-type="float" office:value="10.94" calcext:value-type="float">
            <text:p>10.94</text:p>
          </table:table-cell>
          <table:table-cell office:value-type="float" office:value="319.52" calcext:value-type="float">
            <text:p>319.52</text:p>
          </table:table-cell>
          <table:table-cell office:value-type="float" office:value="883" calcext:value-type="float">
            <text:p>883</text:p>
          </table:table-cell>
          <table:table-cell office:value-type="float" office:value="286" calcext:value-type="float">
            <text:p>286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1.51" calcext:value-type="float">
            <text:p>1.51</text:p>
          </table:table-cell>
          <table:table-cell office:value-type="float" office:value="14.84" calcext:value-type="float">
            <text:p>14.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7.qdimacs</text:p>
          </table:table-cell>
          <table:table-cell table:formula="of:=IF([.C704]=&quot;Y&quot;;&quot;5_Solved&quot;;IF(ISBLANK([.I704]);&quot;1_BddMergeFailed&quot;;IF(ISBLANK([.L704]);&quot;2_FactorGraphFailed&quot;;IF(ISBLANK([.O7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654" calcext:value-type="float">
            <text:p>25654</text:p>
          </table:table-cell>
          <table:table-cell office:value-type="float" office:value="8914" calcext:value-type="float">
            <text:p>8914</text:p>
          </table:table-cell>
          <table:table-cell office:value-type="float" office:value="0.03" calcext:value-type="float">
            <text:p>0.03</text:p>
          </table:table-cell>
          <table:table-cell office:value-type="float" office:value="12.56" calcext:value-type="float">
            <text:p>12.56</text:p>
          </table:table-cell>
          <table:table-cell office:value-type="float" office:value="491.19" calcext:value-type="float">
            <text:p>491.19</text:p>
          </table:table-cell>
          <table:table-cell office:value-type="float" office:value="769" calcext:value-type="float">
            <text:p>769</text:p>
          </table:table-cell>
          <table:table-cell office:value-type="float" office:value="289" calcext:value-type="float">
            <text:p>289</text:p>
          </table:table-cell>
          <table:table-cell office:value-type="float" office:value="1.54" calcext:value-type="float">
            <text:p>1.54</text:p>
          </table:table-cell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office:value-type="float" office:value="16.39" calcext:value-type="float">
            <text:p>16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7.qdimacs</text:p>
          </table:table-cell>
          <table:table-cell table:formula="of:=IF([.C705]=&quot;Y&quot;;&quot;5_Solved&quot;;IF(ISBLANK([.I705]);&quot;1_BddMergeFailed&quot;;IF(ISBLANK([.L705]);&quot;2_FactorGraphFailed&quot;;IF(ISBLANK([.O7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654" calcext:value-type="float">
            <text:p>25654</text:p>
          </table:table-cell>
          <table:table-cell office:value-type="float" office:value="8914" calcext:value-type="float">
            <text:p>8914</text:p>
          </table:table-cell>
          <table:table-cell office:value-type="float" office:value="0.03" calcext:value-type="float">
            <text:p>0.03</text:p>
          </table:table-cell>
          <table:table-cell office:value-type="float" office:value="10.81" calcext:value-type="float">
            <text:p>10.81</text:p>
          </table:table-cell>
          <table:table-cell office:value-type="float" office:value="450.18" calcext:value-type="float">
            <text:p>450.18</text:p>
          </table:table-cell>
          <table:table-cell office:value-type="float" office:value="769" calcext:value-type="float">
            <text:p>769</text:p>
          </table:table-cell>
          <table:table-cell office:value-type="float" office:value="289" calcext:value-type="float">
            <text:p>289</text:p>
          </table:table-cell>
          <table:table-cell office:value-type="float" office:value="1.48" calcext:value-type="float">
            <text:p>1.48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14.41" calcext:value-type="float">
            <text:p>14.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chq_query42_1344n.qdimacs</text:p>
          </table:table-cell>
          <table:table-cell table:formula="of:=IF([.C706]=&quot;Y&quot;;&quot;5_Solved&quot;;IF(ISBLANK([.I706]);&quot;1_BddMergeFailed&quot;;IF(ISBLANK([.L706]);&quot;2_FactorGraphFailed&quot;;IF(ISBLANK([.O7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1118" calcext:value-type="float">
            <text:p>51118</text:p>
          </table:table-cell>
          <table:table-cell office:value-type="float" office:value="8923" calcext:value-type="float">
            <text:p>8923</text:p>
          </table:table-cell>
          <table:table-cell office:value-type="float" office:value="0.06" calcext:value-type="float">
            <text:p>0.06</text:p>
          </table:table-cell>
          <table:table-cell office:value-type="float" office:value="13.12" calcext:value-type="float">
            <text:p>13.12</text:p>
          </table:table-cell>
          <table:table-cell office:value-type="float" office:value="818.9" calcext:value-type="float">
            <text:p>818.9</text:p>
          </table:table-cell>
          <table:table-cell office:value-type="float" office:value="2612" calcext:value-type="float">
            <text:p>2612</text:p>
          </table:table-cell>
          <table:table-cell office:value-type="float" office:value="291" calcext:value-type="float">
            <text:p>291</text:p>
          </table:table-cell>
          <table:table-cell office:value-type="float" office:value="1.99" calcext:value-type="float">
            <text:p>1.99</text:p>
          </table:table-cell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17.19" calcext:value-type="float">
            <text:p>17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5.qdimacs</text:p>
          </table:table-cell>
          <table:table-cell table:formula="of:=IF([.C707]=&quot;Y&quot;;&quot;5_Solved&quot;;IF(ISBLANK([.I707]);&quot;1_BddMergeFailed&quot;;IF(ISBLANK([.L707]);&quot;2_FactorGraphFailed&quot;;IF(ISBLANK([.O7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327" calcext:value-type="float">
            <text:p>25327</text:p>
          </table:table-cell>
          <table:table-cell office:value-type="float" office:value="8952" calcext:value-type="float">
            <text:p>8952</text:p>
          </table:table-cell>
          <table:table-cell office:value-type="float" office:value="0.03" calcext:value-type="float">
            <text:p>0.03</text:p>
          </table:table-cell>
          <table:table-cell office:value-type="float" office:value="9.27" calcext:value-type="float">
            <text:p>9.27</text:p>
          </table:table-cell>
          <table:table-cell office:value-type="float" office:value="370.43" calcext:value-type="float">
            <text:p>370.43</text:p>
          </table:table-cell>
          <table:table-cell office:value-type="float" office:value="1219" calcext:value-type="float">
            <text:p>1219</text:p>
          </table:table-cell>
          <table:table-cell office:value-type="float" office:value="278" calcext:value-type="float">
            <text:p>278</text:p>
          </table:table-cell>
          <table:table-cell office:value-type="float" office:value="1.28" calcext:value-type="float">
            <text:p>1.28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15.28" calcext:value-type="float">
            <text:p>15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4_78.qdimacs</text:p>
          </table:table-cell>
          <table:table-cell table:formula="of:=IF([.C708]=&quot;Y&quot;;&quot;5_Solved&quot;;IF(ISBLANK([.I708]);&quot;1_BddMergeFailed&quot;;IF(ISBLANK([.L708]);&quot;2_FactorGraphFailed&quot;;IF(ISBLANK([.O70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1.13" calcext:value-type="float">
            <text:p>11.13</text:p>
          </table:table-cell>
          <table:table-cell office:value-type="float" office:value="478" calcext:value-type="float">
            <text:p>478</text:p>
          </table:table-cell>
          <table:table-cell office:value-type="float" office:value="712" calcext:value-type="float">
            <text:p>712</text:p>
          </table:table-cell>
          <table:table-cell office:value-type="float" office:value="292" calcext:value-type="float">
            <text:p>292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14.62" calcext:value-type="float">
            <text:p>14.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82.qdimacs</text:p>
          </table:table-cell>
          <table:table-cell table:formula="of:=IF([.C709]=&quot;Y&quot;;&quot;5_Solved&quot;;IF(ISBLANK([.I709]);&quot;1_BddMergeFailed&quot;;IF(ISBLANK([.L709]);&quot;2_FactorGraphFailed&quot;;IF(ISBLANK([.O7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1.42" calcext:value-type="float">
            <text:p>11.42</text:p>
          </table:table-cell>
          <table:table-cell office:value-type="float" office:value="465.65" calcext:value-type="float">
            <text:p>465.65</text:p>
          </table:table-cell>
          <table:table-cell office:value-type="float" office:value="717" calcext:value-type="float">
            <text:p>717</text:p>
          </table:table-cell>
          <table:table-cell office:value-type="float" office:value="281" calcext:value-type="float">
            <text:p>281</text:p>
          </table:table-cell>
          <table:table-cell office:value-type="float" office:value="1.11" calcext:value-type="float">
            <text:p>1.11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14.01" calcext:value-type="float">
            <text:p>14.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5_87.qdimacs</text:p>
          </table:table-cell>
          <table:table-cell table:formula="of:=IF([.C710]=&quot;Y&quot;;&quot;5_Solved&quot;;IF(ISBLANK([.I710]);&quot;1_BddMergeFailed&quot;;IF(ISBLANK([.L710]);&quot;2_FactorGraphFailed&quot;;IF(ISBLANK([.O7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1.08" calcext:value-type="float">
            <text:p>11.08</text:p>
          </table:table-cell>
          <table:table-cell office:value-type="float" office:value="478.43" calcext:value-type="float">
            <text:p>478.43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office:value-type="float" office:value="1.34" calcext:value-type="float">
            <text:p>1.34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14.84" calcext:value-type="float">
            <text:p>14.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4_78.qdimacs</text:p>
          </table:table-cell>
          <table:table-cell table:formula="of:=IF([.C711]=&quot;Y&quot;;&quot;5_Solved&quot;;IF(ISBLANK([.I711]);&quot;1_BddMergeFailed&quot;;IF(ISBLANK([.L711]);&quot;2_FactorGraphFailed&quot;;IF(ISBLANK([.O7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2.21" calcext:value-type="float">
            <text:p>12.21</text:p>
          </table:table-cell>
          <table:table-cell office:value-type="float" office:value="487.88" calcext:value-type="float">
            <text:p>487.88</text:p>
          </table:table-cell>
          <table:table-cell office:value-type="float" office:value="712" calcext:value-type="float">
            <text:p>712</text:p>
          </table:table-cell>
          <table:table-cell office:value-type="float" office:value="292" calcext:value-type="float">
            <text:p>292</text:p>
          </table:table-cell>
          <table:table-cell office:value-type="float" office:value="1.38" calcext:value-type="float">
            <text:p>1.38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15.28" calcext:value-type="float">
            <text:p>15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4_91.qdimacs</text:p>
          </table:table-cell>
          <table:table-cell table:formula="of:=IF([.C712]=&quot;Y&quot;;&quot;5_Solved&quot;;IF(ISBLANK([.I712]);&quot;1_BddMergeFailed&quot;;IF(ISBLANK([.L712]);&quot;2_FactorGraphFailed&quot;;IF(ISBLANK([.O7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2.3" calcext:value-type="float">
            <text:p>12.3</text:p>
          </table:table-cell>
          <table:table-cell office:value-type="float" office:value="508.56" calcext:value-type="float">
            <text:p>508.56</text:p>
          </table:table-cell>
          <table:table-cell office:value-type="float" office:value="712" calcext:value-type="float">
            <text:p>712</text:p>
          </table:table-cell>
          <table:table-cell office:value-type="float" office:value="288" calcext:value-type="float">
            <text:p>288</text:p>
          </table:table-cell>
          <table:table-cell office:value-type="float" office:value="1.57" calcext:value-type="float">
            <text:p>1.57</text:p>
          </table:table-cell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16.71" calcext:value-type="float">
            <text:p>16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82.qdimacs</text:p>
          </table:table-cell>
          <table:table-cell table:formula="of:=IF([.C713]=&quot;Y&quot;;&quot;5_Solved&quot;;IF(ISBLANK([.I713]);&quot;1_BddMergeFailed&quot;;IF(ISBLANK([.L713]);&quot;2_FactorGraphFailed&quot;;IF(ISBLANK([.O7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1.95" calcext:value-type="float">
            <text:p>11.95</text:p>
          </table:table-cell>
          <table:table-cell office:value-type="float" office:value="467.63" calcext:value-type="float">
            <text:p>467.63</text:p>
          </table:table-cell>
          <table:table-cell office:value-type="float" office:value="717" calcext:value-type="float">
            <text:p>717</text:p>
          </table:table-cell>
          <table:table-cell office:value-type="float" office:value="281" calcext:value-type="float">
            <text:p>281</text:p>
          </table:table-cell>
          <table:table-cell office:value-type="float" office:value="1.17" calcext:value-type="float">
            <text:p>1.17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15.31" calcext:value-type="float">
            <text:p>15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5_87.qdimacs</text:p>
          </table:table-cell>
          <table:table-cell table:formula="of:=IF([.C714]=&quot;Y&quot;;&quot;5_Solved&quot;;IF(ISBLANK([.I714]);&quot;1_BddMergeFailed&quot;;IF(ISBLANK([.L714]);&quot;2_FactorGraphFailed&quot;;IF(ISBLANK([.O71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2.9" calcext:value-type="float">
            <text:p>12.9</text:p>
          </table:table-cell>
          <table:table-cell office:value-type="float" office:value="534.22" calcext:value-type="float">
            <text:p>534.22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office:value-type="float" office:value="1.63" calcext:value-type="float">
            <text:p>1.63</text:p>
          </table:table-cell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15.96" calcext:value-type="float">
            <text:p>15.9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4_91.qdimacs</text:p>
          </table:table-cell>
          <table:table-cell table:formula="of:=IF([.C715]=&quot;Y&quot;;&quot;5_Solved&quot;;IF(ISBLANK([.I715]);&quot;1_BddMergeFailed&quot;;IF(ISBLANK([.L715]);&quot;2_FactorGraphFailed&quot;;IF(ISBLANK([.O71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45" calcext:value-type="float">
            <text:p>34745</text:p>
          </table:table-cell>
          <table:table-cell office:value-type="float" office:value="8959" calcext:value-type="float">
            <text:p>8959</text:p>
          </table:table-cell>
          <table:table-cell office:value-type="float" office:value="0.04" calcext:value-type="float">
            <text:p>0.04</text:p>
          </table:table-cell>
          <table:table-cell office:value-type="float" office:value="11.95" calcext:value-type="float">
            <text:p>11.95</text:p>
          </table:table-cell>
          <table:table-cell office:value-type="float" office:value="488.72" calcext:value-type="float">
            <text:p>488.72</text:p>
          </table:table-cell>
          <table:table-cell office:value-type="float" office:value="712" calcext:value-type="float">
            <text:p>712</text:p>
          </table:table-cell>
          <table:table-cell office:value-type="float" office:value="288" calcext:value-type="float">
            <text:p>288</text:p>
          </table:table-cell>
          <table:table-cell office:value-type="float" office:value="1.47" calcext:value-type="float">
            <text:p>1.47</text:p>
          </table:table-cell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15.82" calcext:value-type="float">
            <text:p>15.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0_query42_1344n.qdimacs</text:p>
          </table:table-cell>
          <table:table-cell table:formula="of:=IF([.C716]=&quot;Y&quot;;&quot;5_Solved&quot;;IF(ISBLANK([.I716]);&quot;1_BddMergeFailed&quot;;IF(ISBLANK([.L716]);&quot;2_FactorGraphFailed&quot;;IF(ISBLANK([.O7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2366" calcext:value-type="float">
            <text:p>42366</text:p>
          </table:table-cell>
          <table:table-cell office:value-type="float" office:value="8963" calcext:value-type="float">
            <text:p>8963</text:p>
          </table:table-cell>
          <table:table-cell office:value-type="float" office:value="0.05" calcext:value-type="float">
            <text:p>0.05</text:p>
          </table:table-cell>
          <table:table-cell office:value-type="float" office:value="12.2" calcext:value-type="float">
            <text:p>12.2</text:p>
          </table:table-cell>
          <table:table-cell office:value-type="float" office:value="656.54" calcext:value-type="float">
            <text:p>656.54</text:p>
          </table:table-cell>
          <table:table-cell office:value-type="float" office:value="2518" calcext:value-type="float">
            <text:p>2518</text:p>
          </table:table-cell>
          <table:table-cell office:value-type="float" office:value="286" calcext:value-type="float">
            <text:p>286</text:p>
          </table:table-cell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15.31" calcext:value-type="float">
            <text:p>15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10_query42_1344n.qdimacs</text:p>
          </table:table-cell>
          <table:table-cell table:formula="of:=IF([.C717]=&quot;Y&quot;;&quot;5_Solved&quot;;IF(ISBLANK([.I717]);&quot;1_BddMergeFailed&quot;;IF(ISBLANK([.L717]);&quot;2_FactorGraphFailed&quot;;IF(ISBLANK([.O71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2366" calcext:value-type="float">
            <text:p>42366</text:p>
          </table:table-cell>
          <table:table-cell office:value-type="float" office:value="8963" calcext:value-type="float">
            <text:p>8963</text:p>
          </table:table-cell>
          <table:table-cell office:value-type="float" office:value="0.06" calcext:value-type="float">
            <text:p>0.06</text:p>
          </table:table-cell>
          <table:table-cell office:value-type="float" office:value="13.91" calcext:value-type="float">
            <text:p>13.91</text:p>
          </table:table-cell>
          <table:table-cell office:value-type="float" office:value="700.2" calcext:value-type="float">
            <text:p>700.2</text:p>
          </table:table-cell>
          <table:table-cell office:value-type="float" office:value="2518" calcext:value-type="float">
            <text:p>2518</text:p>
          </table:table-cell>
          <table:table-cell office:value-type="float" office:value="286" calcext:value-type="float">
            <text:p>286</text:p>
          </table:table-cell>
          <table:table-cell office:value-type="float" office:value="2.06" calcext:value-type="float">
            <text:p>2.06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16.94" calcext:value-type="float">
            <text:p>16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qu_query42_1344n.qdimacs</text:p>
          </table:table-cell>
          <table:table-cell table:formula="of:=IF([.C718]=&quot;Y&quot;;&quot;5_Solved&quot;;IF(ISBLANK([.I718]);&quot;1_BddMergeFailed&quot;;IF(ISBLANK([.L718]);&quot;2_FactorGraphFailed&quot;;IF(ISBLANK([.O71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2390" calcext:value-type="float">
            <text:p>42390</text:p>
          </table:table-cell>
          <table:table-cell office:value-type="float" office:value="8987" calcext:value-type="float">
            <text:p>8987</text:p>
          </table:table-cell>
          <table:table-cell office:value-type="float" office:value="0.05" calcext:value-type="float">
            <text:p>0.05</text:p>
          </table:table-cell>
          <table:table-cell office:value-type="float" office:value="12.48" calcext:value-type="float">
            <text:p>12.48</text:p>
          </table:table-cell>
          <table:table-cell office:value-type="float" office:value="672.08" calcext:value-type="float">
            <text:p>672.08</text:p>
          </table:table-cell>
          <table:table-cell office:value-type="float" office:value="2529" calcext:value-type="float">
            <text:p>2529</text:p>
          </table:table-cell>
          <table:table-cell office:value-type="float" office:value="288" calcext:value-type="float">
            <text:p>288</text:p>
          </table:table-cell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0.94" calcext:value-type="float">
            <text:p>0.94</text:p>
          </table:table-cell>
          <table:table-cell office:value-type="float" office:value="17.39" calcext:value-type="float">
            <text:p>17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qu_query42_1344n.qdimacs</text:p>
          </table:table-cell>
          <table:table-cell table:formula="of:=IF([.C719]=&quot;Y&quot;;&quot;5_Solved&quot;;IF(ISBLANK([.I719]);&quot;1_BddMergeFailed&quot;;IF(ISBLANK([.L719]);&quot;2_FactorGraphFailed&quot;;IF(ISBLANK([.O7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2390" calcext:value-type="float">
            <text:p>42390</text:p>
          </table:table-cell>
          <table:table-cell office:value-type="float" office:value="8987" calcext:value-type="float">
            <text:p>8987</text:p>
          </table:table-cell>
          <table:table-cell office:value-type="float" office:value="0.06" calcext:value-type="float">
            <text:p>0.06</text:p>
          </table:table-cell>
          <table:table-cell office:value-type="float" office:value="13.02" calcext:value-type="float">
            <text:p>13.02</text:p>
          </table:table-cell>
          <table:table-cell office:value-type="float" office:value="666.99" calcext:value-type="float">
            <text:p>666.99</text:p>
          </table:table-cell>
          <table:table-cell office:value-type="float" office:value="2529" calcext:value-type="float">
            <text:p>2529</text:p>
          </table:table-cell>
          <table:table-cell office:value-type="float" office:value="288" calcext:value-type="float">
            <text:p>288</text:p>
          </table:table-cell>
          <table:table-cell office:value-type="float" office:value="1.72" calcext:value-type="float">
            <text:p>1.72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office:value-type="float" office:value="15.35" calcext:value-type="float">
            <text:p>15.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4.qdimacs</text:p>
          </table:table-cell>
          <table:table-cell table:formula="of:=IF([.C720]=&quot;Y&quot;;&quot;5_Solved&quot;;IF(ISBLANK([.I720]);&quot;1_BddMergeFailed&quot;;IF(ISBLANK([.L720]);&quot;2_FactorGraphFailed&quot;;IF(ISBLANK([.O7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811" calcext:value-type="float">
            <text:p>29811</text:p>
          </table:table-cell>
          <table:table-cell office:value-type="float" office:value="9054" calcext:value-type="float">
            <text:p>9054</text:p>
          </table:table-cell>
          <table:table-cell office:value-type="float" office:value="0.04" calcext:value-type="float">
            <text:p>0.04</text:p>
          </table:table-cell>
          <table:table-cell office:value-type="float" office:value="13.66" calcext:value-type="float">
            <text:p>13.66</text:p>
          </table:table-cell>
          <table:table-cell office:value-type="float" office:value="521.15" calcext:value-type="float">
            <text:p>521.15</text:p>
          </table:table-cell>
          <table:table-cell office:value-type="float" office:value="768" calcext:value-type="float">
            <text:p>768</text:p>
          </table:table-cell>
          <table:table-cell office:value-type="float" office:value="291" calcext:value-type="float">
            <text:p>291</text:p>
          </table:table-cell>
          <table:table-cell office:value-type="float" office:value="1.74" calcext:value-type="float">
            <text:p>1.74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17.4" calcext:value-type="float">
            <text:p>17.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4.qdimacs</text:p>
          </table:table-cell>
          <table:table-cell table:formula="of:=IF([.C721]=&quot;Y&quot;;&quot;5_Solved&quot;;IF(ISBLANK([.I721]);&quot;1_BddMergeFailed&quot;;IF(ISBLANK([.L721]);&quot;2_FactorGraphFailed&quot;;IF(ISBLANK([.O7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811" calcext:value-type="float">
            <text:p>29811</text:p>
          </table:table-cell>
          <table:table-cell office:value-type="float" office:value="9054" calcext:value-type="float">
            <text:p>9054</text:p>
          </table:table-cell>
          <table:table-cell office:value-type="float" office:value="0.04" calcext:value-type="float">
            <text:p>0.04</text:p>
          </table:table-cell>
          <table:table-cell office:value-type="float" office:value="12.06" calcext:value-type="float">
            <text:p>12.06</text:p>
          </table:table-cell>
          <table:table-cell office:value-type="float" office:value="491.1" calcext:value-type="float">
            <text:p>491.1</text:p>
          </table:table-cell>
          <table:table-cell office:value-type="float" office:value="768" calcext:value-type="float">
            <text:p>768</text:p>
          </table:table-cell>
          <table:table-cell office:value-type="float" office:value="291" calcext:value-type="float">
            <text:p>291</text:p>
          </table:table-cell>
          <table:table-cell office:value-type="float" office:value="1.48" calcext:value-type="float">
            <text:p>1.48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office:value-type="float" office:value="15.35" calcext:value-type="float">
            <text:p>15.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2_query60_1344n.qdimacs</text:p>
          </table:table-cell>
          <table:table-cell table:formula="of:=IF([.C722]=&quot;Y&quot;;&quot;5_Solved&quot;;IF(ISBLANK([.I722]);&quot;1_BddMergeFailed&quot;;IF(ISBLANK([.L722]);&quot;2_FactorGraphFailed&quot;;IF(ISBLANK([.O7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6914" calcext:value-type="float">
            <text:p>46914</text:p>
          </table:table-cell>
          <table:table-cell office:value-type="float" office:value="9144" calcext:value-type="float">
            <text:p>9144</text:p>
          </table:table-cell>
          <table:table-cell office:value-type="float" office:value="0.06" calcext:value-type="float">
            <text:p>0.06</text:p>
          </table:table-cell>
          <table:table-cell office:value-type="float" office:value="12.59" calcext:value-type="float">
            <text:p>12.59</text:p>
          </table:table-cell>
          <table:table-cell office:value-type="float" office:value="722.55" calcext:value-type="float">
            <text:p>722.55</text:p>
          </table:table-cell>
          <table:table-cell office:value-type="float" office:value="2522" calcext:value-type="float">
            <text:p>2522</text:p>
          </table:table-cell>
          <table:table-cell office:value-type="float" office:value="298" calcext:value-type="float">
            <text:p>298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17.08" calcext:value-type="float">
            <text:p>17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osition1024.qdimacs</text:p>
          </table:table-cell>
          <table:table-cell table:formula="of:=IF([.C723]=&quot;Y&quot;;&quot;5_Solved&quot;;IF(ISBLANK([.I723]);&quot;1_BddMergeFailed&quot;;IF(ISBLANK([.L723]);&quot;2_FactorGraphFailed&quot;;IF(ISBLANK([.O72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322" calcext:value-type="float">
            <text:p>25322</text:p>
          </table:table-cell>
          <table:table-cell office:value-type="float" office:value="9150" calcext:value-type="float">
            <text:p>9150</text:p>
          </table:table-cell>
          <table:table-cell office:value-type="float" office:value="0.03" calcext:value-type="float">
            <text:p>0.03</text:p>
          </table:table-cell>
          <table:table-cell office:value-type="float" office:value="5.78" calcext:value-type="float">
            <text:p>5.78</text:p>
          </table:table-cell>
          <table:table-cell office:value-type="float" office:value="392.48" calcext:value-type="float">
            <text:p>392.48</text:p>
          </table:table-cell>
          <table:table-cell office:value-type="float" office:value="766" calcext:value-type="float">
            <text:p>766</text:p>
          </table:table-cell>
          <table:table-cell office:value-type="float" office:value="290" calcext:value-type="float">
            <text:p>290</text:p>
          </table:table-cell>
          <table:table-cell office:value-type="float" office:value="1.02" calcext:value-type="float">
            <text:p>1.02</text:p>
          </table:table-cell>
          <table:table-cell office:value-type="float" office:value="437" calcext:value-type="float">
            <text:p>437</text:p>
          </table:table-cell>
          <table:table-cell office:value-type="float" office:value="0.41" calcext:value-type="float">
            <text:p>0.41</text:p>
          </table:table-cell>
          <table:table-cell office:value-type="float" office:value="14.93" calcext:value-type="float">
            <text:p>14.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1024.qdimacs</text:p>
          </table:table-cell>
          <table:table-cell table:formula="of:=IF([.C724]=&quot;Y&quot;;&quot;5_Solved&quot;;IF(ISBLANK([.I724]);&quot;1_BddMergeFailed&quot;;IF(ISBLANK([.L724]);&quot;2_FactorGraphFailed&quot;;IF(ISBLANK([.O72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180" calcext:value-type="float">
            <text:p>25180</text:p>
          </table:table-cell>
          <table:table-cell office:value-type="float" office:value="9172" calcext:value-type="float">
            <text:p>9172</text:p>
          </table:table-cell>
          <table:table-cell office:value-type="float" office:value="0.03" calcext:value-type="float">
            <text:p>0.03</text:p>
          </table:table-cell>
          <table:table-cell office:value-type="float" office:value="6.04" calcext:value-type="float">
            <text:p>6.04</text:p>
          </table:table-cell>
          <table:table-cell office:value-type="float" office:value="351.73" calcext:value-type="float">
            <text:p>351.73</text:p>
          </table:table-cell>
          <table:table-cell office:value-type="float" office:value="786" calcext:value-type="float">
            <text:p>786</text:p>
          </table:table-cell>
          <table:table-cell office:value-type="float" office:value="298" calcext:value-type="float">
            <text:p>298</text:p>
          </table:table-cell>
          <table:table-cell office:value-type="float" office:value="1.15" calcext:value-type="float">
            <text:p>1.15</text:p>
          </table:table-cell>
          <table:table-cell office:value-type="float" office:value="495" calcext:value-type="float">
            <text:p>495</text:p>
          </table:table-cell>
          <table:table-cell office:value-type="float" office:value="0.46" calcext:value-type="float">
            <text:p>0.46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9.qdimacs</text:p>
          </table:table-cell>
          <table:table-cell table:formula="of:=IF([.C725]=&quot;Y&quot;;&quot;5_Solved&quot;;IF(ISBLANK([.I725]);&quot;1_BddMergeFailed&quot;;IF(ISBLANK([.L725]);&quot;2_FactorGraphFailed&quot;;IF(ISBLANK([.O72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374" calcext:value-type="float">
            <text:p>15374</text:p>
          </table:table-cell>
          <table:table-cell office:value-type="float" office:value="9201" calcext:value-type="float">
            <text:p>9201</text:p>
          </table:table-cell>
          <table:table-cell office:value-type="float" office:value="0.02" calcext:value-type="float">
            <text:p>0.02</text:p>
          </table:table-cell>
          <table:table-cell office:value-type="float" office:value="12.18" calcext:value-type="float">
            <text:p>12.18</text:p>
          </table:table-cell>
          <table:table-cell office:value-type="float" office:value="346.45" calcext:value-type="float">
            <text:p>346.45</text:p>
          </table:table-cell>
          <table:table-cell office:value-type="float" office:value="1328" calcext:value-type="float">
            <text:p>1328</text:p>
          </table:table-cell>
          <table:table-cell office:value-type="float" office:value="297" calcext:value-type="float">
            <text:p>297</text:p>
          </table:table-cell>
          <table:table-cell office:value-type="float" office:value="1.57" calcext:value-type="float">
            <text:p>1.5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6.64" calcext:value-type="float">
            <text:p>16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09.qdimacs</text:p>
          </table:table-cell>
          <table:table-cell table:formula="of:=IF([.C726]=&quot;Y&quot;;&quot;5_Solved&quot;;IF(ISBLANK([.I726]);&quot;1_BddMergeFailed&quot;;IF(ISBLANK([.L726]);&quot;2_FactorGraphFailed&quot;;IF(ISBLANK([.O7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5374" calcext:value-type="float">
            <text:p>15374</text:p>
          </table:table-cell>
          <table:table-cell office:value-type="float" office:value="9201" calcext:value-type="float">
            <text:p>9201</text:p>
          </table:table-cell>
          <table:table-cell office:value-type="float" office:value="0.02" calcext:value-type="float">
            <text:p>0.02</text:p>
          </table:table-cell>
          <table:table-cell office:value-type="float" office:value="11.78" calcext:value-type="float">
            <text:p>11.78</text:p>
          </table:table-cell>
          <table:table-cell office:value-type="float" office:value="330.48" calcext:value-type="float">
            <text:p>330.48</text:p>
          </table:table-cell>
          <table:table-cell office:value-type="float" office:value="1328" calcext:value-type="float">
            <text:p>1328</text:p>
          </table:table-cell>
          <table:table-cell office:value-type="float" office:value="297" calcext:value-type="float">
            <text:p>297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15.11" calcext:value-type="float">
            <text:p>15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ion1024.qdimacs</text:p>
          </table:table-cell>
          <table:table-cell table:formula="of:=IF([.C727]=&quot;Y&quot;;&quot;5_Solved&quot;;IF(ISBLANK([.I727]);&quot;1_BddMergeFailed&quot;;IF(ISBLANK([.L727]);&quot;2_FactorGraphFailed&quot;;IF(ISBLANK([.O72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5252" calcext:value-type="float">
            <text:p>25252</text:p>
          </table:table-cell>
          <table:table-cell office:value-type="float" office:value="9211" calcext:value-type="float">
            <text:p>9211</text:p>
          </table:table-cell>
          <table:table-cell office:value-type="float" office:value="0.03" calcext:value-type="float">
            <text:p>0.03</text:p>
          </table:table-cell>
          <table:table-cell office:value-type="float" office:value="5.32" calcext:value-type="float">
            <text:p>5.32</text:p>
          </table:table-cell>
          <table:table-cell office:value-type="float" office:value="332.12" calcext:value-type="float">
            <text:p>332.12</text:p>
          </table:table-cell>
          <table:table-cell office:value-type="float" office:value="879" calcext:value-type="float">
            <text:p>879</text:p>
          </table:table-cell>
          <table:table-cell office:value-type="float" office:value="297" calcext:value-type="float">
            <text:p>297</text:p>
          </table:table-cell>
          <table:table-cell office:value-type="float" office:value="1.03" calcext:value-type="float">
            <text:p>1.03</text:p>
          </table:table-cell>
          <table:table-cell office:value-type="float" office:value="631" calcext:value-type="float">
            <text:p>631</text:p>
          </table:table-cell>
          <table:table-cell office:value-type="float" office:value="0.45" calcext:value-type="float">
            <text:p>0.45</text:p>
          </table:table-cell>
          <table:table-cell office:value-type="float" office:value="15.08" calcext:value-type="float">
            <text:p>15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.e#1.a#3.E#40.A#60.c#384.w#6.s#8.asp.qdimacs</text:p>
          </table:table-cell>
          <table:table-cell table:formula="of:=IF([.C728]=&quot;Y&quot;;&quot;5_Solved&quot;;IF(ISBLANK([.I728]);&quot;1_BddMergeFailed&quot;;IF(ISBLANK([.L728]);&quot;2_FactorGraphFailed&quot;;IF(ISBLANK([.O7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46" calcext:value-type="float">
            <text:p>27646</text:p>
          </table:table-cell>
          <table:table-cell office:value-type="float" office:value="9315" calcext:value-type="float">
            <text:p>9315</text:p>
          </table:table-cell>
          <table:table-cell office:value-type="float" office:value="0.03" calcext:value-type="float">
            <text:p>0.03</text:p>
          </table:table-cell>
          <table:table-cell office:value-type="float" office:value="14" calcext:value-type="float">
            <text:p>14</text:p>
          </table:table-cell>
          <table:table-cell office:value-type="float" office:value="590.59" calcext:value-type="float">
            <text:p>590.59</text:p>
          </table:table-cell>
          <table:table-cell office:value-type="float" office:value="808" calcext:value-type="float">
            <text:p>808</text:p>
          </table:table-cell>
          <table:table-cell office:value-type="float" office:value="303" calcext:value-type="float">
            <text:p>303</text:p>
          </table:table-cell>
          <table:table-cell office:value-type="float" office:value="1.95" calcext:value-type="float">
            <text:p>1.95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18.28" calcext:value-type="float">
            <text:p>18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9.s#1.asp.qdimacs</text:p>
          </table:table-cell>
          <table:table-cell table:formula="of:=IF([.C729]=&quot;Y&quot;;&quot;5_Solved&quot;;IF(ISBLANK([.I729]);&quot;1_BddMergeFailed&quot;;IF(ISBLANK([.L729]);&quot;2_FactorGraphFailed&quot;;IF(ISBLANK([.O72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46" calcext:value-type="float">
            <text:p>27646</text:p>
          </table:table-cell>
          <table:table-cell office:value-type="float" office:value="9391" calcext:value-type="float">
            <text:p>9391</text:p>
          </table:table-cell>
          <table:table-cell office:value-type="float" office:value="0.04" calcext:value-type="float">
            <text:p>0.04</text:p>
          </table:table-cell>
          <table:table-cell office:value-type="float" office:value="14.32" calcext:value-type="float">
            <text:p>14.32</text:p>
          </table:table-cell>
          <table:table-cell office:value-type="float" office:value="585.53" calcext:value-type="float">
            <text:p>585.53</text:p>
          </table:table-cell>
          <table:table-cell office:value-type="float" office:value="839" calcext:value-type="float">
            <text:p>839</text:p>
          </table:table-cell>
          <table:table-cell office:value-type="float" office:value="302" calcext:value-type="float">
            <text:p>302</text:p>
          </table:table-cell>
          <table:table-cell office:value-type="float" office:value="1.96" calcext:value-type="float">
            <text:p>1.96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7.9" calcext:value-type="float">
            <text:p>17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9.s#60.asp.qdimacs</text:p>
          </table:table-cell>
          <table:table-cell table:formula="of:=IF([.C730]=&quot;Y&quot;;&quot;5_Solved&quot;;IF(ISBLANK([.I730]);&quot;1_BddMergeFailed&quot;;IF(ISBLANK([.L730]);&quot;2_FactorGraphFailed&quot;;IF(ISBLANK([.O7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46" calcext:value-type="float">
            <text:p>27646</text:p>
          </table:table-cell>
          <table:table-cell office:value-type="float" office:value="9391" calcext:value-type="float">
            <text:p>9391</text:p>
          </table:table-cell>
          <table:table-cell office:value-type="float" office:value="0.03" calcext:value-type="float">
            <text:p>0.03</text:p>
          </table:table-cell>
          <table:table-cell office:value-type="float" office:value="14.46" calcext:value-type="float">
            <text:p>14.46</text:p>
          </table:table-cell>
          <table:table-cell office:value-type="float" office:value="607.72" calcext:value-type="float">
            <text:p>607.72</text:p>
          </table:table-cell>
          <table:table-cell office:value-type="float" office:value="836" calcext:value-type="float">
            <text:p>836</text:p>
          </table:table-cell>
          <table:table-cell office:value-type="float" office:value="303" calcext:value-type="float">
            <text:p>303</text:p>
          </table:table-cell>
          <table:table-cell office:value-type="float" office:value="1.98" calcext:value-type="float">
            <text:p>1.98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17.42" calcext:value-type="float">
            <text:p>17.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9.s#60.asp.qdimacs</text:p>
          </table:table-cell>
          <table:table-cell table:formula="of:=IF([.C731]=&quot;Y&quot;;&quot;5_Solved&quot;;IF(ISBLANK([.I731]);&quot;1_BddMergeFailed&quot;;IF(ISBLANK([.L731]);&quot;2_FactorGraphFailed&quot;;IF(ISBLANK([.O7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46" calcext:value-type="float">
            <text:p>27646</text:p>
          </table:table-cell>
          <table:table-cell office:value-type="float" office:value="9391" calcext:value-type="float">
            <text:p>9391</text:p>
          </table:table-cell>
          <table:table-cell office:value-type="float" office:value="0.03" calcext:value-type="float">
            <text:p>0.03</text:p>
          </table:table-cell>
          <table:table-cell office:value-type="float" office:value="13.01" calcext:value-type="float">
            <text:p>13.01</text:p>
          </table:table-cell>
          <table:table-cell office:value-type="float" office:value="572.93" calcext:value-type="float">
            <text:p>572.93</text:p>
          </table:table-cell>
          <table:table-cell office:value-type="float" office:value="836" calcext:value-type="float">
            <text:p>836</text:p>
          </table:table-cell>
          <table:table-cell office:value-type="float" office:value="303" calcext:value-type="float">
            <text:p>303</text:p>
          </table:table-cell>
          <table:table-cell office:value-type="float" office:value="1.88" calcext:value-type="float">
            <text:p>1.88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18.15" calcext:value-type="float">
            <text:p>18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28.A#48.c#.w#9.s#1.asp.qdimacs</text:p>
          </table:table-cell>
          <table:table-cell table:formula="of:=IF([.C732]=&quot;Y&quot;;&quot;5_Solved&quot;;IF(ISBLANK([.I732]);&quot;1_BddMergeFailed&quot;;IF(ISBLANK([.L732]);&quot;2_FactorGraphFailed&quot;;IF(ISBLANK([.O73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7646" calcext:value-type="float">
            <text:p>27646</text:p>
          </table:table-cell>
          <table:table-cell office:value-type="float" office:value="9391" calcext:value-type="float">
            <text:p>9391</text:p>
          </table:table-cell>
          <table:table-cell office:value-type="float" office:value="0.03" calcext:value-type="float">
            <text:p>0.03</text:p>
          </table:table-cell>
          <table:table-cell office:value-type="float" office:value="14.24" calcext:value-type="float">
            <text:p>14.24</text:p>
          </table:table-cell>
          <table:table-cell office:value-type="float" office:value="554.18" calcext:value-type="float">
            <text:p>554.18</text:p>
          </table:table-cell>
          <table:table-cell office:value-type="float" office:value="839" calcext:value-type="float">
            <text:p>839</text:p>
          </table:table-cell>
          <table:table-cell office:value-type="float" office:value="302" calcext:value-type="float">
            <text:p>302</text:p>
          </table:table-cell>
          <table:table-cell office:value-type="float" office:value="1.52" calcext:value-type="float">
            <text:p>1.52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16.27" calcext:value-type="float">
            <text:p>16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5_83.qdimacs</text:p>
          </table:table-cell>
          <table:table-cell table:formula="of:=IF([.C733]=&quot;Y&quot;;&quot;5_Solved&quot;;IF(ISBLANK([.I733]);&quot;1_BddMergeFailed&quot;;IF(ISBLANK([.L733]);&quot;2_FactorGraphFailed&quot;;IF(ISBLANK([.O7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5" calcext:value-type="float">
            <text:p>0.05</text:p>
          </table:table-cell>
          <table:table-cell office:value-type="float" office:value="13.14" calcext:value-type="float">
            <text:p>13.14</text:p>
          </table:table-cell>
          <table:table-cell office:value-type="float" office:value="520.99" calcext:value-type="float">
            <text:p>520.99</text:p>
          </table:table-cell>
          <table:table-cell office:value-type="float" office:value="752" calcext:value-type="float">
            <text:p>752</text:p>
          </table:table-cell>
          <table:table-cell office:value-type="float" office:value="300" calcext:value-type="float">
            <text:p>300</text:p>
          </table:table-cell>
          <table:table-cell office:value-type="float" office:value="1.29" calcext:value-type="float">
            <text:p>1.29</text:p>
          </table:table-cell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16.15" calcext:value-type="float">
            <text:p>16.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5_83.qdimacs</text:p>
          </table:table-cell>
          <table:table-cell table:formula="of:=IF([.C734]=&quot;Y&quot;;&quot;5_Solved&quot;;IF(ISBLANK([.I734]);&quot;1_BddMergeFailed&quot;;IF(ISBLANK([.L734]);&quot;2_FactorGraphFailed&quot;;IF(ISBLANK([.O73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4" calcext:value-type="float">
            <text:p>0.04</text:p>
          </table:table-cell>
          <table:table-cell office:value-type="float" office:value="12.7" calcext:value-type="float">
            <text:p>12.7</text:p>
          </table:table-cell>
          <table:table-cell office:value-type="float" office:value="550.88" calcext:value-type="float">
            <text:p>550.88</text:p>
          </table:table-cell>
          <table:table-cell office:value-type="float" office:value="752" calcext:value-type="float">
            <text:p>752</text:p>
          </table:table-cell>
          <table:table-cell office:value-type="float" office:value="300" calcext:value-type="float">
            <text:p>30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17.1" calcext:value-type="float">
            <text:p>17.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86.qdimacs</text:p>
          </table:table-cell>
          <table:table-cell table:formula="of:=IF([.C735]=&quot;Y&quot;;&quot;5_Solved&quot;;IF(ISBLANK([.I735]);&quot;1_BddMergeFailed&quot;;IF(ISBLANK([.L735]);&quot;2_FactorGraphFailed&quot;;IF(ISBLANK([.O73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4" calcext:value-type="float">
            <text:p>0.04</text:p>
          </table:table-cell>
          <table:table-cell office:value-type="float" office:value="13.83" calcext:value-type="float">
            <text:p>13.83</text:p>
          </table:table-cell>
          <table:table-cell office:value-type="float" office:value="539.22" calcext:value-type="float">
            <text:p>539.22</text:p>
          </table:table-cell>
          <table:table-cell office:value-type="float" office:value="704" calcext:value-type="float">
            <text:p>704</text:p>
          </table:table-cell>
          <table:table-cell office:value-type="float" office:value="302" calcext:value-type="float">
            <text:p>302</text:p>
          </table:table-cell>
          <table:table-cell office:value-type="float" office:value="1.89" calcext:value-type="float">
            <text:p>1.89</text:p>
          </table:table-cell>
          <table:table-cell office:value-type="float" office:value="6" calcext:value-type="float">
            <text:p>6</text:p>
          </table:table-cell>
          <table:table-cell office:value-type="float" office:value="0.27" calcext:value-type="float">
            <text:p>0.27</text:p>
          </table:table-cell>
          <table:table-cell office:value-type="float" office:value="18.21" calcext:value-type="float">
            <text:p>18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6_96.qdimacs</text:p>
          </table:table-cell>
          <table:table-cell table:formula="of:=IF([.C736]=&quot;Y&quot;;&quot;5_Solved&quot;;IF(ISBLANK([.I736]);&quot;1_BddMergeFailed&quot;;IF(ISBLANK([.L736]);&quot;2_FactorGraphFailed&quot;;IF(ISBLANK([.O73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4" calcext:value-type="float">
            <text:p>0.04</text:p>
          </table:table-cell>
          <table:table-cell office:value-type="float" office:value="12.68" calcext:value-type="float">
            <text:p>12.68</text:p>
          </table:table-cell>
          <table:table-cell office:value-type="float" office:value="543.38" calcext:value-type="float">
            <text:p>543.38</text:p>
          </table:table-cell>
          <table:table-cell office:value-type="float" office:value="728" calcext:value-type="float">
            <text:p>728</text:p>
          </table:table-cell>
          <table:table-cell office:value-type="float" office:value="302" calcext:value-type="float">
            <text:p>302</text:p>
          </table:table-cell>
          <table:table-cell office:value-type="float" office:value="1.78" calcext:value-type="float">
            <text:p>1.78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8.35" calcext:value-type="float">
            <text:p>18.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7_92.qdimacs</text:p>
          </table:table-cell>
          <table:table-cell table:formula="of:=IF([.C737]=&quot;Y&quot;;&quot;5_Solved&quot;;IF(ISBLANK([.I737]);&quot;1_BddMergeFailed&quot;;IF(ISBLANK([.L737]);&quot;2_FactorGraphFailed&quot;;IF(ISBLANK([.O7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5" calcext:value-type="float">
            <text:p>0.05</text:p>
          </table:table-cell>
          <table:table-cell office:value-type="float" office:value="13.19" calcext:value-type="float">
            <text:p>13.19</text:p>
          </table:table-cell>
          <table:table-cell office:value-type="float" office:value="519.91" calcext:value-type="float">
            <text:p>519.91</text:p>
          </table:table-cell>
          <table:table-cell office:value-type="float" office:value="717" calcext:value-type="float">
            <text:p>717</text:p>
          </table:table-cell>
          <table:table-cell office:value-type="float" office:value="302" calcext:value-type="float">
            <text:p>302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16.37" calcext:value-type="float">
            <text:p>16.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67_92.qdimacs</text:p>
          </table:table-cell>
          <table:table-cell table:formula="of:=IF([.C738]=&quot;Y&quot;;&quot;5_Solved&quot;;IF(ISBLANK([.I738]);&quot;1_BddMergeFailed&quot;;IF(ISBLANK([.L738]);&quot;2_FactorGraphFailed&quot;;IF(ISBLANK([.O73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4" calcext:value-type="float">
            <text:p>0.04</text:p>
          </table:table-cell>
          <table:table-cell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86.qdimacs</text:p>
          </table:table-cell>
          <table:table-cell table:formula="of:=IF([.C739]=&quot;Y&quot;;&quot;5_Solved&quot;;IF(ISBLANK([.I739]);&quot;1_BddMergeFailed&quot;;IF(ISBLANK([.L739]);&quot;2_FactorGraphFailed&quot;;IF(ISBLANK([.O73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6512" calcext:value-type="float">
            <text:p>36512</text:p>
          </table:table-cell>
          <table:table-cell office:value-type="float" office:value="9394" calcext:value-type="float">
            <text:p>9394</text:p>
          </table:table-cell>
          <table:table-cell office:value-type="float" office:value="0.04" calcext:value-type="float">
            <text:p>0.04</text:p>
          </table:table-cell>
          <table:table-cell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2-fixpoint-5.qdimacs</text:p>
          </table:table-cell>
          <table:table-cell table:formula="of:=IF([.C740]=&quot;Y&quot;;&quot;5_Solved&quot;;IF(ISBLANK([.I740]);&quot;1_BddMergeFailed&quot;;IF(ISBLANK([.L740]);&quot;2_FactorGraphFailed&quot;;IF(ISBLANK([.O74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198" calcext:value-type="float">
            <text:p>28198</text:p>
          </table:table-cell>
          <table:table-cell office:value-type="float" office:value="9605" calcext:value-type="float">
            <text:p>9605</text:p>
          </table:table-cell>
          <table:table-cell office:value-type="float" office:value="0.03" calcext:value-type="float">
            <text:p>0.03</text:p>
          </table:table-cell>
          <table:table-cell office:value-type="float" office:value="12.29" calcext:value-type="float">
            <text:p>12.29</text:p>
          </table:table-cell>
          <table:table-cell office:value-type="float" office:value="510.85" calcext:value-type="float">
            <text:p>510.85</text:p>
          </table:table-cell>
          <table:table-cell office:value-type="float" office:value="1018" calcext:value-type="float">
            <text:p>1018</text:p>
          </table:table-cell>
          <table:table-cell office:value-type="float" office:value="302" calcext:value-type="float">
            <text:p>302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18.88" calcext:value-type="float">
            <text:p>18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2-fixpoint-5.qdimacs</text:p>
          </table:table-cell>
          <table:table-cell table:formula="of:=IF([.C741]=&quot;Y&quot;;&quot;5_Solved&quot;;IF(ISBLANK([.I741]);&quot;1_BddMergeFailed&quot;;IF(ISBLANK([.L741]);&quot;2_FactorGraphFailed&quot;;IF(ISBLANK([.O74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198" calcext:value-type="float">
            <text:p>28198</text:p>
          </table:table-cell>
          <table:table-cell office:value-type="float" office:value="9605" calcext:value-type="float">
            <text:p>9605</text:p>
          </table:table-cell>
          <table:table-cell office:value-type="float" office:value="0.04" calcext:value-type="float">
            <text:p>0.04</text:p>
          </table:table-cell>
          <table:table-cell office:value-type="float" office:value="12.35" calcext:value-type="float">
            <text:p>12.35</text:p>
          </table:table-cell>
          <table:table-cell office:value-type="float" office:value="497.75" calcext:value-type="float">
            <text:p>497.75</text:p>
          </table:table-cell>
          <table:table-cell office:value-type="float" office:value="1018" calcext:value-type="float">
            <text:p>1018</text:p>
          </table:table-cell>
          <table:table-cell office:value-type="float" office:value="302" calcext:value-type="float">
            <text:p>302</text:p>
          </table:table-cell>
          <table:table-cell office:value-type="float" office:value="1.49" calcext:value-type="float">
            <text:p>1.49</text:p>
          </table:table-cell>
          <table:table-cell office:value-type="float" office:value="6" calcext:value-type="float">
            <text:p>6</text:p>
          </table:table-cell>
          <table:table-cell office:value-type="float" office:value="0.22" calcext:value-type="float">
            <text:p>0.22</text:p>
          </table:table-cell>
          <table:table-cell office:value-type="float" office:value="17.2" calcext:value-type="float">
            <text:p>17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9.AE.stepl.012.qdimacs</text:p>
          </table:table-cell>
          <table:table-cell table:formula="of:=IF([.C742]=&quot;Y&quot;;&quot;5_Solved&quot;;IF(ISBLANK([.I742]);&quot;1_BddMergeFailed&quot;;IF(ISBLANK([.L742]);&quot;2_FactorGraphFailed&quot;;IF(ISBLANK([.O74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6158" calcext:value-type="float">
            <text:p>16158</text:p>
          </table:table-cell>
          <table:table-cell office:value-type="float" office:value="9655" calcext:value-type="float">
            <text:p>9655</text:p>
          </table:table-cell>
          <table:table-cell office:value-type="float" office:value="0.02" calcext:value-type="float">
            <text:p>0.02</text:p>
          </table:table-cell>
          <table:table-cell office:value-type="float" office:value="12.59" calcext:value-type="float">
            <text:p>12.59</text:p>
          </table:table-cell>
          <table:table-cell office:value-type="float" office:value="374.19" calcext:value-type="float">
            <text:p>374.19</text:p>
          </table:table-cell>
          <table:table-cell office:value-type="float" office:value="969" calcext:value-type="float">
            <text:p>969</text:p>
          </table:table-cell>
          <table:table-cell office:value-type="float" office:value="309" calcext:value-type="float">
            <text:p>309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.53" calcext:value-type="float">
            <text:p>1.53</text:p>
          </table:table-cell>
          <table:table-cell office:value-type="float" office:value="16.11" calcext:value-type="float">
            <text:p>16.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5.qdimacs</text:p>
          </table:table-cell>
          <table:table-cell table:formula="of:=IF([.C743]=&quot;Y&quot;;&quot;5_Solved&quot;;IF(ISBLANK([.I743]);&quot;1_BddMergeFailed&quot;;IF(ISBLANK([.L743]);&quot;2_FactorGraphFailed&quot;;IF(ISBLANK([.O74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658" calcext:value-type="float">
            <text:p>28658</text:p>
          </table:table-cell>
          <table:table-cell office:value-type="float" office:value="9812" calcext:value-type="float">
            <text:p>9812</text:p>
          </table:table-cell>
          <table:table-cell office:value-type="float" office:value="0.04" calcext:value-type="float">
            <text:p>0.04</text:p>
          </table:table-cell>
          <table:table-cell office:value-type="float" office:value="11.95" calcext:value-type="float">
            <text:p>11.95</text:p>
          </table:table-cell>
          <table:table-cell office:value-type="float" office:value="481.85" calcext:value-type="float">
            <text:p>481.85</text:p>
          </table:table-cell>
          <table:table-cell office:value-type="float" office:value="1082" calcext:value-type="float">
            <text:p>1082</text:p>
          </table:table-cell>
          <table:table-cell office:value-type="float" office:value="310" calcext:value-type="float">
            <text:p>310</text:p>
          </table:table-cell>
          <table:table-cell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6.86" calcext:value-type="float">
            <text:p>16.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-phy-fixpoint-5.qdimacs</text:p>
          </table:table-cell>
          <table:table-cell table:formula="of:=IF([.C744]=&quot;Y&quot;;&quot;5_Solved&quot;;IF(ISBLANK([.I744]);&quot;1_BddMergeFailed&quot;;IF(ISBLANK([.L744]);&quot;2_FactorGraphFailed&quot;;IF(ISBLANK([.O74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658" calcext:value-type="float">
            <text:p>28658</text:p>
          </table:table-cell>
          <table:table-cell office:value-type="float" office:value="9812" calcext:value-type="float">
            <text:p>9812</text:p>
          </table:table-cell>
          <table:table-cell office:value-type="float" office:value="0.03" calcext:value-type="float">
            <text:p>0.03</text:p>
          </table:table-cell>
          <table:table-cell office:value-type="float" office:value="12.53" calcext:value-type="float">
            <text:p>12.53</text:p>
          </table:table-cell>
          <table:table-cell office:value-type="float" office:value="504.41" calcext:value-type="float">
            <text:p>504.41</text:p>
          </table:table-cell>
          <table:table-cell office:value-type="float" office:value="1082" calcext:value-type="float">
            <text:p>1082</text:p>
          </table:table-cell>
          <table:table-cell office:value-type="float" office:value="310" calcext:value-type="float">
            <text:p>310</text:p>
          </table:table-cell>
          <table:table-cell office:value-type="float" office:value="1.28" calcext:value-type="float">
            <text:p>1.28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17.53" calcext:value-type="float">
            <text:p>17.5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8_query42_1344n.qdimacs</text:p>
          </table:table-cell>
          <table:table-cell table:formula="of:=IF([.C745]=&quot;Y&quot;;&quot;5_Solved&quot;;IF(ISBLANK([.I745]);&quot;1_BddMergeFailed&quot;;IF(ISBLANK([.L745]);&quot;2_FactorGraphFailed&quot;;IF(ISBLANK([.O745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52762" calcext:value-type="float">
            <text:p>52762</text:p>
          </table:table-cell>
          <table:table-cell office:value-type="float" office:value="9823" calcext:value-type="float">
            <text:p>9823</text:p>
          </table:table-cell>
          <table:table-cell office:value-type="float" office:value="0.06" calcext:value-type="float">
            <text:p>0.06</text:p>
          </table:table-cell>
          <table:table-cell office:value-type="float" office:value="14.66" calcext:value-type="float">
            <text:p>14.66</text:p>
          </table:table-cell>
          <table:table-cell office:value-type="float" office:value="912.22" calcext:value-type="float">
            <text:p>912.22</text:p>
          </table:table-cell>
          <table:table-cell office:value-type="float" office:value="2716" calcext:value-type="float">
            <text:p>2716</text:p>
          </table:table-cell>
          <table:table-cell office:value-type="float" office:value="317" calcext:value-type="float">
            <text:p>317</text:p>
          </table:table-cell>
          <table:table-cell office:value-type="float" office:value="2.46" calcext:value-type="float">
            <text:p>2.46</text:p>
          </table:table-cell>
          <table:table-cell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20.34" calcext:value-type="float">
            <text:p>20.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9.271" calcext:value-type="float">
            <text:p>1589.271</text:p>
          </table:table-cell>
          <table:table-cell office:value-type="float" office:value="3.519" calcext:value-type="float">
            <text:p>3.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8_query42_1344n.qdimacs</text:p>
          </table:table-cell>
          <table:table-cell table:formula="of:=IF([.C746]=&quot;Y&quot;;&quot;5_Solved&quot;;IF(ISBLANK([.I746]);&quot;1_BddMergeFailed&quot;;IF(ISBLANK([.L746]);&quot;2_FactorGraphFailed&quot;;IF(ISBLANK([.O746]);&quot;3_NoMusFound&quot;;&quot;4_SomeMusFound&quot;))))" office:value-type="string" office:string-value="4_SomeMusFound" calcext:value-type="string">
            <text:p>4_SomeMusFound</text:p>
          </table:table-cell>
          <table:table-cell/>
          <table:table-cell office:value-type="float" office:value="52762" calcext:value-type="float">
            <text:p>52762</text:p>
          </table:table-cell>
          <table:table-cell office:value-type="float" office:value="9823" calcext:value-type="float">
            <text:p>9823</text:p>
          </table:table-cell>
          <table:table-cell office:value-type="float" office:value="0.06" calcext:value-type="float">
            <text:p>0.06</text:p>
          </table:table-cell>
          <table:table-cell office:value-type="float" office:value="14.32" calcext:value-type="float">
            <text:p>14.32</text:p>
          </table:table-cell>
          <table:table-cell office:value-type="float" office:value="911.14" calcext:value-type="float">
            <text:p>911.14</text:p>
          </table:table-cell>
          <table:table-cell office:value-type="float" office:value="2716" calcext:value-type="float">
            <text:p>2716</text:p>
          </table:table-cell>
          <table:table-cell office:value-type="float" office:value="317" calcext:value-type="float">
            <text:p>317</text:p>
          </table:table-cell>
          <table:table-cell office:value-type="float" office:value="2.44" calcext:value-type="float">
            <text:p>2.44</text:p>
          </table:table-cell>
          <table:table-cell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19.97" calcext:value-type="float">
            <text:p>19.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0.407" calcext:value-type="float">
            <text:p>1540.407</text:p>
          </table:table-cell>
          <table:table-cell office:value-type="float" office:value="3.211" calcext:value-type="float">
            <text:p>3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34.A#48.c#.w#9.s#40.asp.qdimacs</text:p>
          </table:table-cell>
          <table:table-cell table:formula="of:=IF([.C747]=&quot;Y&quot;;&quot;5_Solved&quot;;IF(ISBLANK([.I747]);&quot;1_BddMergeFailed&quot;;IF(ISBLANK([.L747]);&quot;2_FactorGraphFailed&quot;;IF(ISBLANK([.O74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942" calcext:value-type="float">
            <text:p>28942</text:p>
          </table:table-cell>
          <table:table-cell office:value-type="float" office:value="9829" calcext:value-type="float">
            <text:p>9829</text:p>
          </table:table-cell>
          <table:table-cell office:value-type="float" office:value="0.03" calcext:value-type="float">
            <text:p>0.03</text:p>
          </table:table-cell>
          <table:table-cell office:value-type="float" office:value="14.36" calcext:value-type="float">
            <text:p>14.36</text:p>
          </table:table-cell>
          <table:table-cell office:value-type="float" office:value="590.9" calcext:value-type="float">
            <text:p>590.9</text:p>
          </table:table-cell>
          <table:table-cell office:value-type="float" office:value="896" calcext:value-type="float">
            <text:p>896</text:p>
          </table:table-cell>
          <table:table-cell office:value-type="float" office:value="318" calcext:value-type="float">
            <text:p>318</text:p>
          </table:table-cell>
          <table:table-cell office:value-type="float" office:value="1.59" calcext:value-type="float">
            <text:p>1.59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17.59" calcext:value-type="float">
            <text:p>17.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.e#1.a#3.E#134.A#48.c#.w#9.s#40.asp.qdimacs</text:p>
          </table:table-cell>
          <table:table-cell table:formula="of:=IF([.C748]=&quot;Y&quot;;&quot;5_Solved&quot;;IF(ISBLANK([.I748]);&quot;1_BddMergeFailed&quot;;IF(ISBLANK([.L748]);&quot;2_FactorGraphFailed&quot;;IF(ISBLANK([.O74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8942" calcext:value-type="float">
            <text:p>28942</text:p>
          </table:table-cell>
          <table:table-cell office:value-type="float" office:value="9829" calcext:value-type="float">
            <text:p>9829</text:p>
          </table:table-cell>
          <table:table-cell office:value-type="float" office:value="0.03" calcext:value-type="float">
            <text:p>0.03</text:p>
          </table:table-cell>
          <table:table-cell office:value-type="float" office:value="15.55" calcext:value-type="float">
            <text:p>15.55</text:p>
          </table:table-cell>
          <table:table-cell office:value-type="float" office:value="649.2" calcext:value-type="float">
            <text:p>649.2</text:p>
          </table:table-cell>
          <table:table-cell office:value-type="float" office:value="896" calcext:value-type="float">
            <text:p>896</text:p>
          </table:table-cell>
          <table:table-cell office:value-type="float" office:value="318" calcext:value-type="float">
            <text:p>318</text:p>
          </table:table-cell>
          <table:table-cell office:value-type="float" office:value="2.19" calcext:value-type="float">
            <text:p>2.19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19.37" calcext:value-type="float">
            <text:p>19.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9_83.qdimacs</text:p>
          </table:table-cell>
          <table:table-cell table:formula="of:=IF([.C749]=&quot;Y&quot;;&quot;5_Solved&quot;;IF(ISBLANK([.I749]);&quot;1_BddMergeFailed&quot;;IF(ISBLANK([.L749]);&quot;2_FactorGraphFailed&quot;;IF(ISBLANK([.O74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5" calcext:value-type="float">
            <text:p>0.05</text:p>
          </table:table-cell>
          <table:table-cell office:value-type="float" office:value="15.39" calcext:value-type="float">
            <text:p>15.39</text:p>
          </table:table-cell>
          <table:table-cell office:value-type="float" office:value="651.39" calcext:value-type="float">
            <text:p>651.39</text:p>
          </table:table-cell>
          <table:table-cell office:value-type="float" office:value="742" calcext:value-type="float">
            <text:p>742</text:p>
          </table:table-cell>
          <table:table-cell office:value-type="float" office:value="317" calcext:value-type="float">
            <text:p>317</text:p>
          </table:table-cell>
          <table:table-cell office:value-type="float" office:value="2.08" calcext:value-type="float">
            <text:p>2.08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21.07" calcext:value-type="float">
            <text:p>21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4_99.qdimacs</text:p>
          </table:table-cell>
          <table:table-cell table:formula="of:=IF([.C750]=&quot;Y&quot;;&quot;5_Solved&quot;;IF(ISBLANK([.I750]);&quot;1_BddMergeFailed&quot;;IF(ISBLANK([.L750]);&quot;2_FactorGraphFailed&quot;;IF(ISBLANK([.O75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5" calcext:value-type="float">
            <text:p>0.05</text:p>
          </table:table-cell>
          <table:table-cell office:value-type="float" office:value="14.71" calcext:value-type="float">
            <text:p>14.71</text:p>
          </table:table-cell>
          <table:table-cell office:value-type="float" office:value="633.04" calcext:value-type="float">
            <text:p>633.04</text:p>
          </table:table-cell>
          <table:table-cell office:value-type="float" office:value="736" calcext:value-type="float">
            <text:p>736</text:p>
          </table:table-cell>
          <table:table-cell office:value-type="float" office:value="313" calcext:value-type="float">
            <text:p>313</text:p>
          </table:table-cell>
          <table:table-cell office:value-type="float" office:value="1.83" calcext:value-type="float">
            <text:p>1.83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office:value-type="float" office:value="20.31" calcext:value-type="float">
            <text:p>20.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73_85.qdimacs</text:p>
          </table:table-cell>
          <table:table-cell table:formula="of:=IF([.C751]=&quot;Y&quot;;&quot;5_Solved&quot;;IF(ISBLANK([.I751]);&quot;1_BddMergeFailed&quot;;IF(ISBLANK([.L751]);&quot;2_FactorGraphFailed&quot;;IF(ISBLANK([.O7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5" calcext:value-type="float">
            <text:p>0.05</text:p>
          </table:table-cell>
          <table:table-cell office:value-type="float" office:value="13.12" calcext:value-type="float">
            <text:p>13.12</text:p>
          </table:table-cell>
          <table:table-cell office:value-type="float" office:value="612.47" calcext:value-type="float">
            <text:p>612.47</text:p>
          </table:table-cell>
          <table:table-cell office:value-type="float" office:value="753" calcext:value-type="float">
            <text:p>753</text:p>
          </table:table-cell>
          <table:table-cell office:value-type="float" office:value="309" calcext:value-type="float">
            <text:p>309</text:p>
          </table:table-cell>
          <table:table-cell office:value-type="float" office:value="1.61" calcext:value-type="float">
            <text:p>1.61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float" office:value="19.48" calcext:value-type="float">
            <text:p>19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5_95.qdimacs</text:p>
          </table:table-cell>
          <table:table-cell table:formula="of:=IF([.C752]=&quot;Y&quot;;&quot;5_Solved&quot;;IF(ISBLANK([.I752]);&quot;1_BddMergeFailed&quot;;IF(ISBLANK([.L752]);&quot;2_FactorGraphFailed&quot;;IF(ISBLANK([.O75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5" calcext:value-type="float">
            <text:p>0.05</text:p>
          </table:table-cell>
          <table:table-cell office:value-type="float" office:value="14.75" calcext:value-type="float">
            <text:p>14.75</text:p>
          </table:table-cell>
          <table:table-cell office:value-type="float" office:value="577.07" calcext:value-type="float">
            <text:p>577.07</text:p>
          </table:table-cell>
          <table:table-cell office:value-type="float" office:value="753" calcext:value-type="float">
            <text:p>753</text:p>
          </table:table-cell>
          <table:table-cell office:value-type="float" office:value="316" calcext:value-type="float">
            <text:p>316</text:p>
          </table:table-cell>
          <table:table-cell office:value-type="float" office:value="1.38" calcext:value-type="float">
            <text:p>1.38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7.6" calcext:value-type="float">
            <text:p>17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9_83.qdimacs</text:p>
          </table:table-cell>
          <table:table-cell table:formula="of:=IF([.C753]=&quot;Y&quot;;&quot;5_Solved&quot;;IF(ISBLANK([.I753]);&quot;1_BddMergeFailed&quot;;IF(ISBLANK([.L753]);&quot;2_FactorGraphFailed&quot;;IF(ISBLANK([.O75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4" calcext:value-type="float">
            <text:p>0.04</text:p>
          </table:table-cell>
          <table:table-cell office:value-type="float" office:value="14.14" calcext:value-type="float">
            <text:p>14.14</text:p>
          </table:table-cell>
          <table:table-cell office:value-type="float" office:value="614.83" calcext:value-type="float">
            <text:p>614.83</text:p>
          </table:table-cell>
          <table:table-cell office:value-type="float" office:value="742" calcext:value-type="float">
            <text:p>742</text:p>
          </table:table-cell>
          <table:table-cell office:value-type="float" office:value="317" calcext:value-type="float">
            <text:p>317</text:p>
          </table:table-cell>
          <table:table-cell office:value-type="float" office:value="1.93" calcext:value-type="float">
            <text:p>1.93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office:value-type="float" office:value="19.61" calcext:value-type="float">
            <text:p>19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65_95.qdimacs</text:p>
          </table:table-cell>
          <table:table-cell table:formula="of:=IF([.C754]=&quot;Y&quot;;&quot;5_Solved&quot;;IF(ISBLANK([.I754]);&quot;1_BddMergeFailed&quot;;IF(ISBLANK([.L754]);&quot;2_FactorGraphFailed&quot;;IF(ISBLANK([.O75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5" calcext:value-type="float">
            <text:p>0.05</text:p>
          </table:table-cell>
          <table:table-cell office:value-type="float" office:value="13.17" calcext:value-type="float">
            <text:p>13.17</text:p>
          </table:table-cell>
          <table:table-cell office:value-type="float" office:value="562.75" calcext:value-type="float">
            <text:p>562.75</text:p>
          </table:table-cell>
          <table:table-cell office:value-type="float" office:value="753" calcext:value-type="float">
            <text:p>753</text:p>
          </table:table-cell>
          <table:table-cell office:value-type="float" office:value="316" calcext:value-type="float">
            <text:p>316</text:p>
          </table:table-cell>
          <table:table-cell office:value-type="float" office:value="1.63" calcext:value-type="float">
            <text:p>1.63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office:value-type="float" office:value="18.21" calcext:value-type="float">
            <text:p>18.2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73_85.qdimacs</text:p>
          </table:table-cell>
          <table:table-cell table:formula="of:=IF([.C755]=&quot;Y&quot;;&quot;5_Solved&quot;;IF(ISBLANK([.I755]);&quot;1_BddMergeFailed&quot;;IF(ISBLANK([.L755]);&quot;2_FactorGraphFailed&quot;;IF(ISBLANK([.O75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5" calcext:value-type="float">
            <text:p>0.05</text:p>
          </table:table-cell>
          <table:table-cell office:value-type="float" office:value="14.8" calcext:value-type="float">
            <text:p>14.8</text:p>
          </table:table-cell>
          <table:table-cell office:value-type="float" office:value="581.44" calcext:value-type="float">
            <text:p>581.44</text:p>
          </table:table-cell>
          <table:table-cell office:value-type="float" office:value="753" calcext:value-type="float">
            <text:p>753</text:p>
          </table:table-cell>
          <table:table-cell office:value-type="float" office:value="309" calcext:value-type="float">
            <text:p>309</text:p>
          </table:table-cell>
          <table:table-cell office:value-type="float" office:value="1.66" calcext:value-type="float">
            <text:p>1.66</text:p>
          </table:table-cell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17.94" calcext:value-type="float">
            <text:p>17.9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90.qdimacs</text:p>
          </table:table-cell>
          <table:table-cell table:formula="of:=IF([.C756]=&quot;Y&quot;;&quot;5_Solved&quot;;IF(ISBLANK([.I756]);&quot;1_BddMergeFailed&quot;;IF(ISBLANK([.L756]);&quot;2_FactorGraphFailed&quot;;IF(ISBLANK([.O75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8279" calcext:value-type="float">
            <text:p>38279</text:p>
          </table:table-cell>
          <table:table-cell office:value-type="float" office:value="9829" calcext:value-type="float">
            <text:p>9829</text:p>
          </table:table-cell>
          <table:table-cell office:value-type="float" office:value="0.04" calcext:value-type="float">
            <text:p>0.04</text:p>
          </table:table-cell>
          <table:table-cell office:value-type="float" office:value="13.77" calcext:value-type="float">
            <text:p>13.77</text:p>
          </table:table-cell>
          <table:table-cell office:value-type="float" office:value="609.37" calcext:value-type="float">
            <text:p>609.37</text:p>
          </table:table-cell>
          <table:table-cell office:value-type="float" office:value="742" calcext:value-type="float">
            <text:p>742</text:p>
          </table:table-cell>
          <table:table-cell office:value-type="float" office:value="315" calcext:value-type="float">
            <text:p>315</text:p>
          </table:table-cell>
          <table:table-cell office:value-type="float" office:value="1.66" calcext:value-type="float">
            <text:p>1.66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20.37" calcext:value-type="float">
            <text:p>20.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9_query42_1344n.qdimacs</text:p>
          </table:table-cell>
          <table:table-cell table:formula="of:=IF([.C757]=&quot;Y&quot;;&quot;5_Solved&quot;;IF(ISBLANK([.I757]);&quot;1_BddMergeFailed&quot;;IF(ISBLANK([.L757]);&quot;2_FactorGraphFailed&quot;;IF(ISBLANK([.O75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2774" calcext:value-type="float">
            <text:p>52774</text:p>
          </table:table-cell>
          <table:table-cell office:value-type="float" office:value="9829" calcext:value-type="float">
            <text:p>9829</text:p>
          </table:table-cell>
          <table:table-cell office:value-type="float" office:value="0.06" calcext:value-type="float">
            <text:p>0.06</text:p>
          </table:table-cell>
          <table:table-cell office:value-type="float" office:value="14.2" calcext:value-type="float">
            <text:p>14.2</text:p>
          </table:table-cell>
          <table:table-cell office:value-type="float" office:value="888.72" calcext:value-type="float">
            <text:p>888.72</text:p>
          </table:table-cell>
          <table:table-cell office:value-type="float" office:value="2745" calcext:value-type="float">
            <text:p>2745</text:p>
          </table:table-cell>
          <table:table-cell office:value-type="float" office:value="315" calcext:value-type="float">
            <text:p>315</text:p>
          </table:table-cell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18.87" calcext:value-type="float">
            <text:p>18.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09_query42_1344n.qdimacs</text:p>
          </table:table-cell>
          <table:table-cell table:formula="of:=IF([.C758]=&quot;Y&quot;;&quot;5_Solved&quot;;IF(ISBLANK([.I758]);&quot;1_BddMergeFailed&quot;;IF(ISBLANK([.L758]);&quot;2_FactorGraphFailed&quot;;IF(ISBLANK([.O75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2774" calcext:value-type="float">
            <text:p>52774</text:p>
          </table:table-cell>
          <table:table-cell office:value-type="float" office:value="9829" calcext:value-type="float">
            <text:p>9829</text:p>
          </table:table-cell>
          <table:table-cell office:value-type="float" office:value="0.06" calcext:value-type="float">
            <text:p>0.06</text:p>
          </table:table-cell>
          <table:table-cell office:value-type="float" office:value="15.53" calcext:value-type="float">
            <text:p>15.53</text:p>
          </table:table-cell>
          <table:table-cell office:value-type="float" office:value="896.61" calcext:value-type="float">
            <text:p>896.61</text:p>
          </table:table-cell>
          <table:table-cell office:value-type="float" office:value="2745" calcext:value-type="float">
            <text:p>2745</text:p>
          </table:table-cell>
          <table:table-cell office:value-type="float" office:value="315" calcext:value-type="float">
            <text:p>315</text:p>
          </table:table-cell>
          <table:table-cell office:value-type="float" office:value="2.18" calcext:value-type="float">
            <text:p>2.18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20.57" calcext:value-type="float">
            <text:p>20.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9_query42_1344n.qdimacs</text:p>
          </table:table-cell>
          <table:table-cell table:formula="of:=IF([.C759]=&quot;Y&quot;;&quot;5_Solved&quot;;IF(ISBLANK([.I759]);&quot;1_BddMergeFailed&quot;;IF(ISBLANK([.L759]);&quot;2_FactorGraphFailed&quot;;IF(ISBLANK([.O75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006" calcext:value-type="float">
            <text:p>53006</text:p>
          </table:table-cell>
          <table:table-cell office:value-type="float" office:value="9935" calcext:value-type="float">
            <text:p>9935</text:p>
          </table:table-cell>
          <table:table-cell office:value-type="float" office:value="0.06" calcext:value-type="float">
            <text:p>0.06</text:p>
          </table:table-cell>
          <table:table-cell office:value-type="float" office:value="16.27" calcext:value-type="float">
            <text:p>16.27</text:p>
          </table:table-cell>
          <table:table-cell office:value-type="float" office:value="888.58" calcext:value-type="float">
            <text:p>888.58</text:p>
          </table:table-cell>
          <table:table-cell office:value-type="float" office:value="2840" calcext:value-type="float">
            <text:p>2840</text:p>
          </table:table-cell>
          <table:table-cell office:value-type="float" office:value="324" calcext:value-type="float">
            <text:p>324</text:p>
          </table:table-cell>
          <table:table-cell office:value-type="float" office:value="2.54" calcext:value-type="float">
            <text:p>2.54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office:value-type="float" office:value="19.13" calcext:value-type="float">
            <text:p>19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8_query42_1344n.qdimacs</text:p>
          </table:table-cell>
          <table:table-cell table:formula="of:=IF([.C760]=&quot;Y&quot;;&quot;5_Solved&quot;;IF(ISBLANK([.I760]);&quot;1_BddMergeFailed&quot;;IF(ISBLANK([.L760]);&quot;2_FactorGraphFailed&quot;;IF(ISBLANK([.O76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006" calcext:value-type="float">
            <text:p>53006</text:p>
          </table:table-cell>
          <table:table-cell office:value-type="float" office:value="9935" calcext:value-type="float">
            <text:p>9935</text:p>
          </table:table-cell>
          <table:table-cell office:value-type="float" office:value="0.06" calcext:value-type="float">
            <text:p>0.06</text:p>
          </table:table-cell>
          <table:table-cell office:value-type="float" office:value="15.78" calcext:value-type="float">
            <text:p>15.78</text:p>
          </table:table-cell>
          <table:table-cell office:value-type="float" office:value="965.98" calcext:value-type="float">
            <text:p>965.98</text:p>
          </table:table-cell>
          <table:table-cell office:value-type="float" office:value="2782" calcext:value-type="float">
            <text:p>2782</text:p>
          </table:table-cell>
          <table:table-cell office:value-type="float" office:value="321" calcext:value-type="float">
            <text:p>321</text:p>
          </table:table-cell>
          <table:table-cell office:value-type="float" office:value="2.55" calcext:value-type="float">
            <text:p>2.55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20.55" calcext:value-type="float">
            <text:p>20.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8_query42_1344n.qdimacs</text:p>
          </table:table-cell>
          <table:table-cell table:formula="of:=IF([.C761]=&quot;Y&quot;;&quot;5_Solved&quot;;IF(ISBLANK([.I761]);&quot;1_BddMergeFailed&quot;;IF(ISBLANK([.L761]);&quot;2_FactorGraphFailed&quot;;IF(ISBLANK([.O761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3006" calcext:value-type="float">
            <text:p>53006</text:p>
          </table:table-cell>
          <table:table-cell office:value-type="float" office:value="9935" calcext:value-type="float">
            <text:p>9935</text:p>
          </table:table-cell>
          <table:table-cell office:value-type="float" office:value="0.07" calcext:value-type="float">
            <text:p>0.0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2_query42_1344n.qdimacs</text:p>
          </table:table-cell>
          <table:table-cell table:formula="of:=IF([.C762]=&quot;Y&quot;;&quot;5_Solved&quot;;IF(ISBLANK([.I762]);&quot;1_BddMergeFailed&quot;;IF(ISBLANK([.L762]);&quot;2_FactorGraphFailed&quot;;IF(ISBLANK([.O7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216" calcext:value-type="float">
            <text:p>53216</text:p>
          </table:table-cell>
          <table:table-cell office:value-type="float" office:value="10043" calcext:value-type="float">
            <text:p>10043</text:p>
          </table:table-cell>
          <table:table-cell office:value-type="float" office:value="0.06" calcext:value-type="float">
            <text:p>0.06</text:p>
          </table:table-cell>
          <table:table-cell office:value-type="float" office:value="16.61" calcext:value-type="float">
            <text:p>16.61</text:p>
          </table:table-cell>
          <table:table-cell office:value-type="float" office:value="943.89" calcext:value-type="float">
            <text:p>943.89</text:p>
          </table:table-cell>
          <table:table-cell office:value-type="float" office:value="2779" calcext:value-type="float">
            <text:p>2779</text:p>
          </table:table-cell>
          <table:table-cell office:value-type="float" office:value="322" calcext:value-type="float">
            <text:p>322</text:p>
          </table:table-cell>
          <table:table-cell office:value-type="float" office:value="2.59" calcext:value-type="float">
            <text:p>2.59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21.6" calcext:value-type="float">
            <text:p>21.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4_query42_1344n.qdimacs</text:p>
          </table:table-cell>
          <table:table-cell table:formula="of:=IF([.C763]=&quot;Y&quot;;&quot;5_Solved&quot;;IF(ISBLANK([.I763]);&quot;1_BddMergeFailed&quot;;IF(ISBLANK([.L763]);&quot;2_FactorGraphFailed&quot;;IF(ISBLANK([.O7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53216" calcext:value-type="float">
            <text:p>53216</text:p>
          </table:table-cell>
          <table:table-cell office:value-type="float" office:value="10043" calcext:value-type="float">
            <text:p>10043</text:p>
          </table:table-cell>
          <table:table-cell office:value-type="float" office:value="0.06" calcext:value-type="float">
            <text:p>0.06</text:p>
          </table:table-cell>
          <table:table-cell office:value-type="float" office:value="16.99" calcext:value-type="float">
            <text:p>16.99</text:p>
          </table:table-cell>
          <table:table-cell office:value-type="float" office:value="909.65" calcext:value-type="float">
            <text:p>909.65</text:p>
          </table:table-cell>
          <table:table-cell office:value-type="float" office:value="2798" calcext:value-type="float">
            <text:p>2798</text:p>
          </table:table-cell>
          <table:table-cell office:value-type="float" office:value="325" calcext:value-type="float">
            <text:p>325</text:p>
          </table:table-cell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1.44" calcext:value-type="float">
            <text:p>1.44</text:p>
          </table:table-cell>
          <table:table-cell office:value-type="float" office:value="18.71" calcext:value-type="float">
            <text:p>18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42_query42_1344n.qdimacs</text:p>
          </table:table-cell>
          <table:table-cell table:formula="of:=IF([.C764]=&quot;Y&quot;;&quot;5_Solved&quot;;IF(ISBLANK([.I764]);&quot;1_BddMergeFailed&quot;;IF(ISBLANK([.L764]);&quot;2_FactorGraphFailed&quot;;IF(ISBLANK([.O76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3216" calcext:value-type="float">
            <text:p>53216</text:p>
          </table:table-cell>
          <table:table-cell office:value-type="float" office:value="10043" calcext:value-type="float">
            <text:p>10043</text:p>
          </table:table-cell>
          <table:table-cell office:value-type="float" office:value="0.06" calcext:value-type="float">
            <text:p>0.06</text:p>
          </table:table-cell>
          <table:table-cell office:value-type="float" office:value="15.63" calcext:value-type="float">
            <text:p>15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10.qdimacs</text:p>
          </table:table-cell>
          <table:table-cell table:formula="of:=IF([.C765]=&quot;Y&quot;;&quot;5_Solved&quot;;IF(ISBLANK([.I765]);&quot;1_BddMergeFailed&quot;;IF(ISBLANK([.L765]);&quot;2_FactorGraphFailed&quot;;IF(ISBLANK([.O76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080" calcext:value-type="float">
            <text:p>17080</text:p>
          </table:table-cell>
          <table:table-cell office:value-type="float" office:value="10221" calcext:value-type="float">
            <text:p>10221</text:p>
          </table:table-cell>
          <table:table-cell office:value-type="float" office:value="0.02" calcext:value-type="float">
            <text:p>0.02</text:p>
          </table:table-cell>
          <table:table-cell office:value-type="float" office:value="14.51" calcext:value-type="float">
            <text:p>14.51</text:p>
          </table:table-cell>
          <table:table-cell office:value-type="float" office:value="420.23" calcext:value-type="float">
            <text:p>420.23</text:p>
          </table:table-cell>
          <table:table-cell office:value-type="float" office:value="1539" calcext:value-type="float">
            <text:p>1539</text:p>
          </table:table-cell>
          <table:table-cell office:value-type="float" office:value="326" calcext:value-type="float">
            <text:p>326</text:p>
          </table:table-cell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float" office:value="2.13" calcext:value-type="float">
            <text:p>2.13</text:p>
          </table:table-cell>
          <table:table-cell office:value-type="float" office:value="20.02" calcext:value-type="float">
            <text:p>20.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10.qdimacs</text:p>
          </table:table-cell>
          <table:table-cell table:formula="of:=IF([.C766]=&quot;Y&quot;;&quot;5_Solved&quot;;IF(ISBLANK([.I766]);&quot;1_BddMergeFailed&quot;;IF(ISBLANK([.L766]);&quot;2_FactorGraphFailed&quot;;IF(ISBLANK([.O76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7080" calcext:value-type="float">
            <text:p>17080</text:p>
          </table:table-cell>
          <table:table-cell office:value-type="float" office:value="10221" calcext:value-type="float">
            <text:p>10221</text:p>
          </table:table-cell>
          <table:table-cell office:value-type="float" office:value="0.02" calcext:value-type="float">
            <text:p>0.02</text:p>
          </table:table-cell>
          <table:table-cell office:value-type="float" office:value="15.52" calcext:value-type="float">
            <text:p>15.52</text:p>
          </table:table-cell>
          <table:table-cell office:value-type="float" office:value="445.11" calcext:value-type="float">
            <text:p>445.11</text:p>
          </table:table-cell>
          <table:table-cell office:value-type="float" office:value="1539" calcext:value-type="float">
            <text:p>1539</text:p>
          </table:table-cell>
          <table:table-cell office:value-type="float" office:value="326" calcext:value-type="float">
            <text:p>326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0.57" calcext:value-type="float">
            <text:p>20.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ediate1024.qdimacs</text:p>
          </table:table-cell>
          <table:table-cell table:formula="of:=IF([.C767]=&quot;Y&quot;;&quot;5_Solved&quot;;IF(ISBLANK([.I767]);&quot;1_BddMergeFailed&quot;;IF(ISBLANK([.L767]);&quot;2_FactorGraphFailed&quot;;IF(ISBLANK([.O76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684" calcext:value-type="float">
            <text:p>29684</text:p>
          </table:table-cell>
          <table:table-cell office:value-type="float" office:value="10239" calcext:value-type="float">
            <text:p>10239</text:p>
          </table:table-cell>
          <table:table-cell office:value-type="float" office:value="0.04" calcext:value-type="float">
            <text:p>0.04</text:p>
          </table:table-cell>
          <table:table-cell office:value-type="float" office:value="8.23" calcext:value-type="float">
            <text:p>8.23</text:p>
          </table:table-cell>
          <table:table-cell office:value-type="float" office:value="462.87" calcext:value-type="float">
            <text:p>462.87</text:p>
          </table:table-cell>
          <table:table-cell office:value-type="float" office:value="1125" calcext:value-type="float">
            <text:p>1125</text:p>
          </table:table-cell>
          <table:table-cell office:value-type="float" office:value="328" calcext:value-type="float">
            <text:p>328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1_95.qdimacs</text:p>
          </table:table-cell>
          <table:table-cell table:formula="of:=IF([.C768]=&quot;Y&quot;;&quot;5_Solved&quot;;IF(ISBLANK([.I768]);&quot;1_BddMergeFailed&quot;;IF(ISBLANK([.L768]);&quot;2_FactorGraphFailed&quot;;IF(ISBLANK([.O7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4.83" calcext:value-type="float">
            <text:p>14.83</text:p>
          </table:table-cell>
          <table:table-cell office:value-type="float" office:value="663.03" calcext:value-type="float">
            <text:p>663.03</text:p>
          </table:table-cell>
          <table:table-cell office:value-type="float" office:value="770" calcext:value-type="float">
            <text:p>770</text:p>
          </table:table-cell>
          <table:table-cell office:value-type="float" office:value="332" calcext:value-type="float">
            <text:p>332</text:p>
          </table:table-cell>
          <table:table-cell office:value-type="float" office:value="2.31" calcext:value-type="float">
            <text:p>2.31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office:value-type="float" office:value="23.52" calcext:value-type="float">
            <text:p>23.5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4_90.qdimacs</text:p>
          </table:table-cell>
          <table:table-cell table:formula="of:=IF([.C769]=&quot;Y&quot;;&quot;5_Solved&quot;;IF(ISBLANK([.I769]);&quot;1_BddMergeFailed&quot;;IF(ISBLANK([.L769]);&quot;2_FactorGraphFailed&quot;;IF(ISBLANK([.O76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6.48" calcext:value-type="float">
            <text:p>16.48</text:p>
          </table:table-cell>
          <table:table-cell office:value-type="float" office:value="656.25" calcext:value-type="float">
            <text:p>656.25</text:p>
          </table:table-cell>
          <table:table-cell office:value-type="float" office:value="797" calcext:value-type="float">
            <text:p>797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21.9" calcext:value-type="float">
            <text:p>21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4_90.qdimacs</text:p>
          </table:table-cell>
          <table:table-cell table:formula="of:=IF([.C770]=&quot;Y&quot;;&quot;5_Solved&quot;;IF(ISBLANK([.I770]);&quot;1_BddMergeFailed&quot;;IF(ISBLANK([.L770]);&quot;2_FactorGraphFailed&quot;;IF(ISBLANK([.O77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7.29" calcext:value-type="float">
            <text:p>17.29</text:p>
          </table:table-cell>
          <table:table-cell office:value-type="float" office:value="675" calcext:value-type="float">
            <text:p>675</text:p>
          </table:table-cell>
          <table:table-cell office:value-type="float" office:value="797" calcext:value-type="float">
            <text:p>797</text:p>
          </table:table-cell>
          <table:table-cell office:value-type="float" office:value="326" calcext:value-type="float">
            <text:p>326</text:p>
          </table:table-cell>
          <table:table-cell office:value-type="float" office:value="2.17" calcext:value-type="float">
            <text:p>2.17</text:p>
          </table:table-cell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  <table:table-cell office:value-type="float" office:value="21.62" calcext:value-type="float">
            <text:p>21.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9_87.qdimacs</text:p>
          </table:table-cell>
          <table:table-cell table:formula="of:=IF([.C771]=&quot;Y&quot;;&quot;5_Solved&quot;;IF(ISBLANK([.I771]);&quot;1_BddMergeFailed&quot;;IF(ISBLANK([.L771]);&quot;2_FactorGraphFailed&quot;;IF(ISBLANK([.O77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6.4" calcext:value-type="float">
            <text:p>16.4</text:p>
          </table:table-cell>
          <table:table-cell office:value-type="float" office:value="660.92" calcext:value-type="float">
            <text:p>660.92</text:p>
          </table:table-cell>
          <table:table-cell office:value-type="float" office:value="782" calcext:value-type="float">
            <text:p>782</text:p>
          </table:table-cell>
          <table:table-cell office:value-type="float" office:value="332" calcext:value-type="float">
            <text:p>332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1.8" calcext:value-type="float">
            <text:p>21.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1_95.qdimacs</text:p>
          </table:table-cell>
          <table:table-cell table:formula="of:=IF([.C772]=&quot;Y&quot;;&quot;5_Solved&quot;;IF(ISBLANK([.I772]);&quot;1_BddMergeFailed&quot;;IF(ISBLANK([.L772]);&quot;2_FactorGraphFailed&quot;;IF(ISBLANK([.O77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6.49" calcext:value-type="float">
            <text:p>16.49</text:p>
          </table:table-cell>
          <table:table-cell office:value-type="float" office:value="663.22" calcext:value-type="float">
            <text:p>663.22</text:p>
          </table:table-cell>
          <table:table-cell office:value-type="float" office:value="770" calcext:value-type="float">
            <text:p>770</text:p>
          </table:table-cell>
          <table:table-cell office:value-type="float" office:value="332" calcext:value-type="float">
            <text:p>332</text:p>
          </table:table-cell>
          <table:table-cell office:value-type="float" office:value="2.01" calcext:value-type="float">
            <text:p>2.01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office:value-type="float" office:value="21.64" calcext:value-type="float">
            <text:p>21.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9_87.qdimacs</text:p>
          </table:table-cell>
          <table:table-cell table:formula="of:=IF([.C773]=&quot;Y&quot;;&quot;5_Solved&quot;;IF(ISBLANK([.I773]);&quot;1_BddMergeFailed&quot;;IF(ISBLANK([.L773]);&quot;2_FactorGraphFailed&quot;;IF(ISBLANK([.O77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62_98.qdimacs</text:p>
          </table:table-cell>
          <table:table-cell table:formula="of:=IF([.C774]=&quot;Y&quot;;&quot;5_Solved&quot;;IF(ISBLANK([.I774]);&quot;1_BddMergeFailed&quot;;IF(ISBLANK([.L774]);&quot;2_FactorGraphFailed&quot;;IF(ISBLANK([.O77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0046" calcext:value-type="float">
            <text:p>40046</text:p>
          </table:table-cell>
          <table:table-cell office:value-type="float" office:value="10264" calcext:value-type="float">
            <text:p>10264</text:p>
          </table:table-cell>
          <table:table-cell office:value-type="float" office:value="0.05" calcext:value-type="float">
            <text:p>0.05</text:p>
          </table:table-cell>
          <table:table-cell office:value-type="float" office:value="14.73" calcext:value-type="float">
            <text:p>14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8.qdimacs</text:p>
          </table:table-cell>
          <table:table-cell table:formula="of:=IF([.C775]=&quot;Y&quot;;&quot;5_Solved&quot;;IF(ISBLANK([.I775]);&quot;1_BddMergeFailed&quot;;IF(ISBLANK([.L775]);&quot;2_FactorGraphFailed&quot;;IF(ISBLANK([.O77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564" calcext:value-type="float">
            <text:p>29564</text:p>
          </table:table-cell>
          <table:table-cell office:value-type="float" office:value="10265" calcext:value-type="float">
            <text:p>10265</text:p>
          </table:table-cell>
          <table:table-cell office:value-type="float" office:value="0.04" calcext:value-type="float">
            <text:p>0.04</text:p>
          </table:table-cell>
          <table:table-cell office:value-type="float" office:value="15.9" calcext:value-type="float">
            <text:p>15.9</text:p>
          </table:table-cell>
          <table:table-cell office:value-type="float" office:value="667.81" calcext:value-type="float">
            <text:p>667.81</text:p>
          </table:table-cell>
          <table:table-cell office:value-type="float" office:value="858" calcext:value-type="float">
            <text:p>858</text:p>
          </table:table-cell>
          <table:table-cell office:value-type="float" office:value="329" calcext:value-type="float">
            <text:p>329</text:p>
          </table:table-cell>
          <table:table-cell office:value-type="float" office:value="2.46" calcext:value-type="float">
            <text:p>2.46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23.9" calcext:value-type="float">
            <text:p>23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8.qdimacs</text:p>
          </table:table-cell>
          <table:table-cell table:formula="of:=IF([.C776]=&quot;Y&quot;;&quot;5_Solved&quot;;IF(ISBLANK([.I776]);&quot;1_BddMergeFailed&quot;;IF(ISBLANK([.L776]);&quot;2_FactorGraphFailed&quot;;IF(ISBLANK([.O77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9564" calcext:value-type="float">
            <text:p>29564</text:p>
          </table:table-cell>
          <table:table-cell office:value-type="float" office:value="10265" calcext:value-type="float">
            <text:p>10265</text:p>
          </table:table-cell>
          <table:table-cell office:value-type="float" office:value="0.04" calcext:value-type="float">
            <text:p>0.04</text:p>
          </table:table-cell>
          <table:table-cell office:value-type="float" office:value="14.91" calcext:value-type="float">
            <text:p>14.91</text:p>
          </table:table-cell>
          <table:table-cell office:value-type="float" office:value="614.39" calcext:value-type="float">
            <text:p>614.39</text:p>
          </table:table-cell>
          <table:table-cell office:value-type="float" office:value="858" calcext:value-type="float">
            <text:p>858</text:p>
          </table:table-cell>
          <table:table-cell office:value-type="float" office:value="329" calcext:value-type="float">
            <text:p>329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 office:value-type="float" office:value="20.43" calcext:value-type="float">
            <text:p>20.4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6.qdimacs</text:p>
          </table:table-cell>
          <table:table-cell table:formula="of:=IF([.C777]=&quot;Y&quot;;&quot;5_Solved&quot;;IF(ISBLANK([.I777]);&quot;1_BddMergeFailed&quot;;IF(ISBLANK([.L777]);&quot;2_FactorGraphFailed&quot;;IF(ISBLANK([.O77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0684" calcext:value-type="float">
            <text:p>30684</text:p>
          </table:table-cell>
          <table:table-cell office:value-type="float" office:value="10318" calcext:value-type="float">
            <text:p>10318</text:p>
          </table:table-cell>
          <table:table-cell office:value-type="float" office:value="0.04" calcext:value-type="float">
            <text:p>0.04</text:p>
          </table:table-cell>
          <table:table-cell office:value-type="float" office:value="15.86" calcext:value-type="float">
            <text:p>15.86</text:p>
          </table:table-cell>
          <table:table-cell office:value-type="float" office:value="632.75" calcext:value-type="float">
            <text:p>632.75</text:p>
          </table:table-cell>
          <table:table-cell office:value-type="float" office:value="888" calcext:value-type="float">
            <text:p>888</text:p>
          </table:table-cell>
          <table:table-cell office:value-type="float" office:value="325" calcext:value-type="float">
            <text:p>325</text:p>
          </table:table-cell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23.69" calcext:value-type="float">
            <text:p>23.6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6.qdimacs</text:p>
          </table:table-cell>
          <table:table-cell table:formula="of:=IF([.C778]=&quot;Y&quot;;&quot;5_Solved&quot;;IF(ISBLANK([.I778]);&quot;1_BddMergeFailed&quot;;IF(ISBLANK([.L778]);&quot;2_FactorGraphFailed&quot;;IF(ISBLANK([.O77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0684" calcext:value-type="float">
            <text:p>30684</text:p>
          </table:table-cell>
          <table:table-cell office:value-type="float" office:value="10318" calcext:value-type="float">
            <text:p>10318</text:p>
          </table:table-cell>
          <table:table-cell office:value-type="float" office:value="0.04" calcext:value-type="float">
            <text:p>0.04</text:p>
          </table:table-cell>
          <table:table-cell office:value-type="float" office:value="15.07" calcext:value-type="float">
            <text:p>15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qu_query64_1344n.qdimacs</text:p>
          </table:table-cell>
          <table:table-cell table:formula="of:=IF([.C779]=&quot;Y&quot;;&quot;5_Solved&quot;;IF(ISBLANK([.I779]);&quot;1_BddMergeFailed&quot;;IF(ISBLANK([.L779]);&quot;2_FactorGraphFailed&quot;;IF(ISBLANK([.O77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450" calcext:value-type="float">
            <text:p>43450</text:p>
          </table:table-cell>
          <table:table-cell office:value-type="float" office:value="10433" calcext:value-type="float">
            <text:p>10433</text:p>
          </table:table-cell>
          <table:table-cell office:value-type="float" office:value="0.06" calcext:value-type="float">
            <text:p>0.06</text:p>
          </table:table-cell>
          <table:table-cell office:value-type="float" office:value="17.15" calcext:value-type="float">
            <text:p>17.15</text:p>
          </table:table-cell>
          <table:table-cell office:value-type="float" office:value="871.23" calcext:value-type="float">
            <text:p>871.23</text:p>
          </table:table-cell>
          <table:table-cell office:value-type="float" office:value="2550" calcext:value-type="float">
            <text:p>2550</text:p>
          </table:table-cell>
          <table:table-cell office:value-type="float" office:value="334" calcext:value-type="float">
            <text:p>334</text:p>
          </table:table-cell>
          <table:table-cell office:value-type="float" office:value="2.95" calcext:value-type="float">
            <text:p>2.9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2.73" calcext:value-type="float">
            <text:p>22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1024.qdimacs</text:p>
          </table:table-cell>
          <table:table-cell table:formula="of:=IF([.C780]=&quot;Y&quot;;&quot;5_Solved&quot;;IF(ISBLANK([.I780]);&quot;1_BddMergeFailed&quot;;IF(ISBLANK([.L780]);&quot;2_FactorGraphFailed&quot;;IF(ISBLANK([.O78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1113" calcext:value-type="float">
            <text:p>31113</text:p>
          </table:table-cell>
          <table:table-cell office:value-type="float" office:value="10575" calcext:value-type="float">
            <text:p>10575</text:p>
          </table:table-cell>
          <table:table-cell office:value-type="float" office:value="0.04" calcext:value-type="float">
            <text:p>0.04</text:p>
          </table:table-cell>
          <table:table-cell office:value-type="float" office:value="9.22" calcext:value-type="float">
            <text:p>9.22</text:p>
          </table:table-cell>
          <table:table-cell office:value-type="float" office:value="510.2" calcext:value-type="float">
            <text:p>510.2</text:p>
          </table:table-cell>
          <table:table-cell office:value-type="float" office:value="1029" calcext:value-type="float">
            <text:p>1029</text:p>
          </table:table-cell>
          <table:table-cell office:value-type="float" office:value="334" calcext:value-type="float">
            <text:p>334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21.08" calcext:value-type="float">
            <text:p>21.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5_95.qdimacs</text:p>
          </table:table-cell>
          <table:table-cell table:formula="of:=IF([.C781]=&quot;Y&quot;;&quot;5_Solved&quot;;IF(ISBLANK([.I781]);&quot;1_BddMergeFailed&quot;;IF(ISBLANK([.L781]);&quot;2_FactorGraphFailed&quot;;IF(ISBLANK([.O78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7.24" calcext:value-type="float">
            <text:p>17.24</text:p>
          </table:table-cell>
          <table:table-cell office:value-type="float" office:value="704.83" calcext:value-type="float">
            <text:p>704.83</text:p>
          </table:table-cell>
          <table:table-cell office:value-type="float" office:value="826" calcext:value-type="float">
            <text:p>826</text:p>
          </table:table-cell>
          <table:table-cell office:value-type="float" office:value="342" calcext:value-type="float">
            <text:p>342</text:p>
          </table:table-cell>
          <table:table-cell office:value-type="float" office:value="2.27" calcext:value-type="float">
            <text:p>2.27</text:p>
          </table:table-cell>
          <table:table-cell office:value-type="float" office:value="6" calcext:value-type="float">
            <text:p>6</text:p>
          </table:table-cell>
          <table:table-cell office:value-type="float" office:value="0.27" calcext:value-type="float">
            <text:p>0.27</text:p>
          </table:table-cell>
          <table:table-cell office:value-type="float" office:value="22.24" calcext:value-type="float">
            <text:p>22.2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0_98.qdimacs</text:p>
          </table:table-cell>
          <table:table-cell table:formula="of:=IF([.C782]=&quot;Y&quot;;&quot;5_Solved&quot;;IF(ISBLANK([.I782]);&quot;1_BddMergeFailed&quot;;IF(ISBLANK([.L782]);&quot;2_FactorGraphFailed&quot;;IF(ISBLANK([.O78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9.21" calcext:value-type="float">
            <text:p>19.21</text:p>
          </table:table-cell>
          <table:table-cell office:value-type="float" office:value="749.73" calcext:value-type="float">
            <text:p>749.73</text:p>
          </table:table-cell>
          <table:table-cell office:value-type="float" office:value="834" calcext:value-type="float">
            <text:p>834</text:p>
          </table:table-cell>
          <table:table-cell office:value-type="float" office:value="337" calcext:value-type="float">
            <text:p>337</text:p>
          </table:table-cell>
          <table:table-cell office:value-type="float" office:value="2.47" calcext:value-type="float">
            <text:p>2.47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3.88" calcext:value-type="float">
            <text:p>23.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8_90.qdimacs</text:p>
          </table:table-cell>
          <table:table-cell table:formula="of:=IF([.C783]=&quot;Y&quot;;&quot;5_Solved&quot;;IF(ISBLANK([.I783]);&quot;1_BddMergeFailed&quot;;IF(ISBLANK([.L783]);&quot;2_FactorGraphFailed&quot;;IF(ISBLANK([.O78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8.18" calcext:value-type="float">
            <text:p>18.18</text:p>
          </table:table-cell>
          <table:table-cell office:value-type="float" office:value="807.79" calcext:value-type="float">
            <text:p>807.79</text:p>
          </table:table-cell>
          <table:table-cell office:value-type="float" office:value="833" calcext:value-type="float">
            <text:p>833</text:p>
          </table:table-cell>
          <table:table-cell office:value-type="float" office:value="342" calcext:value-type="float">
            <text:p>342</text:p>
          </table:table-cell>
          <table:table-cell office:value-type="float" office:value="2.45" calcext:value-type="float">
            <text:p>2.45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25.85" calcext:value-type="float">
            <text:p>25.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75_95.qdimacs</text:p>
          </table:table-cell>
          <table:table-cell table:formula="of:=IF([.C784]=&quot;Y&quot;;&quot;5_Solved&quot;;IF(ISBLANK([.I784]);&quot;1_BddMergeFailed&quot;;IF(ISBLANK([.L784]);&quot;2_FactorGraphFailed&quot;;IF(ISBLANK([.O78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7.64" calcext:value-type="float">
            <text:p>17.64</text:p>
          </table:table-cell>
          <table:table-cell office:value-type="float" office:value="731.79" calcext:value-type="float">
            <text:p>731.79</text:p>
          </table:table-cell>
          <table:table-cell office:value-type="float" office:value="826" calcext:value-type="float">
            <text:p>826</text:p>
          </table:table-cell>
          <table:table-cell office:value-type="float" office:value="342" calcext:value-type="float">
            <text:p>342</text:p>
          </table:table-cell>
          <table:table-cell office:value-type="float" office:value="2.19" calcext:value-type="float">
            <text:p>2.19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21.83" calcext:value-type="float">
            <text:p>21.8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82_86.qdimacs</text:p>
          </table:table-cell>
          <table:table-cell table:formula="of:=IF([.C785]=&quot;Y&quot;;&quot;5_Solved&quot;;IF(ISBLANK([.I785]);&quot;1_BddMergeFailed&quot;;IF(ISBLANK([.L785]);&quot;2_FactorGraphFailed&quot;;IF(ISBLANK([.O78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8.6" calcext:value-type="float">
            <text:p>18.6</text:p>
          </table:table-cell>
          <table:table-cell office:value-type="float" office:value="779.55" calcext:value-type="float">
            <text:p>779.55</text:p>
          </table:table-cell>
          <table:table-cell office:value-type="float" office:value="822" calcext:value-type="float">
            <text:p>822</text:p>
          </table:table-cell>
          <table:table-cell office:value-type="float" office:value="347" calcext:value-type="float">
            <text:p>347</text:p>
          </table:table-cell>
          <table:table-cell office:value-type="float" office:value="2.56" calcext:value-type="float">
            <text:p>2.56</text:p>
          </table:table-cell>
          <table:table-cell office:value-type="float" office:value="7" calcext:value-type="float">
            <text:p>7</text:p>
          </table:table-cell>
          <table:table-cell office:value-type="float" office:value="0.29" calcext:value-type="float">
            <text:p>0.29</text:p>
          </table:table-cell>
          <table:table-cell office:value-type="float" office:value="24.75" calcext:value-type="float">
            <text:p>24.7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8_90.qdimacs</text:p>
          </table:table-cell>
          <table:table-cell table:formula="of:=IF([.C786]=&quot;Y&quot;;&quot;5_Solved&quot;;IF(ISBLANK([.I786]);&quot;1_BddMergeFailed&quot;;IF(ISBLANK([.L786]);&quot;2_FactorGraphFailed&quot;;IF(ISBLANK([.O78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6.55" calcext:value-type="float">
            <text:p>16.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82_86.qdimacs</text:p>
          </table:table-cell>
          <table:table-cell table:formula="of:=IF([.C787]=&quot;Y&quot;;&quot;5_Solved&quot;;IF(ISBLANK([.I787]);&quot;1_BddMergeFailed&quot;;IF(ISBLANK([.L787]);&quot;2_FactorGraphFailed&quot;;IF(ISBLANK([.O78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813" calcext:value-type="float">
            <text:p>41813</text:p>
          </table:table-cell>
          <table:table-cell office:value-type="float" office:value="10699" calcext:value-type="float">
            <text:p>10699</text:p>
          </table:table-cell>
          <table:table-cell office:value-type="float" office:value="0.05" calcext:value-type="float">
            <text:p>0.05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6neg_all_bit_differing_from_cycle.qdimacs</text:p>
          </table:table-cell>
          <table:table-cell table:formula="of:=IF([.C788]=&quot;Y&quot;;&quot;5_Solved&quot;;IF(ISBLANK([.I788]);&quot;1_BddMergeFailed&quot;;IF(ISBLANK([.L788]);&quot;2_FactorGraphFailed&quot;;IF(ISBLANK([.O78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2" calcext:value-type="float">
            <text:p>0.02</text:p>
          </table:table-cell>
          <table:table-cell office:value-type="float" office:value="3.51" calcext:value-type="float">
            <text:p>3.51</text:p>
          </table:table-cell>
          <table:table-cell office:value-type="float" office:value="232.69" calcext:value-type="float">
            <text:p>232.69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23.48" calcext:value-type="float">
            <text:p>23.4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0neg_all_bit_differing_from_cycle.qdimacs</text:p>
          </table:table-cell>
          <table:table-cell table:formula="of:=IF([.C789]=&quot;Y&quot;;&quot;5_Solved&quot;;IF(ISBLANK([.I789]);&quot;1_BddMergeFailed&quot;;IF(ISBLANK([.L789]);&quot;2_FactorGraphFailed&quot;;IF(ISBLANK([.O78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6" calcext:value-type="float">
            <text:p>3.6</text:p>
          </table:table-cell>
          <table:table-cell office:value-type="float" office:value="218.18" calcext:value-type="float">
            <text:p>218.18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1neg_all_bit_differing_from_cycle.qdimacs</text:p>
          </table:table-cell>
          <table:table-cell table:formula="of:=IF([.C790]=&quot;Y&quot;;&quot;5_Solved&quot;;IF(ISBLANK([.I790]);&quot;1_BddMergeFailed&quot;;IF(ISBLANK([.L790]);&quot;2_FactorGraphFailed&quot;;IF(ISBLANK([.O79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42" calcext:value-type="float">
            <text:p>3.42</text:p>
          </table:table-cell>
          <table:table-cell office:value-type="float" office:value="219.86" calcext:value-type="float">
            <text:p>219.86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3.28" calcext:value-type="float">
            <text:p>23.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8neg_all_bit_differing_from_cycle.qdimacs</text:p>
          </table:table-cell>
          <table:table-cell table:formula="of:=IF([.C791]=&quot;Y&quot;;&quot;5_Solved&quot;;IF(ISBLANK([.I791]);&quot;1_BddMergeFailed&quot;;IF(ISBLANK([.L791]);&quot;2_FactorGraphFailed&quot;;IF(ISBLANK([.O79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33" calcext:value-type="float">
            <text:p>3.33</text:p>
          </table:table-cell>
          <table:table-cell office:value-type="float" office:value="224.04" calcext:value-type="float">
            <text:p>224.04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23.13" calcext:value-type="float">
            <text:p>23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4neg_all_bit_differing_from_cycle.qdimacs</text:p>
          </table:table-cell>
          <table:table-cell table:formula="of:=IF([.C792]=&quot;Y&quot;;&quot;5_Solved&quot;;IF(ISBLANK([.I792]);&quot;1_BddMergeFailed&quot;;IF(ISBLANK([.L792]);&quot;2_FactorGraphFailed&quot;;IF(ISBLANK([.O79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53" calcext:value-type="float">
            <text:p>3.53</text:p>
          </table:table-cell>
          <table:table-cell office:value-type="float" office:value="219.18" calcext:value-type="float">
            <text:p>219.18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22.04" calcext:value-type="float">
            <text:p>22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9neg_all_bit_differing_from_cycle.qdimacs</text:p>
          </table:table-cell>
          <table:table-cell table:formula="of:=IF([.C793]=&quot;Y&quot;;&quot;5_Solved&quot;;IF(ISBLANK([.I793]);&quot;1_BddMergeFailed&quot;;IF(ISBLANK([.L793]);&quot;2_FactorGraphFailed&quot;;IF(ISBLANK([.O79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41" calcext:value-type="float">
            <text:p>3.41</text:p>
          </table:table-cell>
          <table:table-cell office:value-type="float" office:value="221.41" calcext:value-type="float">
            <text:p>221.41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4.07" calcext:value-type="float">
            <text:p>24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11neg_all_bit_differing_from_cycle.qdimacs</text:p>
          </table:table-cell>
          <table:table-cell table:formula="of:=IF([.C794]=&quot;Y&quot;;&quot;5_Solved&quot;;IF(ISBLANK([.I794]);&quot;1_BddMergeFailed&quot;;IF(ISBLANK([.L794]);&quot;2_FactorGraphFailed&quot;;IF(ISBLANK([.O79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43" calcext:value-type="float">
            <text:p>3.43</text:p>
          </table:table-cell>
          <table:table-cell office:value-type="float" office:value="214.92" calcext:value-type="float">
            <text:p>214.92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21.73" calcext:value-type="float">
            <text:p>21.7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07neg_all_bit_differing_from_cycle.qdimacs</text:p>
          </table:table-cell>
          <table:table-cell table:formula="of:=IF([.C795]=&quot;Y&quot;;&quot;5_Solved&quot;;IF(ISBLANK([.I795]);&quot;1_BddMergeFailed&quot;;IF(ISBLANK([.L795]);&quot;2_FactorGraphFailed&quot;;IF(ISBLANK([.O79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940" calcext:value-type="float">
            <text:p>22940</text:p>
          </table:table-cell>
          <table:table-cell office:value-type="float" office:value="10904" calcext:value-type="float">
            <text:p>10904</text:p>
          </table:table-cell>
          <table:table-cell office:value-type="float" office:value="0.03" calcext:value-type="float">
            <text:p>0.03</text:p>
          </table:table-cell>
          <table:table-cell office:value-type="float" office:value="3.32" calcext:value-type="float">
            <text:p>3.32</text:p>
          </table:table-cell>
          <table:table-cell office:value-type="float" office:value="218.13" calcext:value-type="float">
            <text:p>218.13</text:p>
          </table:table-cell>
          <table:table-cell office:value-type="float" office:value="1046" calcext:value-type="float">
            <text:p>1046</text:p>
          </table:table-cell>
          <table:table-cell office:value-type="float" office:value="241" calcext:value-type="float">
            <text:p>24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20.99" calcext:value-type="float">
            <text:p>20.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13neg_all_bit_differing_from_cycle.qdimacs</text:p>
          </table:table-cell>
          <table:table-cell table:formula="of:=IF([.C796]=&quot;Y&quot;;&quot;5_Solved&quot;;IF(ISBLANK([.I796]);&quot;1_BddMergeFailed&quot;;IF(ISBLANK([.L796]);&quot;2_FactorGraphFailed&quot;;IF(ISBLANK([.O79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773" calcext:value-type="float">
            <text:p>22773</text:p>
          </table:table-cell>
          <table:table-cell office:value-type="float" office:value="10934" calcext:value-type="float">
            <text:p>10934</text:p>
          </table:table-cell>
          <table:table-cell office:value-type="float" office:value="0.03" calcext:value-type="float">
            <text:p>0.03</text:p>
          </table:table-cell>
          <table:table-cell office:value-type="float" office:value="3.42" calcext:value-type="float">
            <text:p>3.42</text:p>
          </table:table-cell>
          <table:table-cell office:value-type="float" office:value="222.94" calcext:value-type="float">
            <text:p>222.94</text:p>
          </table:table-cell>
          <table:table-cell office:value-type="float" office:value="1059" calcext:value-type="float">
            <text:p>1059</text:p>
          </table:table-cell>
          <table:table-cell office:value-type="float" office:value="246" calcext:value-type="float">
            <text:p>246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2.13" calcext:value-type="float">
            <text:p>22.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ynth12neg_all_bit_differing_from_cycle.qdimacs</text:p>
          </table:table-cell>
          <table:table-cell table:formula="of:=IF([.C797]=&quot;Y&quot;;&quot;5_Solved&quot;;IF(ISBLANK([.I797]);&quot;1_BddMergeFailed&quot;;IF(ISBLANK([.L797]);&quot;2_FactorGraphFailed&quot;;IF(ISBLANK([.O79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2773" calcext:value-type="float">
            <text:p>22773</text:p>
          </table:table-cell>
          <table:table-cell office:value-type="float" office:value="10934" calcext:value-type="float">
            <text:p>10934</text:p>
          </table:table-cell>
          <table:table-cell office:value-type="float" office:value="0.03" calcext:value-type="float">
            <text:p>0.03</text:p>
          </table:table-cell>
          <table:table-cell office:value-type="float" office:value="3.33" calcext:value-type="float">
            <text:p>3.33</text:p>
          </table:table-cell>
          <table:table-cell office:value-type="float" office:value="220.2" calcext:value-type="float">
            <text:p>220.2</text:p>
          </table:table-cell>
          <table:table-cell office:value-type="float" office:value="1059" calcext:value-type="float">
            <text:p>1059</text:p>
          </table:table-cell>
          <table:table-cell office:value-type="float" office:value="246" calcext:value-type="float">
            <text:p>246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23.18" calcext:value-type="float">
            <text:p>23.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5.qdimacs</text:p>
          </table:table-cell>
          <table:table-cell table:formula="of:=IF([.C798]=&quot;Y&quot;;&quot;5_Solved&quot;;IF(ISBLANK([.I798]);&quot;1_BddMergeFailed&quot;;IF(ISBLANK([.L798]);&quot;2_FactorGraphFailed&quot;;IF(ISBLANK([.O79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6453" calcext:value-type="float">
            <text:p>36453</text:p>
          </table:table-cell>
          <table:table-cell office:value-type="float" office:value="11069" calcext:value-type="float">
            <text:p>11069</text:p>
          </table:table-cell>
          <table:table-cell office:value-type="float" office:value="0.04" calcext:value-type="float">
            <text:p>0.04</text:p>
          </table:table-cell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5.qdimacs</text:p>
          </table:table-cell>
          <table:table-cell table:formula="of:=IF([.C799]=&quot;Y&quot;;&quot;5_Solved&quot;;IF(ISBLANK([.I799]);&quot;1_BddMergeFailed&quot;;IF(ISBLANK([.L799]);&quot;2_FactorGraphFailed&quot;;IF(ISBLANK([.O79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6453" calcext:value-type="float">
            <text:p>36453</text:p>
          </table:table-cell>
          <table:table-cell office:value-type="float" office:value="11069" calcext:value-type="float">
            <text:p>11069</text:p>
          </table:table-cell>
          <table:table-cell office:value-type="float" office:value="0.04" calcext:value-type="float">
            <text:p>0.04</text:p>
          </table:table-cell>
          <table:table-cell office:value-type="float" office:value="17.97" calcext:value-type="float">
            <text:p>17.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codic_all_bit_differing_from_cycle.qdimacs</text:p>
          </table:table-cell>
          <table:table-cell table:formula="of:=IF([.C800]=&quot;Y&quot;;&quot;5_Solved&quot;;IF(ISBLANK([.I800]);&quot;1_BddMergeFailed&quot;;IF(ISBLANK([.L800]);&quot;2_FactorGraphFailed&quot;;IF(ISBLANK([.O80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3786" calcext:value-type="float">
            <text:p>33786</text:p>
          </table:table-cell>
          <table:table-cell office:value-type="float" office:value="11119" calcext:value-type="float">
            <text:p>11119</text:p>
          </table:table-cell>
          <table:table-cell office:value-type="float" office:value="0.05" calcext:value-type="float">
            <text:p>0.05</text:p>
          </table:table-cell>
          <table:table-cell office:value-type="float" office:value="9.63" calcext:value-type="float">
            <text:p>9.63</text:p>
          </table:table-cell>
          <table:table-cell office:value-type="float" office:value="486.89" calcext:value-type="float">
            <text:p>486.89</text:p>
          </table:table-cell>
          <table:table-cell office:value-type="float" office:value="1376" calcext:value-type="float">
            <text:p>1376</text:p>
          </table:table-cell>
          <table:table-cell office:value-type="float" office:value="296" calcext:value-type="float">
            <text:p>296</text:p>
          </table:table-cell>
          <table:table-cell office:value-type="float" office:value="1.13" calcext:value-type="float">
            <text:p>1.13</text:p>
          </table:table-cell>
          <table:table-cell office:value-type="float" office:value="4" calcext:value-type="float">
            <text:p>4</text:p>
          </table:table-cell>
          <table:table-cell office:value-type="float" office:value="0.17" calcext:value-type="float">
            <text:p>0.17</text:p>
          </table:table-cell>
          <table:table-cell office:value-type="float" office:value="26.9" calcext:value-type="float">
            <text:p>26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8_94.qdimacs</text:p>
          </table:table-cell>
          <table:table-cell table:formula="of:=IF([.C801]=&quot;Y&quot;;&quot;5_Solved&quot;;IF(ISBLANK([.I801]);&quot;1_BddMergeFailed&quot;;IF(ISBLANK([.L801]);&quot;2_FactorGraphFailed&quot;;IF(ISBLANK([.O80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float" office:value="11134" calcext:value-type="float">
            <text:p>11134</text:p>
          </table:table-cell>
          <table:table-cell office:value-type="float" office:value="0.05" calcext:value-type="float">
            <text:p>0.05</text:p>
          </table:table-cell>
          <table:table-cell office:value-type="float" office:value="17.65" calcext:value-type="float">
            <text:p>17.65</text:p>
          </table:table-cell>
          <table:table-cell office:value-type="float" office:value="758.95" calcext:value-type="float">
            <text:p>758.95</text:p>
          </table:table-cell>
          <table:table-cell office:value-type="float" office:value="967" calcext:value-type="float">
            <text:p>967</text:p>
          </table:table-cell>
          <table:table-cell office:value-type="float" office:value="354" calcext:value-type="float">
            <text:p>354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23.27" calcext:value-type="float">
            <text:p>23.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83_91.qdimacs</text:p>
          </table:table-cell>
          <table:table-cell table:formula="of:=IF([.C802]=&quot;Y&quot;;&quot;5_Solved&quot;;IF(ISBLANK([.I802]);&quot;1_BddMergeFailed&quot;;IF(ISBLANK([.L802]);&quot;2_FactorGraphFailed&quot;;IF(ISBLANK([.O80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float" office:value="11134" calcext:value-type="float">
            <text:p>11134</text:p>
          </table:table-cell>
          <table:table-cell office:value-type="float" office:value="0.05" calcext:value-type="float">
            <text:p>0.05</text:p>
          </table:table-cell>
          <table:table-cell office:value-type="float" office:value="18.37" calcext:value-type="float">
            <text:p>18.37</text:p>
          </table:table-cell>
          <table:table-cell office:value-type="float" office:value="736.88" calcext:value-type="float">
            <text:p>736.88</text:p>
          </table:table-cell>
          <table:table-cell office:value-type="float" office:value="911" calcext:value-type="float">
            <text:p>911</text:p>
          </table:table-cell>
          <table:table-cell office:value-type="float" office:value="359" calcext:value-type="float">
            <text:p>359</text:p>
          </table:table-cell>
          <table:table-cell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24.04" calcext:value-type="float">
            <text:p>24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73_97.qdimacs</text:p>
          </table:table-cell>
          <table:table-cell table:formula="of:=IF([.C803]=&quot;Y&quot;;&quot;5_Solved&quot;;IF(ISBLANK([.I803]);&quot;1_BddMergeFailed&quot;;IF(ISBLANK([.L803]);&quot;2_FactorGraphFailed&quot;;IF(ISBLANK([.O80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float" office:value="11134" calcext:value-type="float">
            <text:p>11134</text:p>
          </table:table-cell>
          <table:table-cell office:value-type="float" office:value="0.05" calcext:value-type="float">
            <text:p>0.05</text:p>
          </table:table-cell>
          <table:table-cell office:value-type="float" office:value="17.53" calcext:value-type="float">
            <text:p>17.53</text:p>
          </table:table-cell>
          <table:table-cell office:value-type="float" office:value="737.83" calcext:value-type="float">
            <text:p>737.83</text:p>
          </table:table-cell>
          <table:table-cell office:value-type="float" office:value="934" calcext:value-type="float">
            <text:p>934</text:p>
          </table:table-cell>
          <table:table-cell office:value-type="float" office:value="357" calcext:value-type="float">
            <text:p>357</text:p>
          </table:table-cell>
          <table:table-cell office:value-type="float" office:value="2.43" calcext:value-type="float">
            <text:p>2.43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22.81" calcext:value-type="float">
            <text:p>22.8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8_94.qdimacs</text:p>
          </table:table-cell>
          <table:table-cell table:formula="of:=IF([.C804]=&quot;Y&quot;;&quot;5_Solved&quot;;IF(ISBLANK([.I804]);&quot;1_BddMergeFailed&quot;;IF(ISBLANK([.L804]);&quot;2_FactorGraphFailed&quot;;IF(ISBLANK([.O80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float" office:value="11134" calcext:value-type="float">
            <text:p>11134</text:p>
          </table:table-cell>
          <table:table-cell office:value-type="float" office:value="0.05" calcext:value-type="float">
            <text:p>0.05</text:p>
          </table:table-cell>
          <table:table-cell office:value-type="float" office:value="21.13" calcext:value-type="float">
            <text:p>21.13</text:p>
          </table:table-cell>
          <table:table-cell office:value-type="float" office:value="785.92" calcext:value-type="float">
            <text:p>785.92</text:p>
          </table:table-cell>
          <table:table-cell office:value-type="float" office:value="967" calcext:value-type="float">
            <text:p>967</text:p>
          </table:table-cell>
          <table:table-cell office:value-type="float" office:value="354" calcext:value-type="float">
            <text:p>354</text:p>
          </table:table-cell>
          <table:table-cell office:value-type="float" office:value="2.13" calcext:value-type="float">
            <text:p>2.13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  <table:table-cell office:value-type="float" office:value="25.07" calcext:value-type="float">
            <text:p>25.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83_91.qdimacs</text:p>
          </table:table-cell>
          <table:table-cell table:formula="of:=IF([.C805]=&quot;Y&quot;;&quot;5_Solved&quot;;IF(ISBLANK([.I805]);&quot;1_BddMergeFailed&quot;;IF(ISBLANK([.L805]);&quot;2_FactorGraphFailed&quot;;IF(ISBLANK([.O80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float" office:value="11134" calcext:value-type="float">
            <text:p>11134</text:p>
          </table:table-cell>
          <table:table-cell office:value-type="float" office:value="0.05" calcext:value-type="float">
            <text:p>0.05</text:p>
          </table:table-cell>
          <table:table-cell office:value-type="float" office:value="19.05" calcext:value-type="float">
            <text:p>19.05</text:p>
          </table:table-cell>
          <table:table-cell office:value-type="float" office:value="752.69" calcext:value-type="float">
            <text:p>752.69</text:p>
          </table:table-cell>
          <table:table-cell office:value-type="float" office:value="911" calcext:value-type="float">
            <text:p>911</text:p>
          </table:table-cell>
          <table:table-cell office:value-type="float" office:value="359" calcext:value-type="float">
            <text:p>359</text:p>
          </table:table-cell>
          <table:table-cell office:value-type="float" office:value="2.33" calcext:value-type="float">
            <text:p>2.33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25.39" calcext:value-type="float">
            <text:p>25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73_97.qdimacs</text:p>
          </table:table-cell>
          <table:table-cell table:formula="of:=IF([.C806]=&quot;Y&quot;;&quot;5_Solved&quot;;IF(ISBLANK([.I806]);&quot;1_BddMergeFailed&quot;;IF(ISBLANK([.L806]);&quot;2_FactorGraphFailed&quot;;IF(ISBLANK([.O80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3580" calcext:value-type="float">
            <text:p>43580</text:p>
          </table:table-cell>
          <table:table-cell office:value-type="float" office:value="11134" calcext:value-type="float">
            <text:p>11134</text:p>
          </table:table-cell>
          <table:table-cell office:value-type="float" office:value="0.05" calcext:value-type="float">
            <text:p>0.05</text:p>
          </table:table-cell>
          <table:table-cell office:value-type="float" office:value="16.53" calcext:value-type="float">
            <text:p>16.53</text:p>
          </table:table-cell>
          <table:table-cell office:value-type="float" office:value="753.72" calcext:value-type="float">
            <text:p>753.72</text:p>
          </table:table-cell>
          <table:table-cell office:value-type="float" office:value="934" calcext:value-type="float">
            <text:p>934</text:p>
          </table:table-cell>
          <table:table-cell office:value-type="float" office:value="357" calcext:value-type="float">
            <text:p>357</text:p>
          </table:table-cell>
          <table:table-cell office:value-type="float" office:value="2.88" calcext:value-type="float">
            <text:p>2.88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27.06" calcext:value-type="float">
            <text:p>27.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11.qdimacs</text:p>
          </table:table-cell>
          <table:table-cell table:formula="of:=IF([.C807]=&quot;Y&quot;;&quot;5_Solved&quot;;IF(ISBLANK([.I807]);&quot;1_BddMergeFailed&quot;;IF(ISBLANK([.L807]);&quot;2_FactorGraphFailed&quot;;IF(ISBLANK([.O80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18786" calcext:value-type="float">
            <text:p>18786</text:p>
          </table:table-cell>
          <table:table-cell office:value-type="float" office:value="11241" calcext:value-type="float">
            <text:p>11241</text:p>
          </table:table-cell>
          <table:table-cell office:value-type="float" office:value="0.02" calcext:value-type="float">
            <text:p>0.02</text:p>
          </table:table-cell>
          <table:table-cell office:value-type="float" office:value="19.49" calcext:value-type="float">
            <text:p>19.49</text:p>
          </table:table-cell>
          <table:table-cell office:value-type="float" office:value="533.49" calcext:value-type="float">
            <text:p>533.49</text:p>
          </table:table-cell>
          <table:table-cell office:value-type="float" office:value="1591" calcext:value-type="float">
            <text:p>1591</text:p>
          </table:table-cell>
          <table:table-cell office:value-type="float" office:value="362" calcext:value-type="float">
            <text:p>362</text:p>
          </table:table-cell>
          <table:table-cell office:value-type="float" office:value="2.37" calcext:value-type="float">
            <text:p>2.37</text:p>
          </table:table-cell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25.04" calcext:value-type="float">
            <text:p>25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11.qdimacs</text:p>
          </table:table-cell>
          <table:table-cell table:formula="of:=IF([.C808]=&quot;Y&quot;;&quot;5_Solved&quot;;IF(ISBLANK([.I808]);&quot;1_BddMergeFailed&quot;;IF(ISBLANK([.L808]);&quot;2_FactorGraphFailed&quot;;IF(ISBLANK([.O80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8786" calcext:value-type="float">
            <text:p>18786</text:p>
          </table:table-cell>
          <table:table-cell office:value-type="float" office:value="11241" calcext:value-type="float">
            <text:p>11241</text:p>
          </table:table-cell>
          <table:table-cell office:value-type="float" office:value="0.02" calcext:value-type="float">
            <text:p>0.02</text:p>
          </table:table-cell>
          <table:table-cell office:value-type="float" office:value="17.97" calcext:value-type="float">
            <text:p>17.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_976_999.qdimacs</text:p>
          </table:table-cell>
          <table:table-cell table:formula="of:=IF([.C809]=&quot;Y&quot;;&quot;5_Solved&quot;;IF(ISBLANK([.I809]);&quot;1_BddMergeFailed&quot;;IF(ISBLANK([.L809]);&quot;2_FactorGraphFailed&quot;;IF(ISBLANK([.O80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672" calcext:value-type="float">
            <text:p>37672</text:p>
          </table:table-cell>
          <table:table-cell office:value-type="float" office:value="11304" calcext:value-type="float">
            <text:p>11304</text:p>
          </table:table-cell>
          <table:table-cell office:value-type="float" office:value="0.04" calcext:value-type="float">
            <text:p>0.04</text:p>
          </table:table-cell>
          <table:table-cell office:value-type="float" office:value="16.65" calcext:value-type="float">
            <text:p>16.65</text:p>
          </table:table-cell>
          <table:table-cell office:value-type="float" office:value="651.74" calcext:value-type="float">
            <text:p>651.74</text:p>
          </table:table-cell>
          <table:table-cell office:value-type="float" office:value="897" calcext:value-type="float">
            <text:p>897</text:p>
          </table:table-cell>
          <table:table-cell office:value-type="float" office:value="363" calcext:value-type="float">
            <text:p>363</text:p>
          </table:table-cell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  <table:table-cell office:value-type="float" office:value="24.7" calcext:value-type="float">
            <text:p>24.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88_92.qdimacs</text:p>
          </table:table-cell>
          <table:table-cell table:formula="of:=IF([.C810]=&quot;Y&quot;;&quot;5_Solved&quot;;IF(ISBLANK([.I810]);&quot;1_BddMergeFailed&quot;;IF(ISBLANK([.L810]);&quot;2_FactorGraphFailed&quot;;IF(ISBLANK([.O81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347" calcext:value-type="float">
            <text:p>45347</text:p>
          </table:table-cell>
          <table:table-cell office:value-type="float" office:value="11569" calcext:value-type="float">
            <text:p>11569</text:p>
          </table:table-cell>
          <table:table-cell office:value-type="float" office:value="0.06" calcext:value-type="float">
            <text:p>0.06</text:p>
          </table:table-cell>
          <table:table-cell office:value-type="float" office:value="19.4" calcext:value-type="float">
            <text:p>19.4</text:p>
          </table:table-cell>
          <table:table-cell office:value-type="float" office:value="839.73" calcext:value-type="float">
            <text:p>839.73</text:p>
          </table:table-cell>
          <table:table-cell office:value-type="float" office:value="920" calcext:value-type="float">
            <text:p>920</text:p>
          </table:table-cell>
          <table:table-cell office:value-type="float" office:value="367" calcext:value-type="float">
            <text:p>367</text:p>
          </table:table-cell>
          <table:table-cell office:value-type="float" office:value="2.46" calcext:value-type="float">
            <text:p>2.46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5.34" calcext:value-type="float">
            <text:p>25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8_98.qdimacs</text:p>
          </table:table-cell>
          <table:table-cell table:formula="of:=IF([.C811]=&quot;Y&quot;;&quot;5_Solved&quot;;IF(ISBLANK([.I811]);&quot;1_BddMergeFailed&quot;;IF(ISBLANK([.L811]);&quot;2_FactorGraphFailed&quot;;IF(ISBLANK([.O81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347" calcext:value-type="float">
            <text:p>45347</text:p>
          </table:table-cell>
          <table:table-cell office:value-type="float" office:value="11569" calcext:value-type="float">
            <text:p>11569</text:p>
          </table:table-cell>
          <table:table-cell office:value-type="float" office:value="0.05" calcext:value-type="float">
            <text:p>0.05</text:p>
          </table:table-cell>
          <table:table-cell office:value-type="float" office:value="19.83" calcext:value-type="float">
            <text:p>19.83</text:p>
          </table:table-cell>
          <table:table-cell office:value-type="float" office:value="887.95" calcext:value-type="float">
            <text:p>887.95</text:p>
          </table:table-cell>
          <table:table-cell office:value-type="float" office:value="985" calcext:value-type="float">
            <text:p>985</text:p>
          </table:table-cell>
          <table:table-cell office:value-type="float" office:value="369" calcext:value-type="float">
            <text:p>369</text:p>
          </table:table-cell>
          <table:table-cell office:value-type="float" office:value="2.81" calcext:value-type="float">
            <text:p>2.81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office:value-type="float" office:value="27.87" calcext:value-type="float">
            <text:p>27.8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88_92.qdimacs</text:p>
          </table:table-cell>
          <table:table-cell table:formula="of:=IF([.C812]=&quot;Y&quot;;&quot;5_Solved&quot;;IF(ISBLANK([.I812]);&quot;1_BddMergeFailed&quot;;IF(ISBLANK([.L812]);&quot;2_FactorGraphFailed&quot;;IF(ISBLANK([.O81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347" calcext:value-type="float">
            <text:p>45347</text:p>
          </table:table-cell>
          <table:table-cell office:value-type="float" office:value="11569" calcext:value-type="float">
            <text:p>11569</text:p>
          </table:table-cell>
          <table:table-cell office:value-type="float" office:value="0.06" calcext:value-type="float">
            <text:p>0.06</text:p>
          </table:table-cell>
          <table:table-cell office:value-type="float" office:value="20.95" calcext:value-type="float">
            <text:p>20.95</text:p>
          </table:table-cell>
          <table:table-cell office:value-type="float" office:value="865.47" calcext:value-type="float">
            <text:p>865.47</text:p>
          </table:table-cell>
          <table:table-cell office:value-type="float" office:value="920" calcext:value-type="float">
            <text:p>920</text:p>
          </table:table-cell>
          <table:table-cell office:value-type="float" office:value="367" calcext:value-type="float">
            <text:p>367</text:p>
          </table:table-cell>
          <table:table-cell office:value-type="float" office:value="2.67" calcext:value-type="float">
            <text:p>2.67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office:value-type="float" office:value="26.22" calcext:value-type="float">
            <text:p>26.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78_98.qdimacs</text:p>
          </table:table-cell>
          <table:table-cell table:formula="of:=IF([.C813]=&quot;Y&quot;;&quot;5_Solved&quot;;IF(ISBLANK([.I813]);&quot;1_BddMergeFailed&quot;;IF(ISBLANK([.L813]);&quot;2_FactorGraphFailed&quot;;IF(ISBLANK([.O81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5347" calcext:value-type="float">
            <text:p>45347</text:p>
          </table:table-cell>
          <table:table-cell office:value-type="float" office:value="11569" calcext:value-type="float">
            <text:p>11569</text:p>
          </table:table-cell>
          <table:table-cell office:value-type="float" office:value="0.05" calcext:value-type="float">
            <text:p>0.05</text:p>
          </table:table-cell>
          <table:table-cell office:value-type="float" office:value="20.8" calcext:value-type="float">
            <text:p>20.8</text:p>
          </table:table-cell>
          <table:table-cell office:value-type="float" office:value="865.61" calcext:value-type="float">
            <text:p>865.61</text:p>
          </table:table-cell>
          <table:table-cell office:value-type="float" office:value="985" calcext:value-type="float">
            <text:p>985</text:p>
          </table:table-cell>
          <table:table-cell office:value-type="float" office:value="369" calcext:value-type="float">
            <text:p>369</text:p>
          </table:table-cell>
          <table:table-cell office:value-type="float" office:value="2.89" calcext:value-type="float">
            <text:p>2.89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office:value-type="float" office:value="29.61" calcext:value-type="float">
            <text:p>29.6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82_94.qdimacs</text:p>
          </table:table-cell>
          <table:table-cell table:formula="of:=IF([.C814]=&quot;Y&quot;;&quot;5_Solved&quot;;IF(ISBLANK([.I814]);&quot;1_BddMergeFailed&quot;;IF(ISBLANK([.L814]);&quot;2_FactorGraphFailed&quot;;IF(ISBLANK([.O81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5347" calcext:value-type="float">
            <text:p>45347</text:p>
          </table:table-cell>
          <table:table-cell office:value-type="float" office:value="11569" calcext:value-type="float">
            <text:p>11569</text:p>
          </table:table-cell>
          <table:table-cell office:value-type="float" office:value="0.06" calcext:value-type="float">
            <text:p>0.06</text:p>
          </table:table-cell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82_94.qdimacs</text:p>
          </table:table-cell>
          <table:table-cell table:formula="of:=IF([.C815]=&quot;Y&quot;;&quot;5_Solved&quot;;IF(ISBLANK([.I815]);&quot;1_BddMergeFailed&quot;;IF(ISBLANK([.L815]);&quot;2_FactorGraphFailed&quot;;IF(ISBLANK([.O81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5347" calcext:value-type="float">
            <text:p>45347</text:p>
          </table:table-cell>
          <table:table-cell office:value-type="float" office:value="11569" calcext:value-type="float">
            <text:p>11569</text:p>
          </table:table-cell>
          <table:table-cell office:value-type="float" office:value="0.05" calcext:value-type="float">
            <text:p>0.05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-coherence-2-fixpoint-6.qdimacs</text:p>
          </table:table-cell>
          <table:table-cell table:formula="of:=IF([.C816]=&quot;Y&quot;;&quot;5_Solved&quot;;IF(ISBLANK([.I816]);&quot;1_BddMergeFailed&quot;;IF(ISBLANK([.L816]);&quot;2_FactorGraphFailed&quot;;IF(ISBLANK([.O81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048" calcext:value-type="float">
            <text:p>34048</text:p>
          </table:table-cell>
          <table:table-cell office:value-type="float" office:value="11578" calcext:value-type="float">
            <text:p>11578</text:p>
          </table:table-cell>
          <table:table-cell office:value-type="float" office:value="0.04" calcext:value-type="float">
            <text:p>0.04</text:p>
          </table:table-cell>
          <table:table-cell office:value-type="float" office:value="18.85" calcext:value-type="float">
            <text:p>18.85</text:p>
          </table:table-cell>
          <table:table-cell office:value-type="float" office:value="740.36" calcext:value-type="float">
            <text:p>740.36</text:p>
          </table:table-cell>
          <table:table-cell office:value-type="float" office:value="1266" calcext:value-type="float">
            <text:p>1266</text:p>
          </table:table-cell>
          <table:table-cell office:value-type="float" office:value="367" calcext:value-type="float">
            <text:p>367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26.34" calcext:value-type="float">
            <text:p>26.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9.qdimacs</text:p>
          </table:table-cell>
          <table:table-cell table:formula="of:=IF([.C817]=&quot;Y&quot;;&quot;5_Solved&quot;;IF(ISBLANK([.I817]);&quot;1_BddMergeFailed&quot;;IF(ISBLANK([.L817]);&quot;2_FactorGraphFailed&quot;;IF(ISBLANK([.O81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3474" calcext:value-type="float">
            <text:p>33474</text:p>
          </table:table-cell>
          <table:table-cell office:value-type="float" office:value="11616" calcext:value-type="float">
            <text:p>11616</text:p>
          </table:table-cell>
          <table:table-cell office:value-type="float" office:value="0.04" calcext:value-type="float">
            <text:p>0.04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9.qdimacs</text:p>
          </table:table-cell>
          <table:table-cell table:formula="of:=IF([.C818]=&quot;Y&quot;;&quot;5_Solved&quot;;IF(ISBLANK([.I818]);&quot;1_BddMergeFailed&quot;;IF(ISBLANK([.L818]);&quot;2_FactorGraphFailed&quot;;IF(ISBLANK([.O81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3474" calcext:value-type="float">
            <text:p>33474</text:p>
          </table:table-cell>
          <table:table-cell office:value-type="float" office:value="11616" calcext:value-type="float">
            <text:p>11616</text:p>
          </table:table-cell>
          <table:table-cell office:value-type="float" office:value="0.04" calcext:value-type="float">
            <text:p>0.04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4.qdimacs</text:p>
          </table:table-cell>
          <table:table-cell table:formula="of:=IF([.C819]=&quot;Y&quot;;&quot;5_Solved&quot;;IF(ISBLANK([.I819]);&quot;1_BddMergeFailed&quot;;IF(ISBLANK([.L819]);&quot;2_FactorGraphFailed&quot;;IF(ISBLANK([.O819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541" calcext:value-type="float">
            <text:p>37541</text:p>
          </table:table-cell>
          <table:table-cell office:value-type="float" office:value="11819" calcext:value-type="float">
            <text:p>11819</text:p>
          </table:table-cell>
          <table:table-cell office:value-type="float" office:value="0.05" calcext:value-type="float">
            <text:p>0.05</text:p>
          </table:table-cell>
          <table:table-cell office:value-type="float" office:value="20.58" calcext:value-type="float">
            <text:p>20.58</text:p>
          </table:table-cell>
          <table:table-cell office:value-type="float" office:value="813.36" calcext:value-type="float">
            <text:p>813.36</text:p>
          </table:table-cell>
          <table:table-cell office:value-type="float" office:value="1620" calcext:value-type="float">
            <text:p>1620</text:p>
          </table:table-cell>
          <table:table-cell office:value-type="float" office:value="380" calcext:value-type="float">
            <text:p>380</text:p>
          </table:table-cell>
          <table:table-cell office:value-type="float" office:value="2.87" calcext:value-type="float">
            <text:p>2.87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29.36" calcext:value-type="float">
            <text:p>29.3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4.qdimacs</text:p>
          </table:table-cell>
          <table:table-cell table:formula="of:=IF([.C820]=&quot;Y&quot;;&quot;5_Solved&quot;;IF(ISBLANK([.I820]);&quot;1_BddMergeFailed&quot;;IF(ISBLANK([.L820]);&quot;2_FactorGraphFailed&quot;;IF(ISBLANK([.O82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541" calcext:value-type="float">
            <text:p>37541</text:p>
          </table:table-cell>
          <table:table-cell office:value-type="float" office:value="11819" calcext:value-type="float">
            <text:p>11819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835.99" calcext:value-type="float">
            <text:p>835.99</text:p>
          </table:table-cell>
          <table:table-cell office:value-type="float" office:value="1620" calcext:value-type="float">
            <text:p>1620</text:p>
          </table:table-cell>
          <table:table-cell office:value-type="float" office:value="380" calcext:value-type="float">
            <text:p>380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office:value-type="float" office:value="31.41" calcext:value-type="float">
            <text:p>31.4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87_95.qdimacs</text:p>
          </table:table-cell>
          <table:table-cell table:formula="of:=IF([.C821]=&quot;Y&quot;;&quot;5_Solved&quot;;IF(ISBLANK([.I821]);&quot;1_BddMergeFailed&quot;;IF(ISBLANK([.L821]);&quot;2_FactorGraphFailed&quot;;IF(ISBLANK([.O82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7114" calcext:value-type="float">
            <text:p>47114</text:p>
          </table:table-cell>
          <table:table-cell office:value-type="float" office:value="12004" calcext:value-type="float">
            <text:p>12004</text:p>
          </table:table-cell>
          <table:table-cell office:value-type="float" office:value="0.06" calcext:value-type="float">
            <text:p>0.06</text:p>
          </table:table-cell>
          <table:table-cell office:value-type="float" office:value="23.27" calcext:value-type="float">
            <text:p>23.27</text:p>
          </table:table-cell>
          <table:table-cell office:value-type="float" office:value="932.92" calcext:value-type="float">
            <text:p>932.92</text:p>
          </table:table-cell>
          <table:table-cell office:value-type="float" office:value="965" calcext:value-type="float">
            <text:p>965</text:p>
          </table:table-cell>
          <table:table-cell office:value-type="float" office:value="379" calcext:value-type="float">
            <text:p>379</text:p>
          </table:table-cell>
          <table:table-cell office:value-type="float" office:value="3.44" calcext:value-type="float">
            <text:p>3.44</text:p>
          </table:table-cell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office:value-type="float" office:value="31.68" calcext:value-type="float">
            <text:p>31.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82_98.qdimacs</text:p>
          </table:table-cell>
          <table:table-cell table:formula="of:=IF([.C822]=&quot;Y&quot;;&quot;5_Solved&quot;;IF(ISBLANK([.I822]);&quot;1_BddMergeFailed&quot;;IF(ISBLANK([.L822]);&quot;2_FactorGraphFailed&quot;;IF(ISBLANK([.O82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7114" calcext:value-type="float">
            <text:p>47114</text:p>
          </table:table-cell>
          <table:table-cell office:value-type="float" office:value="12004" calcext:value-type="float">
            <text:p>12004</text:p>
          </table:table-cell>
          <table:table-cell office:value-type="float" office:value="0.06" calcext:value-type="float">
            <text:p>0.06</text:p>
          </table:table-cell>
          <table:table-cell office:value-type="float" office:value="24.44" calcext:value-type="float">
            <text:p>24.44</text:p>
          </table:table-cell>
          <table:table-cell office:value-type="float" office:value="963.65" calcext:value-type="float">
            <text:p>963.65</text:p>
          </table:table-cell>
          <table:table-cell office:value-type="float" office:value="959" calcext:value-type="float">
            <text:p>959</text:p>
          </table:table-cell>
          <table:table-cell office:value-type="float" office:value="384" calcext:value-type="float">
            <text:p>384</text:p>
          </table:table-cell>
          <table:table-cell office:value-type="float" office:value="3.39" calcext:value-type="float">
            <text:p>3.39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33.63" calcext:value-type="float">
            <text:p>33.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9_87_95.qdimacs</text:p>
          </table:table-cell>
          <table:table-cell table:formula="of:=IF([.C823]=&quot;Y&quot;;&quot;5_Solved&quot;;IF(ISBLANK([.I823]);&quot;1_BddMergeFailed&quot;;IF(ISBLANK([.L823]);&quot;2_FactorGraphFailed&quot;;IF(ISBLANK([.O82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7114" calcext:value-type="float">
            <text:p>47114</text:p>
          </table:table-cell>
          <table:table-cell office:value-type="float" office:value="12004" calcext:value-type="float">
            <text:p>12004</text:p>
          </table:table-cell>
          <table:table-cell office:value-type="float" office:value="0.06" calcext:value-type="float">
            <text:p>0.06</text:p>
          </table:table-cell>
          <table:table-cell office:value-type="float" office:value="21.07" calcext:value-type="float">
            <text:p>21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7.qdimacs</text:p>
          </table:table-cell>
          <table:table-cell table:formula="of:=IF([.C824]=&quot;Y&quot;;&quot;5_Solved&quot;;IF(ISBLANK([.I824]);&quot;1_BddMergeFailed&quot;;IF(ISBLANK([.L824]);&quot;2_FactorGraphFailed&quot;;IF(ISBLANK([.O82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6227" calcext:value-type="float">
            <text:p>36227</text:p>
          </table:table-cell>
          <table:table-cell office:value-type="float" office:value="12173" calcext:value-type="float">
            <text:p>12173</text:p>
          </table:table-cell>
          <table:table-cell office:value-type="float" office:value="0.04" calcext:value-type="float">
            <text:p>0.04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7.qdimacs</text:p>
          </table:table-cell>
          <table:table-cell table:formula="of:=IF([.C825]=&quot;Y&quot;;&quot;5_Solved&quot;;IF(ISBLANK([.I825]);&quot;1_BddMergeFailed&quot;;IF(ISBLANK([.L825]);&quot;2_FactorGraphFailed&quot;;IF(ISBLANK([.O82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6227" calcext:value-type="float">
            <text:p>36227</text:p>
          </table:table-cell>
          <table:table-cell office:value-type="float" office:value="12173" calcext:value-type="float">
            <text:p>12173</text:p>
          </table:table-cell>
          <table:table-cell office:value-type="float" office:value="0.04" calcext:value-type="float">
            <text:p>0.04</text:p>
          </table:table-cell>
          <table:table-cell office:value-type="float" office:value="21.09" calcext:value-type="float">
            <text:p>21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12.qdimacs</text:p>
          </table:table-cell>
          <table:table-cell table:formula="of:=IF([.C826]=&quot;Y&quot;;&quot;5_Solved&quot;;IF(ISBLANK([.I826]);&quot;1_BddMergeFailed&quot;;IF(ISBLANK([.L826]);&quot;2_FactorGraphFailed&quot;;IF(ISBLANK([.O826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492" calcext:value-type="float">
            <text:p>20492</text:p>
          </table:table-cell>
          <table:table-cell office:value-type="float" office:value="12261" calcext:value-type="float">
            <text:p>12261</text:p>
          </table:table-cell>
          <table:table-cell office:value-type="float" office:value="0.02" calcext:value-type="float">
            <text:p>0.02</text:p>
          </table:table-cell>
          <table:table-cell office:value-type="float" office:value="23.16" calcext:value-type="float">
            <text:p>23.16</text:p>
          </table:table-cell>
          <table:table-cell office:value-type="float" office:value="665.49" calcext:value-type="float">
            <text:p>665.49</text:p>
          </table:table-cell>
          <table:table-cell office:value-type="float" office:value="1821" calcext:value-type="float">
            <text:p>1821</text:p>
          </table:table-cell>
          <table:table-cell office:value-type="float" office:value="396" calcext:value-type="float">
            <text:p>396</text:p>
          </table:table-cell>
          <table:table-cell office:value-type="float" office:value="2.95" calcext:value-type="float">
            <text:p>2.95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31.72" calcext:value-type="float">
            <text:p>31.7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netsort10.AE.stepl.012.qdimacs</text:p>
          </table:table-cell>
          <table:table-cell table:formula="of:=IF([.C827]=&quot;Y&quot;;&quot;5_Solved&quot;;IF(ISBLANK([.I827]);&quot;1_BddMergeFailed&quot;;IF(ISBLANK([.L827]);&quot;2_FactorGraphFailed&quot;;IF(ISBLANK([.O82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20492" calcext:value-type="float">
            <text:p>20492</text:p>
          </table:table-cell>
          <table:table-cell office:value-type="float" office:value="12261" calcext:value-type="float">
            <text:p>12261</text:p>
          </table:table-cell>
          <table:table-cell office:value-type="float" office:value="0.02" calcext:value-type="float">
            <text:p>0.02</text:p>
          </table:table-cell>
          <table:table-cell office:value-type="float" office:value="20.55" calcext:value-type="float">
            <text:p>20.55</text:p>
          </table:table-cell>
          <table:table-cell office:value-type="float" office:value="605.94" calcext:value-type="float">
            <text:p>605.94</text:p>
          </table:table-cell>
          <table:table-cell office:value-type="float" office:value="1821" calcext:value-type="float">
            <text:p>1821</text:p>
          </table:table-cell>
          <table:table-cell office:value-type="float" office:value="396" calcext:value-type="float">
            <text:p>396</text:p>
          </table:table-cell>
          <table:table-cell office:value-type="float" office:value="2.62" calcext:value-type="float">
            <text:p>2.62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office:value-type="float" office:value="29.71" calcext:value-type="float">
            <text:p>29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2c_comp_comp7_REAL.sat.qdimacs</text:p>
          </table:table-cell>
          <table:table-cell table:formula="of:=IF([.C828]=&quot;Y&quot;;&quot;5_Solved&quot;;IF(ISBLANK([.I828]);&quot;1_BddMergeFailed&quot;;IF(ISBLANK([.L828]);&quot;2_FactorGraphFailed&quot;;IF(ISBLANK([.O82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5926" calcext:value-type="float">
            <text:p>35926</text:p>
          </table:table-cell>
          <table:table-cell office:value-type="float" office:value="12305" calcext:value-type="float">
            <text:p>12305</text:p>
          </table:table-cell>
          <table:table-cell office:value-type="float" office:value="0.04" calcext:value-type="float">
            <text:p>0.04</text:p>
          </table:table-cell>
          <table:table-cell office:value-type="float" office:value="22.19" calcext:value-type="float">
            <text:p>22.19</text:p>
          </table:table-cell>
          <table:table-cell office:value-type="float" office:value="852.2" calcext:value-type="float">
            <text:p>852.2</text:p>
          </table:table-cell>
          <table:table-cell office:value-type="float" office:value="1474" calcext:value-type="float">
            <text:p>1474</text:p>
          </table:table-cell>
          <table:table-cell office:value-type="float" office:value="399" calcext:value-type="float">
            <text:p>399</text:p>
          </table:table-cell>
          <table:table-cell office:value-type="float" office:value="2.79" calcext:value-type="float">
            <text:p>2.79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1.82" calcext:value-type="float">
            <text:p>31.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2c_comp_comp7_REAL.sat.qdimacs</text:p>
          </table:table-cell>
          <table:table-cell table:formula="of:=IF([.C829]=&quot;Y&quot;;&quot;5_Solved&quot;;IF(ISBLANK([.I829]);&quot;1_BddMergeFailed&quot;;IF(ISBLANK([.L829]);&quot;2_FactorGraphFailed&quot;;IF(ISBLANK([.O82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5926" calcext:value-type="float">
            <text:p>35926</text:p>
          </table:table-cell>
          <table:table-cell office:value-type="float" office:value="12305" calcext:value-type="float">
            <text:p>12305</text:p>
          </table:table-cell>
          <table:table-cell office:value-type="float" office:value="0.04" calcext:value-type="float">
            <text:p>0.04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92_96.qdimacs</text:p>
          </table:table-cell>
          <table:table-cell table:formula="of:=IF([.C830]=&quot;Y&quot;;&quot;5_Solved&quot;;IF(ISBLANK([.I830]);&quot;1_BddMergeFailed&quot;;IF(ISBLANK([.L830]);&quot;2_FactorGraphFailed&quot;;IF(ISBLANK([.O830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8881" calcext:value-type="float">
            <text:p>48881</text:p>
          </table:table-cell>
          <table:table-cell office:value-type="float" office:value="12439" calcext:value-type="float">
            <text:p>12439</text:p>
          </table:table-cell>
          <table:table-cell office:value-type="float" office:value="0.06" calcext:value-type="float">
            <text:p>0.06</text:p>
          </table:table-cell>
          <table:table-cell office:value-type="float" office:value="23.51" calcext:value-type="float">
            <text:p>23.51</text:p>
          </table:table-cell>
          <table:table-cell office:value-type="float" office:value="1003.68" calcext:value-type="float">
            <text:p>1003.68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32.17" calcext:value-type="float">
            <text:p>32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3_92_96.qdimacs</text:p>
          </table:table-cell>
          <table:table-cell table:formula="of:=IF([.C831]=&quot;Y&quot;;&quot;5_Solved&quot;;IF(ISBLANK([.I831]);&quot;1_BddMergeFailed&quot;;IF(ISBLANK([.L831]);&quot;2_FactorGraphFailed&quot;;IF(ISBLANK([.O83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8881" calcext:value-type="float">
            <text:p>48881</text:p>
          </table:table-cell>
          <table:table-cell office:value-type="float" office:value="12439" calcext:value-type="float">
            <text:p>12439</text:p>
          </table:table-cell>
          <table:table-cell office:value-type="float" office:value="0.06" calcext:value-type="float">
            <text:p>0.06</text:p>
          </table:table-cell>
          <table:table-cell office:value-type="float" office:value="26.51" calcext:value-type="float">
            <text:p>26.51</text:p>
          </table:table-cell>
          <table:table-cell office:value-type="float" office:value="1049.01" calcext:value-type="float">
            <text:p>1049.01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3.41" calcext:value-type="float">
            <text:p>3.41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.34</text:p>
          </table:table-cell>
          <table:table-cell office:value-type="float" office:value="32.2" calcext:value-type="float">
            <text:p>32.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86_98.qdimacs</text:p>
          </table:table-cell>
          <table:table-cell table:formula="of:=IF([.C832]=&quot;Y&quot;;&quot;5_Solved&quot;;IF(ISBLANK([.I832]);&quot;1_BddMergeFailed&quot;;IF(ISBLANK([.L832]);&quot;2_FactorGraphFailed&quot;;IF(ISBLANK([.O83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8881" calcext:value-type="float">
            <text:p>48881</text:p>
          </table:table-cell>
          <table:table-cell office:value-type="float" office:value="12439" calcext:value-type="float">
            <text:p>12439</text:p>
          </table:table-cell>
          <table:table-cell office:value-type="float" office:value="0.06" calcext:value-type="float">
            <text:p>0.06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3.qdimacs</text:p>
          </table:table-cell>
          <table:table-cell table:formula="of:=IF([.C833]=&quot;Y&quot;;&quot;5_Solved&quot;;IF(ISBLANK([.I833]);&quot;1_BddMergeFailed&quot;;IF(ISBLANK([.L833]);&quot;2_FactorGraphFailed&quot;;IF(ISBLANK([.O83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3884" calcext:value-type="float">
            <text:p>33884</text:p>
          </table:table-cell>
          <table:table-cell office:value-type="float" office:value="12515" calcext:value-type="float">
            <text:p>12515</text:p>
          </table:table-cell>
          <table:table-cell office:value-type="float" office:value="0.04" calcext:value-type="float">
            <text:p>0.04</text:p>
          </table:table-cell>
          <table:table-cell office:value-type="float" office:value="23.03" calcext:value-type="float">
            <text:p>23.03</text:p>
          </table:table-cell>
          <table:table-cell office:value-type="float" office:value="883.24" calcext:value-type="float">
            <text:p>883.24</text:p>
          </table:table-cell>
          <table:table-cell office:value-type="float" office:value="1315" calcext:value-type="float">
            <text:p>1315</text:p>
          </table:table-cell>
          <table:table-cell office:value-type="float" office:value="397" calcext:value-type="float">
            <text:p>397</text:p>
          </table:table-cell>
          <table:table-cell office:value-type="float" office:value="3.52" calcext:value-type="float">
            <text:p>3.52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office:value-type="float" office:value="33.82" calcext:value-type="float">
            <text:p>33.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3.qdimacs</text:p>
          </table:table-cell>
          <table:table-cell table:formula="of:=IF([.C834]=&quot;Y&quot;;&quot;5_Solved&quot;;IF(ISBLANK([.I834]);&quot;1_BddMergeFailed&quot;;IF(ISBLANK([.L834]);&quot;2_FactorGraphFailed&quot;;IF(ISBLANK([.O834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3884" calcext:value-type="float">
            <text:p>33884</text:p>
          </table:table-cell>
          <table:table-cell office:value-type="float" office:value="12515" calcext:value-type="float">
            <text:p>12515</text:p>
          </table:table-cell>
          <table:table-cell office:value-type="float" office:value="0.04" calcext:value-type="float">
            <text:p>0.04</text:p>
          </table:table-cell>
          <table:table-cell office:value-type="float" office:value="21.25" calcext:value-type="float">
            <text:p>21.25</text:p>
          </table:table-cell>
          <table:table-cell office:value-type="float" office:value="844" calcext:value-type="float">
            <text:p>844</text:p>
          </table:table-cell>
          <table:table-cell office:value-type="float" office:value="1315" calcext:value-type="float">
            <text:p>1315</text:p>
          </table:table-cell>
          <table:table-cell office:value-type="float" office:value="397" calcext:value-type="float">
            <text:p>397</text:p>
          </table:table-cell>
          <table:table-cell office:value-type="float" office:value="3.51" calcext:value-type="float">
            <text:p>3.51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office:value-type="float" office:value="33.84" calcext:value-type="float">
            <text:p>33.8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89_97.qdimacs</text:p>
          </table:table-cell>
          <table:table-cell table:formula="of:=IF([.C835]=&quot;Y&quot;;&quot;5_Solved&quot;;IF(ISBLANK([.I835]);&quot;1_BddMergeFailed&quot;;IF(ISBLANK([.L835]);&quot;2_FactorGraphFailed&quot;;IF(ISBLANK([.O83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0648" calcext:value-type="float">
            <text:p>50648</text:p>
          </table:table-cell>
          <table:table-cell office:value-type="float" office:value="12874" calcext:value-type="float">
            <text:p>12874</text:p>
          </table:table-cell>
          <table:table-cell office:value-type="float" office:value="0.06" calcext:value-type="float">
            <text:p>0.06</text:p>
          </table:table-cell>
          <table:table-cell office:value-type="float" office:value="25.49" calcext:value-type="float">
            <text:p>25.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28_89_97.qdimacs</text:p>
          </table:table-cell>
          <table:table-cell table:formula="of:=IF([.C836]=&quot;Y&quot;;&quot;5_Solved&quot;;IF(ISBLANK([.I836]);&quot;1_BddMergeFailed&quot;;IF(ISBLANK([.L836]);&quot;2_FactorGraphFailed&quot;;IF(ISBLANK([.O83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0648" calcext:value-type="float">
            <text:p>50648</text:p>
          </table:table-cell>
          <table:table-cell office:value-type="float" office:value="12874" calcext:value-type="float">
            <text:p>12874</text:p>
          </table:table-cell>
          <table:table-cell office:value-type="float" office:value="0.06" calcext:value-type="float">
            <text:p>0.06</text:p>
          </table:table-cell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10.qdimacs</text:p>
          </table:table-cell>
          <table:table-cell table:formula="of:=IF([.C837]=&quot;Y&quot;;&quot;5_Solved&quot;;IF(ISBLANK([.I837]);&quot;1_BddMergeFailed&quot;;IF(ISBLANK([.L837]);&quot;2_FactorGraphFailed&quot;;IF(ISBLANK([.O837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7384" calcext:value-type="float">
            <text:p>37384</text:p>
          </table:table-cell>
          <table:table-cell office:value-type="float" office:value="12967" calcext:value-type="float">
            <text:p>12967</text:p>
          </table:table-cell>
          <table:table-cell office:value-type="float" office:value="0.05" calcext:value-type="float">
            <text:p>0.05</text:p>
          </table:table-cell>
          <table:table-cell office:value-type="float" office:value="25.42" calcext:value-type="float">
            <text:p>25.42</text:p>
          </table:table-cell>
          <table:table-cell office:value-type="float" office:value="1044.84" calcext:value-type="float">
            <text:p>1044.84</text:p>
          </table:table-cell>
          <table:table-cell office:value-type="float" office:value="1111" calcext:value-type="float">
            <text:p>1111</text:p>
          </table:table-cell>
          <table:table-cell office:value-type="float" office:value="408" calcext:value-type="float">
            <text:p>408</text:p>
          </table:table-cell>
          <table:table-cell office:value-type="float" office:value="4.01" calcext:value-type="float">
            <text:p>4.01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38.71" calcext:value-type="float">
            <text:p>38.7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c-b13-fixpoint-10.qdimacs</text:p>
          </table:table-cell>
          <table:table-cell table:formula="of:=IF([.C838]=&quot;Y&quot;;&quot;5_Solved&quot;;IF(ISBLANK([.I838]);&quot;1_BddMergeFailed&quot;;IF(ISBLANK([.L838]);&quot;2_FactorGraphFailed&quot;;IF(ISBLANK([.O83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37384" calcext:value-type="float">
            <text:p>37384</text:p>
          </table:table-cell>
          <table:table-cell office:value-type="float" office:value="12967" calcext:value-type="float">
            <text:p>12967</text:p>
          </table:table-cell>
          <table:table-cell office:value-type="float" office:value="0.04" calcext:value-type="float">
            <text:p>0.04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ba_U1-4_comp4_REAL.sat.qdimacs</text:p>
          </table:table-cell>
          <table:table-cell table:formula="of:=IF([.C839]=&quot;Y&quot;;&quot;5_Solved&quot;;IF(ISBLANK([.I839]);&quot;1_BddMergeFailed&quot;;IF(ISBLANK([.L839]);&quot;2_FactorGraphFailed&quot;;IF(ISBLANK([.O83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6592" calcext:value-type="float">
            <text:p>46592</text:p>
          </table:table-cell>
          <table:table-cell office:value-type="float" office:value="13075" calcext:value-type="float">
            <text:p>13075</text:p>
          </table:table-cell>
          <table:table-cell office:value-type="float" office:value="0.05" calcext:value-type="float">
            <text:p>0.05</text:p>
          </table:table-cell>
          <table:table-cell office:value-type="float" office:value="28.59" calcext:value-type="float">
            <text:p>28.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94_98.qdimacs</text:p>
          </table:table-cell>
          <table:table-cell table:formula="of:=IF([.C840]=&quot;Y&quot;;&quot;5_Solved&quot;;IF(ISBLANK([.I840]);&quot;1_BddMergeFailed&quot;;IF(ISBLANK([.L840]);&quot;2_FactorGraphFailed&quot;;IF(ISBLANK([.O84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2415" calcext:value-type="float">
            <text:p>52415</text:p>
          </table:table-cell>
          <table:table-cell office:value-type="float" office:value="13309" calcext:value-type="float">
            <text:p>13309</text:p>
          </table:table-cell>
          <table:table-cell office:value-type="float" office:value="0.06" calcext:value-type="float">
            <text:p>0.06</text:p>
          </table:table-cell>
          <table:table-cell office:value-type="float" office:value="26.39" calcext:value-type="float">
            <text:p>26.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t17_94_98.qdimacs</text:p>
          </table:table-cell>
          <table:table-cell table:formula="of:=IF([.C841]=&quot;Y&quot;;&quot;5_Solved&quot;;IF(ISBLANK([.I841]);&quot;1_BddMergeFailed&quot;;IF(ISBLANK([.L841]);&quot;2_FactorGraphFailed&quot;;IF(ISBLANK([.O841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2415" calcext:value-type="float">
            <text:p>52415</text:p>
          </table:table-cell>
          <table:table-cell office:value-type="float" office:value="13309" calcext:value-type="float">
            <text:p>13309</text:p>
          </table:table-cell>
          <table:table-cell office:value-type="float" office:value="0.06" calcext:value-type="float">
            <text:p>0.06</text:p>
          </table:table-cell>
          <table:table-cell office:value-type="float" office:value="26.07" calcext:value-type="float">
            <text:p>26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8.qdimacs</text:p>
          </table:table-cell>
          <table:table-cell table:formula="of:=IF([.C842]=&quot;Y&quot;;&quot;5_Solved&quot;;IF(ISBLANK([.I842]);&quot;1_BddMergeFailed&quot;;IF(ISBLANK([.L842]);&quot;2_FactorGraphFailed&quot;;IF(ISBLANK([.O84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770" calcext:value-type="float">
            <text:p>41770</text:p>
          </table:table-cell>
          <table:table-cell office:value-type="float" office:value="14028" calcext:value-type="float">
            <text:p>14028</text:p>
          </table:table-cell>
          <table:table-cell office:value-type="float" office:value="0.05" calcext:value-type="float">
            <text:p>0.05</text:p>
          </table:table-cell>
          <table:table-cell office:value-type="float" office:value="30.63" calcext:value-type="float">
            <text:p>3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8.qdimacs</text:p>
          </table:table-cell>
          <table:table-cell table:formula="of:=IF([.C843]=&quot;Y&quot;;&quot;5_Solved&quot;;IF(ISBLANK([.I843]);&quot;1_BddMergeFailed&quot;;IF(ISBLANK([.L843]);&quot;2_FactorGraphFailed&quot;;IF(ISBLANK([.O84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770" calcext:value-type="float">
            <text:p>41770</text:p>
          </table:table-cell>
          <table:table-cell office:value-type="float" office:value="14028" calcext:value-type="float">
            <text:p>14028</text:p>
          </table:table-cell>
          <table:table-cell office:value-type="float" office:value="0.05" calcext:value-type="float">
            <text:p>0.05</text:p>
          </table:table-cell>
          <table:table-cell office:value-type="float" office:value="29.21" calcext:value-type="float">
            <text:p>29.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-bus-fixpoint-1.qdimacs</text:p>
          </table:table-cell>
          <table:table-cell table:formula="of:=IF([.C844]=&quot;Y&quot;;&quot;5_Solved&quot;;IF(ISBLANK([.I844]);&quot;1_BddMergeFailed&quot;;IF(ISBLANK([.L844]);&quot;2_FactorGraphFailed&quot;;IF(ISBLANK([.O84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0222" calcext:value-type="float">
            <text:p>40222</text:p>
          </table:table-cell>
          <table:table-cell office:value-type="float" office:value="14243" calcext:value-type="float">
            <text:p>14243</text:p>
          </table:table-cell>
          <table:table-cell office:value-type="float" office:value="0.05" calcext:value-type="float">
            <text:p>0.05</text:p>
          </table:table-cell>
          <table:table-cell office:value-type="float" office:value="25.19" calcext:value-type="float">
            <text:p>25.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ization1024.qdimacs</text:p>
          </table:table-cell>
          <table:table-cell table:formula="of:=IF([.C845]=&quot;Y&quot;;&quot;5_Solved&quot;;IF(ISBLANK([.I845]);&quot;1_BddMergeFailed&quot;;IF(ISBLANK([.L845]);&quot;2_FactorGraphFailed&quot;;IF(ISBLANK([.O845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4379" calcext:value-type="float">
            <text:p>44379</text:p>
          </table:table-cell>
          <table:table-cell office:value-type="float" office:value="14329" calcext:value-type="float">
            <text:p>14329</text:p>
          </table:table-cell>
          <table:table-cell office:value-type="float" office:value="0.06" calcext:value-type="float">
            <text:p>0.06</text:p>
          </table:table-cell>
          <table:table-cell office:value-type="float" office:value="16.34" calcext:value-type="float">
            <text:p>16.34</text:p>
          </table:table-cell>
          <table:table-cell office:value-type="float" office:value="1124.6" calcext:value-type="float">
            <text:p>1124.6</text:p>
          </table:table-cell>
          <table:table-cell office:value-type="float" office:value="1359" calcext:value-type="float">
            <text:p>1359</text:p>
          </table:table-cell>
          <table:table-cell office:value-type="float" office:value="456" calcext:value-type="float">
            <text:p>456</text:p>
          </table:table-cell>
          <table:table-cell office:value-type="float" office:value="3.61" calcext:value-type="float">
            <text:p>3.61</text:p>
          </table:table-cell>
          <table:table-cell office:value-type="float" office:value="679" calcext:value-type="float">
            <text:p>679</text:p>
          </table:table-cell>
          <table:table-cell office:value-type="float" office:value="0.46" calcext:value-type="float">
            <text:p>0.46</text:p>
          </table:table-cell>
          <table:table-cell office:value-type="float" office:value="47.04" calcext:value-type="float">
            <text:p>47.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8.qdimacs</text:p>
          </table:table-cell>
          <table:table-cell table:formula="of:=IF([.C846]=&quot;Y&quot;;&quot;5_Solved&quot;;IF(ISBLANK([.I846]);&quot;1_BddMergeFailed&quot;;IF(ISBLANK([.L846]);&quot;2_FactorGraphFailed&quot;;IF(ISBLANK([.O84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707" calcext:value-type="float">
            <text:p>41707</text:p>
          </table:table-cell>
          <table:table-cell office:value-type="float" office:value="14640" calcext:value-type="float">
            <text:p>14640</text:p>
          </table:table-cell>
          <table:table-cell office:value-type="float" office:value="0.05" calcext:value-type="float">
            <text:p>0.05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5.qdimacs</text:p>
          </table:table-cell>
          <table:table-cell table:formula="of:=IF([.C847]=&quot;Y&quot;;&quot;5_Solved&quot;;IF(ISBLANK([.I847]);&quot;1_BddMergeFailed&quot;;IF(ISBLANK([.L847]);&quot;2_FactorGraphFailed&quot;;IF(ISBLANK([.O84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8001" calcext:value-type="float">
            <text:p>48001</text:p>
          </table:table-cell>
          <table:table-cell office:value-type="float" office:value="15048" calcext:value-type="float">
            <text:p>15048</text:p>
          </table:table-cell>
          <table:table-cell office:value-type="float" office:value="0.06" calcext:value-type="float">
            <text:p>0.06</text:p>
          </table:table-cell>
          <table:table-cell office:value-type="float" office:value="36.17" calcext:value-type="float">
            <text:p>36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7.qdimacs</text:p>
          </table:table-cell>
          <table:table-cell table:formula="of:=IF([.C848]=&quot;Y&quot;;&quot;5_Solved&quot;;IF(ISBLANK([.I848]);&quot;1_BddMergeFailed&quot;;IF(ISBLANK([.L848]);&quot;2_FactorGraphFailed&quot;;IF(ISBLANK([.O84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9737" calcext:value-type="float">
            <text:p>49737</text:p>
          </table:table-cell>
          <table:table-cell office:value-type="float" office:value="15099" calcext:value-type="float">
            <text:p>15099</text:p>
          </table:table-cell>
          <table:table-cell office:value-type="float" office:value="0.06" calcext:value-type="float">
            <text:p>0.06</text:p>
          </table:table-cell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10_9_11.sat.qdimacs</text:p>
          </table:table-cell>
          <table:table-cell table:formula="of:=IF([.C849]=&quot;Y&quot;;&quot;5_Solved&quot;;IF(ISBLANK([.I849]);&quot;1_BddMergeFailed&quot;;IF(ISBLANK([.L849]);&quot;2_FactorGraphFailed&quot;;IF(ISBLANK([.O84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4466" calcext:value-type="float">
            <text:p>44466</text:p>
          </table:table-cell>
          <table:table-cell office:value-type="float" office:value="15107" calcext:value-type="float">
            <text:p>15107</text:p>
          </table:table-cell>
          <table:table-cell office:value-type="float" office:value="0.05" calcext:value-type="float">
            <text:p>0.05</text:p>
          </table:table-cell>
          <table:table-cell office:value-type="float" office:value="35.73" calcext:value-type="float">
            <text:p>35.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smfpu_all_bit_differing_from_cycle.qdimacs</text:p>
          </table:table-cell>
          <table:table-cell table:formula="of:=IF([.C850]=&quot;Y&quot;;&quot;5_Solved&quot;;IF(ISBLANK([.I850]);&quot;1_BddMergeFailed&quot;;IF(ISBLANK([.L850]);&quot;2_FactorGraphFailed&quot;;IF(ISBLANK([.O85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9562" calcext:value-type="float">
            <text:p>59562</text:p>
          </table:table-cell>
          <table:table-cell office:value-type="float" office:value="15280" calcext:value-type="float">
            <text:p>15280</text:p>
          </table:table-cell>
          <table:table-cell office:value-type="float" office:value="0.08" calcext:value-type="float">
            <text:p>0.08</text:p>
          </table:table-cell>
          <table:table-cell office:value-type="float" office:value="31.07" calcext:value-type="float">
            <text:p>31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3001_all_bit_differing_from_cycle.qdimacs</text:p>
          </table:table-cell>
          <table:table-cell table:formula="of:=IF([.C851]=&quot;Y&quot;;&quot;5_Solved&quot;;IF(ISBLANK([.I851]);&quot;1_BddMergeFailed&quot;;IF(ISBLANK([.L851]);&quot;2_FactorGraphFailed&quot;;IF(ISBLANK([.O85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4532" calcext:value-type="float">
            <text:p>44532</text:p>
          </table:table-cell>
          <table:table-cell office:value-type="float" office:value="15548" calcext:value-type="float">
            <text:p>15548</text:p>
          </table:table-cell>
          <table:table-cell office:value-type="float" office:value="0.06" calcext:value-type="float">
            <text:p>0.06</text:p>
          </table:table-cell>
          <table:table-cell office:value-type="float" office:value="16.32" calcext:value-type="float">
            <text:p>16.32</text:p>
          </table:table-cell>
          <table:table-cell office:value-type="float" office:value="825.28" calcext:value-type="float">
            <text:p>825.28</text:p>
          </table:table-cell>
          <table:table-cell office:value-type="float" office:value="1697" calcext:value-type="float">
            <text:p>1697</text:p>
          </table:table-cell>
          <table:table-cell office:value-type="float" office:value="408" calcext:value-type="float">
            <text:p>408</text:p>
          </table:table-cell>
          <table:table-cell office:value-type="float" office:value="2.39" calcext:value-type="float">
            <text:p>2.39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52.26" calcext:value-type="float">
            <text:p>52.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9.qdimacs</text:p>
          </table:table-cell>
          <table:table-cell table:formula="of:=IF([.C852]=&quot;Y&quot;;&quot;5_Solved&quot;;IF(ISBLANK([.I852]);&quot;1_BddMergeFailed&quot;;IF(ISBLANK([.L852]);&quot;2_FactorGraphFailed&quot;;IF(ISBLANK([.O85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7313" calcext:value-type="float">
            <text:p>47313</text:p>
          </table:table-cell>
          <table:table-cell office:value-type="float" office:value="15883" calcext:value-type="float">
            <text:p>15883</text:p>
          </table:table-cell>
          <table:table-cell office:value-type="float" office:value="0.06" calcext:value-type="float">
            <text:p>0.06</text:p>
          </table:table-cell>
          <table:table-cell office:value-type="float" office:value="45.04" calcext:value-type="float">
            <text:p>45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9.qdimacs</text:p>
          </table:table-cell>
          <table:table-cell table:formula="of:=IF([.C853]=&quot;Y&quot;;&quot;5_Solved&quot;;IF(ISBLANK([.I853]);&quot;1_BddMergeFailed&quot;;IF(ISBLANK([.L853]);&quot;2_FactorGraphFailed&quot;;IF(ISBLANK([.O85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7313" calcext:value-type="float">
            <text:p>47313</text:p>
          </table:table-cell>
          <table:table-cell office:value-type="float" office:value="15883" calcext:value-type="float">
            <text:p>15883</text:p>
          </table:table-cell>
          <table:table-cell office:value-type="float" office:value="0.06" calcext:value-type="float">
            <text:p>0.06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9.qdimacs</text:p>
          </table:table-cell>
          <table:table-cell table:formula="of:=IF([.C854]=&quot;Y&quot;;&quot;5_Solved&quot;;IF(ISBLANK([.I854]);&quot;1_BddMergeFailed&quot;;IF(ISBLANK([.L854]);&quot;2_FactorGraphFailed&quot;;IF(ISBLANK([.O85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7167" calcext:value-type="float">
            <text:p>47167</text:p>
          </table:table-cell>
          <table:table-cell office:value-type="float" office:value="16536" calcext:value-type="float">
            <text:p>16536</text:p>
          </table:table-cell>
          <table:table-cell office:value-type="float" office:value="0.06" calcext:value-type="float">
            <text:p>0.06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4.qdimacs</text:p>
          </table:table-cell>
          <table:table-cell table:formula="of:=IF([.C855]=&quot;Y&quot;;&quot;5_Solved&quot;;IF(ISBLANK([.I855]);&quot;1_BddMergeFailed&quot;;IF(ISBLANK([.L855]);&quot;2_FactorGraphFailed&quot;;IF(ISBLANK([.O85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6445" calcext:value-type="float">
            <text:p>46445</text:p>
          </table:table-cell>
          <table:table-cell office:value-type="float" office:value="17103" calcext:value-type="float">
            <text:p>17103</text:p>
          </table:table-cell>
          <table:table-cell office:value-type="float" office:value="0.06" calcext:value-type="float">
            <text:p>0.06</text:p>
          </table:table-cell>
          <table:table-cell office:value-type="float" office:value="46.19" calcext:value-type="float">
            <text:p>46.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-fixpoint-4.qdimacs</text:p>
          </table:table-cell>
          <table:table-cell table:formula="of:=IF([.C856]=&quot;Y&quot;;&quot;5_Solved&quot;;IF(ISBLANK([.I856]);&quot;1_BddMergeFailed&quot;;IF(ISBLANK([.L856]);&quot;2_FactorGraphFailed&quot;;IF(ISBLANK([.O85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6445" calcext:value-type="float">
            <text:p>46445</text:p>
          </table:table-cell>
          <table:table-cell office:value-type="float" office:value="17103" calcext:value-type="float">
            <text:p>17103</text:p>
          </table:table-cell>
          <table:table-cell office:value-type="float" office:value="0.06" calcext:value-type="float">
            <text:p>0.06</text:p>
          </table:table-cell>
          <table:table-cell office:value-type="float" office:value="45.61" calcext:value-type="float">
            <text:p>45.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8.qdimacs</text:p>
          </table:table-cell>
          <table:table-cell table:formula="of:=IF([.C857]=&quot;Y&quot;;&quot;5_Solved&quot;;IF(ISBLANK([.I857]);&quot;1_BddMergeFailed&quot;;IF(ISBLANK([.L857]);&quot;2_FactorGraphFailed&quot;;IF(ISBLANK([.O85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6379" calcext:value-type="float">
            <text:p>56379</text:p>
          </table:table-cell>
          <table:table-cell office:value-type="float" office:value="17114" calcext:value-type="float">
            <text:p>17114</text:p>
          </table:table-cell>
          <table:table-cell office:value-type="float" office:value="0.07" calcext:value-type="float">
            <text:p>0.07</text:p>
          </table:table-cell>
          <table:table-cell office:value-type="float" office:value="48.97" calcext:value-type="float">
            <text:p>48.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equiv-fixpoint-8.qdimacs</text:p>
          </table:table-cell>
          <table:table-cell table:formula="of:=IF([.C858]=&quot;Y&quot;;&quot;5_Solved&quot;;IF(ISBLANK([.I858]);&quot;1_BddMergeFailed&quot;;IF(ISBLANK([.L858]);&quot;2_FactorGraphFailed&quot;;IF(ISBLANK([.O85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6379" calcext:value-type="float">
            <text:p>56379</text:p>
          </table:table-cell>
          <table:table-cell office:value-type="float" office:value="17114" calcext:value-type="float">
            <text:p>17114</text:p>
          </table:table-cell>
          <table:table-cell office:value-type="float" office:value="0.07" calcext:value-type="float">
            <text:p>0.07</text:p>
          </table:table-cell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10.qdimacs</text:p>
          </table:table-cell>
          <table:table-cell table:formula="of:=IF([.C859]=&quot;Y&quot;;&quot;5_Solved&quot;;IF(ISBLANK([.I859]);&quot;1_BddMergeFailed&quot;;IF(ISBLANK([.L859]);&quot;2_FactorGraphFailed&quot;;IF(ISBLANK([.O85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2856" calcext:value-type="float">
            <text:p>52856</text:p>
          </table:table-cell>
          <table:table-cell office:value-type="float" office:value="17738" calcext:value-type="float">
            <text:p>17738</text:p>
          </table:table-cell>
          <table:table-cell office:value-type="float" office:value="0.06" calcext:value-type="float">
            <text:p>0.06</text:p>
          </table:table-cell>
          <table:table-cell office:value-type="float" office:value="50.59" calcext:value-type="float">
            <text:p>50.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lx-fixpoint-10.qdimacs</text:p>
          </table:table-cell>
          <table:table-cell table:formula="of:=IF([.C860]=&quot;Y&quot;;&quot;5_Solved&quot;;IF(ISBLANK([.I860]);&quot;1_BddMergeFailed&quot;;IF(ISBLANK([.L860]);&quot;2_FactorGraphFailed&quot;;IF(ISBLANK([.O86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2856" calcext:value-type="float">
            <text:p>52856</text:p>
          </table:table-cell>
          <table:table-cell office:value-type="float" office:value="17738" calcext:value-type="float">
            <text:p>17738</text:p>
          </table:table-cell>
          <table:table-cell office:value-type="float" office:value="0.06" calcext:value-type="float">
            <text:p>0.06</text:p>
          </table:table-cell>
          <table:table-cell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2002.qdimacs</text:p>
          </table:table-cell>
          <table:table-cell table:formula="of:=IF([.C861]=&quot;Y&quot;;&quot;5_Solved&quot;;IF(ISBLANK([.I861]);&quot;1_BddMergeFailed&quot;;IF(ISBLANK([.L861]);&quot;2_FactorGraphFailed&quot;;IF(ISBLANK([.O861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31" calcext:value-type="float">
            <text:p>34731</text:p>
          </table:table-cell>
          <table:table-cell office:value-type="float" office:value="17797" calcext:value-type="float">
            <text:p>17797</text:p>
          </table:table-cell>
          <table:table-cell office:value-type="float" office:value="0.04" calcext:value-type="float">
            <text:p>0.04</text:p>
          </table:table-cell>
          <table:table-cell office:value-type="float" office:value="8.96" calcext:value-type="float">
            <text:p>8.96</text:p>
          </table:table-cell>
          <table:table-cell office:value-type="float" office:value="526.43" calcext:value-type="float">
            <text:p>526.43</text:p>
          </table:table-cell>
          <table:table-cell office:value-type="float" office:value="1584" calcext:value-type="float">
            <text:p>1584</text:p>
          </table:table-cell>
          <table:table-cell office:value-type="float" office:value="387" calcext:value-type="float">
            <text:p>387</text:p>
          </table:table-cell>
          <table:table-cell office:value-type="float" office:value="1.98" calcext:value-type="float">
            <text:p>1.98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68.19" calcext:value-type="float">
            <text:p>68.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2002.qdimacs</text:p>
          </table:table-cell>
          <table:table-cell table:formula="of:=IF([.C862]=&quot;Y&quot;;&quot;5_Solved&quot;;IF(ISBLANK([.I862]);&quot;1_BddMergeFailed&quot;;IF(ISBLANK([.L862]);&quot;2_FactorGraphFailed&quot;;IF(ISBLANK([.O862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31" calcext:value-type="float">
            <text:p>34731</text:p>
          </table:table-cell>
          <table:table-cell office:value-type="float" office:value="17797" calcext:value-type="float">
            <text:p>17797</text:p>
          </table:table-cell>
          <table:table-cell office:value-type="float" office:value="0.04" calcext:value-type="float">
            <text:p>0.04</text:p>
          </table:table-cell>
          <table:table-cell office:value-type="float" office:value="8.48" calcext:value-type="float">
            <text:p>8.48</text:p>
          </table:table-cell>
          <table:table-cell office:value-type="float" office:value="507.73" calcext:value-type="float">
            <text:p>507.73</text:p>
          </table:table-cell>
          <table:table-cell office:value-type="float" office:value="1584" calcext:value-type="float">
            <text:p>1584</text:p>
          </table:table-cell>
          <table:table-cell office:value-type="float" office:value="387" calcext:value-type="float">
            <text:p>38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59.5" calcext:value-type="float">
            <text:p>59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2002_all_bit_differing_from_cycle.qdimacs</text:p>
          </table:table-cell>
          <table:table-cell table:formula="of:=IF([.C863]=&quot;Y&quot;;&quot;5_Solved&quot;;IF(ISBLANK([.I863]);&quot;1_BddMergeFailed&quot;;IF(ISBLANK([.L863]);&quot;2_FactorGraphFailed&quot;;IF(ISBLANK([.O863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34731" calcext:value-type="float">
            <text:p>34731</text:p>
          </table:table-cell>
          <table:table-cell office:value-type="float" office:value="17797" calcext:value-type="float">
            <text:p>17797</text:p>
          </table:table-cell>
          <table:table-cell office:value-type="float" office:value="0.05" calcext:value-type="float">
            <text:p>0.05</text:p>
          </table:table-cell>
          <table:table-cell office:value-type="float" office:value="9.44" calcext:value-type="float">
            <text:p>9.44</text:p>
          </table:table-cell>
          <table:table-cell office:value-type="float" office:value="545.98" calcext:value-type="float">
            <text:p>545.98</text:p>
          </table:table-cell>
          <table:table-cell office:value-type="float" office:value="1584" calcext:value-type="float">
            <text:p>1584</text:p>
          </table:table-cell>
          <table:table-cell office:value-type="float" office:value="387" calcext:value-type="float">
            <text:p>387</text:p>
          </table:table-cell>
          <table:table-cell office:value-type="float" office:value="2.12" calcext:value-type="float">
            <text:p>2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67.17" calcext:value-type="float">
            <text:p>67.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6.qdimacs</text:p>
          </table:table-cell>
          <table:table-cell table:formula="of:=IF([.C864]=&quot;Y&quot;;&quot;5_Solved&quot;;IF(ISBLANK([.I864]);&quot;1_BddMergeFailed&quot;;IF(ISBLANK([.L864]);&quot;2_FactorGraphFailed&quot;;IF(ISBLANK([.O86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8461" calcext:value-type="float">
            <text:p>58461</text:p>
          </table:table-cell>
          <table:table-cell office:value-type="float" office:value="18277" calcext:value-type="float">
            <text:p>18277</text:p>
          </table:table-cell>
          <table:table-cell office:value-type="float" office:value="0.08" calcext:value-type="float">
            <text:p>0.08</text:p>
          </table:table-cell>
          <table:table-cell office:value-type="float" office:value="51.97" calcext:value-type="float">
            <text:p>51.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6.qdimacs</text:p>
          </table:table-cell>
          <table:table-cell table:formula="of:=IF([.C865]=&quot;Y&quot;;&quot;5_Solved&quot;;IF(ISBLANK([.I865]);&quot;1_BddMergeFailed&quot;;IF(ISBLANK([.L865]);&quot;2_FactorGraphFailed&quot;;IF(ISBLANK([.O86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8461" calcext:value-type="float">
            <text:p>58461</text:p>
          </table:table-cell>
          <table:table-cell office:value-type="float" office:value="18277" calcext:value-type="float">
            <text:p>18277</text:p>
          </table:table-cell>
          <table:table-cell office:value-type="float" office:value="0.07" calcext:value-type="float">
            <text:p>0.07</text:p>
          </table:table-cell>
          <table:table-cell office:value-type="float" office:value="56.43" calcext:value-type="float">
            <text:p>56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pipeline-fixpoint-10.qdimacs</text:p>
          </table:table-cell>
          <table:table-cell table:formula="of:=IF([.C866]=&quot;Y&quot;;&quot;5_Solved&quot;;IF(ISBLANK([.I866]);&quot;1_BddMergeFailed&quot;;IF(ISBLANK([.L866]);&quot;2_FactorGraphFailed&quot;;IF(ISBLANK([.O86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52627" calcext:value-type="float">
            <text:p>52627</text:p>
          </table:table-cell>
          <table:table-cell office:value-type="float" office:value="18432" calcext:value-type="float">
            <text:p>18432</text:p>
          </table:table-cell>
          <table:table-cell office:value-type="float" office:value="0.06" calcext:value-type="float">
            <text:p>0.06</text:p>
          </table:table-cell>
          <table:table-cell office:value-type="float" office:value="42.61" calcext:value-type="float">
            <text:p>42.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3c_comp_comp6_REAL.sat.qdimacs</text:p>
          </table:table-cell>
          <table:table-cell table:formula="of:=IF([.C867]=&quot;Y&quot;;&quot;5_Solved&quot;;IF(ISBLANK([.I867]);&quot;1_BddMergeFailed&quot;;IF(ISBLANK([.L867]);&quot;2_FactorGraphFailed&quot;;IF(ISBLANK([.O86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64800" calcext:value-type="float">
            <text:p>64800</text:p>
          </table:table-cell>
          <table:table-cell office:value-type="float" office:value="20155" calcext:value-type="float">
            <text:p>20155</text:p>
          </table:table-cell>
          <table:table-cell office:value-type="float" office:value="0.08" calcext:value-type="float">
            <text:p>0.08</text:p>
          </table:table-cell>
          <table:table-cell office:value-type="float" office:value="67.04" calcext:value-type="float">
            <text:p>67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laftp2001_all_bit_differing_from_cycle.qdimacs</text:p>
          </table:table-cell>
          <table:table-cell table:formula="of:=IF([.C868]=&quot;Y&quot;;&quot;5_Solved&quot;;IF(ISBLANK([.I868]);&quot;1_BddMergeFailed&quot;;IF(ISBLANK([.L868]);&quot;2_FactorGraphFailed&quot;;IF(ISBLANK([.O868]);&quot;3_NoMusFound&quot;;&quot;4_SomeMusFound&quot;))))" office:value-type="string" office:string-value="3_NoMusFound" calcext:value-type="string">
            <text:p>3_NoMusFound</text:p>
          </table:table-cell>
          <table:table-cell/>
          <table:table-cell office:value-type="float" office:value="48809" calcext:value-type="float">
            <text:p>48809</text:p>
          </table:table-cell>
          <table:table-cell office:value-type="float" office:value="20603" calcext:value-type="float">
            <text:p>20603</text:p>
          </table:table-cell>
          <table:table-cell office:value-type="float" office:value="0.06" calcext:value-type="float">
            <text:p>0.06</text:p>
          </table:table-cell>
          <table:table-cell office:value-type="float" office:value="18.39" calcext:value-type="float">
            <text:p>18.39</text:p>
          </table:table-cell>
          <table:table-cell office:value-type="float" office:value="1056.5" calcext:value-type="float">
            <text:p>1056.5</text:p>
          </table:table-cell>
          <table:table-cell office:value-type="float" office:value="2167" calcext:value-type="float">
            <text:p>2167</text:p>
          </table:table-cell>
          <table:table-cell office:value-type="float" office:value="493" calcext:value-type="float">
            <text:p>493</text:p>
          </table:table-cell>
          <table:table-cell office:value-type="float" office:value="3.51" calcext:value-type="float">
            <text:p>3.51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  <table:table-cell office:value-type="float" office:value="93.39" calcext:value-type="float">
            <text:p>93.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7.qdimacs</text:p>
          </table:table-cell>
          <table:table-cell table:formula="of:=IF([.C869]=&quot;Y&quot;;&quot;5_Solved&quot;;IF(ISBLANK([.I869]);&quot;1_BddMergeFailed&quot;;IF(ISBLANK([.L869]);&quot;2_FactorGraphFailed&quot;;IF(ISBLANK([.O86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68921" calcext:value-type="float">
            <text:p>68921</text:p>
          </table:table-cell>
          <table:table-cell office:value-type="float" office:value="21506" calcext:value-type="float">
            <text:p>21506</text:p>
          </table:table-cell>
          <table:table-cell office:value-type="float" office:value="0.09" calcext:value-type="float">
            <text:p>0.09</text:p>
          </table:table-cell>
          <table:table-cell office:value-type="float" office:value="72.24" calcext:value-type="float">
            <text:p>72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8.qdimacs</text:p>
          </table:table-cell>
          <table:table-cell table:formula="of:=IF([.C870]=&quot;Y&quot;;&quot;5_Solved&quot;;IF(ISBLANK([.I870]);&quot;1_BddMergeFailed&quot;;IF(ISBLANK([.L870]);&quot;2_FactorGraphFailed&quot;;IF(ISBLANK([.O87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79381" calcext:value-type="float">
            <text:p>79381</text:p>
          </table:table-cell>
          <table:table-cell office:value-type="float" office:value="24735" calcext:value-type="float">
            <text:p>24735</text:p>
          </table:table-cell>
          <table:table-cell office:value-type="float" office:value="0.1" calcext:value-type="float">
            <text:p>0.1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12_13_11.sat.qdimacs</text:p>
          </table:table-cell>
          <table:table-cell table:formula="of:=IF([.C871]=&quot;Y&quot;;&quot;5_Solved&quot;;IF(ISBLANK([.I871]);&quot;1_BddMergeFailed&quot;;IF(ISBLANK([.L871]);&quot;2_FactorGraphFailed&quot;;IF(ISBLANK([.O871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75246" calcext:value-type="float">
            <text:p>75246</text:p>
          </table:table-cell>
          <table:table-cell office:value-type="float" office:value="25497" calcext:value-type="float">
            <text:p>25497</text:p>
          </table:table-cell>
          <table:table-cell office:value-type="float" office:value="0.09" calcext:value-type="float">
            <text:p>0.09</text:p>
          </table:table-cell>
          <table:table-cell office:value-type="float" office:value="116.1" calcext:value-type="float">
            <text:p>116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12_13_11.sat.qdimacs</text:p>
          </table:table-cell>
          <table:table-cell table:formula="of:=IF([.C872]=&quot;Y&quot;;&quot;5_Solved&quot;;IF(ISBLANK([.I872]);&quot;1_BddMergeFailed&quot;;IF(ISBLANK([.L872]);&quot;2_FactorGraphFailed&quot;;IF(ISBLANK([.O87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75246" calcext:value-type="float">
            <text:p>75246</text:p>
          </table:table-cell>
          <table:table-cell office:value-type="float" office:value="25497" calcext:value-type="float">
            <text:p>25497</text:p>
          </table:table-cell>
          <table:table-cell office:value-type="float" office:value="0.09" calcext:value-type="float">
            <text:p>0.09</text:p>
          </table:table-cell>
          <table:table-cell office:value-type="float" office:value="115.75" calcext:value-type="float">
            <text:p>115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9.qdimacs</text:p>
          </table:table-cell>
          <table:table-cell table:formula="of:=IF([.C873]=&quot;Y&quot;;&quot;5_Solved&quot;;IF(ISBLANK([.I873]);&quot;1_BddMergeFailed&quot;;IF(ISBLANK([.L873]);&quot;2_FactorGraphFailed&quot;;IF(ISBLANK([.O87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89841" calcext:value-type="float">
            <text:p>89841</text:p>
          </table:table-cell>
          <table:table-cell office:value-type="float" office:value="27964" calcext:value-type="float">
            <text:p>27964</text:p>
          </table:table-cell>
          <table:table-cell office:value-type="float" office:value="0.12" calcext:value-type="float">
            <text:p>0.12</text:p>
          </table:table-cell>
          <table:table-cell office:value-type="float" office:value="130.03" calcext:value-type="float">
            <text:p>130.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full_3_comp5_REAL.sat.qdimacs</text:p>
          </table:table-cell>
          <table:table-cell table:formula="of:=IF([.C874]=&quot;Y&quot;;&quot;5_Solved&quot;;IF(ISBLANK([.I874]);&quot;1_BddMergeFailed&quot;;IF(ISBLANK([.L874]);&quot;2_FactorGraphFailed&quot;;IF(ISBLANK([.O87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01864" calcext:value-type="float">
            <text:p>101864</text:p>
          </table:table-cell>
          <table:table-cell office:value-type="float" office:value="30111" calcext:value-type="float">
            <text:p>30111</text:p>
          </table:table-cell>
          <table:table-cell office:value-type="float" office:value="0.13" calcext:value-type="float">
            <text:p>0.13</text:p>
          </table:table-cell>
          <table:table-cell office:value-type="float" office:value="154.2" calcext:value-type="float">
            <text:p>154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10.qdimacs</text:p>
          </table:table-cell>
          <table:table-cell table:formula="of:=IF([.C875]=&quot;Y&quot;;&quot;5_Solved&quot;;IF(ISBLANK([.I875]);&quot;1_BddMergeFailed&quot;;IF(ISBLANK([.L875]);&quot;2_FactorGraphFailed&quot;;IF(ISBLANK([.O87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00301" calcext:value-type="float">
            <text:p>100301</text:p>
          </table:table-cell>
          <table:table-cell office:value-type="float" office:value="31193" calcext:value-type="float">
            <text:p>31193</text:p>
          </table:table-cell>
          <table:table-cell office:value-type="float" office:value="0.14" calcext:value-type="float">
            <text:p>0.14</text:p>
          </table:table-cell>
          <table:table-cell office:value-type="float" office:value="176.26" calcext:value-type="float">
            <text:p>176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-seq-fixpoint-10.qdimacs</text:p>
          </table:table-cell>
          <table:table-cell table:formula="of:=IF([.C876]=&quot;Y&quot;;&quot;5_Solved&quot;;IF(ISBLANK([.I876]);&quot;1_BddMergeFailed&quot;;IF(ISBLANK([.L876]);&quot;2_FactorGraphFailed&quot;;IF(ISBLANK([.O87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00301" calcext:value-type="float">
            <text:p>100301</text:p>
          </table:table-cell>
          <table:table-cell office:value-type="float" office:value="31193" calcext:value-type="float">
            <text:p>31193</text:p>
          </table:table-cell>
          <table:table-cell office:value-type="float" office:value="0.12" calcext:value-type="float">
            <text:p>0.12</text:p>
          </table:table-cell>
          <table:table-cell office:value-type="float" office:value="154.49" calcext:value-type="float">
            <text:p>154.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_4c_comp_comp4_REAL.sat.qdimacs</text:p>
          </table:table-cell>
          <table:table-cell table:formula="of:=IF([.C877]=&quot;Y&quot;;&quot;5_Solved&quot;;IF(ISBLANK([.I877]);&quot;1_BddMergeFailed&quot;;IF(ISBLANK([.L877]);&quot;2_FactorGraphFailed&quot;;IF(ISBLANK([.O87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30042" calcext:value-type="float">
            <text:p>130042</text:p>
          </table:table-cell>
          <table:table-cell office:value-type="float" office:value="31481" calcext:value-type="float">
            <text:p>31481</text:p>
          </table:table-cell>
          <table:table-cell office:value-type="float" office:value="0.16" calcext:value-type="float">
            <text:p>0.16</text:p>
          </table:table-cell>
          <table:table-cell office:value-type="float" office:value="199.35" calcext:value-type="float">
            <text:p>199.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_sched_4_7_1.sat.qdimacs</text:p>
          </table:table-cell>
          <table:table-cell table:formula="of:=IF([.C878]=&quot;Y&quot;;&quot;5_Solved&quot;;IF(ISBLANK([.I878]);&quot;1_BddMergeFailed&quot;;IF(ISBLANK([.L878]);&quot;2_FactorGraphFailed&quot;;IF(ISBLANK([.O87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99227" calcext:value-type="float">
            <text:p>99227</text:p>
          </table:table-cell>
          <table:table-cell office:value-type="float" office:value="32909" calcext:value-type="float">
            <text:p>32909</text:p>
          </table:table-cell>
          <table:table-cell office:value-type="float" office:value="0.12" calcext:value-type="float">
            <text:p>0.12</text:p>
          </table:table-cell>
          <table:table-cell office:value-type="float" office:value="197.16" calcext:value-type="float">
            <text:p>197.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-bus-fixpoint-2.qdimacs</text:p>
          </table:table-cell>
          <table:table-cell table:formula="of:=IF([.C879]=&quot;Y&quot;;&quot;5_Solved&quot;;IF(ISBLANK([.I879]);&quot;1_BddMergeFailed&quot;;IF(ISBLANK([.L879]);&quot;2_FactorGraphFailed&quot;;IF(ISBLANK([.O87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96657" calcext:value-type="float">
            <text:p>96657</text:p>
          </table:table-cell>
          <table:table-cell office:value-type="float" office:value="33225" calcext:value-type="float">
            <text:p>33225</text:p>
          </table:table-cell>
          <table:table-cell office:value-type="float" office:value="0.12" calcext:value-type="float">
            <text:p>0.12</text:p>
          </table:table-cell>
          <table:table-cell office:value-type="float" office:value="189.72" calcext:value-type="float">
            <text:p>189.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-bus-fixpoint-2.qdimacs</text:p>
          </table:table-cell>
          <table:table-cell table:formula="of:=IF([.C880]=&quot;Y&quot;;&quot;5_Solved&quot;;IF(ISBLANK([.I880]);&quot;1_BddMergeFailed&quot;;IF(ISBLANK([.L880]);&quot;2_FactorGraphFailed&quot;;IF(ISBLANK([.O88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96657" calcext:value-type="float">
            <text:p>96657</text:p>
          </table:table-cell>
          <table:table-cell office:value-type="float" office:value="33225" calcext:value-type="float">
            <text:p>33225</text:p>
          </table:table-cell>
          <table:table-cell office:value-type="float" office:value="0.12" calcext:value-type="float">
            <text:p>0.12</text:p>
          </table:table-cell>
          <table:table-cell office:value-type="float" office:value="166.05" calcext:value-type="float">
            <text:p>166.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mskbn1f1_c0to7.sat.qdimacs</text:p>
          </table:table-cell>
          <table:table-cell table:formula="of:=IF([.C881]=&quot;Y&quot;;&quot;5_Solved&quot;;IF(ISBLANK([.I881]);&quot;1_BddMergeFailed&quot;;IF(ISBLANK([.L881]);&quot;2_FactorGraphFailed&quot;;IF(ISBLANK([.O881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02404" calcext:value-type="float">
            <text:p>102404</text:p>
          </table:table-cell>
          <table:table-cell office:value-type="float" office:value="34863" calcext:value-type="float">
            <text:p>34863</text:p>
          </table:table-cell>
          <table:table-cell office:value-type="float" office:value="0.13" calcext:value-type="float">
            <text:p>0.13</text:p>
          </table:table-cell>
          <table:table-cell office:value-type="float" office:value="229.1" calcext:value-type="float">
            <text:p>229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mskbn1f1_c0to7.sat.qdimacs</text:p>
          </table:table-cell>
          <table:table-cell table:formula="of:=IF([.C882]=&quot;Y&quot;;&quot;5_Solved&quot;;IF(ISBLANK([.I882]);&quot;1_BddMergeFailed&quot;;IF(ISBLANK([.L882]);&quot;2_FactorGraphFailed&quot;;IF(ISBLANK([.O88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02404" calcext:value-type="float">
            <text:p>102404</text:p>
          </table:table-cell>
          <table:table-cell office:value-type="float" office:value="34863" calcext:value-type="float">
            <text:p>34863</text:p>
          </table:table-cell>
          <table:table-cell office:value-type="float" office:value="0.12" calcext:value-type="float">
            <text:p>0.12</text:p>
          </table:table-cell>
          <table:table-cell office:value-type="float" office:value="225.24" calcext:value-type="float">
            <text:p>225.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ba_Q4_comp4_REAL.sat.qdimacs</text:p>
          </table:table-cell>
          <table:table-cell table:formula="of:=IF([.C883]=&quot;Y&quot;;&quot;5_Solved&quot;;IF(ISBLANK([.I883]);&quot;1_BddMergeFailed&quot;;IF(ISBLANK([.L883]);&quot;2_FactorGraphFailed&quot;;IF(ISBLANK([.O88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18338" calcext:value-type="float">
            <text:p>118338</text:p>
          </table:table-cell>
          <table:table-cell office:value-type="float" office:value="35339" calcext:value-type="float">
            <text:p>35339</text:p>
          </table:table-cell>
          <table:table-cell office:value-type="float" office:value="0.14" calcext:value-type="float">
            <text:p>0.14</text:p>
          </table:table-cell>
          <table:table-cell office:value-type="float" office:value="228.93" calcext:value-type="float">
            <text:p>228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-bus-fixpoint-3.qdimacs</text:p>
          </table:table-cell>
          <table:table-cell table:formula="of:=IF([.C884]=&quot;Y&quot;;&quot;5_Solved&quot;;IF(ISBLANK([.I884]);&quot;1_BddMergeFailed&quot;;IF(ISBLANK([.L884]);&quot;2_FactorGraphFailed&quot;;IF(ISBLANK([.O88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53101" calcext:value-type="float">
            <text:p>153101</text:p>
          </table:table-cell>
          <table:table-cell office:value-type="float" office:value="52209" calcext:value-type="float">
            <text:p>52209</text:p>
          </table:table-cell>
          <table:table-cell office:value-type="float" office:value="0.19" calcext:value-type="float">
            <text:p>0.19</text:p>
          </table:table-cell>
          <table:table-cell office:value-type="float" office:value="451.67" calcext:value-type="float">
            <text:p>451.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1.qdimacs</text:p>
          </table:table-cell>
          <table:table-cell table:formula="of:=IF([.C885]=&quot;Y&quot;;&quot;5_Solved&quot;;IF(ISBLANK([.I885]);&quot;1_BddMergeFailed&quot;;IF(ISBLANK([.L885]);&quot;2_FactorGraphFailed&quot;;IF(ISBLANK([.O88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52557" calcext:value-type="float">
            <text:p>152557</text:p>
          </table:table-cell>
          <table:table-cell office:value-type="float" office:value="52530" calcext:value-type="float">
            <text:p>52530</text:p>
          </table:table-cell>
          <table:table-cell office:value-type="float" office:value="0.19" calcext:value-type="float">
            <text:p>0.19</text:p>
          </table:table-cell>
          <table:table-cell office:value-type="float" office:value="357.91" calcext:value-type="float">
            <text:p>357.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17_17_17.sat.qdimacs</text:p>
          </table:table-cell>
          <table:table-cell table:formula="of:=IF([.C886]=&quot;Y&quot;;&quot;5_Solved&quot;;IF(ISBLANK([.I886]);&quot;1_BddMergeFailed&quot;;IF(ISBLANK([.L886]);&quot;2_FactorGraphFailed&quot;;IF(ISBLANK([.O88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16756" calcext:value-type="float">
            <text:p>216756</text:p>
          </table:table-cell>
          <table:table-cell office:value-type="float" office:value="73123" calcext:value-type="float">
            <text:p>73123</text:p>
          </table:table-cell>
          <table:table-cell office:value-type="float" office:value="0.26" calcext:value-type="float">
            <text:p>0.26</text:p>
          </table:table-cell>
          <table:table-cell office:value-type="float" office:value="1048.09" calcext:value-type="float">
            <text:p>1048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mldelec4b1_c0to127.sat.qdimacs</text:p>
          </table:table-cell>
          <table:table-cell table:formula="of:=IF([.C887]=&quot;Y&quot;;&quot;5_Solved&quot;;IF(ISBLANK([.I887]);&quot;1_BddMergeFailed&quot;;IF(ISBLANK([.L887]);&quot;2_FactorGraphFailed&quot;;IF(ISBLANK([.O88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15451" calcext:value-type="float">
            <text:p>215451</text:p>
          </table:table-cell>
          <table:table-cell office:value-type="float" office:value="74715" calcext:value-type="float">
            <text:p>74715</text:p>
          </table:table-cell>
          <table:table-cell office:value-type="float" office:value="0.27" calcext:value-type="float">
            <text:p>0.27</text:p>
          </table:table-cell>
          <table:table-cell office:value-type="float" office:value="1012.43" calcext:value-type="float">
            <text:p>1012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2dba_E6_comp2_REAL.sat.qdimacs</text:p>
          </table:table-cell>
          <table:table-cell table:formula="of:=IF([.C888]=&quot;Y&quot;;&quot;5_Solved&quot;;IF(ISBLANK([.I888]);&quot;1_BddMergeFailed&quot;;IF(ISBLANK([.L888]);&quot;2_FactorGraphFailed&quot;;IF(ISBLANK([.O88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62154" calcext:value-type="float">
            <text:p>262154</text:p>
          </table:table-cell>
          <table:table-cell office:value-type="float" office:value="83445" calcext:value-type="float">
            <text:p>83445</text:p>
          </table:table-cell>
          <table:table-cell office:value-type="float" office:value="0.32" calcext:value-type="float">
            <text:p>0.32</text:p>
          </table:table-cell>
          <table:table-cell office:value-type="float" office:value="1484.25" calcext:value-type="float">
            <text:p>1484.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18_18_18.sat.qdimacs</text:p>
          </table:table-cell>
          <table:table-cell table:formula="of:=IF([.C889]=&quot;Y&quot;;&quot;5_Solved&quot;;IF(ISBLANK([.I889]);&quot;1_BddMergeFailed&quot;;IF(ISBLANK([.L889]);&quot;2_FactorGraphFailed&quot;;IF(ISBLANK([.O88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56614" calcext:value-type="float">
            <text:p>256614</text:p>
          </table:table-cell>
          <table:table-cell office:value-type="float" office:value="86514" calcext:value-type="float">
            <text:p>86514</text:p>
          </table:table-cell>
          <table:table-cell office:value-type="float" office:value="0.29" calcext:value-type="float">
            <text:p>0.29</text:p>
          </table:table-cell>
          <table:table-cell office:value-type="float" office:value="1478.01" calcext:value-type="float">
            <text:p>1478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_bool_matrix_18_18_18.sat.qdimacs</text:p>
          </table:table-cell>
          <table:table-cell table:formula="of:=IF([.C890]=&quot;Y&quot;;&quot;5_Solved&quot;;IF(ISBLANK([.I890]);&quot;1_BddMergeFailed&quot;;IF(ISBLANK([.L890]);&quot;2_FactorGraphFailed&quot;;IF(ISBLANK([.O89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56614" calcext:value-type="float">
            <text:p>256614</text:p>
          </table:table-cell>
          <table:table-cell office:value-type="float" office:value="86514" calcext:value-type="float">
            <text:p>86514</text:p>
          </table:table-cell>
          <table:table-cell office:value-type="float" office:value="0.32" calcext:value-type="float">
            <text:p>0.32</text:p>
          </table:table-cell>
          <table:table-cell office:value-type="float" office:value="1577.97" calcext:value-type="float">
            <text:p>1577.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i3ub5i_c0to63.sat.qdimacs</text:p>
          </table:table-cell>
          <table:table-cell table:formula="of:=IF([.C891]=&quot;Y&quot;;&quot;5_Solved&quot;;IF(ISBLANK([.I891]);&quot;1_BddMergeFailed&quot;;IF(ISBLANK([.L891]);&quot;2_FactorGraphFailed&quot;;IF(ISBLANK([.O891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3053" calcext:value-type="float">
            <text:p>243053</text:p>
          </table:table-cell>
          <table:table-cell office:value-type="float" office:value="89111" calcext:value-type="float">
            <text:p>89111</text:p>
          </table:table-cell>
          <table:table-cell office:value-type="float" office:value="0.3" calcext:value-type="float">
            <text:p>0.3</text:p>
          </table:table-cell>
          <table:table-cell office:value-type="float" office:value="1351.51" calcext:value-type="float">
            <text:p>1351.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i3ub5i_c0to511.sat.qdimacs</text:p>
          </table:table-cell>
          <table:table-cell table:formula="of:=IF([.C892]=&quot;Y&quot;;&quot;5_Solved&quot;;IF(ISBLANK([.I892]);&quot;1_BddMergeFailed&quot;;IF(ISBLANK([.L892]);&quot;2_FactorGraphFailed&quot;;IF(ISBLANK([.O89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3053" calcext:value-type="float">
            <text:p>243053</text:p>
          </table:table-cell>
          <table:table-cell office:value-type="float" office:value="89111" calcext:value-type="float">
            <text:p>89111</text:p>
          </table:table-cell>
          <table:table-cell office:value-type="float" office:value="0.27" calcext:value-type="float">
            <text:p>0.27</text:p>
          </table:table-cell>
          <table:table-cell office:value-type="float" office:value="1369.75" calcext:value-type="float">
            <text:p>1369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i3ub5i_c0to511.sat.qdimacs</text:p>
          </table:table-cell>
          <table:table-cell table:formula="of:=IF([.C893]=&quot;Y&quot;;&quot;5_Solved&quot;;IF(ISBLANK([.I893]);&quot;1_BddMergeFailed&quot;;IF(ISBLANK([.L893]);&quot;2_FactorGraphFailed&quot;;IF(ISBLANK([.O89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3053" calcext:value-type="float">
            <text:p>243053</text:p>
          </table:table-cell>
          <table:table-cell office:value-type="float" office:value="89111" calcext:value-type="float">
            <text:p>89111</text:p>
          </table:table-cell>
          <table:table-cell office:value-type="float" office:value="0.27" calcext:value-type="float">
            <text:p>0.27</text:p>
          </table:table-cell>
          <table:table-cell office:value-type="float" office:value="1404.86" calcext:value-type="float">
            <text:p>1404.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i3ub5i_c0to63.sat.qdimacs</text:p>
          </table:table-cell>
          <table:table-cell table:formula="of:=IF([.C894]=&quot;Y&quot;;&quot;5_Solved&quot;;IF(ISBLANK([.I894]);&quot;1_BddMergeFailed&quot;;IF(ISBLANK([.L894]);&quot;2_FactorGraphFailed&quot;;IF(ISBLANK([.O89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3053" calcext:value-type="float">
            <text:p>243053</text:p>
          </table:table-cell>
          <table:table-cell office:value-type="float" office:value="89111" calcext:value-type="float">
            <text:p>89111</text:p>
          </table:table-cell>
          <table:table-cell office:value-type="float" office:value="0.29" calcext:value-type="float">
            <text:p>0.29</text:p>
          </table:table-cell>
          <table:table-cell office:value-type="float" office:value="1396.28" calcext:value-type="float">
            <text:p>1396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ki3ub5i_c0to255.sat.qdimacs</text:p>
          </table:table-cell>
          <table:table-cell table:formula="of:=IF([.C895]=&quot;Y&quot;;&quot;5_Solved&quot;;IF(ISBLANK([.I895]);&quot;1_BddMergeFailed&quot;;IF(ISBLANK([.L895]);&quot;2_FactorGraphFailed&quot;;IF(ISBLANK([.O89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3053" calcext:value-type="float">
            <text:p>243053</text:p>
          </table:table-cell>
          <table:table-cell office:value-type="float" office:value="89111" calcext:value-type="float">
            <text:p>89111</text:p>
          </table:table-cell>
          <table:table-cell office:value-type="float" office:value="0.29" calcext:value-type="float">
            <text:p>0.29</text:p>
          </table:table-cell>
          <table:table-cell office:value-type="float" office:value="1350.22" calcext:value-type="float">
            <text:p>1350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2.qdimacs</text:p>
          </table:table-cell>
          <table:table-cell table:formula="of:=IF([.C896]=&quot;Y&quot;;&quot;5_Solved&quot;;IF(ISBLANK([.I896]);&quot;1_BddMergeFailed&quot;;IF(ISBLANK([.L896]);&quot;2_FactorGraphFailed&quot;;IF(ISBLANK([.O89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2621" calcext:value-type="float">
            <text:p>412621</text:p>
          </table:table-cell>
          <table:table-cell office:value-type="float" office:value="132561" calcext:value-type="float">
            <text:p>13256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2.qdimacs</text:p>
          </table:table-cell>
          <table:table-cell table:formula="of:=IF([.C897]=&quot;Y&quot;;&quot;5_Solved&quot;;IF(ISBLANK([.I897]);&quot;1_BddMergeFailed&quot;;IF(ISBLANK([.L897]);&quot;2_FactorGraphFailed&quot;;IF(ISBLANK([.O89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412621" calcext:value-type="float">
            <text:p>412621</text:p>
          </table:table-cell>
          <table:table-cell office:value-type="float" office:value="132561" calcext:value-type="float">
            <text:p>13256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289rb05233_c0to63.sat.qdimacs</text:p>
          </table:table-cell>
          <table:table-cell table:formula="of:=IF([.C898]=&quot;Y&quot;;&quot;5_Solved&quot;;IF(ISBLANK([.I898]);&quot;1_BddMergeFailed&quot;;IF(ISBLANK([.L898]);&quot;2_FactorGraphFailed&quot;;IF(ISBLANK([.O898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611497" calcext:value-type="float">
            <text:p>611497</text:p>
          </table:table-cell>
          <table:table-cell office:value-type="float" office:value="218792" calcext:value-type="float">
            <text:p>218792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289rb05233_c0to63.sat.qdimacs</text:p>
          </table:table-cell>
          <table:table-cell table:formula="of:=IF([.C899]=&quot;Y&quot;;&quot;5_Solved&quot;;IF(ISBLANK([.I899]);&quot;1_BddMergeFailed&quot;;IF(ISBLANK([.L899]);&quot;2_FactorGraphFailed&quot;;IF(ISBLANK([.O899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611497" calcext:value-type="float">
            <text:p>611497</text:p>
          </table:table-cell>
          <table:table-cell office:value-type="float" office:value="218792" calcext:value-type="float">
            <text:p>218792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4.qdimacs</text:p>
          </table:table-cell>
          <table:table-cell table:formula="of:=IF([.C900]=&quot;Y&quot;;&quot;5_Solved&quot;;IF(ISBLANK([.I900]);&quot;1_BddMergeFailed&quot;;IF(ISBLANK([.L900]);&quot;2_FactorGraphFailed&quot;;IF(ISBLANK([.O900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932741" calcext:value-type="float">
            <text:p>932741</text:p>
          </table:table-cell>
          <table:table-cell office:value-type="float" office:value="292619" calcext:value-type="float">
            <text:p>292619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4.qdimacs</text:p>
          </table:table-cell>
          <table:table-cell table:formula="of:=IF([.C901]=&quot;Y&quot;;&quot;5_Solved&quot;;IF(ISBLANK([.I901]);&quot;1_BddMergeFailed&quot;;IF(ISBLANK([.L901]);&quot;2_FactorGraphFailed&quot;;IF(ISBLANK([.O901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932741" calcext:value-type="float">
            <text:p>932741</text:p>
          </table:table-cell>
          <table:table-cell office:value-type="float" office:value="292619" calcext:value-type="float">
            <text:p>292619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6.qdimacs</text:p>
          </table:table-cell>
          <table:table-cell table:formula="of:=IF([.C902]=&quot;Y&quot;;&quot;5_Solved&quot;;IF(ISBLANK([.I902]);&quot;1_BddMergeFailed&quot;;IF(ISBLANK([.L902]);&quot;2_FactorGraphFailed&quot;;IF(ISBLANK([.O902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452861" calcext:value-type="float">
            <text:p>1452861</text:p>
          </table:table-cell>
          <table:table-cell office:value-type="float" office:value="452677" calcext:value-type="float">
            <text:p>452677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6.qdimacs</text:p>
          </table:table-cell>
          <table:table-cell table:formula="of:=IF([.C903]=&quot;Y&quot;;&quot;5_Solved&quot;;IF(ISBLANK([.I903]);&quot;1_BddMergeFailed&quot;;IF(ISBLANK([.L903]);&quot;2_FactorGraphFailed&quot;;IF(ISBLANK([.O903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452861" calcext:value-type="float">
            <text:p>1452861</text:p>
          </table:table-cell>
          <table:table-cell office:value-type="float" office:value="452677" calcext:value-type="float">
            <text:p>452677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8.qdimacs</text:p>
          </table:table-cell>
          <table:table-cell table:formula="of:=IF([.C904]=&quot;Y&quot;;&quot;5_Solved&quot;;IF(ISBLANK([.I904]);&quot;1_BddMergeFailed&quot;;IF(ISBLANK([.L904]);&quot;2_FactorGraphFailed&quot;;IF(ISBLANK([.O904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972981" calcext:value-type="float">
            <text:p>1972981</text:p>
          </table:table-cell>
          <table:table-cell office:value-type="float" office:value="612735" calcext:value-type="float">
            <text:p>612735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8.qdimacs</text:p>
          </table:table-cell>
          <table:table-cell table:formula="of:=IF([.C905]=&quot;Y&quot;;&quot;5_Solved&quot;;IF(ISBLANK([.I905]);&quot;1_BddMergeFailed&quot;;IF(ISBLANK([.L905]);&quot;2_FactorGraphFailed&quot;;IF(ISBLANK([.O905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1972981" calcext:value-type="float">
            <text:p>1972981</text:p>
          </table:table-cell>
          <table:table-cell office:value-type="float" office:value="612735" calcext:value-type="float">
            <text:p>612735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10.qdimacs</text:p>
          </table:table-cell>
          <table:table-cell table:formula="of:=IF([.C906]=&quot;Y&quot;;&quot;5_Solved&quot;;IF(ISBLANK([.I906]);&quot;1_BddMergeFailed&quot;;IF(ISBLANK([.L906]);&quot;2_FactorGraphFailed&quot;;IF(ISBLANK([.O906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93101" calcext:value-type="float">
            <text:p>2493101</text:p>
          </table:table-cell>
          <table:table-cell office:value-type="float" office:value="772793" calcext:value-type="float">
            <text:p>772793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fixpoint-10.qdimacs</text:p>
          </table:table-cell>
          <table:table-cell table:formula="of:=IF([.C907]=&quot;Y&quot;;&quot;5_Solved&quot;;IF(ISBLANK([.I907]);&quot;1_BddMergeFailed&quot;;IF(ISBLANK([.L907]);&quot;2_FactorGraphFailed&quot;;IF(ISBLANK([.O907]);&quot;3_NoMusFound&quot;;&quot;4_SomeMusFound&quot;))))" office:value-type="string" office:string-value="1_BddMergeFailed" calcext:value-type="string">
            <text:p>1_BddMergeFailed</text:p>
          </table:table-cell>
          <table:table-cell/>
          <table:table-cell office:value-type="float" office:value="2493101" calcext:value-type="float">
            <text:p>2493101</text:p>
          </table:table-cell>
          <table:table-cell office:value-type="float" office:value="772793" calcext:value-type="float">
            <text:p>772793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Data.A2:Data.S907">
            <calcext:condition calcext:apply-style-name="Good" calcext:value="formula-is([.$B2]=&quot;5_Solved&quot;)" calcext:base-cell-address="Data.A2"/>
          </calcext:conditional-format>
          <calcext:conditional-format calcext:target-range-address="Data.A2:Data.S907">
            <calcext:condition calcext:apply-style-name="Neutral" calcext:value="formula-is([.$B2]=&quot;4_SomeMusFound&quot;)" calcext:base-cell-address="Data.A2"/>
          </calcext:conditional-format>
        </calcext:conditional-formats>
      </table:table>
      <table:table table:name="Solution_Status" table:style-name="ta1">
        <office:forms form:automatic-focus="false" form:apply-design-mode="false"/>
        <table:shapes>
          <draw:frame draw:z-index="0" draw:style-name="gr1" draw:text-style-name="P1" svg:width="15.991cm" svg:height="9.005cm" svg:x="0.984cm" svg:y="5.631cm">
            <draw:object draw:notify-on-update-of-ranges="Solution_Status.C5:Solution_Status.C9 Solution_Status.D4:Solution_Status.D4 Solution_Status.D5:Solution_Status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4" table:default-cell-style-name="ce3"/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art Name</text:p>
          </table:table-cell>
          <table:table-cell office:value-type="string" calcext:value-type="string">
            <text:p>Percentage of solution statu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Solution status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prec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_Solved</text:p>
          </table:table-cell>
          <table:table-cell table:formula="of:=COUNTIF([$Data.$B$2:.$B$907];[.C5])" office:value-type="float" office:value="24" calcext:value-type="float">
            <text:p>24</text:p>
          </table:table-cell>
          <table:table-cell table:formula="of:=[.D5]/[.$D$10]*100" office:value-type="float" office:value="2.64900662251656" calcext:value-type="float">
            <text:p>2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_SomeMusFound</text:p>
          </table:table-cell>
          <table:table-cell table:formula="of:=COUNTIF([$Data.$B$2:.$B$907];[.C6])" office:value-type="float" office:value="66" calcext:value-type="float">
            <text:p>66</text:p>
          </table:table-cell>
          <table:table-cell table:formula="of:=[.D6]/[.$D$10]*100" office:value-type="float" office:value="7.28476821192053" calcext:value-type="float">
            <text:p>7.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_NoMusFound</text:p>
          </table:table-cell>
          <table:table-cell table:formula="of:=COUNTIF([$Data.$B$2:.$B$907];[.C7])" office:value-type="float" office:value="729" calcext:value-type="float">
            <text:p>729</text:p>
          </table:table-cell>
          <table:table-cell table:formula="of:=[.D7]/[.$D$10]*100" office:value-type="float" office:value="80.4635761589404" calcext:value-type="float">
            <text:p>80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_FactorGraphFailed</text:p>
          </table:table-cell>
          <table:table-cell table:formula="of:=COUNTIF([$Data.$B$2:.$B$907];[.C8])" office:value-type="float" office:value="0" calcext:value-type="float">
            <text:p>0</text:p>
          </table:table-cell>
          <table:table-cell table:formula="of:=[.D8]/[.$D$10]*100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_BddMergeFailed</text:p>
          </table:table-cell>
          <table:table-cell table:formula="of:=COUNTIF([$Data.$B$2:.$B$907];[.C9])" office:value-type="float" office:value="87" calcext:value-type="float">
            <text:p>87</text:p>
          </table:table-cell>
          <table:table-cell table:formula="of:=[.D9]/[.$D$10]*100" office:value-type="float" office:value="9.60264900662252" calcext:value-type="float">
            <text:p>9.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5:.D9])" office:value-type="float" office:value="906" calcext:value-type="float">
            <text:p>906</text:p>
          </table:table-cell>
          <table:table-cell table:formula="of:=[.D10]/[.$D$10]*100" office:value-type="float" office:value="100" calcext:value-type="float">
            <text:p>100.00</text:p>
          </table:table-cell>
        </table:table-row>
      </table:table>
      <table:table table:name="MusTool" table:style-name="ta1">
        <office:forms form:automatic-focus="false" form:apply-design-mode="false"/>
        <table:shapes>
          <draw:frame draw:z-index="0" draw:style-name="gr2" draw:text-style-name="P1" svg:width="15.673cm" svg:height="9.004cm" svg:x="44.452cm" svg:y="0.187cm">
            <draw:object draw:notify-on-update-of-ranges="MusTool.A1:MusTool.C1 MusTool.A2:MusTool.C70 MusTool.H1:MusTool.H1 MusTool.H2:MusTool.H70 MusTool.D2:MusTool.D70" xlink:href="./Object 2" xlink:type="simple" xlink:show="embed" xlink:actuate="onLoad">
              <loext:p text:style-name="P2">=</loext:p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549cm" svg:height="9.004cm" svg:x="44.626cm" svg:y="9.801cm">
            <draw:object draw:notify-on-update-of-ranges="MusTool.D1:MusTool.D1 MusTool.D2:MusTool.D70 MusTool.J1:MusTool.J1 MusTool.J2:MusTool.J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574cm" svg:height="8.999cm" svg:x="44.606cm" svg:y="19.889cm">
            <draw:object draw:notify-on-update-of-ranges="MusTool.D1:MusTool.D1 MusTool.D2:MusTool.D70 MusTool.H1:MusTool.H1 MusTool.I2:MusTool.I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538cm" svg:height="8.999cm" svg:x="44.616cm" svg:y="29.638cm">
            <draw:object draw:notify-on-update-of-ranges="MusTool.G1:MusTool.G1 MusTool.G2:MusTool.G70 MusTool.K1:MusTool.K1 MusTool.K2:MusTool.K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3" table:default-cell-style-name="ce4"/>
        <table:table-column table:style-name="co4" table:default-cell-style-name="ce4"/>
        <table:table-column table:style-name="co24" table:default-cell-style-name="ce4"/>
        <table:table-column table:style-name="co25" table:default-cell-style-name="ce4"/>
        <table:table-column table:style-name="co2" table:number-columns-repeated="5" table:default-cell-style-name="ce4"/>
        <table:table-column table:style-name="co26" table:default-cell-style-name="ce4"/>
        <table:table-column table:style-name="co27" table:default-cell-style-name="ce4"/>
        <table:table-column table:style-name="co2" table:default-cell-style-name="ce4"/>
        <table:table-column table:style-name="co28" table:default-cell-style-name="ce4"/>
        <table:table-column table:style-name="co2" table:number-columns-repeated="11" table:default-cell-style-name="ce4"/>
        <table:table-row table:style-name="ro1">
          <table:table-cell office:value-type="string" calcext:value-type="string">
            <text:p>cas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Vars</text:p>
          </table:table-cell>
          <table:table-cell office:value-type="string" calcext:value-type="string">
            <text:p>nSoln</text:p>
          </table:table-cell>
          <table:table-cell office:value-type="string" calcext:value-type="string">
            <text:p>nDisabledSets</text:p>
          </table:table-cell>
          <table:table-cell office:value-type="string" calcext:value-type="string">
            <text:p>numMus</text:p>
          </table:table-cell>
          <table:table-cell office:value-type="string" calcext:value-type="string">
            <text:p>exploreTime</text:p>
          </table:table-cell>
          <table:table-cell office:value-type="string" calcext:value-type="string">
            <text:p>mucProcTime</text:p>
          </table:table-cell>
          <table:table-cell office:value-type="string" calcext:value-type="string">
            <text:p>mucExploreTimePerMuc</text:p>
          </table:table-cell>
          <table:table-cell office:value-type="string" calcext:value-type="string">
            <text:p>mucProcTimePerMuc</text:p>
          </table:table-cell>
          <table:table-cell/>
          <table:table-cell office:value-type="string" calcext:value-type="string">
            <text:p>Chart 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orization8.qdimacs</text:p>
          </table:table-cell>
          <table:table-cell office:value-type="string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8316" calcext:value-type="float">
            <text:p>18316</text:p>
          </table:table-cell>
          <table:table-cell office:value-type="float" office:value="178" calcext:value-type="float">
            <text:p>178</text:p>
          </table:table-cell>
          <table:table-cell office:value-type="float" office:value="6.514" calcext:value-type="float">
            <text:p>6.514</text:p>
          </table:table-cell>
          <table:table-cell office:value-type="float" office:value="0.16" calcext:value-type="float">
            <text:p>0.16</text:p>
          </table:table-cell>
          <table:table-cell table:formula="of:=[.H2]/[.G2]" office:value-type="float" office:value="0.0365955056179775" calcext:value-type="float">
            <text:p>0.0365955056179775</text:p>
          </table:table-cell>
          <table:table-cell table:formula="of:=[.I2]/[.G2]" office:value-type="float" office:value="0.000898876404494382" calcext:value-type="float">
            <text:p>0.000898876404494382</text:p>
          </table:table-cell>
          <table:table-cell/>
          <table:table-cell office:value-type="string" calcext:value-type="string">
            <text:p>MucExploreTime Vs numV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ctorization10.qdimacs</text:p>
          </table:table-cell>
          <table:table-cell office:value-type="string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office:value-type="float" office:value="523824" calcext:value-type="float">
            <text:p>523824</text:p>
          </table:table-cell>
          <table:table-cell office:value-type="float" office:value="817" calcext:value-type="float">
            <text:p>817</text:p>
          </table:table-cell>
          <table:table-cell office:value-type="float" office:value="151.218" calcext:value-type="float">
            <text:p>151.218</text:p>
          </table:table-cell>
          <table:table-cell office:value-type="float" office:value="2.303" calcext:value-type="float">
            <text:p>2.303</text:p>
          </table:table-cell>
          <table:table-cell table:formula="of:=[.H3]/[.G3]" office:value-type="float" office:value="0.18508935128519" calcext:value-type="float">
            <text:p>0.18508935128519</text:p>
          </table:table-cell>
          <table:table-cell table:formula="of:=[.I3]/[.G3]" office:value-type="float" office:value="0.00281884944920441" calcext:value-type="float">
            <text:p>0.002818849449204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orization12.qdimacs</text:p>
          </table:table-cell>
          <table:table-cell office:value-type="string" calcext:value-type="string">
            <text:p>5_Solved</text:p>
          </table:table-cell>
          <table:table-cell office:value-type="string" calcext:value-type="string">
            <text:p>Y</text:p>
          </table:table-cell>
          <table:table-cell office:value-type="float" office:value="219" calcext:value-type="float">
            <text:p>219</text:p>
          </table:table-cell>
          <table:table-cell office:value-type="float" office:value="1084" calcext:value-type="float">
            <text:p>1084</text:p>
          </table:table-cell>
          <table:table-cell office:value-type="float" office:value="19307384" calcext:value-type="float">
            <text:p>19307384</text:p>
          </table:table-cell>
          <table:table-cell office:value-type="float" office:value="4281" calcext:value-type="float">
            <text:p>4281</text:p>
          </table:table-cell>
          <table:table-cell office:value-type="float" office:value="3991.155" calcext:value-type="float">
            <text:p>3991.155</text:p>
          </table:table-cell>
          <table:table-cell office:value-type="float" office:value="45.347" calcext:value-type="float">
            <text:p>45.347</text:p>
          </table:table-cell>
          <table:table-cell table:formula="of:=[.H4]/[.G4]" office:value-type="float" office:value="0.93229502452698" calcext:value-type="float">
            <text:p>0.93229502452698</text:p>
          </table:table-cell>
          <table:table-cell table:formula="of:=[.I4]/[.G4]" office:value-type="float" office:value="0.0105926185470684" calcext:value-type="float">
            <text:p>0.01059261854706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-dyn-partition-fixpoint-1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916" calcext:value-type="float">
            <text:p>14.916</text:p>
          </table:table-cell>
          <table:table-cell office:value-type="float" office:value="0" calcext:value-type="float">
            <text:p>0</text:p>
          </table:table-cell>
          <table:table-cell table:formula="of:=[.H5]/[.G5]" office:value-type="float" office:value="7.458" calcext:value-type="float">
            <text:p>7.458</text:p>
          </table:table-cell>
          <table:table-cell table:formula="of:=[.I5]/[.G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2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0.231" calcext:value-type="float">
            <text:p>470.231</text:p>
          </table:table-cell>
          <table:table-cell office:value-type="float" office:value="0.125" calcext:value-type="float">
            <text:p>0.125</text:p>
          </table:table-cell>
          <table:table-cell table:formula="of:=[.H6]/[.G6]" office:value-type="float" office:value="235.1155" calcext:value-type="float">
            <text:p>235.1155</text:p>
          </table:table-cell>
          <table:table-cell table:formula="of:=[.I6]/[.G6]" office:value-type="float" office:value="0.0625" calcext:value-type="float">
            <text:p>0.06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8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7.983" calcext:value-type="float">
            <text:p>417.983</text:p>
          </table:table-cell>
          <table:table-cell office:value-type="float" office:value="0.068" calcext:value-type="float">
            <text:p>0.068</text:p>
          </table:table-cell>
          <table:table-cell table:formula="of:=[.H7]/[.G7]" office:value-type="float" office:value="208.9915" calcext:value-type="float">
            <text:p>208.9915</text:p>
          </table:table-cell>
          <table:table-cell table:formula="of:=[.I7]/[.G7]" office:value-type="float" office:value="0.034" calcext:value-type="float">
            <text:p>0.0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9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8.521" calcext:value-type="float">
            <text:p>388.521</text:p>
          </table:table-cell>
          <table:table-cell office:value-type="float" office:value="0.1" calcext:value-type="float">
            <text:p>0.1</text:p>
          </table:table-cell>
          <table:table-cell table:formula="of:=[.H8]/[.G8]" office:value-type="float" office:value="194.2605" calcext:value-type="float">
            <text:p>194.2605</text:p>
          </table:table-cell>
          <table:table-cell table:formula="of:=[.I8]/[.G8]"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6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.083" calcext:value-type="float">
            <text:p>161.083</text:p>
          </table:table-cell>
          <table:table-cell office:value-type="float" office:value="0.072" calcext:value-type="float">
            <text:p>0.072</text:p>
          </table:table-cell>
          <table:table-cell table:formula="of:=[.H9]/[.G9]" office:value-type="float" office:value="80.5415" calcext:value-type="float">
            <text:p>80.5415</text:p>
          </table:table-cell>
          <table:table-cell table:formula="of:=[.I9]/[.G9]" office:value-type="float" office:value="0.036" calcext:value-type="float">
            <text:p>0.0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3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163" calcext:value-type="float">
            <text:p>82.163</text:p>
          </table:table-cell>
          <table:table-cell office:value-type="float" office:value="0.112" calcext:value-type="float">
            <text:p>0.112</text:p>
          </table:table-cell>
          <table:table-cell table:formula="of:=[.H10]/[.G10]" office:value-type="float" office:value="41.0815" calcext:value-type="float">
            <text:p>41.0815</text:p>
          </table:table-cell>
          <table:table-cell table:formula="of:=[.I10]/[.G10]" office:value-type="float" office:value="0.056" calcext:value-type="float">
            <text:p>0.0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7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.419" calcext:value-type="float">
            <text:p>37.419</text:p>
          </table:table-cell>
          <table:table-cell office:value-type="float" office:value="0.156" calcext:value-type="float">
            <text:p>0.156</text:p>
          </table:table-cell>
          <table:table-cell table:formula="of:=[.H11]/[.G11]" office:value-type="float" office:value="18.7095" calcext:value-type="float">
            <text:p>18.7095</text:p>
          </table:table-cell>
          <table:table-cell table:formula="of:=[.I11]/[.G11]" office:value-type="float" office:value="0.078" calcext:value-type="float">
            <text:p>0.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1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898" calcext:value-type="float">
            <text:p>26.898</text:p>
          </table:table-cell>
          <table:table-cell office:value-type="float" office:value="0.084" calcext:value-type="float">
            <text:p>0.084</text:p>
          </table:table-cell>
          <table:table-cell table:formula="of:=[.H12]/[.G12]" office:value-type="float" office:value="13.449" calcext:value-type="float">
            <text:p>13.449</text:p>
          </table:table-cell>
          <table:table-cell table:formula="of:=[.I12]/[.G12]" office:value-type="float" office:value="0.042" calcext:value-type="float">
            <text:p>0.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0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753" calcext:value-type="float">
            <text:p>7.753</text:p>
          </table:table-cell>
          <table:table-cell office:value-type="float" office:value="0.096" calcext:value-type="float">
            <text:p>0.096</text:p>
          </table:table-cell>
          <table:table-cell table:formula="of:=[.H13]/[.G13]" office:value-type="float" office:value="3.8765" calcext:value-type="float">
            <text:p>3.8765</text:p>
          </table:table-cell>
          <table:table-cell table:formula="of:=[.I13]/[.G13]" office:value-type="float" office:value="0.048" calcext:value-type="float">
            <text:p>0.0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5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22" calcext:value-type="float">
            <text:p>6.22</text:p>
          </table:table-cell>
          <table:table-cell office:value-type="float" office:value="0.112" calcext:value-type="float">
            <text:p>0.112</text:p>
          </table:table-cell>
          <table:table-cell table:formula="of:=[.H14]/[.G14]" office:value-type="float" office:value="3.11" calcext:value-type="float">
            <text:p>3.11</text:p>
          </table:table-cell>
          <table:table-cell table:formula="of:=[.I14]/[.G14]" office:value-type="float" office:value="0.056" calcext:value-type="float">
            <text:p>0.0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_2-3_v-80-100_r-13.4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658" calcext:value-type="float">
            <text:p>3.658</text:p>
          </table:table-cell>
          <table:table-cell office:value-type="float" office:value="0.128" calcext:value-type="float">
            <text:p>0.128</text:p>
          </table:table-cell>
          <table:table-cell table:formula="of:=[.H15]/[.G15]" office:value-type="float" office:value="1.829" calcext:value-type="float">
            <text:p>1.829</text:p>
          </table:table-cell>
          <table:table-cell table:formula="of:=[.I15]/[.G15]" office:value-type="float" office:value="0.064" calcext:value-type="float">
            <text:p>0.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32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office:value-type="float" office:value="143039235" calcext:value-type="float">
            <text:p>143039235</text:p>
          </table:table-cell>
          <table:table-cell office:value-type="float" office:value="696" calcext:value-type="float">
            <text:p>696</text:p>
          </table:table-cell>
          <table:table-cell office:value-type="float" office:value="967.2" calcext:value-type="float">
            <text:p>967.2</text:p>
          </table:table-cell>
          <table:table-cell office:value-type="float" office:value="289.43" calcext:value-type="float">
            <text:p>289.43</text:p>
          </table:table-cell>
          <table:table-cell table:formula="of:=[.H16]/[.G16]" office:value-type="float" office:value="1.38965517241379" calcext:value-type="float">
            <text:p>1.38965517241379</text:p>
          </table:table-cell>
          <table:table-cell table:formula="of:=[.I16]/[.G16]" office:value-type="float" office:value="0.415847701149425" calcext:value-type="float">
            <text:p>0.4158477011494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orization14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135" calcext:value-type="float">
            <text:p>1135</text:p>
          </table:table-cell>
          <table:table-cell office:value-type="float" office:value="41593424" calcext:value-type="float">
            <text:p>41593424</text:p>
          </table:table-cell>
          <table:table-cell office:value-type="float" office:value="2611" calcext:value-type="float">
            <text:p>2611</text:p>
          </table:table-cell>
          <table:table-cell office:value-type="float" office:value="7106.784" calcext:value-type="float">
            <text:p>7106.784</text:p>
          </table:table-cell>
          <table:table-cell office:value-type="float" office:value="89.306" calcext:value-type="float">
            <text:p>89.306</text:p>
          </table:table-cell>
          <table:table-cell table:formula="of:=[.H17]/[.G17]" office:value-type="float" office:value="2.72186288778246" calcext:value-type="float">
            <text:p>2.72186288778246</text:p>
          </table:table-cell>
          <table:table-cell table:formula="of:=[.I17]/[.G17]" office:value-type="float" office:value="0.0342037533512064" calcext:value-type="float">
            <text:p>0.0342037533512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lsequ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float" office:value="149325696" calcext:value-type="float">
            <text:p>149325696</text:p>
          </table:table-cell>
          <table:table-cell office:value-type="float" office:value="522" calcext:value-type="float">
            <text:p>522</text:p>
          </table:table-cell>
          <table:table-cell office:value-type="float" office:value="198.065" calcext:value-type="float">
            <text:p>198.065</text:p>
          </table:table-cell>
          <table:table-cell office:value-type="float" office:value="1783.117" calcext:value-type="float">
            <text:p>1783.117</text:p>
          </table:table-cell>
          <table:table-cell table:formula="of:=[.H18]/[.G18]" office:value-type="float" office:value="0.379434865900383" calcext:value-type="float">
            <text:p>0.379434865900383</text:p>
          </table:table-cell>
          <table:table-cell table:formula="of:=[.I18]/[.G18]" office:value-type="float" office:value="3.41593295019157" calcext:value-type="float">
            <text:p>3.415932950191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ueque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4" calcext:value-type="float">
            <text:p>0.004</text:p>
          </table:table-cell>
          <table:table-cell table:formula="of:=[.H19]/[.G19]" office:value-type="float" office:value="0.0082" calcext:value-type="float">
            <text:p>0.0082</text:p>
          </table:table-cell>
          <table:table-cell table:formula="of:=[.I19]/[.G19]"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torization16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68" calcext:value-type="float">
            <text:p>468</text:p>
          </table:table-cell>
          <table:table-cell office:value-type="float" office:value="56603920" calcext:value-type="float">
            <text:p>56603920</text:p>
          </table:table-cell>
          <table:table-cell office:value-type="float" office:value="998" calcext:value-type="float">
            <text:p>998</text:p>
          </table:table-cell>
          <table:table-cell office:value-type="float" office:value="7083.03" calcext:value-type="float">
            <text:p>7083.03</text:p>
          </table:table-cell>
          <table:table-cell office:value-type="float" office:value="106.72" calcext:value-type="float">
            <text:p>106.72</text:p>
          </table:table-cell>
          <table:table-cell table:formula="of:=[.H20]/[.G20]" office:value-type="float" office:value="7.0972244488978" calcext:value-type="float">
            <text:p>7.0972244488978</text:p>
          </table:table-cell>
          <table:table-cell table:formula="of:=[.I20]/[.G20]" office:value-type="float" office:value="0.106933867735471" calcext:value-type="float">
            <text:p>0.1069338677354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64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445615" calcext:value-type="float">
            <text:p>445615</text:p>
          </table:table-cell>
          <table:table-cell office:value-type="float" office:value="2244" calcext:value-type="float">
            <text:p>2244</text:p>
          </table:table-cell>
          <table:table-cell office:value-type="float" office:value="207.257" calcext:value-type="float">
            <text:p>207.257</text:p>
          </table:table-cell>
          <table:table-cell office:value-type="float" office:value="25.534" calcext:value-type="float">
            <text:p>25.534</text:p>
          </table:table-cell>
          <table:table-cell table:formula="of:=[.H21]/[.G21]" office:value-type="float" office:value="0.0923605169340464" calcext:value-type="float">
            <text:p>0.0923605169340464</text:p>
          </table:table-cell>
          <table:table-cell table:formula="of:=[.I21]/[.G21]" office:value-type="float" office:value="0.0113787878787879" calcext:value-type="float">
            <text:p>0.0113787878787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query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95" calcext:value-type="float">
            <text:p>5.595</text:p>
          </table:table-cell>
          <table:table-cell office:value-type="float" office:value="0.008" calcext:value-type="float">
            <text:p>0.008</text:p>
          </table:table-cell>
          <table:table-cell table:formula="of:=[.H22]/[.G22]" office:value-type="float" office:value="2.7975" calcext:value-type="float">
            <text:p>2.7975</text:p>
          </table:table-cell>
          <table:table-cell table:formula="of:=[.I22]/[.G22]" office:value-type="float" office:value="0.004" calcext:value-type="float">
            <text:p>0.0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query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46" calcext:value-type="float">
            <text:p>5.346</text:p>
          </table:table-cell>
          <table:table-cell office:value-type="float" office:value="0.008" calcext:value-type="float">
            <text:p>0.008</text:p>
          </table:table-cell>
          <table:table-cell table:formula="of:=[.H23]/[.G23]" office:value-type="float" office:value="2.673" calcext:value-type="float">
            <text:p>2.673</text:p>
          </table:table-cell>
          <table:table-cell table:formula="of:=[.I23]/[.G23]" office:value-type="float" office:value="0.004" calcext:value-type="float">
            <text:p>0.004</text:p>
          </table:table-cell>
          <table:table-cell/>
          <table:table-cell office:value-type="string" calcext:value-type="string">
            <text:p>MucExploreTimePerMuc Vs NumV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xquery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75" calcext:value-type="float">
            <text:p>4.475</text:p>
          </table:table-cell>
          <table:table-cell office:value-type="float" office:value="0.036" calcext:value-type="float">
            <text:p>0.036</text:p>
          </table:table-cell>
          <table:table-cell table:formula="of:=[.H24]/[.G24]" office:value-type="float" office:value="2.2375" calcext:value-type="float">
            <text:p>2.2375</text:p>
          </table:table-cell>
          <table:table-cell table:formula="of:=[.I24]/[.G24]" office:value-type="float" office:value="0.018" calcext:value-type="float">
            <text:p>0.0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xquery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35" calcext:value-type="float">
            <text:p>4.135</text:p>
          </table:table-cell>
          <table:table-cell office:value-type="float" office:value="0.032" calcext:value-type="float">
            <text:p>0.032</text:p>
          </table:table-cell>
          <table:table-cell table:formula="of:=[.H25]/[.G25]" office:value-type="float" office:value="2.0675" calcext:value-type="float">
            <text:p>2.0675</text:p>
          </table:table-cell>
          <table:table-cell table:formula="of:=[.I25]/[.G25]" office:value-type="float" office:value="0.016" calcext:value-type="float">
            <text:p>0.0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query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76" calcext:value-type="float">
            <text:p>2.176</text:p>
          </table:table-cell>
          <table:table-cell office:value-type="float" office:value="0.04" calcext:value-type="float">
            <text:p>0.04</text:p>
          </table:table-cell>
          <table:table-cell table:formula="of:=[.H26]/[.G26]" office:value-type="float" office:value="1.088" calcext:value-type="float">
            <text:p>1.088</text:p>
          </table:table-cell>
          <table:table-cell table:formula="of:=[.I26]/[.G26]" office:value-type="float" office:value="0.02" calcext:value-type="float">
            <text:p>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query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6" calcext:value-type="float">
            <text:p>1.986</text:p>
          </table:table-cell>
          <table:table-cell office:value-type="float" office:value="0.04" calcext:value-type="float">
            <text:p>0.04</text:p>
          </table:table-cell>
          <table:table-cell table:formula="of:=[.H27]/[.G27]" office:value-type="float" office:value="0.993" calcext:value-type="float">
            <text:p>0.993</text:p>
          </table:table-cell>
          <table:table-cell table:formula="of:=[.I27]/[.G27]" office:value-type="float" office:value="0.02" calcext:value-type="float">
            <text:p>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2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178" calcext:value-type="float">
            <text:p>10.178</text:p>
          </table:table-cell>
          <table:table-cell office:value-type="float" office:value="0.06" calcext:value-type="float">
            <text:p>0.06</text:p>
          </table:table-cell>
          <table:table-cell table:formula="of:=[.H28]/[.G28]" office:value-type="float" office:value="3.39266666666667" calcext:value-type="float">
            <text:p>3.39266666666667</text:p>
          </table:table-cell>
          <table:table-cell table:formula="of:=[.I28]/[.G28]" office:value-type="float" office:value="0.02" calcext:value-type="float">
            <text:p>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2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072" calcext:value-type="float">
            <text:p>10.072</text:p>
          </table:table-cell>
          <table:table-cell office:value-type="float" office:value="0.056" calcext:value-type="float">
            <text:p>0.056</text:p>
          </table:table-cell>
          <table:table-cell table:formula="of:=[.H29]/[.G29]" office:value-type="float" office:value="3.35733333333333" calcext:value-type="float">
            <text:p>3.35733333333333</text:p>
          </table:table-cell>
          <table:table-cell table:formula="of:=[.I29]/[.G29]" office:value-type="float" office:value="0.0186666666666667" calcext:value-type="float">
            <text:p>0.01866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7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8.627" calcext:value-type="float">
            <text:p>378.627</text:p>
          </table:table-cell>
          <table:table-cell office:value-type="float" office:value="0.06" calcext:value-type="float">
            <text:p>0.06</text:p>
          </table:table-cell>
          <table:table-cell table:formula="of:=[.H30]/[.G30]" office:value-type="float" office:value="189.3135" calcext:value-type="float">
            <text:p>189.3135</text:p>
          </table:table-cell>
          <table:table-cell table:formula="of:=[.I30]/[.G30]"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7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2.475" calcext:value-type="float">
            <text:p>372.475</text:p>
          </table:table-cell>
          <table:table-cell office:value-type="float" office:value="0.055" calcext:value-type="float">
            <text:p>0.055</text:p>
          </table:table-cell>
          <table:table-cell table:formula="of:=[.H31]/[.G31]" office:value-type="float" office:value="186.2375" calcext:value-type="float">
            <text:p>186.2375</text:p>
          </table:table-cell>
          <table:table-cell table:formula="of:=[.I31]/[.G31]" office:value-type="float" office:value="0.0275" calcext:value-type="float">
            <text:p>0.02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2_query44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6.242" calcext:value-type="float">
            <text:p>266.242</text:p>
          </table:table-cell>
          <table:table-cell office:value-type="float" office:value="0.016" calcext:value-type="float">
            <text:p>0.016</text:p>
          </table:table-cell>
          <table:table-cell table:formula="of:=[.H32]/[.G32]" office:value-type="float" office:value="133.121" calcext:value-type="float">
            <text:p>133.121</text:p>
          </table:table-cell>
          <table:table-cell table:formula="of:=[.I32]/[.G32]" office:value-type="float" office:value="0.008" calcext:value-type="float">
            <text:p>0.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2_query44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2.769" calcext:value-type="float">
            <text:p>262.769</text:p>
          </table:table-cell>
          <table:table-cell office:value-type="float" office:value="0.02" calcext:value-type="float">
            <text:p>0.02</text:p>
          </table:table-cell>
          <table:table-cell table:formula="of:=[.H33]/[.G33]" office:value-type="float" office:value="131.3845" calcext:value-type="float">
            <text:p>131.3845</text:p>
          </table:table-cell>
          <table:table-cell table:formula="of:=[.I33]/[.G33]"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4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3.96" calcext:value-type="float">
            <text:p>843.96</text:p>
          </table:table-cell>
          <table:table-cell office:value-type="float" office:value="0.028" calcext:value-type="float">
            <text:p>0.028</text:p>
          </table:table-cell>
          <table:table-cell table:formula="of:=[.H34]/[.G34]" office:value-type="float" office:value="421.98" calcext:value-type="float">
            <text:p>421.98</text:p>
          </table:table-cell>
          <table:table-cell table:formula="of:=[.I34]/[.G34]" office:value-type="float" office:value="0.014" calcext:value-type="float">
            <text:p>0.0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4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8.067" calcext:value-type="float">
            <text:p>838.067</text:p>
          </table:table-cell>
          <table:table-cell office:value-type="float" office:value="0.028" calcext:value-type="float">
            <text:p>0.028</text:p>
          </table:table-cell>
          <table:table-cell table:formula="of:=[.H35]/[.G35]" office:value-type="float" office:value="419.0335" calcext:value-type="float">
            <text:p>419.0335</text:p>
          </table:table-cell>
          <table:table-cell table:formula="of:=[.I35]/[.G35]" office:value-type="float" office:value="0.014" calcext:value-type="float">
            <text:p>0.0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6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502" calcext:value-type="float">
            <text:p>8.502</text:p>
          </table:table-cell>
          <table:table-cell office:value-type="float" office:value="0.04" calcext:value-type="float">
            <text:p>0.04</text:p>
          </table:table-cell>
          <table:table-cell table:formula="of:=[.H36]/[.G36]" office:value-type="float" office:value="4.251" calcext:value-type="float">
            <text:p>4.251</text:p>
          </table:table-cell>
          <table:table-cell table:formula="of:=[.I36]/[.G36]" office:value-type="float" office:value="0.02" calcext:value-type="float">
            <text:p>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6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177" calcext:value-type="float">
            <text:p>8.177</text:p>
          </table:table-cell>
          <table:table-cell office:value-type="float" office:value="0.036" calcext:value-type="float">
            <text:p>0.036</text:p>
          </table:table-cell>
          <table:table-cell table:formula="of:=[.H37]/[.G37]" office:value-type="float" office:value="4.0885" calcext:value-type="float">
            <text:p>4.0885</text:p>
          </table:table-cell>
          <table:table-cell table:formula="of:=[.I37]/[.G37]" office:value-type="float" office:value="0.018" calcext:value-type="float">
            <text:p>0.0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128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float" office:value="102036801" calcext:value-type="float">
            <text:p>102036801</text:p>
          </table:table-cell>
          <table:table-cell office:value-type="float" office:value="13" calcext:value-type="float">
            <text:p>13</text:p>
          </table:table-cell>
          <table:table-cell office:value-type="float" office:value="73.273" calcext:value-type="float">
            <text:p>73.273</text:p>
          </table:table-cell>
          <table:table-cell office:value-type="float" office:value="240.058" calcext:value-type="float">
            <text:p>240.058</text:p>
          </table:table-cell>
          <table:table-cell table:formula="of:=[.H38]/[.G38]" office:value-type="float" office:value="5.63638461538462" calcext:value-type="float">
            <text:p>5.63638461538462</text:p>
          </table:table-cell>
          <table:table-cell table:formula="of:=[.I38]/[.G38]" office:value-type="float" office:value="18.466" calcext:value-type="float">
            <text:p>18.4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3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" calcext:value-type="float">
            <text:p>0.04</text:p>
          </table:table-cell>
          <table:table-cell table:formula="of:=[.H39]/[.G39]" office:value-type="float" office:value="0.3915" calcext:value-type="float">
            <text:p>0.3915</text:p>
          </table:table-cell>
          <table:table-cell table:formula="of:=[.I39]/[.G39]" office:value-type="float" office:value="0.02" calcext:value-type="float">
            <text:p>0.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4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93" calcext:value-type="float">
            <text:p>0.193</text:p>
          </table:table-cell>
          <table:table-cell office:value-type="float" office:value="0.02" calcext:value-type="float">
            <text:p>0.02</text:p>
          </table:table-cell>
          <table:table-cell table:formula="of:=[.H40]/[.G40]" office:value-type="float" office:value="0.0643333333333333" calcext:value-type="float">
            <text:p>0.0643333333333333</text:p>
          </table:table-cell>
          <table:table-cell table:formula="of:=[.I40]/[.G40]" office:value-type="float" office:value="0.00666666666666667" calcext:value-type="float">
            <text:p>0.006666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256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float" office:value="78" calcext:value-type="float">
            <text:p>78</text:p>
          </table:table-cell>
          <table:table-cell office:value-type="float" office:value="163934170" calcext:value-type="float">
            <text:p>163934170</text:p>
          </table:table-cell>
          <table:table-cell office:value-type="float" office:value="286" calcext:value-type="float">
            <text:p>286</text:p>
          </table:table-cell>
          <table:table-cell office:value-type="float" office:value="254.634" calcext:value-type="float">
            <text:p>254.634</text:p>
          </table:table-cell>
          <table:table-cell office:value-type="float" office:value="368.233" calcext:value-type="float">
            <text:p>368.233</text:p>
          </table:table-cell>
          <table:table-cell table:formula="of:=[.H41]/[.G41]" office:value-type="float" office:value="0.890328671328671" calcext:value-type="float">
            <text:p>0.890328671328671</text:p>
          </table:table-cell>
          <table:table-cell table:formula="of:=[.I41]/[.G41]" office:value-type="float" office:value="1.28752797202797" calcext:value-type="float">
            <text:p>1.28752797202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vial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78" calcext:value-type="float">
            <text:p>6.578</text:p>
          </table:table-cell>
          <table:table-cell office:value-type="float" office:value="0.328" calcext:value-type="float">
            <text:p>0.328</text:p>
          </table:table-cell>
          <table:table-cell table:formula="of:=[.H42]/[.G42]" office:value-type="float" office:value="1.6445" calcext:value-type="float">
            <text:p>1.6445</text:p>
          </table:table-cell>
          <table:table-cell table:formula="of:=[.I42]/[.G42]" office:value-type="float" office:value="0.082" calcext:value-type="float">
            <text:p>0.0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vial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368" calcext:value-type="float">
            <text:p>6.368</text:p>
          </table:table-cell>
          <table:table-cell office:value-type="float" office:value="0.328" calcext:value-type="float">
            <text:p>0.328</text:p>
          </table:table-cell>
          <table:table-cell table:formula="of:=[.H43]/[.G43]" office:value-type="float" office:value="1.592" calcext:value-type="float">
            <text:p>1.592</text:p>
          </table:table-cell>
          <table:table-cell table:formula="of:=[.I43]/[.G43]" office:value-type="float" office:value="0.082" calcext:value-type="float">
            <text:p>0.0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ivil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013" calcext:value-type="float">
            <text:p>10.013</text:p>
          </table:table-cell>
          <table:table-cell office:value-type="float" office:value="0.108" calcext:value-type="float">
            <text:p>0.108</text:p>
          </table:table-cell>
          <table:table-cell table:formula="of:=[.H44]/[.G44]" office:value-type="float" office:value="5.0065" calcext:value-type="float">
            <text:p>5.0065</text:p>
          </table:table-cell>
          <table:table-cell table:formula="of:=[.I44]/[.G44]" office:value-type="float" office:value="0.054" calcext:value-type="float">
            <text:p>0.0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ivil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279" calcext:value-type="float">
            <text:p>9.279</text:p>
          </table:table-cell>
          <table:table-cell office:value-type="float" office:value="0.092" calcext:value-type="float">
            <text:p>0.092</text:p>
          </table:table-cell>
          <table:table-cell table:formula="of:=[.H45]/[.G45]" office:value-type="float" office:value="4.6395" calcext:value-type="float">
            <text:p>4.6395</text:p>
          </table:table-cell>
          <table:table-cell table:formula="of:=[.I45]/[.G45]" office:value-type="float" office:value="0.046" calcext:value-type="float">
            <text:p>0.046</text:p>
          </table:table-cell>
          <table:table-cell/>
          <table:table-cell office:value-type="string" calcext:value-type="string">
            <text:p>MucProcessTime Vs NumV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ry15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98" calcext:value-type="float">
            <text:p>3.798</text:p>
          </table:table-cell>
          <table:table-cell office:value-type="float" office:value="0.056" calcext:value-type="float">
            <text:p>0.056</text:p>
          </table:table-cell>
          <table:table-cell table:formula="of:=[.H46]/[.G46]" office:value-type="float" office:value="1.899" calcext:value-type="float">
            <text:p>1.899</text:p>
          </table:table-cell>
          <table:table-cell table:formula="of:=[.I46]/[.G46]" office:value-type="float" office:value="0.028" calcext:value-type="float">
            <text:p>0.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6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697" calcext:value-type="float">
            <text:p>2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92.488" calcext:value-type="float">
            <text:p>3292.488</text:p>
          </table:table-cell>
          <table:table-cell office:value-type="float" office:value="0.229" calcext:value-type="float">
            <text:p>0.229</text:p>
          </table:table-cell>
          <table:table-cell table:formula="of:=[.H47]/[.G47]" office:value-type="float" office:value="1646.244" calcext:value-type="float">
            <text:p>1646.244</text:p>
          </table:table-cell>
          <table:table-cell table:formula="of:=[.I47]/[.G47]" office:value-type="float" office:value="0.1145" calcext:value-type="float">
            <text:p>0.11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6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697" calcext:value-type="float">
            <text:p>2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1.965" calcext:value-type="float">
            <text:p>3281.965</text:p>
          </table:table-cell>
          <table:table-cell office:value-type="float" office:value="0.256" calcext:value-type="float">
            <text:p>0.256</text:p>
          </table:table-cell>
          <table:table-cell table:formula="of:=[.H48]/[.G48]" office:value-type="float" office:value="1640.9825" calcext:value-type="float">
            <text:p>1640.9825</text:p>
          </table:table-cell>
          <table:table-cell table:formula="of:=[.I48]/[.G48]" office:value-type="float" office:value="0.128" calcext:value-type="float">
            <text:p>0.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30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2708" calcext:value-type="float">
            <text:p>2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96" calcext:value-type="float">
            <text:p>3.096</text:p>
          </table:table-cell>
          <table:table-cell office:value-type="float" office:value="0.052" calcext:value-type="float">
            <text:p>0.052</text:p>
          </table:table-cell>
          <table:table-cell table:formula="of:=[.H49]/[.G49]" office:value-type="float" office:value="1.548" calcext:value-type="float">
            <text:p>1.548</text:p>
          </table:table-cell>
          <table:table-cell table:formula="of:=[.I49]/[.G49]" office:value-type="float" office:value="0.026" calcext:value-type="float">
            <text:p>0.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7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6.793" calcext:value-type="float">
            <text:p>3286.793</text:p>
          </table:table-cell>
          <table:table-cell office:value-type="float" office:value="0.46" calcext:value-type="float">
            <text:p>0.46</text:p>
          </table:table-cell>
          <table:table-cell table:formula="of:=[.H50]/[.G50]" office:value-type="float" office:value="1643.3965" calcext:value-type="float">
            <text:p>1643.3965</text:p>
          </table:table-cell>
          <table:table-cell table:formula="of:=[.I50]/[.G50]"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7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2.519" calcext:value-type="float">
            <text:p>3282.519</text:p>
          </table:table-cell>
          <table:table-cell office:value-type="float" office:value="0.46" calcext:value-type="float">
            <text:p>0.46</text:p>
          </table:table-cell>
          <table:table-cell table:formula="of:=[.H51]/[.G51]" office:value-type="float" office:value="1641.2595" calcext:value-type="float">
            <text:p>1641.2595</text:p>
          </table:table-cell>
          <table:table-cell table:formula="of:=[.I51]/[.G51]"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7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21" calcext:value-type="float">
            <text:p>3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856" calcext:value-type="float">
            <text:p>27.856</text:p>
          </table:table-cell>
          <table:table-cell office:value-type="float" office:value="0.136" calcext:value-type="float">
            <text:p>0.136</text:p>
          </table:table-cell>
          <table:table-cell table:formula="of:=[.H52]/[.G52]" office:value-type="float" office:value="13.928" calcext:value-type="float">
            <text:p>13.928</text:p>
          </table:table-cell>
          <table:table-cell table:formula="of:=[.I52]/[.G52]" office:value-type="float" office:value="0.068" calcext:value-type="float">
            <text:p>0.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7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21" calcext:value-type="float">
            <text:p>3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.807" calcext:value-type="float">
            <text:p>27.807</text:p>
          </table:table-cell>
          <table:table-cell office:value-type="float" office:value="0.132" calcext:value-type="float">
            <text:p>0.132</text:p>
          </table:table-cell>
          <table:table-cell table:formula="of:=[.H53]/[.G53]" office:value-type="float" office:value="13.9035" calcext:value-type="float">
            <text:p>13.9035</text:p>
          </table:table-cell>
          <table:table-cell table:formula="of:=[.I53]/[.G53]" office:value-type="float" office:value="0.066" calcext:value-type="float">
            <text:p>0.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1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25" calcext:value-type="float">
            <text:p>32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2.87" calcext:value-type="float">
            <text:p>3512.87</text:p>
          </table:table-cell>
          <table:table-cell office:value-type="float" office:value="2.137" calcext:value-type="float">
            <text:p>2.137</text:p>
          </table:table-cell>
          <table:table-cell table:formula="of:=[.H54]/[.G54]" office:value-type="float" office:value="1170.95666666667" calcext:value-type="float">
            <text:p>1170.95666666667</text:p>
          </table:table-cell>
          <table:table-cell table:formula="of:=[.I54]/[.G54]" office:value-type="float" office:value="0.712333333333333" calcext:value-type="float">
            <text:p>0.7123333333333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21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25" calcext:value-type="float">
            <text:p>32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69.519" calcext:value-type="float">
            <text:p>3469.519</text:p>
          </table:table-cell>
          <table:table-cell office:value-type="float" office:value="2.139" calcext:value-type="float">
            <text:p>2.139</text:p>
          </table:table-cell>
          <table:table-cell table:formula="of:=[.H55]/[.G55]" office:value-type="float" office:value="1156.50633333333" calcext:value-type="float">
            <text:p>1156.50633333333</text:p>
          </table:table-cell>
          <table:table-cell table:formula="of:=[.I55]/[.G55]"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512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53" calcext:value-type="float">
            <text:p>3253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5.473" calcext:value-type="float">
            <text:p>25.473</text:p>
          </table:table-cell>
          <table:table-cell office:value-type="float" office:value="0.356" calcext:value-type="float">
            <text:p>0.356</text:p>
          </table:table-cell>
          <table:table-cell table:formula="of:=[.H56]/[.G56]" office:value-type="float" office:value="3.639" calcext:value-type="float">
            <text:p>3.639</text:p>
          </table:table-cell>
          <table:table-cell table:formula="of:=[.I56]/[.G56]" office:value-type="float" office:value="0.0508571428571429" calcext:value-type="float">
            <text:p>0.0508571428571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danceService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.143" calcext:value-type="float">
            <text:p>35.143</text:p>
          </table:table-cell>
          <table:table-cell office:value-type="float" office:value="0.116" calcext:value-type="float">
            <text:p>0.116</text:p>
          </table:table-cell>
          <table:table-cell table:formula="of:=[.H57]/[.G57]" office:value-type="float" office:value="17.5715" calcext:value-type="float">
            <text:p>17.5715</text:p>
          </table:table-cell>
          <table:table-cell table:formula="of:=[.I57]/[.G57]" office:value-type="float" office:value="0.058" calcext:value-type="float">
            <text:p>0.0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danceService2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616" calcext:value-type="float">
            <text:p>34.616</text:p>
          </table:table-cell>
          <table:table-cell office:value-type="float" office:value="0.113" calcext:value-type="float">
            <text:p>0.113</text:p>
          </table:table-cell>
          <table:table-cell table:formula="of:=[.H58]/[.G58]" office:value-type="float" office:value="17.308" calcext:value-type="float">
            <text:p>17.308</text:p>
          </table:table-cell>
          <table:table-cell table:formula="of:=[.I58]/[.G58]" office:value-type="float" office:value="0.0565" calcext:value-type="float">
            <text:p>0.05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danceService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589" calcext:value-type="float">
            <text:p>34.589</text:p>
          </table:table-cell>
          <table:table-cell office:value-type="float" office:value="0.12" calcext:value-type="float">
            <text:p>0.12</text:p>
          </table:table-cell>
          <table:table-cell table:formula="of:=[.H59]/[.G59]" office:value-type="float" office:value="17.2945" calcext:value-type="float">
            <text:p>17.2945</text:p>
          </table:table-cell>
          <table:table-cell table:formula="of:=[.I59]/[.G59]" office:value-type="float" office:value="0.06" calcext:value-type="float">
            <text:p>0.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uidanceService2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263" calcext:value-type="float">
            <text:p>3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678" calcext:value-type="float">
            <text:p>33.678</text:p>
          </table:table-cell>
          <table:table-cell office:value-type="float" office:value="0.115" calcext:value-type="float">
            <text:p>0.115</text:p>
          </table:table-cell>
          <table:table-cell table:formula="of:=[.H60]/[.G60]" office:value-type="float" office:value="16.839" calcext:value-type="float">
            <text:p>16.839</text:p>
          </table:table-cell>
          <table:table-cell table:formula="of:=[.I60]/[.G60]" office:value-type="float" office:value="0.0575" calcext:value-type="float">
            <text:p>0.05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8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591" calcext:value-type="float">
            <text:p>3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53.115" calcext:value-type="float">
            <text:p>1953.115</text:p>
          </table:table-cell>
          <table:table-cell office:value-type="float" office:value="1.118" calcext:value-type="float">
            <text:p>1.118</text:p>
          </table:table-cell>
          <table:table-cell table:formula="of:=[.H61]/[.G61]" office:value-type="float" office:value="976.5575" calcext:value-type="float">
            <text:p>976.5575</text:p>
          </table:table-cell>
          <table:table-cell table:formula="of:=[.I61]/[.G61]" office:value-type="float" office:value="0.559" calcext:value-type="float">
            <text:p>0.5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8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3591" calcext:value-type="float">
            <text:p>35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47.812" calcext:value-type="float">
            <text:p>1947.812</text:p>
          </table:table-cell>
          <table:table-cell office:value-type="float" office:value="1.126" calcext:value-type="float">
            <text:p>1.126</text:p>
          </table:table-cell>
          <table:table-cell table:formula="of:=[.H62]/[.G62]" office:value-type="float" office:value="973.906" calcext:value-type="float">
            <text:p>973.906</text:p>
          </table:table-cell>
          <table:table-cell table:formula="of:=[.I62]/[.G62]" office:value-type="float" office:value="0.563" calcext:value-type="float">
            <text:p>0.5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9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4038" calcext:value-type="float">
            <text:p>4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51.341" calcext:value-type="float">
            <text:p>3851.341</text:p>
          </table:table-cell>
          <table:table-cell office:value-type="float" office:value="1.116" calcext:value-type="float">
            <text:p>1.116</text:p>
          </table:table-cell>
          <table:table-cell table:formula="of:=[.H63]/[.G63]" office:value-type="float" office:value="1925.6705" calcext:value-type="float">
            <text:p>1925.6705</text:p>
          </table:table-cell>
          <table:table-cell table:formula="of:=[.I63]/[.G63]" office:value-type="float" office:value="0.558" calcext:value-type="float">
            <text:p>0.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rtnetsort7.AE.stepl.009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4038" calcext:value-type="float">
            <text:p>4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8.32" calcext:value-type="float">
            <text:p>3628.32</text:p>
          </table:table-cell>
          <table:table-cell office:value-type="float" office:value="1.107" calcext:value-type="float">
            <text:p>1.107</text:p>
          </table:table-cell>
          <table:table-cell table:formula="of:=[.H64]/[.G64]" office:value-type="float" office:value="1814.16" calcext:value-type="float">
            <text:p>1814.16</text:p>
          </table:table-cell>
          <table:table-cell table:formula="of:=[.I64]/[.G64]" office:value-type="float" office:value="0.5535" calcext:value-type="float">
            <text:p>0.55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erServiceImpl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4042" calcext:value-type="float">
            <text:p>4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21.921" calcext:value-type="float">
            <text:p>2721.921</text:p>
          </table:table-cell>
          <table:table-cell office:value-type="float" office:value="0.18" calcext:value-type="float">
            <text:p>0.18</text:p>
          </table:table-cell>
          <table:table-cell table:formula="of:=[.H65]/[.G65]" office:value-type="float" office:value="1360.9605" calcext:value-type="float">
            <text:p>1360.9605</text:p>
          </table:table-cell>
          <table:table-cell table:formula="of:=[.I65]/[.G65]" office:value-type="float" office:value="0.09" calcext:value-type="float">
            <text:p>0.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claftp4001_all_bit_differing_from_cycle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4975" calcext:value-type="float">
            <text:p>4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7.003" calcext:value-type="float">
            <text:p>1177.003</text:p>
          </table:table-cell>
          <table:table-cell office:value-type="float" office:value="1.363" calcext:value-type="float">
            <text:p>1.363</text:p>
          </table:table-cell>
          <table:table-cell table:formula="of:=[.H66]/[.G66]" office:value-type="float" office:value="588.5015" calcext:value-type="float">
            <text:p>588.5015</text:p>
          </table:table-cell>
          <table:table-cell table:formula="of:=[.I66]/[.G66]" office:value-type="float" office:value="0.6815" calcext:value-type="float">
            <text:p>0.68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claftp4001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4975" calcext:value-type="float">
            <text:p>4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44.455" calcext:value-type="float">
            <text:p>1144.455</text:p>
          </table:table-cell>
          <table:table-cell office:value-type="float" office:value="1.284" calcext:value-type="float">
            <text:p>1.284</text:p>
          </table:table-cell>
          <table:table-cell table:formula="of:=[.H67]/[.G67]" office:value-type="float" office:value="572.2275" calcext:value-type="float">
            <text:p>572.2275</text:p>
          </table:table-cell>
          <table:table-cell table:formula="of:=[.I67]/[.G67]" office:value-type="float" office:value="0.642" calcext:value-type="float">
            <text:p>0.6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1024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6498" calcext:value-type="float">
            <text:p>6498</text:p>
          </table:table-cell>
          <table:table-cell office:value-type="float" office:value="38" calcext:value-type="float">
            <text:p>38</text:p>
          </table:table-cell>
          <table:table-cell office:value-type="float" office:value="128379535" calcext:value-type="float">
            <text:p>128379535</text:p>
          </table:table-cell>
          <table:table-cell office:value-type="float" office:value="83" calcext:value-type="float">
            <text:p>83</text:p>
          </table:table-cell>
          <table:table-cell office:value-type="float" office:value="642.048" calcext:value-type="float">
            <text:p>642.048</text:p>
          </table:table-cell>
          <table:table-cell office:value-type="float" office:value="276.629" calcext:value-type="float">
            <text:p>276.629</text:p>
          </table:table-cell>
          <table:table-cell table:formula="of:=[.H68]/[.G68]" office:value-type="float" office:value="7.73551807228916" calcext:value-type="float">
            <text:p>7.73551807228916</text:p>
          </table:table-cell>
          <table:table-cell table:formula="of:=[.I68]/[.G68]" office:value-type="float" office:value="3.33287951807229" calcext:value-type="float">
            <text:p>3.33287951807229</text:p>
          </table:table-cell>
          <table:table-cell/>
          <table:table-cell office:value-type="string" calcext:value-type="string">
            <text:p>MucProcessTimePerMuc Vs NumV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ery08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9823" calcext:value-type="float">
            <text:p>98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9.271" calcext:value-type="float">
            <text:p>1589.271</text:p>
          </table:table-cell>
          <table:table-cell office:value-type="float" office:value="3.519" calcext:value-type="float">
            <text:p>3.519</text:p>
          </table:table-cell>
          <table:table-cell table:formula="of:=[.H69]/[.G69]" office:value-type="float" office:value="794.6355" calcext:value-type="float">
            <text:p>794.6355</text:p>
          </table:table-cell>
          <table:table-cell table:formula="of:=[.I69]/[.G69]" office:value-type="float" office:value="1.7595" calcext:value-type="float">
            <text:p>1.7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ery08_query42_1344n.qdimacs</text:p>
          </table:table-cell>
          <table:table-cell office:value-type="string" calcext:value-type="string">
            <text:p>4_SomeMusFound</text:p>
          </table:table-cell>
          <table:table-cell/>
          <table:table-cell office:value-type="float" office:value="9823" calcext:value-type="float">
            <text:p>98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0.407" calcext:value-type="float">
            <text:p>1540.407</text:p>
          </table:table-cell>
          <table:table-cell office:value-type="float" office:value="3.211" calcext:value-type="float">
            <text:p>3.211</text:p>
          </table:table-cell>
          <table:table-cell table:formula="of:=[.H70]/[.G70]" office:value-type="float" office:value="770.2035" calcext:value-type="float">
            <text:p>770.2035</text:p>
          </table:table-cell>
          <table:table-cell table:formula="of:=[.I70]/[.G70]" office:value-type="float" office:value="1.6055" calcext:value-type="float">
            <text:p>1.6055</text:p>
          </table:table-cell>
          <table:table-cell table:number-columns-repeated="13"/>
        </table:table-row>
        <table:table-row table:style-name="ro1" table:number-rows-repeated="95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1" table:target-range-address="Data.A1:Data.S907">
          <table:sort>
            <table:sort-by table:field-number="4" table:data-type="automatic"/>
          </table:sort>
        </table:database-range>
        <table:database-range table:name="__Anonymous_Sheet_DB__2" table:target-range-address="Solution_Status.E5:Solution_Status.E910" table:contains-header="false"/>
        <table:database-range table:name="__Anonymous_Sheet_DB__3" table:target-range-address="MusTool.A1:MusTool.I88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16:54:01.166521870</dc:date>
    <meta:editing-duration>PT24M45S</meta:editing-duration>
    <meta:editing-cycles>7</meta:editing-cycles>
    <meta:generator>LibreOffice/7.3.7.2$Linux_X86_64 LibreOffice_project/30$Build-2</meta:generator>
    <meta:document-statistic meta:table-count="4" meta:cell-count="1422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circle" chart:style-name="ch1">
        <chart:legend chart:legend-position="end" svg:x="12.036cm" svg:y="3.208cm" style:legend-expansion="high" chart:style-name="ch2"/>
        <chart:plot-area chart:style-name="ch3" table:cell-range-address="Solution_Status.C4:Solution_Status.D9" chart:data-source-has-labels="both" svg:x="0.319cm" svg:y="0.18cm" svg:width="11.398cm" svg:height="8.646cm">
          <chart:coordinate-region svg:x="1.695cm" svg:y="0.181cm" svg:width="8.645cm" svg:height="8.645cm"/>
          <chart:axis chart:dimension="x" chart:name="primary-x" chart:style-name="ch4" chartooo:axis-type="auto">
            <chartooo:date-scale/>
            <chart:categories table:cell-range-address="Solution_Status.C5:Solution_Status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lution_Status.D5:Solution_Status.D9" chart:label-cell-address="Solution_Status.D4:Solution_Status.D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olution_Status.D4:Solution_Statu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_Solved</text:p>
                <draw:g>
                  <svg:desc>Solution_Status.C5:Solution_Status.C9</svg:desc>
                </draw:g>
              </table:table-cell>
              <table:table-cell office:value-type="float" office:value="24">
                <text:p>24</text:p>
                <draw:g>
                  <svg:desc>Solution_Status.D5:Solution_Status.D9</svg:desc>
                </draw:g>
              </table:table-cell>
            </table:table-row>
            <table:table-row>
              <table:table-cell office:value-type="string">
                <text:p>4_SomeMusFound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_NoMusFound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_FactorGraphFail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_BddMergeFailed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99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74cm" svg:height="9.005cm" xlink:href=".." xlink:type="simple" chart:class="chart:scatter" chart:style-name="ch1">
        <chart:title svg:x="4.46cm" svg:y="0.316cm" chart:style-name="ch2">
          <text:p>MUS Explore Time v/s Num Vars</text:p>
        </chart:title>
        <chart:plot-area chart:style-name="ch3" table:cell-range-address="MusTool.A1:MusTool.C70 MusTool.D2:MusTool.D70 MusTool.H1:MusTool.H70" chart:data-source-has-labels="both" svg:x="1.324cm" svg:y="1.275cm" svg:width="14.037cm" svg:height="6.569cm">
          <chart:coordinate-region svg:x="2.316cm" svg:y="1.475cm" svg:width="12.58cm" svg:height="5.722cm"/>
          <chart:axis chart:dimension="x" chart:name="primary-x" chart:style-name="ch4" chartooo:axis-type="auto">
            <chart:title svg:x="7.61cm" svg:y="8.024cm" chart:style-name="ch5">
              <text:p>NumVars</text:p>
            </chart:title>
            <chart:categories table:cell-range-address="MusTool.A2:MusTool.C70"/>
          </chart:axis>
          <chart:axis chart:dimension="y" chart:name="primary-y" chart:style-name="ch6">
            <chart:title svg:x="0.451cm" svg:y="5.608cm" chart:style-name="ch7">
              <text:p>MucProcTime</text:p>
            </chart:title>
            <chart:grid chart:style-name="ch8" chart:class="major"/>
          </chart:axis>
          <chart:series chart:style-name="ch9" chart:values-cell-range-address="MusTool.H2:MusTool.H70" chart:label-cell-address="MusTool.H1:MusTool.H1" chart:class="chart:scatter">
            <chart:domain table:cell-range-address="MusTool.D2:MusTool.D70"/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Time</text:p>
                <draw:g>
                  <svg:desc>MusTool.H1:MusToo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torization8.qdimacs 5_Solved Y</text:p>
                <text:list>
                  <text:list-item>
                    <text:p>factorization8.qdimacs</text:p>
                  </text:list-item>
                  <text:list-item>
                    <text:p>5_Solved</text:p>
                  </text:list-item>
                  <text:list-item>
                    <text:p>Y</text:p>
                  </text:list-item>
                </text:list>
                <draw:g>
                  <svg:desc>MusTool.A2:MusTool.C70</svg:desc>
                </draw:g>
              </table:table-cell>
              <table:table-cell office:value-type="float" office:value="95">
                <text:p>95</text:p>
                <draw:g>
                  <svg:desc>MusTool.D2:MusTool.D70</svg:desc>
                </draw:g>
              </table:table-cell>
              <table:table-cell office:value-type="float" office:value="6.514">
                <text:p>6.514</text:p>
                <draw:g>
                  <svg:desc>MusTool.H2:MusTool.H70</svg:desc>
                </draw:g>
              </table:table-cell>
            </table:table-row>
            <table:table-row>
              <table:table-cell office:value-type="string">
                <text:p>factorization10.qdimacs 5_Solved Y</text:p>
                <text:list>
                  <text:list-item>
                    <text:p>factorization10.qdimacs</text:p>
                  </text:list-item>
                  <text:list-item>
                    <text:p>5_Solved</text:p>
                  </text:list-item>
                  <text:list-item>
                    <text:p>Y</text:p>
                  </text:list-item>
                </text:list>
              </table:table-cell>
              <table:table-cell office:value-type="float" office:value="151">
                <text:p>151</text:p>
              </table:table-cell>
              <table:table-cell office:value-type="float" office:value="151.218">
                <text:p>151.218</text:p>
              </table:table-cell>
            </table:table-row>
            <table:table-row>
              <table:table-cell office:value-type="string">
                <text:p>factorization12.qdimacs 5_Solved Y</text:p>
                <text:list>
                  <text:list-item>
                    <text:p>factorization12.qdimacs</text:p>
                  </text:list-item>
                  <text:list-item>
                    <text:p>5_Solved</text:p>
                  </text:list-item>
                  <text:list-item>
                    <text:p>Y</text:p>
                  </text:list-item>
                </text:list>
              </table:table-cell>
              <table:table-cell office:value-type="float" office:value="219">
                <text:p>219</text:p>
              </table:table-cell>
              <table:table-cell office:value-type="float" office:value="3991.155">
                <text:p>3991.155</text:p>
              </table:table-cell>
            </table:table-row>
            <table:table-row>
              <table:table-cell office:value-type="string">
                <text:p>small-dyn-partition-fixpoint-1.qdimacs 4_SomeMusFound</text:p>
                <text:list>
                  <text:list-item>
                    <text:p>small-dyn-partition-fixpoint-1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  <table:table-cell office:value-type="float" office:value="14.916">
                <text:p>14.916</text:p>
              </table:table-cell>
            </table:table-row>
            <table:table-row>
              <table:table-cell office:value-type="string">
                <text:p>Q_2-3_v-80-100_r-13.2.qdimacs 4_SomeMusFound</text:p>
                <text:list>
                  <text:list-item>
                    <text:p>Q_2-3_v-80-100_r-13.2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470.231">
                <text:p>470.231</text:p>
              </table:table-cell>
            </table:table-row>
            <table:table-row>
              <table:table-cell office:value-type="string">
                <text:p>Q_2-3_v-80-100_r-13.8.qdimacs 4_SomeMusFound</text:p>
                <text:list>
                  <text:list-item>
                    <text:p>Q_2-3_v-80-100_r-13.8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417.983">
                <text:p>417.983</text:p>
              </table:table-cell>
            </table:table-row>
            <table:table-row>
              <table:table-cell office:value-type="string">
                <text:p>Q_2-3_v-80-100_r-13.9.qdimacs 4_SomeMusFound</text:p>
                <text:list>
                  <text:list-item>
                    <text:p>Q_2-3_v-80-100_r-13.9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388.521">
                <text:p>388.521</text:p>
              </table:table-cell>
            </table:table-row>
            <table:table-row>
              <table:table-cell office:value-type="string">
                <text:p>Q_2-3_v-80-100_r-13.6.qdimacs 4_SomeMusFound</text:p>
                <text:list>
                  <text:list-item>
                    <text:p>Q_2-3_v-80-100_r-13.6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161.083">
                <text:p>161.083</text:p>
              </table:table-cell>
            </table:table-row>
            <table:table-row>
              <table:table-cell office:value-type="string">
                <text:p>Q_2-3_v-80-100_r-13.3.qdimacs 4_SomeMusFound</text:p>
                <text:list>
                  <text:list-item>
                    <text:p>Q_2-3_v-80-100_r-13.3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82.163">
                <text:p>82.163</text:p>
              </table:table-cell>
            </table:table-row>
            <table:table-row>
              <table:table-cell office:value-type="string">
                <text:p>Q_2-3_v-80-100_r-13.7.qdimacs 4_SomeMusFound</text:p>
                <text:list>
                  <text:list-item>
                    <text:p>Q_2-3_v-80-100_r-13.7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37.419">
                <text:p>37.419</text:p>
              </table:table-cell>
            </table:table-row>
            <table:table-row>
              <table:table-cell office:value-type="string">
                <text:p>Q_2-3_v-80-100_r-13.1.qdimacs 4_SomeMusFound</text:p>
                <text:list>
                  <text:list-item>
                    <text:p>Q_2-3_v-80-100_r-13.1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26.898">
                <text:p>26.898</text:p>
              </table:table-cell>
            </table:table-row>
            <table:table-row>
              <table:table-cell office:value-type="string">
                <text:p>Q_2-3_v-80-100_r-13.0.qdimacs 4_SomeMusFound</text:p>
                <text:list>
                  <text:list-item>
                    <text:p>Q_2-3_v-80-100_r-13.0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7.753">
                <text:p>7.753</text:p>
              </table:table-cell>
            </table:table-row>
            <table:table-row>
              <table:table-cell office:value-type="string">
                <text:p>Q_2-3_v-80-100_r-13.5.qdimacs 4_SomeMusFound</text:p>
                <text:list>
                  <text:list-item>
                    <text:p>Q_2-3_v-80-100_r-13.5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Q_2-3_v-80-100_r-13.4.qdimacs 4_SomeMusFound</text:p>
                <text:list>
                  <text:list-item>
                    <text:p>Q_2-3_v-80-100_r-13.4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  <table:table-cell office:value-type="float" office:value="3.658">
                <text:p>3.658</text:p>
              </table:table-cell>
            </table:table-row>
            <table:table-row>
              <table:table-cell office:value-type="string">
                <text:p>min32.qdimacs 4_SomeMusFound</text:p>
                <text:list>
                  <text:list-item>
                    <text:p>min32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  <table:table-cell office:value-type="float" office:value="967.2">
                <text:p>967.2</text:p>
              </table:table-cell>
            </table:table-row>
            <table:table-row>
              <table:table-cell office:value-type="string">
                <text:p>factorization14.qdimacs 4_SomeMusFound</text:p>
                <text:list>
                  <text:list-item>
                    <text:p>factorization14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95">
                <text:p>295</text:p>
              </table:table-cell>
              <table:table-cell office:value-type="float" office:value="7106.784">
                <text:p>7106.784</text:p>
              </table:table-cell>
            </table:table-row>
            <table:table-row>
              <table:table-cell office:value-type="string">
                <text:p>falsequ_query42_1344n.qdimacs 4_SomeMusFound</text:p>
                <text:list>
                  <text:list-item>
                    <text:p>falsequ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19">
                <text:p>319</text:p>
              </table:table-cell>
              <table:table-cell office:value-type="float" office:value="198.065">
                <text:p>198.065</text:p>
              </table:table-cell>
            </table:table-row>
            <table:table-row>
              <table:table-cell office:value-type="string">
                <text:p>trueque_query42_1344n.qdimacs 4_SomeMusFound</text:p>
                <text:list>
                  <text:list-item>
                    <text:p>trueque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35">
                <text:p>33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factorization16.qdimacs 4_SomeMusFound</text:p>
                <text:list>
                  <text:list-item>
                    <text:p>factorization16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90">
                <text:p>390</text:p>
              </table:table-cell>
              <table:table-cell office:value-type="float" office:value="7083.03">
                <text:p>7083.03</text:p>
              </table:table-cell>
            </table:table-row>
            <table:table-row>
              <table:table-cell office:value-type="string">
                <text:p>min64.qdimacs 4_SomeMusFound</text:p>
                <text:list>
                  <text:list-item>
                    <text:p>min64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18">
                <text:p>418</text:p>
              </table:table-cell>
              <table:table-cell office:value-type="float" office:value="207.257">
                <text:p>207.257</text:p>
              </table:table-cell>
            </table:table-row>
            <table:table-row>
              <table:table-cell office:value-type="string">
                <text:p>nxquery_query42_1344n.qdimacs 4_SomeMusFound</text:p>
                <text:list>
                  <text:list-item>
                    <text:p>nxquery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8">
                <text:p>618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nxquery_query42_1344n.qdimacs 4_SomeMusFound</text:p>
                <text:list>
                  <text:list-item>
                    <text:p>nxquery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8">
                <text:p>618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string">
                <text:p>axquery_query42_1344n.qdimacs 4_SomeMusFound</text:p>
                <text:list>
                  <text:list-item>
                    <text:p>axquery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8">
                <text:p>618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axquery_query42_1344n.qdimacs 4_SomeMusFound</text:p>
                <text:list>
                  <text:list-item>
                    <text:p>axquery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8">
                <text:p>618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string">
                <text:p>exquery_query42_1344n.qdimacs 4_SomeMusFound</text:p>
                <text:list>
                  <text:list-item>
                    <text:p>exquery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8">
                <text:p>618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>exquery_query42_1344n.qdimacs 4_SomeMusFound</text:p>
                <text:list>
                  <text:list-item>
                    <text:p>exquery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18">
                <text:p>618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query02_query42_1344n.qdimacs 4_SomeMusFound</text:p>
                <text:list>
                  <text:list-item>
                    <text:p>query02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0">
                <text:p>730</text:p>
              </table:table-cell>
              <table:table-cell office:value-type="float" office:value="10.178">
                <text:p>10.178</text:p>
              </table:table-cell>
            </table:table-row>
            <table:table-row>
              <table:table-cell office:value-type="string">
                <text:p>query02_query42_1344n.qdimacs 4_SomeMusFound</text:p>
                <text:list>
                  <text:list-item>
                    <text:p>query02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0">
                <text:p>730</text:p>
              </table:table-cell>
              <table:table-cell office:value-type="float" office:value="10.072">
                <text:p>10.072</text:p>
              </table:table-cell>
            </table:table-row>
            <table:table-row>
              <table:table-cell office:value-type="string">
                <text:p>query27_query42_1344n.qdimacs 4_SomeMusFound</text:p>
                <text:list>
                  <text:list-item>
                    <text:p>query27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0">
                <text:p>730</text:p>
              </table:table-cell>
              <table:table-cell office:value-type="float" office:value="378.627">
                <text:p>378.627</text:p>
              </table:table-cell>
            </table:table-row>
            <table:table-row>
              <table:table-cell office:value-type="string">
                <text:p>query27_query42_1344n.qdimacs 4_SomeMusFound</text:p>
                <text:list>
                  <text:list-item>
                    <text:p>query27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0">
                <text:p>730</text:p>
              </table:table-cell>
              <table:table-cell office:value-type="float" office:value="372.475">
                <text:p>372.475</text:p>
              </table:table-cell>
            </table:table-row>
            <table:table-row>
              <table:table-cell office:value-type="string">
                <text:p>query02_query44_1344n.qdimacs 4_SomeMusFound</text:p>
                <text:list>
                  <text:list-item>
                    <text:p>query02_query44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0">
                <text:p>730</text:p>
              </table:table-cell>
              <table:table-cell office:value-type="float" office:value="266.242">
                <text:p>266.242</text:p>
              </table:table-cell>
            </table:table-row>
            <table:table-row>
              <table:table-cell office:value-type="string">
                <text:p>query02_query44_1344n.qdimacs 4_SomeMusFound</text:p>
                <text:list>
                  <text:list-item>
                    <text:p>query02_query44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0">
                <text:p>730</text:p>
              </table:table-cell>
              <table:table-cell office:value-type="float" office:value="262.769">
                <text:p>262.769</text:p>
              </table:table-cell>
            </table:table-row>
            <table:table-row>
              <table:table-cell office:value-type="string">
                <text:p>query04_query42_1344n.qdimacs 4_SomeMusFound</text:p>
                <text:list>
                  <text:list-item>
                    <text:p>query04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2">
                <text:p>732</text:p>
              </table:table-cell>
              <table:table-cell office:value-type="float" office:value="843.96">
                <text:p>843.96</text:p>
              </table:table-cell>
            </table:table-row>
            <table:table-row>
              <table:table-cell office:value-type="string">
                <text:p>query04_query42_1344n.qdimacs 4_SomeMusFound</text:p>
                <text:list>
                  <text:list-item>
                    <text:p>query04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2">
                <text:p>732</text:p>
              </table:table-cell>
              <table:table-cell office:value-type="float" office:value="838.067">
                <text:p>838.067</text:p>
              </table:table-cell>
            </table:table-row>
            <table:table-row>
              <table:table-cell office:value-type="string">
                <text:p>query26_query42_1344n.qdimacs 4_SomeMusFound</text:p>
                <text:list>
                  <text:list-item>
                    <text:p>query26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8">
                <text:p>738</text:p>
              </table:table-cell>
              <table:table-cell office:value-type="float" office:value="8.502">
                <text:p>8.502</text:p>
              </table:table-cell>
            </table:table-row>
            <table:table-row>
              <table:table-cell office:value-type="string">
                <text:p>query26_query42_1344n.qdimacs 4_SomeMusFound</text:p>
                <text:list>
                  <text:list-item>
                    <text:p>query26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38">
                <text:p>738</text:p>
              </table:table-cell>
              <table:table-cell office:value-type="float" office:value="8.177">
                <text:p>8.177</text:p>
              </table:table-cell>
            </table:table-row>
            <table:table-row>
              <table:table-cell office:value-type="string">
                <text:p>min128.qdimacs 4_SomeMusFound</text:p>
                <text:list>
                  <text:list-item>
                    <text:p>min128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21">
                <text:p>821</text:p>
              </table:table-cell>
              <table:table-cell office:value-type="float" office:value="73.273">
                <text:p>73.273</text:p>
              </table:table-cell>
            </table:table-row>
            <table:table-row>
              <table:table-cell office:value-type="string">
                <text:p>query23_query42_1344n.qdimacs 4_SomeMusFound</text:p>
                <text:list>
                  <text:list-item>
                    <text:p>query23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1">
                <text:p>961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query24_query42_1344n.qdimacs 4_SomeMusFound</text:p>
                <text:list>
                  <text:list-item>
                    <text:p>query24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25">
                <text:p>1025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min256.qdimacs 4_SomeMusFound</text:p>
                <text:list>
                  <text:list-item>
                    <text:p>min256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634">
                <text:p>1634</text:p>
              </table:table-cell>
              <table:table-cell office:value-type="float" office:value="254.634">
                <text:p>254.634</text:p>
              </table:table-cell>
            </table:table-row>
            <table:table-row>
              <table:table-cell office:value-type="string">
                <text:p>trivial_query42_1344n.qdimacs 4_SomeMusFound</text:p>
                <text:list>
                  <text:list-item>
                    <text:p>trivial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21">
                <text:p>2021</text:p>
              </table:table-cell>
              <table:table-cell office:value-type="float" office:value="6.578">
                <text:p>6.578</text:p>
              </table:table-cell>
            </table:table-row>
            <table:table-row>
              <table:table-cell office:value-type="string">
                <text:p>trivial_query42_1344n.qdimacs 4_SomeMusFound</text:p>
                <text:list>
                  <text:list-item>
                    <text:p>trivial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21">
                <text:p>2021</text:p>
              </table:table-cell>
              <table:table-cell office:value-type="float" office:value="6.368">
                <text:p>6.368</text:p>
              </table:table-cell>
            </table:table-row>
            <table:table-row>
              <table:table-cell office:value-type="string">
                <text:p>ntrivil_query42_1344n.qdimacs 4_SomeMusFound</text:p>
                <text:list>
                  <text:list-item>
                    <text:p>ntrivil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21">
                <text:p>2021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string">
                <text:p>ntrivil_query42_1344n.qdimacs 4_SomeMusFound</text:p>
                <text:list>
                  <text:list-item>
                    <text:p>ntrivil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21">
                <text:p>2021</text:p>
              </table:table-cell>
              <table:table-cell office:value-type="float" office:value="9.279">
                <text:p>9.279</text:p>
              </table:table-cell>
            </table:table-row>
            <table:table-row>
              <table:table-cell office:value-type="string">
                <text:p>query15_query42_1344n.qdimacs 4_SomeMusFound</text:p>
                <text:list>
                  <text:list-item>
                    <text:p>query15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80">
                <text:p>2580</text:p>
              </table:table-cell>
              <table:table-cell office:value-type="float" office:value="3.798">
                <text:p>3.798</text:p>
              </table:table-cell>
            </table:table-row>
            <table:table-row>
              <table:table-cell office:value-type="string">
                <text:p>sortnetsort7.AE.stepl.006.qdimacs 4_SomeMusFound</text:p>
                <text:list>
                  <text:list-item>
                    <text:p>sortnetsort7.AE.stepl.006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697">
                <text:p>2697</text:p>
              </table:table-cell>
              <table:table-cell office:value-type="float" office:value="3292.488">
                <text:p>3292.488</text:p>
              </table:table-cell>
            </table:table-row>
            <table:table-row>
              <table:table-cell office:value-type="string">
                <text:p>sortnetsort7.AE.stepl.006.qdimacs 4_SomeMusFound</text:p>
                <text:list>
                  <text:list-item>
                    <text:p>sortnetsort7.AE.stepl.006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697">
                <text:p>2697</text:p>
              </table:table-cell>
              <table:table-cell office:value-type="float" office:value="3281.965">
                <text:p>3281.965</text:p>
              </table:table-cell>
            </table:table-row>
            <table:table-row>
              <table:table-cell office:value-type="string">
                <text:p>query30_query42_1344n.qdimacs 4_SomeMusFound</text:p>
                <text:list>
                  <text:list-item>
                    <text:p>query30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708">
                <text:p>2708</text:p>
              </table:table-cell>
              <table:table-cell office:value-type="float" office:value="3.096">
                <text:p>3.096</text:p>
              </table:table-cell>
            </table:table-row>
            <table:table-row>
              <table:table-cell office:value-type="string">
                <text:p>sortnetsort7.AE.stepl.007.qdimacs 4_SomeMusFound</text:p>
                <text:list>
                  <text:list-item>
                    <text:p>sortnetsort7.AE.stepl.007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144">
                <text:p>3144</text:p>
              </table:table-cell>
              <table:table-cell office:value-type="float" office:value="3286.793">
                <text:p>3286.793</text:p>
              </table:table-cell>
            </table:table-row>
            <table:table-row>
              <table:table-cell office:value-type="string">
                <text:p>sortnetsort7.AE.stepl.007.qdimacs 4_SomeMusFound</text:p>
                <text:list>
                  <text:list-item>
                    <text:p>sortnetsort7.AE.stepl.007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144">
                <text:p>3144</text:p>
              </table:table-cell>
              <table:table-cell office:value-type="float" office:value="3282.519">
                <text:p>3282.519</text:p>
              </table:table-cell>
            </table:table-row>
            <table:table-row>
              <table:table-cell office:value-type="string">
                <text:p>query07_query42_1344n.qdimacs 4_SomeMusFound</text:p>
                <text:list>
                  <text:list-item>
                    <text:p>query07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21">
                <text:p>3221</text:p>
              </table:table-cell>
              <table:table-cell office:value-type="float" office:value="27.856">
                <text:p>27.856</text:p>
              </table:table-cell>
            </table:table-row>
            <table:table-row>
              <table:table-cell office:value-type="string">
                <text:p>query07_query42_1344n.qdimacs 4_SomeMusFound</text:p>
                <text:list>
                  <text:list-item>
                    <text:p>query07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21">
                <text:p>3221</text:p>
              </table:table-cell>
              <table:table-cell office:value-type="float" office:value="27.807">
                <text:p>27.807</text:p>
              </table:table-cell>
            </table:table-row>
            <table:table-row>
              <table:table-cell office:value-type="string">
                <text:p>query21_query42_1344n.qdimacs 4_SomeMusFound</text:p>
                <text:list>
                  <text:list-item>
                    <text:p>query21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25">
                <text:p>3225</text:p>
              </table:table-cell>
              <table:table-cell office:value-type="float" office:value="3512.87">
                <text:p>3512.87</text:p>
              </table:table-cell>
            </table:table-row>
            <table:table-row>
              <table:table-cell office:value-type="string">
                <text:p>query21_query42_1344n.qdimacs 4_SomeMusFound</text:p>
                <text:list>
                  <text:list-item>
                    <text:p>query21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25">
                <text:p>3225</text:p>
              </table:table-cell>
              <table:table-cell office:value-type="float" office:value="3469.519">
                <text:p>3469.519</text:p>
              </table:table-cell>
            </table:table-row>
            <table:table-row>
              <table:table-cell office:value-type="string">
                <text:p>min512.qdimacs 4_SomeMusFound</text:p>
                <text:list>
                  <text:list-item>
                    <text:p>min512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53">
                <text:p>3253</text:p>
              </table:table-cell>
              <table:table-cell office:value-type="float" office:value="25.473">
                <text:p>25.473</text:p>
              </table:table-cell>
            </table:table-row>
            <table:table-row>
              <table:table-cell office:value-type="string">
                <text:p>GuidanceService.qdimacs 4_SomeMusFound</text:p>
                <text:list>
                  <text:list-item>
                    <text:p>GuidanceService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63">
                <text:p>3263</text:p>
              </table:table-cell>
              <table:table-cell office:value-type="float" office:value="35.143">
                <text:p>35.143</text:p>
              </table:table-cell>
            </table:table-row>
            <table:table-row>
              <table:table-cell office:value-type="string">
                <text:p>GuidanceService2.qdimacs 4_SomeMusFound</text:p>
                <text:list>
                  <text:list-item>
                    <text:p>GuidanceService2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63">
                <text:p>3263</text:p>
              </table:table-cell>
              <table:table-cell office:value-type="float" office:value="34.616">
                <text:p>34.616</text:p>
              </table:table-cell>
            </table:table-row>
            <table:table-row>
              <table:table-cell office:value-type="string">
                <text:p>GuidanceService.qdimacs 4_SomeMusFound</text:p>
                <text:list>
                  <text:list-item>
                    <text:p>GuidanceService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63">
                <text:p>3263</text:p>
              </table:table-cell>
              <table:table-cell office:value-type="float" office:value="34.589">
                <text:p>34.589</text:p>
              </table:table-cell>
            </table:table-row>
            <table:table-row>
              <table:table-cell office:value-type="string">
                <text:p>GuidanceService2.qdimacs 4_SomeMusFound</text:p>
                <text:list>
                  <text:list-item>
                    <text:p>GuidanceService2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263">
                <text:p>3263</text:p>
              </table:table-cell>
              <table:table-cell office:value-type="float" office:value="33.678">
                <text:p>33.678</text:p>
              </table:table-cell>
            </table:table-row>
            <table:table-row>
              <table:table-cell office:value-type="string">
                <text:p>sortnetsort7.AE.stepl.008.qdimacs 4_SomeMusFound</text:p>
                <text:list>
                  <text:list-item>
                    <text:p>sortnetsort7.AE.stepl.008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591">
                <text:p>3591</text:p>
              </table:table-cell>
              <table:table-cell office:value-type="float" office:value="1953.115">
                <text:p>1953.115</text:p>
              </table:table-cell>
            </table:table-row>
            <table:table-row>
              <table:table-cell office:value-type="string">
                <text:p>sortnetsort7.AE.stepl.008.qdimacs 4_SomeMusFound</text:p>
                <text:list>
                  <text:list-item>
                    <text:p>sortnetsort7.AE.stepl.008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591">
                <text:p>3591</text:p>
              </table:table-cell>
              <table:table-cell office:value-type="float" office:value="1947.812">
                <text:p>1947.812</text:p>
              </table:table-cell>
            </table:table-row>
            <table:table-row>
              <table:table-cell office:value-type="string">
                <text:p>sortnetsort7.AE.stepl.009.qdimacs 4_SomeMusFound</text:p>
                <text:list>
                  <text:list-item>
                    <text:p>sortnetsort7.AE.stepl.009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38">
                <text:p>4038</text:p>
              </table:table-cell>
              <table:table-cell office:value-type="float" office:value="3851.341">
                <text:p>3851.341</text:p>
              </table:table-cell>
            </table:table-row>
            <table:table-row>
              <table:table-cell office:value-type="string">
                <text:p>sortnetsort7.AE.stepl.009.qdimacs 4_SomeMusFound</text:p>
                <text:list>
                  <text:list-item>
                    <text:p>sortnetsort7.AE.stepl.009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38">
                <text:p>4038</text:p>
              </table:table-cell>
              <table:table-cell office:value-type="float" office:value="3628.32">
                <text:p>3628.32</text:p>
              </table:table-cell>
            </table:table-row>
            <table:table-row>
              <table:table-cell office:value-type="string">
                <text:p>UserServiceImpl.qdimacs 4_SomeMusFound</text:p>
                <text:list>
                  <text:list-item>
                    <text:p>UserServiceImpl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042">
                <text:p>4042</text:p>
              </table:table-cell>
              <table:table-cell office:value-type="float" office:value="2721.921">
                <text:p>2721.921</text:p>
              </table:table-cell>
            </table:table-row>
            <table:table-row>
              <table:table-cell office:value-type="string">
                <text:p>neclaftp4001_all_bit_differing_from_cycle.qdimacs 4_SomeMusFound</text:p>
                <text:list>
                  <text:list-item>
                    <text:p>neclaftp4001_all_bit_differing_from_cycle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975">
                <text:p>4975</text:p>
              </table:table-cell>
              <table:table-cell office:value-type="float" office:value="1177.003">
                <text:p>1177.003</text:p>
              </table:table-cell>
            </table:table-row>
            <table:table-row>
              <table:table-cell office:value-type="string">
                <text:p>neclaftp4001.qdimacs 4_SomeMusFound</text:p>
                <text:list>
                  <text:list-item>
                    <text:p>neclaftp4001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975">
                <text:p>4975</text:p>
              </table:table-cell>
              <table:table-cell office:value-type="float" office:value="1144.455">
                <text:p>1144.455</text:p>
              </table:table-cell>
            </table:table-row>
            <table:table-row>
              <table:table-cell office:value-type="string">
                <text:p>min1024.qdimacs 4_SomeMusFound</text:p>
                <text:list>
                  <text:list-item>
                    <text:p>min1024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498">
                <text:p>6498</text:p>
              </table:table-cell>
              <table:table-cell office:value-type="float" office:value="642.048">
                <text:p>642.048</text:p>
              </table:table-cell>
            </table:table-row>
            <table:table-row>
              <table:table-cell office:value-type="string">
                <text:p>query08_query42_1344n.qdimacs 4_SomeMusFound</text:p>
                <text:list>
                  <text:list-item>
                    <text:p>query08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823">
                <text:p>9823</text:p>
              </table:table-cell>
              <table:table-cell office:value-type="float" office:value="1589.271">
                <text:p>1589.271</text:p>
              </table:table-cell>
            </table:table-row>
            <table:table-row>
              <table:table-cell office:value-type="string">
                <text:p>query08_query42_1344n.qdimacs 4_SomeMusFound</text:p>
                <text:list>
                  <text:list-item>
                    <text:p>query08_query42_1344n.qdimacs</text:p>
                  </text:list-item>
                  <text:list-item>
                    <text:p>4_SomeMusFoun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823">
                <text:p>9823</text:p>
              </table:table-cell>
              <table:table-cell office:value-type="float" office:value="1540.407">
                <text:p>1540.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cm" svg:height="9.005cm" xlink:href=".." xlink:type="simple" chart:class="chart:scatter" chart:style-name="ch1">
        <chart:title svg:x="3.472cm" svg:y="0.316cm" chart:style-name="ch2">
          <text:p>MUS Explore Time Per MUS Vs Num Vars</text:p>
        </chart:title>
        <chart:plot-area chart:style-name="ch3" table:cell-range-address="MusTool.D1:MusTool.D70 MusTool.J1:MusTool.J70" chart:data-source-has-labels="row" svg:x="1.322cm" svg:y="1.275cm" svg:width="13.917cm" svg:height="6.569cm">
          <chart:coordinate-region svg:x="2.314cm" svg:y="1.474cm" svg:width="12.46cm" svg:height="5.723cm"/>
          <chart:axis chart:dimension="x" chart:name="primary-x" chart:style-name="ch4">
            <chart:title svg:x="7.575cm" svg:y="8.024cm" chart:style-name="ch5">
              <text:p>numVars</text:p>
            </chart:title>
          </chart:axis>
          <chart:axis chart:dimension="y" chart:name="primary-y" chart:style-name="ch6">
            <chart:title svg:x="0.451cm" svg:y="6.111cm" chart:style-name="ch7">
              <text:p>mucExpTimePerMuc</text:p>
            </chart:title>
            <chart:grid chart:style-name="ch8" chart:class="major"/>
          </chart:axis>
          <chart:series chart:style-name="ch9" chart:values-cell-range-address="MusTool.J2:MusTool.J70" chart:label-cell-address="MusTool.J1:MusTool.J1" chart:class="chart:scatter">
            <chart:domain table:cell-range-address="MusTool.D2:MusTool.D70"/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ucExploreTimePerMuc</text:p>
                <draw:g>
                  <svg:desc>MusTool.J1:MusTool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MusTool.D2:MusTool.D70</svg:desc>
                </draw:g>
              </table:table-cell>
              <table:table-cell office:value-type="float" office:value="0.0365955056179775">
                <text:p>0.0365955056179775</text:p>
                <draw:g>
                  <svg:desc>MusTool.J2:MusTool.J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0.18508935128519">
                <text:p>0.18508935128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">
                <text:p>219</text:p>
              </table:table-cell>
              <table:table-cell office:value-type="float" office:value="0.93229502452698">
                <text:p>0.93229502452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235.1155">
                <text:p>235.1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208.9915">
                <text:p>208.9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94.2605">
                <text:p>194.2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80.5415">
                <text:p>80.5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41.0815">
                <text:p>41.0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8.7095">
                <text:p>18.7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.449">
                <text:p>13.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3.8765">
                <text:p>3.8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">
                <text:p>213</text:p>
              </table:table-cell>
              <table:table-cell office:value-type="float" office:value="1.38965517241379">
                <text:p>1.38965517241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5">
                <text:p>295</text:p>
              </table:table-cell>
              <table:table-cell office:value-type="float" office:value="2.72186288778246">
                <text:p>2.72186288778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">
                <text:p>319</text:p>
              </table:table-cell>
              <table:table-cell office:value-type="float" office:value="0.379434865900383">
                <text:p>0.379434865900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">
                <text:p>335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">
                <text:p>390</text:p>
              </table:table-cell>
              <table:table-cell office:value-type="float" office:value="7.0972244488978">
                <text:p>7.0972244488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">
                <text:p>418</text:p>
              </table:table-cell>
              <table:table-cell office:value-type="float" office:value="0.0923605169340464">
                <text:p>0.0923605169340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8">
                <text:p>618</text:p>
              </table:table-cell>
              <table:table-cell office:value-type="float" office:value="2.7975">
                <text:p>2.7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8">
                <text:p>618</text:p>
              </table:table-cell>
              <table:table-cell office:value-type="float" office:value="2.673">
                <text:p>2.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8">
                <text:p>618</text:p>
              </table:table-cell>
              <table:table-cell office:value-type="float" office:value="2.2375">
                <text:p>2.2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8">
                <text:p>618</text:p>
              </table:table-cell>
              <table:table-cell office:value-type="float" office:value="2.0675">
                <text:p>2.0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8">
                <text:p>61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8">
                <text:p>61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0">
                <text:p>730</text:p>
              </table:table-cell>
              <table:table-cell office:value-type="float" office:value="3.39266666666667">
                <text:p>3.392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0">
                <text:p>730</text:p>
              </table:table-cell>
              <table:table-cell office:value-type="float" office:value="3.35733333333333">
                <text:p>3.357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0">
                <text:p>730</text:p>
              </table:table-cell>
              <table:table-cell office:value-type="float" office:value="189.3135">
                <text:p>189.3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0">
                <text:p>730</text:p>
              </table:table-cell>
              <table:table-cell office:value-type="float" office:value="186.2375">
                <text:p>186.2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0">
                <text:p>730</text:p>
              </table:table-cell>
              <table:table-cell office:value-type="float" office:value="133.121">
                <text:p>133.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0">
                <text:p>730</text:p>
              </table:table-cell>
              <table:table-cell office:value-type="float" office:value="131.3845">
                <text:p>131.3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">
                <text:p>732</text:p>
              </table:table-cell>
              <table:table-cell office:value-type="float" office:value="421.98">
                <text:p>421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2">
                <text:p>732</text:p>
              </table:table-cell>
              <table:table-cell office:value-type="float" office:value="419.0335">
                <text:p>419.0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8">
                <text:p>738</text:p>
              </table:table-cell>
              <table:table-cell office:value-type="float" office:value="4.251">
                <text:p>4.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8">
                <text:p>738</text:p>
              </table:table-cell>
              <table:table-cell office:value-type="float" office:value="4.0885">
                <text:p>4.0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1">
                <text:p>821</text:p>
              </table:table-cell>
              <table:table-cell office:value-type="float" office:value="5.63638461538462">
                <text:p>5.636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1">
                <text:p>961</text:p>
              </table:table-cell>
              <table:table-cell office:value-type="float" office:value="0.3915">
                <text:p>0.3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5">
                <text:p>1025</text:p>
              </table:table-cell>
              <table:table-cell office:value-type="float" office:value="0.0643333333333333">
                <text:p>0.064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4">
                <text:p>1634</text:p>
              </table:table-cell>
              <table:table-cell office:value-type="float" office:value="0.890328671328671">
                <text:p>0.890328671328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21">
                <text:p>2021</text:p>
              </table:table-cell>
              <table:table-cell office:value-type="float" office:value="1.6445">
                <text:p>1.6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1">
                <text:p>2021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1">
                <text:p>2021</text:p>
              </table:table-cell>
              <table:table-cell office:value-type="float" office:value="5.0065">
                <text:p>5.0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1">
                <text:p>2021</text:p>
              </table:table-cell>
              <table:table-cell office:value-type="float" office:value="4.6395">
                <text:p>4.6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0">
                <text:p>2580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97">
                <text:p>2697</text:p>
              </table:table-cell>
              <table:table-cell office:value-type="float" office:value="1646.244">
                <text:p>1646.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97">
                <text:p>2697</text:p>
              </table:table-cell>
              <table:table-cell office:value-type="float" office:value="1640.9825">
                <text:p>1640.9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8">
                <text:p>2708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4">
                <text:p>3144</text:p>
              </table:table-cell>
              <table:table-cell office:value-type="float" office:value="1643.3965">
                <text:p>1643.39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4">
                <text:p>3144</text:p>
              </table:table-cell>
              <table:table-cell office:value-type="float" office:value="1641.2595">
                <text:p>1641.2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21">
                <text:p>3221</text:p>
              </table:table-cell>
              <table:table-cell office:value-type="float" office:value="13.928">
                <text:p>13.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1">
                <text:p>3221</text:p>
              </table:table-cell>
              <table:table-cell office:value-type="float" office:value="13.9035">
                <text:p>13.9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25">
                <text:p>3225</text:p>
              </table:table-cell>
              <table:table-cell office:value-type="float" office:value="1170.95666666667">
                <text:p>1170.95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25">
                <text:p>3225</text:p>
              </table:table-cell>
              <table:table-cell office:value-type="float" office:value="1156.50633333333">
                <text:p>1156.506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53">
                <text:p>3253</text:p>
              </table:table-cell>
              <table:table-cell office:value-type="float" office:value="3.639">
                <text:p>3.6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3">
                <text:p>3263</text:p>
              </table:table-cell>
              <table:table-cell office:value-type="float" office:value="17.5715">
                <text:p>17.5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63">
                <text:p>3263</text:p>
              </table:table-cell>
              <table:table-cell office:value-type="float" office:value="17.308">
                <text:p>17.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3">
                <text:p>3263</text:p>
              </table:table-cell>
              <table:table-cell office:value-type="float" office:value="17.2945">
                <text:p>17.2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63">
                <text:p>3263</text:p>
              </table:table-cell>
              <table:table-cell office:value-type="float" office:value="16.839">
                <text:p>16.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1">
                <text:p>3591</text:p>
              </table:table-cell>
              <table:table-cell office:value-type="float" office:value="976.5575">
                <text:p>976.5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1">
                <text:p>3591</text:p>
              </table:table-cell>
              <table:table-cell office:value-type="float" office:value="973.906">
                <text:p>973.9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38">
                <text:p>4038</text:p>
              </table:table-cell>
              <table:table-cell office:value-type="float" office:value="1925.6705">
                <text:p>1925.6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38">
                <text:p>4038</text:p>
              </table:table-cell>
              <table:table-cell office:value-type="float" office:value="1814.16">
                <text:p>1814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2">
                <text:p>4042</text:p>
              </table:table-cell>
              <table:table-cell office:value-type="float" office:value="1360.9605">
                <text:p>1360.9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75">
                <text:p>4975</text:p>
              </table:table-cell>
              <table:table-cell office:value-type="float" office:value="588.5015">
                <text:p>588.5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75">
                <text:p>4975</text:p>
              </table:table-cell>
              <table:table-cell office:value-type="float" office:value="572.2275">
                <text:p>572.2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98">
                <text:p>6498</text:p>
              </table:table-cell>
              <table:table-cell office:value-type="float" office:value="7.73551807228916">
                <text:p>7.73551807228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23">
                <text:p>9823</text:p>
              </table:table-cell>
              <table:table-cell office:value-type="float" office:value="794.6355">
                <text:p>794.6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23">
                <text:p>9823</text:p>
              </table:table-cell>
              <table:table-cell office:value-type="float" office:value="770.2035">
                <text:p>770.20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5cm" svg:height="9cm" xlink:href=".." xlink:type="simple" chart:class="chart:scatter" chart:style-name="ch1">
        <chart:title svg:x="4.092cm" svg:y="0.316cm" chart:style-name="ch2">
          <text:p>MUS Processing Time Vs Num Vars</text:p>
        </chart:title>
        <chart:plot-area chart:style-name="ch3" table:cell-range-address="MusTool.D1:MusTool.D70 MusTool.H1:MusTool.H1 MusTool.I2:MusTool.I70" chart:data-source-has-labels="row" svg:x="1.322cm" svg:y="1.275cm" svg:width="13.942cm" svg:height="6.564cm">
          <chart:coordinate-region svg:x="2.313cm" svg:y="1.474cm" svg:width="12.485cm" svg:height="5.718cm"/>
          <chart:axis chart:dimension="x" chart:name="primary-x" chart:style-name="ch4">
            <chart:title svg:x="7.244cm" svg:y="8.019cm" chart:style-name="ch5">
              <text:p>MucProcTime</text:p>
            </chart:title>
          </chart:axis>
          <chart:axis chart:dimension="y" chart:name="primary-y" chart:style-name="ch6">
            <chart:title svg:x="0.451cm" svg:y="5.262cm" chart:style-name="ch7">
              <text:p>numVars</text:p>
            </chart:title>
            <chart:grid chart:style-name="ch8" chart:class="major"/>
          </chart:axis>
          <chart:series chart:style-name="ch9" chart:values-cell-range-address="MusTool.I2:MusTool.I70" chart:label-cell-address="MusTool.H1:MusTool.H1" chart:class="chart:scatter">
            <chart:domain table:cell-range-address="MusTool.D2:MusTool.D70"/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Time</text:p>
                <draw:g>
                  <svg:desc>MusTool.H1:MusToo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MusTool.D2:MusTool.D70</svg:desc>
                </draw:g>
              </table:table-cell>
              <table:table-cell office:value-type="float" office:value="0.16">
                <text:p>0.16</text:p>
                <draw:g>
                  <svg:desc>MusTool.I2:MusTool.I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">
                <text:p>151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">
                <text:p>219</text:p>
              </table:table-cell>
              <table:table-cell office:value-type="float" office:value="45.347">
                <text:p>45.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">
                <text:p>213</text:p>
              </table:table-cell>
              <table:table-cell office:value-type="float" office:value="289.43">
                <text:p>289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5">
                <text:p>295</text:p>
              </table:table-cell>
              <table:table-cell office:value-type="float" office:value="89.306">
                <text:p>89.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">
                <text:p>319</text:p>
              </table:table-cell>
              <table:table-cell office:value-type="float" office:value="1783.117">
                <text:p>1783.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">
                <text:p>33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">
                <text:p>390</text:p>
              </table:table-cell>
              <table:table-cell office:value-type="float" office:value="106.72">
                <text:p>10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">
                <text:p>418</text:p>
              </table:table-cell>
              <table:table-cell office:value-type="float" office:value="25.534">
                <text:p>25.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8">
                <text:p>61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8">
                <text:p>61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8">
                <text:p>61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8">
                <text:p>61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8">
                <text:p>6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8">
                <text:p>6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0">
                <text:p>7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0">
                <text:p>73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0">
                <text:p>7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0">
                <text:p>73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0">
                <text:p>73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0">
                <text:p>73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">
                <text:p>73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2">
                <text:p>73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8">
                <text:p>7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8">
                <text:p>73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1">
                <text:p>821</text:p>
              </table:table-cell>
              <table:table-cell office:value-type="float" office:value="240.058">
                <text:p>240.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1">
                <text:p>9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5">
                <text:p>10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4">
                <text:p>1634</text:p>
              </table:table-cell>
              <table:table-cell office:value-type="float" office:value="368.233">
                <text:p>368.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21">
                <text:p>202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1">
                <text:p>202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21">
                <text:p>202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1">
                <text:p>202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0">
                <text:p>258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97">
                <text:p>2697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97">
                <text:p>2697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8">
                <text:p>270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4">
                <text:p>314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4">
                <text:p>314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21">
                <text:p>322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1">
                <text:p>322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25">
                <text:p>3225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25">
                <text:p>3225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53">
                <text:p>3253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3">
                <text:p>326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63">
                <text:p>326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3">
                <text:p>32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63">
                <text:p>326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1">
                <text:p>3591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1">
                <text:p>359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38">
                <text:p>403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38">
                <text:p>4038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2">
                <text:p>404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75">
                <text:p>4975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75">
                <text:p>4975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98">
                <text:p>6498</text:p>
              </table:table-cell>
              <table:table-cell office:value-type="float" office:value="276.629">
                <text:p>276.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23">
                <text:p>9823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23">
                <text:p>9823</text:p>
              </table:table-cell>
              <table:table-cell office:value-type="float" office:value="3.211">
                <text:p>3.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39cm" svg:height="9cm" xlink:href=".." xlink:type="simple" chart:class="chart:scatter" chart:style-name="ch1">
        <chart:title svg:x="3.399cm" svg:y="0.316cm" chart:style-name="ch2">
          <text:p>MUS Process Time Per MUS Vs Num Vars</text:p>
        </chart:title>
        <chart:plot-area chart:style-name="ch3" table:cell-range-address="MusTool.G1:MusTool.G70 MusTool.K1:MusTool.K70" chart:data-source-has-labels="row" svg:x="1.321cm" svg:y="1.275cm" svg:width="13.908cm" svg:height="6.564cm">
          <chart:coordinate-region svg:x="1.942cm" svg:y="1.474cm" svg:width="12.915cm" svg:height="5.718cm"/>
          <chart:axis chart:dimension="x" chart:name="primary-x" chart:style-name="ch4">
            <chart:title svg:x="7.543cm" svg:y="8.019cm" chart:style-name="ch5">
              <text:p>NumVars</text:p>
            </chart:title>
          </chart:axis>
          <chart:axis chart:dimension="y" chart:name="primary-y" chart:style-name="ch4">
            <chart:title svg:x="0.451cm" svg:y="6.162cm" chart:style-name="ch6">
              <text:p>MusProcTimePerMus</text:p>
            </chart:title>
            <chart:grid chart:style-name="ch7" chart:class="major"/>
          </chart:axis>
          <chart:series chart:style-name="ch8" chart:values-cell-range-address="MusTool.K2:MusTool.K70" chart:label-cell-address="MusTool.K1:MusTool.K1" chart:class="chart:scatter">
            <chart:domain table:cell-range-address="MusTool.G2:MusTool.G70"/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ucProcTimePerMuc</text:p>
                <draw:g>
                  <svg:desc>MusTool.K1:MusTool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">
                <text:p>178</text:p>
                <draw:g>
                  <svg:desc>MusTool.G2:MusTool.G70</svg:desc>
                </draw:g>
              </table:table-cell>
              <table:table-cell office:value-type="float" office:value="0.000898876404494382">
                <text:p>0.000898876404494382</text:p>
                <draw:g>
                  <svg:desc>MusTool.K2:MusTool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7">
                <text:p>817</text:p>
              </table:table-cell>
              <table:table-cell office:value-type="float" office:value="0.00281884944920441">
                <text:p>0.00281884944920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81">
                <text:p>4281</text:p>
              </table:table-cell>
              <table:table-cell office:value-type="float" office:value="0.0105926185470684">
                <text:p>0.0105926185470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6">
                <text:p>696</text:p>
              </table:table-cell>
              <table:table-cell office:value-type="float" office:value="0.415847701149425">
                <text:p>0.415847701149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11">
                <text:p>2611</text:p>
              </table:table-cell>
              <table:table-cell office:value-type="float" office:value="0.0342037533512064">
                <text:p>0.0342037533512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">
                <text:p>522</text:p>
              </table:table-cell>
              <table:table-cell office:value-type="float" office:value="3.41593295019157">
                <text:p>3.41593295019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8">
                <text:p>998</text:p>
              </table:table-cell>
              <table:table-cell office:value-type="float" office:value="0.106933867735471">
                <text:p>0.106933867735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4">
                <text:p>2244</text:p>
              </table:table-cell>
              <table:table-cell office:value-type="float" office:value="0.0113787878787879">
                <text:p>0.0113787878787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.0186666666666667">
                <text:p>0.018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.466">
                <text:p>18.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6">
                <text:p>286</text:p>
              </table:table-cell>
              <table:table-cell office:value-type="float" office:value="1.28752797202797">
                <text:p>1.28752797202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1145">
                <text:p>0.1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712333333333333">
                <text:p>0.712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.0508571428571429">
                <text:p>0.05085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0.0575">
                <text:p>0.0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5535">
                <text:p>0.5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3.33287951807229">
                <text:p>3.33287951807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.7595">
                <text:p>1.7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.6055">
                <text:p>1.60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